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as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1" table:default-cell-style-name="ce1"/>
        <table:table-column table:style-name="co6" table:number-columns-repeated="19" table:default-cell-style-name="ce1"/>
        <table:table-column table:style-name="co7" table:default-cell-style-name="ce1"/>
        <table:table-column table:style-name="co6" table:number-columns-repeated="19" table:default-cell-style-name="ce1"/>
        <table:table-column table:style-name="co7" table:default-cell-style-name="ce1"/>
        <table:table-column table:style-name="co5" table:number-columns-repeated="19" table:default-cell-style-name="ce1"/>
        <table:table-column table:style-name="co6" table:default-cell-style-name="ce1"/>
        <table:table-column table:style-name="co8" table:number-columns-repeated="1622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DEPENDENCIA_ADM</text:p>
          </table:table-cell>
          <table:table-cell office:value-type="string" table:style-name="ce1">
            <text:p>LOCALIZACAO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MEDIA_2_LP</text:p>
          </table:table-cell>
          <table:table-cell office:value-type="string" table:style-name="ce1">
            <text:p>MEDIA_2_MT</text:p>
          </table:table-cell>
          <table:table-cell office:value-type="string" table:style-name="ce1">
            <text:p>MEDIA_5_LP</text:p>
          </table:table-cell>
          <table:table-cell office:value-type="string" table:style-name="ce1">
            <text:p>MEDIA_5_MT</text:p>
          </table:table-cell>
          <table:table-cell office:value-type="string" table:style-name="ce1">
            <text:p>MEDIA_9_LP</text:p>
          </table:table-cell>
          <table:table-cell office:value-type="string" table:style-name="ce1">
            <text:p>MEDIA_9_MT</text:p>
          </table:table-cell>
          <table:table-cell office:value-type="string" table:style-name="ce1">
            <text:p>MEDIA_9_CH</text:p>
          </table:table-cell>
          <table:table-cell office:value-type="string" table:style-name="ce1">
            <text:p>MEDIA_9_CN</text:p>
          </table:table-cell>
          <table:table-cell office:value-type="string" table:style-name="ce1">
            <text:p>MEDIA_12_LP</text:p>
          </table:table-cell>
          <table:table-cell office:value-type="string" table:style-name="ce1">
            <text:p>MEDIA_12_MT</text:p>
          </table:table-cell>
          <table:table-cell office:value-type="string" table:style-name="ce1">
            <text:p>MEDIA_13_LP</text:p>
          </table:table-cell>
          <table:table-cell office:value-type="string" table:style-name="ce1">
            <text:p>MEDIA_13_MT</text:p>
          </table:table-cell>
          <table:table-cell office:value-type="string" table:style-name="ce1">
            <text:p>MEDIA_14_LP</text:p>
          </table:table-cell>
          <table:table-cell office:value-type="string" table:style-name="ce1">
            <text:p>MEDIA_14_MT</text:p>
          </table:table-cell>
          <table:table-cell office:value-type="string" table:style-name="ce1">
            <text:p>nivel_0_LP2</text:p>
          </table:table-cell>
          <table:table-cell office:value-type="string" table:style-name="ce1">
            <text:p>nivel_1_LP2</text:p>
          </table:table-cell>
          <table:table-cell office:value-type="string" table:style-name="ce1">
            <text:p>nivel_2_LP2</text:p>
          </table:table-cell>
          <table:table-cell office:value-type="string" table:style-name="ce1">
            <text:p>nivel_3_LP2</text:p>
          </table:table-cell>
          <table:table-cell office:value-type="string" table:style-name="ce1">
            <text:p>nivel_4_LP2</text:p>
          </table:table-cell>
          <table:table-cell office:value-type="string" table:style-name="ce1">
            <text:p>nivel_5_LP2</text:p>
          </table:table-cell>
          <table:table-cell office:value-type="string" table:style-name="ce1">
            <text:p>nivel_6_LP2</text:p>
          </table:table-cell>
          <table:table-cell office:value-type="string" table:style-name="ce1">
            <text:p>nivel_7_LP2</text:p>
          </table:table-cell>
          <table:table-cell office:value-type="string" table:style-name="ce1">
            <text:p>nivel_8_LP2</text:p>
          </table:table-cell>
          <table:table-cell office:value-type="string" table:style-name="ce1">
            <text:p>nivel_0_MT2</text:p>
          </table:table-cell>
          <table:table-cell office:value-type="string" table:style-name="ce1">
            <text:p>nivel_1_MT2</text:p>
          </table:table-cell>
          <table:table-cell office:value-type="string" table:style-name="ce1">
            <text:p>nivel_2_MT2</text:p>
          </table:table-cell>
          <table:table-cell office:value-type="string" table:style-name="ce1">
            <text:p>nivel_3_MT2</text:p>
          </table:table-cell>
          <table:table-cell office:value-type="string" table:style-name="ce1">
            <text:p>nivel_4_MT2</text:p>
          </table:table-cell>
          <table:table-cell office:value-type="string" table:style-name="ce1">
            <text:p>nivel_5_MT2</text:p>
          </table:table-cell>
          <table:table-cell office:value-type="string" table:style-name="ce1">
            <text:p>nivel_6_MT2</text:p>
          </table:table-cell>
          <table:table-cell office:value-type="string" table:style-name="ce1">
            <text:p>nivel_7_MT2</text:p>
          </table:table-cell>
          <table:table-cell office:value-type="string" table:style-name="ce1">
            <text:p>nivel_8_MT2</text:p>
          </table:table-cell>
          <table:table-cell office:value-type="string" table:style-name="ce1">
            <text:p>nivel_0_LP5</text:p>
          </table:table-cell>
          <table:table-cell office:value-type="string" table:style-name="ce1">
            <text:p>nivel_1_LP5</text:p>
          </table:table-cell>
          <table:table-cell office:value-type="string" table:style-name="ce1">
            <text:p>nivel_2_LP5</text:p>
          </table:table-cell>
          <table:table-cell office:value-type="string" table:style-name="ce1">
            <text:p>nivel_3_LP5</text:p>
          </table:table-cell>
          <table:table-cell office:value-type="string" table:style-name="ce1">
            <text:p>nivel_4_LP5</text:p>
          </table:table-cell>
          <table:table-cell office:value-type="string" table:style-name="ce1">
            <text:p>nivel_5_LP5</text:p>
          </table:table-cell>
          <table:table-cell office:value-type="string" table:style-name="ce1">
            <text:p>nivel_6_LP5</text:p>
          </table:table-cell>
          <table:table-cell office:value-type="string" table:style-name="ce1">
            <text:p>nivel_7_LP5</text:p>
          </table:table-cell>
          <table:table-cell office:value-type="string" table:style-name="ce1">
            <text:p>nivel_8_LP5</text:p>
          </table:table-cell>
          <table:table-cell office:value-type="string" table:style-name="ce1">
            <text:p>nivel_9_LP5</text:p>
          </table:table-cell>
          <table:table-cell office:value-type="string" table:style-name="ce1">
            <text:p>nivel_0_MT5</text:p>
          </table:table-cell>
          <table:table-cell office:value-type="string" table:style-name="ce1">
            <text:p>nivel_1_MT5</text:p>
          </table:table-cell>
          <table:table-cell office:value-type="string" table:style-name="ce1">
            <text:p>nivel_2_MT5</text:p>
          </table:table-cell>
          <table:table-cell office:value-type="string" table:style-name="ce1">
            <text:p>nivel_3_MT5</text:p>
          </table:table-cell>
          <table:table-cell office:value-type="string" table:style-name="ce1">
            <text:p>nivel_4_MT5</text:p>
          </table:table-cell>
          <table:table-cell office:value-type="string" table:style-name="ce1">
            <text:p>nivel_5_MT5</text:p>
          </table:table-cell>
          <table:table-cell office:value-type="string" table:style-name="ce1">
            <text:p>nivel_6_MT5</text:p>
          </table:table-cell>
          <table:table-cell office:value-type="string" table:style-name="ce1">
            <text:p>nivel_7_MT5</text:p>
          </table:table-cell>
          <table:table-cell office:value-type="string" table:style-name="ce1">
            <text:p>nivel_8_MT5</text:p>
          </table:table-cell>
          <table:table-cell office:value-type="string" table:style-name="ce1">
            <text:p>nivel_9_MT5</text:p>
          </table:table-cell>
          <table:table-cell office:value-type="string" table:style-name="ce1">
            <text:p>nivel_10_MT5</text:p>
          </table:table-cell>
          <table:table-cell office:value-type="string" table:style-name="ce1">
            <text:p>nivel_0_LP9</text:p>
          </table:table-cell>
          <table:table-cell office:value-type="string" table:style-name="ce1">
            <text:p>nivel_1_LP9</text:p>
          </table:table-cell>
          <table:table-cell office:value-type="string" table:style-name="ce1">
            <text:p>nivel_2_LP9</text:p>
          </table:table-cell>
          <table:table-cell office:value-type="string" table:style-name="ce1">
            <text:p>nivel_3_LP9</text:p>
          </table:table-cell>
          <table:table-cell office:value-type="string" table:style-name="ce1">
            <text:p>nivel_4_LP9</text:p>
          </table:table-cell>
          <table:table-cell office:value-type="string" table:style-name="ce1">
            <text:p>nivel_5_LP9</text:p>
          </table:table-cell>
          <table:table-cell office:value-type="string" table:style-name="ce1">
            <text:p>nivel_6_LP9</text:p>
          </table:table-cell>
          <table:table-cell office:value-type="string" table:style-name="ce1">
            <text:p>nivel_7_LP9</text:p>
          </table:table-cell>
          <table:table-cell office:value-type="string" table:style-name="ce1">
            <text:p>nivel_8_LP9</text:p>
          </table:table-cell>
          <table:table-cell office:value-type="string" table:style-name="ce1">
            <text:p>nivel_0_MT9</text:p>
          </table:table-cell>
          <table:table-cell office:value-type="string" table:style-name="ce1">
            <text:p>nivel_1_MT9</text:p>
          </table:table-cell>
          <table:table-cell office:value-type="string" table:style-name="ce1">
            <text:p>nivel_2_MT9</text:p>
          </table:table-cell>
          <table:table-cell office:value-type="string" table:style-name="ce1">
            <text:p>nivel_3_MT9</text:p>
          </table:table-cell>
          <table:table-cell office:value-type="string" table:style-name="ce1">
            <text:p>nivel_4_MT9</text:p>
          </table:table-cell>
          <table:table-cell office:value-type="string" table:style-name="ce1">
            <text:p>nivel_5_MT9</text:p>
          </table:table-cell>
          <table:table-cell office:value-type="string" table:style-name="ce1">
            <text:p>nivel_6_MT9</text:p>
          </table:table-cell>
          <table:table-cell office:value-type="string" table:style-name="ce1">
            <text:p>nivel_7_MT9</text:p>
          </table:table-cell>
          <table:table-cell office:value-type="string" table:style-name="ce1">
            <text:p>nivel_8_MT9</text:p>
          </table:table-cell>
          <table:table-cell office:value-type="string" table:style-name="ce1">
            <text:p>nivel_9_MT9</text:p>
          </table:table-cell>
          <table:table-cell office:value-type="string" table:style-name="ce1">
            <text:p>nivel_0_CH9</text:p>
          </table:table-cell>
          <table:table-cell office:value-type="string" table:style-name="ce1">
            <text:p>nivel_1_CH9</text:p>
          </table:table-cell>
          <table:table-cell office:value-type="string" table:style-name="ce1">
            <text:p>nivel_2_CH9</text:p>
          </table:table-cell>
          <table:table-cell office:value-type="string" table:style-name="ce1">
            <text:p>nivel_3_CH9</text:p>
          </table:table-cell>
          <table:table-cell office:value-type="string" table:style-name="ce1">
            <text:p>nivel_4_CH9</text:p>
          </table:table-cell>
          <table:table-cell office:value-type="string" table:style-name="ce1">
            <text:p>nivel_5_CH9</text:p>
          </table:table-cell>
          <table:table-cell office:value-type="string" table:style-name="ce1">
            <text:p>nivel_6_CH9</text:p>
          </table:table-cell>
          <table:table-cell office:value-type="string" table:style-name="ce1">
            <text:p>nivel_7_CH9</text:p>
          </table:table-cell>
          <table:table-cell office:value-type="string" table:style-name="ce1">
            <text:p>nivel_8_CH9</text:p>
          </table:table-cell>
          <table:table-cell office:value-type="string" table:style-name="ce1">
            <text:p>nivel_9_CH9</text:p>
          </table:table-cell>
          <table:table-cell office:value-type="string" table:style-name="ce1">
            <text:p>nivel_0_CN9</text:p>
          </table:table-cell>
          <table:table-cell office:value-type="string" table:style-name="ce1">
            <text:p>nivel_1_CN9</text:p>
          </table:table-cell>
          <table:table-cell office:value-type="string" table:style-name="ce1">
            <text:p>nivel_2_CN9</text:p>
          </table:table-cell>
          <table:table-cell office:value-type="string" table:style-name="ce1">
            <text:p>nivel_3_CN9</text:p>
          </table:table-cell>
          <table:table-cell office:value-type="string" table:style-name="ce1">
            <text:p>nivel_4_CN9</text:p>
          </table:table-cell>
          <table:table-cell office:value-type="string" table:style-name="ce1">
            <text:p>nivel_5_CN9</text:p>
          </table:table-cell>
          <table:table-cell office:value-type="string" table:style-name="ce1">
            <text:p>nivel_6_CN9</text:p>
          </table:table-cell>
          <table:table-cell office:value-type="string" table:style-name="ce1">
            <text:p>nivel_7_CN9</text:p>
          </table:table-cell>
          <table:table-cell office:value-type="string" table:style-name="ce1">
            <text:p>nivel_8_CN9</text:p>
          </table:table-cell>
          <table:table-cell office:value-type="string" table:style-name="ce1">
            <text:p>nivel_0_LPEMT</text:p>
          </table:table-cell>
          <table:table-cell office:value-type="string" table:style-name="ce1">
            <text:p>nivel_1_LPEMT</text:p>
          </table:table-cell>
          <table:table-cell office:value-type="string" table:style-name="ce1">
            <text:p>nivel_2_LPEMT</text:p>
          </table:table-cell>
          <table:table-cell office:value-type="string" table:style-name="ce1">
            <text:p>nivel_3_LPEMT</text:p>
          </table:table-cell>
          <table:table-cell office:value-type="string" table:style-name="ce1">
            <text:p>nivel_4_LPEMT</text:p>
          </table:table-cell>
          <table:table-cell office:value-type="string" table:style-name="ce1">
            <text:p>nivel_5_LPEMT</text:p>
          </table:table-cell>
          <table:table-cell office:value-type="string" table:style-name="ce1">
            <text:p>nivel_6_LPEMT</text:p>
          </table:table-cell>
          <table:table-cell office:value-type="string" table:style-name="ce1">
            <text:p>nivel_7_LPEMT</text:p>
          </table:table-cell>
          <table:table-cell office:value-type="string" table:style-name="ce1">
            <text:p>nivel_8_LPEMT</text:p>
          </table:table-cell>
          <table:table-cell office:value-type="string" table:style-name="ce1">
            <text:p>nivel_0_MTEMT</text:p>
          </table:table-cell>
          <table:table-cell office:value-type="string" table:style-name="ce1">
            <text:p>nivel_1_MTEMT</text:p>
          </table:table-cell>
          <table:table-cell office:value-type="string" table:style-name="ce1">
            <text:p>nivel_2_MTEMT</text:p>
          </table:table-cell>
          <table:table-cell office:value-type="string" table:style-name="ce1">
            <text:p>nivel_3_MTEMT</text:p>
          </table:table-cell>
          <table:table-cell office:value-type="string" table:style-name="ce1">
            <text:p>nivel_4_MTEMT</text:p>
          </table:table-cell>
          <table:table-cell office:value-type="string" table:style-name="ce1">
            <text:p>nivel_5_MTEMT</text:p>
          </table:table-cell>
          <table:table-cell office:value-type="string" table:style-name="ce1">
            <text:p>nivel_6_MTEMT</text:p>
          </table:table-cell>
          <table:table-cell office:value-type="string" table:style-name="ce1">
            <text:p>nivel_7_MTEMT</text:p>
          </table:table-cell>
          <table:table-cell office:value-type="string" table:style-name="ce1">
            <text:p>nivel_8_MTEMT</text:p>
          </table:table-cell>
          <table:table-cell office:value-type="string" table:style-name="ce1">
            <text:p>nivel_9_MTEMT</text:p>
          </table:table-cell>
          <table:table-cell office:value-type="string" table:style-name="ce1">
            <text:p>nivel_10_MTEMT</text:p>
          </table:table-cell>
          <table:table-cell office:value-type="string" table:style-name="ce1">
            <text:p>nivel_0_LPEMI</text:p>
          </table:table-cell>
          <table:table-cell office:value-type="string" table:style-name="ce1">
            <text:p>nivel_1_LPEMI</text:p>
          </table:table-cell>
          <table:table-cell office:value-type="string" table:style-name="ce1">
            <text:p>nivel_2_LPEMI</text:p>
          </table:table-cell>
          <table:table-cell office:value-type="string" table:style-name="ce1">
            <text:p>nivel_3_LPEMI</text:p>
          </table:table-cell>
          <table:table-cell office:value-type="string" table:style-name="ce1">
            <text:p>nivel_4_LPEMI</text:p>
          </table:table-cell>
          <table:table-cell office:value-type="string" table:style-name="ce1">
            <text:p>nivel_5_LPEMI</text:p>
          </table:table-cell>
          <table:table-cell office:value-type="string" table:style-name="ce1">
            <text:p>nivel_6_LPEMI</text:p>
          </table:table-cell>
          <table:table-cell office:value-type="string" table:style-name="ce1">
            <text:p>nivel_7_LPEMI</text:p>
          </table:table-cell>
          <table:table-cell office:value-type="string" table:style-name="ce1">
            <text:p>nivel_8_LPEMI</text:p>
          </table:table-cell>
          <table:table-cell office:value-type="string" table:style-name="ce1">
            <text:p>nivel_0_MTEMI</text:p>
          </table:table-cell>
          <table:table-cell office:value-type="string" table:style-name="ce1">
            <text:p>nivel_1_MTEMI</text:p>
          </table:table-cell>
          <table:table-cell office:value-type="string" table:style-name="ce1">
            <text:p>nivel_2_MTEMI</text:p>
          </table:table-cell>
          <table:table-cell office:value-type="string" table:style-name="ce1">
            <text:p>nivel_3_MTEMI</text:p>
          </table:table-cell>
          <table:table-cell office:value-type="string" table:style-name="ce1">
            <text:p>nivel_4_MTEMI</text:p>
          </table:table-cell>
          <table:table-cell office:value-type="string" table:style-name="ce1">
            <text:p>nivel_5_MTEMI</text:p>
          </table:table-cell>
          <table:table-cell office:value-type="string" table:style-name="ce1">
            <text:p>nivel_6_MTEMI</text:p>
          </table:table-cell>
          <table:table-cell office:value-type="string" table:style-name="ce1">
            <text:p>nivel_7_MTEMI</text:p>
          </table:table-cell>
          <table:table-cell office:value-type="string" table:style-name="ce1">
            <text:p>nivel_8_MTEMI</text:p>
          </table:table-cell>
          <table:table-cell office:value-type="string" table:style-name="ce1">
            <text:p>nivel_9_MTEMI</text:p>
          </table:table-cell>
          <table:table-cell office:value-type="string" table:style-name="ce1">
            <text:p>nivel_10_MTEMI</text:p>
          </table:table-cell>
          <table:table-cell office:value-type="string" table:style-name="ce1">
            <text:p>nivel_0_LPEM</text:p>
          </table:table-cell>
          <table:table-cell office:value-type="string" table:style-name="ce1">
            <text:p>nivel_1_LPEM</text:p>
          </table:table-cell>
          <table:table-cell office:value-type="string" table:style-name="ce1">
            <text:p>nivel_2_LPEM</text:p>
          </table:table-cell>
          <table:table-cell office:value-type="string" table:style-name="ce1">
            <text:p>nivel_3_LPEM</text:p>
          </table:table-cell>
          <table:table-cell office:value-type="string" table:style-name="ce1">
            <text:p>nivel_4_LPEM</text:p>
          </table:table-cell>
          <table:table-cell office:value-type="string" table:style-name="ce1">
            <text:p>nivel_5_LPEM</text:p>
          </table:table-cell>
          <table:table-cell office:value-type="string" table:style-name="ce1">
            <text:p>nivel_6_LPEM</text:p>
          </table:table-cell>
          <table:table-cell office:value-type="string" table:style-name="ce1">
            <text:p>nivel_7_LPEM</text:p>
          </table:table-cell>
          <table:table-cell office:value-type="string" table:style-name="ce1">
            <text:p>nivel_8_LPEM</text:p>
          </table:table-cell>
          <table:table-cell office:value-type="string" table:style-name="ce1">
            <text:p>nivel_0_MTEM</text:p>
          </table:table-cell>
          <table:table-cell office:value-type="string" table:style-name="ce1">
            <text:p>nivel_1_MTEM</text:p>
          </table:table-cell>
          <table:table-cell office:value-type="string" table:style-name="ce1">
            <text:p>nivel_2_MTEM</text:p>
          </table:table-cell>
          <table:table-cell office:value-type="string" table:style-name="ce1">
            <text:p>nivel_3_MTEM</text:p>
          </table:table-cell>
          <table:table-cell office:value-type="string" table:style-name="ce1">
            <text:p>nivel_4_MTEM</text:p>
          </table:table-cell>
          <table:table-cell office:value-type="string" table:style-name="ce1">
            <text:p>nivel_5_MTEM</text:p>
          </table:table-cell>
          <table:table-cell office:value-type="string" table:style-name="ce1">
            <text:p>nivel_6_MTEM</text:p>
          </table:table-cell>
          <table:table-cell office:value-type="string" table:style-name="ce1">
            <text:p>nivel_7_MTEM</text:p>
          </table:table-cell>
          <table:table-cell office:value-type="string" table:style-name="ce1">
            <text:p>nivel_8_MTEM</text:p>
          </table:table-cell>
          <table:table-cell office:value-type="string" table:style-name="ce1">
            <text:p>nivel_9_MTEM</text:p>
          </table:table-cell>
          <table:table-cell office:value-type="string" table:style-name="ce1">
            <text:p>nivel_10_MTEM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28.06000000000006" table:style-name="ce1">
            <text:p>728,06</text:p>
          </table:table-cell>
          <table:table-cell office:value-type="float" office:value="729.89" table:style-name="ce1">
            <text:p>729,89</text:p>
          </table:table-cell>
          <table:table-cell office:value-type="float" office:value="195.70000000000002" table:style-name="ce1">
            <text:p>195,7</text:p>
          </table:table-cell>
          <table:table-cell office:value-type="float" office:value="203.77" table:style-name="ce1">
            <text:p>203,77</text:p>
          </table:table-cell>
          <table:table-cell office:value-type="float" office:value="241.61" table:style-name="ce1">
            <text:p>241,61</text:p>
          </table:table-cell>
          <table:table-cell office:value-type="float" office:value="238.4" table:style-name="ce1">
            <text:p>238,4</text:p>
          </table:table-cell>
          <table:table-cell office:value-type="float" office:value="226.68" table:style-name="ce1">
            <text:p>226,68</text:p>
          </table:table-cell>
          <table:table-cell office:value-type="float" office:value="228.26" table:style-name="ce1">
            <text:p>228,26</text:p>
          </table:table-cell>
          <table:table-cell office:value-type="float" office:value="249.08" table:style-name="ce1">
            <text:p>249,08</text:p>
          </table:table-cell>
          <table:table-cell office:value-type="float" office:value="242.77" table:style-name="ce1">
            <text:p>242,77</text:p>
          </table:table-cell>
          <table:table-cell office:value-type="float" office:value="254.05" table:style-name="ce1">
            <text:p>254,05</text:p>
          </table:table-cell>
          <table:table-cell office:value-type="float" office:value="246.67000000000002" table:style-name="ce1">
            <text:p>246,67</text:p>
          </table:table-cell>
          <table:table-cell office:value-type="float" office:value="249.27" table:style-name="ce1">
            <text:p>249,27</text:p>
          </table:table-cell>
          <table:table-cell office:value-type="float" office:value="242.92000000000002" table:style-name="ce1">
            <text:p>242,92</text:p>
          </table:table-cell>
          <table:table-cell office:value-type="float" office:value="11.27" table:style-name="ce1">
            <text:p>11,27</text:p>
          </table:table-cell>
          <table:table-cell office:value-type="float" office:value="11.44" table:style-name="ce1">
            <text:p>11,44</text:p>
          </table:table-cell>
          <table:table-cell office:value-type="float" office:value="6.1400000000000006" table:style-name="ce1">
            <text:p>6,14</text:p>
          </table:table-cell>
          <table:table-cell office:value-type="float" office:value="10.58" table:style-name="ce1">
            <text:p>10,58</text:p>
          </table:table-cell>
          <table:table-cell office:value-type="float" office:value="21.7" table:style-name="ce1">
            <text:p>21,7</text:p>
          </table:table-cell>
          <table:table-cell office:value-type="float" office:value="15.15" table:style-name="ce1">
            <text:p>15,15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3.73" table:style-name="ce1">
            <text:p>3,73</text:p>
          </table:table-cell>
          <table:table-cell office:value-type="float" office:value="2.74" table:style-name="ce1">
            <text:p>2,74</text:p>
          </table:table-cell>
          <table:table-cell office:value-type="float" office:value="3.29" table:style-name="ce1">
            <text:p>3,29</text:p>
          </table:table-cell>
          <table:table-cell office:value-type="float" office:value="4.51" table:style-name="ce1">
            <text:p>4,51</text:p>
          </table:table-cell>
          <table:table-cell office:value-type="float" office:value="13.69" table:style-name="ce1">
            <text:p>13,69</text:p>
          </table:table-cell>
          <table:table-cell office:value-type="float" office:value="31.09" table:style-name="ce1">
            <text:p>31,09</text:p>
          </table:table-cell>
          <table:table-cell office:value-type="float" office:value="21.42" table:style-name="ce1">
            <text:p>21,42</text:p>
          </table:table-cell>
          <table:table-cell office:value-type="float" office:value="9.620000000000001" table:style-name="ce1">
            <text:p>9,62</text:p>
          </table:table-cell>
          <table:table-cell office:value-type="float" office:value="9.16" table:style-name="ce1">
            <text:p>9,16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4.91" table:style-name="ce1">
            <text:p>4,91</text:p>
          </table:table-cell>
          <table:table-cell office:value-type="float" office:value="7.68" table:style-name="ce1">
            <text:p>7,68</text:p>
          </table:table-cell>
          <table:table-cell office:value-type="float" office:value="12.620000000000001" table:style-name="ce1">
            <text:p>12,62</text:p>
          </table:table-cell>
          <table:table-cell office:value-type="float" office:value="14.870000000000001" table:style-name="ce1">
            <text:p>14,87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5" table:style-name="ce1">
            <text:p>15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3.98" table:style-name="ce1">
            <text:p>3,98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0.15" table:style-name="ce1">
            <text:p>0,15</text:p>
          </table:table-cell>
          <table:table-cell office:value-type="float" office:value="2.98" table:style-name="ce1">
            <text:p>2,98</text:p>
          </table:table-cell>
          <table:table-cell office:value-type="float" office:value="9.01" table:style-name="ce1">
            <text:p>9,01</text:p>
          </table:table-cell>
          <table:table-cell office:value-type="float" office:value="16.170000000000002" table:style-name="ce1">
            <text:p>16,17</text:p>
          </table:table-cell>
          <table:table-cell office:value-type="float" office:value="19.98" table:style-name="ce1">
            <text:p>19,98</text:p>
          </table:table-cell>
          <table:table-cell office:value-type="float" office:value="19.39" table:style-name="ce1">
            <text:p>19,39</text:p>
          </table:table-cell>
          <table:table-cell office:value-type="float" office:value="15.66" table:style-name="ce1">
            <text:p>15,66</text:p>
          </table:table-cell>
          <table:table-cell office:value-type="float" office:value="11.040000000000001" table:style-name="ce1">
            <text:p>11,04</text:p>
          </table:table-cell>
          <table:table-cell office:value-type="float" office:value="3.98" table:style-name="ce1">
            <text:p>3,98</text:p>
          </table:table-cell>
          <table:table-cell office:value-type="float" office:value="1.43" table:style-name="ce1">
            <text:p>1,43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19.13" table:style-name="ce1">
            <text:p>19,13</text:p>
          </table:table-cell>
          <table:table-cell office:value-type="float" office:value="17.02" table:style-name="ce1">
            <text:p>17,02</text:p>
          </table:table-cell>
          <table:table-cell office:value-type="float" office:value="20.41" table:style-name="ce1">
            <text:p>20,41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13.19" table:style-name="ce1">
            <text:p>13,19</text:p>
          </table:table-cell>
          <table:table-cell office:value-type="float" office:value="7.46" table:style-name="ce1">
            <text:p>7,46</text:p>
          </table:table-cell>
          <table:table-cell office:value-type="float" office:value="2.7800000000000002" table:style-name="ce1">
            <text:p>2,78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.03" table:style-name="ce1">
            <text:p>0,03</text:p>
          </table:table-cell>
          <table:table-cell office:value-type="float" office:value="20.5" table:style-name="ce1">
            <text:p>20,5</text:p>
          </table:table-cell>
          <table:table-cell office:value-type="float" office:value="19.12" table:style-name="ce1">
            <text:p>19,12</text:p>
          </table:table-cell>
          <table:table-cell office:value-type="float" office:value="20.010000000000002" table:style-name="ce1">
            <text:p>20,01</text:p>
          </table:table-cell>
          <table:table-cell office:value-type="float" office:value="18.75" table:style-name="ce1">
            <text:p>18,75</text:p>
          </table:table-cell>
          <table:table-cell office:value-type="float" office:value="12.97" table:style-name="ce1">
            <text:p>12,97</text:p>
          </table:table-cell>
          <table:table-cell office:value-type="float" office:value="6.49" table:style-name="ce1">
            <text:p>6,49</text:p>
          </table:table-cell>
          <table:table-cell office:value-type="float" office:value="1.83" table:style-name="ce1">
            <text:p>1,83</text:p>
          </table:table-cell>
          <table:table-cell office:value-type="float" office:value="0.25" table:style-name="ce1">
            <text:p>0,2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27.98" table:style-name="ce1">
            <text:p>27,98</text:p>
          </table:table-cell>
          <table:table-cell office:value-type="float" office:value="21.91" table:style-name="ce1">
            <text:p>21,91</text:p>
          </table:table-cell>
          <table:table-cell office:value-type="float" office:value="22.490000000000002" table:style-name="ce1">
            <text:p>22,49</text:p>
          </table:table-cell>
          <table:table-cell office:value-type="float" office:value="14.08" table:style-name="ce1">
            <text:p>14,08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53" table:style-name="ce1">
            <text:p>31,53</text:p>
          </table:table-cell>
          <table:table-cell office:value-type="float" office:value="18" table:style-name="ce1">
            <text:p>18</text:p>
          </table:table-cell>
          <table:table-cell office:value-type="float" office:value="19.62" table:style-name="ce1">
            <text:p>19,62</text:p>
          </table:table-cell>
          <table:table-cell office:value-type="float" office:value="13.43" table:style-name="ce1">
            <text:p>13,43</text:p>
          </table:table-cell>
          <table:table-cell office:value-type="float" office:value="8.6" table:style-name="ce1">
            <text:p>8,6</text:p>
          </table:table-cell>
          <table:table-cell office:value-type="float" office:value="6.49" table:style-name="ce1">
            <text:p>6,49</text:p>
          </table:table-cell>
          <table:table-cell office:value-type="float" office:value="1.53" table:style-name="ce1">
            <text:p>1,53</text:p>
          </table:table-cell>
          <table:table-cell office:value-type="float" office:value="0.45" table:style-name="ce1">
            <text:p>0,45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33.71" table:style-name="ce1">
            <text:p>33,71</text:p>
          </table:table-cell>
          <table:table-cell office:value-type="float" office:value="17.57" table:style-name="ce1">
            <text:p>17,57</text:p>
          </table:table-cell>
          <table:table-cell office:value-type="float" office:value="18.98" table:style-name="ce1">
            <text:p>18,98</text:p>
          </table:table-cell>
          <table:table-cell office:value-type="float" office:value="15.99" table:style-name="ce1">
            <text:p>15,99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3.54" table:style-name="ce1">
            <text:p>3,54</text:p>
          </table:table-cell>
          <table:table-cell office:value-type="float" office:value="1.1400000000000001" table:style-name="ce1">
            <text:p>1,1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4" table:style-name="ce1">
            <text:p>0,04</text:p>
          </table:table-cell>
          <table:table-cell office:value-type="float" office:value="36.230000000000004" table:style-name="ce1">
            <text:p>36,23</text:p>
          </table:table-cell>
          <table:table-cell office:value-type="float" office:value="20.09" table:style-name="ce1">
            <text:p>20,09</text:p>
          </table:table-cell>
          <table:table-cell office:value-type="float" office:value="19.57" table:style-name="ce1">
            <text:p>19,57</text:p>
          </table:table-cell>
          <table:table-cell office:value-type="float" office:value="13.55" table:style-name="ce1">
            <text:p>13,55</text:p>
          </table:table-cell>
          <table:table-cell office:value-type="float" office:value="6.78" table:style-name="ce1">
            <text:p>6,78</text:p>
          </table:table-cell>
          <table:table-cell office:value-type="float" office:value="3.15" table:style-name="ce1">
            <text:p>3,15</text:p>
          </table:table-cell>
          <table:table-cell office:value-type="float" office:value="0.39" table:style-name="ce1">
            <text:p>0,39</text:p>
          </table:table-cell>
          <table:table-cell office:value-type="float" office:value="0.24" table:style-name="ce1">
            <text:p>0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53" table:style-name="ce1">
            <text:p>33,53</text:p>
          </table:table-cell>
          <table:table-cell office:value-type="float" office:value="12.82" table:style-name="ce1">
            <text:p>12,82</text:p>
          </table:table-cell>
          <table:table-cell office:value-type="float" office:value="20.990000000000002" table:style-name="ce1">
            <text:p>20,99</text:p>
          </table:table-cell>
          <table:table-cell office:value-type="float" office:value="13.8" table:style-name="ce1">
            <text:p>13,8</text:p>
          </table:table-cell>
          <table:table-cell office:value-type="float" office:value="14.57" table:style-name="ce1">
            <text:p>14,57</text:p>
          </table:table-cell>
          <table:table-cell office:value-type="float" office:value="1.6600000000000001" table:style-name="ce1">
            <text:p>1,66</text:p>
          </table:table-cell>
          <table:table-cell office:value-type="float" office:value="2.64" table:style-name="ce1">
            <text:p>2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21" table:style-name="ce1">
            <text:p>30,21</text:p>
          </table:table-cell>
          <table:table-cell office:value-type="float" office:value="21.66" table:style-name="ce1">
            <text:p>21,66</text:p>
          </table:table-cell>
          <table:table-cell office:value-type="float" office:value="20.84" table:style-name="ce1">
            <text:p>20,84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3.4" table:style-name="ce1">
            <text:p>3,4</text:p>
          </table:table-cell>
          <table:table-cell office:value-type="float" office:value="2.64" table:style-name="ce1">
            <text:p>2,64</text:p>
          </table:table-cell>
          <table:table-cell office:value-type="float" office:value="1.6600000000000001" table:style-name="ce1">
            <text:p>1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17.38" table:style-name="ce1">
            <text:p>17,38</text:p>
          </table:table-cell>
          <table:table-cell office:value-type="float" office:value="19.05" table:style-name="ce1">
            <text:p>19,05</text:p>
          </table:table-cell>
          <table:table-cell office:value-type="float" office:value="15.91" table:style-name="ce1">
            <text:p>15,91</text:p>
          </table:table-cell>
          <table:table-cell office:value-type="float" office:value="9.18" table:style-name="ce1">
            <text:p>9,18</text:p>
          </table:table-cell>
          <table:table-cell office:value-type="float" office:value="3.47" table:style-name="ce1">
            <text:p>3,47</text:p>
          </table:table-cell>
          <table:table-cell office:value-type="float" office:value="1.2" table:style-name="ce1">
            <text:p>1,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4" table:style-name="ce1">
            <text:p>0,04</text:p>
          </table:table-cell>
          <table:table-cell office:value-type="float" office:value="35.99" table:style-name="ce1">
            <text:p>35,99</text:p>
          </table:table-cell>
          <table:table-cell office:value-type="float" office:value="20.150000000000002" table:style-name="ce1">
            <text:p>20,15</text:p>
          </table:table-cell>
          <table:table-cell office:value-type="float" office:value="19.62" table:style-name="ce1">
            <text:p>19,62</text:p>
          </table:table-cell>
          <table:table-cell office:value-type="float" office:value="13.790000000000001" table:style-name="ce1">
            <text:p>13,79</text:p>
          </table:table-cell>
          <table:table-cell office:value-type="float" office:value="6.65" table:style-name="ce1">
            <text:p>6,65</text:p>
          </table:table-cell>
          <table:table-cell office:value-type="float" office:value="3.13" table:style-name="ce1">
            <text:p>3,13</text:p>
          </table:table-cell>
          <table:table-cell office:value-type="float" office:value="0.44" table:style-name="ce1">
            <text:p>0,44</text:p>
          </table:table-cell>
          <table:table-cell office:value-type="float" office:value="0.23" table:style-name="ce1">
            <text:p>0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20.16" table:style-name="ce1">
            <text:p>720,16</text:p>
          </table:table-cell>
          <table:table-cell office:value-type="float" office:value="743.54" table:style-name="ce1">
            <text:p>743,54</text:p>
          </table:table-cell>
          <table:table-cell office:value-type="float" office:value="187.4" table:style-name="ce1">
            <text:p>187,4</text:p>
          </table:table-cell>
          <table:table-cell office:value-type="float" office:value="197.49" table:style-name="ce1">
            <text:p>197,49</text:p>
          </table:table-cell>
          <table:table-cell office:value-type="float" office:value="241.42000000000002" table:style-name="ce1">
            <text:p>241,42</text:p>
          </table:table-cell>
          <table:table-cell office:value-type="float" office:value="241.6" table:style-name="ce1">
            <text:p>241,6</text:p>
          </table:table-cell>
          <table:table-cell office:value-type="float" office:value="233.35" table:style-name="ce1">
            <text:p>233,35</text:p>
          </table:table-cell>
          <table:table-cell office:value-type="float" office:value="235.20000000000002" table:style-name="ce1">
            <text:p>235,2</text:p>
          </table:table-cell>
          <table:table-cell office:value-type="float" office:value="248.22" table:style-name="ce1">
            <text:p>248,22</text:p>
          </table:table-cell>
          <table:table-cell office:value-type="float" office:value="243.63" table:style-name="ce1">
            <text:p>243,63</text:p>
          </table:table-cell>
          <table:table-cell office:value-type="float" office:value="278.32" table:style-name="ce1">
            <text:p>278,32</text:p>
          </table:table-cell>
          <table:table-cell office:value-type="float" office:value="278.99" table:style-name="ce1">
            <text:p>278,99</text:p>
          </table:table-cell>
          <table:table-cell office:value-type="float" office:value="251.14000000000001" table:style-name="ce1">
            <text:p>251,14</text:p>
          </table:table-cell>
          <table:table-cell office:value-type="float" office:value="247.06" table:style-name="ce1">
            <text:p>247,06</text:p>
          </table:table-cell>
          <table:table-cell office:value-type="float" office:value="15.09" table:style-name="ce1">
            <text:p>15,09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12.55" table:style-name="ce1">
            <text:p>12,55</text:p>
          </table:table-cell>
          <table:table-cell office:value-type="float" office:value="11.48" table:style-name="ce1">
            <text:p>11,48</text:p>
          </table:table-cell>
          <table:table-cell office:value-type="float" office:value="16.96" table:style-name="ce1">
            <text:p>16,96</text:p>
          </table:table-cell>
          <table:table-cell office:value-type="float" office:value="13.89" table:style-name="ce1">
            <text:p>13,89</text:p>
          </table:table-cell>
          <table:table-cell office:value-type="float" office:value="13.35" table:style-name="ce1">
            <text:p>13,35</text:p>
          </table:table-cell>
          <table:table-cell office:value-type="float" office:value="5.57" table:style-name="ce1">
            <text:p>5,57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3.7600000000000002" table:style-name="ce1">
            <text:p>3,76</text:p>
          </table:table-cell>
          <table:table-cell office:value-type="float" office:value="8.25" table:style-name="ce1">
            <text:p>8,25</text:p>
          </table:table-cell>
          <table:table-cell office:value-type="float" office:value="10.1" table:style-name="ce1">
            <text:p>10,1</text:p>
          </table:table-cell>
          <table:table-cell office:value-type="float" office:value="16.580000000000002" table:style-name="ce1">
            <text:p>16,58</text:p>
          </table:table-cell>
          <table:table-cell office:value-type="float" office:value="17.43" table:style-name="ce1">
            <text:p>17,43</text:p>
          </table:table-cell>
          <table:table-cell office:value-type="float" office:value="13.13" table:style-name="ce1">
            <text:p>13,13</text:p>
          </table:table-cell>
          <table:table-cell office:value-type="float" office:value="13.27" table:style-name="ce1">
            <text:p>13,27</text:p>
          </table:table-cell>
          <table:table-cell office:value-type="float" office:value="7.15" table:style-name="ce1">
            <text:p>7,15</text:p>
          </table:table-cell>
          <table:table-cell office:value-type="float" office:value="10.34" table:style-name="ce1">
            <text:p>10,34</text:p>
          </table:table-cell>
          <table:table-cell office:value-type="float" office:value="10.53" table:style-name="ce1">
            <text:p>10,53</text:p>
          </table:table-cell>
          <table:table-cell office:value-type="float" office:value="17.29" table:style-name="ce1">
            <text:p>17,29</text:p>
          </table:table-cell>
          <table:table-cell office:value-type="float" office:value="16.690000000000001" table:style-name="ce1">
            <text:p>16,69</text:p>
          </table:table-cell>
          <table:table-cell office:value-type="float" office:value="16.37" table:style-name="ce1">
            <text:p>16,37</text:p>
          </table:table-cell>
          <table:table-cell office:value-type="float" office:value="14.59" table:style-name="ce1">
            <text:p>14,59</text:p>
          </table:table-cell>
          <table:table-cell office:value-type="float" office:value="11.77" table:style-name="ce1">
            <text:p>11,77</text:p>
          </table:table-cell>
          <table:table-cell office:value-type="float" office:value="7.54" table:style-name="ce1">
            <text:p>7,54</text:p>
          </table:table-cell>
          <table:table-cell office:value-type="float" office:value="3.5700000000000003" table:style-name="ce1">
            <text:p>3,57</text:p>
          </table:table-cell>
          <table:table-cell office:value-type="float" office:value="1.44" table:style-name="ce1">
            <text:p>1,44</text:p>
          </table:table-cell>
          <table:table-cell office:value-type="float" office:value="0.21" table:style-name="ce1">
            <text:p>0,21</text:p>
          </table:table-cell>
          <table:table-cell office:value-type="float" office:value="3.67" table:style-name="ce1">
            <text:p>3,67</text:p>
          </table:table-cell>
          <table:table-cell office:value-type="float" office:value="13.22" table:style-name="ce1">
            <text:p>13,22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20.11" table:style-name="ce1">
            <text:p>20,11</text:p>
          </table:table-cell>
          <table:table-cell office:value-type="float" office:value="16.62" table:style-name="ce1">
            <text:p>16,62</text:p>
          </table:table-cell>
          <table:table-cell office:value-type="float" office:value="12.5" table:style-name="ce1">
            <text:p>12,5</text:p>
          </table:table-cell>
          <table:table-cell office:value-type="float" office:value="8.5400000000000009" table:style-name="ce1">
            <text:p>8,54</text:p>
          </table:table-cell>
          <table:table-cell office:value-type="float" office:value="4.22" table:style-name="ce1">
            <text:p>4,22</text:p>
          </table:table-cell>
          <table:table-cell office:value-type="float" office:value="1.82" table:style-name="ce1">
            <text:p>1,82</text:p>
          </table:table-cell>
          <table:table-cell office:value-type="float" office:value="0.46" table:style-name="ce1">
            <text:p>0,46</text:p>
          </table:table-cell>
          <table:table-cell office:value-type="float" office:value="0" table:style-name="ce1">
            <text:p>0</text:p>
          </table:table-cell>
          <table:table-cell office:value-type="float" office:value="21.95" table:style-name="ce1">
            <text:p>21,95</text:p>
          </table:table-cell>
          <table:table-cell office:value-type="float" office:value="16.3" table:style-name="ce1">
            <text:p>16,3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17.25" table:style-name="ce1">
            <text:p>17,25</text:p>
          </table:table-cell>
          <table:table-cell office:value-type="float" office:value="13.99" table:style-name="ce1">
            <text:p>13,99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3.43" table:style-name="ce1">
            <text:p>3,43</text:p>
          </table:table-cell>
          <table:table-cell office:value-type="float" office:value="0.71" table:style-name="ce1">
            <text:p>0,71</text:p>
          </table:table-cell>
          <table:table-cell office:value-type="float" office:value="0.03" table:style-name="ce1">
            <text:p>0,03</text:p>
          </table:table-cell>
          <table:table-cell office:value-type="float" office:value="21.78" table:style-name="ce1">
            <text:p>21,78</text:p>
          </table:table-cell>
          <table:table-cell office:value-type="float" office:value="15.98" table:style-name="ce1">
            <text:p>15,98</text:p>
          </table:table-cell>
          <table:table-cell office:value-type="float" office:value="18.47" table:style-name="ce1">
            <text:p>18,47</text:p>
          </table:table-cell>
          <table:table-cell office:value-type="float" office:value="17.39" table:style-name="ce1">
            <text:p>17,39</text:p>
          </table:table-cell>
          <table:table-cell office:value-type="float" office:value="14.040000000000001" table:style-name="ce1">
            <text:p>14,04</text:p>
          </table:table-cell>
          <table:table-cell office:value-type="float" office:value="8.25" table:style-name="ce1">
            <text:p>8,25</text:p>
          </table:table-cell>
          <table:table-cell office:value-type="float" office:value="3.0500000000000003" table:style-name="ce1">
            <text:p>3,05</text:p>
          </table:table-cell>
          <table:table-cell office:value-type="float" office:value="0.8" table:style-name="ce1">
            <text:p>0,8</text:p>
          </table:table-cell>
          <table:table-cell office:value-type="float" office:value="0.24" table:style-name="ce1">
            <text:p>0,24</text:p>
          </table:table-cell>
          <table:table-cell office:value-type="float" office:value="0" table:style-name="ce1">
            <text:p>0</text:p>
          </table:table-cell>
          <table:table-cell office:value-type="float" office:value="26.88" table:style-name="ce1">
            <text:p>26,88</text:p>
          </table:table-cell>
          <table:table-cell office:value-type="float" office:value="18.23" table:style-name="ce1">
            <text:p>18,23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14.71" table:style-name="ce1">
            <text:p>14,71</text:p>
          </table:table-cell>
          <table:table-cell office:value-type="float" office:value="11.96" table:style-name="ce1">
            <text:p>11,96</text:p>
          </table:table-cell>
          <table:table-cell office:value-type="float" office:value="5.51" table:style-name="ce1">
            <text:p>5,51</text:p>
          </table:table-cell>
          <table:table-cell office:value-type="float" office:value="2" table:style-name="ce1">
            <text:p>2</text:p>
          </table:table-cell>
          <table:table-cell office:value-type="float" office:value="0.21" table:style-name="ce1">
            <text:p>0,21</text:p>
          </table:table-cell>
          <table:table-cell office:value-type="float" office:value="0.04" table:style-name="ce1">
            <text:p>0,04</text:p>
          </table:table-cell>
          <table:table-cell office:value-type="float" office:value="0.03" table:style-name="ce1">
            <text:p>0,03</text:p>
          </table:table-cell>
          <table:table-cell office:value-type="float" office:value="26.240000000000002" table:style-name="ce1">
            <text:p>26,24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19.12" table:style-name="ce1">
            <text:p>19,12</text:p>
          </table:table-cell>
          <table:table-cell office:value-type="float" office:value="16.75" table:style-name="ce1">
            <text:p>16,75</text:p>
          </table:table-cell>
          <table:table-cell office:value-type="float" office:value="11.49" table:style-name="ce1">
            <text:p>11,49</text:p>
          </table:table-cell>
          <table:table-cell office:value-type="float" office:value="7.07" table:style-name="ce1">
            <text:p>7,07</text:p>
          </table:table-cell>
          <table:table-cell office:value-type="float" office:value="2.52" table:style-name="ce1">
            <text:p>2,52</text:p>
          </table:table-cell>
          <table:table-cell office:value-type="float" office:value="0.42" table:style-name="ce1">
            <text:p>0,42</text:p>
          </table:table-cell>
          <table:table-cell office:value-type="float" office:value="0.2" table:style-name="ce1">
            <text:p>0,2</text:p>
          </table:table-cell>
          <table:table-cell office:value-type="float" office:value="34.67" table:style-name="ce1">
            <text:p>34,67</text:p>
          </table:table-cell>
          <table:table-cell office:value-type="float" office:value="18.77" table:style-name="ce1">
            <text:p>18,77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4.14" table:style-name="ce1">
            <text:p>14,14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1.49" table:style-name="ce1">
            <text:p>1,49</text:p>
          </table:table-cell>
          <table:table-cell office:value-type="float" office:value="0.27" table:style-name="ce1">
            <text:p>0,27</text:p>
          </table:table-cell>
          <table:table-cell office:value-type="float" office:value="0.01" table:style-name="ce1">
            <text:p>0,01</text:p>
          </table:table-cell>
          <table:table-cell office:value-type="float" office:value="38.04" table:style-name="ce1">
            <text:p>38,04</text:p>
          </table:table-cell>
          <table:table-cell office:value-type="float" office:value="18.740000000000002" table:style-name="ce1">
            <text:p>18,74</text:p>
          </table:table-cell>
          <table:table-cell office:value-type="float" office:value="17.37" table:style-name="ce1">
            <text:p>17,37</text:p>
          </table:table-cell>
          <table:table-cell office:value-type="float" office:value="13.17" table:style-name="ce1">
            <text:p>13,17</text:p>
          </table:table-cell>
          <table:table-cell office:value-type="float" office:value="7.33" table:style-name="ce1">
            <text:p>7,33</text:p>
          </table:table-cell>
          <table:table-cell office:value-type="float" office:value="3.4" table:style-name="ce1">
            <text:p>3,4</text:p>
          </table:table-cell>
          <table:table-cell office:value-type="float" office:value="1.34" table:style-name="ce1">
            <text:p>1,34</text:p>
          </table:table-cell>
          <table:table-cell office:value-type="float" office:value="0.43" table:style-name="ce1">
            <text:p>0,4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4.280000000000001" table:style-name="ce1">
            <text:p>14,28</text:p>
          </table:table-cell>
          <table:table-cell office:value-type="float" office:value="12.05" table:style-name="ce1">
            <text:p>12,05</text:p>
          </table:table-cell>
          <table:table-cell office:value-type="float" office:value="18.7" table:style-name="ce1">
            <text:p>18,7</text:p>
          </table:table-cell>
          <table:table-cell office:value-type="float" office:value="21.43" table:style-name="ce1">
            <text:p>21,43</text:p>
          </table:table-cell>
          <table:table-cell office:value-type="float" office:value="16.98" table:style-name="ce1">
            <text:p>16,98</text:p>
          </table:table-cell>
          <table:table-cell office:value-type="float" office:value="10.86" table:style-name="ce1">
            <text:p>10,86</text:p>
          </table:table-cell>
          <table:table-cell office:value-type="float" office:value="3.83" table:style-name="ce1">
            <text:p>3,83</text:p>
          </table:table-cell>
          <table:table-cell office:value-type="float" office:value="1.8800000000000001" table:style-name="ce1">
            <text:p>1,88</text:p>
          </table:table-cell>
          <table:table-cell office:value-type="float" office:value="0" table:style-name="ce1">
            <text:p>0</text:p>
          </table:table-cell>
          <table:table-cell office:value-type="float" office:value="13.51" table:style-name="ce1">
            <text:p>13,51</text:p>
          </table:table-cell>
          <table:table-cell office:value-type="float" office:value="12.42" table:style-name="ce1">
            <text:p>12,42</text:p>
          </table:table-cell>
          <table:table-cell office:value-type="float" office:value="17.63" table:style-name="ce1">
            <text:p>17,63</text:p>
          </table:table-cell>
          <table:table-cell office:value-type="float" office:value="24.3" table:style-name="ce1">
            <text:p>24,3</text:p>
          </table:table-cell>
          <table:table-cell office:value-type="float" office:value="15.57" table:style-name="ce1">
            <text:p>15,57</text:p>
          </table:table-cell>
          <table:table-cell office:value-type="float" office:value="10.75" table:style-name="ce1">
            <text:p>10,75</text:p>
          </table:table-cell>
          <table:table-cell office:value-type="float" office:value="4.46" table:style-name="ce1">
            <text:p>4,46</text:p>
          </table:table-cell>
          <table:table-cell office:value-type="float" office:value="1.08" table:style-name="ce1">
            <text:p>1,08</text:p>
          </table:table-cell>
          <table:table-cell office:value-type="float" office:value="0.25" table:style-name="ce1">
            <text:p>0,25</text:p>
          </table:table-cell>
          <table:table-cell office:value-type="float" office:value="0.02" table:style-name="ce1">
            <text:p>0,02</text:p>
          </table:table-cell>
          <table:table-cell office:value-type="float" office:value="0" table:style-name="ce1">
            <text:p>0</text:p>
          </table:table-cell>
          <table:table-cell office:value-type="float" office:value="32.69" table:style-name="ce1">
            <text:p>32,69</text:p>
          </table:table-cell>
          <table:table-cell office:value-type="float" office:value="18.12" table:style-name="ce1">
            <text:p>18,12</text:p>
          </table:table-cell>
          <table:table-cell office:value-type="float" office:value="17.62" table:style-name="ce1">
            <text:p>17,62</text:p>
          </table:table-cell>
          <table:table-cell office:value-type="float" office:value="14.85" table:style-name="ce1">
            <text:p>14,85</text:p>
          </table:table-cell>
          <table:table-cell office:value-type="float" office:value="9.58" table:style-name="ce1">
            <text:p>9,58</text:p>
          </table:table-cell>
          <table:table-cell office:value-type="float" office:value="4.99" table:style-name="ce1">
            <text:p>4,99</text:p>
          </table:table-cell>
          <table:table-cell office:value-type="float" office:value="1.72" table:style-name="ce1">
            <text:p>1,72</text:p>
          </table:table-cell>
          <table:table-cell office:value-type="float" office:value="0.42" table:style-name="ce1">
            <text:p>0,42</text:p>
          </table:table-cell>
          <table:table-cell office:value-type="float" office:value="0.01" table:style-name="ce1">
            <text:p>0,01</text:p>
          </table:table-cell>
          <table:table-cell office:value-type="float" office:value="35.660000000000004" table:style-name="ce1">
            <text:p>35,66</text:p>
          </table:table-cell>
          <table:table-cell office:value-type="float" office:value="18.13" table:style-name="ce1">
            <text:p>18,13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4.25" table:style-name="ce1">
            <text:p>14,25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1.6400000000000001" table:style-name="ce1">
            <text:p>1,64</text:p>
          </table:table-cell>
          <table:table-cell office:value-type="float" office:value="0.49" table:style-name="ce1">
            <text:p>0,49</text:p>
          </table:table-cell>
          <table:table-cell office:value-type="float" office:value="0.15" table:style-name="ce1">
            <text:p>0,15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21.87" table:style-name="ce1">
            <text:p>721,87</text:p>
          </table:table-cell>
          <table:table-cell office:value-type="float" office:value="740.6" table:style-name="ce1">
            <text:p>740,6</text:p>
          </table:table-cell>
          <table:table-cell office:value-type="float" office:value="189.16" table:style-name="ce1">
            <text:p>189,16</text:p>
          </table:table-cell>
          <table:table-cell office:value-type="float" office:value="198.82" table:style-name="ce1">
            <text:p>198,82</text:p>
          </table:table-cell>
          <table:table-cell office:value-type="float" office:value="241.44" table:style-name="ce1">
            <text:p>241,44</text:p>
          </table:table-cell>
          <table:table-cell office:value-type="float" office:value="241.37" table:style-name="ce1">
            <text:p>241,37</text:p>
          </table:table-cell>
          <table:table-cell office:value-type="float" office:value="232.9" table:style-name="ce1">
            <text:p>232,9</text:p>
          </table:table-cell>
          <table:table-cell office:value-type="float" office:value="234.73000000000002" table:style-name="ce1">
            <text:p>234,73</text:p>
          </table:table-cell>
          <table:table-cell office:value-type="float" office:value="248.25" table:style-name="ce1">
            <text:p>248,25</text:p>
          </table:table-cell>
          <table:table-cell office:value-type="float" office:value="243.6" table:style-name="ce1">
            <text:p>243,6</text:p>
          </table:table-cell>
          <table:table-cell office:value-type="float" office:value="278.01" table:style-name="ce1">
            <text:p>278,01</text:p>
          </table:table-cell>
          <table:table-cell office:value-type="float" office:value="278.57" table:style-name="ce1">
            <text:p>278,57</text:p>
          </table:table-cell>
          <table:table-cell office:value-type="float" office:value="251.08" table:style-name="ce1">
            <text:p>251,08</text:p>
          </table:table-cell>
          <table:table-cell office:value-type="float" office:value="246.93" table:style-name="ce1">
            <text:p>246,93</text:p>
          </table:table-cell>
          <table:table-cell office:value-type="float" office:value="14.27" table:style-name="ce1">
            <text:p>14,27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11.17" table:style-name="ce1">
            <text:p>11,17</text:p>
          </table:table-cell>
          <table:table-cell office:value-type="float" office:value="11.28" table:style-name="ce1">
            <text:p>11,28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4.16" table:style-name="ce1">
            <text:p>14,16</text:p>
          </table:table-cell>
          <table:table-cell office:value-type="float" office:value="14.19" table:style-name="ce1">
            <text:p>14,19</text:p>
          </table:table-cell>
          <table:table-cell office:value-type="float" office:value="5.17" table:style-name="ce1">
            <text:p>5,17</text:p>
          </table:table-cell>
          <table:table-cell office:value-type="float" office:value="2.21" table:style-name="ce1">
            <text:p>2,21</text:p>
          </table:table-cell>
          <table:table-cell office:value-type="float" office:value="3.66" table:style-name="ce1">
            <text:p>3,66</text:p>
          </table:table-cell>
          <table:table-cell office:value-type="float" office:value="7.44" table:style-name="ce1">
            <text:p>7,44</text:p>
          </table:table-cell>
          <table:table-cell office:value-type="float" office:value="10.870000000000001" table:style-name="ce1">
            <text:p>10,87</text:p>
          </table:table-cell>
          <table:table-cell office:value-type="float" office:value="19.71" table:style-name="ce1">
            <text:p>19,71</text:p>
          </table:table-cell>
          <table:table-cell office:value-type="float" office:value="18.29" table:style-name="ce1">
            <text:p>18,29</text:p>
          </table:table-cell>
          <table:table-cell office:value-type="float" office:value="12.38" table:style-name="ce1">
            <text:p>12,38</text:p>
          </table:table-cell>
          <table:table-cell office:value-type="float" office:value="12.38" table:style-name="ce1">
            <text:p>12,38</text:p>
          </table:table-cell>
          <table:table-cell office:value-type="float" office:value="6.1000000000000005" table:style-name="ce1">
            <text:p>6,1</text:p>
          </table:table-cell>
          <table:table-cell office:value-type="float" office:value="9.17" table:style-name="ce1">
            <text:p>9,17</text:p>
          </table:table-cell>
          <table:table-cell office:value-type="float" office:value="9.92" table:style-name="ce1">
            <text:p>9,92</text:p>
          </table:table-cell>
          <table:table-cell office:value-type="float" office:value="16.3" table:style-name="ce1">
            <text:p>16,3</text:p>
          </table:table-cell>
          <table:table-cell office:value-type="float" office:value="16.3" table:style-name="ce1">
            <text:p>16,3</text:p>
          </table:table-cell>
          <table:table-cell office:value-type="float" office:value="16.79" table:style-name="ce1">
            <text:p>16,79</text:p>
          </table:table-cell>
          <table:table-cell office:value-type="float" office:value="15.22" table:style-name="ce1">
            <text:p>15,22</text:p>
          </table:table-cell>
          <table:table-cell office:value-type="float" office:value="12.450000000000001" table:style-name="ce1">
            <text:p>12,45</text:p>
          </table:table-cell>
          <table:table-cell office:value-type="float" office:value="7.68" table:style-name="ce1">
            <text:p>7,68</text:p>
          </table:table-cell>
          <table:table-cell office:value-type="float" office:value="3.66" table:style-name="ce1">
            <text:p>3,66</text:p>
          </table:table-cell>
          <table:table-cell office:value-type="float" office:value="1.48" table:style-name="ce1">
            <text:p>1,48</text:p>
          </table:table-cell>
          <table:table-cell office:value-type="float" office:value="0.2" table:style-name="ce1">
            <text:p>0,2</text:p>
          </table:table-cell>
          <table:table-cell office:value-type="float" office:value="3.52" table:style-name="ce1">
            <text:p>3,52</text:p>
          </table:table-cell>
          <table:table-cell office:value-type="float" office:value="12.33" table:style-name="ce1">
            <text:p>12,33</text:p>
          </table:table-cell>
          <table:table-cell office:value-type="float" office:value="18.28" table:style-name="ce1">
            <text:p>18,28</text:p>
          </table:table-cell>
          <table:table-cell office:value-type="float" office:value="20.080000000000002" table:style-name="ce1">
            <text:p>20,08</text:p>
          </table:table-cell>
          <table:table-cell office:value-type="float" office:value="17.2" table:style-name="ce1">
            <text:p>17,2</text:p>
          </table:table-cell>
          <table:table-cell office:value-type="float" office:value="13.17" table:style-name="ce1">
            <text:p>13,17</text:p>
          </table:table-cell>
          <table:table-cell office:value-type="float" office:value="9.07" table:style-name="ce1">
            <text:p>9,07</text:p>
          </table:table-cell>
          <table:table-cell office:value-type="float" office:value="4.17" table:style-name="ce1">
            <text:p>4,17</text:p>
          </table:table-cell>
          <table:table-cell office:value-type="float" office:value="1.74" table:style-name="ce1">
            <text:p>1,74</text:p>
          </table:table-cell>
          <table:table-cell office:value-type="float" office:value="0.44" table:style-name="ce1">
            <text:p>0,44</text:p>
          </table:table-cell>
          <table:table-cell office:value-type="float" office:value="0" table:style-name="ce1">
            <text:p>0</text:p>
          </table:table-cell>
          <table:table-cell office:value-type="float" office:value="21.75" table:style-name="ce1">
            <text:p>21,75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18.23" table:style-name="ce1">
            <text:p>18,23</text:p>
          </table:table-cell>
          <table:table-cell office:value-type="float" office:value="17.41" table:style-name="ce1">
            <text:p>17,41</text:p>
          </table:table-cell>
          <table:table-cell office:value-type="float" office:value="13.94" table:style-name="ce1">
            <text:p>13,94</text:p>
          </table:table-cell>
          <table:table-cell office:value-type="float" office:value="8.2200000000000006" table:style-name="ce1">
            <text:p>8,22</text:p>
          </table:table-cell>
          <table:table-cell office:value-type="float" office:value="3.39" table:style-name="ce1">
            <text:p>3,39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0.03" table:style-name="ce1">
            <text:p>0,03</text:p>
          </table:table-cell>
          <table:table-cell office:value-type="float" office:value="21.69" table:style-name="ce1">
            <text:p>21,69</text:p>
          </table:table-cell>
          <table:table-cell office:value-type="float" office:value="16.21" table:style-name="ce1">
            <text:p>16,21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17.48" table:style-name="ce1">
            <text:p>17,48</text:p>
          </table:table-cell>
          <table:table-cell office:value-type="float" office:value="13.96" table:style-name="ce1">
            <text:p>13,96</text:p>
          </table:table-cell>
          <table:table-cell office:value-type="float" office:value="8.120000000000001" table:style-name="ce1">
            <text:p>8,12</text:p>
          </table:table-cell>
          <table:table-cell office:value-type="float" office:value="2.96" table:style-name="ce1">
            <text:p>2,96</text:p>
          </table:table-cell>
          <table:table-cell office:value-type="float" office:value="0.76" table:style-name="ce1">
            <text:p>0,76</text:p>
          </table:table-cell>
          <table:table-cell office:value-type="float" office:value="0.23" table:style-name="ce1">
            <text:p>0,23</text:p>
          </table:table-cell>
          <table:table-cell office:value-type="float" office:value="0" table:style-name="ce1">
            <text:p>0</text:p>
          </table:table-cell>
          <table:table-cell office:value-type="float" office:value="26.96" table:style-name="ce1">
            <text:p>26,96</text:p>
          </table:table-cell>
          <table:table-cell office:value-type="float" office:value="18.48" table:style-name="ce1">
            <text:p>18,48</text:p>
          </table:table-cell>
          <table:table-cell office:value-type="float" office:value="20.56" table:style-name="ce1">
            <text:p>20,56</text:p>
          </table:table-cell>
          <table:table-cell office:value-type="float" office:value="14.67" table:style-name="ce1">
            <text:p>14,67</text:p>
          </table:table-cell>
          <table:table-cell office:value-type="float" office:value="11.8" table:style-name="ce1">
            <text:p>11,8</text:p>
          </table:table-cell>
          <table:table-cell office:value-type="float" office:value="5.36" table:style-name="ce1">
            <text:p>5,36</text:p>
          </table:table-cell>
          <table:table-cell office:value-type="float" office:value="1.9100000000000001" table:style-name="ce1">
            <text:p>1,91</text:p>
          </table:table-cell>
          <table:table-cell office:value-type="float" office:value="0.2" table:style-name="ce1">
            <text:p>0,2</text:p>
          </table:table-cell>
          <table:table-cell office:value-type="float" office:value="0.04" table:style-name="ce1">
            <text:p>0,04</text:p>
          </table:table-cell>
          <table:table-cell office:value-type="float" office:value="0.03" table:style-name="ce1">
            <text:p>0,03</text:p>
          </table:table-cell>
          <table:table-cell office:value-type="float" office:value="26.6" table:style-name="ce1">
            <text:p>26,6</text:p>
          </table:table-cell>
          <table:table-cell office:value-type="float" office:value="16.309999999999999" table:style-name="ce1">
            <text:p>16,31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16.52" table:style-name="ce1">
            <text:p>16,52</text:p>
          </table:table-cell>
          <table:table-cell office:value-type="float" office:value="11.290000000000001" table:style-name="ce1">
            <text:p>11,29</text:p>
          </table:table-cell>
          <table:table-cell office:value-type="float" office:value="7.03" table:style-name="ce1">
            <text:p>7,03</text:p>
          </table:table-cell>
          <table:table-cell office:value-type="float" office:value="2.46" table:style-name="ce1">
            <text:p>2,46</text:p>
          </table:table-cell>
          <table:table-cell office:value-type="float" office:value="0.42" table:style-name="ce1">
            <text:p>0,42</text:p>
          </table:table-cell>
          <table:table-cell office:value-type="float" office:value="0.21" table:style-name="ce1">
            <text:p>0,21</text:p>
          </table:table-cell>
          <table:table-cell office:value-type="float" office:value="34.64" table:style-name="ce1">
            <text:p>34,64</text:p>
          </table:table-cell>
          <table:table-cell office:value-type="float" office:value="18.73" table:style-name="ce1">
            <text:p>18,73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4.200000000000001" table:style-name="ce1">
            <text:p>14,2</text:p>
          </table:table-cell>
          <table:table-cell office:value-type="float" office:value="8.7900000000000009" table:style-name="ce1">
            <text:p>8,79</text:p>
          </table:table-cell>
          <table:table-cell office:value-type="float" office:value="4.33" table:style-name="ce1">
            <text:p>4,33</text:p>
          </table:table-cell>
          <table:table-cell office:value-type="float" office:value="1.48" table:style-name="ce1">
            <text:p>1,48</text:p>
          </table:table-cell>
          <table:table-cell office:value-type="float" office:value="0.26" table:style-name="ce1">
            <text:p>0,26</text:p>
          </table:table-cell>
          <table:table-cell office:value-type="float" office:value="0.01" table:style-name="ce1">
            <text:p>0,01</text:p>
          </table:table-cell>
          <table:table-cell office:value-type="float" office:value="37.980000000000004" table:style-name="ce1">
            <text:p>37,98</text:p>
          </table:table-cell>
          <table:table-cell office:value-type="float" office:value="18.79" table:style-name="ce1">
            <text:p>18,79</text:p>
          </table:table-cell>
          <table:table-cell office:value-type="float" office:value="17.45" table:style-name="ce1">
            <text:p>17,45</text:p>
          </table:table-cell>
          <table:table-cell office:value-type="float" office:value="13.18" table:style-name="ce1">
            <text:p>13,18</text:p>
          </table:table-cell>
          <table:table-cell office:value-type="float" office:value="7.3100000000000005" table:style-name="ce1">
            <text:p>7,31</text:p>
          </table:table-cell>
          <table:table-cell office:value-type="float" office:value="3.39" table:style-name="ce1">
            <text:p>3,39</text:p>
          </table:table-cell>
          <table:table-cell office:value-type="float" office:value="1.31" table:style-name="ce1">
            <text:p>1,31</text:p>
          </table:table-cell>
          <table:table-cell office:value-type="float" office:value="0.42" table:style-name="ce1">
            <text:p>0,42</text:p>
          </table:table-cell>
          <table:table-cell office:value-type="float" office:value="0.13" table:style-name="ce1">
            <text:p>0,13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4.52" table:style-name="ce1">
            <text:p>14,52</text:p>
          </table:table-cell>
          <table:table-cell office:value-type="float" office:value="12.06" table:style-name="ce1">
            <text:p>12,06</text:p>
          </table:table-cell>
          <table:table-cell office:value-type="float" office:value="18.73" table:style-name="ce1">
            <text:p>18,73</text:p>
          </table:table-cell>
          <table:table-cell office:value-type="float" office:value="21.330000000000002" table:style-name="ce1">
            <text:p>21,33</text:p>
          </table:table-cell>
          <table:table-cell office:value-type="float" office:value="16.95" table:style-name="ce1">
            <text:p>16,95</text:p>
          </table:table-cell>
          <table:table-cell office:value-type="float" office:value="10.75" table:style-name="ce1">
            <text:p>10,75</text:p>
          </table:table-cell>
          <table:table-cell office:value-type="float" office:value="3.81" table:style-name="ce1">
            <text:p>3,81</text:p>
          </table:table-cell>
          <table:table-cell office:value-type="float" office:value="1.85" table:style-name="ce1">
            <text:p>1,85</text:p>
          </table:table-cell>
          <table:table-cell office:value-type="float" office:value="0" table:style-name="ce1">
            <text:p>0</text:p>
          </table:table-cell>
          <table:table-cell office:value-type="float" office:value="13.72" table:style-name="ce1">
            <text:p>13,72</text:p>
          </table:table-cell>
          <table:table-cell office:value-type="float" office:value="12.540000000000001" table:style-name="ce1">
            <text:p>12,54</text:p>
          </table:table-cell>
          <table:table-cell office:value-type="float" office:value="17.68" table:style-name="ce1">
            <text:p>17,68</text:p>
          </table:table-cell>
          <table:table-cell office:value-type="float" office:value="24.240000000000002" table:style-name="ce1">
            <text:p>24,24</text:p>
          </table:table-cell>
          <table:table-cell office:value-type="float" office:value="15.42" table:style-name="ce1">
            <text:p>15,42</text:p>
          </table:table-cell>
          <table:table-cell office:value-type="float" office:value="10.64" table:style-name="ce1">
            <text:p>10,64</text:p>
          </table:table-cell>
          <table:table-cell office:value-type="float" office:value="4.42" table:style-name="ce1">
            <text:p>4,42</text:p>
          </table:table-cell>
          <table:table-cell office:value-type="float" office:value="1.07" table:style-name="ce1">
            <text:p>1,07</text:p>
          </table:table-cell>
          <table:table-cell office:value-type="float" office:value="0.25" table:style-name="ce1">
            <text:p>0,25</text:p>
          </table:table-cell>
          <table:table-cell office:value-type="float" office:value="0.02" table:style-name="ce1">
            <text:p>0,02</text:p>
          </table:table-cell>
          <table:table-cell office:value-type="float" office:value="0" table:style-name="ce1">
            <text:p>0</text:p>
          </table:table-cell>
          <table:table-cell office:value-type="float" office:value="32.730000000000004" table:style-name="ce1">
            <text:p>32,73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4.88" table:style-name="ce1">
            <text:p>14,88</text:p>
          </table:table-cell>
          <table:table-cell office:value-type="float" office:value="9.57" table:style-name="ce1">
            <text:p>9,57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1.7" table:style-name="ce1">
            <text:p>1,7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.01" table:style-name="ce1">
            <text:p>0,01</text:p>
          </table:table-cell>
          <table:table-cell office:value-type="float" office:value="35.67" table:style-name="ce1">
            <text:p>35,67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7.47" table:style-name="ce1">
            <text:p>17,47</text:p>
          </table:table-cell>
          <table:table-cell office:value-type="float" office:value="14.24" table:style-name="ce1">
            <text:p>14,24</text:p>
          </table:table-cell>
          <table:table-cell office:value-type="float" office:value="8.08" table:style-name="ce1">
            <text:p>8,08</text:p>
          </table:table-cell>
          <table:table-cell office:value-type="float" office:value="4.08" table:style-name="ce1">
            <text:p>4,08</text:p>
          </table:table-cell>
          <table:table-cell office:value-type="float" office:value="1.61" table:style-name="ce1">
            <text:p>1,61</text:p>
          </table:table-cell>
          <table:table-cell office:value-type="float" office:value="0.48" table:style-name="ce1">
            <text:p>0,4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04" table:style-name="ce1">
            <text:p>0,0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20.84" table:style-name="ce1">
            <text:p>720,84</text:p>
          </table:table-cell>
          <table:table-cell office:value-type="float" office:value="738.24" table:style-name="ce1">
            <text:p>738,24</text:p>
          </table:table-cell>
          <table:table-cell office:value-type="float" office:value="210.88" table:style-name="ce1">
            <text:p>210,88</text:p>
          </table:table-cell>
          <table:table-cell office:value-type="float" office:value="219.25" table:style-name="ce1">
            <text:p>219,25</text:p>
          </table:table-cell>
          <table:table-cell office:value-type="float" office:value="255.75" table:style-name="ce1">
            <text:p>255,75</text:p>
          </table:table-cell>
          <table:table-cell office:value-type="float" office:value="250.76000000000002" table:style-name="ce1">
            <text:p>250,76</text:p>
          </table:table-cell>
          <table:table-cell office:value-type="float" office:value="240.87" table:style-name="ce1">
            <text:p>240,87</text:p>
          </table:table-cell>
          <table:table-cell office:value-type="float" office:value="244.35" table:style-name="ce1">
            <text:p>244,35</text:p>
          </table:table-cell>
          <table:table-cell office:value-type="float" office:value="271.68" table:style-name="ce1">
            <text:p>271,68</text:p>
          </table:table-cell>
          <table:table-cell office:value-type="float" office:value="261.63" table:style-name="ce1">
            <text:p>261,63</text:p>
          </table:table-cell>
          <table:table-cell office:value-type="float" office:value="299.18" table:style-name="ce1">
            <text:p>299,18</text:p>
          </table:table-cell>
          <table:table-cell office:value-type="float" office:value="293.94" table:style-name="ce1">
            <text:p>293,94</text:p>
          </table:table-cell>
          <table:table-cell office:value-type="float" office:value="273.68" table:style-name="ce1">
            <text:p>273,68</text:p>
          </table:table-cell>
          <table:table-cell office:value-type="float" office:value="263.98" table:style-name="ce1">
            <text:p>263,98</text:p>
          </table:table-cell>
          <table:table-cell office:value-type="float" office:value="14.5" table:style-name="ce1">
            <text:p>14,5</text:p>
          </table:table-cell>
          <table:table-cell office:value-type="float" office:value="11.88" table:style-name="ce1">
            <text:p>11,88</text:p>
          </table:table-cell>
          <table:table-cell office:value-type="float" office:value="11.31" table:style-name="ce1">
            <text:p>11,31</text:p>
          </table:table-cell>
          <table:table-cell office:value-type="float" office:value="11.6" table:style-name="ce1">
            <text:p>11,6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2.96" table:style-name="ce1">
            <text:p>12,96</text:p>
          </table:table-cell>
          <table:table-cell office:value-type="float" office:value="13.26" table:style-name="ce1">
            <text:p>13,26</text:p>
          </table:table-cell>
          <table:table-cell office:value-type="float" office:value="6.19" table:style-name="ce1">
            <text:p>6,19</text:p>
          </table:table-cell>
          <table:table-cell office:value-type="float" office:value="2.04" table:style-name="ce1">
            <text:p>2,04</text:p>
          </table:table-cell>
          <table:table-cell office:value-type="float" office:value="4.0200000000000005" table:style-name="ce1">
            <text:p>4,02</text:p>
          </table:table-cell>
          <table:table-cell office:value-type="float" office:value="6.75" table:style-name="ce1">
            <text:p>6,75</text:p>
          </table:table-cell>
          <table:table-cell office:value-type="float" office:value="10.6" table:style-name="ce1">
            <text:p>10,6</text:p>
          </table:table-cell>
          <table:table-cell office:value-type="float" office:value="18.21" table:style-name="ce1">
            <text:p>18,21</text:p>
          </table:table-cell>
          <table:table-cell office:value-type="float" office:value="17.8" table:style-name="ce1">
            <text:p>17,8</text:p>
          </table:table-cell>
          <table:table-cell office:value-type="float" office:value="19.48" table:style-name="ce1">
            <text:p>19,48</text:p>
          </table:table-cell>
          <table:table-cell office:value-type="float" office:value="13.05" table:style-name="ce1">
            <text:p>13,05</text:p>
          </table:table-cell>
          <table:table-cell office:value-type="float" office:value="7.97" table:style-name="ce1">
            <text:p>7,97</text:p>
          </table:table-cell>
          <table:table-cell office:value-type="float" office:value="2.14" table:style-name="ce1">
            <text:p>2,14</text:p>
          </table:table-cell>
          <table:table-cell office:value-type="float" office:value="4.5600000000000005" table:style-name="ce1">
            <text:p>4,56</text:p>
          </table:table-cell>
          <table:table-cell office:value-type="float" office:value="8.34" table:style-name="ce1">
            <text:p>8,34</text:p>
          </table:table-cell>
          <table:table-cell office:value-type="float" office:value="11.82" table:style-name="ce1">
            <text:p>11,82</text:p>
          </table:table-cell>
          <table:table-cell office:value-type="float" office:value="15.99" table:style-name="ce1">
            <text:p>15,99</text:p>
          </table:table-cell>
          <table:table-cell office:value-type="float" office:value="18.740000000000002" table:style-name="ce1">
            <text:p>18,74</text:p>
          </table:table-cell>
          <table:table-cell office:value-type="float" office:value="17.57" table:style-name="ce1">
            <text:p>17,57</text:p>
          </table:table-cell>
          <table:table-cell office:value-type="float" office:value="13.16" table:style-name="ce1">
            <text:p>13,16</text:p>
          </table:table-cell>
          <table:table-cell office:value-type="float" office:value="6.57" table:style-name="ce1">
            <text:p>6,57</text:p>
          </table:table-cell>
          <table:table-cell office:value-type="float" office:value="2.89" table:style-name="ce1">
            <text:p>2,89</text:p>
          </table:table-cell>
          <table:table-cell office:value-type="float" office:value="0.34" table:style-name="ce1">
            <text:p>0,34</text:p>
          </table:table-cell>
          <table:table-cell office:value-type="float" office:value="1.49" table:style-name="ce1">
            <text:p>1,49</text:p>
          </table:table-cell>
          <table:table-cell office:value-type="float" office:value="5.09" table:style-name="ce1">
            <text:p>5,09</text:p>
          </table:table-cell>
          <table:table-cell office:value-type="float" office:value="11.05" table:style-name="ce1">
            <text:p>11,05</text:p>
          </table:table-cell>
          <table:table-cell office:value-type="float" office:value="17.3" table:style-name="ce1">
            <text:p>17,3</text:p>
          </table:table-cell>
          <table:table-cell office:value-type="float" office:value="20.51" table:style-name="ce1">
            <text:p>20,51</text:p>
          </table:table-cell>
          <table:table-cell office:value-type="float" office:value="18.95" table:style-name="ce1">
            <text:p>18,95</text:p>
          </table:table-cell>
          <table:table-cell office:value-type="float" office:value="13.72" table:style-name="ce1">
            <text:p>13,72</text:p>
          </table:table-cell>
          <table:table-cell office:value-type="float" office:value="7.75" table:style-name="ce1">
            <text:p>7,75</text:p>
          </table:table-cell>
          <table:table-cell office:value-type="float" office:value="3.1" table:style-name="ce1">
            <text:p>3,1</text:p>
          </table:table-cell>
          <table:table-cell office:value-type="float" office:value="1.02" table:style-name="ce1">
            <text:p>1,02</text:p>
          </table:table-cell>
          <table:table-cell office:value-type="float" office:value="0.03" table:style-name="ce1">
            <text:p>0,03</text:p>
          </table:table-cell>
          <table:table-cell office:value-type="float" office:value="14.35" table:style-name="ce1">
            <text:p>14,35</text:p>
          </table:table-cell>
          <table:table-cell office:value-type="float" office:value="12.83" table:style-name="ce1">
            <text:p>12,83</text:p>
          </table:table-cell>
          <table:table-cell office:value-type="float" office:value="16.34" table:style-name="ce1">
            <text:p>16,34</text:p>
          </table:table-cell>
          <table:table-cell office:value-type="float" office:value="19.2" table:style-name="ce1">
            <text:p>19,2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2.46" table:style-name="ce1">
            <text:p>12,46</text:p>
          </table:table-cell>
          <table:table-cell office:value-type="float" office:value="5.61" table:style-name="ce1">
            <text:p>5,61</text:p>
          </table:table-cell>
          <table:table-cell office:value-type="float" office:value="1.43" table:style-name="ce1">
            <text:p>1,43</text:p>
          </table:table-cell>
          <table:table-cell office:value-type="float" office:value="0.02" table:style-name="ce1">
            <text:p>0,02</text:p>
          </table:table-cell>
          <table:table-cell office:value-type="float" office:value="15.24" table:style-name="ce1">
            <text:p>15,24</text:p>
          </table:table-cell>
          <table:table-cell office:value-type="float" office:value="14.56" table:style-name="ce1">
            <text:p>14,56</text:p>
          </table:table-cell>
          <table:table-cell office:value-type="float" office:value="18.400000000000002" table:style-name="ce1">
            <text:p>18,4</text:p>
          </table:table-cell>
          <table:table-cell office:value-type="float" office:value="19.5" table:style-name="ce1">
            <text:p>19,5</text:p>
          </table:table-cell>
          <table:table-cell office:value-type="float" office:value="17.55" table:style-name="ce1">
            <text:p>17,55</text:p>
          </table:table-cell>
          <table:table-cell office:value-type="float" office:value="10.08" table:style-name="ce1">
            <text:p>10,08</text:p>
          </table:table-cell>
          <table:table-cell office:value-type="float" office:value="3.41" table:style-name="ce1">
            <text:p>3,41</text:p>
          </table:table-cell>
          <table:table-cell office:value-type="float" office:value="0.97" table:style-name="ce1">
            <text:p>0,97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" table:style-name="ce1">
            <text:p>0</text:p>
          </table:table-cell>
          <table:table-cell office:value-type="float" office:value="19.64" table:style-name="ce1">
            <text:p>19,64</text:p>
          </table:table-cell>
          <table:table-cell office:value-type="float" office:value="18.490000000000002" table:style-name="ce1">
            <text:p>18,49</text:p>
          </table:table-cell>
          <table:table-cell office:value-type="float" office:value="20.07" table:style-name="ce1">
            <text:p>20,07</text:p>
          </table:table-cell>
          <table:table-cell office:value-type="float" office:value="19.37" table:style-name="ce1">
            <text:p>19,37</text:p>
          </table:table-cell>
          <table:table-cell office:value-type="float" office:value="12.51" table:style-name="ce1">
            <text:p>12,51</text:p>
          </table:table-cell>
          <table:table-cell office:value-type="float" office:value="6.23" table:style-name="ce1">
            <text:p>6,23</text:p>
          </table:table-cell>
          <table:table-cell office:value-type="float" office:value="2.57" table:style-name="ce1">
            <text:p>2,57</text:p>
          </table:table-cell>
          <table:table-cell office:value-type="float" office:value="0.93" table:style-name="ce1">
            <text:p>0,93</text:p>
          </table:table-cell>
          <table:table-cell office:value-type="float" office:value="0.16" table:style-name="ce1">
            <text:p>0,16</text:p>
          </table:table-cell>
          <table:table-cell office:value-type="float" office:value="0.03" table:style-name="ce1">
            <text:p>0,03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15.780000000000001" table:style-name="ce1">
            <text:p>15,78</text:p>
          </table:table-cell>
          <table:table-cell office:value-type="float" office:value="19.740000000000002" table:style-name="ce1">
            <text:p>19,74</text:p>
          </table:table-cell>
          <table:table-cell office:value-type="float" office:value="19.22" table:style-name="ce1">
            <text:p>19,22</text:p>
          </table:table-cell>
          <table:table-cell office:value-type="float" office:value="14.33" table:style-name="ce1">
            <text:p>14,33</text:p>
          </table:table-cell>
          <table:table-cell office:value-type="float" office:value="7.7700000000000005" table:style-name="ce1">
            <text:p>7,77</text:p>
          </table:table-cell>
          <table:table-cell office:value-type="float" office:value="2.94" table:style-name="ce1">
            <text:p>2,94</text:p>
          </table:table-cell>
          <table:table-cell office:value-type="float" office:value="1.05" table:style-name="ce1">
            <text:p>1,05</text:p>
          </table:table-cell>
          <table:table-cell office:value-type="float" office:value="0.23" table:style-name="ce1">
            <text:p>0,23</text:p>
          </table:table-cell>
          <table:table-cell office:value-type="float" office:value="19.46" table:style-name="ce1">
            <text:p>19,46</text:p>
          </table:table-cell>
          <table:table-cell office:value-type="float" office:value="13.61" table:style-name="ce1">
            <text:p>13,61</text:p>
          </table:table-cell>
          <table:table-cell office:value-type="float" office:value="17.2" table:style-name="ce1">
            <text:p>17,2</text:p>
          </table:table-cell>
          <table:table-cell office:value-type="float" office:value="18.66" table:style-name="ce1">
            <text:p>18,66</text:p>
          </table:table-cell>
          <table:table-cell office:value-type="float" office:value="16.37" table:style-name="ce1">
            <text:p>16,37</text:p>
          </table:table-cell>
          <table:table-cell office:value-type="float" office:value="10.220000000000001" table:style-name="ce1">
            <text:p>10,22</text:p>
          </table:table-cell>
          <table:table-cell office:value-type="float" office:value="3.79" table:style-name="ce1">
            <text:p>3,79</text:p>
          </table:table-cell>
          <table:table-cell office:value-type="float" office:value="0.67" table:style-name="ce1">
            <text:p>0,67</text:p>
          </table:table-cell>
          <table:table-cell office:value-type="float" office:value="0.02" table:style-name="ce1">
            <text:p>0,02</text:p>
          </table:table-cell>
          <table:table-cell office:value-type="float" office:value="23.87" table:style-name="ce1">
            <text:p>23,87</text:p>
          </table:table-cell>
          <table:table-cell office:value-type="float" office:value="16.309999999999999" table:style-name="ce1">
            <text:p>16,31</text:p>
          </table:table-cell>
          <table:table-cell office:value-type="float" office:value="19.5" table:style-name="ce1">
            <text:p>19,5</text:p>
          </table:table-cell>
          <table:table-cell office:value-type="float" office:value="18.73" table:style-name="ce1">
            <text:p>18,73</text:p>
          </table:table-cell>
          <table:table-cell office:value-type="float" office:value="12.1" table:style-name="ce1">
            <text:p>12,1</text:p>
          </table:table-cell>
          <table:table-cell office:value-type="float" office:value="6.28" table:style-name="ce1">
            <text:p>6,28</text:p>
          </table:table-cell>
          <table:table-cell office:value-type="float" office:value="2.31" table:style-name="ce1">
            <text:p>2,31</text:p>
          </table:table-cell>
          <table:table-cell office:value-type="float" office:value="0.68" table:style-name="ce1">
            <text:p>0,68</text:p>
          </table:table-cell>
          <table:table-cell office:value-type="float" office:value="0.19" table:style-name="ce1">
            <text:p>0,19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9.18" table:style-name="ce1">
            <text:p>9,18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11.31" table:style-name="ce1">
            <text:p>11,31</text:p>
          </table:table-cell>
          <table:table-cell office:value-type="float" office:value="16.53" table:style-name="ce1">
            <text:p>16,53</text:p>
          </table:table-cell>
          <table:table-cell office:value-type="float" office:value="22.6" table:style-name="ce1">
            <text:p>22,6</text:p>
          </table:table-cell>
          <table:table-cell office:value-type="float" office:value="20.650000000000002" table:style-name="ce1">
            <text:p>20,65</text:p>
          </table:table-cell>
          <table:table-cell office:value-type="float" office:value="10.040000000000001" table:style-name="ce1">
            <text:p>10,04</text:p>
          </table:table-cell>
          <table:table-cell office:value-type="float" office:value="2.59" table:style-name="ce1">
            <text:p>2,5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.51" table:style-name="ce1">
            <text:p>10,51</text:p>
          </table:table-cell>
          <table:table-cell office:value-type="float" office:value="8.5" table:style-name="ce1">
            <text:p>8,5</text:p>
          </table:table-cell>
          <table:table-cell office:value-type="float" office:value="14.82" table:style-name="ce1">
            <text:p>14,82</text:p>
          </table:table-cell>
          <table:table-cell office:value-type="float" office:value="19.7" table:style-name="ce1">
            <text:p>19,7</text:p>
          </table:table-cell>
          <table:table-cell office:value-type="float" office:value="18.39" table:style-name="ce1">
            <text:p>18,39</text:p>
          </table:table-cell>
          <table:table-cell office:value-type="float" office:value="14.82" table:style-name="ce1">
            <text:p>14,82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3.29" table:style-name="ce1">
            <text:p>3,29</text:p>
          </table:table-cell>
          <table:table-cell office:value-type="float" office:value="1.3800000000000001" table:style-name="ce1">
            <text:p>1,38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18.71" table:style-name="ce1">
            <text:p>18,71</text:p>
          </table:table-cell>
          <table:table-cell office:value-type="float" office:value="13.13" table:style-name="ce1">
            <text:p>13,13</text:p>
          </table:table-cell>
          <table:table-cell office:value-type="float" office:value="16.77" table:style-name="ce1">
            <text:p>16,77</text:p>
          </table:table-cell>
          <table:table-cell office:value-type="float" office:value="18.5" table:style-name="ce1">
            <text:p>18,5</text:p>
          </table:table-cell>
          <table:table-cell office:value-type="float" office:value="16.82" table:style-name="ce1">
            <text:p>16,82</text:p>
          </table:table-cell>
          <table:table-cell office:value-type="float" office:value="10.98" table:style-name="ce1">
            <text:p>10,98</text:p>
          </table:table-cell>
          <table:table-cell office:value-type="float" office:value="4.25" table:style-name="ce1">
            <text:p>4,25</text:p>
          </table:table-cell>
          <table:table-cell office:value-type="float" office:value="0.81" table:style-name="ce1">
            <text:p>0,81</text:p>
          </table:table-cell>
          <table:table-cell office:value-type="float" office:value="0.02" table:style-name="ce1">
            <text:p>0,02</text:p>
          </table:table-cell>
          <table:table-cell office:value-type="float" office:value="22.900000000000002" table:style-name="ce1">
            <text:p>22,9</text:p>
          </table:table-cell>
          <table:table-cell office:value-type="float" office:value="15.74" table:style-name="ce1">
            <text:p>15,74</text:p>
          </table:table-cell>
          <table:table-cell office:value-type="float" office:value="19.16" table:style-name="ce1">
            <text:p>19,16</text:p>
          </table:table-cell>
          <table:table-cell office:value-type="float" office:value="18.8" table:style-name="ce1">
            <text:p>18,8</text:p>
          </table:table-cell>
          <table:table-cell office:value-type="float" office:value="12.56" table:style-name="ce1">
            <text:p>12,56</text:p>
          </table:table-cell>
          <table:table-cell office:value-type="float" office:value="6.9" table:style-name="ce1">
            <text:p>6,9</text:p>
          </table:table-cell>
          <table:table-cell office:value-type="float" office:value="2.75" table:style-name="ce1">
            <text:p>2,75</text:p>
          </table:table-cell>
          <table:table-cell office:value-type="float" office:value="0.87" table:style-name="ce1">
            <text:p>0,87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28.1" table:style-name="ce1">
            <text:p>728,1</text:p>
          </table:table-cell>
          <table:table-cell office:value-type="float" office:value="742.42" table:style-name="ce1">
            <text:p>742,42</text:p>
          </table:table-cell>
          <table:table-cell office:value-type="float" office:value="210.22" table:style-name="ce1">
            <text:p>210,22</text:p>
          </table:table-cell>
          <table:table-cell office:value-type="float" office:value="218.37" table:style-name="ce1">
            <text:p>218,37</text:p>
          </table:table-cell>
          <table:table-cell office:value-type="float" office:value="256.09000000000003" table:style-name="ce1">
            <text:p>256,09</text:p>
          </table:table-cell>
          <table:table-cell office:value-type="float" office:value="254.29" table:style-name="ce1">
            <text:p>254,29</text:p>
          </table:table-cell>
          <table:table-cell office:value-type="float" office:value="239.1" table:style-name="ce1">
            <text:p>239,1</text:p>
          </table:table-cell>
          <table:table-cell office:value-type="float" office:value="245.66" table:style-name="ce1">
            <text:p>245,66</text:p>
          </table:table-cell>
          <table:table-cell office:value-type="float" office:value="267.57" table:style-name="ce1">
            <text:p>267,57</text:p>
          </table:table-cell>
          <table:table-cell office:value-type="float" office:value="261.34000000000003" table:style-name="ce1">
            <text:p>261,34</text:p>
          </table:table-cell>
          <table:table-cell office:value-type="float" office:value="291.87" table:style-name="ce1">
            <text:p>291,87</text:p>
          </table:table-cell>
          <table:table-cell office:value-type="float" office:value="288.35000000000002" table:style-name="ce1">
            <text:p>288,35</text:p>
          </table:table-cell>
          <table:table-cell office:value-type="float" office:value="269.18" table:style-name="ce1">
            <text:p>269,18</text:p>
          </table:table-cell>
          <table:table-cell office:value-type="float" office:value="263.12" table:style-name="ce1">
            <text:p>263,12</text:p>
          </table:table-cell>
          <table:table-cell office:value-type="float" office:value="11.36" table:style-name="ce1">
            <text:p>11,36</text:p>
          </table:table-cell>
          <table:table-cell office:value-type="float" office:value="8.61" table:style-name="ce1">
            <text:p>8,61</text:p>
          </table:table-cell>
          <table:table-cell office:value-type="float" office:value="12.96" table:style-name="ce1">
            <text:p>12,96</text:p>
          </table:table-cell>
          <table:table-cell office:value-type="float" office:value="13.83" table:style-name="ce1">
            <text:p>13,83</text:p>
          </table:table-cell>
          <table:table-cell office:value-type="float" office:value="11.48" table:style-name="ce1">
            <text:p>11,48</text:p>
          </table:table-cell>
          <table:table-cell office:value-type="float" office:value="16.990000000000002" table:style-name="ce1">
            <text:p>16,99</text:p>
          </table:table-cell>
          <table:table-cell office:value-type="float" office:value="15.05" table:style-name="ce1">
            <text:p>15,05</text:p>
          </table:table-cell>
          <table:table-cell office:value-type="float" office:value="7.38" table:style-name="ce1">
            <text:p>7,38</text:p>
          </table:table-cell>
          <table:table-cell office:value-type="float" office:value="2.33" table:style-name="ce1">
            <text:p>2,33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6.28" table:style-name="ce1">
            <text:p>6,28</text:p>
          </table:table-cell>
          <table:table-cell office:value-type="float" office:value="10.700000000000001" table:style-name="ce1">
            <text:p>10,7</text:p>
          </table:table-cell>
          <table:table-cell office:value-type="float" office:value="19.59" table:style-name="ce1">
            <text:p>19,59</text:p>
          </table:table-cell>
          <table:table-cell office:value-type="float" office:value="20.2" table:style-name="ce1">
            <text:p>20,2</text:p>
          </table:table-cell>
          <table:table-cell office:value-type="float" office:value="12.96" table:style-name="ce1">
            <text:p>12,96</text:p>
          </table:table-cell>
          <table:table-cell office:value-type="float" office:value="12.89" table:style-name="ce1">
            <text:p>12,89</text:p>
          </table:table-cell>
          <table:table-cell office:value-type="float" office:value="7.92" table:style-name="ce1">
            <text:p>7,92</text:p>
          </table:table-cell>
          <table:table-cell office:value-type="float" office:value="7.03" table:style-name="ce1">
            <text:p>7,03</text:p>
          </table:table-cell>
          <table:table-cell office:value-type="float" office:value="4.74" table:style-name="ce1">
            <text:p>4,74</text:p>
          </table:table-cell>
          <table:table-cell office:value-type="float" office:value="8.91" table:style-name="ce1">
            <text:p>8,91</text:p>
          </table:table-cell>
          <table:table-cell office:value-type="float" office:value="12.27" table:style-name="ce1">
            <text:p>12,27</text:p>
          </table:table-cell>
          <table:table-cell office:value-type="float" office:value="15.75" table:style-name="ce1">
            <text:p>15,75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7.48" table:style-name="ce1">
            <text:p>17,48</text:p>
          </table:table-cell>
          <table:table-cell office:value-type="float" office:value="12.67" table:style-name="ce1">
            <text:p>12,67</text:p>
          </table:table-cell>
          <table:table-cell office:value-type="float" office:value="6.71" table:style-name="ce1">
            <text:p>6,71</text:p>
          </table:table-cell>
          <table:table-cell office:value-type="float" office:value="3.11" table:style-name="ce1">
            <text:p>3,11</text:p>
          </table:table-cell>
          <table:table-cell office:value-type="float" office:value="0.38" table:style-name="ce1">
            <text:p>0,38</text:p>
          </table:table-cell>
          <table:table-cell office:value-type="float" office:value="1.58" table:style-name="ce1">
            <text:p>1,58</text:p>
          </table:table-cell>
          <table:table-cell office:value-type="float" office:value="5.5200000000000005" table:style-name="ce1">
            <text:p>5,52</text:p>
          </table:table-cell>
          <table:table-cell office:value-type="float" office:value="11.700000000000001" table:style-name="ce1">
            <text:p>11,7</text:p>
          </table:table-cell>
          <table:table-cell office:value-type="float" office:value="17.350000000000001" table:style-name="ce1">
            <text:p>17,35</text:p>
          </table:table-cell>
          <table:table-cell office:value-type="float" office:value="19.88" table:style-name="ce1">
            <text:p>19,88</text:p>
          </table:table-cell>
          <table:table-cell office:value-type="float" office:value="18.52" table:style-name="ce1">
            <text:p>18,52</text:p>
          </table:table-cell>
          <table:table-cell office:value-type="float" office:value="13.5" table:style-name="ce1">
            <text:p>13,5</text:p>
          </table:table-cell>
          <table:table-cell office:value-type="float" office:value="7.6000000000000005" table:style-name="ce1">
            <text:p>7,6</text:p>
          </table:table-cell>
          <table:table-cell office:value-type="float" office:value="3.21" table:style-name="ce1">
            <text:p>3,21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0.03" table:style-name="ce1">
            <text:p>0,03</text:p>
          </table:table-cell>
          <table:table-cell office:value-type="float" office:value="14.76" table:style-name="ce1">
            <text:p>14,76</text:p>
          </table:table-cell>
          <table:table-cell office:value-type="float" office:value="12.31" table:style-name="ce1">
            <text:p>12,31</text:p>
          </table:table-cell>
          <table:table-cell office:value-type="float" office:value="16.23" table:style-name="ce1">
            <text:p>16,23</text:p>
          </table:table-cell>
          <table:table-cell office:value-type="float" office:value="18.75" table:style-name="ce1">
            <text:p>18,75</text:p>
          </table:table-cell>
          <table:table-cell office:value-type="float" office:value="17.78" table:style-name="ce1">
            <text:p>17,78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5.9" table:style-name="ce1">
            <text:p>5,9</text:p>
          </table:table-cell>
          <table:table-cell office:value-type="float" office:value="1.53" table:style-name="ce1">
            <text:p>1,53</text:p>
          </table:table-cell>
          <table:table-cell office:value-type="float" office:value="0.04" table:style-name="ce1">
            <text:p>0,04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3.26" table:style-name="ce1">
            <text:p>13,26</text:p>
          </table:table-cell>
          <table:table-cell office:value-type="float" office:value="17.22" table:style-name="ce1">
            <text:p>17,22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11.53" table:style-name="ce1">
            <text:p>11,53</text:p>
          </table:table-cell>
          <table:table-cell office:value-type="float" office:value="4.34" table:style-name="ce1">
            <text:p>4,34</text:p>
          </table:table-cell>
          <table:table-cell office:value-type="float" office:value="1.25" table:style-name="ce1">
            <text:p>1,25</text:p>
          </table:table-cell>
          <table:table-cell office:value-type="float" office:value="0.36" table:style-name="ce1">
            <text:p>0,36</text:p>
          </table:table-cell>
          <table:table-cell office:value-type="float" office:value="0" table:style-name="ce1">
            <text:p>0</text:p>
          </table:table-cell>
          <table:table-cell office:value-type="float" office:value="21.48" table:style-name="ce1">
            <text:p>21,48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20.25" table:style-name="ce1">
            <text:p>20,25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11.88" table:style-name="ce1">
            <text:p>11,88</text:p>
          </table:table-cell>
          <table:table-cell office:value-type="float" office:value="6.5200000000000005" table:style-name="ce1">
            <text:p>6,52</text:p>
          </table:table-cell>
          <table:table-cell office:value-type="float" office:value="2.65" table:style-name="ce1">
            <text:p>2,65</text:p>
          </table:table-cell>
          <table:table-cell office:value-type="float" office:value="0.77" table:style-name="ce1">
            <text:p>0,77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03" table:style-name="ce1">
            <text:p>0,03</text:p>
          </table:table-cell>
          <table:table-cell office:value-type="float" office:value="19.23" table:style-name="ce1">
            <text:p>19,23</text:p>
          </table:table-cell>
          <table:table-cell office:value-type="float" office:value="15.72" table:style-name="ce1">
            <text:p>15,72</text:p>
          </table:table-cell>
          <table:table-cell office:value-type="float" office:value="18.73" table:style-name="ce1">
            <text:p>18,73</text:p>
          </table:table-cell>
          <table:table-cell office:value-type="float" office:value="17.87" table:style-name="ce1">
            <text:p>17,87</text:p>
          </table:table-cell>
          <table:table-cell office:value-type="float" office:value="14.63" table:style-name="ce1">
            <text:p>14,63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3.77" table:style-name="ce1">
            <text:p>3,77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0.22" table:style-name="ce1">
            <text:p>0,22</text:p>
          </table:table-cell>
          <table:table-cell office:value-type="float" office:value="21.75" table:style-name="ce1">
            <text:p>21,75</text:p>
          </table:table-cell>
          <table:table-cell office:value-type="float" office:value="14.76" table:style-name="ce1">
            <text:p>14,76</text:p>
          </table:table-cell>
          <table:table-cell office:value-type="float" office:value="17.690000000000001" table:style-name="ce1">
            <text:p>17,69</text:p>
          </table:table-cell>
          <table:table-cell office:value-type="float" office:value="18.03" table:style-name="ce1">
            <text:p>18,03</text:p>
          </table:table-cell>
          <table:table-cell office:value-type="float" office:value="14.85" table:style-name="ce1">
            <text:p>14,85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3.34" table:style-name="ce1">
            <text:p>3,34</text:p>
          </table:table-cell>
          <table:table-cell office:value-type="float" office:value="0.59" table:style-name="ce1">
            <text:p>0,59</text:p>
          </table:table-cell>
          <table:table-cell office:value-type="float" office:value="0.02" table:style-name="ce1">
            <text:p>0,02</text:p>
          </table:table-cell>
          <table:table-cell office:value-type="float" office:value="24.86" table:style-name="ce1">
            <text:p>24,86</text:p>
          </table:table-cell>
          <table:table-cell office:value-type="float" office:value="16.240000000000002" table:style-name="ce1">
            <text:p>16,24</text:p>
          </table:table-cell>
          <table:table-cell office:value-type="float" office:value="18.740000000000002" table:style-name="ce1">
            <text:p>18,74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2.09" table:style-name="ce1">
            <text:p>12,09</text:p>
          </table:table-cell>
          <table:table-cell office:value-type="float" office:value="6.55" table:style-name="ce1">
            <text:p>6,55</text:p>
          </table:table-cell>
          <table:table-cell office:value-type="float" office:value="2.56" table:style-name="ce1">
            <text:p>2,56</text:p>
          </table:table-cell>
          <table:table-cell office:value-type="float" office:value="0.79" table:style-name="ce1">
            <text:p>0,79</text:p>
          </table:table-cell>
          <table:table-cell office:value-type="float" office:value="0.2" table:style-name="ce1">
            <text:p>0,2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1.450000000000001" table:style-name="ce1">
            <text:p>11,45</text:p>
          </table:table-cell>
          <table:table-cell office:value-type="float" office:value="9.15" table:style-name="ce1">
            <text:p>9,15</text:p>
          </table:table-cell>
          <table:table-cell office:value-type="float" office:value="13.51" table:style-name="ce1">
            <text:p>13,51</text:p>
          </table:table-cell>
          <table:table-cell office:value-type="float" office:value="17.59" table:style-name="ce1">
            <text:p>17,59</text:p>
          </table:table-cell>
          <table:table-cell office:value-type="float" office:value="19.62" table:style-name="ce1">
            <text:p>19,62</text:p>
          </table:table-cell>
          <table:table-cell office:value-type="float" office:value="17.77" table:style-name="ce1">
            <text:p>17,77</text:p>
          </table:table-cell>
          <table:table-cell office:value-type="float" office:value="8.7000000000000011" table:style-name="ce1">
            <text:p>8,7</text:p>
          </table:table-cell>
          <table:table-cell office:value-type="float" office:value="2.15" table:style-name="ce1">
            <text:p>2,15</text:p>
          </table:table-cell>
          <table:table-cell office:value-type="float" office:value="0.06" table:style-name="ce1">
            <text:p>0,06</text:p>
          </table:table-cell>
          <table:table-cell office:value-type="float" office:value="12.77" table:style-name="ce1">
            <text:p>12,77</text:p>
          </table:table-cell>
          <table:table-cell office:value-type="float" office:value="10.620000000000001" table:style-name="ce1">
            <text:p>10,62</text:p>
          </table:table-cell>
          <table:table-cell office:value-type="float" office:value="15.24" table:style-name="ce1">
            <text:p>15,24</text:p>
          </table:table-cell>
          <table:table-cell office:value-type="float" office:value="19.02" table:style-name="ce1">
            <text:p>19,02</text:p>
          </table:table-cell>
          <table:table-cell office:value-type="float" office:value="16.97" table:style-name="ce1">
            <text:p>16,97</text:p>
          </table:table-cell>
          <table:table-cell office:value-type="float" office:value="13.35" table:style-name="ce1">
            <text:p>13,35</text:p>
          </table:table-cell>
          <table:table-cell office:value-type="float" office:value="7.57" table:style-name="ce1">
            <text:p>7,57</text:p>
          </table:table-cell>
          <table:table-cell office:value-type="float" office:value="3.16" table:style-name="ce1">
            <text:p>3,16</text:p>
          </table:table-cell>
          <table:table-cell office:value-type="float" office:value="1.07" table:style-name="ce1">
            <text:p>1,07</text:p>
          </table:table-cell>
          <table:table-cell office:value-type="float" office:value="0.21" table:style-name="ce1">
            <text:p>0,21</text:p>
          </table:table-cell>
          <table:table-cell office:value-type="float" office:value="0" table:style-name="ce1">
            <text:p>0</text:p>
          </table:table-cell>
          <table:table-cell office:value-type="float" office:value="21.07" table:style-name="ce1">
            <text:p>21,07</text:p>
          </table:table-cell>
          <table:table-cell office:value-type="float" office:value="14.39" table:style-name="ce1">
            <text:p>14,39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18" table:style-name="ce1">
            <text:p>18</text:p>
          </table:table-cell>
          <table:table-cell office:value-type="float" office:value="15.16" table:style-name="ce1">
            <text:p>15,16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3.69" table:style-name="ce1">
            <text:p>3,69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0.02" table:style-name="ce1">
            <text:p>0,02</text:p>
          </table:table-cell>
          <table:table-cell office:value-type="float" office:value="24.060000000000002" table:style-name="ce1">
            <text:p>24,06</text:p>
          </table:table-cell>
          <table:table-cell office:value-type="float" office:value="15.870000000000001" table:style-name="ce1">
            <text:p>15,87</text:p>
          </table:table-cell>
          <table:table-cell office:value-type="float" office:value="18.5" table:style-name="ce1">
            <text:p>18,5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2.42" table:style-name="ce1">
            <text:p>12,42</text:p>
          </table:table-cell>
          <table:table-cell office:value-type="float" office:value="7" table:style-name="ce1">
            <text:p>7</text:p>
          </table:table-cell>
          <table:table-cell office:value-type="float" office:value="2.89" table:style-name="ce1">
            <text:p>2,89</text:p>
          </table:table-cell>
          <table:table-cell office:value-type="float" office:value="0.95000000000000007" table:style-name="ce1">
            <text:p>0,95</text:p>
          </table:table-cell>
          <table:table-cell office:value-type="float" office:value="0.26" table:style-name="ce1">
            <text:p>0,26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25.08" table:style-name="ce1">
            <text:p>725,08</text:p>
          </table:table-cell>
          <table:table-cell office:value-type="float" office:value="740.68000000000006" table:style-name="ce1">
            <text:p>740,68</text:p>
          </table:table-cell>
          <table:table-cell office:value-type="float" office:value="210.47" table:style-name="ce1">
            <text:p>210,47</text:p>
          </table:table-cell>
          <table:table-cell office:value-type="float" office:value="218.70000000000002" table:style-name="ce1">
            <text:p>218,7</text:p>
          </table:table-cell>
          <table:table-cell office:value-type="float" office:value="256.02" table:style-name="ce1">
            <text:p>256,02</text:p>
          </table:table-cell>
          <table:table-cell office:value-type="float" office:value="253.53" table:style-name="ce1">
            <text:p>253,53</text:p>
          </table:table-cell>
          <table:table-cell office:value-type="float" office:value="239.48000000000002" table:style-name="ce1">
            <text:p>239,48</text:p>
          </table:table-cell>
          <table:table-cell office:value-type="float" office:value="245.38" table:style-name="ce1">
            <text:p>245,38</text:p>
          </table:table-cell>
          <table:table-cell office:value-type="float" office:value="268.44" table:style-name="ce1">
            <text:p>268,44</text:p>
          </table:table-cell>
          <table:table-cell office:value-type="float" office:value="261.39999999999998" table:style-name="ce1">
            <text:p>261,4</text:p>
          </table:table-cell>
          <table:table-cell office:value-type="float" office:value="293.54000000000002" table:style-name="ce1">
            <text:p>293,54</text:p>
          </table:table-cell>
          <table:table-cell office:value-type="float" office:value="289.63" table:style-name="ce1">
            <text:p>289,63</text:p>
          </table:table-cell>
          <table:table-cell office:value-type="float" office:value="270.13" table:style-name="ce1">
            <text:p>270,13</text:p>
          </table:table-cell>
          <table:table-cell office:value-type="float" office:value="263.31" table:style-name="ce1">
            <text:p>263,31</text:p>
          </table:table-cell>
          <table:table-cell office:value-type="float" office:value="12.67" table:style-name="ce1">
            <text:p>12,67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12.27" table:style-name="ce1">
            <text:p>12,27</text:p>
          </table:table-cell>
          <table:table-cell office:value-type="float" office:value="12.9" table:style-name="ce1">
            <text:p>12,9</text:p>
          </table:table-cell>
          <table:table-cell office:value-type="float" office:value="13.47" table:style-name="ce1">
            <text:p>13,47</text:p>
          </table:table-cell>
          <table:table-cell office:value-type="float" office:value="15.32" table:style-name="ce1">
            <text:p>15,32</text:p>
          </table:table-cell>
          <table:table-cell office:value-type="float" office:value="14.3" table:style-name="ce1">
            <text:p>14,3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2.21" table:style-name="ce1">
            <text:p>2,21</text:p>
          </table:table-cell>
          <table:table-cell office:value-type="float" office:value="3.09" table:style-name="ce1">
            <text:p>3,09</text:p>
          </table:table-cell>
          <table:table-cell office:value-type="float" office:value="6.47" table:style-name="ce1">
            <text:p>6,47</text:p>
          </table:table-cell>
          <table:table-cell office:value-type="float" office:value="10.66" table:style-name="ce1">
            <text:p>10,66</text:p>
          </table:table-cell>
          <table:table-cell office:value-type="float" office:value="19.010000000000002" table:style-name="ce1">
            <text:p>19,01</text:p>
          </table:table-cell>
          <table:table-cell office:value-type="float" office:value="19.2" table:style-name="ce1">
            <text:p>19,2</text:p>
          </table:table-cell>
          <table:table-cell office:value-type="float" office:value="15.67" table:style-name="ce1">
            <text:p>15,67</text:p>
          </table:table-cell>
          <table:table-cell office:value-type="float" office:value="12.950000000000001" table:style-name="ce1">
            <text:p>12,95</text:p>
          </table:table-cell>
          <table:table-cell office:value-type="float" office:value="7.94" table:style-name="ce1">
            <text:p>7,94</text:p>
          </table:table-cell>
          <table:table-cell office:value-type="float" office:value="4.99" table:style-name="ce1">
            <text:p>4,99</text:p>
          </table:table-cell>
          <table:table-cell office:value-type="float" office:value="4.67" table:style-name="ce1">
            <text:p>4,67</text:p>
          </table:table-cell>
          <table:table-cell office:value-type="float" office:value="8.69" table:style-name="ce1">
            <text:p>8,69</text:p>
          </table:table-cell>
          <table:table-cell office:value-type="float" office:value="12.1" table:style-name="ce1">
            <text:p>12,1</text:p>
          </table:table-cell>
          <table:table-cell office:value-type="float" office:value="15.84" table:style-name="ce1">
            <text:p>15,84</text:p>
          </table:table-cell>
          <table:table-cell office:value-type="float" office:value="18.28" table:style-name="ce1">
            <text:p>18,28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2.86" table:style-name="ce1">
            <text:p>12,86</text:p>
          </table:table-cell>
          <table:table-cell office:value-type="float" office:value="6.66" table:style-name="ce1">
            <text:p>6,66</text:p>
          </table:table-cell>
          <table:table-cell office:value-type="float" office:value="3.0300000000000002" table:style-name="ce1">
            <text:p>3,03</text:p>
          </table:table-cell>
          <table:table-cell office:value-type="float" office:value="0.37" table:style-name="ce1">
            <text:p>0,37</text:p>
          </table:table-cell>
          <table:table-cell office:value-type="float" office:value="1.55" table:style-name="ce1">
            <text:p>1,55</text:p>
          </table:table-cell>
          <table:table-cell office:value-type="float" office:value="5.3500000000000005" table:style-name="ce1">
            <text:p>5,35</text:p>
          </table:table-cell>
          <table:table-cell office:value-type="float" office:value="11.46" table:style-name="ce1">
            <text:p>11,46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20.12" table:style-name="ce1">
            <text:p>20,12</text:p>
          </table:table-cell>
          <table:table-cell office:value-type="float" office:value="18.68" table:style-name="ce1">
            <text:p>18,68</text:p>
          </table:table-cell>
          <table:table-cell office:value-type="float" office:value="13.58" table:style-name="ce1">
            <text:p>13,58</text:p>
          </table:table-cell>
          <table:table-cell office:value-type="float" office:value="7.66" table:style-name="ce1">
            <text:p>7,66</text:p>
          </table:table-cell>
          <table:table-cell office:value-type="float" office:value="3.17" table:style-name="ce1">
            <text:p>3,17</text:p>
          </table:table-cell>
          <table:table-cell office:value-type="float" office:value="1.07" table:style-name="ce1">
            <text:p>1,07</text:p>
          </table:table-cell>
          <table:table-cell office:value-type="float" office:value="0.03" table:style-name="ce1">
            <text:p>0,03</text:p>
          </table:table-cell>
          <table:table-cell office:value-type="float" office:value="14.67" table:style-name="ce1">
            <text:p>14,67</text:p>
          </table:table-cell>
          <table:table-cell office:value-type="float" office:value="12.42" table:style-name="ce1">
            <text:p>12,42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8.84" table:style-name="ce1">
            <text:p>18,84</text:p>
          </table:table-cell>
          <table:table-cell office:value-type="float" office:value="17.78" table:style-name="ce1">
            <text:p>17,78</text:p>
          </table:table-cell>
          <table:table-cell office:value-type="float" office:value="12.64" table:style-name="ce1">
            <text:p>12,64</text:p>
          </table:table-cell>
          <table:table-cell office:value-type="float" office:value="5.84" table:style-name="ce1">
            <text:p>5,84</text:p>
          </table:table-cell>
          <table:table-cell office:value-type="float" office:value="1.51" table:style-name="ce1">
            <text:p>1,51</text:p>
          </table:table-cell>
          <table:table-cell office:value-type="float" office:value="0.03" table:style-name="ce1">
            <text:p>0,03</text:p>
          </table:table-cell>
          <table:table-cell office:value-type="float" office:value="14.620000000000001" table:style-name="ce1">
            <text:p>14,62</text:p>
          </table:table-cell>
          <table:table-cell office:value-type="float" office:value="13.540000000000001" table:style-name="ce1">
            <text:p>13,54</text:p>
          </table:table-cell>
          <table:table-cell office:value-type="float" office:value="17.47" table:style-name="ce1">
            <text:p>17,47</text:p>
          </table:table-cell>
          <table:table-cell office:value-type="float" office:value="19.22" table:style-name="ce1">
            <text:p>19,22</text:p>
          </table:table-cell>
          <table:table-cell office:value-type="float" office:value="18.25" table:style-name="ce1">
            <text:p>18,25</text:p>
          </table:table-cell>
          <table:table-cell office:value-type="float" office:value="11.22" table:style-name="ce1">
            <text:p>11,22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1.19" table:style-name="ce1">
            <text:p>1,19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21.09" table:style-name="ce1">
            <text:p>21,09</text:p>
          </table:table-cell>
          <table:table-cell office:value-type="float" office:value="18.78" table:style-name="ce1">
            <text:p>18,78</text:p>
          </table:table-cell>
          <table:table-cell office:value-type="float" office:value="20.21" table:style-name="ce1">
            <text:p>20,21</text:p>
          </table:table-cell>
          <table:table-cell office:value-type="float" office:value="17.84" table:style-name="ce1">
            <text:p>17,84</text:p>
          </table:table-cell>
          <table:table-cell office:value-type="float" office:value="12.02" table:style-name="ce1">
            <text:p>12,02</text:p>
          </table:table-cell>
          <table:table-cell office:value-type="float" office:value="6.46" table:style-name="ce1">
            <text:p>6,46</text:p>
          </table:table-cell>
          <table:table-cell office:value-type="float" office:value="2.63" table:style-name="ce1">
            <text:p>2,63</text:p>
          </table:table-cell>
          <table:table-cell office:value-type="float" office:value="0.81" table:style-name="ce1">
            <text:p>0,8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03" table:style-name="ce1">
            <text:p>0,03</text:p>
          </table:table-cell>
          <table:table-cell office:value-type="float" office:value="19.170000000000002" table:style-name="ce1">
            <text:p>19,17</text:p>
          </table:table-cell>
          <table:table-cell office:value-type="float" office:value="15.73" table:style-name="ce1">
            <text:p>15,73</text:p>
          </table:table-cell>
          <table:table-cell office:value-type="float" office:value="18.95" table:style-name="ce1">
            <text:p>18,95</text:p>
          </table:table-cell>
          <table:table-cell office:value-type="float" office:value="18.16" table:style-name="ce1">
            <text:p>18,16</text:p>
          </table:table-cell>
          <table:table-cell office:value-type="float" office:value="14.57" table:style-name="ce1">
            <text:p>14,57</text:p>
          </table:table-cell>
          <table:table-cell office:value-type="float" office:value="8.52" table:style-name="ce1">
            <text:p>8,52</text:p>
          </table:table-cell>
          <table:table-cell office:value-type="float" office:value="3.59" table:style-name="ce1">
            <text:p>3,5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22" table:style-name="ce1">
            <text:p>0,22</text:p>
          </table:table-cell>
          <table:table-cell office:value-type="float" office:value="21.27" table:style-name="ce1">
            <text:p>21,27</text:p>
          </table:table-cell>
          <table:table-cell office:value-type="float" office:value="14.52" table:style-name="ce1">
            <text:p>14,52</text:p>
          </table:table-cell>
          <table:table-cell office:value-type="float" office:value="17.59" table:style-name="ce1">
            <text:p>17,59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15.17" table:style-name="ce1">
            <text:p>15,17</text:p>
          </table:table-cell>
          <table:table-cell office:value-type="float" office:value="9.24" table:style-name="ce1">
            <text:p>9,24</text:p>
          </table:table-cell>
          <table:table-cell office:value-type="float" office:value="3.43" table:style-name="ce1">
            <text:p>3,43</text:p>
          </table:table-cell>
          <table:table-cell office:value-type="float" office:value="0.6" table:style-name="ce1">
            <text:p>0,6</text:p>
          </table:table-cell>
          <table:table-cell office:value-type="float" office:value="0.02" table:style-name="ce1">
            <text:p>0,02</text:p>
          </table:table-cell>
          <table:table-cell office:value-type="float" office:value="24.650000000000002" table:style-name="ce1">
            <text:p>24,65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8.900000000000002" table:style-name="ce1">
            <text:p>18,9</text:p>
          </table:table-cell>
          <table:table-cell office:value-type="float" office:value="18.09" table:style-name="ce1">
            <text:p>18,09</text:p>
          </table:table-cell>
          <table:table-cell office:value-type="float" office:value="12.09" table:style-name="ce1">
            <text:p>12,09</text:p>
          </table:table-cell>
          <table:table-cell office:value-type="float" office:value="6.49" table:style-name="ce1">
            <text:p>6,49</text:p>
          </table:table-cell>
          <table:table-cell office:value-type="float" office:value="2.5100000000000002" table:style-name="ce1">
            <text:p>2,51</text:p>
          </table:table-cell>
          <table:table-cell office:value-type="float" office:value="0.77" table:style-name="ce1">
            <text:p>0,77</text:p>
          </table:table-cell>
          <table:table-cell office:value-type="float" office:value="0.2" table:style-name="ce1">
            <text:p>0,2</text:p>
          </table:table-cell>
          <table:table-cell office:value-type="float" office:value="0.04" table:style-name="ce1">
            <text:p>0,04</text:p>
          </table:table-cell>
          <table:table-cell office:value-type="float" office:value="0" table:style-name="ce1">
            <text:p>0</text:p>
          </table:table-cell>
          <table:table-cell office:value-type="float" office:value="10.93" table:style-name="ce1">
            <text:p>10,93</text:p>
          </table:table-cell>
          <table:table-cell office:value-type="float" office:value="8.66" table:style-name="ce1">
            <text:p>8,66</text:p>
          </table:table-cell>
          <table:table-cell office:value-type="float" office:value="13.01" table:style-name="ce1">
            <text:p>13,01</text:p>
          </table:table-cell>
          <table:table-cell office:value-type="float" office:value="17.34" table:style-name="ce1">
            <text:p>17,34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18.43" table:style-name="ce1">
            <text:p>18,43</text:p>
          </table:table-cell>
          <table:table-cell office:value-type="float" office:value="9.01" table:style-name="ce1">
            <text:p>9,01</text:p>
          </table:table-cell>
          <table:table-cell office:value-type="float" office:value="2.25" table:style-name="ce1">
            <text:p>2,25</text:p>
          </table:table-cell>
          <table:table-cell office:value-type="float" office:value="0.06" table:style-name="ce1">
            <text:p>0,06</text:p>
          </table:table-cell>
          <table:table-cell office:value-type="float" office:value="12.26" table:style-name="ce1">
            <text:p>12,26</text:p>
          </table:table-cell>
          <table:table-cell office:value-type="float" office:value="10.14" table:style-name="ce1">
            <text:p>10,14</text:p>
          </table:table-cell>
          <table:table-cell office:value-type="float" office:value="15.15" table:style-name="ce1">
            <text:p>15,15</text:p>
          </table:table-cell>
          <table:table-cell office:value-type="float" office:value="19.18" table:style-name="ce1">
            <text:p>19,18</text:p>
          </table:table-cell>
          <table:table-cell office:value-type="float" office:value="17.29" table:style-name="ce1">
            <text:p>17,29</text:p>
          </table:table-cell>
          <table:table-cell office:value-type="float" office:value="13.69" table:style-name="ce1">
            <text:p>13,69</text:p>
          </table:table-cell>
          <table:table-cell office:value-type="float" office:value="7.73" table:style-name="ce1">
            <text:p>7,73</text:p>
          </table:table-cell>
          <table:table-cell office:value-type="float" office:value="3.19" table:style-name="ce1">
            <text:p>3,19</text:p>
          </table:table-cell>
          <table:table-cell office:value-type="float" office:value="1.1400000000000001" table:style-name="ce1">
            <text:p>1,14</text:p>
          </table:table-cell>
          <table:table-cell office:value-type="float" office:value="0.23" table:style-name="ce1">
            <text:p>0,23</text:p>
          </table:table-cell>
          <table:table-cell office:value-type="float" office:value="0" table:style-name="ce1">
            <text:p>0</text:p>
          </table:table-cell>
          <table:table-cell office:value-type="float" office:value="20.57" table:style-name="ce1">
            <text:p>20,57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17.28" table:style-name="ce1">
            <text:p>17,28</text:p>
          </table:table-cell>
          <table:table-cell office:value-type="float" office:value="18.11" table:style-name="ce1">
            <text:p>18,11</text:p>
          </table:table-cell>
          <table:table-cell office:value-type="float" office:value="15.51" table:style-name="ce1">
            <text:p>15,51</text:p>
          </table:table-cell>
          <table:table-cell office:value-type="float" office:value="9.86" table:style-name="ce1">
            <text:p>9,86</text:p>
          </table:table-cell>
          <table:table-cell office:value-type="float" office:value="3.81" table:style-name="ce1">
            <text:p>3,81</text:p>
          </table:table-cell>
          <table:table-cell office:value-type="float" office:value="0.72" table:style-name="ce1">
            <text:p>0,72</text:p>
          </table:table-cell>
          <table:table-cell office:value-type="float" office:value="0.02" table:style-name="ce1">
            <text:p>0,02</text:p>
          </table:table-cell>
          <table:table-cell office:value-type="float" office:value="23.81" table:style-name="ce1">
            <text:p>23,81</text:p>
          </table:table-cell>
          <table:table-cell office:value-type="float" office:value="15.84" table:style-name="ce1">
            <text:p>15,84</text:p>
          </table:table-cell>
          <table:table-cell office:value-type="float" office:value="18.64" table:style-name="ce1">
            <text:p>18,64</text:p>
          </table:table-cell>
          <table:table-cell office:value-type="float" office:value="18.16" table:style-name="ce1">
            <text:p>18,16</text:p>
          </table:table-cell>
          <table:table-cell office:value-type="float" office:value="12.450000000000001" table:style-name="ce1">
            <text:p>12,45</text:p>
          </table:table-cell>
          <table:table-cell office:value-type="float" office:value="6.98" table:style-name="ce1">
            <text:p>6,98</text:p>
          </table:table-cell>
          <table:table-cell office:value-type="float" office:value="2.86" table:style-name="ce1">
            <text:p>2,86</text:p>
          </table:table-cell>
          <table:table-cell office:value-type="float" office:value="0.93" table:style-name="ce1">
            <text:p>0,93</text:p>
          </table:table-cell>
          <table:table-cell office:value-type="float" office:value="0.26" table:style-name="ce1">
            <text:p>0,26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20.7" table:style-name="ce1">
            <text:p>720,7</text:p>
          </table:table-cell>
          <table:table-cell office:value-type="float" office:value="738.39" table:style-name="ce1">
            <text:p>738,39</text:p>
          </table:table-cell>
          <table:table-cell office:value-type="float" office:value="211.21" table:style-name="ce1">
            <text:p>211,21</text:p>
          </table:table-cell>
          <table:table-cell office:value-type="float" office:value="219.59" table:style-name="ce1">
            <text:p>219,59</text:p>
          </table:table-cell>
          <table:table-cell office:value-type="float" office:value="255.95000000000002" table:style-name="ce1">
            <text:p>255,95</text:p>
          </table:table-cell>
          <table:table-cell office:value-type="float" office:value="250.93" table:style-name="ce1">
            <text:p>250,93</text:p>
          </table:table-cell>
          <table:table-cell office:value-type="float" office:value="241.07" table:style-name="ce1">
            <text:p>241,07</text:p>
          </table:table-cell>
          <table:table-cell office:value-type="float" office:value="244.57" table:style-name="ce1">
            <text:p>244,57</text:p>
          </table:table-cell>
          <table:table-cell office:value-type="float" office:value="271.86" table:style-name="ce1">
            <text:p>271,86</text:p>
          </table:table-cell>
          <table:table-cell office:value-type="float" office:value="261.78000000000003" table:style-name="ce1">
            <text:p>261,78</text:p>
          </table:table-cell>
          <table:table-cell office:value-type="float" office:value="299.37" table:style-name="ce1">
            <text:p>299,37</text:p>
          </table:table-cell>
          <table:table-cell office:value-type="float" office:value="294.14" table:style-name="ce1">
            <text:p>294,14</text:p>
          </table:table-cell>
          <table:table-cell office:value-type="float" office:value="273.87" table:style-name="ce1">
            <text:p>273,87</text:p>
          </table:table-cell>
          <table:table-cell office:value-type="float" office:value="264.14" table:style-name="ce1">
            <text:p>264,14</text:p>
          </table:table-cell>
          <table:table-cell office:value-type="float" office:value="14.56" table:style-name="ce1">
            <text:p>14,56</text:p>
          </table:table-cell>
          <table:table-cell office:value-type="float" office:value="11.89" table:style-name="ce1">
            <text:p>11,89</text:p>
          </table:table-cell>
          <table:table-cell office:value-type="float" office:value="11.41" table:style-name="ce1">
            <text:p>11,41</text:p>
          </table:table-cell>
          <table:table-cell office:value-type="float" office:value="11.61" table:style-name="ce1">
            <text:p>11,61</text:p>
          </table:table-cell>
          <table:table-cell office:value-type="float" office:value="16.16" table:style-name="ce1">
            <text:p>16,16</text:p>
          </table:table-cell>
          <table:table-cell office:value-type="float" office:value="12.92" table:style-name="ce1">
            <text:p>12,92</text:p>
          </table:table-cell>
          <table:table-cell office:value-type="float" office:value="13.18" table:style-name="ce1">
            <text:p>13,18</text:p>
          </table:table-cell>
          <table:table-cell office:value-type="float" office:value="6.24" table:style-name="ce1">
            <text:p>6,24</text:p>
          </table:table-cell>
          <table:table-cell office:value-type="float" office:value="2.0300000000000002" table:style-name="ce1">
            <text:p>2,03</text:p>
          </table:table-cell>
          <table:table-cell office:value-type="float" office:value="4.03" table:style-name="ce1">
            <text:p>4,03</text:p>
          </table:table-cell>
          <table:table-cell office:value-type="float" office:value="6.79" table:style-name="ce1">
            <text:p>6,79</text:p>
          </table:table-cell>
          <table:table-cell office:value-type="float" office:value="10.540000000000001" table:style-name="ce1">
            <text:p>10,54</text:p>
          </table:table-cell>
          <table:table-cell office:value-type="float" office:value="17.96" table:style-name="ce1">
            <text:p>17,96</text:p>
          </table:table-cell>
          <table:table-cell office:value-type="float" office:value="17.73" table:style-name="ce1">
            <text:p>17,73</text:p>
          </table:table-cell>
          <table:table-cell office:value-type="float" office:value="19.66" table:style-name="ce1">
            <text:p>19,66</text:p>
          </table:table-cell>
          <table:table-cell office:value-type="float" office:value="13.120000000000001" table:style-name="ce1">
            <text:p>13,12</text:p>
          </table:table-cell>
          <table:table-cell office:value-type="float" office:value="8.08" table:style-name="ce1">
            <text:p>8,08</text:p>
          </table:table-cell>
          <table:table-cell office:value-type="float" office:value="2.09" table:style-name="ce1">
            <text:p>2,09</text:p>
          </table:table-cell>
          <table:table-cell office:value-type="float" office:value="4.49" table:style-name="ce1">
            <text:p>4,49</text:p>
          </table:table-cell>
          <table:table-cell office:value-type="float" office:value="8.25" table:style-name="ce1">
            <text:p>8,25</text:p>
          </table:table-cell>
          <table:table-cell office:value-type="float" office:value="11.76" table:style-name="ce1">
            <text:p>11,76</text:p>
          </table:table-cell>
          <table:table-cell office:value-type="float" office:value="15.94" table:style-name="ce1">
            <text:p>15,94</text:p>
          </table:table-cell>
          <table:table-cell office:value-type="float" office:value="18.77" table:style-name="ce1">
            <text:p>18,77</text:p>
          </table:table-cell>
          <table:table-cell office:value-type="float" office:value="17.62" table:style-name="ce1">
            <text:p>17,62</text:p>
          </table:table-cell>
          <table:table-cell office:value-type="float" office:value="13.27" table:style-name="ce1">
            <text:p>13,27</text:p>
          </table:table-cell>
          <table:table-cell office:value-type="float" office:value="6.63" table:style-name="ce1">
            <text:p>6,63</text:p>
          </table:table-cell>
          <table:table-cell office:value-type="float" office:value="2.92" table:style-name="ce1">
            <text:p>2,92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1.45" table:style-name="ce1">
            <text:p>1,45</text:p>
          </table:table-cell>
          <table:table-cell office:value-type="float" office:value="5" table:style-name="ce1">
            <text:p>5</text:p>
          </table:table-cell>
          <table:table-cell office:value-type="float" office:value="10.94" table:style-name="ce1">
            <text:p>10,94</text:p>
          </table:table-cell>
          <table:table-cell office:value-type="float" office:value="17.240000000000002" table:style-name="ce1">
            <text:p>17,24</text:p>
          </table:table-cell>
          <table:table-cell office:value-type="float" office:value="20.53" table:style-name="ce1">
            <text:p>20,53</text:p>
          </table:table-cell>
          <table:table-cell office:value-type="float" office:value="19.02" table:style-name="ce1">
            <text:p>19,02</text:p>
          </table:table-cell>
          <table:table-cell office:value-type="float" office:value="13.780000000000001" table:style-name="ce1">
            <text:p>13,78</text:p>
          </table:table-cell>
          <table:table-cell office:value-type="float" office:value="7.83" table:style-name="ce1">
            <text:p>7,83</text:p>
          </table:table-cell>
          <table:table-cell office:value-type="float" office:value="3.14" table:style-name="ce1">
            <text:p>3,14</text:p>
          </table:table-cell>
          <table:table-cell office:value-type="float" office:value="1.03" table:style-name="ce1">
            <text:p>1,03</text:p>
          </table:table-cell>
          <table:table-cell office:value-type="float" office:value="0.03" table:style-name="ce1">
            <text:p>0,03</text:p>
          </table:table-cell>
          <table:table-cell office:value-type="float" office:value="14.280000000000001" table:style-name="ce1">
            <text:p>14,28</text:p>
          </table:table-cell>
          <table:table-cell office:value-type="float" office:value="12.77" table:style-name="ce1">
            <text:p>12,77</text:p>
          </table:table-cell>
          <table:table-cell office:value-type="float" office:value="16.28" table:style-name="ce1">
            <text:p>16,28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17.82" table:style-name="ce1">
            <text:p>17,82</text:p>
          </table:table-cell>
          <table:table-cell office:value-type="float" office:value="12.530000000000001" table:style-name="ce1">
            <text:p>12,53</text:p>
          </table:table-cell>
          <table:table-cell office:value-type="float" office:value="5.65" table:style-name="ce1">
            <text:p>5,65</text:p>
          </table:table-cell>
          <table:table-cell office:value-type="float" office:value="1.45" table:style-name="ce1">
            <text:p>1,45</text:p>
          </table:table-cell>
          <table:table-cell office:value-type="float" office:value="0.02" table:style-name="ce1">
            <text:p>0,02</text:p>
          </table:table-cell>
          <table:table-cell office:value-type="float" office:value="15.16" table:style-name="ce1">
            <text:p>15,16</text:p>
          </table:table-cell>
          <table:table-cell office:value-type="float" office:value="14.5" table:style-name="ce1">
            <text:p>14,5</text:p>
          </table:table-cell>
          <table:table-cell office:value-type="float" office:value="18.38" table:style-name="ce1">
            <text:p>18,38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17.62" table:style-name="ce1">
            <text:p>17,62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3.43" table:style-name="ce1">
            <text:p>3,43</text:p>
          </table:table-cell>
          <table:table-cell office:value-type="float" office:value="0.98" table:style-name="ce1">
            <text:p>0,98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" table:style-name="ce1">
            <text:p>0</text:p>
          </table:table-cell>
          <table:table-cell office:value-type="float" office:value="19.53" table:style-name="ce1">
            <text:p>19,53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20.04" table:style-name="ce1">
            <text:p>20,04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2.55" table:style-name="ce1">
            <text:p>12,55</text:p>
          </table:table-cell>
          <table:table-cell office:value-type="float" office:value="6.2700000000000005" table:style-name="ce1">
            <text:p>6,27</text:p>
          </table:table-cell>
          <table:table-cell office:value-type="float" office:value="2.59" table:style-name="ce1">
            <text:p>2,59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0.16" table:style-name="ce1">
            <text:p>0,16</text:p>
          </table:table-cell>
          <table:table-cell office:value-type="float" office:value="0.04" table:style-name="ce1">
            <text:p>0,04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15.75" table:style-name="ce1">
            <text:p>15,75</text:p>
          </table:table-cell>
          <table:table-cell office:value-type="float" office:value="19.75" table:style-name="ce1">
            <text:p>19,75</text:p>
          </table:table-cell>
          <table:table-cell office:value-type="float" office:value="19.3" table:style-name="ce1">
            <text:p>19,3</text:p>
          </table:table-cell>
          <table:table-cell office:value-type="float" office:value="14.41" table:style-name="ce1">
            <text:p>14,41</text:p>
          </table:table-cell>
          <table:table-cell office:value-type="float" office:value="7.78" table:style-name="ce1">
            <text:p>7,78</text:p>
          </table:table-cell>
          <table:table-cell office:value-type="float" office:value="2.96" table:style-name="ce1">
            <text:p>2,96</text:p>
          </table:table-cell>
          <table:table-cell office:value-type="float" office:value="1.06" table:style-name="ce1">
            <text:p>1,06</text:p>
          </table:table-cell>
          <table:table-cell office:value-type="float" office:value="0.23" table:style-name="ce1">
            <text:p>0,23</text:p>
          </table:table-cell>
          <table:table-cell office:value-type="float" office:value="19.34" table:style-name="ce1">
            <text:p>19,34</text:p>
          </table:table-cell>
          <table:table-cell office:value-type="float" office:value="13.58" table:style-name="ce1">
            <text:p>13,58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18.68" table:style-name="ce1">
            <text:p>18,68</text:p>
          </table:table-cell>
          <table:table-cell office:value-type="float" office:value="16.43" table:style-name="ce1">
            <text:p>16,43</text:p>
          </table:table-cell>
          <table:table-cell office:value-type="float" office:value="10.28" table:style-name="ce1">
            <text:p>10,28</text:p>
          </table:table-cell>
          <table:table-cell office:value-type="float" office:value="3.8200000000000003" table:style-name="ce1">
            <text:p>3,82</text:p>
          </table:table-cell>
          <table:table-cell office:value-type="float" office:value="0.67" table:style-name="ce1">
            <text:p>0,67</text:p>
          </table:table-cell>
          <table:table-cell office:value-type="float" office:value="0.02" table:style-name="ce1">
            <text:p>0,02</text:p>
          </table:table-cell>
          <table:table-cell office:value-type="float" office:value="23.77" table:style-name="ce1">
            <text:p>23,77</text:p>
          </table:table-cell>
          <table:table-cell office:value-type="float" office:value="16.28" table:style-name="ce1">
            <text:p>16,28</text:p>
          </table:table-cell>
          <table:table-cell office:value-type="float" office:value="19.5" table:style-name="ce1">
            <text:p>19,5</text:p>
          </table:table-cell>
          <table:table-cell office:value-type="float" office:value="18.77" table:style-name="ce1">
            <text:p>18,77</text:p>
          </table:table-cell>
          <table:table-cell office:value-type="float" office:value="12.14" table:style-name="ce1">
            <text:p>12,14</text:p>
          </table:table-cell>
          <table:table-cell office:value-type="float" office:value="6.3" table:style-name="ce1">
            <text:p>6,3</text:p>
          </table:table-cell>
          <table:table-cell office:value-type="float" office:value="2.33" table:style-name="ce1">
            <text:p>2,33</text:p>
          </table:table-cell>
          <table:table-cell office:value-type="float" office:value="0.68" table:style-name="ce1">
            <text:p>0,68</text:p>
          </table:table-cell>
          <table:table-cell office:value-type="float" office:value="0.19" table:style-name="ce1">
            <text:p>0,19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9.08" table:style-name="ce1">
            <text:p>9,08</text:p>
          </table:table-cell>
          <table:table-cell office:value-type="float" office:value="7" table:style-name="ce1">
            <text:p>7</text:p>
          </table:table-cell>
          <table:table-cell office:value-type="float" office:value="11.27" table:style-name="ce1">
            <text:p>11,27</text:p>
          </table:table-cell>
          <table:table-cell office:value-type="float" office:value="16.54" table:style-name="ce1">
            <text:p>16,54</text:p>
          </table:table-cell>
          <table:table-cell office:value-type="float" office:value="22.63" table:style-name="ce1">
            <text:p>22,63</text:p>
          </table:table-cell>
          <table:table-cell office:value-type="float" office:value="20.73" table:style-name="ce1">
            <text:p>20,73</text:p>
          </table:table-cell>
          <table:table-cell office:value-type="float" office:value="10.07" table:style-name="ce1">
            <text:p>10,07</text:p>
          </table:table-cell>
          <table:table-cell office:value-type="float" office:value="2.6" table:style-name="ce1">
            <text:p>2,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.43" table:style-name="ce1">
            <text:p>10,43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14.8" table:style-name="ce1">
            <text:p>14,8</text:p>
          </table:table-cell>
          <table:table-cell office:value-type="float" office:value="19.7" table:style-name="ce1">
            <text:p>19,7</text:p>
          </table:table-cell>
          <table:table-cell office:value-type="float" office:value="18.45" table:style-name="ce1">
            <text:p>18,45</text:p>
          </table:table-cell>
          <table:table-cell office:value-type="float" office:value="14.88" table:style-name="ce1">
            <text:p>14,88</text:p>
          </table:table-cell>
          <table:table-cell office:value-type="float" office:value="8.31" table:style-name="ce1">
            <text:p>8,31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1.3900000000000001" table:style-name="ce1">
            <text:p>1,39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18.59" table:style-name="ce1">
            <text:p>18,59</text:p>
          </table:table-cell>
          <table:table-cell office:value-type="float" office:value="13.1" table:style-name="ce1">
            <text:p>13,1</text:p>
          </table:table-cell>
          <table:table-cell office:value-type="float" office:value="16.75" table:style-name="ce1">
            <text:p>16,75</text:p>
          </table:table-cell>
          <table:table-cell office:value-type="float" office:value="18.53" table:style-name="ce1">
            <text:p>18,53</text:p>
          </table:table-cell>
          <table:table-cell office:value-type="float" office:value="16.88" table:style-name="ce1">
            <text:p>16,88</text:p>
          </table:table-cell>
          <table:table-cell office:value-type="float" office:value="11.040000000000001" table:style-name="ce1">
            <text:p>11,04</text:p>
          </table:table-cell>
          <table:table-cell office:value-type="float" office:value="4.2700000000000005" table:style-name="ce1">
            <text:p>4,27</text:p>
          </table:table-cell>
          <table:table-cell office:value-type="float" office:value="0.81" table:style-name="ce1">
            <text:p>0,81</text:p>
          </table:table-cell>
          <table:table-cell office:value-type="float" office:value="0.02" table:style-name="ce1">
            <text:p>0,02</text:p>
          </table:table-cell>
          <table:table-cell office:value-type="float" office:value="22.79" table:style-name="ce1">
            <text:p>22,79</text:p>
          </table:table-cell>
          <table:table-cell office:value-type="float" office:value="15.71" table:style-name="ce1">
            <text:p>15,71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18.84" table:style-name="ce1">
            <text:p>18,84</text:p>
          </table:table-cell>
          <table:table-cell office:value-type="float" office:value="12.6" table:style-name="ce1">
            <text:p>12,6</text:p>
          </table:table-cell>
          <table:table-cell office:value-type="float" office:value="6.93" table:style-name="ce1">
            <text:p>6,93</text:p>
          </table:table-cell>
          <table:table-cell office:value-type="float" office:value="2.77" table:style-name="ce1">
            <text:p>2,77</text:p>
          </table:table-cell>
          <table:table-cell office:value-type="float" office:value="0.87" table:style-name="ce1">
            <text:p>0,87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28.5" table:style-name="ce1">
            <text:p>728,5</text:p>
          </table:table-cell>
          <table:table-cell office:value-type="float" office:value="742.36" table:style-name="ce1">
            <text:p>742,36</text:p>
          </table:table-cell>
          <table:table-cell office:value-type="float" office:value="211.37" table:style-name="ce1">
            <text:p>211,37</text:p>
          </table:table-cell>
          <table:table-cell office:value-type="float" office:value="219.42000000000002" table:style-name="ce1">
            <text:p>219,42</text:p>
          </table:table-cell>
          <table:table-cell office:value-type="float" office:value="256.84000000000003" table:style-name="ce1">
            <text:p>256,84</text:p>
          </table:table-cell>
          <table:table-cell office:value-type="float" office:value="254.94" table:style-name="ce1">
            <text:p>254,94</text:p>
          </table:table-cell>
          <table:table-cell office:value-type="float" office:value="239.42000000000002" table:style-name="ce1">
            <text:p>239,42</text:p>
          </table:table-cell>
          <table:table-cell office:value-type="float" office:value="246.23000000000002" table:style-name="ce1">
            <text:p>246,23</text:p>
          </table:table-cell>
          <table:table-cell office:value-type="float" office:value="268.88" table:style-name="ce1">
            <text:p>268,88</text:p>
          </table:table-cell>
          <table:table-cell office:value-type="float" office:value="262.53000000000003" table:style-name="ce1">
            <text:p>262,53</text:p>
          </table:table-cell>
          <table:table-cell office:value-type="float" office:value="293.31" table:style-name="ce1">
            <text:p>293,31</text:p>
          </table:table-cell>
          <table:table-cell office:value-type="float" office:value="289.35000000000002" table:style-name="ce1">
            <text:p>289,35</text:p>
          </table:table-cell>
          <table:table-cell office:value-type="float" office:value="270.44" table:style-name="ce1">
            <text:p>270,44</text:p>
          </table:table-cell>
          <table:table-cell office:value-type="float" office:value="264.25" table:style-name="ce1">
            <text:p>264,25</text:p>
          </table:table-cell>
          <table:table-cell office:value-type="float" office:value="11.18" table:style-name="ce1">
            <text:p>11,18</text:p>
          </table:table-cell>
          <table:table-cell office:value-type="float" office:value="8.59" table:style-name="ce1">
            <text:p>8,59</text:p>
          </table:table-cell>
          <table:table-cell office:value-type="float" office:value="12.98" table:style-name="ce1">
            <text:p>12,98</text:p>
          </table:table-cell>
          <table:table-cell office:value-type="float" office:value="13.950000000000001" table:style-name="ce1">
            <text:p>13,95</text:p>
          </table:table-cell>
          <table:table-cell office:value-type="float" office:value="11.21" table:style-name="ce1">
            <text:p>11,21</text:p>
          </table:table-cell>
          <table:table-cell office:value-type="float" office:value="17.150000000000002" table:style-name="ce1">
            <text:p>17,15</text:p>
          </table:table-cell>
          <table:table-cell office:value-type="float" office:value="15.13" table:style-name="ce1">
            <text:p>15,13</text:p>
          </table:table-cell>
          <table:table-cell office:value-type="float" office:value="7.47" table:style-name="ce1">
            <text:p>7,47</text:p>
          </table:table-cell>
          <table:table-cell office:value-type="float" office:value="2.34" table:style-name="ce1">
            <text:p>2,34</text:p>
          </table:table-cell>
          <table:table-cell office:value-type="float" office:value="2.36" table:style-name="ce1">
            <text:p>2,36</text:p>
          </table:table-cell>
          <table:table-cell office:value-type="float" office:value="6.18" table:style-name="ce1">
            <text:p>6,18</text:p>
          </table:table-cell>
          <table:table-cell office:value-type="float" office:value="10.73" table:style-name="ce1">
            <text:p>10,73</text:p>
          </table:table-cell>
          <table:table-cell office:value-type="float" office:value="19.740000000000002" table:style-name="ce1">
            <text:p>19,74</text:p>
          </table:table-cell>
          <table:table-cell office:value-type="float" office:value="20.34" table:style-name="ce1">
            <text:p>20,34</text:p>
          </table:table-cell>
          <table:table-cell office:value-type="float" office:value="12.950000000000001" table:style-name="ce1">
            <text:p>12,95</text:p>
          </table:table-cell>
          <table:table-cell office:value-type="float" office:value="12.870000000000001" table:style-name="ce1">
            <text:p>12,87</text:p>
          </table:table-cell>
          <table:table-cell office:value-type="float" office:value="7.96" table:style-name="ce1">
            <text:p>7,96</text:p>
          </table:table-cell>
          <table:table-cell office:value-type="float" office:value="6.86" table:style-name="ce1">
            <text:p>6,86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8.48" table:style-name="ce1">
            <text:p>8,48</text:p>
          </table:table-cell>
          <table:table-cell office:value-type="float" office:value="12.040000000000001" table:style-name="ce1">
            <text:p>12,04</text:p>
          </table:table-cell>
          <table:table-cell office:value-type="float" office:value="15.72" table:style-name="ce1">
            <text:p>15,72</text:p>
          </table:table-cell>
          <table:table-cell office:value-type="float" office:value="18.16" table:style-name="ce1">
            <text:p>18,16</text:p>
          </table:table-cell>
          <table:table-cell office:value-type="float" office:value="17.77" table:style-name="ce1">
            <text:p>17,77</text:p>
          </table:table-cell>
          <table:table-cell office:value-type="float" office:value="12.93" table:style-name="ce1">
            <text:p>12,93</text:p>
          </table:table-cell>
          <table:table-cell office:value-type="float" office:value="6.87" table:style-name="ce1">
            <text:p>6,87</text:p>
          </table:table-cell>
          <table:table-cell office:value-type="float" office:value="3.19" table:style-name="ce1">
            <text:p>3,19</text:p>
          </table:table-cell>
          <table:table-cell office:value-type="float" office:value="0.39" table:style-name="ce1">
            <text:p>0,39</text:p>
          </table:table-cell>
          <table:table-cell office:value-type="float" office:value="1.48" table:style-name="ce1">
            <text:p>1,48</text:p>
          </table:table-cell>
          <table:table-cell office:value-type="float" office:value="5.13" table:style-name="ce1">
            <text:p>5,13</text:p>
          </table:table-cell>
          <table:table-cell office:value-type="float" office:value="11.34" table:style-name="ce1">
            <text:p>11,34</text:p>
          </table:table-cell>
          <table:table-cell office:value-type="float" office:value="17.21" table:style-name="ce1">
            <text:p>17,21</text:p>
          </table:table-cell>
          <table:table-cell office:value-type="float" office:value="20.04" table:style-name="ce1">
            <text:p>20,04</text:p>
          </table:table-cell>
          <table:table-cell office:value-type="float" office:value="18.82" table:style-name="ce1">
            <text:p>18,82</text:p>
          </table:table-cell>
          <table:table-cell office:value-type="float" office:value="13.75" table:style-name="ce1">
            <text:p>13,75</text:p>
          </table:table-cell>
          <table:table-cell office:value-type="float" office:value="7.7700000000000005" table:style-name="ce1">
            <text:p>7,77</text:p>
          </table:table-cell>
          <table:table-cell office:value-type="float" office:value="3.2800000000000002" table:style-name="ce1">
            <text:p>3,28</text:p>
          </table:table-cell>
          <table:table-cell office:value-type="float" office:value="1.1400000000000001" table:style-name="ce1">
            <text:p>1,14</text:p>
          </table:table-cell>
          <table:table-cell office:value-type="float" office:value="0.03" table:style-name="ce1">
            <text:p>0,03</text:p>
          </table:table-cell>
          <table:table-cell office:value-type="float" office:value="14.39" table:style-name="ce1">
            <text:p>14,39</text:p>
          </table:table-cell>
          <table:table-cell office:value-type="float" office:value="12.11" table:style-name="ce1">
            <text:p>12,11</text:p>
          </table:table-cell>
          <table:table-cell office:value-type="float" office:value="16.14" table:style-name="ce1">
            <text:p>16,14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17.98" table:style-name="ce1">
            <text:p>17,98</text:p>
          </table:table-cell>
          <table:table-cell office:value-type="float" office:value="12.92" table:style-name="ce1">
            <text:p>12,92</text:p>
          </table:table-cell>
          <table:table-cell office:value-type="float" office:value="6.0200000000000005" table:style-name="ce1">
            <text:p>6,02</text:p>
          </table:table-cell>
          <table:table-cell office:value-type="float" office:value="1.57" table:style-name="ce1">
            <text:p>1,57</text:p>
          </table:table-cell>
          <table:table-cell office:value-type="float" office:value="0.04" table:style-name="ce1">
            <text:p>0,04</text:p>
          </table:table-cell>
          <table:table-cell office:value-type="float" office:value="14.07" table:style-name="ce1">
            <text:p>14,07</text:p>
          </table:table-cell>
          <table:table-cell office:value-type="float" office:value="13.120000000000001" table:style-name="ce1">
            <text:p>13,12</text:p>
          </table:table-cell>
          <table:table-cell office:value-type="float" office:value="17.16" table:style-name="ce1">
            <text:p>17,16</text:p>
          </table:table-cell>
          <table:table-cell office:value-type="float" office:value="19.240000000000002" table:style-name="ce1">
            <text:p>19,24</text:p>
          </table:table-cell>
          <table:table-cell office:value-type="float" office:value="18.66" table:style-name="ce1">
            <text:p>18,66</text:p>
          </table:table-cell>
          <table:table-cell office:value-type="float" office:value="11.700000000000001" table:style-name="ce1">
            <text:p>11,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27" table:style-name="ce1">
            <text:p>1,27</text:p>
          </table:table-cell>
          <table:table-cell office:value-type="float" office:value="0.37" table:style-name="ce1">
            <text:p>0,37</text:p>
          </table:table-cell>
          <table:table-cell office:value-type="float" office:value="0" table:style-name="ce1">
            <text:p>0</text:p>
          </table:table-cell>
          <table:table-cell office:value-type="float" office:value="21.18" table:style-name="ce1">
            <text:p>21,18</text:p>
          </table:table-cell>
          <table:table-cell office:value-type="float" office:value="18.89" table:style-name="ce1">
            <text:p>18,89</text:p>
          </table:table-cell>
          <table:table-cell office:value-type="float" office:value="20.240000000000002" table:style-name="ce1">
            <text:p>20,24</text:p>
          </table:table-cell>
          <table:table-cell office:value-type="float" office:value="17.57" table:style-name="ce1">
            <text:p>17,57</text:p>
          </table:table-cell>
          <table:table-cell office:value-type="float" office:value="11.88" table:style-name="ce1">
            <text:p>11,88</text:p>
          </table:table-cell>
          <table:table-cell office:value-type="float" office:value="6.58" table:style-name="ce1">
            <text:p>6,58</text:p>
          </table:table-cell>
          <table:table-cell office:value-type="float" office:value="2.69" table:style-name="ce1">
            <text:p>2,69</text:p>
          </table:table-cell>
          <table:table-cell office:value-type="float" office:value="0.8" table:style-name="ce1">
            <text:p>0,8</text:p>
          </table:table-cell>
          <table:table-cell office:value-type="float" office:value="0.15" table:style-name="ce1">
            <text:p>0,15</text:p>
          </table:table-cell>
          <table:table-cell office:value-type="float" office:value="0.03" table:style-name="ce1">
            <text:p>0,03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5.69" table:style-name="ce1">
            <text:p>15,69</text:p>
          </table:table-cell>
          <table:table-cell office:value-type="float" office:value="18.71" table:style-name="ce1">
            <text:p>18,71</text:p>
          </table:table-cell>
          <table:table-cell office:value-type="float" office:value="17.93" table:style-name="ce1">
            <text:p>17,93</text:p>
          </table:table-cell>
          <table:table-cell office:value-type="float" office:value="14.8" table:style-name="ce1">
            <text:p>14,8</text:p>
          </table:table-cell>
          <table:table-cell office:value-type="float" office:value="8.81" table:style-name="ce1">
            <text:p>8,81</text:p>
          </table:table-cell>
          <table:table-cell office:value-type="float" office:value="3.83" table:style-name="ce1">
            <text:p>3,83</text:p>
          </table:table-cell>
          <table:table-cell office:value-type="float" office:value="1.1500000000000001" table:style-name="ce1">
            <text:p>1,15</text:p>
          </table:table-cell>
          <table:table-cell office:value-type="float" office:value="0.22" table:style-name="ce1">
            <text:p>0,22</text:p>
          </table:table-cell>
          <table:table-cell office:value-type="float" office:value="20.88" table:style-name="ce1">
            <text:p>20,88</text:p>
          </table:table-cell>
          <table:table-cell office:value-type="float" office:value="14.49" table:style-name="ce1">
            <text:p>14,49</text:p>
          </table:table-cell>
          <table:table-cell office:value-type="float" office:value="17.71" table:style-name="ce1">
            <text:p>17,71</text:p>
          </table:table-cell>
          <table:table-cell office:value-type="float" office:value="18.3" table:style-name="ce1">
            <text:p>18,3</text:p>
          </table:table-cell>
          <table:table-cell office:value-type="float" office:value="15.26" table:style-name="ce1">
            <text:p>15,26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3.46" table:style-name="ce1">
            <text:p>3,46</text:p>
          </table:table-cell>
          <table:table-cell office:value-type="float" office:value="0.61" table:style-name="ce1">
            <text:p>0,61</text:p>
          </table:table-cell>
          <table:table-cell office:value-type="float" office:value="0.02" table:style-name="ce1">
            <text:p>0,02</text:p>
          </table:table-cell>
          <table:table-cell office:value-type="float" office:value="23.97" table:style-name="ce1">
            <text:p>23,97</text:p>
          </table:table-cell>
          <table:table-cell office:value-type="float" office:value="16.07" table:style-name="ce1">
            <text:p>16,07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2.41" table:style-name="ce1">
            <text:p>12,41</text:p>
          </table:table-cell>
          <table:table-cell office:value-type="float" office:value="6.76" table:style-name="ce1">
            <text:p>6,76</text:p>
          </table:table-cell>
          <table:table-cell office:value-type="float" office:value="2.65" table:style-name="ce1">
            <text:p>2,65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.2" table:style-name="ce1">
            <text:p>0,2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1.15" table:style-name="ce1">
            <text:p>11,15</text:p>
          </table:table-cell>
          <table:table-cell office:value-type="float" office:value="8.84" table:style-name="ce1">
            <text:p>8,84</text:p>
          </table:table-cell>
          <table:table-cell office:value-type="float" office:value="12.96" table:style-name="ce1">
            <text:p>12,96</text:p>
          </table:table-cell>
          <table:table-cell office:value-type="float" office:value="17.18" table:style-name="ce1">
            <text:p>17,18</text:p>
          </table:table-cell>
          <table:table-cell office:value-type="float" office:value="19.900000000000002" table:style-name="ce1">
            <text:p>19,9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0.06" table:style-name="ce1">
            <text:p>0,06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10.43" table:style-name="ce1">
            <text:p>10,43</text:p>
          </table:table-cell>
          <table:table-cell office:value-type="float" office:value="14.99" table:style-name="ce1">
            <text:p>14,99</text:p>
          </table:table-cell>
          <table:table-cell office:value-type="float" office:value="18.46" table:style-name="ce1">
            <text:p>18,46</text:p>
          </table:table-cell>
          <table:table-cell office:value-type="float" office:value="17.12" table:style-name="ce1">
            <text:p>17,12</text:p>
          </table:table-cell>
          <table:table-cell office:value-type="float" office:value="13.63" table:style-name="ce1">
            <text:p>13,63</text:p>
          </table:table-cell>
          <table:table-cell office:value-type="float" office:value="7.9" table:style-name="ce1">
            <text:p>7,9</text:p>
          </table:table-cell>
          <table:table-cell office:value-type="float" office:value="3.38" table:style-name="ce1">
            <text:p>3,38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23" table:style-name="ce1">
            <text:p>0,23</text:p>
          </table:table-cell>
          <table:table-cell office:value-type="float" office:value="0" table:style-name="ce1">
            <text:p>0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14.13" table:style-name="ce1">
            <text:p>14,13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8.22" table:style-name="ce1">
            <text:p>18,22</text:p>
          </table:table-cell>
          <table:table-cell office:value-type="float" office:value="15.55" table:style-name="ce1">
            <text:p>15,55</text:p>
          </table:table-cell>
          <table:table-cell office:value-type="float" office:value="9.870000000000001" table:style-name="ce1">
            <text:p>9,87</text:p>
          </table:table-cell>
          <table:table-cell office:value-type="float" office:value="3.83" table:style-name="ce1">
            <text:p>3,83</text:p>
          </table:table-cell>
          <table:table-cell office:value-type="float" office:value="0.71" table:style-name="ce1">
            <text:p>0,71</text:p>
          </table:table-cell>
          <table:table-cell office:value-type="float" office:value="0.02" table:style-name="ce1">
            <text:p>0,02</text:p>
          </table:table-cell>
          <table:table-cell office:value-type="float" office:value="23.25" table:style-name="ce1">
            <text:p>23,25</text:p>
          </table:table-cell>
          <table:table-cell office:value-type="float" office:value="15.71" table:style-name="ce1">
            <text:p>15,71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18.25" table:style-name="ce1">
            <text:p>18,25</text:p>
          </table:table-cell>
          <table:table-cell office:value-type="float" office:value="12.72" table:style-name="ce1">
            <text:p>12,72</text:p>
          </table:table-cell>
          <table:table-cell office:value-type="float" office:value="7.2" table:style-name="ce1">
            <text:p>7,2</text:p>
          </table:table-cell>
          <table:table-cell office:value-type="float" office:value="2.98" table:style-name="ce1">
            <text:p>2,98</text:p>
          </table:table-cell>
          <table:table-cell office:value-type="float" office:value="0.98" table:style-name="ce1">
            <text:p>0,98</text:p>
          </table:table-cell>
          <table:table-cell office:value-type="float" office:value="0.26" table:style-name="ce1">
            <text:p>0,26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Estadu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25.2" table:style-name="ce1">
            <text:p>725,2</text:p>
          </table:table-cell>
          <table:table-cell office:value-type="float" office:value="740.68000000000006" table:style-name="ce1">
            <text:p>740,68</text:p>
          </table:table-cell>
          <table:table-cell office:value-type="float" office:value="211.31" table:style-name="ce1">
            <text:p>211,31</text:p>
          </table:table-cell>
          <table:table-cell office:value-type="float" office:value="219.49" table:style-name="ce1">
            <text:p>219,49</text:p>
          </table:table-cell>
          <table:table-cell office:value-type="float" office:value="256.64" table:style-name="ce1">
            <text:p>256,64</text:p>
          </table:table-cell>
          <table:table-cell office:value-type="float" office:value="254.05" table:style-name="ce1">
            <text:p>254,05</text:p>
          </table:table-cell>
          <table:table-cell office:value-type="float" office:value="239.78" table:style-name="ce1">
            <text:p>239,78</text:p>
          </table:table-cell>
          <table:table-cell office:value-type="float" office:value="245.87" table:style-name="ce1">
            <text:p>245,87</text:p>
          </table:table-cell>
          <table:table-cell office:value-type="float" office:value="269.54000000000002" table:style-name="ce1">
            <text:p>269,54</text:p>
          </table:table-cell>
          <table:table-cell office:value-type="float" office:value="262.37" table:style-name="ce1">
            <text:p>262,37</text:p>
          </table:table-cell>
          <table:table-cell office:value-type="float" office:value="294.8" table:style-name="ce1">
            <text:p>294,8</text:p>
          </table:table-cell>
          <table:table-cell office:value-type="float" office:value="290.53000000000003" table:style-name="ce1">
            <text:p>290,53</text:p>
          </table:table-cell>
          <table:table-cell office:value-type="float" office:value="271.2" table:style-name="ce1">
            <text:p>271,2</text:p>
          </table:table-cell>
          <table:table-cell office:value-type="float" office:value="264.23" table:style-name="ce1">
            <text:p>264,23</text:p>
          </table:table-cell>
          <table:table-cell office:value-type="float" office:value="12.61" table:style-name="ce1">
            <text:p>12,61</text:p>
          </table:table-cell>
          <table:table-cell office:value-type="float" office:value="9.99" table:style-name="ce1">
            <text:p>9,99</text:p>
          </table:table-cell>
          <table:table-cell office:value-type="float" office:value="12.31" table:style-name="ce1">
            <text:p>12,31</text:p>
          </table:table-cell>
          <table:table-cell office:value-type="float" office:value="12.96" table:style-name="ce1">
            <text:p>12,96</text:p>
          </table:table-cell>
          <table:table-cell office:value-type="float" office:value="13.3" table:style-name="ce1">
            <text:p>13,3</text:p>
          </table:table-cell>
          <table:table-cell office:value-type="float" office:value="15.36" table:style-name="ce1">
            <text:p>15,36</text:p>
          </table:table-cell>
          <table:table-cell office:value-type="float" office:value="14.31" table:style-name="ce1">
            <text:p>14,31</text:p>
          </table:table-cell>
          <table:table-cell office:value-type="float" office:value="6.95" table:style-name="ce1">
            <text:p>6,95</text:p>
          </table:table-cell>
          <table:table-cell office:value-type="float" office:value="2.21" table:style-name="ce1">
            <text:p>2,21</text:p>
          </table:table-cell>
          <table:table-cell office:value-type="float" office:value="3.0700000000000003" table:style-name="ce1">
            <text:p>3,07</text:p>
          </table:table-cell>
          <table:table-cell office:value-type="float" office:value="6.44" table:style-name="ce1">
            <text:p>6,44</text:p>
          </table:table-cell>
          <table:table-cell office:value-type="float" office:value="10.65" table:style-name="ce1">
            <text:p>10,65</text:p>
          </table:table-cell>
          <table:table-cell office:value-type="float" office:value="18.990000000000002" table:style-name="ce1">
            <text:p>18,99</text:p>
          </table:table-cell>
          <table:table-cell office:value-type="float" office:value="19.23" table:style-name="ce1">
            <text:p>19,23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12.98" table:style-name="ce1">
            <text:p>12,98</text:p>
          </table:table-cell>
          <table:table-cell office:value-type="float" office:value="8.01" table:style-name="ce1">
            <text:p>8,01</text:p>
          </table:table-cell>
          <table:table-cell office:value-type="float" office:value="4.84" table:style-name="ce1">
            <text:p>4,84</text:p>
          </table:table-cell>
          <table:table-cell office:value-type="float" office:value="4.46" table:style-name="ce1">
            <text:p>4,46</text:p>
          </table:table-cell>
          <table:table-cell office:value-type="float" office:value="8.39" table:style-name="ce1">
            <text:p>8,39</text:p>
          </table:table-cell>
          <table:table-cell office:value-type="float" office:value="11.93" table:style-name="ce1">
            <text:p>11,93</text:p>
          </table:table-cell>
          <table:table-cell office:value-type="float" office:value="15.8" table:style-name="ce1">
            <text:p>15,8</text:p>
          </table:table-cell>
          <table:table-cell office:value-type="float" office:value="18.400000000000002" table:style-name="ce1">
            <text:p>18,4</text:p>
          </table:table-cell>
          <table:table-cell office:value-type="float" office:value="17.71" table:style-name="ce1">
            <text:p>17,71</text:p>
          </table:table-cell>
          <table:table-cell office:value-type="float" office:value="13.06" table:style-name="ce1">
            <text:p>13,06</text:p>
          </table:table-cell>
          <table:table-cell office:value-type="float" office:value="6.78" table:style-name="ce1">
            <text:p>6,78</text:p>
          </table:table-cell>
          <table:table-cell office:value-type="float" office:value="3.09" table:style-name="ce1">
            <text:p>3,09</text:p>
          </table:table-cell>
          <table:table-cell office:value-type="float" office:value="0.37" table:style-name="ce1">
            <text:p>0,37</text:p>
          </table:table-cell>
          <table:table-cell office:value-type="float" office:value="1.47" table:style-name="ce1">
            <text:p>1,47</text:p>
          </table:table-cell>
          <table:table-cell office:value-type="float" office:value="5.08" table:style-name="ce1">
            <text:p>5,08</text:p>
          </table:table-cell>
          <table:table-cell office:value-type="float" office:value="11.19" table:style-name="ce1">
            <text:p>11,19</text:p>
          </table:table-cell>
          <table:table-cell office:value-type="float" office:value="17.22" table:style-name="ce1">
            <text:p>17,22</text:p>
          </table:table-cell>
          <table:table-cell office:value-type="float" office:value="20.23" table:style-name="ce1">
            <text:p>20,23</text:p>
          </table:table-cell>
          <table:table-cell office:value-type="float" office:value="18.900000000000002" table:style-name="ce1">
            <text:p>18,9</text:p>
          </table:table-cell>
          <table:table-cell office:value-type="float" office:value="13.76" table:style-name="ce1">
            <text:p>13,76</text:p>
          </table:table-cell>
          <table:table-cell office:value-type="float" office:value="7.79" table:style-name="ce1">
            <text:p>7,79</text:p>
          </table:table-cell>
          <table:table-cell office:value-type="float" office:value="3.22" table:style-name="ce1">
            <text:p>3,22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03" table:style-name="ce1">
            <text:p>0,03</text:p>
          </table:table-cell>
          <table:table-cell office:value-type="float" office:value="14.370000000000001" table:style-name="ce1">
            <text:p>14,37</text:p>
          </table:table-cell>
          <table:table-cell office:value-type="float" office:value="12.25" table:style-name="ce1">
            <text:p>12,25</text:p>
          </table:table-cell>
          <table:table-cell office:value-type="float" office:value="16.170000000000002" table:style-name="ce1">
            <text:p>16,17</text:p>
          </table:table-cell>
          <table:table-cell office:value-type="float" office:value="18.91" table:style-name="ce1">
            <text:p>18,91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12.83" table:style-name="ce1">
            <text:p>12,83</text:p>
          </table:table-cell>
          <table:table-cell office:value-type="float" office:value="5.94" table:style-name="ce1">
            <text:p>5,94</text:p>
          </table:table-cell>
          <table:table-cell office:value-type="float" office:value="1.54" table:style-name="ce1">
            <text:p>1,54</text:p>
          </table:table-cell>
          <table:table-cell office:value-type="float" office:value="0.03" table:style-name="ce1">
            <text:p>0,03</text:p>
          </table:table-cell>
          <table:table-cell office:value-type="float" office:value="14.31" table:style-name="ce1">
            <text:p>14,31</text:p>
          </table:table-cell>
          <table:table-cell office:value-type="float" office:value="13.43" table:style-name="ce1">
            <text:p>13,43</text:p>
          </table:table-cell>
          <table:table-cell office:value-type="float" office:value="17.43" table:style-name="ce1">
            <text:p>17,43</text:p>
          </table:table-cell>
          <table:table-cell office:value-type="float" office:value="19.3" table:style-name="ce1">
            <text:p>19,3</text:p>
          </table:table-cell>
          <table:table-cell office:value-type="float" office:value="18.43" table:style-name="ce1">
            <text:p>18,43</text:p>
          </table:table-cell>
          <table:table-cell office:value-type="float" office:value="11.36" table:style-name="ce1">
            <text:p>11,36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1.21" table:style-name="ce1">
            <text:p>1,21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20.82" table:style-name="ce1">
            <text:p>20,82</text:p>
          </table:table-cell>
          <table:table-cell office:value-type="float" office:value="18.79" table:style-name="ce1">
            <text:p>18,79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17.98" table:style-name="ce1">
            <text:p>17,98</text:p>
          </table:table-cell>
          <table:table-cell office:value-type="float" office:value="12.030000000000001" table:style-name="ce1">
            <text:p>12,03</text:p>
          </table:table-cell>
          <table:table-cell office:value-type="float" office:value="6.51" table:style-name="ce1">
            <text:p>6,51</text:p>
          </table:table-cell>
          <table:table-cell office:value-type="float" office:value="2.67" table:style-name="ce1">
            <text:p>2,67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.15" table:style-name="ce1">
            <text:p>0,15</text:p>
          </table:table-cell>
          <table:table-cell office:value-type="float" office:value="0.03" table:style-name="ce1">
            <text:p>0,03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15.71" table:style-name="ce1">
            <text:p>15,71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18.23" table:style-name="ce1">
            <text:p>18,23</text:p>
          </table:table-cell>
          <table:table-cell office:value-type="float" office:value="14.71" table:style-name="ce1">
            <text:p>14,71</text:p>
          </table:table-cell>
          <table:table-cell office:value-type="float" office:value="8.58" table:style-name="ce1">
            <text:p>8,58</text:p>
          </table:table-cell>
          <table:table-cell office:value-type="float" office:value="3.64" table:style-name="ce1">
            <text:p>3,64</text:p>
          </table:table-cell>
          <table:table-cell office:value-type="float" office:value="1.1300000000000001" table:style-name="ce1">
            <text:p>1,13</text:p>
          </table:table-cell>
          <table:table-cell office:value-type="float" office:value="0.22" table:style-name="ce1">
            <text:p>0,22</text:p>
          </table:table-cell>
          <table:table-cell office:value-type="float" office:value="20.54" table:style-name="ce1">
            <text:p>20,54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17.59" table:style-name="ce1">
            <text:p>17,59</text:p>
          </table:table-cell>
          <table:table-cell office:value-type="float" office:value="18.38" table:style-name="ce1">
            <text:p>18,38</text:p>
          </table:table-cell>
          <table:table-cell office:value-type="float" office:value="15.51" table:style-name="ce1">
            <text:p>15,51</text:p>
          </table:table-cell>
          <table:table-cell office:value-type="float" office:value="9.5" table:style-name="ce1">
            <text:p>9,5</text:p>
          </table:table-cell>
          <table:table-cell office:value-type="float" office:value="3.54" table:style-name="ce1">
            <text:p>3,54</text:p>
          </table:table-cell>
          <table:table-cell office:value-type="float" office:value="0.62" table:style-name="ce1">
            <text:p>0,62</text:p>
          </table:table-cell>
          <table:table-cell office:value-type="float" office:value="0.02" table:style-name="ce1">
            <text:p>0,02</text:p>
          </table:table-cell>
          <table:table-cell office:value-type="float" office:value="23.92" table:style-name="ce1">
            <text:p>23,92</text:p>
          </table:table-cell>
          <table:table-cell office:value-type="float" office:value="16.12" table:style-name="ce1">
            <text:p>16,12</text:p>
          </table:table-cell>
          <table:table-cell office:value-type="float" office:value="18.97" table:style-name="ce1">
            <text:p>18,97</text:p>
          </table:table-cell>
          <table:table-cell office:value-type="float" office:value="18.36" table:style-name="ce1">
            <text:p>18,36</text:p>
          </table:table-cell>
          <table:table-cell office:value-type="float" office:value="12.36" table:style-name="ce1">
            <text:p>12,36</text:p>
          </table:table-cell>
          <table:table-cell office:value-type="float" office:value="6.66" table:style-name="ce1">
            <text:p>6,66</text:p>
          </table:table-cell>
          <table:table-cell office:value-type="float" office:value="2.58" table:style-name="ce1">
            <text:p>2,58</text:p>
          </table:table-cell>
          <table:table-cell office:value-type="float" office:value="0.79" table:style-name="ce1">
            <text:p>0,79</text:p>
          </table:table-cell>
          <table:table-cell office:value-type="float" office:value="0.2" table:style-name="ce1">
            <text:p>0,2</text:p>
          </table:table-cell>
          <table:table-cell office:value-type="float" office:value="0.04" table:style-name="ce1">
            <text:p>0,04</text:p>
          </table:table-cell>
          <table:table-cell office:value-type="float" office:value="0" table:style-name="ce1">
            <text:p>0</text:p>
          </table:table-cell>
          <table:table-cell office:value-type="float" office:value="10.64" table:style-name="ce1">
            <text:p>10,64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12.540000000000001" table:style-name="ce1">
            <text:p>12,54</text:p>
          </table:table-cell>
          <table:table-cell office:value-type="float" office:value="17.02" table:style-name="ce1">
            <text:p>17,02</text:p>
          </table:table-cell>
          <table:table-cell office:value-type="float" office:value="20.580000000000002" table:style-name="ce1">
            <text:p>20,58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9.43" table:style-name="ce1">
            <text:p>9,43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2.14" table:style-name="ce1">
            <text:p>12,14</text:p>
          </table:table-cell>
          <table:table-cell office:value-type="float" office:value="9.94" table:style-name="ce1">
            <text:p>9,94</text:p>
          </table:table-cell>
          <table:table-cell office:value-type="float" office:value="14.94" table:style-name="ce1">
            <text:p>14,94</text:p>
          </table:table-cell>
          <table:table-cell office:value-type="float" office:value="18.77" table:style-name="ce1">
            <text:p>18,77</text:p>
          </table:table-cell>
          <table:table-cell office:value-type="float" office:value="17.45" table:style-name="ce1">
            <text:p>17,45</text:p>
          </table:table-cell>
          <table:table-cell office:value-type="float" office:value="13.94" table:style-name="ce1">
            <text:p>13,94</text:p>
          </table:table-cell>
          <table:table-cell office:value-type="float" office:value="8" table:style-name="ce1">
            <text:p>8</text:p>
          </table:table-cell>
          <table:table-cell office:value-type="float" office:value="3.36" table:style-name="ce1">
            <text:p>3,36</text:p>
          </table:table-cell>
          <table:table-cell office:value-type="float" office:value="1.22" table:style-name="ce1">
            <text:p>1,22</text:p>
          </table:table-cell>
          <table:table-cell office:value-type="float" office:value="0.25" table:style-name="ce1">
            <text:p>0,25</text:p>
          </table:table-cell>
          <table:table-cell office:value-type="float" office:value="0" table:style-name="ce1">
            <text:p>0</text:p>
          </table:table-cell>
          <table:table-cell office:value-type="float" office:value="19.89" table:style-name="ce1">
            <text:p>19,89</text:p>
          </table:table-cell>
          <table:table-cell office:value-type="float" office:value="13.9" table:style-name="ce1">
            <text:p>13,9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8.29" table:style-name="ce1">
            <text:p>18,29</text:p>
          </table:table-cell>
          <table:table-cell office:value-type="float" office:value="15.85" table:style-name="ce1">
            <text:p>15,85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3.93" table:style-name="ce1">
            <text:p>3,93</text:p>
          </table:table-cell>
          <table:table-cell office:value-type="float" office:value="0.73" table:style-name="ce1">
            <text:p>0,73</text:p>
          </table:table-cell>
          <table:table-cell office:value-type="float" office:value="0.02" table:style-name="ce1">
            <text:p>0,02</text:p>
          </table:table-cell>
          <table:table-cell office:value-type="float" office:value="23.150000000000002" table:style-name="ce1">
            <text:p>23,15</text:p>
          </table:table-cell>
          <table:table-cell office:value-type="float" office:value="15.71" table:style-name="ce1">
            <text:p>15,71</text:p>
          </table:table-cell>
          <table:table-cell office:value-type="float" office:value="18.71" table:style-name="ce1">
            <text:p>18,71</text:p>
          </table:table-cell>
          <table:table-cell office:value-type="float" office:value="18.39" table:style-name="ce1">
            <text:p>18,39</text:p>
          </table:table-cell>
          <table:table-cell office:value-type="float" office:value="12.69" table:style-name="ce1">
            <text:p>12,69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2.93" table:style-name="ce1">
            <text:p>2,93</text:p>
          </table:table-cell>
          <table:table-cell office:value-type="float" office:value="0.96" table:style-name="ce1">
            <text:p>0,96</text:p>
          </table:table-cell>
          <table:table-cell office:value-type="float" office:value="0.27" table:style-name="ce1">
            <text:p>0,27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table:number-columns-repeated="10" table:style-name="ce1"/>
          <table:table-cell office:value-type="float" office:value="280.57" table:style-name="ce1">
            <text:p>280,57</text:p>
          </table:table-cell>
          <table:table-cell office:value-type="float" office:value="273.70999999999998" table:style-name="ce1">
            <text:p>273,71</text:p>
          </table:table-cell>
          <table:table-cell office:value-type="float" office:value="280.57" table:style-name="ce1">
            <text:p>280,57</text:p>
          </table:table-cell>
          <table:table-cell office:value-type="float" office:value="273.70999999999998" table:style-name="ce1">
            <text:p>273,71</text:p>
          </table:table-cell>
          <table:table-cell table:number-columns-repeated="97" table:style-name="ce1"/>
          <table:table-cell office:value-type="float" office:value="11.700000000000001" table:style-name="ce1">
            <text:p>11,7</text:p>
          </table:table-cell>
          <table:table-cell office:value-type="float" office:value="14.41" table:style-name="ce1">
            <text:p>14,41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10.86" table:style-name="ce1">
            <text:p>10,86</text:p>
          </table:table-cell>
          <table:table-cell office:value-type="float" office:value="28.6" table:style-name="ce1">
            <text:p>28,6</text:p>
          </table:table-cell>
          <table:table-cell office:value-type="float" office:value="13.05" table:style-name="ce1">
            <text:p>13,05</text:p>
          </table:table-cell>
          <table:table-cell office:value-type="float" office:value="1.82" table:style-name="ce1">
            <text:p>1,82</text:p>
          </table:table-cell>
          <table:table-cell office:value-type="float" office:value="0.51" table:style-name="ce1">
            <text:p>0,5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.38" table:style-name="ce1">
            <text:p>6,38</text:p>
          </table:table-cell>
          <table:table-cell office:value-type="float" office:value="17.86" table:style-name="ce1">
            <text:p>17,86</text:p>
          </table:table-cell>
          <table:table-cell office:value-type="float" office:value="23.52" table:style-name="ce1">
            <text:p>23,52</text:p>
          </table:table-cell>
          <table:table-cell office:value-type="float" office:value="24.310000000000002" table:style-name="ce1">
            <text:p>24,31</text:p>
          </table:table-cell>
          <table:table-cell office:value-type="float" office:value="6.8" table:style-name="ce1">
            <text:p>6,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700000000000001" table:style-name="ce1">
            <text:p>11,7</text:p>
          </table:table-cell>
          <table:table-cell office:value-type="float" office:value="14.41" table:style-name="ce1">
            <text:p>14,41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10.86" table:style-name="ce1">
            <text:p>10,86</text:p>
          </table:table-cell>
          <table:table-cell office:value-type="float" office:value="28.6" table:style-name="ce1">
            <text:p>28,6</text:p>
          </table:table-cell>
          <table:table-cell office:value-type="float" office:value="13.05" table:style-name="ce1">
            <text:p>13,05</text:p>
          </table:table-cell>
          <table:table-cell office:value-type="float" office:value="1.82" table:style-name="ce1">
            <text:p>1,82</text:p>
          </table:table-cell>
          <table:table-cell office:value-type="float" office:value="0.51" table:style-name="ce1">
            <text:p>0,5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.38" table:style-name="ce1">
            <text:p>6,38</text:p>
          </table:table-cell>
          <table:table-cell office:value-type="float" office:value="17.86" table:style-name="ce1">
            <text:p>17,86</text:p>
          </table:table-cell>
          <table:table-cell office:value-type="float" office:value="23.52" table:style-name="ce1">
            <text:p>23,52</text:p>
          </table:table-cell>
          <table:table-cell office:value-type="float" office:value="24.310000000000002" table:style-name="ce1">
            <text:p>24,31</text:p>
          </table:table-cell>
          <table:table-cell office:value-type="float" office:value="6.8" table:style-name="ce1">
            <text:p>6,8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41.13" table:style-name="ce1">
            <text:p>741,13</text:p>
          </table:table-cell>
          <table:table-cell office:value-type="float" office:value="739.11" table:style-name="ce1">
            <text:p>739,11</text:p>
          </table:table-cell>
          <table:table-cell office:value-type="float" office:value="219.28" table:style-name="ce1">
            <text:p>219,28</text:p>
          </table:table-cell>
          <table:table-cell office:value-type="float" office:value="233.11" table:style-name="ce1">
            <text:p>233,11</text:p>
          </table:table-cell>
          <table:table-cell office:value-type="float" office:value="288.23" table:style-name="ce1">
            <text:p>288,23</text:p>
          </table:table-cell>
          <table:table-cell office:value-type="float" office:value="271.82" table:style-name="ce1">
            <text:p>271,82</text:p>
          </table:table-cell>
          <table:table-cell office:value-type="float" office:value="257.78000000000003" table:style-name="ce1">
            <text:p>257,78</text:p>
          </table:table-cell>
          <table:table-cell office:value-type="float" office:value="0" table:style-name="ce1">
            <text:p>0</text:p>
          </table:table-cell>
          <table:table-cell office:value-type="float" office:value="291.87" table:style-name="ce1">
            <text:p>291,87</text:p>
          </table:table-cell>
          <table:table-cell office:value-type="float" office:value="272.73" table:style-name="ce1">
            <text:p>272,73</text:p>
          </table:table-cell>
          <table:table-cell office:value-type="float" office:value="310.32" table:style-name="ce1">
            <text:p>310,32</text:p>
          </table:table-cell>
          <table:table-cell office:value-type="float" office:value="311.35000000000002" table:style-name="ce1">
            <text:p>311,35</text:p>
          </table:table-cell>
          <table:table-cell office:value-type="float" office:value="310.23" table:style-name="ce1">
            <text:p>310,23</text:p>
          </table:table-cell>
          <table:table-cell office:value-type="float" office:value="311.18" table:style-name="ce1">
            <text:p>311,18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9.09" table:style-name="ce1">
            <text:p>9,09</text:p>
          </table:table-cell>
          <table:table-cell office:value-type="float" office:value="18.18" table:style-name="ce1">
            <text:p>18,18</text:p>
          </table:table-cell>
          <table:table-cell office:value-type="float" office:value="18.18" table:style-name="ce1">
            <text:p>18,18</text:p>
          </table:table-cell>
          <table:table-cell office:value-type="float" office:value="18.18" table:style-name="ce1">
            <text:p>18,18</text:p>
          </table:table-cell>
          <table:table-cell office:value-type="float" office:value="0" table:style-name="ce1">
            <text:p>0</text:p>
          </table:table-cell>
          <table:table-cell office:value-type="float" office:value="27.27" table:style-name="ce1">
            <text:p>27,27</text:p>
          </table:table-cell>
          <table:table-cell office:value-type="float" office:value="9.09" table:style-name="ce1">
            <text:p>9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42.86" table:style-name="ce1">
            <text:p>42,86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21.43" table:style-name="ce1">
            <text:p>21,43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21.43" table:style-name="ce1">
            <text:p>21,43</text:p>
          </table:table-cell>
          <table:table-cell office:value-type="float" office:value="21.43" table:style-name="ce1">
            <text:p>21,43</text:p>
          </table:table-cell>
          <table:table-cell office:value-type="float" office:value="21.43" table:style-name="ce1">
            <text:p>21,43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0" table:style-name="ce1">
            <text:p>0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11" table:style-name="ce1">
            <text:p>11,11</text:p>
          </table:table-cell>
          <table:table-cell office:value-type="float" office:value="11.11" table:style-name="ce1">
            <text:p>11,11</text:p>
          </table:table-cell>
          <table:table-cell office:value-type="float" office:value="11.11" table:style-name="ce1">
            <text:p>11,11</text:p>
          </table:table-cell>
          <table:table-cell office:value-type="float" office:value="44.44" table:style-name="ce1">
            <text:p>44,44</text:p>
          </table:table-cell>
          <table:table-cell office:value-type="float" office:value="11.11" table:style-name="ce1">
            <text:p>11,11</text:p>
          </table:table-cell>
          <table:table-cell office:value-type="float" office:value="11.11" table:style-name="ce1">
            <text:p>11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9" table:style-name="ce1">
            <text:p>4,79</text:p>
          </table:table-cell>
          <table:table-cell office:value-type="float" office:value="5" table:style-name="ce1">
            <text:p>5</text:p>
          </table:table-cell>
          <table:table-cell office:value-type="float" office:value="9.41" table:style-name="ce1">
            <text:p>9,41</text:p>
          </table:table-cell>
          <table:table-cell office:value-type="float" office:value="16.46" table:style-name="ce1">
            <text:p>16,46</text:p>
          </table:table-cell>
          <table:table-cell office:value-type="float" office:value="22.56" table:style-name="ce1">
            <text:p>22,56</text:p>
          </table:table-cell>
          <table:table-cell office:value-type="float" office:value="24.240000000000002" table:style-name="ce1">
            <text:p>24,24</text:p>
          </table:table-cell>
          <table:table-cell office:value-type="float" office:value="13.47" table:style-name="ce1">
            <text:p>13,47</text:p>
          </table:table-cell>
          <table:table-cell office:value-type="float" office:value="4.04" table:style-name="ce1">
            <text:p>4,04</text:p>
          </table:table-cell>
          <table:table-cell office:value-type="float" office:value="0.03" table:style-name="ce1">
            <text:p>0,03</text:p>
          </table:table-cell>
          <table:table-cell office:value-type="float" office:value="5.45" table:style-name="ce1">
            <text:p>5,45</text:p>
          </table:table-cell>
          <table:table-cell office:value-type="float" office:value="6.5600000000000005" table:style-name="ce1">
            <text:p>6,56</text:p>
          </table:table-cell>
          <table:table-cell office:value-type="float" office:value="9.73" table:style-name="ce1">
            <text:p>9,73</text:p>
          </table:table-cell>
          <table:table-cell office:value-type="float" office:value="17.5" table:style-name="ce1">
            <text:p>17,5</text:p>
          </table:table-cell>
          <table:table-cell office:value-type="float" office:value="20.52" table:style-name="ce1">
            <text:p>20,52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2.9" table:style-name="ce1">
            <text:p>12,9</text:p>
          </table:table-cell>
          <table:table-cell office:value-type="float" office:value="7.0600000000000005" table:style-name="ce1">
            <text:p>7,06</text:p>
          </table:table-cell>
          <table:table-cell office:value-type="float" office:value="2.1" table:style-name="ce1">
            <text:p>2,1</text:p>
          </table:table-cell>
          <table:table-cell office:value-type="float" office:value="0.36" table:style-name="ce1">
            <text:p>0,36</text:p>
          </table:table-cell>
          <table:table-cell office:value-type="float" office:value="0" table:style-name="ce1">
            <text:p>0</text:p>
          </table:table-cell>
          <table:table-cell office:value-type="float" office:value="4.76" table:style-name="ce1">
            <text:p>4,76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9.49" table:style-name="ce1">
            <text:p>9,49</text:p>
          </table:table-cell>
          <table:table-cell office:value-type="float" office:value="16.61" table:style-name="ce1">
            <text:p>16,61</text:p>
          </table:table-cell>
          <table:table-cell office:value-type="float" office:value="22.57" table:style-name="ce1">
            <text:p>22,57</text:p>
          </table:table-cell>
          <table:table-cell office:value-type="float" office:value="24.13" table:style-name="ce1">
            <text:p>24,13</text:p>
          </table:table-cell>
          <table:table-cell office:value-type="float" office:value="13.41" table:style-name="ce1">
            <text:p>13,41</text:p>
          </table:table-cell>
          <table:table-cell office:value-type="float" office:value="4.0200000000000005" table:style-name="ce1">
            <text:p>4,02</text:p>
          </table:table-cell>
          <table:table-cell office:value-type="float" office:value="0.03" table:style-name="ce1">
            <text:p>0,03</text:p>
          </table:table-cell>
          <table:table-cell office:value-type="float" office:value="5.43" table:style-name="ce1">
            <text:p>5,43</text:p>
          </table:table-cell>
          <table:table-cell office:value-type="float" office:value="6.53" table:style-name="ce1">
            <text:p>6,53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17.54" table:style-name="ce1">
            <text:p>17,54</text:p>
          </table:table-cell>
          <table:table-cell office:value-type="float" office:value="20.43" table:style-name="ce1">
            <text:p>20,43</text:p>
          </table:table-cell>
          <table:table-cell office:value-type="float" office:value="17.72" table:style-name="ce1">
            <text:p>17,72</text:p>
          </table:table-cell>
          <table:table-cell office:value-type="float" office:value="12.84" table:style-name="ce1">
            <text:p>12,84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2.09" table:style-name="ce1">
            <text:p>2,09</text:p>
          </table:table-cell>
          <table:table-cell office:value-type="float" office:value="0.36" table:style-name="ce1">
            <text:p>0,3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41.13" table:style-name="ce1">
            <text:p>741,13</text:p>
          </table:table-cell>
          <table:table-cell office:value-type="float" office:value="739.11" table:style-name="ce1">
            <text:p>739,11</text:p>
          </table:table-cell>
          <table:table-cell office:value-type="float" office:value="219.28" table:style-name="ce1">
            <text:p>219,28</text:p>
          </table:table-cell>
          <table:table-cell office:value-type="float" office:value="233.11" table:style-name="ce1">
            <text:p>233,11</text:p>
          </table:table-cell>
          <table:table-cell office:value-type="float" office:value="288.23" table:style-name="ce1">
            <text:p>288,23</text:p>
          </table:table-cell>
          <table:table-cell office:value-type="float" office:value="271.82" table:style-name="ce1">
            <text:p>271,82</text:p>
          </table:table-cell>
          <table:table-cell office:value-type="float" office:value="257.78000000000003" table:style-name="ce1">
            <text:p>257,78</text:p>
          </table:table-cell>
          <table:table-cell office:value-type="float" office:value="0" table:style-name="ce1">
            <text:p>0</text:p>
          </table:table-cell>
          <table:table-cell office:value-type="float" office:value="291.87" table:style-name="ce1">
            <text:p>291,87</text:p>
          </table:table-cell>
          <table:table-cell office:value-type="float" office:value="272.73" table:style-name="ce1">
            <text:p>272,73</text:p>
          </table:table-cell>
          <table:table-cell office:value-type="float" office:value="309.16000000000003" table:style-name="ce1">
            <text:p>309,16</text:p>
          </table:table-cell>
          <table:table-cell office:value-type="float" office:value="309.89" table:style-name="ce1">
            <text:p>309,89</text:p>
          </table:table-cell>
          <table:table-cell office:value-type="float" office:value="309.08" table:style-name="ce1">
            <text:p>309,08</text:p>
          </table:table-cell>
          <table:table-cell office:value-type="float" office:value="309.72000000000003" table:style-name="ce1">
            <text:p>309,7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9.09" table:style-name="ce1">
            <text:p>9,09</text:p>
          </table:table-cell>
          <table:table-cell office:value-type="float" office:value="18.18" table:style-name="ce1">
            <text:p>18,18</text:p>
          </table:table-cell>
          <table:table-cell office:value-type="float" office:value="18.18" table:style-name="ce1">
            <text:p>18,18</text:p>
          </table:table-cell>
          <table:table-cell office:value-type="float" office:value="18.18" table:style-name="ce1">
            <text:p>18,18</text:p>
          </table:table-cell>
          <table:table-cell office:value-type="float" office:value="0" table:style-name="ce1">
            <text:p>0</text:p>
          </table:table-cell>
          <table:table-cell office:value-type="float" office:value="27.27" table:style-name="ce1">
            <text:p>27,27</text:p>
          </table:table-cell>
          <table:table-cell office:value-type="float" office:value="9.09" table:style-name="ce1">
            <text:p>9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42.86" table:style-name="ce1">
            <text:p>42,86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21.43" table:style-name="ce1">
            <text:p>21,43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21.43" table:style-name="ce1">
            <text:p>21,43</text:p>
          </table:table-cell>
          <table:table-cell office:value-type="float" office:value="21.43" table:style-name="ce1">
            <text:p>21,43</text:p>
          </table:table-cell>
          <table:table-cell office:value-type="float" office:value="21.43" table:style-name="ce1">
            <text:p>21,43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0" table:style-name="ce1">
            <text:p>0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11" table:style-name="ce1">
            <text:p>11,11</text:p>
          </table:table-cell>
          <table:table-cell office:value-type="float" office:value="11.11" table:style-name="ce1">
            <text:p>11,11</text:p>
          </table:table-cell>
          <table:table-cell office:value-type="float" office:value="11.11" table:style-name="ce1">
            <text:p>11,11</text:p>
          </table:table-cell>
          <table:table-cell office:value-type="float" office:value="44.44" table:style-name="ce1">
            <text:p>44,44</text:p>
          </table:table-cell>
          <table:table-cell office:value-type="float" office:value="11.11" table:style-name="ce1">
            <text:p>11,11</text:p>
          </table:table-cell>
          <table:table-cell office:value-type="float" office:value="11.11" table:style-name="ce1">
            <text:p>11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600000000000005" table:style-name="ce1">
            <text:p>5,06</text:p>
          </table:table-cell>
          <table:table-cell office:value-type="float" office:value="5.36" table:style-name="ce1">
            <text:p>5,36</text:p>
          </table:table-cell>
          <table:table-cell office:value-type="float" office:value="9.7900000000000009" table:style-name="ce1">
            <text:p>9,79</text:p>
          </table:table-cell>
          <table:table-cell office:value-type="float" office:value="16.240000000000002" table:style-name="ce1">
            <text:p>16,24</text:p>
          </table:table-cell>
          <table:table-cell office:value-type="float" office:value="22.8" table:style-name="ce1">
            <text:p>22,8</text:p>
          </table:table-cell>
          <table:table-cell office:value-type="float" office:value="23.81" table:style-name="ce1">
            <text:p>23,81</text:p>
          </table:table-cell>
          <table:table-cell office:value-type="float" office:value="13.02" table:style-name="ce1">
            <text:p>13,02</text:p>
          </table:table-cell>
          <table:table-cell office:value-type="float" office:value="3.9" table:style-name="ce1">
            <text:p>3,9</text:p>
          </table:table-cell>
          <table:table-cell office:value-type="float" office:value="0.03" table:style-name="ce1">
            <text:p>0,03</text:p>
          </table:table-cell>
          <table:table-cell office:value-type="float" office:value="6.0200000000000005" table:style-name="ce1">
            <text:p>6,02</text:p>
          </table:table-cell>
          <table:table-cell office:value-type="float" office:value="6.5600000000000005" table:style-name="ce1">
            <text:p>6,56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17.740000000000002" table:style-name="ce1">
            <text:p>17,74</text:p>
          </table:table-cell>
          <table:table-cell office:value-type="float" office:value="20.67" table:style-name="ce1">
            <text:p>20,67</text:p>
          </table:table-cell>
          <table:table-cell office:value-type="float" office:value="17.38" table:style-name="ce1">
            <text:p>17,38</text:p>
          </table:table-cell>
          <table:table-cell office:value-type="float" office:value="12.44" table:style-name="ce1">
            <text:p>12,44</text:p>
          </table:table-cell>
          <table:table-cell office:value-type="float" office:value="6.78" table:style-name="ce1">
            <text:p>6,78</text:p>
          </table:table-cell>
          <table:table-cell office:value-type="float" office:value="2.02" table:style-name="ce1">
            <text:p>2,02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5.03" table:style-name="ce1">
            <text:p>5,03</text:p>
          </table:table-cell>
          <table:table-cell office:value-type="float" office:value="5.34" table:style-name="ce1">
            <text:p>5,34</text:p>
          </table:table-cell>
          <table:table-cell office:value-type="float" office:value="9.86" table:style-name="ce1">
            <text:p>9,86</text:p>
          </table:table-cell>
          <table:table-cell office:value-type="float" office:value="16.39" table:style-name="ce1">
            <text:p>16,39</text:p>
          </table:table-cell>
          <table:table-cell office:value-type="float" office:value="22.81" table:style-name="ce1">
            <text:p>22,81</text:p>
          </table:table-cell>
          <table:table-cell office:value-type="float" office:value="23.7" table:style-name="ce1">
            <text:p>23,7</text:p>
          </table:table-cell>
          <table:table-cell office:value-type="float" office:value="12.96" table:style-name="ce1">
            <text:p>12,96</text:p>
          </table:table-cell>
          <table:table-cell office:value-type="float" office:value="3.88" table:style-name="ce1">
            <text:p>3,88</text:p>
          </table:table-cell>
          <table:table-cell office:value-type="float" office:value="0.03" table:style-name="ce1">
            <text:p>0,03</text:p>
          </table:table-cell>
          <table:table-cell office:value-type="float" office:value="5.99" table:style-name="ce1">
            <text:p>5,99</text:p>
          </table:table-cell>
          <table:table-cell office:value-type="float" office:value="6.53" table:style-name="ce1">
            <text:p>6,53</text:p>
          </table:table-cell>
          <table:table-cell office:value-type="float" office:value="10.34" table:style-name="ce1">
            <text:p>10,34</text:p>
          </table:table-cell>
          <table:table-cell office:value-type="float" office:value="17.77" table:style-name="ce1">
            <text:p>17,77</text:p>
          </table:table-cell>
          <table:table-cell office:value-type="float" office:value="20.580000000000002" table:style-name="ce1">
            <text:p>20,58</text:p>
          </table:table-cell>
          <table:table-cell office:value-type="float" office:value="17.3" table:style-name="ce1">
            <text:p>17,3</text:p>
          </table:table-cell>
          <table:table-cell office:value-type="float" office:value="12.39" table:style-name="ce1">
            <text:p>12,39</text:p>
          </table:table-cell>
          <table:table-cell office:value-type="float" office:value="6.75" table:style-name="ce1">
            <text:p>6,75</text:p>
          </table:table-cell>
          <table:table-cell office:value-type="float" office:value="2.0100000000000002" table:style-name="ce1">
            <text:p>2,01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72.21" table:style-name="ce1">
            <text:p>772,21</text:p>
          </table:table-cell>
          <table:table-cell office:value-type="float" office:value="768.54" table:style-name="ce1">
            <text:p>768,54</text:p>
          </table:table-cell>
          <table:table-cell office:value-type="float" office:value="255.95000000000002" table:style-name="ce1">
            <text:p>255,95</text:p>
          </table:table-cell>
          <table:table-cell office:value-type="float" office:value="260.63" table:style-name="ce1">
            <text:p>260,63</text:p>
          </table:table-cell>
          <table:table-cell office:value-type="float" office:value="311.09000000000003" table:style-name="ce1">
            <text:p>311,09</text:p>
          </table:table-cell>
          <table:table-cell office:value-type="float" office:value="327.57" table:style-name="ce1">
            <text:p>327,57</text:p>
          </table:table-cell>
          <table:table-cell office:value-type="float" office:value="314.18" table:style-name="ce1">
            <text:p>314,18</text:p>
          </table:table-cell>
          <table:table-cell office:value-type="float" office:value="301.95999999999998" table:style-name="ce1">
            <text:p>301,96</text:p>
          </table:table-cell>
          <table:table-cell office:value-type="float" office:value="334" table:style-name="ce1">
            <text:p>334</text:p>
          </table:table-cell>
          <table:table-cell office:value-type="float" office:value="355.28000000000003" table:style-name="ce1">
            <text:p>355,28</text:p>
          </table:table-cell>
          <table:table-cell office:value-type="float" office:value="325.08" table:style-name="ce1">
            <text:p>325,08</text:p>
          </table:table-cell>
          <table:table-cell office:value-type="float" office:value="332.56" table:style-name="ce1">
            <text:p>332,56</text:p>
          </table:table-cell>
          <table:table-cell office:value-type="float" office:value="327.52" table:style-name="ce1">
            <text:p>327,52</text:p>
          </table:table-cell>
          <table:table-cell office:value-type="float" office:value="338.79" table:style-name="ce1">
            <text:p>338,79</text:p>
          </table:table-cell>
          <table:table-cell office:value-type="float" office:value="4.09" table:style-name="ce1">
            <text:p>4,09</text:p>
          </table:table-cell>
          <table:table-cell office:value-type="float" office:value="0.65" table:style-name="ce1">
            <text:p>0,65</text:p>
          </table:table-cell>
          <table:table-cell office:value-type="float" office:value="1.62" table:style-name="ce1">
            <text:p>1,62</text:p>
          </table:table-cell>
          <table:table-cell office:value-type="float" office:value="1.46" table:style-name="ce1">
            <text:p>1,46</text:p>
          </table:table-cell>
          <table:table-cell office:value-type="float" office:value="13.84" table:style-name="ce1">
            <text:p>13,84</text:p>
          </table:table-cell>
          <table:table-cell office:value-type="float" office:value="27.47" table:style-name="ce1">
            <text:p>27,47</text:p>
          </table:table-cell>
          <table:table-cell office:value-type="float" office:value="25.87" table:style-name="ce1">
            <text:p>25,87</text:p>
          </table:table-cell>
          <table:table-cell office:value-type="float" office:value="17.77" table:style-name="ce1">
            <text:p>17,77</text:p>
          </table:table-cell>
          <table:table-cell office:value-type="float" office:value="7.24" table:style-name="ce1">
            <text:p>7,24</text:p>
          </table:table-cell>
          <table:table-cell office:value-type="float" office:value="0.54" table:style-name="ce1">
            <text:p>0,54</text:p>
          </table:table-cell>
          <table:table-cell office:value-type="float" office:value="0.51" table:style-name="ce1">
            <text:p>0,51</text:p>
          </table:table-cell>
          <table:table-cell office:value-type="float" office:value="4.17" table:style-name="ce1">
            <text:p>4,17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11.35" table:style-name="ce1">
            <text:p>11,35</text:p>
          </table:table-cell>
          <table:table-cell office:value-type="float" office:value="24.7" table:style-name="ce1">
            <text:p>24,7</text:p>
          </table:table-cell>
          <table:table-cell office:value-type="float" office:value="33.480000000000004" table:style-name="ce1">
            <text:p>33,48</text:p>
          </table:table-cell>
          <table:table-cell office:value-type="float" office:value="11.3" table:style-name="ce1">
            <text:p>11,3</text:p>
          </table:table-cell>
          <table:table-cell office:value-type="float" office:value="5.58" table:style-name="ce1">
            <text:p>5,58</text:p>
          </table:table-cell>
          <table:table-cell office:value-type="float" office:value="0.1" table:style-name="ce1">
            <text:p>0,1</text:p>
          </table:table-cell>
          <table:table-cell office:value-type="float" office:value="1.57" table:style-name="ce1">
            <text:p>1,57</text:p>
          </table:table-cell>
          <table:table-cell office:value-type="float" office:value="1.08" table:style-name="ce1">
            <text:p>1,08</text:p>
          </table:table-cell>
          <table:table-cell office:value-type="float" office:value="6.18" table:style-name="ce1">
            <text:p>6,18</text:p>
          </table:table-cell>
          <table:table-cell office:value-type="float" office:value="13.200000000000001" table:style-name="ce1">
            <text:p>13,2</text:p>
          </table:table-cell>
          <table:table-cell office:value-type="float" office:value="22.900000000000002" table:style-name="ce1">
            <text:p>22,9</text:p>
          </table:table-cell>
          <table:table-cell office:value-type="float" office:value="18.59" table:style-name="ce1">
            <text:p>18,59</text:p>
          </table:table-cell>
          <table:table-cell office:value-type="float" office:value="22.6" table:style-name="ce1">
            <text:p>22,6</text:p>
          </table:table-cell>
          <table:table-cell office:value-type="float" office:value="11.32" table:style-name="ce1">
            <text:p>11,32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3.5700000000000003" table:style-name="ce1">
            <text:p>3,57</text:p>
          </table:table-cell>
          <table:table-cell office:value-type="float" office:value="4.54" table:style-name="ce1">
            <text:p>4,54</text:p>
          </table:table-cell>
          <table:table-cell office:value-type="float" office:value="11.73" table:style-name="ce1">
            <text:p>11,73</text:p>
          </table:table-cell>
          <table:table-cell office:value-type="float" office:value="15.040000000000001" table:style-name="ce1">
            <text:p>15,04</text:p>
          </table:table-cell>
          <table:table-cell office:value-type="float" office:value="27.87" table:style-name="ce1">
            <text:p>27,87</text:p>
          </table:table-cell>
          <table:table-cell office:value-type="float" office:value="21.53" table:style-name="ce1">
            <text:p>21,53</text:p>
          </table:table-cell>
          <table:table-cell office:value-type="float" office:value="8.5500000000000007" table:style-name="ce1">
            <text:p>8,55</text:p>
          </table:table-cell>
          <table:table-cell office:value-type="float" office:value="6.8" table:style-name="ce1">
            <text:p>6,8</text:p>
          </table:table-cell>
          <table:table-cell office:value-type="float" office:value="0.12" table:style-name="ce1">
            <text:p>0,12</text:p>
          </table:table-cell>
          <table:table-cell office:value-type="float" office:value="2.34" table:style-name="ce1">
            <text:p>2,34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.29" table:style-name="ce1">
            <text:p>4,29</text:p>
          </table:table-cell>
          <table:table-cell office:value-type="float" office:value="8.06" table:style-name="ce1">
            <text:p>8,06</text:p>
          </table:table-cell>
          <table:table-cell office:value-type="float" office:value="16.54" table:style-name="ce1">
            <text:p>16,54</text:p>
          </table:table-cell>
          <table:table-cell office:value-type="float" office:value="24.18" table:style-name="ce1">
            <text:p>24,18</text:p>
          </table:table-cell>
          <table:table-cell office:value-type="float" office:value="26.03" table:style-name="ce1">
            <text:p>26,03</text:p>
          </table:table-cell>
          <table:table-cell office:value-type="float" office:value="15.52" table:style-name="ce1">
            <text:p>15,52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.72" table:style-name="ce1">
            <text:p>0,72</text:p>
          </table:table-cell>
          <table:table-cell office:value-type="float" office:value="1.8900000000000001" table:style-name="ce1">
            <text:p>1,89</text:p>
          </table:table-cell>
          <table:table-cell office:value-type="float" office:value="2.99" table:style-name="ce1">
            <text:p>2,99</text:p>
          </table:table-cell>
          <table:table-cell office:value-type="float" office:value="6.87" table:style-name="ce1">
            <text:p>6,87</text:p>
          </table:table-cell>
          <table:table-cell office:value-type="float" office:value="14.21" table:style-name="ce1">
            <text:p>14,21</text:p>
          </table:table-cell>
          <table:table-cell office:value-type="float" office:value="18.64" table:style-name="ce1">
            <text:p>18,64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0" table:style-name="ce1">
            <text:p>0</text:p>
          </table:table-cell>
          <table:table-cell office:value-type="float" office:value="3.22" table:style-name="ce1">
            <text:p>3,22</text:p>
          </table:table-cell>
          <table:table-cell office:value-type="float" office:value="2.42" table:style-name="ce1">
            <text:p>2,42</text:p>
          </table:table-cell>
          <table:table-cell office:value-type="float" office:value="5.12" table:style-name="ce1">
            <text:p>5,12</text:p>
          </table:table-cell>
          <table:table-cell office:value-type="float" office:value="11.3" table:style-name="ce1">
            <text:p>11,3</text:p>
          </table:table-cell>
          <table:table-cell office:value-type="float" office:value="11.99" table:style-name="ce1">
            <text:p>11,99</text:p>
          </table:table-cell>
          <table:table-cell office:value-type="float" office:value="25.84" table:style-name="ce1">
            <text:p>25,84</text:p>
          </table:table-cell>
          <table:table-cell office:value-type="float" office:value="14.18" table:style-name="ce1">
            <text:p>14,18</text:p>
          </table:table-cell>
          <table:table-cell office:value-type="float" office:value="16.32" table:style-name="ce1">
            <text:p>16,32</text:p>
          </table:table-cell>
          <table:table-cell office:value-type="float" office:value="6.98" table:style-name="ce1">
            <text:p>6,98</text:p>
          </table:table-cell>
          <table:table-cell office:value-type="float" office:value="2.62" table:style-name="ce1">
            <text:p>2,62</text:p>
          </table:table-cell>
          <table:table-cell office:value-type="float" office:value="1.75" table:style-name="ce1">
            <text:p>1,75</text:p>
          </table:table-cell>
          <table:table-cell office:value-type="float" office:value="2.86" table:style-name="ce1">
            <text:p>2,86</text:p>
          </table:table-cell>
          <table:table-cell office:value-type="float" office:value="10.370000000000001" table:style-name="ce1">
            <text:p>10,37</text:p>
          </table:table-cell>
          <table:table-cell office:value-type="float" office:value="10.57" table:style-name="ce1">
            <text:p>10,57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26.85" table:style-name="ce1">
            <text:p>26,85</text:p>
          </table:table-cell>
          <table:table-cell office:value-type="float" office:value="14.61" table:style-name="ce1">
            <text:p>14,61</text:p>
          </table:table-cell>
          <table:table-cell office:value-type="float" office:value="8.1" table:style-name="ce1">
            <text:p>8,1</text:p>
          </table:table-cell>
          <table:table-cell office:value-type="float" office:value="5.73" table:style-name="ce1">
            <text:p>5,73</text:p>
          </table:table-cell>
          <table:table-cell office:value-type="float" office:value="4.83" table:style-name="ce1">
            <text:p>4,83</text:p>
          </table:table-cell>
          <table:table-cell office:value-type="float" office:value="0.93" table:style-name="ce1">
            <text:p>0,93</text:p>
          </table:table-cell>
          <table:table-cell office:value-type="float" office:value="4.07" table:style-name="ce1">
            <text:p>4,07</text:p>
          </table:table-cell>
          <table:table-cell office:value-type="float" office:value="7.11" table:style-name="ce1">
            <text:p>7,11</text:p>
          </table:table-cell>
          <table:table-cell office:value-type="float" office:value="14.200000000000001" table:style-name="ce1">
            <text:p>14,2</text:p>
          </table:table-cell>
          <table:table-cell office:value-type="float" office:value="26.77" table:style-name="ce1">
            <text:p>26,77</text:p>
          </table:table-cell>
          <table:table-cell office:value-type="float" office:value="26.01" table:style-name="ce1">
            <text:p>26,01</text:p>
          </table:table-cell>
          <table:table-cell office:value-type="float" office:value="15.65" table:style-name="ce1">
            <text:p>15,65</text:p>
          </table:table-cell>
          <table:table-cell office:value-type="float" office:value="0.43" table:style-name="ce1">
            <text:p>0,43</text:p>
          </table:table-cell>
          <table:table-cell office:value-type="float" office:value="3.68" table:style-name="ce1">
            <text:p>3,68</text:p>
          </table:table-cell>
          <table:table-cell office:value-type="float" office:value="0.91" table:style-name="ce1">
            <text:p>0,91</text:p>
          </table:table-cell>
          <table:table-cell office:value-type="float" office:value="3.2" table:style-name="ce1">
            <text:p>3,2</text:p>
          </table:table-cell>
          <table:table-cell office:value-type="float" office:value="6.3900000000000006" table:style-name="ce1">
            <text:p>6,39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13.21" table:style-name="ce1">
            <text:p>13,21</text:p>
          </table:table-cell>
          <table:table-cell office:value-type="float" office:value="21.1" table:style-name="ce1">
            <text:p>21,1</text:p>
          </table:table-cell>
          <table:table-cell office:value-type="float" office:value="15.24" table:style-name="ce1">
            <text:p>15,24</text:p>
          </table:table-cell>
          <table:table-cell office:value-type="float" office:value="14.620000000000001" table:style-name="ce1">
            <text:p>14,62</text:p>
          </table:table-cell>
          <table:table-cell office:value-type="float" office:value="8.9500000000000011" table:style-name="ce1">
            <text:p>8,95</text:p>
          </table:table-cell>
          <table:table-cell office:value-type="float" office:value="0" table:style-name="ce1">
            <text:p>0</text:p>
          </table:table-cell>
          <table:table-cell office:value-type="float" office:value="3.62" table:style-name="ce1">
            <text:p>3,62</text:p>
          </table:table-cell>
          <table:table-cell office:value-type="float" office:value="2.88" table:style-name="ce1">
            <text:p>2,88</text:p>
          </table:table-cell>
          <table:table-cell office:value-type="float" office:value="5.68" table:style-name="ce1">
            <text:p>5,68</text:p>
          </table:table-cell>
          <table:table-cell office:value-type="float" office:value="8.81" table:style-name="ce1">
            <text:p>8,81</text:p>
          </table:table-cell>
          <table:table-cell office:value-type="float" office:value="20.97" table:style-name="ce1">
            <text:p>20,97</text:p>
          </table:table-cell>
          <table:table-cell office:value-type="float" office:value="28.63" table:style-name="ce1">
            <text:p>28,63</text:p>
          </table:table-cell>
          <table:table-cell office:value-type="float" office:value="22.37" table:style-name="ce1">
            <text:p>22,37</text:p>
          </table:table-cell>
          <table:table-cell office:value-type="float" office:value="6.82" table:style-name="ce1">
            <text:p>6,82</text:p>
          </table:table-cell>
          <table:table-cell office:value-type="float" office:value="0.22" table:style-name="ce1">
            <text:p>0,22</text:p>
          </table:table-cell>
          <table:table-cell office:value-type="float" office:value="3.5" table:style-name="ce1">
            <text:p>3,5</text:p>
          </table:table-cell>
          <table:table-cell office:value-type="float" office:value="5.63" table:style-name="ce1">
            <text:p>5,63</text:p>
          </table:table-cell>
          <table:table-cell office:value-type="float" office:value="7.5200000000000005" table:style-name="ce1">
            <text:p>7,52</text:p>
          </table:table-cell>
          <table:table-cell office:value-type="float" office:value="7.25" table:style-name="ce1">
            <text:p>7,25</text:p>
          </table:table-cell>
          <table:table-cell office:value-type="float" office:value="17.13" table:style-name="ce1">
            <text:p>17,13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15.450000000000001" table:style-name="ce1">
            <text:p>15,45</text:p>
          </table:table-cell>
          <table:table-cell office:value-type="float" office:value="12.82" table:style-name="ce1">
            <text:p>12,82</text:p>
          </table:table-cell>
          <table:table-cell office:value-type="float" office:value="8.32" table:style-name="ce1">
            <text:p>8,32</text:p>
          </table:table-cell>
          <table:table-cell office:value-type="float" office:value="2.58" table:style-name="ce1">
            <text:p>2,58</text:p>
          </table:table-cell>
          <table:table-cell office:value-type="float" office:value="0" table:style-name="ce1">
            <text:p>0</text:p>
          </table:table-cell>
          <table:table-cell office:value-type="float" office:value="3.95" table:style-name="ce1">
            <text:p>3,95</text:p>
          </table:table-cell>
          <table:table-cell office:value-type="float" office:value="2.35" table:style-name="ce1">
            <text:p>2,35</text:p>
          </table:table-cell>
          <table:table-cell office:value-type="float" office:value="5.24" table:style-name="ce1">
            <text:p>5,24</text:p>
          </table:table-cell>
          <table:table-cell office:value-type="float" office:value="8.35" table:style-name="ce1">
            <text:p>8,35</text:p>
          </table:table-cell>
          <table:table-cell office:value-type="float" office:value="19.12" table:style-name="ce1">
            <text:p>19,12</text:p>
          </table:table-cell>
          <table:table-cell office:value-type="float" office:value="28.12" table:style-name="ce1">
            <text:p>28,12</text:p>
          </table:table-cell>
          <table:table-cell office:value-type="float" office:value="23.37" table:style-name="ce1">
            <text:p>23,37</text:p>
          </table:table-cell>
          <table:table-cell office:value-type="float" office:value="9.24" table:style-name="ce1">
            <text:p>9,2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3.5500000000000003" table:style-name="ce1">
            <text:p>3,55</text:p>
          </table:table-cell>
          <table:table-cell office:value-type="float" office:value="4.33" table:style-name="ce1">
            <text:p>4,33</text:p>
          </table:table-cell>
          <table:table-cell office:value-type="float" office:value="6.34" table:style-name="ce1">
            <text:p>6,34</text:p>
          </table:table-cell>
          <table:table-cell office:value-type="float" office:value="7.01" table:style-name="ce1">
            <text:p>7,01</text:p>
          </table:table-cell>
          <table:table-cell office:value-type="float" office:value="15.91" table:style-name="ce1">
            <text:p>15,91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3.49" table:style-name="ce1">
            <text:p>13,49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4.33" table:style-name="ce1">
            <text:p>4,33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43.5" table:style-name="ce1">
            <text:p>743,5</text:p>
          </table:table-cell>
          <table:table-cell office:value-type="float" office:value="752.58" table:style-name="ce1">
            <text:p>752,58</text:p>
          </table:table-cell>
          <table:table-cell office:value-type="float" office:value="230.76" table:style-name="ce1">
            <text:p>230,76</text:p>
          </table:table-cell>
          <table:table-cell office:value-type="float" office:value="226.85" table:style-name="ce1">
            <text:p>226,85</text:p>
          </table:table-cell>
          <table:table-cell office:value-type="float" office:value="305.33" table:style-name="ce1">
            <text:p>305,33</text:p>
          </table:table-cell>
          <table:table-cell office:value-type="float" office:value="311.34000000000003" table:style-name="ce1">
            <text:p>311,34</text:p>
          </table:table-cell>
          <table:table-cell office:value-type="float" office:value="306.27" table:style-name="ce1">
            <text:p>306,27</text:p>
          </table:table-cell>
          <table:table-cell office:value-type="float" office:value="308.69" table:style-name="ce1">
            <text:p>308,69</text:p>
          </table:table-cell>
          <table:table-cell office:value-type="float" office:value="320.94" table:style-name="ce1">
            <text:p>320,94</text:p>
          </table:table-cell>
          <table:table-cell office:value-type="float" office:value="333.16" table:style-name="ce1">
            <text:p>333,16</text:p>
          </table:table-cell>
          <table:table-cell office:value-type="float" office:value="321.34000000000003" table:style-name="ce1">
            <text:p>321,34</text:p>
          </table:table-cell>
          <table:table-cell office:value-type="float" office:value="324.47000000000003" table:style-name="ce1">
            <text:p>324,47</text:p>
          </table:table-cell>
          <table:table-cell office:value-type="float" office:value="321.33" table:style-name="ce1">
            <text:p>321,33</text:p>
          </table:table-cell>
          <table:table-cell office:value-type="float" office:value="324.69" table:style-name="ce1">
            <text:p>324,69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10.49" table:style-name="ce1">
            <text:p>10,49</text:p>
          </table:table-cell>
          <table:table-cell office:value-type="float" office:value="5.91" table:style-name="ce1">
            <text:p>5,91</text:p>
          </table:table-cell>
          <table:table-cell office:value-type="float" office:value="12.99" table:style-name="ce1">
            <text:p>12,99</text:p>
          </table:table-cell>
          <table:table-cell office:value-type="float" office:value="10.65" table:style-name="ce1">
            <text:p>10,65</text:p>
          </table:table-cell>
          <table:table-cell office:value-type="float" office:value="10.94" table:style-name="ce1">
            <text:p>10,94</text:p>
          </table:table-cell>
          <table:table-cell office:value-type="float" office:value="25.72" table:style-name="ce1">
            <text:p>25,72</text:p>
          </table:table-cell>
          <table:table-cell office:value-type="float" office:value="5.94" table:style-name="ce1">
            <text:p>5,94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1.61" table:style-name="ce1">
            <text:p>1,61</text:p>
          </table:table-cell>
          <table:table-cell office:value-type="float" office:value="5.88" table:style-name="ce1">
            <text:p>5,88</text:p>
          </table:table-cell>
          <table:table-cell office:value-type="float" office:value="6.71" table:style-name="ce1">
            <text:p>6,71</text:p>
          </table:table-cell>
          <table:table-cell office:value-type="float" office:value="19.62" table:style-name="ce1">
            <text:p>19,62</text:p>
          </table:table-cell>
          <table:table-cell office:value-type="float" office:value="12.31" table:style-name="ce1">
            <text:p>12,31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13.030000000000001" table:style-name="ce1">
            <text:p>13,03</text:p>
          </table:table-cell>
          <table:table-cell office:value-type="float" office:value="12.17" table:style-name="ce1">
            <text:p>12,17</text:p>
          </table:table-cell>
          <table:table-cell office:value-type="float" office:value="8.5" table:style-name="ce1">
            <text:p>8,5</text:p>
          </table:table-cell>
          <table:table-cell office:value-type="float" office:value="0" table:style-name="ce1">
            <text:p>0</text:p>
          </table:table-cell>
          <table:table-cell office:value-type="float" office:value="0.96" table:style-name="ce1">
            <text:p>0,96</text:p>
          </table:table-cell>
          <table:table-cell office:value-type="float" office:value="6.0200000000000005" table:style-name="ce1">
            <text:p>6,02</text:p>
          </table:table-cell>
          <table:table-cell office:value-type="float" office:value="20.900000000000002" table:style-name="ce1">
            <text:p>20,9</text:p>
          </table:table-cell>
          <table:table-cell office:value-type="float" office:value="14.84" table:style-name="ce1">
            <text:p>14,84</text:p>
          </table:table-cell>
          <table:table-cell office:value-type="float" office:value="26.68" table:style-name="ce1">
            <text:p>26,68</text:p>
          </table:table-cell>
          <table:table-cell office:value-type="float" office:value="17.84" table:style-name="ce1">
            <text:p>17,84</text:p>
          </table:table-cell>
          <table:table-cell office:value-type="float" office:value="9.870000000000001" table:style-name="ce1">
            <text:p>9,87</text:p>
          </table:table-cell>
          <table:table-cell office:value-type="float" office:value="2.89" table:style-name="ce1">
            <text:p>2,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1.9" table:style-name="ce1">
            <text:p>11,9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3.73" table:style-name="ce1">
            <text:p>23,73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2.93" table:style-name="ce1">
            <text:p>2,93</text:p>
          </table:table-cell>
          <table:table-cell office:value-type="float" office:value="2.98" table:style-name="ce1">
            <text:p>2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3" table:style-name="ce1">
            <text:p>3,33</text:p>
          </table:table-cell>
          <table:table-cell office:value-type="float" office:value="2.8000000000000003" table:style-name="ce1">
            <text:p>2,8</text:p>
          </table:table-cell>
          <table:table-cell office:value-type="float" office:value="3.86" table:style-name="ce1">
            <text:p>3,86</text:p>
          </table:table-cell>
          <table:table-cell office:value-type="float" office:value="10.67" table:style-name="ce1">
            <text:p>10,67</text:p>
          </table:table-cell>
          <table:table-cell office:value-type="float" office:value="17.28" table:style-name="ce1">
            <text:p>17,28</text:p>
          </table:table-cell>
          <table:table-cell office:value-type="float" office:value="25.7" table:style-name="ce1">
            <text:p>25,7</text:p>
          </table:table-cell>
          <table:table-cell office:value-type="float" office:value="24.28" table:style-name="ce1">
            <text:p>24,28</text:p>
          </table:table-cell>
          <table:table-cell office:value-type="float" office:value="10.75" table:style-name="ce1">
            <text:p>10,75</text:p>
          </table:table-cell>
          <table:table-cell office:value-type="float" office:value="1.33" table:style-name="ce1">
            <text:p>1,33</text:p>
          </table:table-cell>
          <table:table-cell office:value-type="float" office:value="1.51" table:style-name="ce1">
            <text:p>1,51</text:p>
          </table:table-cell>
          <table:table-cell office:value-type="float" office:value="3.47" table:style-name="ce1">
            <text:p>3,47</text:p>
          </table:table-cell>
          <table:table-cell office:value-type="float" office:value="6.22" table:style-name="ce1">
            <text:p>6,22</text:p>
          </table:table-cell>
          <table:table-cell office:value-type="float" office:value="10.84" table:style-name="ce1">
            <text:p>10,84</text:p>
          </table:table-cell>
          <table:table-cell office:value-type="float" office:value="15.870000000000001" table:style-name="ce1">
            <text:p>15,87</text:p>
          </table:table-cell>
          <table:table-cell office:value-type="float" office:value="19.41" table:style-name="ce1">
            <text:p>19,41</text:p>
          </table:table-cell>
          <table:table-cell office:value-type="float" office:value="20.66" table:style-name="ce1">
            <text:p>20,66</text:p>
          </table:table-cell>
          <table:table-cell office:value-type="float" office:value="13.96" table:style-name="ce1">
            <text:p>13,96</text:p>
          </table:table-cell>
          <table:table-cell office:value-type="float" office:value="8.07" table:style-name="ce1">
            <text:p>8,07</text:p>
          </table:table-cell>
          <table:table-cell office:value-type="float" office:value="0" table:style-name="ce1">
            <text:p>0</text:p>
          </table:table-cell>
          <table:table-cell office:value-type="float" office:value="0.91" table:style-name="ce1">
            <text:p>0,91</text:p>
          </table:table-cell>
          <table:table-cell office:value-type="float" office:value="2.37" table:style-name="ce1">
            <text:p>2,37</text:p>
          </table:table-cell>
          <table:table-cell office:value-type="float" office:value="7.5600000000000005" table:style-name="ce1">
            <text:p>7,56</text:p>
          </table:table-cell>
          <table:table-cell office:value-type="float" office:value="15.870000000000001" table:style-name="ce1">
            <text:p>15,87</text:p>
          </table:table-cell>
          <table:table-cell office:value-type="float" office:value="15.48" table:style-name="ce1">
            <text:p>15,48</text:p>
          </table:table-cell>
          <table:table-cell office:value-type="float" office:value="21.900000000000002" table:style-name="ce1">
            <text:p>21,9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13.42" table:style-name="ce1">
            <text:p>13,42</text:p>
          </table:table-cell>
          <table:table-cell office:value-type="float" office:value="2.65" table:style-name="ce1">
            <text:p>2,65</text:p>
          </table:table-cell>
          <table:table-cell office:value-type="float" office:value="2.65" table:style-name="ce1">
            <text:p>2,65</text:p>
          </table:table-cell>
          <table:table-cell office:value-type="float" office:value="2.37" table:style-name="ce1">
            <text:p>2,37</text:p>
          </table:table-cell>
          <table:table-cell office:value-type="float" office:value="2.86" table:style-name="ce1">
            <text:p>2,86</text:p>
          </table:table-cell>
          <table:table-cell office:value-type="float" office:value="3.79" table:style-name="ce1">
            <text:p>3,79</text:p>
          </table:table-cell>
          <table:table-cell office:value-type="float" office:value="13.15" table:style-name="ce1">
            <text:p>13,15</text:p>
          </table:table-cell>
          <table:table-cell office:value-type="float" office:value="23.44" table:style-name="ce1">
            <text:p>23,44</text:p>
          </table:table-cell>
          <table:table-cell office:value-type="float" office:value="13.31" table:style-name="ce1">
            <text:p>13,31</text:p>
          </table:table-cell>
          <table:table-cell office:value-type="float" office:value="18.13" table:style-name="ce1">
            <text:p>18,13</text:p>
          </table:table-cell>
          <table:table-cell office:value-type="float" office:value="15.75" table:style-name="ce1">
            <text:p>15,75</text:p>
          </table:table-cell>
          <table:table-cell office:value-type="float" office:value="7.2" table:style-name="ce1">
            <text:p>7,2</text:p>
          </table:table-cell>
          <table:table-cell office:value-type="float" office:value="6.59" table:style-name="ce1">
            <text:p>6,59</text:p>
          </table:table-cell>
          <table:table-cell office:value-type="float" office:value="0.92" table:style-name="ce1">
            <text:p>0,92</text:p>
          </table:table-cell>
          <table:table-cell office:value-type="float" office:value="9.77" table:style-name="ce1">
            <text:p>9,77</text:p>
          </table:table-cell>
          <table:table-cell office:value-type="float" office:value="11.09" table:style-name="ce1">
            <text:p>11,09</text:p>
          </table:table-cell>
          <table:table-cell office:value-type="float" office:value="15.700000000000001" table:style-name="ce1">
            <text:p>15,7</text:p>
          </table:table-cell>
          <table:table-cell office:value-type="float" office:value="25.240000000000002" table:style-name="ce1">
            <text:p>25,24</text:p>
          </table:table-cell>
          <table:table-cell office:value-type="float" office:value="22.26" table:style-name="ce1">
            <text:p>22,26</text:p>
          </table:table-cell>
          <table:table-cell office:value-type="float" office:value="7.62" table:style-name="ce1">
            <text:p>7,62</text:p>
          </table:table-cell>
          <table:table-cell office:value-type="float" office:value="0.81" table:style-name="ce1">
            <text:p>0,81</text:p>
          </table:table-cell>
          <table:table-cell office:value-type="float" office:value="5.8100000000000005" table:style-name="ce1">
            <text:p>5,81</text:p>
          </table:table-cell>
          <table:table-cell office:value-type="float" office:value="6.8100000000000005" table:style-name="ce1">
            <text:p>6,81</text:p>
          </table:table-cell>
          <table:table-cell office:value-type="float" office:value="8.69" table:style-name="ce1">
            <text:p>8,69</text:p>
          </table:table-cell>
          <table:table-cell office:value-type="float" office:value="8.1" table:style-name="ce1">
            <text:p>8,1</text:p>
          </table:table-cell>
          <table:table-cell office:value-type="float" office:value="12.11" table:style-name="ce1">
            <text:p>12,11</text:p>
          </table:table-cell>
          <table:table-cell office:value-type="float" office:value="14.86" table:style-name="ce1">
            <text:p>14,86</text:p>
          </table:table-cell>
          <table:table-cell office:value-type="float" office:value="14.56" table:style-name="ce1">
            <text:p>14,56</text:p>
          </table:table-cell>
          <table:table-cell office:value-type="float" office:value="11.47" table:style-name="ce1">
            <text:p>11,47</text:p>
          </table:table-cell>
          <table:table-cell office:value-type="float" office:value="11.59" table:style-name="ce1">
            <text:p>11,5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.73" table:style-name="ce1">
            <text:p>2,73</text:p>
          </table:table-cell>
          <table:table-cell office:value-type="float" office:value="3.06" table:style-name="ce1">
            <text:p>3,06</text:p>
          </table:table-cell>
          <table:table-cell office:value-type="float" office:value="7.41" table:style-name="ce1">
            <text:p>7,41</text:p>
          </table:table-cell>
          <table:table-cell office:value-type="float" office:value="12.64" table:style-name="ce1">
            <text:p>12,64</text:p>
          </table:table-cell>
          <table:table-cell office:value-type="float" office:value="21.8" table:style-name="ce1">
            <text:p>21,8</text:p>
          </table:table-cell>
          <table:table-cell office:value-type="float" office:value="27.01" table:style-name="ce1">
            <text:p>27,01</text:p>
          </table:table-cell>
          <table:table-cell office:value-type="float" office:value="18.66" table:style-name="ce1">
            <text:p>18,66</text:p>
          </table:table-cell>
          <table:table-cell office:value-type="float" office:value="6.2700000000000005" table:style-name="ce1">
            <text:p>6,27</text:p>
          </table:table-cell>
          <table:table-cell office:value-type="float" office:value="0.42" table:style-name="ce1">
            <text:p>0,42</text:p>
          </table:table-cell>
          <table:table-cell office:value-type="float" office:value="3.52" table:style-name="ce1">
            <text:p>3,52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8.09" table:style-name="ce1">
            <text:p>8,09</text:p>
          </table:table-cell>
          <table:table-cell office:value-type="float" office:value="13.63" table:style-name="ce1">
            <text:p>13,63</text:p>
          </table:table-cell>
          <table:table-cell office:value-type="float" office:value="18.28" table:style-name="ce1">
            <text:p>18,28</text:p>
          </table:table-cell>
          <table:table-cell office:value-type="float" office:value="20.490000000000002" table:style-name="ce1">
            <text:p>20,49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9.51" table:style-name="ce1">
            <text:p>9,51</text:p>
          </table:table-cell>
          <table:table-cell office:value-type="float" office:value="3.68" table:style-name="ce1">
            <text:p>3,68</text:p>
          </table:table-cell>
          <table:table-cell office:value-type="float" office:value="1.23" table:style-name="ce1">
            <text:p>1,23</text:p>
          </table:table-cell>
          <table:table-cell office:value-type="float" office:value="0" table:style-name="ce1">
            <text:p>0</text:p>
          </table:table-cell>
          <table:table-cell office:value-type="float" office:value="2.83" table:style-name="ce1">
            <text:p>2,83</text:p>
          </table:table-cell>
          <table:table-cell office:value-type="float" office:value="3" table:style-name="ce1">
            <text:p>3</text:p>
          </table:table-cell>
          <table:table-cell office:value-type="float" office:value="7.47" table:style-name="ce1">
            <text:p>7,47</text:p>
          </table:table-cell>
          <table:table-cell office:value-type="float" office:value="12.6" table:style-name="ce1">
            <text:p>12,6</text:p>
          </table:table-cell>
          <table:table-cell office:value-type="float" office:value="21.650000000000002" table:style-name="ce1">
            <text:p>21,65</text:p>
          </table:table-cell>
          <table:table-cell office:value-type="float" office:value="26.97" table:style-name="ce1">
            <text:p>26,97</text:p>
          </table:table-cell>
          <table:table-cell office:value-type="float" office:value="18.75" table:style-name="ce1">
            <text:p>18,75</text:p>
          </table:table-cell>
          <table:table-cell office:value-type="float" office:value="6.3100000000000005" table:style-name="ce1">
            <text:p>6,31</text:p>
          </table:table-cell>
          <table:table-cell office:value-type="float" office:value="0.43" table:style-name="ce1">
            <text:p>0,43</text:p>
          </table:table-cell>
          <table:table-cell office:value-type="float" office:value="3.58" table:style-name="ce1">
            <text:p>3,58</text:p>
          </table:table-cell>
          <table:table-cell office:value-type="float" office:value="4.21" table:style-name="ce1">
            <text:p>4,21</text:p>
          </table:table-cell>
          <table:table-cell office:value-type="float" office:value="8.1" table:style-name="ce1">
            <text:p>8,1</text:p>
          </table:table-cell>
          <table:table-cell office:value-type="float" office:value="13.49" table:style-name="ce1">
            <text:p>13,49</text:p>
          </table:table-cell>
          <table:table-cell office:value-type="float" office:value="18.13" table:style-name="ce1">
            <text:p>18,13</text:p>
          </table:table-cell>
          <table:table-cell office:value-type="float" office:value="20.350000000000001" table:style-name="ce1">
            <text:p>20,35</text:p>
          </table:table-cell>
          <table:table-cell office:value-type="float" office:value="17.37" table:style-name="ce1">
            <text:p>17,37</text:p>
          </table:table-cell>
          <table:table-cell office:value-type="float" office:value="9.56" table:style-name="ce1">
            <text:p>9,56</text:p>
          </table:table-cell>
          <table:table-cell office:value-type="float" office:value="3.88" table:style-name="ce1">
            <text:p>3,88</text:p>
          </table:table-cell>
          <table:table-cell office:value-type="float" office:value="1.35" table:style-name="ce1">
            <text:p>1,3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68.37" table:style-name="ce1">
            <text:p>768,37</text:p>
          </table:table-cell>
          <table:table-cell office:value-type="float" office:value="766.41" table:style-name="ce1">
            <text:p>766,41</text:p>
          </table:table-cell>
          <table:table-cell office:value-type="float" office:value="253.47" table:style-name="ce1">
            <text:p>253,47</text:p>
          </table:table-cell>
          <table:table-cell office:value-type="float" office:value="257.3" table:style-name="ce1">
            <text:p>257,3</text:p>
          </table:table-cell>
          <table:table-cell office:value-type="float" office:value="310.37" table:style-name="ce1">
            <text:p>310,37</text:p>
          </table:table-cell>
          <table:table-cell office:value-type="float" office:value="325.55" table:style-name="ce1">
            <text:p>325,55</text:p>
          </table:table-cell>
          <table:table-cell office:value-type="float" office:value="313.38" table:style-name="ce1">
            <text:p>313,38</text:p>
          </table:table-cell>
          <table:table-cell office:value-type="float" office:value="302.69" table:style-name="ce1">
            <text:p>302,69</text:p>
          </table:table-cell>
          <table:table-cell office:value-type="float" office:value="330.97" table:style-name="ce1">
            <text:p>330,97</text:p>
          </table:table-cell>
          <table:table-cell office:value-type="float" office:value="350.14" table:style-name="ce1">
            <text:p>350,14</text:p>
          </table:table-cell>
          <table:table-cell office:value-type="float" office:value="322.03000000000003" table:style-name="ce1">
            <text:p>322,03</text:p>
          </table:table-cell>
          <table:table-cell office:value-type="float" office:value="325.95999999999998" table:style-name="ce1">
            <text:p>325,96</text:p>
          </table:table-cell>
          <table:table-cell office:value-type="float" office:value="322.77" table:style-name="ce1">
            <text:p>322,77</text:p>
          </table:table-cell>
          <table:table-cell office:value-type="float" office:value="327.97" table:style-name="ce1">
            <text:p>327,97</text:p>
          </table:table-cell>
          <table:table-cell office:value-type="float" office:value="4.67" table:style-name="ce1">
            <text:p>4,67</text:p>
          </table:table-cell>
          <table:table-cell office:value-type="float" office:value="1.96" table:style-name="ce1">
            <text:p>1,96</text:p>
          </table:table-cell>
          <table:table-cell office:value-type="float" office:value="2.19" table:style-name="ce1">
            <text:p>2,19</text:p>
          </table:table-cell>
          <table:table-cell office:value-type="float" office:value="3" table:style-name="ce1">
            <text:p>3</text:p>
          </table:table-cell>
          <table:table-cell office:value-type="float" office:value="13.41" table:style-name="ce1">
            <text:p>13,41</text:p>
          </table:table-cell>
          <table:table-cell office:value-type="float" office:value="25.26" table:style-name="ce1">
            <text:p>25,26</text:p>
          </table:table-cell>
          <table:table-cell office:value-type="float" office:value="25.85" table:style-name="ce1">
            <text:p>25,85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7.46" table:style-name="ce1">
            <text:p>7,46</text:p>
          </table:table-cell>
          <table:table-cell office:value-type="float" office:value="0.68" table:style-name="ce1">
            <text:p>0,68</text:p>
          </table:table-cell>
          <table:table-cell office:value-type="float" office:value="1.22" table:style-name="ce1">
            <text:p>1,22</text:p>
          </table:table-cell>
          <table:table-cell office:value-type="float" office:value="4.51" table:style-name="ce1">
            <text:p>4,51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11.48" table:style-name="ce1">
            <text:p>11,48</text:p>
          </table:table-cell>
          <table:table-cell office:value-type="float" office:value="24.1" table:style-name="ce1">
            <text:p>24,1</text:p>
          </table:table-cell>
          <table:table-cell office:value-type="float" office:value="30.740000000000002" table:style-name="ce1">
            <text:p>30,74</text:p>
          </table:table-cell>
          <table:table-cell office:value-type="float" office:value="11.41" table:style-name="ce1">
            <text:p>11,41</text:p>
          </table:table-cell>
          <table:table-cell office:value-type="float" office:value="5.97" table:style-name="ce1">
            <text:p>5,97</text:p>
          </table:table-cell>
          <table:table-cell office:value-type="float" office:value="0.09" table:style-name="ce1">
            <text:p>0,09</text:p>
          </table:table-cell>
          <table:table-cell office:value-type="float" office:value="1.51" table:style-name="ce1">
            <text:p>1,51</text:p>
          </table:table-cell>
          <table:table-cell office:value-type="float" office:value="1.57" table:style-name="ce1">
            <text:p>1,57</text:p>
          </table:table-cell>
          <table:table-cell office:value-type="float" office:value="7.63" table:style-name="ce1">
            <text:p>7,63</text:p>
          </table:table-cell>
          <table:table-cell office:value-type="float" office:value="13.370000000000001" table:style-name="ce1">
            <text:p>13,37</text:p>
          </table:table-cell>
          <table:table-cell office:value-type="float" office:value="23.28" table:style-name="ce1">
            <text:p>23,28</text:p>
          </table:table-cell>
          <table:table-cell office:value-type="float" office:value="18.52" table:style-name="ce1">
            <text:p>18,52</text:p>
          </table:table-cell>
          <table:table-cell office:value-type="float" office:value="21.35" table:style-name="ce1">
            <text:p>21,35</text:p>
          </table:table-cell>
          <table:table-cell office:value-type="float" office:value="10.48" table:style-name="ce1">
            <text:p>10,48</text:p>
          </table:table-cell>
          <table:table-cell office:value-type="float" office:value="2.21" table:style-name="ce1">
            <text:p>2,21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,23</text:p>
          </table:table-cell>
          <table:table-cell office:value-type="float" office:value="3.91" table:style-name="ce1">
            <text:p>3,91</text:p>
          </table:table-cell>
          <table:table-cell office:value-type="float" office:value="5.2700000000000005" table:style-name="ce1">
            <text:p>5,27</text:p>
          </table:table-cell>
          <table:table-cell office:value-type="float" office:value="13.790000000000001" table:style-name="ce1">
            <text:p>13,79</text:p>
          </table:table-cell>
          <table:table-cell office:value-type="float" office:value="15.9" table:style-name="ce1">
            <text:p>15,9</text:p>
          </table:table-cell>
          <table:table-cell office:value-type="float" office:value="26.97" table:style-name="ce1">
            <text:p>26,97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8" table:style-name="ce1">
            <text:p>8</text:p>
          </table:table-cell>
          <table:table-cell office:value-type="float" office:value="6.13" table:style-name="ce1">
            <text:p>6,13</text:p>
          </table:table-cell>
          <table:table-cell office:value-type="float" office:value="0.11" table:style-name="ce1">
            <text:p>0,11</text:p>
          </table:table-cell>
          <table:table-cell office:value-type="float" office:value="2.46" table:style-name="ce1">
            <text:p>2,46</text:p>
          </table:table-cell>
          <table:table-cell office:value-type="float" office:value="2.27" table:style-name="ce1">
            <text:p>2,27</text:p>
          </table:table-cell>
          <table:table-cell office:value-type="float" office:value="4.24" table:style-name="ce1">
            <text:p>4,24</text:p>
          </table:table-cell>
          <table:table-cell office:value-type="float" office:value="8.39" table:style-name="ce1">
            <text:p>8,39</text:p>
          </table:table-cell>
          <table:table-cell office:value-type="float" office:value="16.63" table:style-name="ce1">
            <text:p>16,63</text:p>
          </table:table-cell>
          <table:table-cell office:value-type="float" office:value="24.37" table:style-name="ce1">
            <text:p>24,37</text:p>
          </table:table-cell>
          <table:table-cell office:value-type="float" office:value="25.82" table:style-name="ce1">
            <text:p>25,82</text:p>
          </table:table-cell>
          <table:table-cell office:value-type="float" office:value="14.93" table:style-name="ce1">
            <text:p>14,93</text:p>
          </table:table-cell>
          <table:table-cell office:value-type="float" office:value="0.89" table:style-name="ce1">
            <text:p>0,89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2.08" table:style-name="ce1">
            <text:p>2,08</text:p>
          </table:table-cell>
          <table:table-cell office:value-type="float" office:value="3.39" table:style-name="ce1">
            <text:p>3,39</text:p>
          </table:table-cell>
          <table:table-cell office:value-type="float" office:value="7.36" table:style-name="ce1">
            <text:p>7,36</text:p>
          </table:table-cell>
          <table:table-cell office:value-type="float" office:value="14.42" table:style-name="ce1">
            <text:p>14,42</text:p>
          </table:table-cell>
          <table:table-cell office:value-type="float" office:value="18.73" table:style-name="ce1">
            <text:p>18,73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18.3" table:style-name="ce1">
            <text:p>18,3</text:p>
          </table:table-cell>
          <table:table-cell office:value-type="float" office:value="15.84" table:style-name="ce1">
            <text:p>15,84</text:p>
          </table:table-cell>
          <table:table-cell office:value-type="float" office:value="0" table:style-name="ce1">
            <text:p>0</text:p>
          </table:table-cell>
          <table:table-cell office:value-type="float" office:value="2.99" table:style-name="ce1">
            <text:p>2,99</text:p>
          </table:table-cell>
          <table:table-cell office:value-type="float" office:value="2.41" table:style-name="ce1">
            <text:p>2,41</text:p>
          </table:table-cell>
          <table:table-cell office:value-type="float" office:value="5.37" table:style-name="ce1">
            <text:p>5,37</text:p>
          </table:table-cell>
          <table:table-cell office:value-type="float" office:value="11.76" table:style-name="ce1">
            <text:p>11,76</text:p>
          </table:table-cell>
          <table:table-cell office:value-type="float" office:value="12.35" table:style-name="ce1">
            <text:p>12,35</text:p>
          </table:table-cell>
          <table:table-cell office:value-type="float" office:value="25.44" table:style-name="ce1">
            <text:p>25,44</text:p>
          </table:table-cell>
          <table:table-cell office:value-type="float" office:value="14.49" table:style-name="ce1">
            <text:p>14,49</text:p>
          </table:table-cell>
          <table:table-cell office:value-type="float" office:value="16.02" table:style-name="ce1">
            <text:p>16,02</text:p>
          </table:table-cell>
          <table:table-cell office:value-type="float" office:value="6.54" table:style-name="ce1">
            <text:p>6,54</text:p>
          </table:table-cell>
          <table:table-cell office:value-type="float" office:value="2.62" table:style-name="ce1">
            <text:p>2,62</text:p>
          </table:table-cell>
          <table:table-cell office:value-type="float" office:value="1.81" table:style-name="ce1">
            <text:p>1,81</text:p>
          </table:table-cell>
          <table:table-cell office:value-type="float" office:value="2.86" table:style-name="ce1">
            <text:p>2,86</text:p>
          </table:table-cell>
          <table:table-cell office:value-type="float" office:value="9.67" table:style-name="ce1">
            <text:p>9,67</text:p>
          </table:table-cell>
          <table:table-cell office:value-type="float" office:value="10.85" table:style-name="ce1">
            <text:p>10,85</text:p>
          </table:table-cell>
          <table:table-cell office:value-type="float" office:value="19.61" table:style-name="ce1">
            <text:p>19,61</text:p>
          </table:table-cell>
          <table:table-cell office:value-type="float" office:value="25.39" table:style-name="ce1">
            <text:p>25,39</text:p>
          </table:table-cell>
          <table:table-cell office:value-type="float" office:value="14.99" table:style-name="ce1">
            <text:p>14,99</text:p>
          </table:table-cell>
          <table:table-cell office:value-type="float" office:value="8.92" table:style-name="ce1">
            <text:p>8,92</text:p>
          </table:table-cell>
          <table:table-cell office:value-type="float" office:value="5.89" table:style-name="ce1">
            <text:p>5,89</text:p>
          </table:table-cell>
          <table:table-cell office:value-type="float" office:value="5.24" table:style-name="ce1">
            <text:p>5,24</text:p>
          </table:table-cell>
          <table:table-cell office:value-type="float" office:value="0.93" table:style-name="ce1">
            <text:p>0,93</text:p>
          </table:table-cell>
          <table:table-cell office:value-type="float" office:value="5.39" table:style-name="ce1">
            <text:p>5,39</text:p>
          </table:table-cell>
          <table:table-cell office:value-type="float" office:value="8.0400000000000009" table:style-name="ce1">
            <text:p>8,04</text:p>
          </table:table-cell>
          <table:table-cell office:value-type="float" office:value="14.55" table:style-name="ce1">
            <text:p>14,55</text:p>
          </table:table-cell>
          <table:table-cell office:value-type="float" office:value="26.42" table:style-name="ce1">
            <text:p>26,42</text:p>
          </table:table-cell>
          <table:table-cell office:value-type="float" office:value="25.14" table:style-name="ce1">
            <text:p>25,14</text:p>
          </table:table-cell>
          <table:table-cell office:value-type="float" office:value="13.790000000000001" table:style-name="ce1">
            <text:p>13,79</text:p>
          </table:table-cell>
          <table:table-cell office:value-type="float" office:value="0.51" table:style-name="ce1">
            <text:p>0,51</text:p>
          </table:table-cell>
          <table:table-cell office:value-type="float" office:value="4.18" table:style-name="ce1">
            <text:p>4,18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4.47" table:style-name="ce1">
            <text:p>4,47</text:p>
          </table:table-cell>
          <table:table-cell office:value-type="float" office:value="6.78" table:style-name="ce1">
            <text:p>6,78</text:p>
          </table:table-cell>
          <table:table-cell office:value-type="float" office:value="12.56" table:style-name="ce1">
            <text:p>12,56</text:p>
          </table:table-cell>
          <table:table-cell office:value-type="float" office:value="13.59" table:style-name="ce1">
            <text:p>13,59</text:p>
          </table:table-cell>
          <table:table-cell office:value-type="float" office:value="19.580000000000002" table:style-name="ce1">
            <text:p>19,58</text:p>
          </table:table-cell>
          <table:table-cell office:value-type="float" office:value="14.370000000000001" table:style-name="ce1">
            <text:p>14,37</text:p>
          </table:table-cell>
          <table:table-cell office:value-type="float" office:value="13.92" table:style-name="ce1">
            <text:p>13,92</text:p>
          </table:table-cell>
          <table:table-cell office:value-type="float" office:value="8.27" table:style-name="ce1">
            <text:p>8,27</text:p>
          </table:table-cell>
          <table:table-cell office:value-type="float" office:value="0" table:style-name="ce1">
            <text:p>0</text:p>
          </table:table-cell>
          <table:table-cell office:value-type="float" office:value="2.9" table:style-name="ce1">
            <text:p>2,9</text:p>
          </table:table-cell>
          <table:table-cell office:value-type="float" office:value="3.02" table:style-name="ce1">
            <text:p>3,02</text:p>
          </table:table-cell>
          <table:table-cell office:value-type="float" office:value="7.09" table:style-name="ce1">
            <text:p>7,09</text:p>
          </table:table-cell>
          <table:table-cell office:value-type="float" office:value="11.94" table:style-name="ce1">
            <text:p>11,94</text:p>
          </table:table-cell>
          <table:table-cell office:value-type="float" office:value="21.650000000000002" table:style-name="ce1">
            <text:p>21,65</text:p>
          </table:table-cell>
          <table:table-cell office:value-type="float" office:value="27.310000000000002" table:style-name="ce1">
            <text:p>27,31</text:p>
          </table:table-cell>
          <table:table-cell office:value-type="float" office:value="19.34" table:style-name="ce1">
            <text:p>19,34</text:p>
          </table:table-cell>
          <table:table-cell office:value-type="float" office:value="6.37" table:style-name="ce1">
            <text:p>6,37</text:p>
          </table:table-cell>
          <table:table-cell office:value-type="float" office:value="0.38" table:style-name="ce1">
            <text:p>0,38</text:p>
          </table:table-cell>
          <table:table-cell office:value-type="float" office:value="3.52" table:style-name="ce1">
            <text:p>3,52</text:p>
          </table:table-cell>
          <table:table-cell office:value-type="float" office:value="4.42" table:style-name="ce1">
            <text:p>4,42</text:p>
          </table:table-cell>
          <table:table-cell office:value-type="float" office:value="7.98" table:style-name="ce1">
            <text:p>7,98</text:p>
          </table:table-cell>
          <table:table-cell office:value-type="float" office:value="12.450000000000001" table:style-name="ce1">
            <text:p>12,45</text:p>
          </table:table-cell>
          <table:table-cell office:value-type="float" office:value="18.07" table:style-name="ce1">
            <text:p>18,07</text:p>
          </table:table-cell>
          <table:table-cell office:value-type="float" office:value="20.36" table:style-name="ce1">
            <text:p>20,36</text:p>
          </table:table-cell>
          <table:table-cell office:value-type="float" office:value="17.07" table:style-name="ce1">
            <text:p>17,07</text:p>
          </table:table-cell>
          <table:table-cell office:value-type="float" office:value="10.120000000000001" table:style-name="ce1">
            <text:p>10,12</text:p>
          </table:table-cell>
          <table:table-cell office:value-type="float" office:value="4.53" table:style-name="ce1">
            <text:p>4,53</text:p>
          </table:table-cell>
          <table:table-cell office:value-type="float" office:value="1.48" table:style-name="ce1">
            <text:p>1,48</text:p>
          </table:table-cell>
          <table:table-cell office:value-type="float" office:value="0" table:style-name="ce1">
            <text:p>0</text:p>
          </table:table-cell>
          <table:table-cell office:value-type="float" office:value="3.09" table:style-name="ce1">
            <text:p>3,09</text:p>
          </table:table-cell>
          <table:table-cell office:value-type="float" office:value="2.85" table:style-name="ce1">
            <text:p>2,85</text:p>
          </table:table-cell>
          <table:table-cell office:value-type="float" office:value="6.95" table:style-name="ce1">
            <text:p>6,95</text:p>
          </table:table-cell>
          <table:table-cell office:value-type="float" office:value="11.61" table:style-name="ce1">
            <text:p>11,61</text:p>
          </table:table-cell>
          <table:table-cell office:value-type="float" office:value="21.06" table:style-name="ce1">
            <text:p>21,06</text:p>
          </table:table-cell>
          <table:table-cell office:value-type="float" office:value="27.23" table:style-name="ce1">
            <text:p>27,23</text:p>
          </table:table-cell>
          <table:table-cell office:value-type="float" office:value="19.82" table:style-name="ce1">
            <text:p>19,82</text:p>
          </table:table-cell>
          <table:table-cell office:value-type="float" office:value="6.99" table:style-name="ce1">
            <text:p>6,99</text:p>
          </table:table-cell>
          <table:table-cell office:value-type="float" office:value="0.39" table:style-name="ce1">
            <text:p>0,39</text:p>
          </table:table-cell>
          <table:table-cell office:value-type="float" office:value="3.5700000000000003" table:style-name="ce1">
            <text:p>3,57</text:p>
          </table:table-cell>
          <table:table-cell office:value-type="float" office:value="4.24" table:style-name="ce1">
            <text:p>4,24</text:p>
          </table:table-cell>
          <table:table-cell office:value-type="float" office:value="7.69" table:style-name="ce1">
            <text:p>7,69</text:p>
          </table:table-cell>
          <table:table-cell office:value-type="float" office:value="11.98" table:style-name="ce1">
            <text:p>11,98</text:p>
          </table:table-cell>
          <table:table-cell office:value-type="float" office:value="17.61" table:style-name="ce1">
            <text:p>17,61</text:p>
          </table:table-cell>
          <table:table-cell office:value-type="float" office:value="19.8" table:style-name="ce1">
            <text:p>19,8</text:p>
          </table:table-cell>
          <table:table-cell office:value-type="float" office:value="17.28" table:style-name="ce1">
            <text:p>17,28</text:p>
          </table:table-cell>
          <table:table-cell office:value-type="float" office:value="10.47" table:style-name="ce1">
            <text:p>10,47</text:p>
          </table:table-cell>
          <table:table-cell office:value-type="float" office:value="5.3100000000000005" table:style-name="ce1">
            <text:p>5,31</text:p>
          </table:table-cell>
          <table:table-cell office:value-type="float" office:value="2.04" table:style-name="ce1">
            <text:p>2,0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72.21" table:style-name="ce1">
            <text:p>772,21</text:p>
          </table:table-cell>
          <table:table-cell office:value-type="float" office:value="768.54" table:style-name="ce1">
            <text:p>768,54</text:p>
          </table:table-cell>
          <table:table-cell office:value-type="float" office:value="255.95000000000002" table:style-name="ce1">
            <text:p>255,95</text:p>
          </table:table-cell>
          <table:table-cell office:value-type="float" office:value="260.63" table:style-name="ce1">
            <text:p>260,63</text:p>
          </table:table-cell>
          <table:table-cell office:value-type="float" office:value="311.09000000000003" table:style-name="ce1">
            <text:p>311,09</text:p>
          </table:table-cell>
          <table:table-cell office:value-type="float" office:value="327.57" table:style-name="ce1">
            <text:p>327,57</text:p>
          </table:table-cell>
          <table:table-cell office:value-type="float" office:value="314.18" table:style-name="ce1">
            <text:p>314,18</text:p>
          </table:table-cell>
          <table:table-cell office:value-type="float" office:value="301.95999999999998" table:style-name="ce1">
            <text:p>301,96</text:p>
          </table:table-cell>
          <table:table-cell office:value-type="float" office:value="334" table:style-name="ce1">
            <text:p>334</text:p>
          </table:table-cell>
          <table:table-cell office:value-type="float" office:value="355.28000000000003" table:style-name="ce1">
            <text:p>355,28</text:p>
          </table:table-cell>
          <table:table-cell office:value-type="float" office:value="326.24" table:style-name="ce1">
            <text:p>326,24</text:p>
          </table:table-cell>
          <table:table-cell office:value-type="float" office:value="334.1" table:style-name="ce1">
            <text:p>334,1</text:p>
          </table:table-cell>
          <table:table-cell office:value-type="float" office:value="328.41" table:style-name="ce1">
            <text:p>328,41</text:p>
          </table:table-cell>
          <table:table-cell office:value-type="float" office:value="340.01" table:style-name="ce1">
            <text:p>340,01</text:p>
          </table:table-cell>
          <table:table-cell office:value-type="float" office:value="4.09" table:style-name="ce1">
            <text:p>4,09</text:p>
          </table:table-cell>
          <table:table-cell office:value-type="float" office:value="0.65" table:style-name="ce1">
            <text:p>0,65</text:p>
          </table:table-cell>
          <table:table-cell office:value-type="float" office:value="1.62" table:style-name="ce1">
            <text:p>1,62</text:p>
          </table:table-cell>
          <table:table-cell office:value-type="float" office:value="1.46" table:style-name="ce1">
            <text:p>1,46</text:p>
          </table:table-cell>
          <table:table-cell office:value-type="float" office:value="13.84" table:style-name="ce1">
            <text:p>13,84</text:p>
          </table:table-cell>
          <table:table-cell office:value-type="float" office:value="27.47" table:style-name="ce1">
            <text:p>27,47</text:p>
          </table:table-cell>
          <table:table-cell office:value-type="float" office:value="25.87" table:style-name="ce1">
            <text:p>25,87</text:p>
          </table:table-cell>
          <table:table-cell office:value-type="float" office:value="17.77" table:style-name="ce1">
            <text:p>17,77</text:p>
          </table:table-cell>
          <table:table-cell office:value-type="float" office:value="7.24" table:style-name="ce1">
            <text:p>7,24</text:p>
          </table:table-cell>
          <table:table-cell office:value-type="float" office:value="0.54" table:style-name="ce1">
            <text:p>0,54</text:p>
          </table:table-cell>
          <table:table-cell office:value-type="float" office:value="0.51" table:style-name="ce1">
            <text:p>0,51</text:p>
          </table:table-cell>
          <table:table-cell office:value-type="float" office:value="4.17" table:style-name="ce1">
            <text:p>4,17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11.35" table:style-name="ce1">
            <text:p>11,35</text:p>
          </table:table-cell>
          <table:table-cell office:value-type="float" office:value="24.7" table:style-name="ce1">
            <text:p>24,7</text:p>
          </table:table-cell>
          <table:table-cell office:value-type="float" office:value="33.480000000000004" table:style-name="ce1">
            <text:p>33,48</text:p>
          </table:table-cell>
          <table:table-cell office:value-type="float" office:value="11.3" table:style-name="ce1">
            <text:p>11,3</text:p>
          </table:table-cell>
          <table:table-cell office:value-type="float" office:value="5.58" table:style-name="ce1">
            <text:p>5,58</text:p>
          </table:table-cell>
          <table:table-cell office:value-type="float" office:value="0.1" table:style-name="ce1">
            <text:p>0,1</text:p>
          </table:table-cell>
          <table:table-cell office:value-type="float" office:value="1.57" table:style-name="ce1">
            <text:p>1,57</text:p>
          </table:table-cell>
          <table:table-cell office:value-type="float" office:value="1.08" table:style-name="ce1">
            <text:p>1,08</text:p>
          </table:table-cell>
          <table:table-cell office:value-type="float" office:value="6.18" table:style-name="ce1">
            <text:p>6,18</text:p>
          </table:table-cell>
          <table:table-cell office:value-type="float" office:value="13.200000000000001" table:style-name="ce1">
            <text:p>13,2</text:p>
          </table:table-cell>
          <table:table-cell office:value-type="float" office:value="22.900000000000002" table:style-name="ce1">
            <text:p>22,9</text:p>
          </table:table-cell>
          <table:table-cell office:value-type="float" office:value="18.59" table:style-name="ce1">
            <text:p>18,59</text:p>
          </table:table-cell>
          <table:table-cell office:value-type="float" office:value="22.6" table:style-name="ce1">
            <text:p>22,6</text:p>
          </table:table-cell>
          <table:table-cell office:value-type="float" office:value="11.32" table:style-name="ce1">
            <text:p>11,32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,25</text:p>
          </table:table-cell>
          <table:table-cell office:value-type="float" office:value="3.5700000000000003" table:style-name="ce1">
            <text:p>3,57</text:p>
          </table:table-cell>
          <table:table-cell office:value-type="float" office:value="4.54" table:style-name="ce1">
            <text:p>4,54</text:p>
          </table:table-cell>
          <table:table-cell office:value-type="float" office:value="11.73" table:style-name="ce1">
            <text:p>11,73</text:p>
          </table:table-cell>
          <table:table-cell office:value-type="float" office:value="15.040000000000001" table:style-name="ce1">
            <text:p>15,04</text:p>
          </table:table-cell>
          <table:table-cell office:value-type="float" office:value="27.87" table:style-name="ce1">
            <text:p>27,87</text:p>
          </table:table-cell>
          <table:table-cell office:value-type="float" office:value="21.53" table:style-name="ce1">
            <text:p>21,53</text:p>
          </table:table-cell>
          <table:table-cell office:value-type="float" office:value="8.5500000000000007" table:style-name="ce1">
            <text:p>8,55</text:p>
          </table:table-cell>
          <table:table-cell office:value-type="float" office:value="6.8" table:style-name="ce1">
            <text:p>6,8</text:p>
          </table:table-cell>
          <table:table-cell office:value-type="float" office:value="0.12" table:style-name="ce1">
            <text:p>0,12</text:p>
          </table:table-cell>
          <table:table-cell office:value-type="float" office:value="2.34" table:style-name="ce1">
            <text:p>2,34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.29" table:style-name="ce1">
            <text:p>4,29</text:p>
          </table:table-cell>
          <table:table-cell office:value-type="float" office:value="8.06" table:style-name="ce1">
            <text:p>8,06</text:p>
          </table:table-cell>
          <table:table-cell office:value-type="float" office:value="16.54" table:style-name="ce1">
            <text:p>16,54</text:p>
          </table:table-cell>
          <table:table-cell office:value-type="float" office:value="24.18" table:style-name="ce1">
            <text:p>24,18</text:p>
          </table:table-cell>
          <table:table-cell office:value-type="float" office:value="26.03" table:style-name="ce1">
            <text:p>26,03</text:p>
          </table:table-cell>
          <table:table-cell office:value-type="float" office:value="15.52" table:style-name="ce1">
            <text:p>15,52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.72" table:style-name="ce1">
            <text:p>0,72</text:p>
          </table:table-cell>
          <table:table-cell office:value-type="float" office:value="1.8900000000000001" table:style-name="ce1">
            <text:p>1,89</text:p>
          </table:table-cell>
          <table:table-cell office:value-type="float" office:value="2.99" table:style-name="ce1">
            <text:p>2,99</text:p>
          </table:table-cell>
          <table:table-cell office:value-type="float" office:value="6.87" table:style-name="ce1">
            <text:p>6,87</text:p>
          </table:table-cell>
          <table:table-cell office:value-type="float" office:value="14.21" table:style-name="ce1">
            <text:p>14,21</text:p>
          </table:table-cell>
          <table:table-cell office:value-type="float" office:value="18.64" table:style-name="ce1">
            <text:p>18,64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0" table:style-name="ce1">
            <text:p>0</text:p>
          </table:table-cell>
          <table:table-cell office:value-type="float" office:value="3.22" table:style-name="ce1">
            <text:p>3,22</text:p>
          </table:table-cell>
          <table:table-cell office:value-type="float" office:value="2.42" table:style-name="ce1">
            <text:p>2,42</text:p>
          </table:table-cell>
          <table:table-cell office:value-type="float" office:value="5.12" table:style-name="ce1">
            <text:p>5,12</text:p>
          </table:table-cell>
          <table:table-cell office:value-type="float" office:value="11.3" table:style-name="ce1">
            <text:p>11,3</text:p>
          </table:table-cell>
          <table:table-cell office:value-type="float" office:value="11.99" table:style-name="ce1">
            <text:p>11,99</text:p>
          </table:table-cell>
          <table:table-cell office:value-type="float" office:value="25.84" table:style-name="ce1">
            <text:p>25,84</text:p>
          </table:table-cell>
          <table:table-cell office:value-type="float" office:value="14.18" table:style-name="ce1">
            <text:p>14,18</text:p>
          </table:table-cell>
          <table:table-cell office:value-type="float" office:value="16.32" table:style-name="ce1">
            <text:p>16,32</text:p>
          </table:table-cell>
          <table:table-cell office:value-type="float" office:value="6.98" table:style-name="ce1">
            <text:p>6,98</text:p>
          </table:table-cell>
          <table:table-cell office:value-type="float" office:value="2.62" table:style-name="ce1">
            <text:p>2,62</text:p>
          </table:table-cell>
          <table:table-cell office:value-type="float" office:value="1.75" table:style-name="ce1">
            <text:p>1,75</text:p>
          </table:table-cell>
          <table:table-cell office:value-type="float" office:value="2.86" table:style-name="ce1">
            <text:p>2,86</text:p>
          </table:table-cell>
          <table:table-cell office:value-type="float" office:value="10.370000000000001" table:style-name="ce1">
            <text:p>10,37</text:p>
          </table:table-cell>
          <table:table-cell office:value-type="float" office:value="10.57" table:style-name="ce1">
            <text:p>10,57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26.85" table:style-name="ce1">
            <text:p>26,85</text:p>
          </table:table-cell>
          <table:table-cell office:value-type="float" office:value="14.61" table:style-name="ce1">
            <text:p>14,61</text:p>
          </table:table-cell>
          <table:table-cell office:value-type="float" office:value="8.1" table:style-name="ce1">
            <text:p>8,1</text:p>
          </table:table-cell>
          <table:table-cell office:value-type="float" office:value="5.73" table:style-name="ce1">
            <text:p>5,73</text:p>
          </table:table-cell>
          <table:table-cell office:value-type="float" office:value="4.83" table:style-name="ce1">
            <text:p>4,83</text:p>
          </table:table-cell>
          <table:table-cell office:value-type="float" office:value="0.93" table:style-name="ce1">
            <text:p>0,93</text:p>
          </table:table-cell>
          <table:table-cell office:value-type="float" office:value="4.07" table:style-name="ce1">
            <text:p>4,07</text:p>
          </table:table-cell>
          <table:table-cell office:value-type="float" office:value="7.11" table:style-name="ce1">
            <text:p>7,11</text:p>
          </table:table-cell>
          <table:table-cell office:value-type="float" office:value="14.200000000000001" table:style-name="ce1">
            <text:p>14,2</text:p>
          </table:table-cell>
          <table:table-cell office:value-type="float" office:value="26.77" table:style-name="ce1">
            <text:p>26,77</text:p>
          </table:table-cell>
          <table:table-cell office:value-type="float" office:value="26.01" table:style-name="ce1">
            <text:p>26,01</text:p>
          </table:table-cell>
          <table:table-cell office:value-type="float" office:value="15.65" table:style-name="ce1">
            <text:p>15,65</text:p>
          </table:table-cell>
          <table:table-cell office:value-type="float" office:value="0.43" table:style-name="ce1">
            <text:p>0,43</text:p>
          </table:table-cell>
          <table:table-cell office:value-type="float" office:value="3.68" table:style-name="ce1">
            <text:p>3,68</text:p>
          </table:table-cell>
          <table:table-cell office:value-type="float" office:value="0.91" table:style-name="ce1">
            <text:p>0,91</text:p>
          </table:table-cell>
          <table:table-cell office:value-type="float" office:value="3.2" table:style-name="ce1">
            <text:p>3,2</text:p>
          </table:table-cell>
          <table:table-cell office:value-type="float" office:value="6.3900000000000006" table:style-name="ce1">
            <text:p>6,39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13.21" table:style-name="ce1">
            <text:p>13,21</text:p>
          </table:table-cell>
          <table:table-cell office:value-type="float" office:value="21.1" table:style-name="ce1">
            <text:p>21,1</text:p>
          </table:table-cell>
          <table:table-cell office:value-type="float" office:value="15.24" table:style-name="ce1">
            <text:p>15,24</text:p>
          </table:table-cell>
          <table:table-cell office:value-type="float" office:value="14.620000000000001" table:style-name="ce1">
            <text:p>14,62</text:p>
          </table:table-cell>
          <table:table-cell office:value-type="float" office:value="8.9500000000000011" table:style-name="ce1">
            <text:p>8,95</text:p>
          </table:table-cell>
          <table:table-cell office:value-type="float" office:value="0" table:style-name="ce1">
            <text:p>0</text:p>
          </table:table-cell>
          <table:table-cell office:value-type="float" office:value="3.41" table:style-name="ce1">
            <text:p>3,41</text:p>
          </table:table-cell>
          <table:table-cell office:value-type="float" office:value="2.58" table:style-name="ce1">
            <text:p>2,58</text:p>
          </table:table-cell>
          <table:table-cell office:value-type="float" office:value="5.33" table:style-name="ce1">
            <text:p>5,33</text:p>
          </table:table-cell>
          <table:table-cell office:value-type="float" office:value="8.76" table:style-name="ce1">
            <text:p>8,76</text:p>
          </table:table-cell>
          <table:table-cell office:value-type="float" office:value="20.77" table:style-name="ce1">
            <text:p>20,77</text:p>
          </table:table-cell>
          <table:table-cell office:value-type="float" office:value="29.03" table:style-name="ce1">
            <text:p>29,03</text:p>
          </table:table-cell>
          <table:table-cell office:value-type="float" office:value="22.900000000000002" table:style-name="ce1">
            <text:p>22,9</text:p>
          </table:table-cell>
          <table:table-cell office:value-type="float" office:value="6.98" table:style-name="ce1">
            <text:p>6,98</text:p>
          </table:table-cell>
          <table:table-cell office:value-type="float" office:value="0.23" table:style-name="ce1">
            <text:p>0,23</text:p>
          </table:table-cell>
          <table:table-cell office:value-type="float" office:value="3.0700000000000003" table:style-name="ce1">
            <text:p>3,07</text:p>
          </table:table-cell>
          <table:table-cell office:value-type="float" office:value="5.61" table:style-name="ce1">
            <text:p>5,61</text:p>
          </table:table-cell>
          <table:table-cell office:value-type="float" office:value="7.25" table:style-name="ce1">
            <text:p>7,25</text:p>
          </table:table-cell>
          <table:table-cell office:value-type="float" office:value="6.82" table:style-name="ce1">
            <text:p>6,82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20.150000000000002" table:style-name="ce1">
            <text:p>20,15</text:p>
          </table:table-cell>
          <table:table-cell office:value-type="float" office:value="15.82" table:style-name="ce1">
            <text:p>15,82</text:p>
          </table:table-cell>
          <table:table-cell office:value-type="float" office:value="13.16" table:style-name="ce1">
            <text:p>13,16</text:p>
          </table:table-cell>
          <table:table-cell office:value-type="float" office:value="8.5400000000000009" table:style-name="ce1">
            <text:p>8,54</text:p>
          </table:table-cell>
          <table:table-cell office:value-type="float" office:value="2.64" table:style-name="ce1">
            <text:p>2,64</text:p>
          </table:table-cell>
          <table:table-cell office:value-type="float" office:value="0" table:style-name="ce1">
            <text:p>0</text:p>
          </table:table-cell>
          <table:table-cell office:value-type="float" office:value="3.81" table:style-name="ce1">
            <text:p>3,81</text:p>
          </table:table-cell>
          <table:table-cell office:value-type="float" office:value="2.12" table:style-name="ce1">
            <text:p>2,12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28.400000000000002" table:style-name="ce1">
            <text:p>28,4</text:p>
          </table:table-cell>
          <table:table-cell office:value-type="float" office:value="23.77" table:style-name="ce1">
            <text:p>23,77</text:p>
          </table:table-cell>
          <table:table-cell office:value-type="float" office:value="9.4" table:style-name="ce1">
            <text:p>9,4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3.24" table:style-name="ce1">
            <text:p>3,24</text:p>
          </table:table-cell>
          <table:table-cell office:value-type="float" office:value="4.29" table:style-name="ce1">
            <text:p>4,29</text:p>
          </table:table-cell>
          <table:table-cell office:value-type="float" office:value="6.12" table:style-name="ce1">
            <text:p>6,12</text:p>
          </table:table-cell>
          <table:table-cell office:value-type="float" office:value="6.7" table:style-name="ce1">
            <text:p>6,7</text:p>
          </table:table-cell>
          <table:table-cell office:value-type="float" office:value="15.76" table:style-name="ce1">
            <text:p>15,76</text:p>
          </table:table-cell>
          <table:table-cell office:value-type="float" office:value="18.21" table:style-name="ce1">
            <text:p>18,21</text:p>
          </table:table-cell>
          <table:table-cell office:value-type="float" office:value="17.29" table:style-name="ce1">
            <text:p>17,29</text:p>
          </table:table-cell>
          <table:table-cell office:value-type="float" office:value="13.74" table:style-name="ce1">
            <text:p>13,74</text:p>
          </table:table-cell>
          <table:table-cell office:value-type="float" office:value="10.24" table:style-name="ce1">
            <text:p>10,24</text:p>
          </table:table-cell>
          <table:table-cell office:value-type="float" office:value="4.41" table:style-name="ce1">
            <text:p>4,41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43.74" table:style-name="ce1">
            <text:p>743,74</text:p>
          </table:table-cell>
          <table:table-cell office:value-type="float" office:value="753.93000000000006" table:style-name="ce1">
            <text:p>753,93</text:p>
          </table:table-cell>
          <table:table-cell office:value-type="float" office:value="232.64000000000001" table:style-name="ce1">
            <text:p>232,64</text:p>
          </table:table-cell>
          <table:table-cell office:value-type="float" office:value="225.82" table:style-name="ce1">
            <text:p>225,82</text:p>
          </table:table-cell>
          <table:table-cell office:value-type="float" office:value="305.74" table:style-name="ce1">
            <text:p>305,74</text:p>
          </table:table-cell>
          <table:table-cell office:value-type="float" office:value="312.28000000000003" table:style-name="ce1">
            <text:p>312,28</text:p>
          </table:table-cell>
          <table:table-cell office:value-type="float" office:value="307.95999999999998" table:style-name="ce1">
            <text:p>307,96</text:p>
          </table:table-cell>
          <table:table-cell office:value-type="float" office:value="308.69" table:style-name="ce1">
            <text:p>308,69</text:p>
          </table:table-cell>
          <table:table-cell office:value-type="float" office:value="321.7" table:style-name="ce1">
            <text:p>321,7</text:p>
          </table:table-cell>
          <table:table-cell office:value-type="float" office:value="334.75" table:style-name="ce1">
            <text:p>334,75</text:p>
          </table:table-cell>
          <table:table-cell office:value-type="float" office:value="323.16000000000003" table:style-name="ce1">
            <text:p>323,16</text:p>
          </table:table-cell>
          <table:table-cell office:value-type="float" office:value="326.64" table:style-name="ce1">
            <text:p>326,64</text:p>
          </table:table-cell>
          <table:table-cell office:value-type="float" office:value="323.12" table:style-name="ce1">
            <text:p>323,12</text:p>
          </table:table-cell>
          <table:table-cell office:value-type="float" office:value="326.87" table:style-name="ce1">
            <text:p>326,87</text:p>
          </table:table-cell>
          <table:table-cell office:value-type="float" office:value="9.32" table:style-name="ce1">
            <text:p>9,32</text:p>
          </table:table-cell>
          <table:table-cell office:value-type="float" office:value="9.5400000000000009" table:style-name="ce1">
            <text:p>9,54</text:p>
          </table:table-cell>
          <table:table-cell office:value-type="float" office:value="5.5" table:style-name="ce1">
            <text:p>5,5</text:p>
          </table:table-cell>
          <table:table-cell office:value-type="float" office:value="13.290000000000001" table:style-name="ce1">
            <text:p>13,29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11.040000000000001" table:style-name="ce1">
            <text:p>11,04</text:p>
          </table:table-cell>
          <table:table-cell office:value-type="float" office:value="28.3" table:style-name="ce1">
            <text:p>28,3</text:p>
          </table:table-cell>
          <table:table-cell office:value-type="float" office:value="5.53" table:style-name="ce1">
            <text:p>5,53</text:p>
          </table:table-cell>
          <table:table-cell office:value-type="float" office:value="7.76" table:style-name="ce1">
            <text:p>7,76</text:p>
          </table:table-cell>
          <table:table-cell office:value-type="float" office:value="1.78" table:style-name="ce1">
            <text:p>1,78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19.760000000000002" table:style-name="ce1">
            <text:p>19,76</text:p>
          </table:table-cell>
          <table:table-cell office:value-type="float" office:value="11.72" table:style-name="ce1">
            <text:p>11,72</text:p>
          </table:table-cell>
          <table:table-cell office:value-type="float" office:value="22.19" table:style-name="ce1">
            <text:p>22,19</text:p>
          </table:table-cell>
          <table:table-cell office:value-type="float" office:value="11.6" table:style-name="ce1">
            <text:p>11,6</text:p>
          </table:table-cell>
          <table:table-cell office:value-type="float" office:value="12.48" table:style-name="ce1">
            <text:p>12,48</text:p>
          </table:table-cell>
          <table:table-cell office:value-type="float" office:value="9.35" table:style-name="ce1">
            <text:p>9,35</text:p>
          </table:table-cell>
          <table:table-cell office:value-type="float" office:value="0" table:style-name="ce1">
            <text:p>0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.84" table:style-name="ce1">
            <text:p>5,84</text:p>
          </table:table-cell>
          <table:table-cell office:value-type="float" office:value="17.3" table:style-name="ce1">
            <text:p>17,3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7.54" table:style-name="ce1">
            <text:p>27,54</text:p>
          </table:table-cell>
          <table:table-cell office:value-type="float" office:value="18.43" table:style-name="ce1">
            <text:p>18,43</text:p>
          </table:table-cell>
          <table:table-cell office:value-type="float" office:value="10.32" table:style-name="ce1">
            <text:p>10,32</text:p>
          </table:table-cell>
          <table:table-cell office:value-type="float" office:value="3.36" table:style-name="ce1">
            <text:p>3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8" table:style-name="ce1">
            <text:p>6,98</text:p>
          </table:table-cell>
          <table:table-cell office:value-type="float" office:value="10.34" table:style-name="ce1">
            <text:p>10,34</text:p>
          </table:table-cell>
          <table:table-cell office:value-type="float" office:value="34.550000000000004" table:style-name="ce1">
            <text:p>34,55</text:p>
          </table:table-cell>
          <table:table-cell office:value-type="float" office:value="24.1" table:style-name="ce1">
            <text:p>24,1</text:p>
          </table:table-cell>
          <table:table-cell office:value-type="float" office:value="19.5" table:style-name="ce1">
            <text:p>19,5</text:p>
          </table:table-cell>
          <table:table-cell office:value-type="float" office:value="3.41" table:style-name="ce1">
            <text:p>3,41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1" table:style-name="ce1">
            <text:p>3,41</text:p>
          </table:table-cell>
          <table:table-cell office:value-type="float" office:value="2.87" table:style-name="ce1">
            <text:p>2,87</text:p>
          </table:table-cell>
          <table:table-cell office:value-type="float" office:value="3.95" table:style-name="ce1">
            <text:p>3,95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17.22" table:style-name="ce1">
            <text:p>17,22</text:p>
          </table:table-cell>
          <table:table-cell office:value-type="float" office:value="25.84" table:style-name="ce1">
            <text:p>25,84</text:p>
          </table:table-cell>
          <table:table-cell office:value-type="float" office:value="24.38" table:style-name="ce1">
            <text:p>24,38</text:p>
          </table:table-cell>
          <table:table-cell office:value-type="float" office:value="11" table:style-name="ce1">
            <text:p>11</text:p>
          </table:table-cell>
          <table:table-cell office:value-type="float" office:value="1.36" table:style-name="ce1">
            <text:p>1,36</text:p>
          </table:table-cell>
          <table:table-cell office:value-type="float" office:value="1.54" table:style-name="ce1">
            <text:p>1,54</text:p>
          </table:table-cell>
          <table:table-cell office:value-type="float" office:value="3.5500000000000003" table:style-name="ce1">
            <text:p>3,55</text:p>
          </table:table-cell>
          <table:table-cell office:value-type="float" office:value="6.13" table:style-name="ce1">
            <text:p>6,13</text:p>
          </table:table-cell>
          <table:table-cell office:value-type="float" office:value="9.91" table:style-name="ce1">
            <text:p>9,91</text:p>
          </table:table-cell>
          <table:table-cell office:value-type="float" office:value="15.530000000000001" table:style-name="ce1">
            <text:p>15,53</text:p>
          </table:table-cell>
          <table:table-cell office:value-type="float" office:value="19.63" table:style-name="ce1">
            <text:p>19,63</text:p>
          </table:table-cell>
          <table:table-cell office:value-type="float" office:value="21.150000000000002" table:style-name="ce1">
            <text:p>21,15</text:p>
          </table:table-cell>
          <table:table-cell office:value-type="float" office:value="14.3" table:style-name="ce1">
            <text:p>14,3</text:p>
          </table:table-cell>
          <table:table-cell office:value-type="float" office:value="8.27" table:style-name="ce1">
            <text:p>8,27</text:p>
          </table:table-cell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7.44" table:style-name="ce1">
            <text:p>7,44</text:p>
          </table:table-cell>
          <table:table-cell office:value-type="float" office:value="14.870000000000001" table:style-name="ce1">
            <text:p>14,87</text:p>
          </table:table-cell>
          <table:table-cell office:value-type="float" office:value="15.63" table:style-name="ce1">
            <text:p>15,63</text:p>
          </table:table-cell>
          <table:table-cell office:value-type="float" office:value="22.27" table:style-name="ce1">
            <text:p>22,27</text:p>
          </table:table-cell>
          <table:table-cell office:value-type="float" office:value="17.78" table:style-name="ce1">
            <text:p>17,78</text:p>
          </table:table-cell>
          <table:table-cell office:value-type="float" office:value="13.89" table:style-name="ce1">
            <text:p>13,89</text:p>
          </table:table-cell>
          <table:table-cell office:value-type="float" office:value="2.75" table:style-name="ce1">
            <text:p>2,75</text:p>
          </table:table-cell>
          <table:table-cell office:value-type="float" office:value="2.75" table:style-name="ce1">
            <text:p>2,75</text:p>
          </table:table-cell>
          <table:table-cell office:value-type="float" office:value="2.37" table:style-name="ce1">
            <text:p>2,37</text:p>
          </table:table-cell>
          <table:table-cell office:value-type="float" office:value="2.86" table:style-name="ce1">
            <text:p>2,86</text:p>
          </table:table-cell>
          <table:table-cell office:value-type="float" office:value="3.79" table:style-name="ce1">
            <text:p>3,79</text:p>
          </table:table-cell>
          <table:table-cell office:value-type="float" office:value="13.15" table:style-name="ce1">
            <text:p>13,15</text:p>
          </table:table-cell>
          <table:table-cell office:value-type="float" office:value="23.44" table:style-name="ce1">
            <text:p>23,44</text:p>
          </table:table-cell>
          <table:table-cell office:value-type="float" office:value="13.31" table:style-name="ce1">
            <text:p>13,31</text:p>
          </table:table-cell>
          <table:table-cell office:value-type="float" office:value="18.13" table:style-name="ce1">
            <text:p>18,13</text:p>
          </table:table-cell>
          <table:table-cell office:value-type="float" office:value="15.75" table:style-name="ce1">
            <text:p>15,75</text:p>
          </table:table-cell>
          <table:table-cell office:value-type="float" office:value="7.2" table:style-name="ce1">
            <text:p>7,2</text:p>
          </table:table-cell>
          <table:table-cell office:value-type="float" office:value="6.76" table:style-name="ce1">
            <text:p>6,76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10.07" table:style-name="ce1">
            <text:p>10,07</text:p>
          </table:table-cell>
          <table:table-cell office:value-type="float" office:value="15.46" table:style-name="ce1">
            <text:p>15,46</text:p>
          </table:table-cell>
          <table:table-cell office:value-type="float" office:value="25.900000000000002" table:style-name="ce1">
            <text:p>25,9</text:p>
          </table:table-cell>
          <table:table-cell office:value-type="float" office:value="22.85" table:style-name="ce1">
            <text:p>22,85</text:p>
          </table:table-cell>
          <table:table-cell office:value-type="float" office:value="7.82" table:style-name="ce1">
            <text:p>7,82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5.96" table:style-name="ce1">
            <text:p>5,96</text:p>
          </table:table-cell>
          <table:table-cell office:value-type="float" office:value="6.98" table:style-name="ce1">
            <text:p>6,98</text:p>
          </table:table-cell>
          <table:table-cell office:value-type="float" office:value="6.95" table:style-name="ce1">
            <text:p>6,95</text:p>
          </table:table-cell>
          <table:table-cell office:value-type="float" office:value="7.66" table:style-name="ce1">
            <text:p>7,66</text:p>
          </table:table-cell>
          <table:table-cell office:value-type="float" office:value="12.43" table:style-name="ce1">
            <text:p>12,43</text:p>
          </table:table-cell>
          <table:table-cell office:value-type="float" office:value="15.25" table:style-name="ce1">
            <text:p>15,25</text:p>
          </table:table-cell>
          <table:table-cell office:value-type="float" office:value="14.950000000000001" table:style-name="ce1">
            <text:p>14,95</text:p>
          </table:table-cell>
          <table:table-cell office:value-type="float" office:value="11.77" table:style-name="ce1">
            <text:p>11,77</text:p>
          </table:table-cell>
          <table:table-cell office:value-type="float" office:value="11.89" table:style-name="ce1">
            <text:p>11,89</text:p>
          </table:table-cell>
          <table:table-cell office:value-type="float" office:value="6.16" table:style-name="ce1">
            <text:p>6,16</text:p>
          </table:table-cell>
          <table:table-cell office:value-type="float" office:value="0" table:style-name="ce1">
            <text:p>0</text:p>
          </table:table-cell>
          <table:table-cell office:value-type="float" office:value="2.39" table:style-name="ce1">
            <text:p>2,39</text:p>
          </table:table-cell>
          <table:table-cell office:value-type="float" office:value="2.74" table:style-name="ce1">
            <text:p>2,74</text:p>
          </table:table-cell>
          <table:table-cell office:value-type="float" office:value="7.08" table:style-name="ce1">
            <text:p>7,08</text:p>
          </table:table-cell>
          <table:table-cell office:value-type="float" office:value="12.01" table:style-name="ce1">
            <text:p>12,01</text:p>
          </table:table-cell>
          <table:table-cell office:value-type="float" office:value="21.67" table:style-name="ce1">
            <text:p>21,67</text:p>
          </table:table-cell>
          <table:table-cell office:value-type="float" office:value="27.47" table:style-name="ce1">
            <text:p>27,47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6.6400000000000006" table:style-name="ce1">
            <text:p>6,64</text:p>
          </table:table-cell>
          <table:table-cell office:value-type="float" office:value="0.49" table:style-name="ce1">
            <text:p>0,49</text:p>
          </table:table-cell>
          <table:table-cell office:value-type="float" office:value="3.2" table:style-name="ce1">
            <text:p>3,2</text:p>
          </table:table-cell>
          <table:table-cell office:value-type="float" office:value="3.74" table:style-name="ce1">
            <text:p>3,74</text:p>
          </table:table-cell>
          <table:table-cell office:value-type="float" office:value="7.82" table:style-name="ce1">
            <text:p>7,82</text:p>
          </table:table-cell>
          <table:table-cell office:value-type="float" office:value="12.98" table:style-name="ce1">
            <text:p>12,98</text:p>
          </table:table-cell>
          <table:table-cell office:value-type="float" office:value="17.91" table:style-name="ce1">
            <text:p>17,91</text:p>
          </table:table-cell>
          <table:table-cell office:value-type="float" office:value="20.93" table:style-name="ce1">
            <text:p>20,93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9.91" table:style-name="ce1">
            <text:p>9,91</text:p>
          </table:table-cell>
          <table:table-cell office:value-type="float" office:value="3.94" table:style-name="ce1">
            <text:p>3,94</text:p>
          </table:table-cell>
          <table:table-cell office:value-type="float" office:value="1.37" table:style-name="ce1">
            <text:p>1,37</text:p>
          </table:table-cell>
          <table:table-cell office:value-type="float" office:value="0" table:style-name="ce1">
            <text:p>0</text:p>
          </table:table-cell>
          <table:table-cell office:value-type="float" office:value="2.52" table:style-name="ce1">
            <text:p>2,52</text:p>
          </table:table-cell>
          <table:table-cell office:value-type="float" office:value="2.69" table:style-name="ce1">
            <text:p>2,69</text:p>
          </table:table-cell>
          <table:table-cell office:value-type="float" office:value="7.15" table:style-name="ce1">
            <text:p>7,15</text:p>
          </table:table-cell>
          <table:table-cell office:value-type="float" office:value="11.96" table:style-name="ce1">
            <text:p>11,96</text:p>
          </table:table-cell>
          <table:table-cell office:value-type="float" office:value="21.5" table:style-name="ce1">
            <text:p>21,5</text:p>
          </table:table-cell>
          <table:table-cell office:value-type="float" office:value="27.42" table:style-name="ce1">
            <text:p>27,42</text:p>
          </table:table-cell>
          <table:table-cell office:value-type="float" office:value="19.61" table:style-name="ce1">
            <text:p>19,61</text:p>
          </table:table-cell>
          <table:table-cell office:value-type="float" office:value="6.67" table:style-name="ce1">
            <text:p>6,67</text:p>
          </table:table-cell>
          <table:table-cell office:value-type="float" office:value="0.5" table:style-name="ce1">
            <text:p>0,5</text:p>
          </table:table-cell>
          <table:table-cell office:value-type="float" office:value="3.2800000000000002" table:style-name="ce1">
            <text:p>3,28</text:p>
          </table:table-cell>
          <table:table-cell office:value-type="float" office:value="3.83" table:style-name="ce1">
            <text:p>3,83</text:p>
          </table:table-cell>
          <table:table-cell office:value-type="float" office:value="7.79" table:style-name="ce1">
            <text:p>7,79</text:p>
          </table:table-cell>
          <table:table-cell office:value-type="float" office:value="12.83" table:style-name="ce1">
            <text:p>12,83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20.77" table:style-name="ce1">
            <text:p>20,77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4.16" table:style-name="ce1">
            <text:p>4,16</text:p>
          </table:table-cell>
          <table:table-cell office:value-type="float" office:value="1.51" table:style-name="ce1">
            <text:p>1,51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Feder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68.71" table:style-name="ce1">
            <text:p>768,71</text:p>
          </table:table-cell>
          <table:table-cell office:value-type="float" office:value="766.74" table:style-name="ce1">
            <text:p>766,74</text:p>
          </table:table-cell>
          <table:table-cell office:value-type="float" office:value="253.95000000000002" table:style-name="ce1">
            <text:p>253,95</text:p>
          </table:table-cell>
          <table:table-cell office:value-type="float" office:value="257.64" table:style-name="ce1">
            <text:p>257,64</text:p>
          </table:table-cell>
          <table:table-cell office:value-type="float" office:value="310.44" table:style-name="ce1">
            <text:p>310,44</text:p>
          </table:table-cell>
          <table:table-cell office:value-type="float" office:value="325.70999999999998" table:style-name="ce1">
            <text:p>325,71</text:p>
          </table:table-cell>
          <table:table-cell office:value-type="float" office:value="313.57" table:style-name="ce1">
            <text:p>313,57</text:p>
          </table:table-cell>
          <table:table-cell office:value-type="float" office:value="302.69" table:style-name="ce1">
            <text:p>302,69</text:p>
          </table:table-cell>
          <table:table-cell office:value-type="float" office:value="331.2" table:style-name="ce1">
            <text:p>331,2</text:p>
          </table:table-cell>
          <table:table-cell office:value-type="float" office:value="350.6" table:style-name="ce1">
            <text:p>350,6</text:p>
          </table:table-cell>
          <table:table-cell office:value-type="float" office:value="323.79000000000002" table:style-name="ce1">
            <text:p>323,79</text:p>
          </table:table-cell>
          <table:table-cell office:value-type="float" office:value="328.16" table:style-name="ce1">
            <text:p>328,16</text:p>
          </table:table-cell>
          <table:table-cell office:value-type="float" office:value="324.48" table:style-name="ce1">
            <text:p>324,48</text:p>
          </table:table-cell>
          <table:table-cell office:value-type="float" office:value="330.25" table:style-name="ce1">
            <text:p>330,25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1.74" table:style-name="ce1">
            <text:p>1,74</text:p>
          </table:table-cell>
          <table:table-cell office:value-type="float" office:value="2.09" table:style-name="ce1">
            <text:p>2,09</text:p>
          </table:table-cell>
          <table:table-cell office:value-type="float" office:value="2.91" table:style-name="ce1">
            <text:p>2,91</text:p>
          </table:table-cell>
          <table:table-cell office:value-type="float" office:value="13.33" table:style-name="ce1">
            <text:p>13,33</text:p>
          </table:table-cell>
          <table:table-cell office:value-type="float" office:value="25.45" table:style-name="ce1">
            <text:p>25,45</text:p>
          </table:table-cell>
          <table:table-cell office:value-type="float" office:value="26.17" table:style-name="ce1">
            <text:p>26,17</text:p>
          </table:table-cell>
          <table:table-cell office:value-type="float" office:value="16.27" table:style-name="ce1">
            <text:p>16,27</text:p>
          </table:table-cell>
          <table:table-cell office:value-type="float" office:value="7.3100000000000005" table:style-name="ce1">
            <text:p>7,31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1.1300000000000001" table:style-name="ce1">
            <text:p>1,13</text:p>
          </table:table-cell>
          <table:table-cell office:value-type="float" office:value="4.34" table:style-name="ce1">
            <text:p>4,34</text:p>
          </table:table-cell>
          <table:table-cell office:value-type="float" office:value="9.7799999999999994" table:style-name="ce1">
            <text:p>9,78</text:p>
          </table:table-cell>
          <table:table-cell office:value-type="float" office:value="11.4" table:style-name="ce1">
            <text:p>11,4</text:p>
          </table:table-cell>
          <table:table-cell office:value-type="float" office:value="24.39" table:style-name="ce1">
            <text:p>24,39</text:p>
          </table:table-cell>
          <table:table-cell office:value-type="float" office:value="30.79" table:style-name="ce1">
            <text:p>30,79</text:p>
          </table:table-cell>
          <table:table-cell office:value-type="float" office:value="11.44" table:style-name="ce1">
            <text:p>11,44</text:p>
          </table:table-cell>
          <table:table-cell office:value-type="float" office:value="6.04" table:style-name="ce1">
            <text:p>6,04</text:p>
          </table:table-cell>
          <table:table-cell office:value-type="float" office:value="0.09" table:style-name="ce1">
            <text:p>0,09</text:p>
          </table:table-cell>
          <table:table-cell office:value-type="float" office:value="1.54" table:style-name="ce1">
            <text:p>1,54</text:p>
          </table:table-cell>
          <table:table-cell office:value-type="float" office:value="1.49" table:style-name="ce1">
            <text:p>1,49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13.450000000000001" table:style-name="ce1">
            <text:p>13,45</text:p>
          </table:table-cell>
          <table:table-cell office:value-type="float" office:value="23.3" table:style-name="ce1">
            <text:p>23,3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21.55" table:style-name="ce1">
            <text:p>21,55</text:p>
          </table:table-cell>
          <table:table-cell office:value-type="float" office:value="10.63" table:style-name="ce1">
            <text:p>10,63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0" table:style-name="ce1">
            <text:p>0</text:p>
          </table:table-cell>
          <table:table-cell office:value-type="float" office:value="0.23" table:style-name="ce1">
            <text:p>0,23</text:p>
          </table:table-cell>
          <table:table-cell office:value-type="float" office:value="3.86" table:style-name="ce1">
            <text:p>3,86</text:p>
          </table:table-cell>
          <table:table-cell office:value-type="float" office:value="5.04" table:style-name="ce1">
            <text:p>5,04</text:p>
          </table:table-cell>
          <table:table-cell office:value-type="float" office:value="13.69" table:style-name="ce1">
            <text:p>13,69</text:p>
          </table:table-cell>
          <table:table-cell office:value-type="float" office:value="15.82" table:style-name="ce1">
            <text:p>15,82</text:p>
          </table:table-cell>
          <table:table-cell office:value-type="float" office:value="27.150000000000002" table:style-name="ce1">
            <text:p>27,15</text:p>
          </table:table-cell>
          <table:table-cell office:value-type="float" office:value="19.97" table:style-name="ce1">
            <text:p>19,97</text:p>
          </table:table-cell>
          <table:table-cell office:value-type="float" office:value="7.91" table:style-name="ce1">
            <text:p>7,91</text:p>
          </table:table-cell>
          <table:table-cell office:value-type="float" office:value="6.22" table:style-name="ce1">
            <text:p>6,22</text:p>
          </table:table-cell>
          <table:table-cell office:value-type="float" office:value="0.11" table:style-name="ce1">
            <text:p>0,11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4.25" table:style-name="ce1">
            <text:p>4,25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6.62" table:style-name="ce1">
            <text:p>16,62</text:p>
          </table:table-cell>
          <table:table-cell office:value-type="float" office:value="24.38" table:style-name="ce1">
            <text:p>24,38</text:p>
          </table:table-cell>
          <table:table-cell office:value-type="float" office:value="25.830000000000002" table:style-name="ce1">
            <text:p>25,83</text:p>
          </table:table-cell>
          <table:table-cell office:value-type="float" office:value="14.97" table:style-name="ce1">
            <text:p>14,97</text:p>
          </table:table-cell>
          <table:table-cell office:value-type="float" office:value="0.89" table:style-name="ce1">
            <text:p>0,89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2.09" table:style-name="ce1">
            <text:p>2,09</text:p>
          </table:table-cell>
          <table:table-cell office:value-type="float" office:value="3.37" table:style-name="ce1">
            <text:p>3,37</text:p>
          </table:table-cell>
          <table:table-cell office:value-type="float" office:value="7.24" table:style-name="ce1">
            <text:p>7,24</text:p>
          </table:table-cell>
          <table:table-cell office:value-type="float" office:value="14.370000000000001" table:style-name="ce1">
            <text:p>14,37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19.11" table:style-name="ce1">
            <text:p>19,11</text:p>
          </table:table-cell>
          <table:table-cell office:value-type="float" office:value="18.350000000000001" table:style-name="ce1">
            <text:p>18,35</text:p>
          </table:table-cell>
          <table:table-cell office:value-type="float" office:value="15.88" table:style-name="ce1">
            <text:p>15,88</text:p>
          </table:table-cell>
          <table:table-cell office:value-type="float" office:value="0" table:style-name="ce1">
            <text:p>0</text:p>
          </table:table-cell>
          <table:table-cell office:value-type="float" office:value="2.96" table:style-name="ce1">
            <text:p>2,96</text:p>
          </table:table-cell>
          <table:table-cell office:value-type="float" office:value="2.38" table:style-name="ce1">
            <text:p>2,38</text:p>
          </table:table-cell>
          <table:table-cell office:value-type="float" office:value="5.3500000000000005" table:style-name="ce1">
            <text:p>5,35</text:p>
          </table:table-cell>
          <table:table-cell office:value-type="float" office:value="11.65" table:style-name="ce1">
            <text:p>11,65</text:p>
          </table:table-cell>
          <table:table-cell office:value-type="float" office:value="12.35" table:style-name="ce1">
            <text:p>12,35</text:p>
          </table:table-cell>
          <table:table-cell office:value-type="float" office:value="25.490000000000002" table:style-name="ce1">
            <text:p>25,49</text:p>
          </table:table-cell>
          <table:table-cell office:value-type="float" office:value="14.540000000000001" table:style-name="ce1">
            <text:p>14,54</text:p>
          </table:table-cell>
          <table:table-cell office:value-type="float" office:value="16.080000000000002" table:style-name="ce1">
            <text:p>16,08</text:p>
          </table:table-cell>
          <table:table-cell office:value-type="float" office:value="6.57" table:style-name="ce1">
            <text:p>6,57</text:p>
          </table:table-cell>
          <table:table-cell office:value-type="float" office:value="2.63" table:style-name="ce1">
            <text:p>2,63</text:p>
          </table:table-cell>
          <table:table-cell office:value-type="float" office:value="1.81" table:style-name="ce1">
            <text:p>1,81</text:p>
          </table:table-cell>
          <table:table-cell office:value-type="float" office:value="2.86" table:style-name="ce1">
            <text:p>2,86</text:p>
          </table:table-cell>
          <table:table-cell office:value-type="float" office:value="9.67" table:style-name="ce1">
            <text:p>9,67</text:p>
          </table:table-cell>
          <table:table-cell office:value-type="float" office:value="10.85" table:style-name="ce1">
            <text:p>10,85</text:p>
          </table:table-cell>
          <table:table-cell office:value-type="float" office:value="19.61" table:style-name="ce1">
            <text:p>19,61</text:p>
          </table:table-cell>
          <table:table-cell office:value-type="float" office:value="25.39" table:style-name="ce1">
            <text:p>25,39</text:p>
          </table:table-cell>
          <table:table-cell office:value-type="float" office:value="14.99" table:style-name="ce1">
            <text:p>14,99</text:p>
          </table:table-cell>
          <table:table-cell office:value-type="float" office:value="8.92" table:style-name="ce1">
            <text:p>8,92</text:p>
          </table:table-cell>
          <table:table-cell office:value-type="float" office:value="5.89" table:style-name="ce1">
            <text:p>5,89</text:p>
          </table:table-cell>
          <table:table-cell office:value-type="float" office:value="5.2700000000000005" table:style-name="ce1">
            <text:p>5,27</text:p>
          </table:table-cell>
          <table:table-cell office:value-type="float" office:value="0.93" table:style-name="ce1">
            <text:p>0,93</text:p>
          </table:table-cell>
          <table:table-cell office:value-type="float" office:value="5.28" table:style-name="ce1">
            <text:p>5,28</text:p>
          </table:table-cell>
          <table:table-cell office:value-type="float" office:value="7.79" table:style-name="ce1">
            <text:p>7,79</text:p>
          </table:table-cell>
          <table:table-cell office:value-type="float" office:value="14.49" table:style-name="ce1">
            <text:p>14,49</text:p>
          </table:table-cell>
          <table:table-cell office:value-type="float" office:value="26.580000000000002" table:style-name="ce1">
            <text:p>26,58</text:p>
          </table:table-cell>
          <table:table-cell office:value-type="float" office:value="25.29" table:style-name="ce1">
            <text:p>25,29</text:p>
          </table:table-cell>
          <table:table-cell office:value-type="float" office:value="13.870000000000001" table:style-name="ce1">
            <text:p>13,87</text:p>
          </table:table-cell>
          <table:table-cell office:value-type="float" office:value="0.52" table:style-name="ce1">
            <text:p>0,52</text:p>
          </table:table-cell>
          <table:table-cell office:value-type="float" office:value="4.2" table:style-name="ce1">
            <text:p>4,2</text:p>
          </table:table-cell>
          <table:table-cell office:value-type="float" office:value="2.29" table:style-name="ce1">
            <text:p>2,29</text:p>
          </table:table-cell>
          <table:table-cell office:value-type="float" office:value="4.05" table:style-name="ce1">
            <text:p>4,05</text:p>
          </table:table-cell>
          <table:table-cell office:value-type="float" office:value="6.68" table:style-name="ce1">
            <text:p>6,68</text:p>
          </table:table-cell>
          <table:table-cell office:value-type="float" office:value="12.64" table:style-name="ce1">
            <text:p>12,64</text:p>
          </table:table-cell>
          <table:table-cell office:value-type="float" office:value="13.67" table:style-name="ce1">
            <text:p>13,67</text:p>
          </table:table-cell>
          <table:table-cell office:value-type="float" office:value="19.7" table:style-name="ce1">
            <text:p>19,7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4" table:style-name="ce1">
            <text:p>14</text:p>
          </table:table-cell>
          <table:table-cell office:value-type="float" office:value="8.32" table:style-name="ce1">
            <text:p>8,32</text:p>
          </table:table-cell>
          <table:table-cell office:value-type="float" office:value="0" table:style-name="ce1">
            <text:p>0</text:p>
          </table:table-cell>
          <table:table-cell office:value-type="float" office:value="2.6" table:style-name="ce1">
            <text:p>2,6</text:p>
          </table:table-cell>
          <table:table-cell office:value-type="float" office:value="2.7" table:style-name="ce1">
            <text:p>2,7</text:p>
          </table:table-cell>
          <table:table-cell office:value-type="float" office:value="6.72" table:style-name="ce1">
            <text:p>6,72</text:p>
          </table:table-cell>
          <table:table-cell office:value-type="float" office:value="11.35" table:style-name="ce1">
            <text:p>11,35</text:p>
          </table:table-cell>
          <table:table-cell office:value-type="float" office:value="21.490000000000002" table:style-name="ce1">
            <text:p>21,49</text:p>
          </table:table-cell>
          <table:table-cell office:value-type="float" office:value="27.79" table:style-name="ce1">
            <text:p>27,79</text:p>
          </table:table-cell>
          <table:table-cell office:value-type="float" office:value="20.21" table:style-name="ce1">
            <text:p>20,21</text:p>
          </table:table-cell>
          <table:table-cell office:value-type="float" office:value="6.71" table:style-name="ce1">
            <text:p>6,71</text:p>
          </table:table-cell>
          <table:table-cell office:value-type="float" office:value="0.43" table:style-name="ce1">
            <text:p>0,43</text:p>
          </table:table-cell>
          <table:table-cell office:value-type="float" office:value="3.17" table:style-name="ce1">
            <text:p>3,17</text:p>
          </table:table-cell>
          <table:table-cell office:value-type="float" office:value="4.12" table:style-name="ce1">
            <text:p>4,12</text:p>
          </table:table-cell>
          <table:table-cell office:value-type="float" office:value="7.7" table:style-name="ce1">
            <text:p>7,7</text:p>
          </table:table-cell>
          <table:table-cell office:value-type="float" office:value="11.73" table:style-name="ce1">
            <text:p>11,73</text:p>
          </table:table-cell>
          <table:table-cell office:value-type="float" office:value="17.71" table:style-name="ce1">
            <text:p>17,71</text:p>
          </table:table-cell>
          <table:table-cell office:value-type="float" office:value="20.77" table:style-name="ce1">
            <text:p>20,77</text:p>
          </table:table-cell>
          <table:table-cell office:value-type="float" office:value="17.7" table:style-name="ce1">
            <text:p>17,7</text:p>
          </table:table-cell>
          <table:table-cell office:value-type="float" office:value="10.58" table:style-name="ce1">
            <text:p>10,58</text:p>
          </table:table-cell>
          <table:table-cell office:value-type="float" office:value="4.88" table:style-name="ce1">
            <text:p>4,88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0" table:style-name="ce1">
            <text:p>0</text:p>
          </table:table-cell>
          <table:table-cell office:value-type="float" office:value="2.85" table:style-name="ce1">
            <text:p>2,85</text:p>
          </table:table-cell>
          <table:table-cell office:value-type="float" office:value="2.54" table:style-name="ce1">
            <text:p>2,54</text:p>
          </table:table-cell>
          <table:table-cell office:value-type="float" office:value="6.59" table:style-name="ce1">
            <text:p>6,59</text:p>
          </table:table-cell>
          <table:table-cell office:value-type="float" office:value="11.02" table:style-name="ce1">
            <text:p>11,02</text:p>
          </table:table-cell>
          <table:table-cell office:value-type="float" office:value="20.84" table:style-name="ce1">
            <text:p>20,84</text:p>
          </table:table-cell>
          <table:table-cell office:value-type="float" office:value="27.67" table:style-name="ce1">
            <text:p>27,67</text:p>
          </table:table-cell>
          <table:table-cell office:value-type="float" office:value="20.68" table:style-name="ce1">
            <text:p>20,68</text:p>
          </table:table-cell>
          <table:table-cell office:value-type="float" office:value="7.37" table:style-name="ce1">
            <text:p>7,37</text:p>
          </table:table-cell>
          <table:table-cell office:value-type="float" office:value="0.44" table:style-name="ce1">
            <text:p>0,44</text:p>
          </table:table-cell>
          <table:table-cell office:value-type="float" office:value="3.27" table:style-name="ce1">
            <text:p>3,27</text:p>
          </table:table-cell>
          <table:table-cell office:value-type="float" office:value="3.95" table:style-name="ce1">
            <text:p>3,95</text:p>
          </table:table-cell>
          <table:table-cell office:value-type="float" office:value="7.36" table:style-name="ce1">
            <text:p>7,36</text:p>
          </table:table-cell>
          <table:table-cell office:value-type="float" office:value="11.26" table:style-name="ce1">
            <text:p>11,26</text:p>
          </table:table-cell>
          <table:table-cell office:value-type="float" office:value="17.240000000000002" table:style-name="ce1">
            <text:p>17,24</text:p>
          </table:table-cell>
          <table:table-cell office:value-type="float" office:value="20.11" table:style-name="ce1">
            <text:p>20,11</text:p>
          </table:table-cell>
          <table:table-cell office:value-type="float" office:value="17.89" table:style-name="ce1">
            <text:p>17,89</text:p>
          </table:table-cell>
          <table:table-cell office:value-type="float" office:value="10.94" table:style-name="ce1">
            <text:p>10,94</text:p>
          </table:table-cell>
          <table:table-cell office:value-type="float" office:value="5.73" table:style-name="ce1">
            <text:p>5,73</text:p>
          </table:table-cell>
          <table:table-cell office:value-type="float" office:value="2.25" table:style-name="ce1">
            <text:p>2,2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02.35" table:style-name="ce1">
            <text:p>702,35</text:p>
          </table:table-cell>
          <table:table-cell office:value-type="float" office:value="729.19" table:style-name="ce1">
            <text:p>729,19</text:p>
          </table:table-cell>
          <table:table-cell office:value-type="float" office:value="188.82" table:style-name="ce1">
            <text:p>188,82</text:p>
          </table:table-cell>
          <table:table-cell office:value-type="float" office:value="195.13" table:style-name="ce1">
            <text:p>195,13</text:p>
          </table:table-cell>
          <table:table-cell office:value-type="float" office:value="240.72" table:style-name="ce1">
            <text:p>240,72</text:p>
          </table:table-cell>
          <table:table-cell office:value-type="float" office:value="236.99" table:style-name="ce1">
            <text:p>236,99</text:p>
          </table:table-cell>
          <table:table-cell office:value-type="float" office:value="228.81" table:style-name="ce1">
            <text:p>228,81</text:p>
          </table:table-cell>
          <table:table-cell office:value-type="float" office:value="219.17000000000002" table:style-name="ce1">
            <text:p>219,17</text:p>
          </table:table-cell>
          <table:table-cell table:number-columns-repeated="2" table:style-name="ce1"/>
          <table:table-cell office:value-type="float" office:value="273.61" table:style-name="ce1">
            <text:p>273,61</text:p>
          </table:table-cell>
          <table:table-cell office:value-type="float" office:value="280.33" table:style-name="ce1">
            <text:p>280,33</text:p>
          </table:table-cell>
          <table:table-cell office:value-type="float" office:value="273.61" table:style-name="ce1">
            <text:p>273,61</text:p>
          </table:table-cell>
          <table:table-cell office:value-type="float" office:value="280.33" table:style-name="ce1">
            <text:p>280,33</text:p>
          </table:table-cell>
          <table:table-cell office:value-type="float" office:value="24.96" table:style-name="ce1">
            <text:p>24,96</text:p>
          </table:table-cell>
          <table:table-cell office:value-type="float" office:value="12.19" table:style-name="ce1">
            <text:p>12,19</text:p>
          </table:table-cell>
          <table:table-cell office:value-type="float" office:value="12.46" table:style-name="ce1">
            <text:p>12,46</text:p>
          </table:table-cell>
          <table:table-cell office:value-type="float" office:value="11.950000000000001" table:style-name="ce1">
            <text:p>11,95</text:p>
          </table:table-cell>
          <table:table-cell office:value-type="float" office:value="15.08" table:style-name="ce1">
            <text:p>15,08</text:p>
          </table:table-cell>
          <table:table-cell office:value-type="float" office:value="10.99" table:style-name="ce1">
            <text:p>10,99</text:p>
          </table:table-cell>
          <table:table-cell office:value-type="float" office:value="7.05" table:style-name="ce1">
            <text:p>7,05</text:p>
          </table:table-cell>
          <table:table-cell office:value-type="float" office:value="3.63" table:style-name="ce1">
            <text:p>3,63</text:p>
          </table:table-cell>
          <table:table-cell office:value-type="float" office:value="1.7" table:style-name="ce1">
            <text:p>1,7</text:p>
          </table:table-cell>
          <table:table-cell office:value-type="float" office:value="9.1300000000000008" table:style-name="ce1">
            <text:p>9,13</text:p>
          </table:table-cell>
          <table:table-cell office:value-type="float" office:value="10.66" table:style-name="ce1">
            <text:p>10,66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6.38" table:style-name="ce1">
            <text:p>16,38</text:p>
          </table:table-cell>
          <table:table-cell office:value-type="float" office:value="14.44" table:style-name="ce1">
            <text:p>14,44</text:p>
          </table:table-cell>
          <table:table-cell office:value-type="float" office:value="11.41" table:style-name="ce1">
            <text:p>11,41</text:p>
          </table:table-cell>
          <table:table-cell office:value-type="float" office:value="8.6" table:style-name="ce1">
            <text:p>8,6</text:p>
          </table:table-cell>
          <table:table-cell office:value-type="float" office:value="7.67" table:style-name="ce1">
            <text:p>7,67</text:p>
          </table:table-cell>
          <table:table-cell office:value-type="float" office:value="7.25" table:style-name="ce1">
            <text:p>7,25</text:p>
          </table:table-cell>
          <table:table-cell office:value-type="float" office:value="8.35" table:style-name="ce1">
            <text:p>8,35</text:p>
          </table:table-cell>
          <table:table-cell office:value-type="float" office:value="15.48" table:style-name="ce1">
            <text:p>15,48</text:p>
          </table:table-cell>
          <table:table-cell office:value-type="float" office:value="18.68" table:style-name="ce1">
            <text:p>18,68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6.36" table:style-name="ce1">
            <text:p>16,36</text:p>
          </table:table-cell>
          <table:table-cell office:value-type="float" office:value="11.59" table:style-name="ce1">
            <text:p>11,59</text:p>
          </table:table-cell>
          <table:table-cell office:value-type="float" office:value="7.24" table:style-name="ce1">
            <text:p>7,24</text:p>
          </table:table-cell>
          <table:table-cell office:value-type="float" office:value="2.77" table:style-name="ce1">
            <text:p>2,77</text:p>
          </table:table-cell>
          <table:table-cell office:value-type="float" office:value="1.3900000000000001" table:style-name="ce1">
            <text:p>1,39</text:p>
          </table:table-cell>
          <table:table-cell office:value-type="float" office:value="0.15" table:style-name="ce1">
            <text:p>0,15</text:p>
          </table:table-cell>
          <table:table-cell office:value-type="float" office:value="2.98" table:style-name="ce1">
            <text:p>2,98</text:p>
          </table:table-cell>
          <table:table-cell office:value-type="float" office:value="10.43" table:style-name="ce1">
            <text:p>10,43</text:p>
          </table:table-cell>
          <table:table-cell office:value-type="float" office:value="20.54" table:style-name="ce1">
            <text:p>20,54</text:p>
          </table:table-cell>
          <table:table-cell office:value-type="float" office:value="24.39" table:style-name="ce1">
            <text:p>24,39</text:p>
          </table:table-cell>
          <table:table-cell office:value-type="float" office:value="19.22" table:style-name="ce1">
            <text:p>19,22</text:p>
          </table:table-cell>
          <table:table-cell office:value-type="float" office:value="11.78" table:style-name="ce1">
            <text:p>11,78</text:p>
          </table:table-cell>
          <table:table-cell office:value-type="float" office:value="6.29" table:style-name="ce1">
            <text:p>6,29</text:p>
          </table:table-cell>
          <table:table-cell office:value-type="float" office:value="3.22" table:style-name="ce1">
            <text:p>3,22</text:p>
          </table:table-cell>
          <table:table-cell office:value-type="float" office:value="0.89" table:style-name="ce1">
            <text:p>0,89</text:p>
          </table:table-cell>
          <table:table-cell office:value-type="float" office:value="0.26" table:style-name="ce1">
            <text:p>0,26</text:p>
          </table:table-cell>
          <table:table-cell office:value-type="float" office:value="0" table:style-name="ce1">
            <text:p>0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20.09" table:style-name="ce1">
            <text:p>20,09</text:p>
          </table:table-cell>
          <table:table-cell office:value-type="float" office:value="17.2" table:style-name="ce1">
            <text:p>17,2</text:p>
          </table:table-cell>
          <table:table-cell office:value-type="float" office:value="14.55" table:style-name="ce1">
            <text:p>14,55</text:p>
          </table:table-cell>
          <table:table-cell office:value-type="float" office:value="7.3100000000000005" table:style-name="ce1">
            <text:p>7,31</text:p>
          </table:table-cell>
          <table:table-cell office:value-type="float" office:value="2.34" table:style-name="ce1">
            <text:p>2,34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22.72" table:style-name="ce1">
            <text:p>22,72</text:p>
          </table:table-cell>
          <table:table-cell office:value-type="float" office:value="19.580000000000002" table:style-name="ce1">
            <text:p>19,58</text:p>
          </table:table-cell>
          <table:table-cell office:value-type="float" office:value="19.830000000000002" table:style-name="ce1">
            <text:p>19,83</text:p>
          </table:table-cell>
          <table:table-cell office:value-type="float" office:value="16.240000000000002" table:style-name="ce1">
            <text:p>16,24</text:p>
          </table:table-cell>
          <table:table-cell office:value-type="float" office:value="12.540000000000001" table:style-name="ce1">
            <text:p>12,54</text:p>
          </table:table-cell>
          <table:table-cell office:value-type="float" office:value="5.89" table:style-name="ce1">
            <text:p>5,89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0.75" table:style-name="ce1">
            <text:p>0,75</text:p>
          </table:table-cell>
          <table:table-cell office:value-type="float" office:value="0.24" table:style-name="ce1">
            <text:p>0,24</text:p>
          </table:table-cell>
          <table:table-cell office:value-type="float" office:value="0" table:style-name="ce1">
            <text:p>0</text:p>
          </table:table-cell>
          <table:table-cell office:value-type="float" office:value="25.03" table:style-name="ce1">
            <text:p>25,03</text:p>
          </table:table-cell>
          <table:table-cell office:value-type="float" office:value="26.46" table:style-name="ce1">
            <text:p>26,46</text:p>
          </table:table-cell>
          <table:table-cell office:value-type="float" office:value="18.05" table:style-name="ce1">
            <text:p>18,05</text:p>
          </table:table-cell>
          <table:table-cell office:value-type="float" office:value="16.12" table:style-name="ce1">
            <text:p>16,12</text:p>
          </table:table-cell>
          <table:table-cell office:value-type="float" office:value="7.97" table:style-name="ce1">
            <text:p>7,97</text:p>
          </table:table-cell>
          <table:table-cell office:value-type="float" office:value="5.6000000000000005" table:style-name="ce1">
            <text:p>5,6</text:p>
          </table:table-cell>
          <table:table-cell office:value-type="float" office:value="0.63" table:style-name="ce1">
            <text:p>0,63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,15</text:p>
          </table:table-cell>
          <table:table-cell office:value-type="float" office:value="0" table:style-name="ce1">
            <text:p>0</text:p>
          </table:table-cell>
          <table:table-cell office:value-type="float" office:value="39.78" table:style-name="ce1">
            <text:p>39,78</text:p>
          </table:table-cell>
          <table:table-cell office:value-type="float" office:value="16.63" table:style-name="ce1">
            <text:p>16,63</text:p>
          </table:table-cell>
          <table:table-cell office:value-type="float" office:value="18.68" table:style-name="ce1">
            <text:p>18,68</text:p>
          </table:table-cell>
          <table:table-cell office:value-type="float" office:value="13.91" table:style-name="ce1">
            <text:p>13,91</text:p>
          </table:table-cell>
          <table:table-cell office:value-type="float" office:value="6.25" table:style-name="ce1">
            <text:p>6,25</text:p>
          </table:table-cell>
          <table:table-cell office:value-type="float" office:value="4.34" table:style-name="ce1">
            <text:p>4,34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0" table:style-name="ce1"/>
          <table:table-cell office:value-type="float" office:value="0" table:style-name="ce1">
            <text:p>0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47.37" table:style-name="ce1">
            <text:p>47,37</text:p>
          </table:table-cell>
          <table:table-cell office:value-type="float" office:value="21.05" table:style-name="ce1">
            <text:p>21,05</text:p>
          </table:table-cell>
          <table:table-cell office:value-type="float" office:value="10.53" table:style-name="ce1">
            <text:p>10,53</text:p>
          </table:table-cell>
          <table:table-cell office:value-type="float" office:value="5.26" table:style-name="ce1">
            <text:p>5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36.840000000000003" table:style-name="ce1">
            <text:p>36,84</text:p>
          </table:table-cell>
          <table:table-cell office:value-type="float" office:value="26.32" table:style-name="ce1">
            <text:p>26,32</text:p>
          </table:table-cell>
          <table:table-cell office:value-type="float" office:value="5.26" table:style-name="ce1">
            <text:p>5,26</text:p>
          </table:table-cell>
          <table:table-cell office:value-type="float" office:value="10.53" table:style-name="ce1">
            <text:p>10,53</text:p>
          </table:table-cell>
          <table:table-cell office:value-type="float" office:value="5.26" table:style-name="ce1">
            <text:p>5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47.37" table:style-name="ce1">
            <text:p>47,37</text:p>
          </table:table-cell>
          <table:table-cell office:value-type="float" office:value="21.05" table:style-name="ce1">
            <text:p>21,05</text:p>
          </table:table-cell>
          <table:table-cell office:value-type="float" office:value="10.53" table:style-name="ce1">
            <text:p>10,53</text:p>
          </table:table-cell>
          <table:table-cell office:value-type="float" office:value="5.26" table:style-name="ce1">
            <text:p>5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36.840000000000003" table:style-name="ce1">
            <text:p>36,84</text:p>
          </table:table-cell>
          <table:table-cell office:value-type="float" office:value="26.32" table:style-name="ce1">
            <text:p>26,32</text:p>
          </table:table-cell>
          <table:table-cell office:value-type="float" office:value="5.26" table:style-name="ce1">
            <text:p>5,26</text:p>
          </table:table-cell>
          <table:table-cell office:value-type="float" office:value="10.53" table:style-name="ce1">
            <text:p>10,53</text:p>
          </table:table-cell>
          <table:table-cell office:value-type="float" office:value="5.26" table:style-name="ce1">
            <text:p>5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07.76" table:style-name="ce1">
            <text:p>707,76</text:p>
          </table:table-cell>
          <table:table-cell office:value-type="float" office:value="726.57" table:style-name="ce1">
            <text:p>726,57</text:p>
          </table:table-cell>
          <table:table-cell office:value-type="float" office:value="181.11" table:style-name="ce1">
            <text:p>181,11</text:p>
          </table:table-cell>
          <table:table-cell office:value-type="float" office:value="192.70000000000002" table:style-name="ce1">
            <text:p>192,7</text:p>
          </table:table-cell>
          <table:table-cell office:value-type="float" office:value="233.26" table:style-name="ce1">
            <text:p>233,26</text:p>
          </table:table-cell>
          <table:table-cell office:value-type="float" office:value="233.1" table:style-name="ce1">
            <text:p>233,1</text:p>
          </table:table-cell>
          <table:table-cell office:value-type="float" office:value="224.86" table:style-name="ce1">
            <text:p>224,86</text:p>
          </table:table-cell>
          <table:table-cell office:value-type="float" office:value="223.22" table:style-name="ce1">
            <text:p>223,22</text:p>
          </table:table-cell>
          <table:table-cell office:value-type="float" office:value="241.05" table:style-name="ce1">
            <text:p>241,05</text:p>
          </table:table-cell>
          <table:table-cell office:value-type="float" office:value="239.1" table:style-name="ce1">
            <text:p>239,1</text:p>
          </table:table-cell>
          <table:table-cell office:value-type="float" office:value="287.88" table:style-name="ce1">
            <text:p>287,88</text:p>
          </table:table-cell>
          <table:table-cell office:value-type="float" office:value="302.2" table:style-name="ce1">
            <text:p>302,2</text:p>
          </table:table-cell>
          <table:table-cell office:value-type="float" office:value="241.86" table:style-name="ce1">
            <text:p>241,86</text:p>
          </table:table-cell>
          <table:table-cell office:value-type="float" office:value="240.19" table:style-name="ce1">
            <text:p>240,19</text:p>
          </table:table-cell>
          <table:table-cell office:value-type="float" office:value="24.63" table:style-name="ce1">
            <text:p>24,63</text:p>
          </table:table-cell>
          <table:table-cell office:value-type="float" office:value="8.76" table:style-name="ce1">
            <text:p>8,76</text:p>
          </table:table-cell>
          <table:table-cell office:value-type="float" office:value="11.040000000000001" table:style-name="ce1">
            <text:p>11,04</text:p>
          </table:table-cell>
          <table:table-cell office:value-type="float" office:value="11.53" table:style-name="ce1">
            <text:p>11,53</text:p>
          </table:table-cell>
          <table:table-cell office:value-type="float" office:value="15.17" table:style-name="ce1">
            <text:p>15,17</text:p>
          </table:table-cell>
          <table:table-cell office:value-type="float" office:value="13.65" table:style-name="ce1">
            <text:p>13,65</text:p>
          </table:table-cell>
          <table:table-cell office:value-type="float" office:value="8.92" table:style-name="ce1">
            <text:p>8,92</text:p>
          </table:table-cell>
          <table:table-cell office:value-type="float" office:value="5.0200000000000005" table:style-name="ce1">
            <text:p>5,02</text:p>
          </table:table-cell>
          <table:table-cell office:value-type="float" office:value="1.28" table:style-name="ce1">
            <text:p>1,28</text:p>
          </table:table-cell>
          <table:table-cell office:value-type="float" office:value="10.23" table:style-name="ce1">
            <text:p>10,23</text:p>
          </table:table-cell>
          <table:table-cell office:value-type="float" office:value="8.92" table:style-name="ce1">
            <text:p>8,92</text:p>
          </table:table-cell>
          <table:table-cell office:value-type="float" office:value="13.34" table:style-name="ce1">
            <text:p>13,34</text:p>
          </table:table-cell>
          <table:table-cell office:value-type="float" office:value="14.23" table:style-name="ce1">
            <text:p>14,23</text:p>
          </table:table-cell>
          <table:table-cell office:value-type="float" office:value="16.02" table:style-name="ce1">
            <text:p>16,0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9.98" table:style-name="ce1">
            <text:p>9,98</text:p>
          </table:table-cell>
          <table:table-cell office:value-type="float" office:value="6.1400000000000006" table:style-name="ce1">
            <text:p>6,14</text:p>
          </table:table-cell>
          <table:table-cell office:value-type="float" office:value="3.5300000000000002" table:style-name="ce1">
            <text:p>3,53</text:p>
          </table:table-cell>
          <table:table-cell office:value-type="float" office:value="13.09" table:style-name="ce1">
            <text:p>13,09</text:p>
          </table:table-cell>
          <table:table-cell office:value-type="float" office:value="19.47" table:style-name="ce1">
            <text:p>19,47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5.65" table:style-name="ce1">
            <text:p>15,65</text:p>
          </table:table-cell>
          <table:table-cell office:value-type="float" office:value="13.34" table:style-name="ce1">
            <text:p>13,34</text:p>
          </table:table-cell>
          <table:table-cell office:value-type="float" office:value="9.92" table:style-name="ce1">
            <text:p>9,92</text:p>
          </table:table-cell>
          <table:table-cell office:value-type="float" office:value="6.21" table:style-name="ce1">
            <text:p>6,21</text:p>
          </table:table-cell>
          <table:table-cell office:value-type="float" office:value="2.99" table:style-name="ce1">
            <text:p>2,99</text:p>
          </table:table-cell>
          <table:table-cell office:value-type="float" office:value="1.3" table:style-name="ce1">
            <text:p>1,3</text:p>
          </table:table-cell>
          <table:table-cell office:value-type="float" office:value="0.21" table:style-name="ce1">
            <text:p>0,21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14.13" table:style-name="ce1">
            <text:p>14,13</text:p>
          </table:table-cell>
          <table:table-cell office:value-type="float" office:value="21.41" table:style-name="ce1">
            <text:p>21,41</text:p>
          </table:table-cell>
          <table:table-cell office:value-type="float" office:value="20.86" table:style-name="ce1">
            <text:p>20,86</text:p>
          </table:table-cell>
          <table:table-cell office:value-type="float" office:value="15.98" table:style-name="ce1">
            <text:p>15,98</text:p>
          </table:table-cell>
          <table:table-cell office:value-type="float" office:value="11.09" table:style-name="ce1">
            <text:p>11,09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3.38" table:style-name="ce1">
            <text:p>3,38</text:p>
          </table:table-cell>
          <table:table-cell office:value-type="float" office:value="1.47" table:style-name="ce1">
            <text:p>1,47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0.03" table:style-name="ce1">
            <text:p>0,03</text:p>
          </table:table-cell>
          <table:table-cell office:value-type="float" office:value="27" table:style-name="ce1">
            <text:p>27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18.28" table:style-name="ce1">
            <text:p>18,28</text:p>
          </table:table-cell>
          <table:table-cell office:value-type="float" office:value="15.73" table:style-name="ce1">
            <text:p>15,73</text:p>
          </table:table-cell>
          <table:table-cell office:value-type="float" office:value="11.27" table:style-name="ce1">
            <text:p>11,27</text:p>
          </table:table-cell>
          <table:table-cell office:value-type="float" office:value="6.24" table:style-name="ce1">
            <text:p>6,24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68" table:style-name="ce1">
            <text:p>0,68</text:p>
          </table:table-cell>
          <table:table-cell office:value-type="float" office:value="0.02" table:style-name="ce1">
            <text:p>0,02</text:p>
          </table:table-cell>
          <table:table-cell office:value-type="float" office:value="27.39" table:style-name="ce1">
            <text:p>27,39</text:p>
          </table:table-cell>
          <table:table-cell office:value-type="float" office:value="17.96" table:style-name="ce1">
            <text:p>17,96</text:p>
          </table:table-cell>
          <table:table-cell office:value-type="float" office:value="18.490000000000002" table:style-name="ce1">
            <text:p>18,49</text:p>
          </table:table-cell>
          <table:table-cell office:value-type="float" office:value="15.83" table:style-name="ce1">
            <text:p>15,83</text:p>
          </table:table-cell>
          <table:table-cell office:value-type="float" office:value="11.34" table:style-name="ce1">
            <text:p>11,34</text:p>
          </table:table-cell>
          <table:table-cell office:value-type="float" office:value="5.67" table:style-name="ce1">
            <text:p>5,67</text:p>
          </table:table-cell>
          <table:table-cell office:value-type="float" office:value="2.13" table:style-name="ce1">
            <text:p>2,13</text:p>
          </table:table-cell>
          <table:table-cell office:value-type="float" office:value="0.85" table:style-name="ce1">
            <text:p>0,85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31.45" table:style-name="ce1">
            <text:p>31,45</text:p>
          </table:table-cell>
          <table:table-cell office:value-type="float" office:value="21.92" table:style-name="ce1">
            <text:p>21,92</text:p>
          </table:table-cell>
          <table:table-cell office:value-type="float" office:value="19.71" table:style-name="ce1">
            <text:p>19,71</text:p>
          </table:table-cell>
          <table:table-cell office:value-type="float" office:value="14.030000000000001" table:style-name="ce1">
            <text:p>14,03</text:p>
          </table:table-cell>
          <table:table-cell office:value-type="float" office:value="7.61" table:style-name="ce1">
            <text:p>7,61</text:p>
          </table:table-cell>
          <table:table-cell office:value-type="float" office:value="3.54" table:style-name="ce1">
            <text:p>3,54</text:p>
          </table:table-cell>
          <table:table-cell office:value-type="float" office:value="1.25" table:style-name="ce1">
            <text:p>1,25</text:p>
          </table:table-cell>
          <table:table-cell office:value-type="float" office:value="0.42" table:style-name="ce1">
            <text:p>0,42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34.300000000000004" table:style-name="ce1">
            <text:p>34,3</text:p>
          </table:table-cell>
          <table:table-cell office:value-type="float" office:value="20.53" table:style-name="ce1">
            <text:p>20,53</text:p>
          </table:table-cell>
          <table:table-cell office:value-type="float" office:value="17.900000000000002" table:style-name="ce1">
            <text:p>17,9</text:p>
          </table:table-cell>
          <table:table-cell office:value-type="float" office:value="13.02" table:style-name="ce1">
            <text:p>13,02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4.03" table:style-name="ce1">
            <text:p>4,03</text:p>
          </table:table-cell>
          <table:table-cell office:value-type="float" office:value="1.46" table:style-name="ce1">
            <text:p>1,46</text:p>
          </table:table-cell>
          <table:table-cell office:value-type="float" office:value="0.48" table:style-name="ce1">
            <text:p>0,4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8.07" table:style-name="ce1">
            <text:p>38,07</text:p>
          </table:table-cell>
          <table:table-cell office:value-type="float" office:value="21.88" table:style-name="ce1">
            <text:p>21,88</text:p>
          </table:table-cell>
          <table:table-cell office:value-type="float" office:value="16.82" table:style-name="ce1">
            <text:p>16,82</text:p>
          </table:table-cell>
          <table:table-cell office:value-type="float" office:value="11.98" table:style-name="ce1">
            <text:p>11,98</text:p>
          </table:table-cell>
          <table:table-cell office:value-type="float" office:value="7.24" table:style-name="ce1">
            <text:p>7,24</text:p>
          </table:table-cell>
          <table:table-cell office:value-type="float" office:value="3.0700000000000003" table:style-name="ce1">
            <text:p>3,07</text:p>
          </table:table-cell>
          <table:table-cell office:value-type="float" office:value="0.59" table:style-name="ce1">
            <text:p>0,59</text:p>
          </table:table-cell>
          <table:table-cell office:value-type="float" office:value="0.36" table:style-name="ce1">
            <text:p>0,36</text:p>
          </table:table-cell>
          <table:table-cell office:value-type="float" office:value="0" table:style-name="ce1">
            <text:p>0</text:p>
          </table:table-cell>
          <table:table-cell office:value-type="float" office:value="42.59" table:style-name="ce1">
            <text:p>42,59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1.53" table:style-name="ce1">
            <text:p>11,53</text:p>
          </table:table-cell>
          <table:table-cell office:value-type="float" office:value="6.78" table:style-name="ce1">
            <text:p>6,78</text:p>
          </table:table-cell>
          <table:table-cell office:value-type="float" office:value="3.09" table:style-name="ce1">
            <text:p>3,09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0.25" table:style-name="ce1">
            <text:p>0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33" table:style-name="ce1">
            <text:p>8,33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8.33" table:style-name="ce1">
            <text:p>8,33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8.33" table:style-name="ce1">
            <text:p>8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56" table:style-name="ce1">
            <text:p>37,56</text:p>
          </table:table-cell>
          <table:table-cell office:value-type="float" office:value="21.5" table:style-name="ce1">
            <text:p>21,5</text:p>
          </table:table-cell>
          <table:table-cell office:value-type="float" office:value="16.96" table:style-name="ce1">
            <text:p>16,96</text:p>
          </table:table-cell>
          <table:table-cell office:value-type="float" office:value="12.06" table:style-name="ce1">
            <text:p>12,06</text:p>
          </table:table-cell>
          <table:table-cell office:value-type="float" office:value="7.98" table:style-name="ce1">
            <text:p>7,98</text:p>
          </table:table-cell>
          <table:table-cell office:value-type="float" office:value="3.02" table:style-name="ce1">
            <text:p>3,02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41.85" table:style-name="ce1">
            <text:p>41,85</text:p>
          </table:table-cell>
          <table:table-cell office:value-type="float" office:value="17.16" table:style-name="ce1">
            <text:p>17,16</text:p>
          </table:table-cell>
          <table:table-cell office:value-type="float" office:value="17.75" table:style-name="ce1">
            <text:p>17,75</text:p>
          </table:table-cell>
          <table:table-cell office:value-type="float" office:value="11.620000000000001" table:style-name="ce1">
            <text:p>11,62</text:p>
          </table:table-cell>
          <table:table-cell office:value-type="float" office:value="7.09" table:style-name="ce1">
            <text:p>7,09</text:p>
          </table:table-cell>
          <table:table-cell office:value-type="float" office:value="3.47" table:style-name="ce1">
            <text:p>3,47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.24" table:style-name="ce1">
            <text:p>0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07.6" table:style-name="ce1">
            <text:p>707,6</text:p>
          </table:table-cell>
          <table:table-cell office:value-type="float" office:value="726.64" table:style-name="ce1">
            <text:p>726,64</text:p>
          </table:table-cell>
          <table:table-cell office:value-type="float" office:value="181.29" table:style-name="ce1">
            <text:p>181,29</text:p>
          </table:table-cell>
          <table:table-cell office:value-type="float" office:value="192.75" table:style-name="ce1">
            <text:p>192,75</text:p>
          </table:table-cell>
          <table:table-cell office:value-type="float" office:value="233.38" table:style-name="ce1">
            <text:p>233,38</text:p>
          </table:table-cell>
          <table:table-cell office:value-type="float" office:value="233.17000000000002" table:style-name="ce1">
            <text:p>233,17</text:p>
          </table:table-cell>
          <table:table-cell office:value-type="float" office:value="224.92000000000002" table:style-name="ce1">
            <text:p>224,92</text:p>
          </table:table-cell>
          <table:table-cell office:value-type="float" office:value="223.16" table:style-name="ce1">
            <text:p>223,16</text:p>
          </table:table-cell>
          <table:table-cell office:value-type="float" office:value="241.05" table:style-name="ce1">
            <text:p>241,05</text:p>
          </table:table-cell>
          <table:table-cell office:value-type="float" office:value="239.1" table:style-name="ce1">
            <text:p>239,1</text:p>
          </table:table-cell>
          <table:table-cell office:value-type="float" office:value="279.05" table:style-name="ce1">
            <text:p>279,05</text:p>
          </table:table-cell>
          <table:table-cell office:value-type="float" office:value="288.67" table:style-name="ce1">
            <text:p>288,67</text:p>
          </table:table-cell>
          <table:table-cell office:value-type="float" office:value="242.73000000000002" table:style-name="ce1">
            <text:p>242,73</text:p>
          </table:table-cell>
          <table:table-cell office:value-type="float" office:value="241.29" table:style-name="ce1">
            <text:p>241,29</text:p>
          </table:table-cell>
          <table:table-cell office:value-type="float" office:value="24.64" table:style-name="ce1">
            <text:p>24,64</text:p>
          </table:table-cell>
          <table:table-cell office:value-type="float" office:value="8.86" table:style-name="ce1">
            <text:p>8,86</text:p>
          </table:table-cell>
          <table:table-cell office:value-type="float" office:value="11.08" table:style-name="ce1">
            <text:p>11,08</text:p>
          </table:table-cell>
          <table:table-cell office:value-type="float" office:value="11.540000000000001" table:style-name="ce1">
            <text:p>11,54</text:p>
          </table:table-cell>
          <table:table-cell office:value-type="float" office:value="15.17" table:style-name="ce1">
            <text:p>15,17</text:p>
          </table:table-cell>
          <table:table-cell office:value-type="float" office:value="13.57" table:style-name="ce1">
            <text:p>13,57</text:p>
          </table:table-cell>
          <table:table-cell office:value-type="float" office:value="8.86" table:style-name="ce1">
            <text:p>8,86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1.29" table:style-name="ce1">
            <text:p>1,29</text:p>
          </table:table-cell>
          <table:table-cell office:value-type="float" office:value="10.200000000000001" table:style-name="ce1">
            <text:p>10,2</text:p>
          </table:table-cell>
          <table:table-cell office:value-type="float" office:value="8.98" table:style-name="ce1">
            <text:p>8,98</text:p>
          </table:table-cell>
          <table:table-cell office:value-type="float" office:value="13.370000000000001" table:style-name="ce1">
            <text:p>13,37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15.98" table:style-name="ce1">
            <text:p>15,98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9.94" table:style-name="ce1">
            <text:p>9,94</text:p>
          </table:table-cell>
          <table:table-cell office:value-type="float" office:value="6.18" table:style-name="ce1">
            <text:p>6,18</text:p>
          </table:table-cell>
          <table:table-cell office:value-type="float" office:value="3.64" table:style-name="ce1">
            <text:p>3,64</text:p>
          </table:table-cell>
          <table:table-cell office:value-type="float" office:value="12.98" table:style-name="ce1">
            <text:p>12,98</text:p>
          </table:table-cell>
          <table:table-cell office:value-type="float" office:value="19.38" table:style-name="ce1">
            <text:p>19,38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15.71" table:style-name="ce1">
            <text:p>15,71</text:p>
          </table:table-cell>
          <table:table-cell office:value-type="float" office:value="13.41" table:style-name="ce1">
            <text:p>13,41</text:p>
          </table:table-cell>
          <table:table-cell office:value-type="float" office:value="9.9600000000000009" table:style-name="ce1">
            <text:p>9,96</text:p>
          </table:table-cell>
          <table:table-cell office:value-type="float" office:value="6.23" table:style-name="ce1">
            <text:p>6,23</text:p>
          </table:table-cell>
          <table:table-cell office:value-type="float" office:value="2.99" table:style-name="ce1">
            <text:p>2,99</text:p>
          </table:table-cell>
          <table:table-cell office:value-type="float" office:value="1.31" table:style-name="ce1">
            <text:p>1,31</text:p>
          </table:table-cell>
          <table:table-cell office:value-type="float" office:value="0.21" table:style-name="ce1">
            <text:p>0,21</text:p>
          </table:table-cell>
          <table:table-cell office:value-type="float" office:value="4.32" table:style-name="ce1">
            <text:p>4,32</text:p>
          </table:table-cell>
          <table:table-cell office:value-type="float" office:value="14.040000000000001" table:style-name="ce1">
            <text:p>14,04</text:p>
          </table:table-cell>
          <table:table-cell office:value-type="float" office:value="21.39" table:style-name="ce1">
            <text:p>21,39</text:p>
          </table:table-cell>
          <table:table-cell office:value-type="float" office:value="20.94" table:style-name="ce1">
            <text:p>20,94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11.11" table:style-name="ce1">
            <text:p>11,11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3.37" table:style-name="ce1">
            <text:p>3,37</text:p>
          </table:table-cell>
          <table:table-cell office:value-type="float" office:value="1.45" table:style-name="ce1">
            <text:p>1,45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0.02" table:style-name="ce1">
            <text:p>0,02</text:p>
          </table:table-cell>
          <table:table-cell office:value-type="float" office:value="26.88" table:style-name="ce1">
            <text:p>26,88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15.75" table:style-name="ce1">
            <text:p>15,75</text:p>
          </table:table-cell>
          <table:table-cell office:value-type="float" office:value="11.32" table:style-name="ce1">
            <text:p>11,32</text:p>
          </table:table-cell>
          <table:table-cell office:value-type="float" office:value="6.26" table:style-name="ce1">
            <text:p>6,26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67" table:style-name="ce1">
            <text:p>0,67</text:p>
          </table:table-cell>
          <table:table-cell office:value-type="float" office:value="0.02" table:style-name="ce1">
            <text:p>0,02</text:p>
          </table:table-cell>
          <table:table-cell office:value-type="float" office:value="27.310000000000002" table:style-name="ce1">
            <text:p>27,31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15.84" table:style-name="ce1">
            <text:p>15,84</text:p>
          </table:table-cell>
          <table:table-cell office:value-type="float" office:value="11.36" table:style-name="ce1">
            <text:p>11,36</text:p>
          </table:table-cell>
          <table:table-cell office:value-type="float" office:value="5.67" table:style-name="ce1">
            <text:p>5,67</text:p>
          </table:table-cell>
          <table:table-cell office:value-type="float" office:value="2.13" table:style-name="ce1">
            <text:p>2,13</text:p>
          </table:table-cell>
          <table:table-cell office:value-type="float" office:value="0.85" table:style-name="ce1">
            <text:p>0,85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31.34" table:style-name="ce1">
            <text:p>31,34</text:p>
          </table:table-cell>
          <table:table-cell office:value-type="float" office:value="22" table:style-name="ce1">
            <text:p>22</text:p>
          </table:table-cell>
          <table:table-cell office:value-type="float" office:value="19.68" table:style-name="ce1">
            <text:p>19,68</text:p>
          </table:table-cell>
          <table:table-cell office:value-type="float" office:value="14.06" table:style-name="ce1">
            <text:p>14,06</text:p>
          </table:table-cell>
          <table:table-cell office:value-type="float" office:value="7.62" table:style-name="ce1">
            <text:p>7,62</text:p>
          </table:table-cell>
          <table:table-cell office:value-type="float" office:value="3.5700000000000003" table:style-name="ce1">
            <text:p>3,57</text:p>
          </table:table-cell>
          <table:table-cell office:value-type="float" office:value="1.24" table:style-name="ce1">
            <text:p>1,24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34.380000000000003" table:style-name="ce1">
            <text:p>34,38</text:p>
          </table:table-cell>
          <table:table-cell office:value-type="float" office:value="20.47" table:style-name="ce1">
            <text:p>20,47</text:p>
          </table:table-cell>
          <table:table-cell office:value-type="float" office:value="17.91" table:style-name="ce1">
            <text:p>17,91</text:p>
          </table:table-cell>
          <table:table-cell office:value-type="float" office:value="13.030000000000001" table:style-name="ce1">
            <text:p>13,03</text:p>
          </table:table-cell>
          <table:table-cell office:value-type="float" office:value="8.18" table:style-name="ce1">
            <text:p>8,18</text:p>
          </table:table-cell>
          <table:table-cell office:value-type="float" office:value="4.03" table:style-name="ce1">
            <text:p>4,03</text:p>
          </table:table-cell>
          <table:table-cell office:value-type="float" office:value="1.45" table:style-name="ce1">
            <text:p>1,45</text:p>
          </table:table-cell>
          <table:table-cell office:value-type="float" office:value="0.47000000000000003" table:style-name="ce1">
            <text:p>0,4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38.07" table:style-name="ce1">
            <text:p>38,07</text:p>
          </table:table-cell>
          <table:table-cell office:value-type="float" office:value="21.88" table:style-name="ce1">
            <text:p>21,88</text:p>
          </table:table-cell>
          <table:table-cell office:value-type="float" office:value="16.82" table:style-name="ce1">
            <text:p>16,82</text:p>
          </table:table-cell>
          <table:table-cell office:value-type="float" office:value="11.98" table:style-name="ce1">
            <text:p>11,98</text:p>
          </table:table-cell>
          <table:table-cell office:value-type="float" office:value="7.24" table:style-name="ce1">
            <text:p>7,24</text:p>
          </table:table-cell>
          <table:table-cell office:value-type="float" office:value="3.0700000000000003" table:style-name="ce1">
            <text:p>3,07</text:p>
          </table:table-cell>
          <table:table-cell office:value-type="float" office:value="0.59" table:style-name="ce1">
            <text:p>0,59</text:p>
          </table:table-cell>
          <table:table-cell office:value-type="float" office:value="0.36" table:style-name="ce1">
            <text:p>0,36</text:p>
          </table:table-cell>
          <table:table-cell office:value-type="float" office:value="0" table:style-name="ce1">
            <text:p>0</text:p>
          </table:table-cell>
          <table:table-cell office:value-type="float" office:value="42.59" table:style-name="ce1">
            <text:p>42,59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1.53" table:style-name="ce1">
            <text:p>11,53</text:p>
          </table:table-cell>
          <table:table-cell office:value-type="float" office:value="6.78" table:style-name="ce1">
            <text:p>6,78</text:p>
          </table:table-cell>
          <table:table-cell office:value-type="float" office:value="3.09" table:style-name="ce1">
            <text:p>3,09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0.25" table:style-name="ce1">
            <text:p>0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18" table:style-name="ce1">
            <text:p>3,18</text:p>
          </table:table-cell>
          <table:table-cell office:value-type="float" office:value="9.77" table:style-name="ce1">
            <text:p>9,77</text:p>
          </table:table-cell>
          <table:table-cell office:value-type="float" office:value="38.840000000000003" table:style-name="ce1">
            <text:p>38,84</text:p>
          </table:table-cell>
          <table:table-cell office:value-type="float" office:value="19.38" table:style-name="ce1">
            <text:p>19,38</text:p>
          </table:table-cell>
          <table:table-cell office:value-type="float" office:value="25.57" table:style-name="ce1">
            <text:p>25,57</text:p>
          </table:table-cell>
          <table:table-cell office:value-type="float" office:value="3.2600000000000002" table:style-name="ce1">
            <text:p>3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12" table:style-name="ce1">
            <text:p>16,12</text:p>
          </table:table-cell>
          <table:table-cell office:value-type="float" office:value="25.97" table:style-name="ce1">
            <text:p>25,97</text:p>
          </table:table-cell>
          <table:table-cell office:value-type="float" office:value="22.64" table:style-name="ce1">
            <text:p>22,64</text:p>
          </table:table-cell>
          <table:table-cell office:value-type="float" office:value="12.790000000000001" table:style-name="ce1">
            <text:p>12,79</text:p>
          </table:table-cell>
          <table:table-cell office:value-type="float" office:value="16.04" table:style-name="ce1">
            <text:p>16,04</text:p>
          </table:table-cell>
          <table:table-cell office:value-type="float" office:value="6.43" table:style-name="ce1">
            <text:p>6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.53" table:style-name="ce1">
            <text:p>36,53</text:p>
          </table:table-cell>
          <table:table-cell office:value-type="float" office:value="21.34" table:style-name="ce1">
            <text:p>21,34</text:p>
          </table:table-cell>
          <table:table-cell office:value-type="float" office:value="17.79" table:style-name="ce1">
            <text:p>17,79</text:p>
          </table:table-cell>
          <table:table-cell office:value-type="float" office:value="12.31" table:style-name="ce1">
            <text:p>12,31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3.08" table:style-name="ce1">
            <text:p>3,08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34" table:style-name="ce1">
            <text:p>0,34</text:p>
          </table:table-cell>
          <table:table-cell office:value-type="float" office:value="0" table:style-name="ce1">
            <text:p>0</text:p>
          </table:table-cell>
          <table:table-cell office:value-type="float" office:value="40.71" table:style-name="ce1">
            <text:p>40,71</text:p>
          </table:table-cell>
          <table:table-cell office:value-type="float" office:value="17.12" table:style-name="ce1">
            <text:p>17,12</text:p>
          </table:table-cell>
          <table:table-cell office:value-type="float" office:value="18.27" table:style-name="ce1">
            <text:p>18,27</text:p>
          </table:table-cell>
          <table:table-cell office:value-type="float" office:value="12.02" table:style-name="ce1">
            <text:p>12,02</text:p>
          </table:table-cell>
          <table:table-cell office:value-type="float" office:value="7.04" table:style-name="ce1">
            <text:p>7,04</text:p>
          </table:table-cell>
          <table:table-cell office:value-type="float" office:value="3.66" table:style-name="ce1">
            <text:p>3,66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0.23" table:style-name="ce1">
            <text:p>0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11.53" table:style-name="ce1">
            <text:p>711,53</text:p>
          </table:table-cell>
          <table:table-cell office:value-type="float" office:value="735.62" table:style-name="ce1">
            <text:p>735,62</text:p>
          </table:table-cell>
          <table:table-cell office:value-type="float" office:value="200.71" table:style-name="ce1">
            <text:p>200,71</text:p>
          </table:table-cell>
          <table:table-cell office:value-type="float" office:value="207.75" table:style-name="ce1">
            <text:p>207,75</text:p>
          </table:table-cell>
          <table:table-cell office:value-type="float" office:value="255.81" table:style-name="ce1">
            <text:p>255,81</text:p>
          </table:table-cell>
          <table:table-cell office:value-type="float" office:value="250.63" table:style-name="ce1">
            <text:p>250,63</text:p>
          </table:table-cell>
          <table:table-cell office:value-type="float" office:value="239.31" table:style-name="ce1">
            <text:p>239,31</text:p>
          </table:table-cell>
          <table:table-cell office:value-type="float" office:value="242.11" table:style-name="ce1">
            <text:p>242,11</text:p>
          </table:table-cell>
          <table:table-cell office:value-type="float" office:value="280.68" table:style-name="ce1">
            <text:p>280,68</text:p>
          </table:table-cell>
          <table:table-cell office:value-type="float" office:value="272" table:style-name="ce1">
            <text:p>272</text:p>
          </table:table-cell>
          <table:table-cell office:value-type="float" office:value="268.68" table:style-name="ce1">
            <text:p>268,68</text:p>
          </table:table-cell>
          <table:table-cell office:value-type="float" office:value="268.34000000000003" table:style-name="ce1">
            <text:p>268,34</text:p>
          </table:table-cell>
          <table:table-cell office:value-type="float" office:value="280.06" table:style-name="ce1">
            <text:p>280,06</text:p>
          </table:table-cell>
          <table:table-cell office:value-type="float" office:value="271.81" table:style-name="ce1">
            <text:p>271,81</text:p>
          </table:table-cell>
          <table:table-cell office:value-type="float" office:value="18.13" table:style-name="ce1">
            <text:p>18,13</text:p>
          </table:table-cell>
          <table:table-cell office:value-type="float" office:value="11.34" table:style-name="ce1">
            <text:p>11,34</text:p>
          </table:table-cell>
          <table:table-cell office:value-type="float" office:value="13.530000000000001" table:style-name="ce1">
            <text:p>13,53</text:p>
          </table:table-cell>
          <table:table-cell office:value-type="float" office:value="14.47" table:style-name="ce1">
            <text:p>14,47</text:p>
          </table:table-cell>
          <table:table-cell office:value-type="float" office:value="13.96" table:style-name="ce1">
            <text:p>13,96</text:p>
          </table:table-cell>
          <table:table-cell office:value-type="float" office:value="13.84" table:style-name="ce1">
            <text:p>13,84</text:p>
          </table:table-cell>
          <table:table-cell office:value-type="float" office:value="9.370000000000001" table:style-name="ce1">
            <text:p>9,37</text:p>
          </table:table-cell>
          <table:table-cell office:value-type="float" office:value="3.5300000000000002" table:style-name="ce1">
            <text:p>3,53</text:p>
          </table:table-cell>
          <table:table-cell office:value-type="float" office:value="1.83" table:style-name="ce1">
            <text:p>1,83</text:p>
          </table:table-cell>
          <table:table-cell office:value-type="float" office:value="4.72" table:style-name="ce1">
            <text:p>4,72</text:p>
          </table:table-cell>
          <table:table-cell office:value-type="float" office:value="7.72" table:style-name="ce1">
            <text:p>7,72</text:p>
          </table:table-cell>
          <table:table-cell office:value-type="float" office:value="13.530000000000001" table:style-name="ce1">
            <text:p>13,53</text:p>
          </table:table-cell>
          <table:table-cell office:value-type="float" office:value="17.32" table:style-name="ce1">
            <text:p>17,32</text:p>
          </table:table-cell>
          <table:table-cell office:value-type="float" office:value="18" table:style-name="ce1">
            <text:p>18</text:p>
          </table:table-cell>
          <table:table-cell office:value-type="float" office:value="14.49" table:style-name="ce1">
            <text:p>14,49</text:p>
          </table:table-cell>
          <table:table-cell office:value-type="float" office:value="12.1" table:style-name="ce1">
            <text:p>12,1</text:p>
          </table:table-cell>
          <table:table-cell office:value-type="float" office:value="9.0400000000000009" table:style-name="ce1">
            <text:p>9,04</text:p>
          </table:table-cell>
          <table:table-cell office:value-type="float" office:value="3.08" table:style-name="ce1">
            <text:p>3,08</text:p>
          </table:table-cell>
          <table:table-cell office:value-type="float" office:value="6.4" table:style-name="ce1">
            <text:p>6,4</text:p>
          </table:table-cell>
          <table:table-cell office:value-type="float" office:value="11.43" table:style-name="ce1">
            <text:p>11,43</text:p>
          </table:table-cell>
          <table:table-cell office:value-type="float" office:value="14.540000000000001" table:style-name="ce1">
            <text:p>14,54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7.82" table:style-name="ce1">
            <text:p>17,82</text:p>
          </table:table-cell>
          <table:table-cell office:value-type="float" office:value="15.55" table:style-name="ce1">
            <text:p>15,55</text:p>
          </table:table-cell>
          <table:table-cell office:value-type="float" office:value="10.26" table:style-name="ce1">
            <text:p>10,26</text:p>
          </table:table-cell>
          <table:table-cell office:value-type="float" office:value="4.8100000000000005" table:style-name="ce1">
            <text:p>4,81</text:p>
          </table:table-cell>
          <table:table-cell office:value-type="float" office:value="1.96" table:style-name="ce1">
            <text:p>1,96</text:p>
          </table:table-cell>
          <table:table-cell office:value-type="float" office:value="0.21" table:style-name="ce1">
            <text:p>0,21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7.23" table:style-name="ce1">
            <text:p>7,23</text:p>
          </table:table-cell>
          <table:table-cell office:value-type="float" office:value="14.89" table:style-name="ce1">
            <text:p>14,89</text:p>
          </table:table-cell>
          <table:table-cell office:value-type="float" office:value="20.350000000000001" table:style-name="ce1">
            <text:p>20,35</text:p>
          </table:table-cell>
          <table:table-cell office:value-type="float" office:value="21.02" table:style-name="ce1">
            <text:p>21,02</text:p>
          </table:table-cell>
          <table:table-cell office:value-type="float" office:value="16.75" table:style-name="ce1">
            <text:p>16,75</text:p>
          </table:table-cell>
          <table:table-cell office:value-type="float" office:value="10.53" table:style-name="ce1">
            <text:p>10,53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1.69" table:style-name="ce1">
            <text:p>1,69</text:p>
          </table:table-cell>
          <table:table-cell office:value-type="float" office:value="0.45" table:style-name="ce1">
            <text:p>0,45</text:p>
          </table:table-cell>
          <table:table-cell office:value-type="float" office:value="0.01" table:style-name="ce1">
            <text:p>0,01</text:p>
          </table:table-cell>
          <table:table-cell office:value-type="float" office:value="14.1" table:style-name="ce1">
            <text:p>14,1</text:p>
          </table:table-cell>
          <table:table-cell office:value-type="float" office:value="12.58" table:style-name="ce1">
            <text:p>12,58</text:p>
          </table:table-cell>
          <table:table-cell office:value-type="float" office:value="16.7" table:style-name="ce1">
            <text:p>16,7</text:p>
          </table:table-cell>
          <table:table-cell office:value-type="float" office:value="19.41" table:style-name="ce1">
            <text:p>19,41</text:p>
          </table:table-cell>
          <table:table-cell office:value-type="float" office:value="18.07" table:style-name="ce1">
            <text:p>18,07</text:p>
          </table:table-cell>
          <table:table-cell office:value-type="float" office:value="12.33" table:style-name="ce1">
            <text:p>12,33</text:p>
          </table:table-cell>
          <table:table-cell office:value-type="float" office:value="5.3500000000000005" table:style-name="ce1">
            <text:p>5,35</text:p>
          </table:table-cell>
          <table:table-cell office:value-type="float" office:value="1.42" table:style-name="ce1">
            <text:p>1,42</text:p>
          </table:table-cell>
          <table:table-cell office:value-type="float" office:value="0.04" table:style-name="ce1">
            <text:p>0,04</text:p>
          </table:table-cell>
          <table:table-cell office:value-type="float" office:value="14.61" table:style-name="ce1">
            <text:p>14,61</text:p>
          </table:table-cell>
          <table:table-cell office:value-type="float" office:value="14.56" table:style-name="ce1">
            <text:p>14,56</text:p>
          </table:table-cell>
          <table:table-cell office:value-type="float" office:value="18.97" table:style-name="ce1">
            <text:p>18,97</text:p>
          </table:table-cell>
          <table:table-cell office:value-type="float" office:value="20.14" table:style-name="ce1">
            <text:p>20,14</text:p>
          </table:table-cell>
          <table:table-cell office:value-type="float" office:value="17.66" table:style-name="ce1">
            <text:p>17,66</text:p>
          </table:table-cell>
          <table:table-cell office:value-type="float" office:value="9.9" table:style-name="ce1">
            <text:p>9,9</text:p>
          </table:table-cell>
          <table:table-cell office:value-type="float" office:value="3.1" table:style-name="ce1">
            <text:p>3,1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20.3" table:style-name="ce1">
            <text:p>20,3</text:p>
          </table:table-cell>
          <table:table-cell office:value-type="float" office:value="19.260000000000002" table:style-name="ce1">
            <text:p>19,26</text:p>
          </table:table-cell>
          <table:table-cell office:value-type="float" office:value="19.71" table:style-name="ce1">
            <text:p>19,71</text:p>
          </table:table-cell>
          <table:table-cell office:value-type="float" office:value="19.57" table:style-name="ce1">
            <text:p>19,57</text:p>
          </table:table-cell>
          <table:table-cell office:value-type="float" office:value="11.89" table:style-name="ce1">
            <text:p>11,89</text:p>
          </table:table-cell>
          <table:table-cell office:value-type="float" office:value="6.16" table:style-name="ce1">
            <text:p>6,16</text:p>
          </table:table-cell>
          <table:table-cell office:value-type="float" office:value="2.19" table:style-name="ce1">
            <text:p>2,19</text:p>
          </table:table-cell>
          <table:table-cell office:value-type="float" office:value="0.59" table:style-name="ce1">
            <text:p>0,59</text:p>
          </table:table-cell>
          <table:table-cell office:value-type="float" office:value="0.33" table:style-name="ce1">
            <text:p>0,33</text:p>
          </table:table-cell>
          <table:table-cell office:value-type="float" office:value="0" table:style-name="ce1">
            <text:p>0</text:p>
          </table:table-cell>
          <table:table-cell office:value-type="float" office:value="20.02" table:style-name="ce1">
            <text:p>20,02</text:p>
          </table:table-cell>
          <table:table-cell office:value-type="float" office:value="16.91" table:style-name="ce1">
            <text:p>16,91</text:p>
          </table:table-cell>
          <table:table-cell office:value-type="float" office:value="20.22" table:style-name="ce1">
            <text:p>20,22</text:p>
          </table:table-cell>
          <table:table-cell office:value-type="float" office:value="18.34" table:style-name="ce1">
            <text:p>18,34</text:p>
          </table:table-cell>
          <table:table-cell office:value-type="float" office:value="13.56" table:style-name="ce1">
            <text:p>13,56</text:p>
          </table:table-cell>
          <table:table-cell office:value-type="float" office:value="7.12" table:style-name="ce1">
            <text:p>7,12</text:p>
          </table:table-cell>
          <table:table-cell office:value-type="float" office:value="2.88" table:style-name="ce1">
            <text:p>2,88</text:p>
          </table:table-cell>
          <table:table-cell office:value-type="float" office:value="0.8" table:style-name="ce1">
            <text:p>0,8</text:p>
          </table:table-cell>
          <table:table-cell office:value-type="float" office:value="0.15" table:style-name="ce1">
            <text:p>0,15</text:p>
          </table:table-cell>
          <table:table-cell office:value-type="float" office:value="13.57" table:style-name="ce1">
            <text:p>13,57</text:p>
          </table:table-cell>
          <table:table-cell office:value-type="float" office:value="11.120000000000001" table:style-name="ce1">
            <text:p>11,12</text:p>
          </table:table-cell>
          <table:table-cell office:value-type="float" office:value="17.16" table:style-name="ce1">
            <text:p>17,16</text:p>
          </table:table-cell>
          <table:table-cell office:value-type="float" office:value="19.63" table:style-name="ce1">
            <text:p>19,63</text:p>
          </table:table-cell>
          <table:table-cell office:value-type="float" office:value="21.490000000000002" table:style-name="ce1">
            <text:p>21,49</text:p>
          </table:table-cell>
          <table:table-cell office:value-type="float" office:value="12.46" table:style-name="ce1">
            <text:p>12,46</text:p>
          </table:table-cell>
          <table:table-cell office:value-type="float" office:value="3.88" table:style-name="ce1">
            <text:p>3,88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4.620000000000001" table:style-name="ce1">
            <text:p>14,62</text:p>
          </table:table-cell>
          <table:table-cell office:value-type="float" office:value="17.68" table:style-name="ce1">
            <text:p>17,68</text:p>
          </table:table-cell>
          <table:table-cell office:value-type="float" office:value="18.3" table:style-name="ce1">
            <text:p>18,3</text:p>
          </table:table-cell>
          <table:table-cell office:value-type="float" office:value="22.14" table:style-name="ce1">
            <text:p>22,14</text:p>
          </table:table-cell>
          <table:table-cell office:value-type="float" office:value="16.63" table:style-name="ce1">
            <text:p>16,63</text:p>
          </table:table-cell>
          <table:table-cell office:value-type="float" office:value="7.9" table:style-name="ce1">
            <text:p>7,9</text:p>
          </table:table-cell>
          <table:table-cell office:value-type="float" office:value="2.08" table:style-name="ce1">
            <text:p>2,08</text:p>
          </table:table-cell>
          <table:table-cell office:value-type="float" office:value="0.51" table:style-name="ce1">
            <text:p>0,5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25" table:style-name="ce1">
            <text:p>26,25</text:p>
          </table:table-cell>
          <table:table-cell office:value-type="float" office:value="40.11" table:style-name="ce1">
            <text:p>40,11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5.99" table:style-name="ce1">
            <text:p>5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26.25" table:style-name="ce1">
            <text:p>26,25</text:p>
          </table:table-cell>
          <table:table-cell office:value-type="float" office:value="22.61" table:style-name="ce1">
            <text:p>22,61</text:p>
          </table:table-cell>
          <table:table-cell office:value-type="float" office:value="29.95" table:style-name="ce1">
            <text:p>29,95</text:p>
          </table:table-cell>
          <table:table-cell office:value-type="float" office:value="3.23" table:style-name="ce1">
            <text:p>3,23</text:p>
          </table:table-cell>
          <table:table-cell office:value-type="float" office:value="6.46" table:style-name="ce1">
            <text:p>6,46</text:p>
          </table:table-cell>
          <table:table-cell office:value-type="float" office:value="3.23" table:style-name="ce1">
            <text:p>3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870000000000001" table:style-name="ce1">
            <text:p>12,87</text:p>
          </table:table-cell>
          <table:table-cell office:value-type="float" office:value="11.9" table:style-name="ce1">
            <text:p>11,9</text:p>
          </table:table-cell>
          <table:table-cell office:value-type="float" office:value="18.34" table:style-name="ce1">
            <text:p>18,34</text:p>
          </table:table-cell>
          <table:table-cell office:value-type="float" office:value="19.57" table:style-name="ce1">
            <text:p>19,57</text:p>
          </table:table-cell>
          <table:table-cell office:value-type="float" office:value="20.85" table:style-name="ce1">
            <text:p>20,85</text:p>
          </table:table-cell>
          <table:table-cell office:value-type="float" office:value="12.120000000000001" table:style-name="ce1">
            <text:p>12,12</text:p>
          </table:table-cell>
          <table:table-cell office:value-type="float" office:value="3.68" table:style-name="ce1">
            <text:p>3,68</text:p>
          </table:table-cell>
          <table:table-cell office:value-type="float" office:value="0.67" table:style-name="ce1">
            <text:p>0,67</text:p>
          </table:table-cell>
          <table:table-cell office:value-type="float" office:value="0" table:style-name="ce1">
            <text:p>0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18.12" table:style-name="ce1">
            <text:p>18,12</text:p>
          </table:table-cell>
          <table:table-cell office:value-type="float" office:value="18.52" table:style-name="ce1">
            <text:p>18,52</text:p>
          </table:table-cell>
          <table:table-cell office:value-type="float" office:value="22.55" table:style-name="ce1">
            <text:p>22,55</text:p>
          </table:table-cell>
          <table:table-cell office:value-type="float" office:value="15.94" table:style-name="ce1">
            <text:p>15,94</text:p>
          </table:table-cell>
          <table:table-cell office:value-type="float" office:value="7.82" table:style-name="ce1">
            <text:p>7,82</text:p>
          </table:table-cell>
          <table:table-cell office:value-type="float" office:value="2.14" table:style-name="ce1">
            <text:p>2,14</text:p>
          </table:table-cell>
          <table:table-cell office:value-type="float" office:value="0.48" table:style-name="ce1">
            <text:p>0,4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14.33" table:style-name="ce1">
            <text:p>714,33</text:p>
          </table:table-cell>
          <table:table-cell office:value-type="float" office:value="733.58" table:style-name="ce1">
            <text:p>733,58</text:p>
          </table:table-cell>
          <table:table-cell office:value-type="float" office:value="199.39000000000001" table:style-name="ce1">
            <text:p>199,39</text:p>
          </table:table-cell>
          <table:table-cell office:value-type="float" office:value="208.4" table:style-name="ce1">
            <text:p>208,4</text:p>
          </table:table-cell>
          <table:table-cell office:value-type="float" office:value="247.36" table:style-name="ce1">
            <text:p>247,36</text:p>
          </table:table-cell>
          <table:table-cell office:value-type="float" office:value="245.19" table:style-name="ce1">
            <text:p>245,19</text:p>
          </table:table-cell>
          <table:table-cell office:value-type="float" office:value="235.23000000000002" table:style-name="ce1">
            <text:p>235,23</text:p>
          </table:table-cell>
          <table:table-cell office:value-type="float" office:value="235.68" table:style-name="ce1">
            <text:p>235,68</text:p>
          </table:table-cell>
          <table:table-cell office:value-type="float" office:value="283.75" table:style-name="ce1">
            <text:p>283,75</text:p>
          </table:table-cell>
          <table:table-cell office:value-type="float" office:value="282.10000000000002" table:style-name="ce1">
            <text:p>282,1</text:p>
          </table:table-cell>
          <table:table-cell office:value-type="float" office:value="309.04000000000002" table:style-name="ce1">
            <text:p>309,04</text:p>
          </table:table-cell>
          <table:table-cell office:value-type="float" office:value="303.33" table:style-name="ce1">
            <text:p>303,33</text:p>
          </table:table-cell>
          <table:table-cell office:value-type="float" office:value="290.55" table:style-name="ce1">
            <text:p>290,55</text:p>
          </table:table-cell>
          <table:table-cell office:value-type="float" office:value="287.81" table:style-name="ce1">
            <text:p>287,81</text:p>
          </table:table-cell>
          <table:table-cell office:value-type="float" office:value="18.080000000000002" table:style-name="ce1">
            <text:p>18,08</text:p>
          </table:table-cell>
          <table:table-cell office:value-type="float" office:value="10.96" table:style-name="ce1">
            <text:p>10,96</text:p>
          </table:table-cell>
          <table:table-cell office:value-type="float" office:value="11.61" table:style-name="ce1">
            <text:p>11,61</text:p>
          </table:table-cell>
          <table:table-cell office:value-type="float" office:value="14.5" table:style-name="ce1">
            <text:p>14,5</text:p>
          </table:table-cell>
          <table:table-cell office:value-type="float" office:value="14.42" table:style-name="ce1">
            <text:p>14,42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10.57" table:style-name="ce1">
            <text:p>10,57</text:p>
          </table:table-cell>
          <table:table-cell office:value-type="float" office:value="5.76" table:style-name="ce1">
            <text:p>5,76</text:p>
          </table:table-cell>
          <table:table-cell office:value-type="float" office:value="1.4000000000000001" table:style-name="ce1">
            <text:p>1,4</text:p>
          </table:table-cell>
          <table:table-cell office:value-type="float" office:value="5.43" table:style-name="ce1">
            <text:p>5,43</text:p>
          </table:table-cell>
          <table:table-cell office:value-type="float" office:value="9.5299999999999994" table:style-name="ce1">
            <text:p>9,53</text:p>
          </table:table-cell>
          <table:table-cell office:value-type="float" office:value="12.07" table:style-name="ce1">
            <text:p>12,07</text:p>
          </table:table-cell>
          <table:table-cell office:value-type="float" office:value="16.04" table:style-name="ce1">
            <text:p>16,04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1.450000000000001" table:style-name="ce1">
            <text:p>11,45</text:p>
          </table:table-cell>
          <table:table-cell office:value-type="float" office:value="6.43" table:style-name="ce1">
            <text:p>6,43</text:p>
          </table:table-cell>
          <table:table-cell office:value-type="float" office:value="3.56" table:style-name="ce1">
            <text:p>3,56</text:p>
          </table:table-cell>
          <table:table-cell office:value-type="float" office:value="7.2" table:style-name="ce1">
            <text:p>7,2</text:p>
          </table:table-cell>
          <table:table-cell office:value-type="float" office:value="12.44" table:style-name="ce1">
            <text:p>12,44</text:p>
          </table:table-cell>
          <table:table-cell office:value-type="float" office:value="14.66" table:style-name="ce1">
            <text:p>14,66</text:p>
          </table:table-cell>
          <table:table-cell office:value-type="float" office:value="16.55" table:style-name="ce1">
            <text:p>16,55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4.68" table:style-name="ce1">
            <text:p>14,68</text:p>
          </table:table-cell>
          <table:table-cell office:value-type="float" office:value="10" table:style-name="ce1">
            <text:p>10</text:p>
          </table:table-cell>
          <table:table-cell office:value-type="float" office:value="5.01" table:style-name="ce1">
            <text:p>5,01</text:p>
          </table:table-cell>
          <table:table-cell office:value-type="float" office:value="2.25" table:style-name="ce1">
            <text:p>2,25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.38" table:style-name="ce1">
            <text:p>2,38</text:p>
          </table:table-cell>
          <table:table-cell office:value-type="float" office:value="8.2900000000000009" table:style-name="ce1">
            <text:p>8,29</text:p>
          </table:table-cell>
          <table:table-cell office:value-type="float" office:value="15.52" table:style-name="ce1">
            <text:p>15,52</text:p>
          </table:table-cell>
          <table:table-cell office:value-type="float" office:value="19.5" table:style-name="ce1">
            <text:p>19,5</text:p>
          </table:table-cell>
          <table:table-cell office:value-type="float" office:value="19" table:style-name="ce1">
            <text:p>19</text:p>
          </table:table-cell>
          <table:table-cell office:value-type="float" office:value="15.610000000000001" table:style-name="ce1">
            <text:p>15,61</text:p>
          </table:table-cell>
          <table:table-cell office:value-type="float" office:value="10.6" table:style-name="ce1">
            <text:p>10,6</text:p>
          </table:table-cell>
          <table:table-cell office:value-type="float" office:value="5.78" table:style-name="ce1">
            <text:p>5,78</text:p>
          </table:table-cell>
          <table:table-cell office:value-type="float" office:value="2.4" table:style-name="ce1">
            <text:p>2,4</text:p>
          </table:table-cell>
          <table:table-cell office:value-type="float" office:value="0.89" table:style-name="ce1">
            <text:p>0,89</text:p>
          </table:table-cell>
          <table:table-cell office:value-type="float" office:value="0.03" table:style-name="ce1">
            <text:p>0,03</text:p>
          </table:table-cell>
          <table:table-cell office:value-type="float" office:value="18.68" table:style-name="ce1">
            <text:p>18,68</text:p>
          </table:table-cell>
          <table:table-cell office:value-type="float" office:value="14.96" table:style-name="ce1">
            <text:p>14,96</text:p>
          </table:table-cell>
          <table:table-cell office:value-type="float" office:value="17.7" table:style-name="ce1">
            <text:p>17,7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15.18" table:style-name="ce1">
            <text:p>15,18</text:p>
          </table:table-cell>
          <table:table-cell office:value-type="float" office:value="9.84" table:style-name="ce1">
            <text:p>9,84</text:p>
          </table:table-cell>
          <table:table-cell office:value-type="float" office:value="4.37" table:style-name="ce1">
            <text:p>4,37</text:p>
          </table:table-cell>
          <table:table-cell office:value-type="float" office:value="1.19" table:style-name="ce1">
            <text:p>1,19</text:p>
          </table:table-cell>
          <table:table-cell office:value-type="float" office:value="0.03" table:style-name="ce1">
            <text:p>0,03</text:p>
          </table:table-cell>
          <table:table-cell office:value-type="float" office:value="19.400000000000002" table:style-name="ce1">
            <text:p>19,4</text:p>
          </table:table-cell>
          <table:table-cell office:value-type="float" office:value="15.57" table:style-name="ce1">
            <text:p>15,57</text:p>
          </table:table-cell>
          <table:table-cell office:value-type="float" office:value="18.32" table:style-name="ce1">
            <text:p>18,32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5.21" table:style-name="ce1">
            <text:p>15,21</text:p>
          </table:table-cell>
          <table:table-cell office:value-type="float" office:value="8.64" table:style-name="ce1">
            <text:p>8,64</text:p>
          </table:table-cell>
          <table:table-cell office:value-type="float" office:value="3.19" table:style-name="ce1">
            <text:p>3,19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39" table:style-name="ce1">
            <text:p>0,39</text:p>
          </table:table-cell>
          <table:table-cell office:value-type="float" office:value="0" table:style-name="ce1">
            <text:p>0</text:p>
          </table:table-cell>
          <table:table-cell office:value-type="float" office:value="24.23" table:style-name="ce1">
            <text:p>24,23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20.2" table:style-name="ce1">
            <text:p>20,2</text:p>
          </table:table-cell>
          <table:table-cell office:value-type="float" office:value="16.52" table:style-name="ce1">
            <text:p>16,52</text:p>
          </table:table-cell>
          <table:table-cell office:value-type="float" office:value="10.41" table:style-name="ce1">
            <text:p>10,41</text:p>
          </table:table-cell>
          <table:table-cell office:value-type="float" office:value="5.48" table:style-name="ce1">
            <text:p>5,48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02" table:style-name="ce1">
            <text:p>0,02</text:p>
          </table:table-cell>
          <table:table-cell office:value-type="float" office:value="25.5" table:style-name="ce1">
            <text:p>25,5</text:p>
          </table:table-cell>
          <table:table-cell office:value-type="float" office:value="18.36" table:style-name="ce1">
            <text:p>18,36</text:p>
          </table:table-cell>
          <table:table-cell office:value-type="float" office:value="18.420000000000002" table:style-name="ce1">
            <text:p>18,42</text:p>
          </table:table-cell>
          <table:table-cell office:value-type="float" office:value="15.92" table:style-name="ce1">
            <text:p>15,92</text:p>
          </table:table-cell>
          <table:table-cell office:value-type="float" office:value="11.43" table:style-name="ce1">
            <text:p>11,43</text:p>
          </table:table-cell>
          <table:table-cell office:value-type="float" office:value="6.72" table:style-name="ce1">
            <text:p>6,72</text:p>
          </table:table-cell>
          <table:table-cell office:value-type="float" office:value="2.64" table:style-name="ce1">
            <text:p>2,64</text:p>
          </table:table-cell>
          <table:table-cell office:value-type="float" office:value="0.84" table:style-name="ce1">
            <text:p>0,84</text:p>
          </table:table-cell>
          <table:table-cell office:value-type="float" office:value="0.18" table:style-name="ce1">
            <text:p>0,18</text:p>
          </table:table-cell>
          <table:table-cell office:value-type="float" office:value="16.55" table:style-name="ce1">
            <text:p>16,55</text:p>
          </table:table-cell>
          <table:table-cell office:value-type="float" office:value="10.66" table:style-name="ce1">
            <text:p>10,66</text:p>
          </table:table-cell>
          <table:table-cell office:value-type="float" office:value="13.64" table:style-name="ce1">
            <text:p>13,64</text:p>
          </table:table-cell>
          <table:table-cell office:value-type="float" office:value="15.25" table:style-name="ce1">
            <text:p>15,25</text:p>
          </table:table-cell>
          <table:table-cell office:value-type="float" office:value="20" table:style-name="ce1">
            <text:p>20</text:p>
          </table:table-cell>
          <table:table-cell office:value-type="float" office:value="14.52" table:style-name="ce1">
            <text:p>14,52</text:p>
          </table:table-cell>
          <table:table-cell office:value-type="float" office:value="7.43" table:style-name="ce1">
            <text:p>7,43</text:p>
          </table:table-cell>
          <table:table-cell office:value-type="float" office:value="1.93" table:style-name="ce1">
            <text:p>1,93</text:p>
          </table:table-cell>
          <table:table-cell office:value-type="float" office:value="0.01" table:style-name="ce1">
            <text:p>0,01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0.77" table:style-name="ce1">
            <text:p>10,77</text:p>
          </table:table-cell>
          <table:table-cell office:value-type="float" office:value="14.33" table:style-name="ce1">
            <text:p>14,33</text:p>
          </table:table-cell>
          <table:table-cell office:value-type="float" office:value="18.650000000000002" table:style-name="ce1">
            <text:p>18,65</text:p>
          </table:table-cell>
          <table:table-cell office:value-type="float" office:value="16.559999999999999" table:style-name="ce1">
            <text:p>16,56</text:p>
          </table:table-cell>
          <table:table-cell office:value-type="float" office:value="11.32" table:style-name="ce1">
            <text:p>11,32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2.48" table:style-name="ce1">
            <text:p>2,48</text:p>
          </table:table-cell>
          <table:table-cell office:value-type="float" office:value="0.71" table:style-name="ce1">
            <text:p>0,71</text:p>
          </table:table-cell>
          <table:table-cell office:value-type="float" office:value="0.13" table:style-name="ce1">
            <text:p>0,13</text:p>
          </table:table-cell>
          <table:table-cell office:value-type="float" office:value="0" table:style-name="ce1">
            <text:p>0</text:p>
          </table:table-cell>
          <table:table-cell office:value-type="float" office:value="4.8500000000000005" table:style-name="ce1">
            <text:p>4,85</text:p>
          </table:table-cell>
          <table:table-cell office:value-type="float" office:value="4.63" table:style-name="ce1">
            <text:p>4,63</text:p>
          </table:table-cell>
          <table:table-cell office:value-type="float" office:value="8.43" table:style-name="ce1">
            <text:p>8,43</text:p>
          </table:table-cell>
          <table:table-cell office:value-type="float" office:value="17.82" table:style-name="ce1">
            <text:p>17,82</text:p>
          </table:table-cell>
          <table:table-cell office:value-type="float" office:value="24.92" table:style-name="ce1">
            <text:p>24,92</text:p>
          </table:table-cell>
          <table:table-cell office:value-type="float" office:value="23.91" table:style-name="ce1">
            <text:p>23,91</text:p>
          </table:table-cell>
          <table:table-cell office:value-type="float" office:value="12.43" table:style-name="ce1">
            <text:p>12,43</text:p>
          </table:table-cell>
          <table:table-cell office:value-type="float" office:value="2.96" table:style-name="ce1">
            <text:p>2,96</text:p>
          </table:table-cell>
          <table:table-cell office:value-type="float" office:value="0.05" table:style-name="ce1">
            <text:p>0,05</text:p>
          </table:table-cell>
          <table:table-cell office:value-type="float" office:value="5.13" table:style-name="ce1">
            <text:p>5,13</text:p>
          </table:table-cell>
          <table:table-cell office:value-type="float" office:value="7.75" table:style-name="ce1">
            <text:p>7,75</text:p>
          </table:table-cell>
          <table:table-cell office:value-type="float" office:value="11.950000000000001" table:style-name="ce1">
            <text:p>11,95</text:p>
          </table:table-cell>
          <table:table-cell office:value-type="float" office:value="20.66" table:style-name="ce1">
            <text:p>20,66</text:p>
          </table:table-cell>
          <table:table-cell office:value-type="float" office:value="21.76" table:style-name="ce1">
            <text:p>21,76</text:p>
          </table:table-cell>
          <table:table-cell office:value-type="float" office:value="18.98" table:style-name="ce1">
            <text:p>18,98</text:p>
          </table:table-cell>
          <table:table-cell office:value-type="float" office:value="8.7000000000000011" table:style-name="ce1">
            <text:p>8,7</text:p>
          </table:table-cell>
          <table:table-cell office:value-type="float" office:value="3.52" table:style-name="ce1">
            <text:p>3,52</text:p>
          </table:table-cell>
          <table:table-cell office:value-type="float" office:value="1.23" table:style-name="ce1">
            <text:p>1,23</text:p>
          </table:table-cell>
          <table:table-cell office:value-type="float" office:value="0.32" table:style-name="ce1">
            <text:p>0,32</text:p>
          </table:table-cell>
          <table:table-cell office:value-type="float" office:value="0" table:style-name="ce1">
            <text:p>0</text:p>
          </table:table-cell>
          <table:table-cell office:value-type="float" office:value="13.41" table:style-name="ce1">
            <text:p>13,41</text:p>
          </table:table-cell>
          <table:table-cell office:value-type="float" office:value="9.0400000000000009" table:style-name="ce1">
            <text:p>9,04</text:p>
          </table:table-cell>
          <table:table-cell office:value-type="float" office:value="12.24" table:style-name="ce1">
            <text:p>12,24</text:p>
          </table:table-cell>
          <table:table-cell office:value-type="float" office:value="15.94" table:style-name="ce1">
            <text:p>15,94</text:p>
          </table:table-cell>
          <table:table-cell office:value-type="float" office:value="21.32" table:style-name="ce1">
            <text:p>21,32</text:p>
          </table:table-cell>
          <table:table-cell office:value-type="float" office:value="17.04" table:style-name="ce1">
            <text:p>17,04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2.21" table:style-name="ce1">
            <text:p>2,21</text:p>
          </table:table-cell>
          <table:table-cell office:value-type="float" office:value="0.02" table:style-name="ce1">
            <text:p>0,02</text:p>
          </table:table-cell>
          <table:table-cell office:value-type="float" office:value="13.82" table:style-name="ce1">
            <text:p>13,82</text:p>
          </table:table-cell>
          <table:table-cell office:value-type="float" office:value="9.9600000000000009" table:style-name="ce1">
            <text:p>9,96</text:p>
          </table:table-cell>
          <table:table-cell office:value-type="float" office:value="13.69" table:style-name="ce1">
            <text:p>13,69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17.96" table:style-name="ce1">
            <text:p>17,96</text:p>
          </table:table-cell>
          <table:table-cell office:value-type="float" office:value="13.38" table:style-name="ce1">
            <text:p>13,38</text:p>
          </table:table-cell>
          <table:table-cell office:value-type="float" office:value="8.2200000000000006" table:style-name="ce1">
            <text:p>8,22</text:p>
          </table:table-cell>
          <table:table-cell office:value-type="float" office:value="2.7600000000000002" table:style-name="ce1">
            <text:p>2,76</text:p>
          </table:table-cell>
          <table:table-cell office:value-type="float" office:value="0.85" table:style-name="ce1">
            <text:p>0,85</text:p>
          </table:table-cell>
          <table:table-cell office:value-type="float" office:value="0.18" table:style-name="ce1">
            <text:p>0,1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13.9" table:style-name="ce1">
            <text:p>713,9</text:p>
          </table:table-cell>
          <table:table-cell office:value-type="float" office:value="733.9" table:style-name="ce1">
            <text:p>733,9</text:p>
          </table:table-cell>
          <table:table-cell office:value-type="float" office:value="199.59" table:style-name="ce1">
            <text:p>199,59</text:p>
          </table:table-cell>
          <table:table-cell office:value-type="float" office:value="208.3" table:style-name="ce1">
            <text:p>208,3</text:p>
          </table:table-cell>
          <table:table-cell office:value-type="float" office:value="248.70000000000002" table:style-name="ce1">
            <text:p>248,7</text:p>
          </table:table-cell>
          <table:table-cell office:value-type="float" office:value="246.05" table:style-name="ce1">
            <text:p>246,05</text:p>
          </table:table-cell>
          <table:table-cell office:value-type="float" office:value="235.88" table:style-name="ce1">
            <text:p>235,88</text:p>
          </table:table-cell>
          <table:table-cell office:value-type="float" office:value="236.70000000000002" table:style-name="ce1">
            <text:p>236,7</text:p>
          </table:table-cell>
          <table:table-cell office:value-type="float" office:value="283.45999999999998" table:style-name="ce1">
            <text:p>283,46</text:p>
          </table:table-cell>
          <table:table-cell office:value-type="float" office:value="281.15000000000003" table:style-name="ce1">
            <text:p>281,15</text:p>
          </table:table-cell>
          <table:table-cell office:value-type="float" office:value="308.43" table:style-name="ce1">
            <text:p>308,43</text:p>
          </table:table-cell>
          <table:table-cell office:value-type="float" office:value="302.8" table:style-name="ce1">
            <text:p>302,8</text:p>
          </table:table-cell>
          <table:table-cell office:value-type="float" office:value="289.77" table:style-name="ce1">
            <text:p>289,77</text:p>
          </table:table-cell>
          <table:table-cell office:value-type="float" office:value="286.62" table:style-name="ce1">
            <text:p>286,62</text:p>
          </table:table-cell>
          <table:table-cell office:value-type="float" office:value="18.09" table:style-name="ce1">
            <text:p>18,09</text:p>
          </table:table-cell>
          <table:table-cell office:value-type="float" office:value="11.02" table:style-name="ce1">
            <text:p>11,02</text:p>
          </table:table-cell>
          <table:table-cell office:value-type="float" office:value="11.91" table:style-name="ce1">
            <text:p>11,91</text:p>
          </table:table-cell>
          <table:table-cell office:value-type="float" office:value="14.5" table:style-name="ce1">
            <text:p>14,5</text:p>
          </table:table-cell>
          <table:table-cell office:value-type="float" office:value="14.35" table:style-name="ce1">
            <text:p>14,35</text:p>
          </table:table-cell>
          <table:table-cell office:value-type="float" office:value="12.88" table:style-name="ce1">
            <text:p>12,88</text:p>
          </table:table-cell>
          <table:table-cell office:value-type="float" office:value="10.38" table:style-name="ce1">
            <text:p>10,38</text:p>
          </table:table-cell>
          <table:table-cell office:value-type="float" office:value="5.41" table:style-name="ce1">
            <text:p>5,41</text:p>
          </table:table-cell>
          <table:table-cell office:value-type="float" office:value="1.46" table:style-name="ce1">
            <text:p>1,46</text:p>
          </table:table-cell>
          <table:table-cell office:value-type="float" office:value="5.32" table:style-name="ce1">
            <text:p>5,32</text:p>
          </table:table-cell>
          <table:table-cell office:value-type="float" office:value="9.25" table:style-name="ce1">
            <text:p>9,25</text:p>
          </table:table-cell>
          <table:table-cell office:value-type="float" office:value="12.290000000000001" table:style-name="ce1">
            <text:p>12,29</text:p>
          </table:table-cell>
          <table:table-cell office:value-type="float" office:value="16.240000000000002" table:style-name="ce1">
            <text:p>16,24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1.55" table:style-name="ce1">
            <text:p>11,55</text:p>
          </table:table-cell>
          <table:table-cell office:value-type="float" office:value="6.84" table:style-name="ce1">
            <text:p>6,84</text:p>
          </table:table-cell>
          <table:table-cell office:value-type="float" office:value="3.48" table:style-name="ce1">
            <text:p>3,48</text:p>
          </table:table-cell>
          <table:table-cell office:value-type="float" office:value="7.08" table:style-name="ce1">
            <text:p>7,08</text:p>
          </table:table-cell>
          <table:table-cell office:value-type="float" office:value="12.290000000000001" table:style-name="ce1">
            <text:p>12,29</text:p>
          </table:table-cell>
          <table:table-cell office:value-type="float" office:value="14.64" table:style-name="ce1">
            <text:p>14,64</text:p>
          </table:table-cell>
          <table:table-cell office:value-type="float" office:value="16.62" table:style-name="ce1">
            <text:p>16,62</text:p>
          </table:table-cell>
          <table:table-cell office:value-type="float" office:value="17.04" table:style-name="ce1">
            <text:p>17,04</text:p>
          </table:table-cell>
          <table:table-cell office:value-type="float" office:value="14.81" table:style-name="ce1">
            <text:p>14,81</text:p>
          </table:table-cell>
          <table:table-cell office:value-type="float" office:value="10.040000000000001" table:style-name="ce1">
            <text:p>10,04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.35" table:style-name="ce1">
            <text:p>2,35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15.43" table:style-name="ce1">
            <text:p>15,43</text:p>
          </table:table-cell>
          <table:table-cell office:value-type="float" office:value="19.63" table:style-name="ce1">
            <text:p>19,63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15.780000000000001" table:style-name="ce1">
            <text:p>15,78</text:p>
          </table:table-cell>
          <table:table-cell office:value-type="float" office:value="10.59" table:style-name="ce1">
            <text:p>10,59</text:p>
          </table:table-cell>
          <table:table-cell office:value-type="float" office:value="5.64" table:style-name="ce1">
            <text:p>5,64</text:p>
          </table:table-cell>
          <table:table-cell office:value-type="float" office:value="2.29" table:style-name="ce1">
            <text:p>2,29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.03" table:style-name="ce1">
            <text:p>0,03</text:p>
          </table:table-cell>
          <table:table-cell office:value-type="float" office:value="17.95" table:style-name="ce1">
            <text:p>17,95</text:p>
          </table:table-cell>
          <table:table-cell office:value-type="float" office:value="14.58" table:style-name="ce1">
            <text:p>14,58</text:p>
          </table:table-cell>
          <table:table-cell office:value-type="float" office:value="17.54" table:style-name="ce1">
            <text:p>17,54</text:p>
          </table:table-cell>
          <table:table-cell office:value-type="float" office:value="18.27" table:style-name="ce1">
            <text:p>18,27</text:p>
          </table:table-cell>
          <table:table-cell office:value-type="float" office:value="15.64" table:style-name="ce1">
            <text:p>15,64</text:p>
          </table:table-cell>
          <table:table-cell office:value-type="float" office:value="10.24" table:style-name="ce1">
            <text:p>10,24</text:p>
          </table:table-cell>
          <table:table-cell office:value-type="float" office:value="4.53" table:style-name="ce1">
            <text:p>4,53</text:p>
          </table:table-cell>
          <table:table-cell office:value-type="float" office:value="1.22" table:style-name="ce1">
            <text:p>1,22</text:p>
          </table:table-cell>
          <table:table-cell office:value-type="float" office:value="0.03" table:style-name="ce1">
            <text:p>0,03</text:p>
          </table:table-cell>
          <table:table-cell office:value-type="float" office:value="18.64" table:style-name="ce1">
            <text:p>18,64</text:p>
          </table:table-cell>
          <table:table-cell office:value-type="float" office:value="15.41" table:style-name="ce1">
            <text:p>15,41</text:p>
          </table:table-cell>
          <table:table-cell office:value-type="float" office:value="18.420000000000002" table:style-name="ce1">
            <text:p>18,42</text:p>
          </table:table-cell>
          <table:table-cell office:value-type="float" office:value="18.5" table:style-name="ce1">
            <text:p>18,5</text:p>
          </table:table-cell>
          <table:table-cell office:value-type="float" office:value="15.6" table:style-name="ce1">
            <text:p>15,6</text:p>
          </table:table-cell>
          <table:table-cell office:value-type="float" office:value="8.84" table:style-name="ce1">
            <text:p>8,84</text:p>
          </table:table-cell>
          <table:table-cell office:value-type="float" office:value="3.17" table:style-name="ce1">
            <text:p>3,17</text:p>
          </table:table-cell>
          <table:table-cell office:value-type="float" office:value="1.05" table:style-name="ce1">
            <text:p>1,05</text:p>
          </table:table-cell>
          <table:table-cell office:value-type="float" office:value="0.36" table:style-name="ce1">
            <text:p>0,36</text:p>
          </table:table-cell>
          <table:table-cell office:value-type="float" office:value="0" table:style-name="ce1">
            <text:p>0</text:p>
          </table:table-cell>
          <table:table-cell office:value-type="float" office:value="23.61" table:style-name="ce1">
            <text:p>23,61</text:p>
          </table:table-cell>
          <table:table-cell office:value-type="float" office:value="19.72" table:style-name="ce1">
            <text:p>19,72</text:p>
          </table:table-cell>
          <table:table-cell office:value-type="float" office:value="20.12" table:style-name="ce1">
            <text:p>20,12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0.64" table:style-name="ce1">
            <text:p>10,64</text:p>
          </table:table-cell>
          <table:table-cell office:value-type="float" office:value="5.58" table:style-name="ce1">
            <text:p>5,58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0.67" table:style-name="ce1">
            <text:p>0,67</text:p>
          </table:table-cell>
          <table:table-cell office:value-type="float" office:value="0.17" table:style-name="ce1">
            <text:p>0,17</text:p>
          </table:table-cell>
          <table:table-cell office:value-type="float" office:value="0.02" table:style-name="ce1">
            <text:p>0,02</text:p>
          </table:table-cell>
          <table:table-cell office:value-type="float" office:value="24.63" table:style-name="ce1">
            <text:p>24,63</text:p>
          </table:table-cell>
          <table:table-cell office:value-type="float" office:value="18.13" table:style-name="ce1">
            <text:p>18,13</text:p>
          </table:table-cell>
          <table:table-cell office:value-type="float" office:value="18.7" table:style-name="ce1">
            <text:p>18,7</text:p>
          </table:table-cell>
          <table:table-cell office:value-type="float" office:value="16.3" table:style-name="ce1">
            <text:p>16,3</text:p>
          </table:table-cell>
          <table:table-cell office:value-type="float" office:value="11.76" table:style-name="ce1">
            <text:p>11,76</text:p>
          </table:table-cell>
          <table:table-cell office:value-type="float" office:value="6.78" table:style-name="ce1">
            <text:p>6,78</text:p>
          </table:table-cell>
          <table:table-cell office:value-type="float" office:value="2.68" table:style-name="ce1">
            <text:p>2,68</text:p>
          </table:table-cell>
          <table:table-cell office:value-type="float" office:value="0.84" table:style-name="ce1">
            <text:p>0,84</text:p>
          </table:table-cell>
          <table:table-cell office:value-type="float" office:value="0.17" table:style-name="ce1">
            <text:p>0,17</text:p>
          </table:table-cell>
          <table:table-cell office:value-type="float" office:value="16.27" table:style-name="ce1">
            <text:p>16,27</text:p>
          </table:table-cell>
          <table:table-cell office:value-type="float" office:value="10.71" table:style-name="ce1">
            <text:p>10,71</text:p>
          </table:table-cell>
          <table:table-cell office:value-type="float" office:value="13.98" table:style-name="ce1">
            <text:p>13,98</text:p>
          </table:table-cell>
          <table:table-cell office:value-type="float" office:value="15.66" table:style-name="ce1">
            <text:p>15,66</text:p>
          </table:table-cell>
          <table:table-cell office:value-type="float" office:value="20.14" table:style-name="ce1">
            <text:p>20,14</text:p>
          </table:table-cell>
          <table:table-cell office:value-type="float" office:value="14.32" table:style-name="ce1">
            <text:p>14,32</text:p>
          </table:table-cell>
          <table:table-cell office:value-type="float" office:value="7.1000000000000005" table:style-name="ce1">
            <text:p>7,1</text:p>
          </table:table-cell>
          <table:table-cell office:value-type="float" office:value="1.82" table:style-name="ce1">
            <text:p>1,82</text:p>
          </table:table-cell>
          <table:table-cell office:value-type="float" office:value="0.01" table:style-name="ce1">
            <text:p>0,01</text:p>
          </table:table-cell>
          <table:table-cell office:value-type="float" office:value="16.78" table:style-name="ce1">
            <text:p>16,78</text:p>
          </table:table-cell>
          <table:table-cell office:value-type="float" office:value="11.42" table:style-name="ce1">
            <text:p>11,42</text:p>
          </table:table-cell>
          <table:table-cell office:value-type="float" office:value="14.71" table:style-name="ce1">
            <text:p>14,71</text:p>
          </table:table-cell>
          <table:table-cell office:value-type="float" office:value="18.98" table:style-name="ce1">
            <text:p>18,98</text:p>
          </table:table-cell>
          <table:table-cell office:value-type="float" office:value="16.559999999999999" table:style-name="ce1">
            <text:p>16,56</text:p>
          </table:table-cell>
          <table:table-cell office:value-type="float" office:value="11" table:style-name="ce1">
            <text:p>11</text:p>
          </table:table-cell>
          <table:table-cell office:value-type="float" office:value="7.49" table:style-name="ce1">
            <text:p>7,49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0.65" table:style-name="ce1">
            <text:p>0,65</text:p>
          </table:table-cell>
          <table:table-cell office:value-type="float" office:value="0.11" table:style-name="ce1">
            <text:p>0,11</text:p>
          </table:table-cell>
          <table:table-cell office:value-type="float" office:value="0" table:style-name="ce1">
            <text:p>0</text:p>
          </table:table-cell>
          <table:table-cell office:value-type="float" office:value="4.78" table:style-name="ce1">
            <text:p>4,78</text:p>
          </table:table-cell>
          <table:table-cell office:value-type="float" office:value="4.96" table:style-name="ce1">
            <text:p>4,96</text:p>
          </table:table-cell>
          <table:table-cell office:value-type="float" office:value="8.91" table:style-name="ce1">
            <text:p>8,91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24.68" table:style-name="ce1">
            <text:p>24,68</text:p>
          </table:table-cell>
          <table:table-cell office:value-type="float" office:value="23.64" table:style-name="ce1">
            <text:p>23,64</text:p>
          </table:table-cell>
          <table:table-cell office:value-type="float" office:value="12.24" table:style-name="ce1">
            <text:p>12,24</text:p>
          </table:table-cell>
          <table:table-cell office:value-type="float" office:value="2.91" table:style-name="ce1">
            <text:p>2,91</text:p>
          </table:table-cell>
          <table:table-cell office:value-type="float" office:value="0.05" table:style-name="ce1">
            <text:p>0,05</text:p>
          </table:table-cell>
          <table:table-cell office:value-type="float" office:value="5.18" table:style-name="ce1">
            <text:p>5,18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12.120000000000001" table:style-name="ce1">
            <text:p>12,12</text:p>
          </table:table-cell>
          <table:table-cell office:value-type="float" office:value="20.8" table:style-name="ce1">
            <text:p>20,8</text:p>
          </table:table-cell>
          <table:table-cell office:value-type="float" office:value="21.48" table:style-name="ce1">
            <text:p>21,48</text:p>
          </table:table-cell>
          <table:table-cell office:value-type="float" office:value="18.79" table:style-name="ce1">
            <text:p>18,79</text:p>
          </table:table-cell>
          <table:table-cell office:value-type="float" office:value="8.61" table:style-name="ce1">
            <text:p>8,61</text:p>
          </table:table-cell>
          <table:table-cell office:value-type="float" office:value="3.47" table:style-name="ce1">
            <text:p>3,47</text:p>
          </table:table-cell>
          <table:table-cell office:value-type="float" office:value="1.21" table:style-name="ce1">
            <text:p>1,21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13.370000000000001" table:style-name="ce1">
            <text:p>13,37</text:p>
          </table:table-cell>
          <table:table-cell office:value-type="float" office:value="9.26" table:style-name="ce1">
            <text:p>9,26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16.21" table:style-name="ce1">
            <text:p>16,21</text:p>
          </table:table-cell>
          <table:table-cell office:value-type="float" office:value="21.29" table:style-name="ce1">
            <text:p>21,29</text:p>
          </table:table-cell>
          <table:table-cell office:value-type="float" office:value="16.68" table:style-name="ce1">
            <text:p>16,68</text:p>
          </table:table-cell>
          <table:table-cell office:value-type="float" office:value="8.4" table:style-name="ce1">
            <text:p>8,4</text:p>
          </table:table-cell>
          <table:table-cell office:value-type="float" office:value="2.09" table:style-name="ce1">
            <text:p>2,09</text:p>
          </table:table-cell>
          <table:table-cell office:value-type="float" office:value="0.02" table:style-name="ce1">
            <text:p>0,02</text:p>
          </table:table-cell>
          <table:table-cell office:value-type="float" office:value="13.85" table:style-name="ce1">
            <text:p>13,85</text:p>
          </table:table-cell>
          <table:table-cell office:value-type="float" office:value="10.56" table:style-name="ce1">
            <text:p>10,56</text:p>
          </table:table-cell>
          <table:table-cell office:value-type="float" office:value="14.05" table:style-name="ce1">
            <text:p>14,05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2.97" table:style-name="ce1">
            <text:p>12,97</text:p>
          </table:table-cell>
          <table:table-cell office:value-type="float" office:value="7.7700000000000005" table:style-name="ce1">
            <text:p>7,77</text:p>
          </table:table-cell>
          <table:table-cell office:value-type="float" office:value="2.59" table:style-name="ce1">
            <text:p>2,59</text:p>
          </table:table-cell>
          <table:table-cell office:value-type="float" office:value="0.79" table:style-name="ce1">
            <text:p>0,79</text:p>
          </table:table-cell>
          <table:table-cell office:value-type="float" office:value="0.16" table:style-name="ce1">
            <text:p>0,1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11.73" table:style-name="ce1">
            <text:p>711,73</text:p>
          </table:table-cell>
          <table:table-cell office:value-type="float" office:value="735.76" table:style-name="ce1">
            <text:p>735,76</text:p>
          </table:table-cell>
          <table:table-cell office:value-type="float" office:value="200.98000000000002" table:style-name="ce1">
            <text:p>200,98</text:p>
          </table:table-cell>
          <table:table-cell office:value-type="float" office:value="208.03" table:style-name="ce1">
            <text:p>208,03</text:p>
          </table:table-cell>
          <table:table-cell office:value-type="float" office:value="256.12" table:style-name="ce1">
            <text:p>256,12</text:p>
          </table:table-cell>
          <table:table-cell office:value-type="float" office:value="250.91" table:style-name="ce1">
            <text:p>250,91</text:p>
          </table:table-cell>
          <table:table-cell office:value-type="float" office:value="239.51" table:style-name="ce1">
            <text:p>239,51</text:p>
          </table:table-cell>
          <table:table-cell office:value-type="float" office:value="242.57" table:style-name="ce1">
            <text:p>242,57</text:p>
          </table:table-cell>
          <table:table-cell office:value-type="float" office:value="280.68" table:style-name="ce1">
            <text:p>280,68</text:p>
          </table:table-cell>
          <table:table-cell office:value-type="float" office:value="272" table:style-name="ce1">
            <text:p>272</text:p>
          </table:table-cell>
          <table:table-cell office:value-type="float" office:value="260.86" table:style-name="ce1">
            <text:p>260,86</text:p>
          </table:table-cell>
          <table:table-cell office:value-type="float" office:value="249.29" table:style-name="ce1">
            <text:p>249,29</text:p>
          </table:table-cell>
          <table:table-cell office:value-type="float" office:value="280.28000000000003" table:style-name="ce1">
            <text:p>280,28</text:p>
          </table:table-cell>
          <table:table-cell office:value-type="float" office:value="271.53000000000003" table:style-name="ce1">
            <text:p>271,53</text:p>
          </table:table-cell>
          <table:table-cell office:value-type="float" office:value="17.98" table:style-name="ce1">
            <text:p>17,98</text:p>
          </table:table-cell>
          <table:table-cell office:value-type="float" office:value="11.33" table:style-name="ce1">
            <text:p>11,33</text:p>
          </table:table-cell>
          <table:table-cell office:value-type="float" office:value="13.55" table:style-name="ce1">
            <text:p>13,55</text:p>
          </table:table-cell>
          <table:table-cell office:value-type="float" office:value="14.52" table:style-name="ce1">
            <text:p>14,52</text:p>
          </table:table-cell>
          <table:table-cell office:value-type="float" office:value="13.94" table:style-name="ce1">
            <text:p>13,94</text:p>
          </table:table-cell>
          <table:table-cell office:value-type="float" office:value="13.9" table:style-name="ce1">
            <text:p>13,9</text:p>
          </table:table-cell>
          <table:table-cell office:value-type="float" office:value="9.42" table:style-name="ce1">
            <text:p>9,42</text:p>
          </table:table-cell>
          <table:table-cell office:value-type="float" office:value="3.5300000000000002" table:style-name="ce1">
            <text:p>3,53</text:p>
          </table:table-cell>
          <table:table-cell office:value-type="float" office:value="1.83" table:style-name="ce1">
            <text:p>1,83</text:p>
          </table:table-cell>
          <table:table-cell office:value-type="float" office:value="4.63" table:style-name="ce1">
            <text:p>4,63</text:p>
          </table:table-cell>
          <table:table-cell office:value-type="float" office:value="7.66" table:style-name="ce1">
            <text:p>7,66</text:p>
          </table:table-cell>
          <table:table-cell office:value-type="float" office:value="13.51" table:style-name="ce1">
            <text:p>13,51</text:p>
          </table:table-cell>
          <table:table-cell office:value-type="float" office:value="17.34" table:style-name="ce1">
            <text:p>17,34</text:p>
          </table:table-cell>
          <table:table-cell office:value-type="float" office:value="18.080000000000002" table:style-name="ce1">
            <text:p>18,08</text:p>
          </table:table-cell>
          <table:table-cell office:value-type="float" office:value="14.55" table:style-name="ce1">
            <text:p>14,55</text:p>
          </table:table-cell>
          <table:table-cell office:value-type="float" office:value="12.17" table:style-name="ce1">
            <text:p>12,17</text:p>
          </table:table-cell>
          <table:table-cell office:value-type="float" office:value="9.07" table:style-name="ce1">
            <text:p>9,07</text:p>
          </table:table-cell>
          <table:table-cell office:value-type="float" office:value="2.99" table:style-name="ce1">
            <text:p>2,99</text:p>
          </table:table-cell>
          <table:table-cell office:value-type="float" office:value="6.36" table:style-name="ce1">
            <text:p>6,36</text:p>
          </table:table-cell>
          <table:table-cell office:value-type="float" office:value="11.34" table:style-name="ce1">
            <text:p>11,34</text:p>
          </table:table-cell>
          <table:table-cell office:value-type="float" office:value="14.44" table:style-name="ce1">
            <text:p>14,44</text:p>
          </table:table-cell>
          <table:table-cell office:value-type="float" office:value="16.990000000000002" table:style-name="ce1">
            <text:p>16,99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5.64" table:style-name="ce1">
            <text:p>15,64</text:p>
          </table:table-cell>
          <table:table-cell office:value-type="float" office:value="10.33" table:style-name="ce1">
            <text:p>10,33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1.98" table:style-name="ce1">
            <text:p>1,98</text:p>
          </table:table-cell>
          <table:table-cell office:value-type="float" office:value="0.21" table:style-name="ce1">
            <text:p>0,21</text:p>
          </table:table-cell>
          <table:table-cell office:value-type="float" office:value="2.17" table:style-name="ce1">
            <text:p>2,17</text:p>
          </table:table-cell>
          <table:table-cell office:value-type="float" office:value="7.16" table:style-name="ce1">
            <text:p>7,16</text:p>
          </table:table-cell>
          <table:table-cell office:value-type="float" office:value="14.77" table:style-name="ce1">
            <text:p>14,77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21.06" table:style-name="ce1">
            <text:p>21,06</text:p>
          </table:table-cell>
          <table:table-cell office:value-type="float" office:value="16.86" table:style-name="ce1">
            <text:p>16,86</text:p>
          </table:table-cell>
          <table:table-cell office:value-type="float" office:value="10.620000000000001" table:style-name="ce1">
            <text:p>10,62</text:p>
          </table:table-cell>
          <table:table-cell office:value-type="float" office:value="4.92" table:style-name="ce1">
            <text:p>4,92</text:p>
          </table:table-cell>
          <table:table-cell office:value-type="float" office:value="1.71" table:style-name="ce1">
            <text:p>1,71</text:p>
          </table:table-cell>
          <table:table-cell office:value-type="float" office:value="0.46" table:style-name="ce1">
            <text:p>0,46</text:p>
          </table:table-cell>
          <table:table-cell office:value-type="float" office:value="0.01" table:style-name="ce1">
            <text:p>0,01</text:p>
          </table:table-cell>
          <table:table-cell office:value-type="float" office:value="13.99" table:style-name="ce1">
            <text:p>13,99</text:p>
          </table:table-cell>
          <table:table-cell office:value-type="float" office:value="12.46" table:style-name="ce1">
            <text:p>12,46</text:p>
          </table:table-cell>
          <table:table-cell office:value-type="float" office:value="16.63" table:style-name="ce1">
            <text:p>16,63</text:p>
          </table:table-cell>
          <table:table-cell office:value-type="float" office:value="19.46" table:style-name="ce1">
            <text:p>19,46</text:p>
          </table:table-cell>
          <table:table-cell office:value-type="float" office:value="18.14" table:style-name="ce1">
            <text:p>18,14</text:p>
          </table:table-cell>
          <table:table-cell office:value-type="float" office:value="12.43" table:style-name="ce1">
            <text:p>12,43</text:p>
          </table:table-cell>
          <table:table-cell office:value-type="float" office:value="5.41" table:style-name="ce1">
            <text:p>5,41</text:p>
          </table:table-cell>
          <table:table-cell office:value-type="float" office:value="1.44" table:style-name="ce1">
            <text:p>1,44</text:p>
          </table:table-cell>
          <table:table-cell office:value-type="float" office:value="0.04" table:style-name="ce1">
            <text:p>0,04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4.46" table:style-name="ce1">
            <text:p>14,46</text:p>
          </table:table-cell>
          <table:table-cell office:value-type="float" office:value="18.96" table:style-name="ce1">
            <text:p>18,96</text:p>
          </table:table-cell>
          <table:table-cell office:value-type="float" office:value="20.22" table:style-name="ce1">
            <text:p>20,22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9.98" table:style-name="ce1">
            <text:p>9,98</text:p>
          </table:table-cell>
          <table:table-cell office:value-type="float" office:value="3.11" table:style-name="ce1">
            <text:p>3,11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20.2" table:style-name="ce1">
            <text:p>20,2</text:p>
          </table:table-cell>
          <table:table-cell office:value-type="float" office:value="19.12" table:style-name="ce1">
            <text:p>19,12</text:p>
          </table:table-cell>
          <table:table-cell office:value-type="float" office:value="19.740000000000002" table:style-name="ce1">
            <text:p>19,74</text:p>
          </table:table-cell>
          <table:table-cell office:value-type="float" office:value="19.64" table:style-name="ce1">
            <text:p>19,64</text:p>
          </table:table-cell>
          <table:table-cell office:value-type="float" office:value="11.97" table:style-name="ce1">
            <text:p>11,97</text:p>
          </table:table-cell>
          <table:table-cell office:value-type="float" office:value="6.17" table:style-name="ce1">
            <text:p>6,17</text:p>
          </table:table-cell>
          <table:table-cell office:value-type="float" office:value="2.23" table:style-name="ce1">
            <text:p>2,23</text:p>
          </table:table-cell>
          <table:table-cell office:value-type="float" office:value="0.6" table:style-name="ce1">
            <text:p>0,6</text:p>
          </table:table-cell>
          <table:table-cell office:value-type="float" office:value="0.33" table:style-name="ce1">
            <text:p>0,33</text:p>
          </table:table-cell>
          <table:table-cell office:value-type="float" office:value="0" table:style-name="ce1">
            <text:p>0</text:p>
          </table:table-cell>
          <table:table-cell office:value-type="float" office:value="19.62" table:style-name="ce1">
            <text:p>19,62</text:p>
          </table:table-cell>
          <table:table-cell office:value-type="float" office:value="16.91" table:style-name="ce1">
            <text:p>16,91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18.43" table:style-name="ce1">
            <text:p>18,43</text:p>
          </table:table-cell>
          <table:table-cell office:value-type="float" office:value="13.71" table:style-name="ce1">
            <text:p>13,71</text:p>
          </table:table-cell>
          <table:table-cell office:value-type="float" office:value="7.18" table:style-name="ce1">
            <text:p>7,18</text:p>
          </table:table-cell>
          <table:table-cell office:value-type="float" office:value="2.93" table:style-name="ce1">
            <text:p>2,93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.15" table:style-name="ce1">
            <text:p>0,15</text:p>
          </table:table-cell>
          <table:table-cell office:value-type="float" office:value="13.57" table:style-name="ce1">
            <text:p>13,57</text:p>
          </table:table-cell>
          <table:table-cell office:value-type="float" office:value="11.120000000000001" table:style-name="ce1">
            <text:p>11,12</text:p>
          </table:table-cell>
          <table:table-cell office:value-type="float" office:value="17.16" table:style-name="ce1">
            <text:p>17,16</text:p>
          </table:table-cell>
          <table:table-cell office:value-type="float" office:value="19.63" table:style-name="ce1">
            <text:p>19,63</text:p>
          </table:table-cell>
          <table:table-cell office:value-type="float" office:value="21.490000000000002" table:style-name="ce1">
            <text:p>21,49</text:p>
          </table:table-cell>
          <table:table-cell office:value-type="float" office:value="12.46" table:style-name="ce1">
            <text:p>12,46</text:p>
          </table:table-cell>
          <table:table-cell office:value-type="float" office:value="3.88" table:style-name="ce1">
            <text:p>3,88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0" table:style-name="ce1">
            <text:p>0</text:p>
          </table:table-cell>
          <table:table-cell office:value-type="float" office:value="14.620000000000001" table:style-name="ce1">
            <text:p>14,62</text:p>
          </table:table-cell>
          <table:table-cell office:value-type="float" office:value="17.68" table:style-name="ce1">
            <text:p>17,68</text:p>
          </table:table-cell>
          <table:table-cell office:value-type="float" office:value="18.3" table:style-name="ce1">
            <text:p>18,3</text:p>
          </table:table-cell>
          <table:table-cell office:value-type="float" office:value="22.14" table:style-name="ce1">
            <text:p>22,14</text:p>
          </table:table-cell>
          <table:table-cell office:value-type="float" office:value="16.63" table:style-name="ce1">
            <text:p>16,63</text:p>
          </table:table-cell>
          <table:table-cell office:value-type="float" office:value="7.9" table:style-name="ce1">
            <text:p>7,9</text:p>
          </table:table-cell>
          <table:table-cell office:value-type="float" office:value="2.08" table:style-name="ce1">
            <text:p>2,08</text:p>
          </table:table-cell>
          <table:table-cell office:value-type="float" office:value="0.51" table:style-name="ce1">
            <text:p>0,5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.86" table:style-name="ce1">
            <text:p>42,86</text:p>
          </table:table-cell>
          <table:table-cell office:value-type="float" office:value="28.57" table:style-name="ce1">
            <text:p>28,57</text:p>
          </table:table-cell>
          <table:table-cell office:value-type="float" office:value="14.290000000000001" table:style-name="ce1">
            <text:p>14,29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43" table:style-name="ce1">
            <text:p>21,43</text:p>
          </table:table-cell>
          <table:table-cell office:value-type="float" office:value="42.86" table:style-name="ce1">
            <text:p>42,86</text:p>
          </table:table-cell>
          <table:table-cell office:value-type="float" office:value="0" table:style-name="ce1">
            <text:p>0</text:p>
          </table:table-cell>
          <table:table-cell office:value-type="float" office:value="35.71" table:style-name="ce1">
            <text:p>35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290000000000001" table:style-name="ce1">
            <text:p>13,29</text:p>
          </table:table-cell>
          <table:table-cell office:value-type="float" office:value="11.77" table:style-name="ce1">
            <text:p>11,77</text:p>
          </table:table-cell>
          <table:table-cell office:value-type="float" office:value="17.39" table:style-name="ce1">
            <text:p>17,39</text:p>
          </table:table-cell>
          <table:table-cell office:value-type="float" office:value="19.52" table:style-name="ce1">
            <text:p>19,52</text:p>
          </table:table-cell>
          <table:table-cell office:value-type="float" office:value="21.19" table:style-name="ce1">
            <text:p>21,19</text:p>
          </table:table-cell>
          <table:table-cell office:value-type="float" office:value="12.35" table:style-name="ce1">
            <text:p>12,35</text:p>
          </table:table-cell>
          <table:table-cell office:value-type="float" office:value="3.8000000000000003" table:style-name="ce1">
            <text:p>3,8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0" table:style-name="ce1">
            <text:p>0</text:p>
          </table:table-cell>
          <table:table-cell office:value-type="float" office:value="14.76" table:style-name="ce1">
            <text:p>14,76</text:p>
          </table:table-cell>
          <table:table-cell office:value-type="float" office:value="18.2" table:style-name="ce1">
            <text:p>18,2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22.42" table:style-name="ce1">
            <text:p>22,42</text:p>
          </table:table-cell>
          <table:table-cell office:value-type="float" office:value="16.29" table:style-name="ce1">
            <text:p>16,29</text:p>
          </table:table-cell>
          <table:table-cell office:value-type="float" office:value="7.74" table:style-name="ce1">
            <text:p>7,74</text:p>
          </table:table-cell>
          <table:table-cell office:value-type="float" office:value="2.04" table:style-name="ce1">
            <text:p>2,04</text:p>
          </table:table-cell>
          <table:table-cell office:value-type="float" office:value="0.5" table:style-name="ce1">
            <text:p>0,5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15.32" table:style-name="ce1">
            <text:p>715,32</text:p>
          </table:table-cell>
          <table:table-cell office:value-type="float" office:value="734.63" table:style-name="ce1">
            <text:p>734,63</text:p>
          </table:table-cell>
          <table:table-cell office:value-type="float" office:value="202.99" table:style-name="ce1">
            <text:p>202,99</text:p>
          </table:table-cell>
          <table:table-cell office:value-type="float" office:value="211.48000000000002" table:style-name="ce1">
            <text:p>211,48</text:p>
          </table:table-cell>
          <table:table-cell office:value-type="float" office:value="251.49" table:style-name="ce1">
            <text:p>251,49</text:p>
          </table:table-cell>
          <table:table-cell office:value-type="float" office:value="248.72" table:style-name="ce1">
            <text:p>248,72</text:p>
          </table:table-cell>
          <table:table-cell office:value-type="float" office:value="238.29" table:style-name="ce1">
            <text:p>238,29</text:p>
          </table:table-cell>
          <table:table-cell office:value-type="float" office:value="239.35" table:style-name="ce1">
            <text:p>239,35</text:p>
          </table:table-cell>
          <table:table-cell office:value-type="float" office:value="289.67" table:style-name="ce1">
            <text:p>289,67</text:p>
          </table:table-cell>
          <table:table-cell office:value-type="float" office:value="288.06" table:style-name="ce1">
            <text:p>288,06</text:p>
          </table:table-cell>
          <table:table-cell office:value-type="float" office:value="309.17" table:style-name="ce1">
            <text:p>309,17</text:p>
          </table:table-cell>
          <table:table-cell office:value-type="float" office:value="303.34000000000003" table:style-name="ce1">
            <text:p>303,34</text:p>
          </table:table-cell>
          <table:table-cell office:value-type="float" office:value="295.40000000000003" table:style-name="ce1">
            <text:p>295,4</text:p>
          </table:table-cell>
          <table:table-cell office:value-type="float" office:value="292.55" table:style-name="ce1">
            <text:p>292,5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1.28" table:style-name="ce1">
            <text:p>11,28</text:p>
          </table:table-cell>
          <table:table-cell office:value-type="float" office:value="11.69" table:style-name="ce1">
            <text:p>11,69</text:p>
          </table:table-cell>
          <table:table-cell office:value-type="float" office:value="14.950000000000001" table:style-name="ce1">
            <text:p>14,95</text:p>
          </table:table-cell>
          <table:table-cell office:value-type="float" office:value="14.31" table:style-name="ce1">
            <text:p>14,31</text:p>
          </table:table-cell>
          <table:table-cell office:value-type="float" office:value="12.56" table:style-name="ce1">
            <text:p>12,56</text:p>
          </table:table-cell>
          <table:table-cell office:value-type="float" office:value="10.82" table:style-name="ce1">
            <text:p>10,82</text:p>
          </table:table-cell>
          <table:table-cell office:value-type="float" office:value="5.87" table:style-name="ce1">
            <text:p>5,87</text:p>
          </table:table-cell>
          <table:table-cell office:value-type="float" office:value="1.42" table:style-name="ce1">
            <text:p>1,42</text:p>
          </table:table-cell>
          <table:table-cell office:value-type="float" office:value="4.71" table:style-name="ce1">
            <text:p>4,71</text:p>
          </table:table-cell>
          <table:table-cell office:value-type="float" office:value="9.620000000000001" table:style-name="ce1">
            <text:p>9,62</text:p>
          </table:table-cell>
          <table:table-cell office:value-type="float" office:value="11.88" table:style-name="ce1">
            <text:p>11,88</text:p>
          </table:table-cell>
          <table:table-cell office:value-type="float" office:value="16.309999999999999" table:style-name="ce1">
            <text:p>16,31</text:p>
          </table:table-cell>
          <table:table-cell office:value-type="float" office:value="18.21" table:style-name="ce1">
            <text:p>18,21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1.66" table:style-name="ce1">
            <text:p>11,66</text:p>
          </table:table-cell>
          <table:table-cell office:value-type="float" office:value="6.48" table:style-name="ce1">
            <text:p>6,48</text:p>
          </table:table-cell>
          <table:table-cell office:value-type="float" office:value="3.56" table:style-name="ce1">
            <text:p>3,56</text:p>
          </table:table-cell>
          <table:table-cell office:value-type="float" office:value="6.04" table:style-name="ce1">
            <text:p>6,04</text:p>
          </table:table-cell>
          <table:table-cell office:value-type="float" office:value="11.06" table:style-name="ce1">
            <text:p>11,06</text:p>
          </table:table-cell>
          <table:table-cell office:value-type="float" office:value="14.040000000000001" table:style-name="ce1">
            <text:p>14,04</text:p>
          </table:table-cell>
          <table:table-cell office:value-type="float" office:value="16.73" table:style-name="ce1">
            <text:p>16,7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620000000000001" table:style-name="ce1">
            <text:p>15,62</text:p>
          </table:table-cell>
          <table:table-cell office:value-type="float" office:value="10.75" table:style-name="ce1">
            <text:p>10,75</text:p>
          </table:table-cell>
          <table:table-cell office:value-type="float" office:value="5.41" table:style-name="ce1">
            <text:p>5,41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0.31" table:style-name="ce1">
            <text:p>0,31</text:p>
          </table:table-cell>
          <table:table-cell office:value-type="float" office:value="1.99" table:style-name="ce1">
            <text:p>1,99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14.370000000000001" table:style-name="ce1">
            <text:p>14,37</text:p>
          </table:table-cell>
          <table:table-cell office:value-type="float" office:value="19.240000000000002" table:style-name="ce1">
            <text:p>19,24</text:p>
          </table:table-cell>
          <table:table-cell office:value-type="float" office:value="19.59" table:style-name="ce1">
            <text:p>19,59</text:p>
          </table:table-cell>
          <table:table-cell office:value-type="float" office:value="16.490000000000002" table:style-name="ce1">
            <text:p>16,49</text:p>
          </table:table-cell>
          <table:table-cell office:value-type="float" office:value="11.39" table:style-name="ce1">
            <text:p>11,39</text:p>
          </table:table-cell>
          <table:table-cell office:value-type="float" office:value="6.25" table:style-name="ce1">
            <text:p>6,25</text:p>
          </table:table-cell>
          <table:table-cell office:value-type="float" office:value="2.59" table:style-name="ce1">
            <text:p>2,59</text:p>
          </table:table-cell>
          <table:table-cell office:value-type="float" office:value="0.92" table:style-name="ce1">
            <text:p>0,92</text:p>
          </table:table-cell>
          <table:table-cell office:value-type="float" office:value="0.03" table:style-name="ce1">
            <text:p>0,03</text:p>
          </table:table-cell>
          <table:table-cell office:value-type="float" office:value="16.240000000000002" table:style-name="ce1">
            <text:p>16,24</text:p>
          </table:table-cell>
          <table:table-cell office:value-type="float" office:value="13.97" table:style-name="ce1">
            <text:p>13,97</text:p>
          </table:table-cell>
          <table:table-cell office:value-type="float" office:value="17.53" table:style-name="ce1">
            <text:p>17,53</text:p>
          </table:table-cell>
          <table:table-cell office:value-type="float" office:value="18.740000000000002" table:style-name="ce1">
            <text:p>18,74</text:p>
          </table:table-cell>
          <table:table-cell office:value-type="float" office:value="16.32" table:style-name="ce1">
            <text:p>16,32</text:p>
          </table:table-cell>
          <table:table-cell office:value-type="float" office:value="10.89" table:style-name="ce1">
            <text:p>10,89</text:p>
          </table:table-cell>
          <table:table-cell office:value-type="float" office:value="4.93" table:style-name="ce1">
            <text:p>4,93</text:p>
          </table:table-cell>
          <table:table-cell office:value-type="float" office:value="1.34" table:style-name="ce1">
            <text:p>1,34</text:p>
          </table:table-cell>
          <table:table-cell office:value-type="float" office:value="0.03" table:style-name="ce1">
            <text:p>0,03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4.86" table:style-name="ce1">
            <text:p>14,86</text:p>
          </table:table-cell>
          <table:table-cell office:value-type="float" office:value="18.27" table:style-name="ce1">
            <text:p>18,27</text:p>
          </table:table-cell>
          <table:table-cell office:value-type="float" office:value="18.89" table:style-name="ce1">
            <text:p>18,89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9.51" table:style-name="ce1">
            <text:p>9,51</text:p>
          </table:table-cell>
          <table:table-cell office:value-type="float" office:value="3.5" table:style-name="ce1">
            <text:p>3,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22.11" table:style-name="ce1">
            <text:p>22,11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20.350000000000001" table:style-name="ce1">
            <text:p>20,35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1.23" table:style-name="ce1">
            <text:p>11,23</text:p>
          </table:table-cell>
          <table:table-cell office:value-type="float" office:value="6.05" table:style-name="ce1">
            <text:p>6,05</text:p>
          </table:table-cell>
          <table:table-cell office:value-type="float" office:value="2.86" table:style-name="ce1">
            <text:p>2,86</text:p>
          </table:table-cell>
          <table:table-cell office:value-type="float" office:value="0.77" table:style-name="ce1">
            <text:p>0,77</text:p>
          </table:table-cell>
          <table:table-cell office:value-type="float" office:value="0.16" table:style-name="ce1">
            <text:p>0,16</text:p>
          </table:table-cell>
          <table:table-cell office:value-type="float" office:value="0.03" table:style-name="ce1">
            <text:p>0,03</text:p>
          </table:table-cell>
          <table:table-cell office:value-type="float" office:value="22.91" table:style-name="ce1">
            <text:p>22,91</text:p>
          </table:table-cell>
          <table:table-cell office:value-type="float" office:value="17.72" table:style-name="ce1">
            <text:p>17,72</text:p>
          </table:table-cell>
          <table:table-cell office:value-type="float" office:value="18.57" table:style-name="ce1">
            <text:p>18,57</text:p>
          </table:table-cell>
          <table:table-cell office:value-type="float" office:value="16.77" table:style-name="ce1">
            <text:p>16,77</text:p>
          </table:table-cell>
          <table:table-cell office:value-type="float" office:value="12.370000000000001" table:style-name="ce1">
            <text:p>12,37</text:p>
          </table:table-cell>
          <table:table-cell office:value-type="float" office:value="7.51" table:style-name="ce1">
            <text:p>7,51</text:p>
          </table:table-cell>
          <table:table-cell office:value-type="float" office:value="2.99" table:style-name="ce1">
            <text:p>2,99</text:p>
          </table:table-cell>
          <table:table-cell office:value-type="float" office:value="0.95000000000000007" table:style-name="ce1">
            <text:p>0,95</text:p>
          </table:table-cell>
          <table:table-cell office:value-type="float" office:value="0.21" table:style-name="ce1">
            <text:p>0,21</text:p>
          </table:table-cell>
          <table:table-cell office:value-type="float" office:value="13.57" table:style-name="ce1">
            <text:p>13,57</text:p>
          </table:table-cell>
          <table:table-cell office:value-type="float" office:value="9.11" table:style-name="ce1">
            <text:p>9,11</text:p>
          </table:table-cell>
          <table:table-cell office:value-type="float" office:value="13.200000000000001" table:style-name="ce1">
            <text:p>13,2</text:p>
          </table:table-cell>
          <table:table-cell office:value-type="float" office:value="15.700000000000001" table:style-name="ce1">
            <text:p>15,7</text:p>
          </table:table-cell>
          <table:table-cell office:value-type="float" office:value="21.77" table:style-name="ce1">
            <text:p>21,7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2.15" table:style-name="ce1">
            <text:p>2,15</text:p>
          </table:table-cell>
          <table:table-cell office:value-type="float" office:value="0.02" table:style-name="ce1">
            <text:p>0,02</text:p>
          </table:table-cell>
          <table:table-cell office:value-type="float" office:value="13.46" table:style-name="ce1">
            <text:p>13,46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13.83" table:style-name="ce1">
            <text:p>13,83</text:p>
          </table:table-cell>
          <table:table-cell office:value-type="float" office:value="19.63" table:style-name="ce1">
            <text:p>19,63</text:p>
          </table:table-cell>
          <table:table-cell office:value-type="float" office:value="17.91" table:style-name="ce1">
            <text:p>17,91</text:p>
          </table:table-cell>
          <table:table-cell office:value-type="float" office:value="12.47" table:style-name="ce1">
            <text:p>12,47</text:p>
          </table:table-cell>
          <table:table-cell office:value-type="float" office:value="9.07" table:style-name="ce1">
            <text:p>9,07</text:p>
          </table:table-cell>
          <table:table-cell office:value-type="float" office:value="2.79" table:style-name="ce1">
            <text:p>2,79</text:p>
          </table:table-cell>
          <table:table-cell office:value-type="float" office:value="0.8" table:style-name="ce1">
            <text:p>0,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" table:style-name="ce1">
            <text:p>0</text:p>
          </table:table-cell>
          <table:table-cell office:value-type="float" office:value="4.83" table:style-name="ce1">
            <text:p>4,83</text:p>
          </table:table-cell>
          <table:table-cell office:value-type="float" office:value="4.66" table:style-name="ce1">
            <text:p>4,66</text:p>
          </table:table-cell>
          <table:table-cell office:value-type="float" office:value="8.33" table:style-name="ce1">
            <text:p>8,33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24.77" table:style-name="ce1">
            <text:p>24,77</text:p>
          </table:table-cell>
          <table:table-cell office:value-type="float" office:value="24.060000000000002" table:style-name="ce1">
            <text:p>24,06</text:p>
          </table:table-cell>
          <table:table-cell office:value-type="float" office:value="12.5" table:style-name="ce1">
            <text:p>12,5</text:p>
          </table:table-cell>
          <table:table-cell office:value-type="float" office:value="2.97" table:style-name="ce1">
            <text:p>2,97</text:p>
          </table:table-cell>
          <table:table-cell office:value-type="float" office:value="0.05" table:style-name="ce1">
            <text:p>0,05</text:p>
          </table:table-cell>
          <table:table-cell office:value-type="float" office:value="5.16" table:style-name="ce1">
            <text:p>5,16</text:p>
          </table:table-cell>
          <table:table-cell office:value-type="float" office:value="7.7" table:style-name="ce1">
            <text:p>7,7</text:p>
          </table:table-cell>
          <table:table-cell office:value-type="float" office:value="11.98" table:style-name="ce1">
            <text:p>11,98</text:p>
          </table:table-cell>
          <table:table-cell office:value-type="float" office:value="20.68" table:style-name="ce1">
            <text:p>20,68</text:p>
          </table:table-cell>
          <table:table-cell office:value-type="float" office:value="21.740000000000002" table:style-name="ce1">
            <text:p>21,74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8.7000000000000011" table:style-name="ce1">
            <text:p>8,7</text:p>
          </table:table-cell>
          <table:table-cell office:value-type="float" office:value="3.54" table:style-name="ce1">
            <text:p>3,54</text:p>
          </table:table-cell>
          <table:table-cell office:value-type="float" office:value="1.24" table:style-name="ce1">
            <text:p>1,24</text:p>
          </table:table-cell>
          <table:table-cell office:value-type="float" office:value="0.32" table:style-name="ce1">
            <text:p>0,3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.8" table:style-name="ce1">
            <text:p>7,8</text:p>
          </table:table-cell>
          <table:table-cell office:value-type="float" office:value="11.77" table:style-name="ce1">
            <text:p>11,77</text:p>
          </table:table-cell>
          <table:table-cell office:value-type="float" office:value="16.32" table:style-name="ce1">
            <text:p>16,32</text:p>
          </table:table-cell>
          <table:table-cell office:value-type="float" office:value="22.650000000000002" table:style-name="ce1">
            <text:p>22,65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9.59" table:style-name="ce1">
            <text:p>9,59</text:p>
          </table:table-cell>
          <table:table-cell office:value-type="float" office:value="2.39" table:style-name="ce1">
            <text:p>2,39</text:p>
          </table:table-cell>
          <table:table-cell office:value-type="float" office:value="0.02" table:style-name="ce1">
            <text:p>0,02</text:p>
          </table:table-cell>
          <table:table-cell office:value-type="float" office:value="11.02" table:style-name="ce1">
            <text:p>11,02</text:p>
          </table:table-cell>
          <table:table-cell office:value-type="float" office:value="9.24" table:style-name="ce1">
            <text:p>9,24</text:p>
          </table:table-cell>
          <table:table-cell office:value-type="float" office:value="13.290000000000001" table:style-name="ce1">
            <text:p>13,29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19.04" table:style-name="ce1">
            <text:p>19,04</text:p>
          </table:table-cell>
          <table:table-cell office:value-type="float" office:value="14.370000000000001" table:style-name="ce1">
            <text:p>14,37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3.0100000000000002" table:style-name="ce1">
            <text:p>3,01</text:p>
          </table:table-cell>
          <table:table-cell office:value-type="float" office:value="0.93" table:style-name="ce1">
            <text:p>0,93</text:p>
          </table:table-cell>
          <table:table-cell office:value-type="float" office:value="0.2" table:style-name="ce1">
            <text:p>0,2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14.7" table:style-name="ce1">
            <text:p>714,7</text:p>
          </table:table-cell>
          <table:table-cell office:value-type="float" office:value="734.83" table:style-name="ce1">
            <text:p>734,83</text:p>
          </table:table-cell>
          <table:table-cell office:value-type="float" office:value="202.63" table:style-name="ce1">
            <text:p>202,63</text:p>
          </table:table-cell>
          <table:table-cell office:value-type="float" office:value="210.88" table:style-name="ce1">
            <text:p>210,88</text:p>
          </table:table-cell>
          <table:table-cell office:value-type="float" office:value="252.38" table:style-name="ce1">
            <text:p>252,38</text:p>
          </table:table-cell>
          <table:table-cell office:value-type="float" office:value="249.15" table:style-name="ce1">
            <text:p>249,15</text:p>
          </table:table-cell>
          <table:table-cell office:value-type="float" office:value="238.53" table:style-name="ce1">
            <text:p>238,53</text:p>
          </table:table-cell>
          <table:table-cell office:value-type="float" office:value="239.97" table:style-name="ce1">
            <text:p>239,97</text:p>
          </table:table-cell>
          <table:table-cell office:value-type="float" office:value="288.72000000000003" table:style-name="ce1">
            <text:p>288,72</text:p>
          </table:table-cell>
          <table:table-cell office:value-type="float" office:value="286.36" table:style-name="ce1">
            <text:p>286,36</text:p>
          </table:table-cell>
          <table:table-cell office:value-type="float" office:value="308.88" table:style-name="ce1">
            <text:p>308,88</text:p>
          </table:table-cell>
          <table:table-cell office:value-type="float" office:value="303.02" table:style-name="ce1">
            <text:p>303,02</text:p>
          </table:table-cell>
          <table:table-cell office:value-type="float" office:value="294.20999999999998" table:style-name="ce1">
            <text:p>294,21</text:p>
          </table:table-cell>
          <table:table-cell office:value-type="float" office:value="290.90000000000003" table:style-name="ce1">
            <text:p>290,9</text:p>
          </table:table-cell>
          <table:table-cell office:value-type="float" office:value="17.25" table:style-name="ce1">
            <text:p>17,25</text:p>
          </table:table-cell>
          <table:table-cell office:value-type="float" office:value="11.290000000000001" table:style-name="ce1">
            <text:p>11,29</text:p>
          </table:table-cell>
          <table:table-cell office:value-type="float" office:value="12.01" table:style-name="ce1">
            <text:p>12,01</text:p>
          </table:table-cell>
          <table:table-cell office:value-type="float" office:value="14.870000000000001" table:style-name="ce1">
            <text:p>14,87</text:p>
          </table:table-cell>
          <table:table-cell office:value-type="float" office:value="14.25" table:style-name="ce1">
            <text:p>14,25</text:p>
          </table:table-cell>
          <table:table-cell office:value-type="float" office:value="12.790000000000001" table:style-name="ce1">
            <text:p>12,79</text:p>
          </table:table-cell>
          <table:table-cell office:value-type="float" office:value="10.58" table:style-name="ce1">
            <text:p>10,58</text:p>
          </table:table-cell>
          <table:table-cell office:value-type="float" office:value="5.46" table:style-name="ce1">
            <text:p>5,46</text:p>
          </table:table-cell>
          <table:table-cell office:value-type="float" office:value="1.49" table:style-name="ce1">
            <text:p>1,49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12.16" table:style-name="ce1">
            <text:p>12,16</text:p>
          </table:table-cell>
          <table:table-cell office:value-type="float" office:value="16.48" table:style-name="ce1">
            <text:p>16,48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1.75" table:style-name="ce1">
            <text:p>11,75</text:p>
          </table:table-cell>
          <table:table-cell office:value-type="float" office:value="6.92" table:style-name="ce1">
            <text:p>6,92</text:p>
          </table:table-cell>
          <table:table-cell office:value-type="float" office:value="3.47" table:style-name="ce1">
            <text:p>3,47</text:p>
          </table:table-cell>
          <table:table-cell office:value-type="float" office:value="6.1000000000000005" table:style-name="ce1">
            <text:p>6,1</text:p>
          </table:table-cell>
          <table:table-cell office:value-type="float" office:value="11.11" table:style-name="ce1">
            <text:p>11,11</text:p>
          </table:table-cell>
          <table:table-cell office:value-type="float" office:value="14.11" table:style-name="ce1">
            <text:p>14,11</text:p>
          </table:table-cell>
          <table:table-cell office:value-type="float" office:value="16.77" table:style-name="ce1">
            <text:p>16,77</text:p>
          </table:table-cell>
          <table:table-cell office:value-type="float" office:value="17.650000000000002" table:style-name="ce1">
            <text:p>17,65</text:p>
          </table:table-cell>
          <table:table-cell office:value-type="float" office:value="15.620000000000001" table:style-name="ce1">
            <text:p>15,62</text:p>
          </table:table-cell>
          <table:table-cell office:value-type="float" office:value="10.68" table:style-name="ce1">
            <text:p>10,68</text:p>
          </table:table-cell>
          <table:table-cell office:value-type="float" office:value="5.32" table:style-name="ce1">
            <text:p>5,32</text:p>
          </table:table-cell>
          <table:table-cell office:value-type="float" office:value="2.35" table:style-name="ce1">
            <text:p>2,35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.02" table:style-name="ce1">
            <text:p>2,02</text:p>
          </table:table-cell>
          <table:table-cell office:value-type="float" office:value="7.1400000000000006" table:style-name="ce1">
            <text:p>7,14</text:p>
          </table:table-cell>
          <table:table-cell office:value-type="float" office:value="14.44" table:style-name="ce1">
            <text:p>14,44</text:p>
          </table:table-cell>
          <table:table-cell office:value-type="float" office:value="19.420000000000002" table:style-name="ce1">
            <text:p>19,42</text:p>
          </table:table-cell>
          <table:table-cell office:value-type="float" office:value="19.850000000000001" table:style-name="ce1">
            <text:p>19,85</text:p>
          </table:table-cell>
          <table:table-cell office:value-type="float" office:value="16.559999999999999" table:style-name="ce1">
            <text:p>16,56</text:p>
          </table:table-cell>
          <table:table-cell office:value-type="float" office:value="11.25" table:style-name="ce1">
            <text:p>11,25</text:p>
          </table:table-cell>
          <table:table-cell office:value-type="float" office:value="6.0200000000000005" table:style-name="ce1">
            <text:p>6,02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0.84" table:style-name="ce1">
            <text:p>0,84</text:p>
          </table:table-cell>
          <table:table-cell office:value-type="float" office:value="0.03" table:style-name="ce1">
            <text:p>0,03</text:p>
          </table:table-cell>
          <table:table-cell office:value-type="float" office:value="15.81" table:style-name="ce1">
            <text:p>15,81</text:p>
          </table:table-cell>
          <table:table-cell office:value-type="float" office:value="13.68" table:style-name="ce1">
            <text:p>13,68</text:p>
          </table:table-cell>
          <table:table-cell office:value-type="float" office:value="17.36" table:style-name="ce1">
            <text:p>17,36</text:p>
          </table:table-cell>
          <table:table-cell office:value-type="float" office:value="18.88" table:style-name="ce1">
            <text:p>18,88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1.19" table:style-name="ce1">
            <text:p>11,19</text:p>
          </table:table-cell>
          <table:table-cell office:value-type="float" office:value="5.0200000000000005" table:style-name="ce1">
            <text:p>5,02</text:p>
          </table:table-cell>
          <table:table-cell office:value-type="float" office:value="1.36" table:style-name="ce1">
            <text:p>1,36</text:p>
          </table:table-cell>
          <table:table-cell office:value-type="float" office:value="0.03" table:style-name="ce1">
            <text:p>0,03</text:p>
          </table:table-cell>
          <table:table-cell office:value-type="float" office:value="16.559999999999999" table:style-name="ce1">
            <text:p>16,56</text:p>
          </table:table-cell>
          <table:table-cell office:value-type="float" office:value="14.790000000000001" table:style-name="ce1">
            <text:p>14,79</text:p>
          </table:table-cell>
          <table:table-cell office:value-type="float" office:value="18.400000000000002" table:style-name="ce1">
            <text:p>18,4</text:p>
          </table:table-cell>
          <table:table-cell office:value-type="float" office:value="19.14" table:style-name="ce1">
            <text:p>19,14</text:p>
          </table:table-cell>
          <table:table-cell office:value-type="float" office:value="16.62" table:style-name="ce1">
            <text:p>16,62</text:p>
          </table:table-cell>
          <table:table-cell office:value-type="float" office:value="9.6" table:style-name="ce1">
            <text:p>9,6</text:p>
          </table:table-cell>
          <table:table-cell office:value-type="float" office:value="3.42" table:style-name="ce1">
            <text:p>3,42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0.36" table:style-name="ce1">
            <text:p>0,36</text:p>
          </table:table-cell>
          <table:table-cell office:value-type="float" office:value="0" table:style-name="ce1">
            <text:p>0</text:p>
          </table:table-cell>
          <table:table-cell office:value-type="float" office:value="21.740000000000002" table:style-name="ce1">
            <text:p>21,74</text:p>
          </table:table-cell>
          <table:table-cell office:value-type="float" office:value="19.18" table:style-name="ce1">
            <text:p>19,18</text:p>
          </table:table-cell>
          <table:table-cell office:value-type="float" office:value="20.23" table:style-name="ce1">
            <text:p>20,23</text:p>
          </table:table-cell>
          <table:table-cell office:value-type="float" office:value="17.72" table:style-name="ce1">
            <text:p>17,72</text:p>
          </table:table-cell>
          <table:table-cell office:value-type="float" office:value="11.370000000000001" table:style-name="ce1">
            <text:p>11,37</text:p>
          </table:table-cell>
          <table:table-cell office:value-type="float" office:value="6.07" table:style-name="ce1">
            <text:p>6,07</text:p>
          </table:table-cell>
          <table:table-cell office:value-type="float" office:value="2.74" table:style-name="ce1">
            <text:p>2,74</text:p>
          </table:table-cell>
          <table:table-cell office:value-type="float" office:value="0.74" table:style-name="ce1">
            <text:p>0,74</text:p>
          </table:table-cell>
          <table:table-cell office:value-type="float" office:value="0.2" table:style-name="ce1">
            <text:p>0,2</text:p>
          </table:table-cell>
          <table:table-cell office:value-type="float" office:value="0.03" table:style-name="ce1">
            <text:p>0,03</text:p>
          </table:table-cell>
          <table:table-cell office:value-type="float" office:value="22.28" table:style-name="ce1">
            <text:p>22,28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8.89" table:style-name="ce1">
            <text:p>18,89</text:p>
          </table:table-cell>
          <table:table-cell office:value-type="float" office:value="17.09" table:style-name="ce1">
            <text:p>17,09</text:p>
          </table:table-cell>
          <table:table-cell office:value-type="float" office:value="12.63" table:style-name="ce1">
            <text:p>12,63</text:p>
          </table:table-cell>
          <table:table-cell office:value-type="float" office:value="7.44" table:style-name="ce1">
            <text:p>7,44</text:p>
          </table:table-cell>
          <table:table-cell office:value-type="float" office:value="2.98" table:style-name="ce1">
            <text:p>2,98</text:p>
          </table:table-cell>
          <table:table-cell office:value-type="float" office:value="0.92" table:style-name="ce1">
            <text:p>0,92</text:p>
          </table:table-cell>
          <table:table-cell office:value-type="float" office:value="0.2" table:style-name="ce1">
            <text:p>0,2</text:p>
          </table:table-cell>
          <table:table-cell office:value-type="float" office:value="13.57" table:style-name="ce1">
            <text:p>13,57</text:p>
          </table:table-cell>
          <table:table-cell office:value-type="float" office:value="9.32" table:style-name="ce1">
            <text:p>9,32</text:p>
          </table:table-cell>
          <table:table-cell office:value-type="float" office:value="13.620000000000001" table:style-name="ce1">
            <text:p>13,62</text:p>
          </table:table-cell>
          <table:table-cell office:value-type="float" office:value="16.12" table:style-name="ce1">
            <text:p>16,12</text:p>
          </table:table-cell>
          <table:table-cell office:value-type="float" office:value="21.740000000000002" table:style-name="ce1">
            <text:p>21,74</text:p>
          </table:table-cell>
          <table:table-cell office:value-type="float" office:value="15.72" table:style-name="ce1">
            <text:p>15,72</text:p>
          </table:table-cell>
          <table:table-cell office:value-type="float" office:value="7.9" table:style-name="ce1">
            <text:p>7,9</text:p>
          </table:table-cell>
          <table:table-cell office:value-type="float" office:value="2" table:style-name="ce1">
            <text:p>2</text:p>
          </table:table-cell>
          <table:table-cell office:value-type="float" office:value="0.01" table:style-name="ce1">
            <text:p>0,01</text:p>
          </table:table-cell>
          <table:table-cell office:value-type="float" office:value="13.59" table:style-name="ce1">
            <text:p>13,59</text:p>
          </table:table-cell>
          <table:table-cell office:value-type="float" office:value="10.71" table:style-name="ce1">
            <text:p>10,71</text:p>
          </table:table-cell>
          <table:table-cell office:value-type="float" office:value="14.31" table:style-name="ce1">
            <text:p>14,31</text:p>
          </table:table-cell>
          <table:table-cell office:value-type="float" office:value="19.900000000000002" table:style-name="ce1">
            <text:p>19,9</text:p>
          </table:table-cell>
          <table:table-cell office:value-type="float" office:value="17.78" table:style-name="ce1">
            <text:p>17,78</text:p>
          </table:table-cell>
          <table:table-cell office:value-type="float" office:value="11.98" table:style-name="ce1">
            <text:p>11,98</text:p>
          </table:table-cell>
          <table:table-cell office:value-type="float" office:value="8.33" table:style-name="ce1">
            <text:p>8,33</text:p>
          </table:table-cell>
          <table:table-cell office:value-type="float" office:value="2.5500000000000003" table:style-name="ce1">
            <text:p>2,55</text:p>
          </table:table-cell>
          <table:table-cell office:value-type="float" office:value="0.73" table:style-name="ce1">
            <text:p>0,73</text:p>
          </table:table-cell>
          <table:table-cell office:value-type="float" office:value="0.13" table:style-name="ce1">
            <text:p>0,13</text:p>
          </table:table-cell>
          <table:table-cell office:value-type="float" office:value="0" table:style-name="ce1">
            <text:p>0</text:p>
          </table:table-cell>
          <table:table-cell office:value-type="float" office:value="4.8100000000000005" table:style-name="ce1">
            <text:p>4,81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24.67" table:style-name="ce1">
            <text:p>24,67</text:p>
          </table:table-cell>
          <table:table-cell office:value-type="float" office:value="23.95" table:style-name="ce1">
            <text:p>23,95</text:p>
          </table:table-cell>
          <table:table-cell office:value-type="float" office:value="12.42" table:style-name="ce1">
            <text:p>12,42</text:p>
          </table:table-cell>
          <table:table-cell office:value-type="float" office:value="2.95" table:style-name="ce1">
            <text:p>2,95</text:p>
          </table:table-cell>
          <table:table-cell office:value-type="float" office:value="0.05" table:style-name="ce1">
            <text:p>0,05</text:p>
          </table:table-cell>
          <table:table-cell office:value-type="float" office:value="5.26" table:style-name="ce1">
            <text:p>5,26</text:p>
          </table:table-cell>
          <table:table-cell office:value-type="float" office:value="7.91" table:style-name="ce1">
            <text:p>7,91</text:p>
          </table:table-cell>
          <table:table-cell office:value-type="float" office:value="11.9" table:style-name="ce1">
            <text:p>11,9</text:p>
          </table:table-cell>
          <table:table-cell office:value-type="float" office:value="20.77" table:style-name="ce1">
            <text:p>20,77</text:p>
          </table:table-cell>
          <table:table-cell office:value-type="float" office:value="21.61" table:style-name="ce1">
            <text:p>21,61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8.65" table:style-name="ce1">
            <text:p>8,65</text:p>
          </table:table-cell>
          <table:table-cell office:value-type="float" office:value="3.52" table:style-name="ce1">
            <text:p>3,52</text:p>
          </table:table-cell>
          <table:table-cell office:value-type="float" office:value="1.23" table:style-name="ce1">
            <text:p>1,23</text:p>
          </table:table-cell>
          <table:table-cell office:value-type="float" office:value="0.32" table:style-name="ce1">
            <text:p>0,32</text:p>
          </table:table-cell>
          <table:table-cell office:value-type="float" office:value="0" table:style-name="ce1">
            <text:p>0</text:p>
          </table:table-cell>
          <table:table-cell office:value-type="float" office:value="11.18" table:style-name="ce1">
            <text:p>11,18</text:p>
          </table:table-cell>
          <table:table-cell office:value-type="float" office:value="8.120000000000001" table:style-name="ce1">
            <text:p>8,12</text:p>
          </table:table-cell>
          <table:table-cell office:value-type="float" office:value="12.22" table:style-name="ce1">
            <text:p>12,22</text:p>
          </table:table-cell>
          <table:table-cell office:value-type="float" office:value="16.580000000000002" table:style-name="ce1">
            <text:p>16,58</text:p>
          </table:table-cell>
          <table:table-cell office:value-type="float" office:value="22.53" table:style-name="ce1">
            <text:p>22,53</text:p>
          </table:table-cell>
          <table:table-cell office:value-type="float" office:value="17.96" table:style-name="ce1">
            <text:p>17,96</text:p>
          </table:table-cell>
          <table:table-cell office:value-type="float" office:value="9.14" table:style-name="ce1">
            <text:p>9,14</text:p>
          </table:table-cell>
          <table:table-cell office:value-type="float" office:value="2.2600000000000002" table:style-name="ce1">
            <text:p>2,26</text:p>
          </table:table-cell>
          <table:table-cell office:value-type="float" office:value="0.02" table:style-name="ce1">
            <text:p>0,02</text:p>
          </table:table-cell>
          <table:table-cell office:value-type="float" office:value="11.32" table:style-name="ce1">
            <text:p>11,32</text:p>
          </table:table-cell>
          <table:table-cell office:value-type="float" office:value="9.94" table:style-name="ce1">
            <text:p>9,94</text:p>
          </table:table-cell>
          <table:table-cell office:value-type="float" office:value="13.65" table:style-name="ce1">
            <text:p>13,65</text:p>
          </table:table-cell>
          <table:table-cell office:value-type="float" office:value="20.14" table:style-name="ce1">
            <text:p>20,14</text:p>
          </table:table-cell>
          <table:table-cell office:value-type="float" office:value="18.82" table:style-name="ce1">
            <text:p>18,82</text:p>
          </table:table-cell>
          <table:table-cell office:value-type="float" office:value="13.85" table:style-name="ce1">
            <text:p>13,85</text:p>
          </table:table-cell>
          <table:table-cell office:value-type="float" office:value="8.42" table:style-name="ce1">
            <text:p>8,42</text:p>
          </table:table-cell>
          <table:table-cell office:value-type="float" office:value="2.81" table:style-name="ce1">
            <text:p>2,81</text:p>
          </table:table-cell>
          <table:table-cell office:value-type="float" office:value="0.87" table:style-name="ce1">
            <text:p>0,87</text:p>
          </table:table-cell>
          <table:table-cell office:value-type="float" office:value="0.18" table:style-name="ce1">
            <text:p>0,1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41.02" table:style-name="ce1">
            <text:p>741,02</text:p>
          </table:table-cell>
          <table:table-cell office:value-type="float" office:value="771.93000000000006" table:style-name="ce1">
            <text:p>771,93</text:p>
          </table:table-cell>
          <table:table-cell office:value-type="float" office:value="215.9" table:style-name="ce1">
            <text:p>215,9</text:p>
          </table:table-cell>
          <table:table-cell office:value-type="float" office:value="220.55" table:style-name="ce1">
            <text:p>220,55</text:p>
          </table:table-cell>
          <table:table-cell office:value-type="float" office:value="271.95999999999998" table:style-name="ce1">
            <text:p>271,96</text:p>
          </table:table-cell>
          <table:table-cell office:value-type="float" office:value="265.23" table:style-name="ce1">
            <text:p>265,23</text:p>
          </table:table-cell>
          <table:table-cell office:value-type="float" office:value="263.75" table:style-name="ce1">
            <text:p>263,75</text:p>
          </table:table-cell>
          <table:table-cell office:value-type="float" office:value="262.19" table:style-name="ce1">
            <text:p>262,19</text:p>
          </table:table-cell>
          <table:table-cell office:value-type="float" office:value="306.57" table:style-name="ce1">
            <text:p>306,57</text:p>
          </table:table-cell>
          <table:table-cell office:value-type="float" office:value="305.97000000000003" table:style-name="ce1">
            <text:p>305,97</text:p>
          </table:table-cell>
          <table:table-cell table:number-columns-repeated="2" table:style-name="ce1"/>
          <table:table-cell office:value-type="float" office:value="306.57" table:style-name="ce1">
            <text:p>306,57</text:p>
          </table:table-cell>
          <table:table-cell office:value-type="float" office:value="305.97000000000003" table:style-name="ce1">
            <text:p>305,97</text:p>
          </table:table-cell>
          <table:table-cell office:value-type="float" office:value="3.17" table:style-name="ce1">
            <text:p>3,17</text:p>
          </table:table-cell>
          <table:table-cell office:value-type="float" office:value="7.82" table:style-name="ce1">
            <text:p>7,82</text:p>
          </table:table-cell>
          <table:table-cell office:value-type="float" office:value="6.43" table:style-name="ce1">
            <text:p>6,43</text:p>
          </table:table-cell>
          <table:table-cell office:value-type="float" office:value="18.3" table:style-name="ce1">
            <text:p>18,3</text:p>
          </table:table-cell>
          <table:table-cell office:value-type="float" office:value="18.490000000000002" table:style-name="ce1">
            <text:p>18,49</text:p>
          </table:table-cell>
          <table:table-cell office:value-type="float" office:value="21.17" table:style-name="ce1">
            <text:p>21,17</text:p>
          </table:table-cell>
          <table:table-cell office:value-type="float" office:value="12.56" table:style-name="ce1">
            <text:p>12,56</text:p>
          </table:table-cell>
          <table:table-cell office:value-type="float" office:value="10.97" table:style-name="ce1">
            <text:p>10,97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0.81" table:style-name="ce1">
            <text:p>0,81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8.94" table:style-name="ce1">
            <text:p>8,94</text:p>
          </table:table-cell>
          <table:table-cell office:value-type="float" office:value="15.44" table:style-name="ce1">
            <text:p>15,44</text:p>
          </table:table-cell>
          <table:table-cell office:value-type="float" office:value="19.52" table:style-name="ce1">
            <text:p>19,52</text:p>
          </table:table-cell>
          <table:table-cell office:value-type="float" office:value="13.030000000000001" table:style-name="ce1">
            <text:p>13,03</text:p>
          </table:table-cell>
          <table:table-cell office:value-type="float" office:value="15.040000000000001" table:style-name="ce1">
            <text:p>15,04</text:p>
          </table:table-cell>
          <table:table-cell office:value-type="float" office:value="17.47" table:style-name="ce1">
            <text:p>17,47</text:p>
          </table:table-cell>
          <table:table-cell office:value-type="float" office:value="4.07" table:style-name="ce1">
            <text:p>4,07</text:p>
          </table:table-cell>
          <table:table-cell office:value-type="float" office:value="6.41" table:style-name="ce1">
            <text:p>6,41</text:p>
          </table:table-cell>
          <table:table-cell office:value-type="float" office:value="9.65" table:style-name="ce1">
            <text:p>9,65</text:p>
          </table:table-cell>
          <table:table-cell office:value-type="float" office:value="13.41" table:style-name="ce1">
            <text:p>13,41</text:p>
          </table:table-cell>
          <table:table-cell office:value-type="float" office:value="25.23" table:style-name="ce1">
            <text:p>25,23</text:p>
          </table:table-cell>
          <table:table-cell office:value-type="float" office:value="14.97" table:style-name="ce1">
            <text:p>14,97</text:p>
          </table:table-cell>
          <table:table-cell office:value-type="float" office:value="14.540000000000001" table:style-name="ce1">
            <text:p>14,54</text:p>
          </table:table-cell>
          <table:table-cell office:value-type="float" office:value="9.2000000000000011" table:style-name="ce1">
            <text:p>9,2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2.99" table:style-name="ce1">
            <text:p>2,99</text:p>
          </table:table-cell>
          <table:table-cell office:value-type="float" office:value="5.0200000000000005" table:style-name="ce1">
            <text:p>5,02</text:p>
          </table:table-cell>
          <table:table-cell office:value-type="float" office:value="5.97" table:style-name="ce1">
            <text:p>5,97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28.2" table:style-name="ce1">
            <text:p>28,2</text:p>
          </table:table-cell>
          <table:table-cell office:value-type="float" office:value="15.57" table:style-name="ce1">
            <text:p>15,57</text:p>
          </table:table-cell>
          <table:table-cell office:value-type="float" office:value="9.77" table:style-name="ce1">
            <text:p>9,77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3.67" table:style-name="ce1">
            <text:p>3,6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.15" table:style-name="ce1">
            <text:p>9,15</text:p>
          </table:table-cell>
          <table:table-cell office:value-type="float" office:value="6.98" table:style-name="ce1">
            <text:p>6,98</text:p>
          </table:table-cell>
          <table:table-cell office:value-type="float" office:value="15.18" table:style-name="ce1">
            <text:p>15,18</text:p>
          </table:table-cell>
          <table:table-cell office:value-type="float" office:value="11.23" table:style-name="ce1">
            <text:p>11,23</text:p>
          </table:table-cell>
          <table:table-cell office:value-type="float" office:value="28.92" table:style-name="ce1">
            <text:p>28,92</text:p>
          </table:table-cell>
          <table:table-cell office:value-type="float" office:value="17.900000000000002" table:style-name="ce1">
            <text:p>17,9</text:p>
          </table:table-cell>
          <table:table-cell office:value-type="float" office:value="7.98" table:style-name="ce1">
            <text:p>7,98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.33" table:style-name="ce1">
            <text:p>0,33</text:p>
          </table:table-cell>
          <table:table-cell office:value-type="float" office:value="8.64" table:style-name="ce1">
            <text:p>8,64</text:p>
          </table:table-cell>
          <table:table-cell office:value-type="float" office:value="13.06" table:style-name="ce1">
            <text:p>13,06</text:p>
          </table:table-cell>
          <table:table-cell office:value-type="float" office:value="12.13" table:style-name="ce1">
            <text:p>12,13</text:p>
          </table:table-cell>
          <table:table-cell office:value-type="float" office:value="22.64" table:style-name="ce1">
            <text:p>22,64</text:p>
          </table:table-cell>
          <table:table-cell office:value-type="float" office:value="18.740000000000002" table:style-name="ce1">
            <text:p>18,74</text:p>
          </table:table-cell>
          <table:table-cell office:value-type="float" office:value="15.33" table:style-name="ce1">
            <text:p>15,33</text:p>
          </table:table-cell>
          <table:table-cell office:value-type="float" office:value="5.89" table:style-name="ce1">
            <text:p>5,89</text:p>
          </table:table-cell>
          <table:table-cell office:value-type="float" office:value="2.09" table:style-name="ce1">
            <text:p>2,09</text:p>
          </table:table-cell>
          <table:table-cell office:value-type="float" office:value="1.47" table:style-name="ce1">
            <text:p>1,47</text:p>
          </table:table-cell>
          <table:table-cell office:value-type="float" office:value="0" table:style-name="ce1">
            <text:p>0</text:p>
          </table:table-cell>
          <table:table-cell office:value-type="float" office:value="11.01" table:style-name="ce1">
            <text:p>11,01</text:p>
          </table:table-cell>
          <table:table-cell office:value-type="float" office:value="11.370000000000001" table:style-name="ce1">
            <text:p>11,37</text:p>
          </table:table-cell>
          <table:table-cell office:value-type="float" office:value="14.94" table:style-name="ce1">
            <text:p>14,94</text:p>
          </table:table-cell>
          <table:table-cell office:value-type="float" office:value="22.32" table:style-name="ce1">
            <text:p>22,32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12.89" table:style-name="ce1">
            <text:p>12,89</text:p>
          </table:table-cell>
          <table:table-cell office:value-type="float" office:value="7.92" table:style-name="ce1">
            <text:p>7,92</text:p>
          </table:table-cell>
          <table:table-cell office:value-type="float" office:value="1.08" table:style-name="ce1">
            <text:p>1,08</text:p>
          </table:table-cell>
          <table:table-cell office:value-type="float" office:value="0" table:style-name="ce1">
            <text:p>0</text:p>
          </table:table-cell>
          <table:table-cell office:value-type="float" office:value="0.64" table:style-name="ce1">
            <text:p>0,64</text:p>
          </table:table-cell>
          <table:table-cell office:value-type="float" office:value="16.11" table:style-name="ce1">
            <text:p>16,11</text:p>
          </table:table-cell>
          <table:table-cell office:value-type="float" office:value="9.64" table:style-name="ce1">
            <text:p>9,64</text:p>
          </table:table-cell>
          <table:table-cell office:value-type="float" office:value="9.9500000000000011" table:style-name="ce1">
            <text:p>9,95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19.25" table:style-name="ce1">
            <text:p>19,25</text:p>
          </table:table-cell>
          <table:table-cell office:value-type="float" office:value="15.94" table:style-name="ce1">
            <text:p>15,94</text:p>
          </table:table-cell>
          <table:table-cell office:value-type="float" office:value="5.99" table:style-name="ce1">
            <text:p>5,99</text:p>
          </table:table-cell>
          <table:table-cell office:value-type="float" office:value="2.71" table:style-name="ce1">
            <text:p>2,71</text:p>
          </table:table-cell>
          <table:table-cell office:value-type="float" office:value="0" table:style-name="ce1">
            <text:p>0</text:p>
          </table:table-cell>
          <table:table-cell office:value-type="float" office:value="1.17" table:style-name="ce1">
            <text:p>1,17</text:p>
          </table:table-cell>
          <table:table-cell office:value-type="float" office:value="4.04" table:style-name="ce1">
            <text:p>4,04</text:p>
          </table:table-cell>
          <table:table-cell office:value-type="float" office:value="12.030000000000001" table:style-name="ce1">
            <text:p>12,03</text:p>
          </table:table-cell>
          <table:table-cell office:value-type="float" office:value="30.25" table:style-name="ce1">
            <text:p>30,25</text:p>
          </table:table-cell>
          <table:table-cell office:value-type="float" office:value="19.39" table:style-name="ce1">
            <text:p>19,39</text:p>
          </table:table-cell>
          <table:table-cell office:value-type="float" office:value="20.02" table:style-name="ce1">
            <text:p>20,02</text:p>
          </table:table-cell>
          <table:table-cell office:value-type="float" office:value="9.69" table:style-name="ce1">
            <text:p>9,69</text:p>
          </table:table-cell>
          <table:table-cell office:value-type="float" office:value="3.41" table:style-name="ce1">
            <text:p>3,41</text:p>
          </table:table-cell>
          <table:table-cell office:value-type="float" office:value="0" table:style-name="ce1">
            <text:p>0</text:p>
          </table:table-cell>
          <table:table-cell office:value-type="float" office:value="4.58" table:style-name="ce1">
            <text:p>4,58</text:p>
          </table:table-cell>
          <table:table-cell office:value-type="float" office:value="3.41" table:style-name="ce1">
            <text:p>3,41</text:p>
          </table:table-cell>
          <table:table-cell office:value-type="float" office:value="13.11" table:style-name="ce1">
            <text:p>13,11</text:p>
          </table:table-cell>
          <table:table-cell office:value-type="float" office:value="26.84" table:style-name="ce1">
            <text:p>26,84</text:p>
          </table:table-cell>
          <table:table-cell office:value-type="float" office:value="17.68" table:style-name="ce1">
            <text:p>17,68</text:p>
          </table:table-cell>
          <table:table-cell office:value-type="float" office:value="19.48" table:style-name="ce1">
            <text:p>19,48</text:p>
          </table:table-cell>
          <table:table-cell office:value-type="float" office:value="12.030000000000001" table:style-name="ce1">
            <text:p>12,03</text:p>
          </table:table-cell>
          <table:table-cell office:value-type="float" office:value="0" table:style-name="ce1">
            <text:p>0</text:p>
          </table:table-cell>
          <table:table-cell office:value-type="float" office:value="2.87" table:style-name="ce1">
            <text:p>2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0" table:style-name="ce1"/>
          <table:table-cell office:value-type="float" office:value="1.17" table:style-name="ce1">
            <text:p>1,17</text:p>
          </table:table-cell>
          <table:table-cell office:value-type="float" office:value="4.04" table:style-name="ce1">
            <text:p>4,04</text:p>
          </table:table-cell>
          <table:table-cell office:value-type="float" office:value="12.030000000000001" table:style-name="ce1">
            <text:p>12,03</text:p>
          </table:table-cell>
          <table:table-cell office:value-type="float" office:value="30.25" table:style-name="ce1">
            <text:p>30,25</text:p>
          </table:table-cell>
          <table:table-cell office:value-type="float" office:value="19.39" table:style-name="ce1">
            <text:p>19,39</text:p>
          </table:table-cell>
          <table:table-cell office:value-type="float" office:value="20.02" table:style-name="ce1">
            <text:p>20,02</text:p>
          </table:table-cell>
          <table:table-cell office:value-type="float" office:value="9.69" table:style-name="ce1">
            <text:p>9,69</text:p>
          </table:table-cell>
          <table:table-cell office:value-type="float" office:value="3.41" table:style-name="ce1">
            <text:p>3,41</text:p>
          </table:table-cell>
          <table:table-cell office:value-type="float" office:value="0" table:style-name="ce1">
            <text:p>0</text:p>
          </table:table-cell>
          <table:table-cell office:value-type="float" office:value="4.58" table:style-name="ce1">
            <text:p>4,58</text:p>
          </table:table-cell>
          <table:table-cell office:value-type="float" office:value="3.41" table:style-name="ce1">
            <text:p>3,41</text:p>
          </table:table-cell>
          <table:table-cell office:value-type="float" office:value="13.11" table:style-name="ce1">
            <text:p>13,11</text:p>
          </table:table-cell>
          <table:table-cell office:value-type="float" office:value="26.84" table:style-name="ce1">
            <text:p>26,84</text:p>
          </table:table-cell>
          <table:table-cell office:value-type="float" office:value="17.68" table:style-name="ce1">
            <text:p>17,68</text:p>
          </table:table-cell>
          <table:table-cell office:value-type="float" office:value="19.48" table:style-name="ce1">
            <text:p>19,48</text:p>
          </table:table-cell>
          <table:table-cell office:value-type="float" office:value="12.030000000000001" table:style-name="ce1">
            <text:p>12,03</text:p>
          </table:table-cell>
          <table:table-cell office:value-type="float" office:value="0" table:style-name="ce1">
            <text:p>0</text:p>
          </table:table-cell>
          <table:table-cell office:value-type="float" office:value="2.87" table:style-name="ce1">
            <text:p>2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71.45" table:style-name="ce1">
            <text:p>771,45</text:p>
          </table:table-cell>
          <table:table-cell office:value-type="float" office:value="773.64" table:style-name="ce1">
            <text:p>773,64</text:p>
          </table:table-cell>
          <table:table-cell office:value-type="float" office:value="229.72" table:style-name="ce1">
            <text:p>229,72</text:p>
          </table:table-cell>
          <table:table-cell office:value-type="float" office:value="225.88" table:style-name="ce1">
            <text:p>225,88</text:p>
          </table:table-cell>
          <table:table-cell office:value-type="float" office:value="259.64999999999998" table:style-name="ce1">
            <text:p>259,65</text:p>
          </table:table-cell>
          <table:table-cell office:value-type="float" office:value="261.01" table:style-name="ce1">
            <text:p>261,01</text:p>
          </table:table-cell>
          <table:table-cell office:value-type="float" office:value="248.66" table:style-name="ce1">
            <text:p>248,66</text:p>
          </table:table-cell>
          <table:table-cell office:value-type="float" office:value="264.01" table:style-name="ce1">
            <text:p>264,01</text:p>
          </table:table-cell>
          <table:table-cell office:value-type="float" office:value="303.64" table:style-name="ce1">
            <text:p>303,64</text:p>
          </table:table-cell>
          <table:table-cell office:value-type="float" office:value="305.26" table:style-name="ce1">
            <text:p>305,26</text:p>
          </table:table-cell>
          <table:table-cell office:value-type="float" office:value="267.75" table:style-name="ce1">
            <text:p>267,75</text:p>
          </table:table-cell>
          <table:table-cell office:value-type="float" office:value="267.44" table:style-name="ce1">
            <text:p>267,44</text:p>
          </table:table-cell>
          <table:table-cell office:value-type="float" office:value="282.53000000000003" table:style-name="ce1">
            <text:p>282,53</text:p>
          </table:table-cell>
          <table:table-cell office:value-type="float" office:value="283.01" table:style-name="ce1">
            <text:p>283,01</text:p>
          </table:table-cell>
          <table:table-cell office:value-type="float" office:value="1.7" table:style-name="ce1">
            <text:p>1,7</text:p>
          </table:table-cell>
          <table:table-cell office:value-type="float" office:value="0.37" table:style-name="ce1">
            <text:p>0,37</text:p>
          </table:table-cell>
          <table:table-cell office:value-type="float" office:value="3.11" table:style-name="ce1">
            <text:p>3,11</text:p>
          </table:table-cell>
          <table:table-cell office:value-type="float" office:value="13.63" table:style-name="ce1">
            <text:p>13,63</text:p>
          </table:table-cell>
          <table:table-cell office:value-type="float" office:value="12.02" table:style-name="ce1">
            <text:p>12,02</text:p>
          </table:table-cell>
          <table:table-cell office:value-type="float" office:value="19.45" table:style-name="ce1">
            <text:p>19,45</text:p>
          </table:table-cell>
          <table:table-cell office:value-type="float" office:value="17.650000000000002" table:style-name="ce1">
            <text:p>17,65</text:p>
          </table:table-cell>
          <table:table-cell office:value-type="float" office:value="21.490000000000002" table:style-name="ce1">
            <text:p>21,49</text:p>
          </table:table-cell>
          <table:table-cell office:value-type="float" office:value="10.59" table:style-name="ce1">
            <text:p>10,59</text:p>
          </table:table-cell>
          <table:table-cell office:value-type="float" office:value="0.03" table:style-name="ce1">
            <text:p>0,03</text:p>
          </table:table-cell>
          <table:table-cell office:value-type="float" office:value="1.54" table:style-name="ce1">
            <text:p>1,54</text:p>
          </table:table-cell>
          <table:table-cell office:value-type="float" office:value="4.97" table:style-name="ce1">
            <text:p>4,97</text:p>
          </table:table-cell>
          <table:table-cell office:value-type="float" office:value="8.5" table:style-name="ce1">
            <text:p>8,5</text:p>
          </table:table-cell>
          <table:table-cell office:value-type="float" office:value="15.65" table:style-name="ce1">
            <text:p>15,65</text:p>
          </table:table-cell>
          <table:table-cell office:value-type="float" office:value="25.32" table:style-name="ce1">
            <text:p>25,32</text:p>
          </table:table-cell>
          <table:table-cell office:value-type="float" office:value="13.35" table:style-name="ce1">
            <text:p>13,35</text:p>
          </table:table-cell>
          <table:table-cell office:value-type="float" office:value="9.7200000000000006" table:style-name="ce1">
            <text:p>9,72</text:p>
          </table:table-cell>
          <table:table-cell office:value-type="float" office:value="20.92" table:style-name="ce1">
            <text:p>20,92</text:p>
          </table:table-cell>
          <table:table-cell office:value-type="float" office:value="1.33" table:style-name="ce1">
            <text:p>1,33</text:p>
          </table:table-cell>
          <table:table-cell office:value-type="float" office:value="4.38" table:style-name="ce1">
            <text:p>4,38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16.05" table:style-name="ce1">
            <text:p>16,05</text:p>
          </table:table-cell>
          <table:table-cell office:value-type="float" office:value="19.059999999999999" table:style-name="ce1">
            <text:p>19,06</text:p>
          </table:table-cell>
          <table:table-cell office:value-type="float" office:value="22.84" table:style-name="ce1">
            <text:p>22,84</text:p>
          </table:table-cell>
          <table:table-cell office:value-type="float" office:value="14.38" table:style-name="ce1">
            <text:p>14,38</text:p>
          </table:table-cell>
          <table:table-cell office:value-type="float" office:value="12.44" table:style-name="ce1">
            <text:p>12,44</text:p>
          </table:table-cell>
          <table:table-cell office:value-type="float" office:value="4.34" table:style-name="ce1">
            <text:p>4,34</text:p>
          </table:table-cell>
          <table:table-cell office:value-type="float" office:value="0.52" table:style-name="ce1">
            <text:p>0,52</text:p>
          </table:table-cell>
          <table:table-cell office:value-type="float" office:value="0.26" table:style-name="ce1">
            <text:p>0,26</text:p>
          </table:table-cell>
          <table:table-cell office:value-type="float" office:value="2.63" table:style-name="ce1">
            <text:p>2,63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20.25" table:style-name="ce1">
            <text:p>20,25</text:p>
          </table:table-cell>
          <table:table-cell office:value-type="float" office:value="16.29" table:style-name="ce1">
            <text:p>16,29</text:p>
          </table:table-cell>
          <table:table-cell office:value-type="float" office:value="19.170000000000002" table:style-name="ce1">
            <text:p>19,17</text:p>
          </table:table-cell>
          <table:table-cell office:value-type="float" office:value="20.830000000000002" table:style-name="ce1">
            <text:p>20,83</text:p>
          </table:table-cell>
          <table:table-cell office:value-type="float" office:value="6.63" table:style-name="ce1">
            <text:p>6,63</text:p>
          </table:table-cell>
          <table:table-cell office:value-type="float" office:value="3.2" table:style-name="ce1">
            <text:p>3,2</text:p>
          </table:table-cell>
          <table:table-cell office:value-type="float" office:value="1.54" table:style-name="ce1">
            <text:p>1,54</text:p>
          </table:table-cell>
          <table:table-cell office:value-type="float" office:value="0" table:style-name="ce1">
            <text:p>0</text:p>
          </table:table-cell>
          <table:table-cell office:value-type="float" office:value="15.280000000000001" table:style-name="ce1">
            <text:p>15,28</text:p>
          </table:table-cell>
          <table:table-cell office:value-type="float" office:value="10.28" table:style-name="ce1">
            <text:p>10,28</text:p>
          </table:table-cell>
          <table:table-cell office:value-type="float" office:value="15.68" table:style-name="ce1">
            <text:p>15,68</text:p>
          </table:table-cell>
          <table:table-cell office:value-type="float" office:value="17.05" table:style-name="ce1">
            <text:p>17,05</text:p>
          </table:table-cell>
          <table:table-cell office:value-type="float" office:value="19.03" table:style-name="ce1">
            <text:p>19,03</text:p>
          </table:table-cell>
          <table:table-cell office:value-type="float" office:value="15.1" table:style-name="ce1">
            <text:p>15,1</text:p>
          </table:table-cell>
          <table:table-cell office:value-type="float" office:value="6.5" table:style-name="ce1">
            <text:p>6,5</text:p>
          </table:table-cell>
          <table:table-cell office:value-type="float" office:value="1.08" table:style-name="ce1">
            <text:p>1,08</text:p>
          </table:table-cell>
          <table:table-cell office:value-type="float" office:value="0" table:style-name="ce1">
            <text:p>0</text:p>
          </table:table-cell>
          <table:table-cell office:value-type="float" office:value="12.99" table:style-name="ce1">
            <text:p>12,99</text:p>
          </table:table-cell>
          <table:table-cell office:value-type="float" office:value="10.450000000000001" table:style-name="ce1">
            <text:p>10,45</text:p>
          </table:table-cell>
          <table:table-cell office:value-type="float" office:value="17.62" table:style-name="ce1">
            <text:p>17,62</text:p>
          </table:table-cell>
          <table:table-cell office:value-type="float" office:value="15.450000000000001" table:style-name="ce1">
            <text:p>15,45</text:p>
          </table:table-cell>
          <table:table-cell office:value-type="float" office:value="18.11" table:style-name="ce1">
            <text:p>18,11</text:p>
          </table:table-cell>
          <table:table-cell office:value-type="float" office:value="16.990000000000002" table:style-name="ce1">
            <text:p>16,99</text:p>
          </table:table-cell>
          <table:table-cell office:value-type="float" office:value="5.55" table:style-name="ce1">
            <text:p>5,55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0.54" table:style-name="ce1">
            <text:p>0,54</text:p>
          </table:table-cell>
          <table:table-cell office:value-type="float" office:value="0" table:style-name="ce1">
            <text:p>0</text:p>
          </table:table-cell>
          <table:table-cell office:value-type="float" office:value="21.95" table:style-name="ce1">
            <text:p>21,95</text:p>
          </table:table-cell>
          <table:table-cell office:value-type="float" office:value="10.200000000000001" table:style-name="ce1">
            <text:p>10,2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6.37" table:style-name="ce1">
            <text:p>16,37</text:p>
          </table:table-cell>
          <table:table-cell office:value-type="float" office:value="15.85" table:style-name="ce1">
            <text:p>15,85</text:p>
          </table:table-cell>
          <table:table-cell office:value-type="float" office:value="9.7900000000000009" table:style-name="ce1">
            <text:p>9,79</text:p>
          </table:table-cell>
          <table:table-cell office:value-type="float" office:value="4.93" table:style-name="ce1">
            <text:p>4,93</text:p>
          </table:table-cell>
          <table:table-cell office:value-type="float" office:value="0.88" table:style-name="ce1">
            <text:p>0,88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" table:style-name="ce1">
            <text:p>0</text:p>
          </table:table-cell>
          <table:table-cell office:value-type="float" office:value="8.9500000000000011" table:style-name="ce1">
            <text:p>8,95</text:p>
          </table:table-cell>
          <table:table-cell office:value-type="float" office:value="14.030000000000001" table:style-name="ce1">
            <text:p>14,03</text:p>
          </table:table-cell>
          <table:table-cell office:value-type="float" office:value="17.740000000000002" table:style-name="ce1">
            <text:p>17,74</text:p>
          </table:table-cell>
          <table:table-cell office:value-type="float" office:value="14.34" table:style-name="ce1">
            <text:p>14,34</text:p>
          </table:table-cell>
          <table:table-cell office:value-type="float" office:value="17.52" table:style-name="ce1">
            <text:p>17,52</text:p>
          </table:table-cell>
          <table:table-cell office:value-type="float" office:value="18.14" table:style-name="ce1">
            <text:p>18,14</text:p>
          </table:table-cell>
          <table:table-cell office:value-type="float" office:value="7.96" table:style-name="ce1">
            <text:p>7,96</text:p>
          </table:table-cell>
          <table:table-cell office:value-type="float" office:value="1.33" table:style-name="ce1">
            <text:p>1,33</text:p>
          </table:table-cell>
          <table:table-cell office:value-type="float" office:value="0" table:style-name="ce1">
            <text:p>0</text:p>
          </table:table-cell>
          <table:table-cell office:value-type="float" office:value="11.97" table:style-name="ce1">
            <text:p>11,97</text:p>
          </table:table-cell>
          <table:table-cell office:value-type="float" office:value="7.11" table:style-name="ce1">
            <text:p>7,11</text:p>
          </table:table-cell>
          <table:table-cell office:value-type="float" office:value="8.33" table:style-name="ce1">
            <text:p>8,33</text:p>
          </table:table-cell>
          <table:table-cell office:value-type="float" office:value="12.86" table:style-name="ce1">
            <text:p>12,86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22.330000000000002" table:style-name="ce1">
            <text:p>22,33</text:p>
          </table:table-cell>
          <table:table-cell office:value-type="float" office:value="10.64" table:style-name="ce1">
            <text:p>10,64</text:p>
          </table:table-cell>
          <table:table-cell office:value-type="float" office:value="6.7" table:style-name="ce1">
            <text:p>6,7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0.14" table:style-name="ce1">
            <text:p>10,14</text:p>
          </table:table-cell>
          <table:table-cell office:value-type="float" office:value="7.53" table:style-name="ce1">
            <text:p>7,53</text:p>
          </table:table-cell>
          <table:table-cell office:value-type="float" office:value="9.61" table:style-name="ce1">
            <text:p>9,61</text:p>
          </table:table-cell>
          <table:table-cell office:value-type="float" office:value="14.280000000000001" table:style-name="ce1">
            <text:p>14,28</text:p>
          </table:table-cell>
          <table:table-cell office:value-type="float" office:value="16.53" table:style-name="ce1">
            <text:p>16,53</text:p>
          </table:table-cell>
          <table:table-cell office:value-type="float" office:value="21.3" table:style-name="ce1">
            <text:p>21,3</text:p>
          </table:table-cell>
          <table:table-cell office:value-type="float" office:value="9.74" table:style-name="ce1">
            <text:p>9,74</text:p>
          </table:table-cell>
          <table:table-cell office:value-type="float" office:value="8.6" table:style-name="ce1">
            <text:p>8,6</text:p>
          </table:table-cell>
          <table:table-cell office:value-type="float" office:value="2.11" table:style-name="ce1">
            <text:p>2,11</text:p>
          </table:table-cell>
          <table:table-cell office:value-type="float" office:value="0.15" table:style-name="ce1">
            <text:p>0,15</text:p>
          </table:table-cell>
          <table:table-cell office:value-type="float" office:value="0" table:style-name="ce1">
            <text:p>0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20.240000000000002" table:style-name="ce1">
            <text:p>20,24</text:p>
          </table:table-cell>
          <table:table-cell office:value-type="float" office:value="19.22" table:style-name="ce1">
            <text:p>19,22</text:p>
          </table:table-cell>
          <table:table-cell office:value-type="float" office:value="20.95" table:style-name="ce1">
            <text:p>20,95</text:p>
          </table:table-cell>
          <table:table-cell office:value-type="float" office:value="13.06" table:style-name="ce1">
            <text:p>13,06</text:p>
          </table:table-cell>
          <table:table-cell office:value-type="float" office:value="8.43" table:style-name="ce1">
            <text:p>8,43</text:p>
          </table:table-cell>
          <table:table-cell office:value-type="float" office:value="1.18" table:style-name="ce1">
            <text:p>1,18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office:value-type="float" office:value="20.84" table:style-name="ce1">
            <text:p>20,84</text:p>
          </table:table-cell>
          <table:table-cell office:value-type="float" office:value="13.49" table:style-name="ce1">
            <text:p>13,49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4.96" table:style-name="ce1">
            <text:p>24,96</text:p>
          </table:table-cell>
          <table:table-cell office:value-type="float" office:value="13.89" table:style-name="ce1">
            <text:p>13,89</text:p>
          </table:table-cell>
          <table:table-cell office:value-type="float" office:value="6.99" table:style-name="ce1">
            <text:p>6,99</text:p>
          </table:table-cell>
          <table:table-cell office:value-type="float" office:value="2.65" table:style-name="ce1">
            <text:p>2,65</text:p>
          </table:table-cell>
          <table:table-cell office:value-type="float" office:value="0.51" table:style-name="ce1">
            <text:p>0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64" table:style-name="ce1">
            <text:p>14,64</text:p>
          </table:table-cell>
          <table:table-cell office:value-type="float" office:value="14.83" table:style-name="ce1">
            <text:p>14,83</text:p>
          </table:table-cell>
          <table:table-cell office:value-type="float" office:value="14.73" table:style-name="ce1">
            <text:p>14,73</text:p>
          </table:table-cell>
          <table:table-cell office:value-type="float" office:value="17.62" table:style-name="ce1">
            <text:p>17,62</text:p>
          </table:table-cell>
          <table:table-cell office:value-type="float" office:value="15.71" table:style-name="ce1">
            <text:p>15,71</text:p>
          </table:table-cell>
          <table:table-cell office:value-type="float" office:value="14.15" table:style-name="ce1">
            <text:p>14,15</text:p>
          </table:table-cell>
          <table:table-cell office:value-type="float" office:value="5.07" table:style-name="ce1">
            <text:p>5,07</text:p>
          </table:table-cell>
          <table:table-cell office:value-type="float" office:value="3.0100000000000002" table:style-name="ce1">
            <text:p>3,01</text:p>
          </table:table-cell>
          <table:table-cell office:value-type="float" office:value="0.23" table:style-name="ce1">
            <text:p>0,23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11.040000000000001" table:style-name="ce1">
            <text:p>11,04</text:p>
          </table:table-cell>
          <table:table-cell office:value-type="float" office:value="13.77" table:style-name="ce1">
            <text:p>13,77</text:p>
          </table:table-cell>
          <table:table-cell office:value-type="float" office:value="20.56" table:style-name="ce1">
            <text:p>20,56</text:p>
          </table:table-cell>
          <table:table-cell office:value-type="float" office:value="14.98" table:style-name="ce1">
            <text:p>14,98</text:p>
          </table:table-cell>
          <table:table-cell office:value-type="float" office:value="12.88" table:style-name="ce1">
            <text:p>12,88</text:p>
          </table:table-cell>
          <table:table-cell office:value-type="float" office:value="5.57" table:style-name="ce1">
            <text:p>5,57</text:p>
          </table:table-cell>
          <table:table-cell office:value-type="float" office:value="3.84" table:style-name="ce1">
            <text:p>3,84</text:p>
          </table:table-cell>
          <table:table-cell office:value-type="float" office:value="0.87" table:style-name="ce1">
            <text:p>0,87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68.64" table:style-name="ce1">
            <text:p>768,64</text:p>
          </table:table-cell>
          <table:table-cell office:value-type="float" office:value="773.48" table:style-name="ce1">
            <text:p>773,48</text:p>
          </table:table-cell>
          <table:table-cell office:value-type="float" office:value="228.46" table:style-name="ce1">
            <text:p>228,46</text:p>
          </table:table-cell>
          <table:table-cell office:value-type="float" office:value="225.39000000000001" table:style-name="ce1">
            <text:p>225,39</text:p>
          </table:table-cell>
          <table:table-cell office:value-type="float" office:value="261.14999999999998" table:style-name="ce1">
            <text:p>261,15</text:p>
          </table:table-cell>
          <table:table-cell office:value-type="float" office:value="261.53000000000003" table:style-name="ce1">
            <text:p>261,53</text:p>
          </table:table-cell>
          <table:table-cell office:value-type="float" office:value="250.46" table:style-name="ce1">
            <text:p>250,46</text:p>
          </table:table-cell>
          <table:table-cell office:value-type="float" office:value="263.72000000000003" table:style-name="ce1">
            <text:p>263,72</text:p>
          </table:table-cell>
          <table:table-cell office:value-type="float" office:value="303.85000000000002" table:style-name="ce1">
            <text:p>303,85</text:p>
          </table:table-cell>
          <table:table-cell office:value-type="float" office:value="305.31" table:style-name="ce1">
            <text:p>305,31</text:p>
          </table:table-cell>
          <table:table-cell office:value-type="float" office:value="267.75" table:style-name="ce1">
            <text:p>267,75</text:p>
          </table:table-cell>
          <table:table-cell office:value-type="float" office:value="267.44" table:style-name="ce1">
            <text:p>267,44</text:p>
          </table:table-cell>
          <table:table-cell office:value-type="float" office:value="283.28000000000003" table:style-name="ce1">
            <text:p>283,28</text:p>
          </table:table-cell>
          <table:table-cell office:value-type="float" office:value="283.73" table:style-name="ce1">
            <text:p>283,73</text:p>
          </table:table-cell>
          <table:table-cell office:value-type="float" office:value="1.84" table:style-name="ce1">
            <text:p>1,84</text:p>
          </table:table-cell>
          <table:table-cell office:value-type="float" office:value="1.05" table:style-name="ce1">
            <text:p>1,05</text:p>
          </table:table-cell>
          <table:table-cell office:value-type="float" office:value="3.41" table:style-name="ce1">
            <text:p>3,41</text:p>
          </table:table-cell>
          <table:table-cell office:value-type="float" office:value="14.06" table:style-name="ce1">
            <text:p>14,06</text:p>
          </table:table-cell>
          <table:table-cell office:value-type="float" office:value="12.61" table:style-name="ce1">
            <text:p>12,61</text:p>
          </table:table-cell>
          <table:table-cell office:value-type="float" office:value="19.61" table:style-name="ce1">
            <text:p>19,61</text:p>
          </table:table-cell>
          <table:table-cell office:value-type="float" office:value="17.18" table:style-name="ce1">
            <text:p>17,18</text:p>
          </table:table-cell>
          <table:table-cell office:value-type="float" office:value="20.51" table:style-name="ce1">
            <text:p>20,51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0.1" table:style-name="ce1">
            <text:p>0,1</text:p>
          </table:table-cell>
          <table:table-cell office:value-type="float" office:value="1.55" table:style-name="ce1">
            <text:p>1,55</text:p>
          </table:table-cell>
          <table:table-cell office:value-type="float" office:value="5.26" table:style-name="ce1">
            <text:p>5,26</text:p>
          </table:table-cell>
          <table:table-cell office:value-type="float" office:value="8.5400000000000009" table:style-name="ce1">
            <text:p>8,54</text:p>
          </table:table-cell>
          <table:table-cell office:value-type="float" office:value="15.63" table:style-name="ce1">
            <text:p>15,63</text:p>
          </table:table-cell>
          <table:table-cell office:value-type="float" office:value="24.78" table:style-name="ce1">
            <text:p>24,78</text:p>
          </table:table-cell>
          <table:table-cell office:value-type="float" office:value="13.32" table:style-name="ce1">
            <text:p>13,32</text:p>
          </table:table-cell>
          <table:table-cell office:value-type="float" office:value="10.220000000000001" table:style-name="ce1">
            <text:p>10,22</text:p>
          </table:table-cell>
          <table:table-cell office:value-type="float" office:value="20.6" table:style-name="ce1">
            <text:p>20,6</text:p>
          </table:table-cell>
          <table:table-cell office:value-type="float" office:value="1.58" table:style-name="ce1">
            <text:p>1,58</text:p>
          </table:table-cell>
          <table:table-cell office:value-type="float" office:value="4.5600000000000005" table:style-name="ce1">
            <text:p>4,56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15.81" table:style-name="ce1">
            <text:p>15,81</text:p>
          </table:table-cell>
          <table:table-cell office:value-type="float" office:value="19.63" table:style-name="ce1">
            <text:p>19,63</text:p>
          </table:table-cell>
          <table:table-cell office:value-type="float" office:value="22.12" table:style-name="ce1">
            <text:p>22,12</text:p>
          </table:table-cell>
          <table:table-cell office:value-type="float" office:value="14.39" table:style-name="ce1">
            <text:p>14,39</text:p>
          </table:table-cell>
          <table:table-cell office:value-type="float" office:value="12.15" table:style-name="ce1">
            <text:p>12,15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0.5" table:style-name="ce1">
            <text:p>0,5</text:p>
          </table:table-cell>
          <table:table-cell office:value-type="float" office:value="0.51" table:style-name="ce1">
            <text:p>0,51</text:p>
          </table:table-cell>
          <table:table-cell office:value-type="float" office:value="2.84" table:style-name="ce1">
            <text:p>2,84</text:p>
          </table:table-cell>
          <table:table-cell office:value-type="float" office:value="8.93" table:style-name="ce1">
            <text:p>8,93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7.38" table:style-name="ce1">
            <text:p>17,38</text:p>
          </table:table-cell>
          <table:table-cell office:value-type="float" office:value="18.84" table:style-name="ce1">
            <text:p>18,84</text:p>
          </table:table-cell>
          <table:table-cell office:value-type="float" office:value="19.82" table:style-name="ce1">
            <text:p>19,82</text:p>
          </table:table-cell>
          <table:table-cell office:value-type="float" office:value="6.76" table:style-name="ce1">
            <text:p>6,76</text:p>
          </table:table-cell>
          <table:table-cell office:value-type="float" office:value="3.24" table:style-name="ce1">
            <text:p>3,24</text:p>
          </table:table-cell>
          <table:table-cell office:value-type="float" office:value="1.58" table:style-name="ce1">
            <text:p>1,58</text:p>
          </table:table-cell>
          <table:table-cell office:value-type="float" office:value="0" table:style-name="ce1">
            <text:p>0</text:p>
          </table:table-cell>
          <table:table-cell office:value-type="float" office:value="14.530000000000001" table:style-name="ce1">
            <text:p>14,53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15.620000000000001" table:style-name="ce1">
            <text:p>15,62</text:p>
          </table:table-cell>
          <table:table-cell office:value-type="float" office:value="16.34" table:style-name="ce1">
            <text:p>16,34</text:p>
          </table:table-cell>
          <table:table-cell office:value-type="float" office:value="20.23" table:style-name="ce1">
            <text:p>20,23</text:p>
          </table:table-cell>
          <table:table-cell office:value-type="float" office:value="15.44" table:style-name="ce1">
            <text:p>15,44</text:p>
          </table:table-cell>
          <table:table-cell office:value-type="float" office:value="6.68" table:style-name="ce1">
            <text:p>6,68</text:p>
          </table:table-cell>
          <table:table-cell office:value-type="float" office:value="1.23" table:style-name="ce1">
            <text:p>1,23</text:p>
          </table:table-cell>
          <table:table-cell office:value-type="float" office:value="0.04" table:style-name="ce1">
            <text:p>0,04</text:p>
          </table:table-cell>
          <table:table-cell office:value-type="float" office:value="12.46" table:style-name="ce1">
            <text:p>12,46</text:p>
          </table:table-cell>
          <table:table-cell office:value-type="float" office:value="10.77" table:style-name="ce1">
            <text:p>10,77</text:p>
          </table:table-cell>
          <table:table-cell office:value-type="float" office:value="16.95" table:style-name="ce1">
            <text:p>16,95</text:p>
          </table:table-cell>
          <table:table-cell office:value-type="float" office:value="16.32" table:style-name="ce1">
            <text:p>16,32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6.79" table:style-name="ce1">
            <text:p>16,79</text:p>
          </table:table-cell>
          <table:table-cell office:value-type="float" office:value="5.59" table:style-name="ce1">
            <text:p>5,59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0.65" table:style-name="ce1">
            <text:p>0,65</text:p>
          </table:table-cell>
          <table:table-cell office:value-type="float" office:value="0" table:style-name="ce1">
            <text:p>0</text:p>
          </table:table-cell>
          <table:table-cell office:value-type="float" office:value="20.650000000000002" table:style-name="ce1">
            <text:p>20,65</text:p>
          </table:table-cell>
          <table:table-cell office:value-type="float" office:value="10.34" table:style-name="ce1">
            <text:p>10,34</text:p>
          </table:table-cell>
          <table:table-cell office:value-type="float" office:value="18.91" table:style-name="ce1">
            <text:p>18,91</text:p>
          </table:table-cell>
          <table:table-cell office:value-type="float" office:value="17.080000000000002" table:style-name="ce1">
            <text:p>17,08</text:p>
          </table:table-cell>
          <table:table-cell office:value-type="float" office:value="16.09" table:style-name="ce1">
            <text:p>16,09</text:p>
          </table:table-cell>
          <table:table-cell office:value-type="float" office:value="10.16" table:style-name="ce1">
            <text:p>10,16</text:p>
          </table:table-cell>
          <table:table-cell office:value-type="float" office:value="5.29" table:style-name="ce1">
            <text:p>5,29</text:p>
          </table:table-cell>
          <table:table-cell office:value-type="float" office:value="0.9" table:style-name="ce1">
            <text:p>0,9</text:p>
          </table:table-cell>
          <table:table-cell office:value-type="float" office:value="0.51" table:style-name="ce1">
            <text:p>0,51</text:p>
          </table:table-cell>
          <table:table-cell office:value-type="float" office:value="0.08" table:style-name="ce1">
            <text:p>0,08</text:p>
          </table:table-cell>
          <table:table-cell office:value-type="float" office:value="10.09" table:style-name="ce1">
            <text:p>10,09</text:p>
          </table:table-cell>
          <table:table-cell office:value-type="float" office:value="13.33" table:style-name="ce1">
            <text:p>13,33</text:p>
          </table:table-cell>
          <table:table-cell office:value-type="float" office:value="16.5" table:style-name="ce1">
            <text:p>16,5</text:p>
          </table:table-cell>
          <table:table-cell office:value-type="float" office:value="15.31" table:style-name="ce1">
            <text:p>15,31</text:p>
          </table:table-cell>
          <table:table-cell office:value-type="float" office:value="17.8" table:style-name="ce1">
            <text:p>17,8</text:p>
          </table:table-cell>
          <table:table-cell office:value-type="float" office:value="17.79" table:style-name="ce1">
            <text:p>17,79</text:p>
          </table:table-cell>
          <table:table-cell office:value-type="float" office:value="7.6400000000000006" table:style-name="ce1">
            <text:p>7,64</text:p>
          </table:table-cell>
          <table:table-cell office:value-type="float" office:value="1.55" table:style-name="ce1">
            <text:p>1,55</text:p>
          </table:table-cell>
          <table:table-cell office:value-type="float" office:value="0" table:style-name="ce1">
            <text:p>0</text:p>
          </table:table-cell>
          <table:table-cell office:value-type="float" office:value="11.18" table:style-name="ce1">
            <text:p>11,18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8.6" table:style-name="ce1">
            <text:p>8,6</text:p>
          </table:table-cell>
          <table:table-cell office:value-type="float" office:value="14.13" table:style-name="ce1">
            <text:p>14,13</text:p>
          </table:table-cell>
          <table:table-cell office:value-type="float" office:value="19.5" table:style-name="ce1">
            <text:p>19,5</text:p>
          </table:table-cell>
          <table:table-cell office:value-type="float" office:value="22.16" table:style-name="ce1">
            <text:p>22,16</text:p>
          </table:table-cell>
          <table:table-cell office:value-type="float" office:value="10.57" table:style-name="ce1">
            <text:p>10,57</text:p>
          </table:table-cell>
          <table:table-cell office:value-type="float" office:value="6.45" table:style-name="ce1">
            <text:p>6,45</text:p>
          </table:table-cell>
          <table:table-cell office:value-type="float" office:value="0.52" table:style-name="ce1">
            <text:p>0,52</text:p>
          </table:table-cell>
          <table:table-cell office:value-type="float" office:value="9.73" table:style-name="ce1">
            <text:p>9,73</text:p>
          </table:table-cell>
          <table:table-cell office:value-type="float" office:value="7.23" table:style-name="ce1">
            <text:p>7,23</text:p>
          </table:table-cell>
          <table:table-cell office:value-type="float" office:value="9.870000000000001" table:style-name="ce1">
            <text:p>9,87</text:p>
          </table:table-cell>
          <table:table-cell office:value-type="float" office:value="15.200000000000001" table:style-name="ce1">
            <text:p>15,2</text:p>
          </table:table-cell>
          <table:table-cell office:value-type="float" office:value="16.62" table:style-name="ce1">
            <text:p>16,62</text:p>
          </table:table-cell>
          <table:table-cell office:value-type="float" office:value="21.17" table:style-name="ce1">
            <text:p>21,17</text:p>
          </table:table-cell>
          <table:table-cell office:value-type="float" office:value="9.91" table:style-name="ce1">
            <text:p>9,91</text:p>
          </table:table-cell>
          <table:table-cell office:value-type="float" office:value="7.97" table:style-name="ce1">
            <text:p>7,97</text:p>
          </table:table-cell>
          <table:table-cell office:value-type="float" office:value="2.16" table:style-name="ce1">
            <text:p>2,1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" table:style-name="ce1">
            <text:p>0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20.240000000000002" table:style-name="ce1">
            <text:p>20,24</text:p>
          </table:table-cell>
          <table:table-cell office:value-type="float" office:value="19.22" table:style-name="ce1">
            <text:p>19,22</text:p>
          </table:table-cell>
          <table:table-cell office:value-type="float" office:value="20.95" table:style-name="ce1">
            <text:p>20,95</text:p>
          </table:table-cell>
          <table:table-cell office:value-type="float" office:value="13.06" table:style-name="ce1">
            <text:p>13,06</text:p>
          </table:table-cell>
          <table:table-cell office:value-type="float" office:value="8.43" table:style-name="ce1">
            <text:p>8,43</text:p>
          </table:table-cell>
          <table:table-cell office:value-type="float" office:value="1.18" table:style-name="ce1">
            <text:p>1,18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office:value-type="float" office:value="20.84" table:style-name="ce1">
            <text:p>20,84</text:p>
          </table:table-cell>
          <table:table-cell office:value-type="float" office:value="13.49" table:style-name="ce1">
            <text:p>13,49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24.96" table:style-name="ce1">
            <text:p>24,96</text:p>
          </table:table-cell>
          <table:table-cell office:value-type="float" office:value="13.89" table:style-name="ce1">
            <text:p>13,89</text:p>
          </table:table-cell>
          <table:table-cell office:value-type="float" office:value="6.99" table:style-name="ce1">
            <text:p>6,99</text:p>
          </table:table-cell>
          <table:table-cell office:value-type="float" office:value="2.65" table:style-name="ce1">
            <text:p>2,65</text:p>
          </table:table-cell>
          <table:table-cell office:value-type="float" office:value="0.51" table:style-name="ce1">
            <text:p>0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22" table:style-name="ce1">
            <text:p>14,22</text:p>
          </table:table-cell>
          <table:table-cell office:value-type="float" office:value="14.49" table:style-name="ce1">
            <text:p>14,49</text:p>
          </table:table-cell>
          <table:table-cell office:value-type="float" office:value="14.65" table:style-name="ce1">
            <text:p>14,65</text:p>
          </table:table-cell>
          <table:table-cell office:value-type="float" office:value="18.02" table:style-name="ce1">
            <text:p>18,02</text:p>
          </table:table-cell>
          <table:table-cell office:value-type="float" office:value="15.83" table:style-name="ce1">
            <text:p>15,83</text:p>
          </table:table-cell>
          <table:table-cell office:value-type="float" office:value="14.34" table:style-name="ce1">
            <text:p>14,34</text:p>
          </table:table-cell>
          <table:table-cell office:value-type="float" office:value="5.22" table:style-name="ce1">
            <text:p>5,22</text:p>
          </table:table-cell>
          <table:table-cell office:value-type="float" office:value="3.02" table:style-name="ce1">
            <text:p>3,02</text:p>
          </table:table-cell>
          <table:table-cell office:value-type="float" office:value="0.22" table:style-name="ce1">
            <text:p>0,22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10.8" table:style-name="ce1">
            <text:p>10,8</text:p>
          </table:table-cell>
          <table:table-cell office:value-type="float" office:value="13.75" table:style-name="ce1">
            <text:p>13,75</text:p>
          </table:table-cell>
          <table:table-cell office:value-type="float" office:value="20.76" table:style-name="ce1">
            <text:p>20,76</text:p>
          </table:table-cell>
          <table:table-cell office:value-type="float" office:value="15.06" table:style-name="ce1">
            <text:p>15,06</text:p>
          </table:table-cell>
          <table:table-cell office:value-type="float" office:value="13.09" table:style-name="ce1">
            <text:p>13,09</text:p>
          </table:table-cell>
          <table:table-cell office:value-type="float" office:value="5.7700000000000005" table:style-name="ce1">
            <text:p>5,77</text:p>
          </table:table-cell>
          <table:table-cell office:value-type="float" office:value="3.72" table:style-name="ce1">
            <text:p>3,72</text:p>
          </table:table-cell>
          <table:table-cell office:value-type="float" office:value="0.93" table:style-name="ce1">
            <text:p>0,93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77.1" table:style-name="ce1">
            <text:p>777,1</text:p>
          </table:table-cell>
          <table:table-cell office:value-type="float" office:value="777.39" table:style-name="ce1">
            <text:p>777,39</text:p>
          </table:table-cell>
          <table:table-cell office:value-type="float" office:value="238.81" table:style-name="ce1">
            <text:p>238,81</text:p>
          </table:table-cell>
          <table:table-cell office:value-type="float" office:value="248.09" table:style-name="ce1">
            <text:p>248,09</text:p>
          </table:table-cell>
          <table:table-cell office:value-type="float" office:value="287.06" table:style-name="ce1">
            <text:p>287,06</text:p>
          </table:table-cell>
          <table:table-cell office:value-type="float" office:value="289.56" table:style-name="ce1">
            <text:p>289,56</text:p>
          </table:table-cell>
          <table:table-cell office:value-type="float" office:value="283.99" table:style-name="ce1">
            <text:p>283,99</text:p>
          </table:table-cell>
          <table:table-cell office:value-type="float" office:value="282.58" table:style-name="ce1">
            <text:p>282,58</text:p>
          </table:table-cell>
          <table:table-cell office:value-type="float" office:value="312.40000000000003" table:style-name="ce1">
            <text:p>312,4</text:p>
          </table:table-cell>
          <table:table-cell office:value-type="float" office:value="318.73" table:style-name="ce1">
            <text:p>318,73</text:p>
          </table:table-cell>
          <table:table-cell office:value-type="float" office:value="316.42" table:style-name="ce1">
            <text:p>316,42</text:p>
          </table:table-cell>
          <table:table-cell office:value-type="float" office:value="309.15000000000003" table:style-name="ce1">
            <text:p>309,15</text:p>
          </table:table-cell>
          <table:table-cell office:value-type="float" office:value="312.45" table:style-name="ce1">
            <text:p>312,45</text:p>
          </table:table-cell>
          <table:table-cell office:value-type="float" office:value="318.62" table:style-name="ce1">
            <text:p>318,62</text:p>
          </table:table-cell>
          <table:table-cell office:value-type="float" office:value="1.17" table:style-name="ce1">
            <text:p>1,17</text:p>
          </table:table-cell>
          <table:table-cell office:value-type="float" office:value="0.92" table:style-name="ce1">
            <text:p>0,92</text:p>
          </table:table-cell>
          <table:table-cell office:value-type="float" office:value="2.21" table:style-name="ce1">
            <text:p>2,21</text:p>
          </table:table-cell>
          <table:table-cell office:value-type="float" office:value="4.5200000000000005" table:style-name="ce1">
            <text:p>4,52</text:p>
          </table:table-cell>
          <table:table-cell office:value-type="float" office:value="11.08" table:style-name="ce1">
            <text:p>11,08</text:p>
          </table:table-cell>
          <table:table-cell office:value-type="float" office:value="24.32" table:style-name="ce1">
            <text:p>24,32</text:p>
          </table:table-cell>
          <table:table-cell office:value-type="float" office:value="27.17" table:style-name="ce1">
            <text:p>27,17</text:p>
          </table:table-cell>
          <table:table-cell office:value-type="float" office:value="17.57" table:style-name="ce1">
            <text:p>17,57</text:p>
          </table:table-cell>
          <table:table-cell office:value-type="float" office:value="11.040000000000001" table:style-name="ce1">
            <text:p>11,04</text:p>
          </table:table-cell>
          <table:table-cell office:value-type="float" office:value="0.38" table:style-name="ce1">
            <text:p>0,38</text:p>
          </table:table-cell>
          <table:table-cell office:value-type="float" office:value="1.08" table:style-name="ce1">
            <text:p>1,08</text:p>
          </table:table-cell>
          <table:table-cell office:value-type="float" office:value="2.57" table:style-name="ce1">
            <text:p>2,57</text:p>
          </table:table-cell>
          <table:table-cell office:value-type="float" office:value="6.59" table:style-name="ce1">
            <text:p>6,59</text:p>
          </table:table-cell>
          <table:table-cell office:value-type="float" office:value="12.77" table:style-name="ce1">
            <text:p>12,77</text:p>
          </table:table-cell>
          <table:table-cell office:value-type="float" office:value="22.36" table:style-name="ce1">
            <text:p>22,36</text:p>
          </table:table-cell>
          <table:table-cell office:value-type="float" office:value="22.64" table:style-name="ce1">
            <text:p>22,64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12.290000000000001" table:style-name="ce1">
            <text:p>12,29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2.25" table:style-name="ce1">
            <text:p>2,25</text:p>
          </table:table-cell>
          <table:table-cell office:value-type="float" office:value="6.67" table:style-name="ce1">
            <text:p>6,67</text:p>
          </table:table-cell>
          <table:table-cell office:value-type="float" office:value="9.43" table:style-name="ce1">
            <text:p>9,43</text:p>
          </table:table-cell>
          <table:table-cell office:value-type="float" office:value="18.13" table:style-name="ce1">
            <text:p>18,13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19.82" table:style-name="ce1">
            <text:p>19,82</text:p>
          </table:table-cell>
          <table:table-cell office:value-type="float" office:value="14.16" table:style-name="ce1">
            <text:p>14,16</text:p>
          </table:table-cell>
          <table:table-cell office:value-type="float" office:value="6.87" table:style-name="ce1">
            <text:p>6,87</text:p>
          </table:table-cell>
          <table:table-cell office:value-type="float" office:value="1.8900000000000001" table:style-name="ce1">
            <text:p>1,89</text:p>
          </table:table-cell>
          <table:table-cell office:value-type="float" office:value="0.66" table:style-name="ce1">
            <text:p>0,66</text:p>
          </table:table-cell>
          <table:table-cell office:value-type="float" office:value="1.02" table:style-name="ce1">
            <text:p>1,02</text:p>
          </table:table-cell>
          <table:table-cell office:value-type="float" office:value="5.0200000000000005" table:style-name="ce1">
            <text:p>5,02</text:p>
          </table:table-cell>
          <table:table-cell office:value-type="float" office:value="9.5299999999999994" table:style-name="ce1">
            <text:p>9,53</text:p>
          </table:table-cell>
          <table:table-cell office:value-type="float" office:value="16.240000000000002" table:style-name="ce1">
            <text:p>16,24</text:p>
          </table:table-cell>
          <table:table-cell office:value-type="float" office:value="17.57" table:style-name="ce1">
            <text:p>17,57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7.82" table:style-name="ce1">
            <text:p>17,82</text:p>
          </table:table-cell>
          <table:table-cell office:value-type="float" office:value="9.18" table:style-name="ce1">
            <text:p>9,18</text:p>
          </table:table-cell>
          <table:table-cell office:value-type="float" office:value="3.98" table:style-name="ce1">
            <text:p>3,98</text:p>
          </table:table-cell>
          <table:table-cell office:value-type="float" office:value="0.06" table:style-name="ce1">
            <text:p>0,06</text:p>
          </table:table-cell>
          <table:table-cell office:value-type="float" office:value="6.38" table:style-name="ce1">
            <text:p>6,38</text:p>
          </table:table-cell>
          <table:table-cell office:value-type="float" office:value="4.46" table:style-name="ce1">
            <text:p>4,46</text:p>
          </table:table-cell>
          <table:table-cell office:value-type="float" office:value="8.94" table:style-name="ce1">
            <text:p>8,94</text:p>
          </table:table-cell>
          <table:table-cell office:value-type="float" office:value="15.42" table:style-name="ce1">
            <text:p>15,42</text:p>
          </table:table-cell>
          <table:table-cell office:value-type="float" office:value="20.32" table:style-name="ce1">
            <text:p>20,32</text:p>
          </table:table-cell>
          <table:table-cell office:value-type="float" office:value="22.63" table:style-name="ce1">
            <text:p>22,63</text:p>
          </table:table-cell>
          <table:table-cell office:value-type="float" office:value="15.07" table:style-name="ce1">
            <text:p>15,07</text:p>
          </table:table-cell>
          <table:table-cell office:value-type="float" office:value="6.55" table:style-name="ce1">
            <text:p>6,55</text:p>
          </table:table-cell>
          <table:table-cell office:value-type="float" office:value="0.23" table:style-name="ce1">
            <text:p>0,23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6.32" table:style-name="ce1">
            <text:p>6,32</text:p>
          </table:table-cell>
          <table:table-cell office:value-type="float" office:value="9.9" table:style-name="ce1">
            <text:p>9,9</text:p>
          </table:table-cell>
          <table:table-cell office:value-type="float" office:value="14.47" table:style-name="ce1">
            <text:p>14,47</text:p>
          </table:table-cell>
          <table:table-cell office:value-type="float" office:value="19.72" table:style-name="ce1">
            <text:p>19,72</text:p>
          </table:table-cell>
          <table:table-cell office:value-type="float" office:value="21.14" table:style-name="ce1">
            <text:p>21,14</text:p>
          </table:table-cell>
          <table:table-cell office:value-type="float" office:value="13.22" table:style-name="ce1">
            <text:p>13,22</text:p>
          </table:table-cell>
          <table:table-cell office:value-type="float" office:value="7.01" table:style-name="ce1">
            <text:p>7,01</text:p>
          </table:table-cell>
          <table:table-cell office:value-type="float" office:value="3.61" table:style-name="ce1">
            <text:p>3,61</text:p>
          </table:table-cell>
          <table:table-cell office:value-type="float" office:value="0" table:style-name="ce1">
            <text:p>0</text:p>
          </table:table-cell>
          <table:table-cell office:value-type="float" office:value="4.55" table:style-name="ce1">
            <text:p>4,55</text:p>
          </table:table-cell>
          <table:table-cell office:value-type="float" office:value="6.8100000000000005" table:style-name="ce1">
            <text:p>6,81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7.34" table:style-name="ce1">
            <text:p>17,34</text:p>
          </table:table-cell>
          <table:table-cell office:value-type="float" office:value="18.46" table:style-name="ce1">
            <text:p>18,46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2.01" table:style-name="ce1">
            <text:p>12,01</text:p>
          </table:table-cell>
          <table:table-cell office:value-type="float" office:value="4.83" table:style-name="ce1">
            <text:p>4,83</text:p>
          </table:table-cell>
          <table:table-cell office:value-type="float" office:value="2.81" table:style-name="ce1">
            <text:p>2,81</text:p>
          </table:table-cell>
          <table:table-cell office:value-type="float" office:value="0.89" table:style-name="ce1">
            <text:p>0,89</text:p>
          </table:table-cell>
          <table:table-cell office:value-type="float" office:value="6.11" table:style-name="ce1">
            <text:p>6,11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12" table:style-name="ce1">
            <text:p>12</text:p>
          </table:table-cell>
          <table:table-cell office:value-type="float" office:value="16.97" table:style-name="ce1">
            <text:p>16,97</text:p>
          </table:table-cell>
          <table:table-cell office:value-type="float" office:value="17" table:style-name="ce1">
            <text:p>17</text:p>
          </table:table-cell>
          <table:table-cell office:value-type="float" office:value="18.8" table:style-name="ce1">
            <text:p>18,8</text:p>
          </table:table-cell>
          <table:table-cell office:value-type="float" office:value="13.72" table:style-name="ce1">
            <text:p>13,72</text:p>
          </table:table-cell>
          <table:table-cell office:value-type="float" office:value="5.82" table:style-name="ce1">
            <text:p>5,82</text:p>
          </table:table-cell>
          <table:table-cell office:value-type="float" office:value="1.53" table:style-name="ce1">
            <text:p>1,53</text:p>
          </table:table-cell>
          <table:table-cell office:value-type="float" office:value="7.54" table:style-name="ce1">
            <text:p>7,54</text:p>
          </table:table-cell>
          <table:table-cell office:value-type="float" office:value="4.26" table:style-name="ce1">
            <text:p>4,26</text:p>
          </table:table-cell>
          <table:table-cell office:value-type="float" office:value="7.28" table:style-name="ce1">
            <text:p>7,28</text:p>
          </table:table-cell>
          <table:table-cell office:value-type="float" office:value="13.1" table:style-name="ce1">
            <text:p>13,1</text:p>
          </table:table-cell>
          <table:table-cell office:value-type="float" office:value="19.95" table:style-name="ce1">
            <text:p>19,95</text:p>
          </table:table-cell>
          <table:table-cell office:value-type="float" office:value="25.1" table:style-name="ce1">
            <text:p>25,1</text:p>
          </table:table-cell>
          <table:table-cell office:value-type="float" office:value="18.03" table:style-name="ce1">
            <text:p>18,03</text:p>
          </table:table-cell>
          <table:table-cell office:value-type="float" office:value="4.62" table:style-name="ce1">
            <text:p>4,62</text:p>
          </table:table-cell>
          <table:table-cell office:value-type="float" office:value="0.12" table:style-name="ce1">
            <text:p>0,12</text:p>
          </table:table-cell>
          <table:table-cell office:value-type="float" office:value="7.44" table:style-name="ce1">
            <text:p>7,44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13.59" table:style-name="ce1">
            <text:p>13,59</text:p>
          </table:table-cell>
          <table:table-cell office:value-type="float" office:value="15.98" table:style-name="ce1">
            <text:p>15,98</text:p>
          </table:table-cell>
          <table:table-cell office:value-type="float" office:value="16.54" table:style-name="ce1">
            <text:p>16,54</text:p>
          </table:table-cell>
          <table:table-cell office:value-type="float" office:value="14.96" table:style-name="ce1">
            <text:p>14,96</text:p>
          </table:table-cell>
          <table:table-cell office:value-type="float" office:value="9.09" table:style-name="ce1">
            <text:p>9,09</text:p>
          </table:table-cell>
          <table:table-cell office:value-type="float" office:value="5.8500000000000005" table:style-name="ce1">
            <text:p>5,85</text:p>
          </table:table-cell>
          <table:table-cell office:value-type="float" office:value="2.27" table:style-name="ce1">
            <text:p>2,27</text:p>
          </table:table-cell>
          <table:table-cell office:value-type="float" office:value="0" table:style-name="ce1">
            <text:p>0</text:p>
          </table:table-cell>
          <table:table-cell office:value-type="float" office:value="2.85" table:style-name="ce1">
            <text:p>2,85</text:p>
          </table:table-cell>
          <table:table-cell office:value-type="float" office:value="6.59" table:style-name="ce1">
            <text:p>6,59</text:p>
          </table:table-cell>
          <table:table-cell office:value-type="float" office:value="8.52" table:style-name="ce1">
            <text:p>8,52</text:p>
          </table:table-cell>
          <table:table-cell office:value-type="float" office:value="14.58" table:style-name="ce1">
            <text:p>14,58</text:p>
          </table:table-cell>
          <table:table-cell office:value-type="float" office:value="16.77" table:style-name="ce1">
            <text:p>16,77</text:p>
          </table:table-cell>
          <table:table-cell office:value-type="float" office:value="28.71" table:style-name="ce1">
            <text:p>28,71</text:p>
          </table:table-cell>
          <table:table-cell office:value-type="float" office:value="15.72" table:style-name="ce1">
            <text:p>15,72</text:p>
          </table:table-cell>
          <table:table-cell office:value-type="float" office:value="6.26" table:style-name="ce1">
            <text:p>6,26</text:p>
          </table:table-cell>
          <table:table-cell office:value-type="float" office:value="0" table:style-name="ce1">
            <text:p>0</text:p>
          </table:table-cell>
          <table:table-cell office:value-type="float" office:value="7.63" table:style-name="ce1">
            <text:p>7,63</text:p>
          </table:table-cell>
          <table:table-cell office:value-type="float" office:value="6.0200000000000005" table:style-name="ce1">
            <text:p>6,02</text:p>
          </table:table-cell>
          <table:table-cell office:value-type="float" office:value="12.85" table:style-name="ce1">
            <text:p>12,85</text:p>
          </table:table-cell>
          <table:table-cell office:value-type="float" office:value="18.89" table:style-name="ce1">
            <text:p>18,89</text:p>
          </table:table-cell>
          <table:table-cell office:value-type="float" office:value="17.29" table:style-name="ce1">
            <text:p>17,29</text:p>
          </table:table-cell>
          <table:table-cell office:value-type="float" office:value="13.41" table:style-name="ce1">
            <text:p>13,41</text:p>
          </table:table-cell>
          <table:table-cell office:value-type="float" office:value="9.9500000000000011" table:style-name="ce1">
            <text:p>9,95</text:p>
          </table:table-cell>
          <table:table-cell office:value-type="float" office:value="8.86" table:style-name="ce1">
            <text:p>8,86</text:p>
          </table:table-cell>
          <table:table-cell office:value-type="float" office:value="2.12" table:style-name="ce1">
            <text:p>2,12</text:p>
          </table:table-cell>
          <table:table-cell office:value-type="float" office:value="2.98" table:style-name="ce1">
            <text:p>2,98</text:p>
          </table:table-cell>
          <table:table-cell office:value-type="float" office:value="0" table:style-name="ce1">
            <text:p>0</text:p>
          </table:table-cell>
          <table:table-cell office:value-type="float" office:value="7.48" table:style-name="ce1">
            <text:p>7,48</text:p>
          </table:table-cell>
          <table:table-cell office:value-type="float" office:value="4.28" table:style-name="ce1">
            <text:p>4,28</text:p>
          </table:table-cell>
          <table:table-cell office:value-type="float" office:value="7.3" table:style-name="ce1">
            <text:p>7,3</text:p>
          </table:table-cell>
          <table:table-cell office:value-type="float" office:value="13.120000000000001" table:style-name="ce1">
            <text:p>13,12</text:p>
          </table:table-cell>
          <table:table-cell office:value-type="float" office:value="19.91" table:style-name="ce1">
            <text:p>19,91</text:p>
          </table:table-cell>
          <table:table-cell office:value-type="float" office:value="25.14" table:style-name="ce1">
            <text:p>25,14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0.12" table:style-name="ce1">
            <text:p>0,12</text:p>
          </table:table-cell>
          <table:table-cell office:value-type="float" office:value="7.44" table:style-name="ce1">
            <text:p>7,44</text:p>
          </table:table-cell>
          <table:table-cell office:value-type="float" office:value="4.92" table:style-name="ce1">
            <text:p>4,92</text:p>
          </table:table-cell>
          <table:table-cell office:value-type="float" office:value="9.41" table:style-name="ce1">
            <text:p>9,41</text:p>
          </table:table-cell>
          <table:table-cell office:value-type="float" office:value="13.65" table:style-name="ce1">
            <text:p>13,65</text:p>
          </table:table-cell>
          <table:table-cell office:value-type="float" office:value="15.99" table:style-name="ce1">
            <text:p>15,99</text:p>
          </table:table-cell>
          <table:table-cell office:value-type="float" office:value="16.510000000000002" table:style-name="ce1">
            <text:p>16,51</text:p>
          </table:table-cell>
          <table:table-cell office:value-type="float" office:value="14.9" table:style-name="ce1">
            <text:p>14,9</text:p>
          </table:table-cell>
          <table:table-cell office:value-type="float" office:value="9.08" table:style-name="ce1">
            <text:p>9,08</text:p>
          </table:table-cell>
          <table:table-cell office:value-type="float" office:value="5.8100000000000005" table:style-name="ce1">
            <text:p>5,81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69.86" table:style-name="ce1">
            <text:p>769,86</text:p>
          </table:table-cell>
          <table:table-cell office:value-type="float" office:value="768.63" table:style-name="ce1">
            <text:p>768,63</text:p>
          </table:table-cell>
          <table:table-cell office:value-type="float" office:value="241.63" table:style-name="ce1">
            <text:p>241,63</text:p>
          </table:table-cell>
          <table:table-cell office:value-type="float" office:value="251.83" table:style-name="ce1">
            <text:p>251,83</text:p>
          </table:table-cell>
          <table:table-cell office:value-type="float" office:value="289.58" table:style-name="ce1">
            <text:p>289,58</text:p>
          </table:table-cell>
          <table:table-cell office:value-type="float" office:value="293.49" table:style-name="ce1">
            <text:p>293,49</text:p>
          </table:table-cell>
          <table:table-cell office:value-type="float" office:value="281.04000000000002" table:style-name="ce1">
            <text:p>281,04</text:p>
          </table:table-cell>
          <table:table-cell office:value-type="float" office:value="283.22000000000003" table:style-name="ce1">
            <text:p>283,22</text:p>
          </table:table-cell>
          <table:table-cell office:value-type="float" office:value="315.86" table:style-name="ce1">
            <text:p>315,86</text:p>
          </table:table-cell>
          <table:table-cell office:value-type="float" office:value="324.67" table:style-name="ce1">
            <text:p>324,67</text:p>
          </table:table-cell>
          <table:table-cell office:value-type="float" office:value="280.75" table:style-name="ce1">
            <text:p>280,75</text:p>
          </table:table-cell>
          <table:table-cell office:value-type="float" office:value="281.61" table:style-name="ce1">
            <text:p>281,61</text:p>
          </table:table-cell>
          <table:table-cell office:value-type="float" office:value="315.02" table:style-name="ce1">
            <text:p>315,02</text:p>
          </table:table-cell>
          <table:table-cell office:value-type="float" office:value="323.65000000000003" table:style-name="ce1">
            <text:p>323,65</text:p>
          </table:table-cell>
          <table:table-cell office:value-type="float" office:value="1.1400000000000001" table:style-name="ce1">
            <text:p>1,14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2.04" table:style-name="ce1">
            <text:p>2,04</text:p>
          </table:table-cell>
          <table:table-cell office:value-type="float" office:value="9.5" table:style-name="ce1">
            <text:p>9,5</text:p>
          </table:table-cell>
          <table:table-cell office:value-type="float" office:value="15.15" table:style-name="ce1">
            <text:p>15,15</text:p>
          </table:table-cell>
          <table:table-cell office:value-type="float" office:value="23.97" table:style-name="ce1">
            <text:p>23,97</text:p>
          </table:table-cell>
          <table:table-cell office:value-type="float" office:value="23.07" table:style-name="ce1">
            <text:p>23,07</text:p>
          </table:table-cell>
          <table:table-cell office:value-type="float" office:value="14.49" table:style-name="ce1">
            <text:p>14,49</text:p>
          </table:table-cell>
          <table:table-cell office:value-type="float" office:value="8.99" table:style-name="ce1">
            <text:p>8,99</text:p>
          </table:table-cell>
          <table:table-cell office:value-type="float" office:value="1.96" table:style-name="ce1">
            <text:p>1,96</text:p>
          </table:table-cell>
          <table:table-cell office:value-type="float" office:value="0.86" table:style-name="ce1">
            <text:p>0,86</text:p>
          </table:table-cell>
          <table:table-cell office:value-type="float" office:value="3.11" table:style-name="ce1">
            <text:p>3,11</text:p>
          </table:table-cell>
          <table:table-cell office:value-type="float" office:value="7.99" table:style-name="ce1">
            <text:p>7,99</text:p>
          </table:table-cell>
          <table:table-cell office:value-type="float" office:value="21.330000000000002" table:style-name="ce1">
            <text:p>21,33</text:p>
          </table:table-cell>
          <table:table-cell office:value-type="float" office:value="22.76" table:style-name="ce1">
            <text:p>22,76</text:p>
          </table:table-cell>
          <table:table-cell office:value-type="float" office:value="16.28" table:style-name="ce1">
            <text:p>16,28</text:p>
          </table:table-cell>
          <table:table-cell office:value-type="float" office:value="12.780000000000001" table:style-name="ce1">
            <text:p>12,78</text:p>
          </table:table-cell>
          <table:table-cell office:value-type="float" office:value="12.91" table:style-name="ce1">
            <text:p>12,91</text:p>
          </table:table-cell>
          <table:table-cell office:value-type="float" office:value="0.93" table:style-name="ce1">
            <text:p>0,93</text:p>
          </table:table-cell>
          <table:table-cell office:value-type="float" office:value="1.9000000000000001" table:style-name="ce1">
            <text:p>1,9</text:p>
          </table:table-cell>
          <table:table-cell office:value-type="float" office:value="4.47" table:style-name="ce1">
            <text:p>4,47</text:p>
          </table:table-cell>
          <table:table-cell office:value-type="float" office:value="10.42" table:style-name="ce1">
            <text:p>10,42</text:p>
          </table:table-cell>
          <table:table-cell office:value-type="float" office:value="14.75" table:style-name="ce1">
            <text:p>14,75</text:p>
          </table:table-cell>
          <table:table-cell office:value-type="float" office:value="22.63" table:style-name="ce1">
            <text:p>22,63</text:p>
          </table:table-cell>
          <table:table-cell office:value-type="float" office:value="22.44" table:style-name="ce1">
            <text:p>22,44</text:p>
          </table:table-cell>
          <table:table-cell office:value-type="float" office:value="13.65" table:style-name="ce1">
            <text:p>13,65</text:p>
          </table:table-cell>
          <table:table-cell office:value-type="float" office:value="7.45" table:style-name="ce1">
            <text:p>7,45</text:p>
          </table:table-cell>
          <table:table-cell office:value-type="float" office:value="1.37" table:style-name="ce1">
            <text:p>1,37</text:p>
          </table:table-cell>
          <table:table-cell office:value-type="float" office:value="0.3" table:style-name="ce1">
            <text:p>0,3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3.37" table:style-name="ce1">
            <text:p>3,37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5.05" table:style-name="ce1">
            <text:p>15,05</text:p>
          </table:table-cell>
          <table:table-cell office:value-type="float" office:value="19.52" table:style-name="ce1">
            <text:p>19,52</text:p>
          </table:table-cell>
          <table:table-cell office:value-type="float" office:value="20.67" table:style-name="ce1">
            <text:p>20,67</text:p>
          </table:table-cell>
          <table:table-cell office:value-type="float" office:value="18.04" table:style-name="ce1">
            <text:p>18,04</text:p>
          </table:table-cell>
          <table:table-cell office:value-type="float" office:value="10.18" table:style-name="ce1">
            <text:p>10,18</text:p>
          </table:table-cell>
          <table:table-cell office:value-type="float" office:value="3.8000000000000003" table:style-name="ce1">
            <text:p>3,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5.08" table:style-name="ce1">
            <text:p>5,08</text:p>
          </table:table-cell>
          <table:table-cell office:value-type="float" office:value="4.38" table:style-name="ce1">
            <text:p>4,38</text:p>
          </table:table-cell>
          <table:table-cell office:value-type="float" office:value="8.69" table:style-name="ce1">
            <text:p>8,69</text:p>
          </table:table-cell>
          <table:table-cell office:value-type="float" office:value="14.280000000000001" table:style-name="ce1">
            <text:p>14,28</text:p>
          </table:table-cell>
          <table:table-cell office:value-type="float" office:value="21.09" table:style-name="ce1">
            <text:p>21,09</text:p>
          </table:table-cell>
          <table:table-cell office:value-type="float" office:value="23.1" table:style-name="ce1">
            <text:p>23,1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6.23" table:style-name="ce1">
            <text:p>6,23</text:p>
          </table:table-cell>
          <table:table-cell office:value-type="float" office:value="0.23" table:style-name="ce1">
            <text:p>0,23</text:p>
          </table:table-cell>
          <table:table-cell office:value-type="float" office:value="3.7800000000000002" table:style-name="ce1">
            <text:p>3,78</text:p>
          </table:table-cell>
          <table:table-cell office:value-type="float" office:value="4.5200000000000005" table:style-name="ce1">
            <text:p>4,52</text:p>
          </table:table-cell>
          <table:table-cell office:value-type="float" office:value="8.85" table:style-name="ce1">
            <text:p>8,85</text:p>
          </table:table-cell>
          <table:table-cell office:value-type="float" office:value="14.01" table:style-name="ce1">
            <text:p>14,01</text:p>
          </table:table-cell>
          <table:table-cell office:value-type="float" office:value="21.28" table:style-name="ce1">
            <text:p>21,28</text:p>
          </table:table-cell>
          <table:table-cell office:value-type="float" office:value="21.7" table:style-name="ce1">
            <text:p>21,7</text:p>
          </table:table-cell>
          <table:table-cell office:value-type="float" office:value="15.32" table:style-name="ce1">
            <text:p>15,32</text:p>
          </table:table-cell>
          <table:table-cell office:value-type="float" office:value="7.28" table:style-name="ce1">
            <text:p>7,28</text:p>
          </table:table-cell>
          <table:table-cell office:value-type="float" office:value="3.25" table:style-name="ce1">
            <text:p>3,25</text:p>
          </table:table-cell>
          <table:table-cell office:value-type="float" office:value="0" table:style-name="ce1">
            <text:p>0</text:p>
          </table:table-cell>
          <table:table-cell office:value-type="float" office:value="6.96" table:style-name="ce1">
            <text:p>6,96</text:p>
          </table:table-cell>
          <table:table-cell office:value-type="float" office:value="7.86" table:style-name="ce1">
            <text:p>7,86</text:p>
          </table:table-cell>
          <table:table-cell office:value-type="float" office:value="13.19" table:style-name="ce1">
            <text:p>13,19</text:p>
          </table:table-cell>
          <table:table-cell office:value-type="float" office:value="14.56" table:style-name="ce1">
            <text:p>14,56</text:p>
          </table:table-cell>
          <table:table-cell office:value-type="float" office:value="18.740000000000002" table:style-name="ce1">
            <text:p>18,74</text:p>
          </table:table-cell>
          <table:table-cell office:value-type="float" office:value="18.13" table:style-name="ce1">
            <text:p>18,13</text:p>
          </table:table-cell>
          <table:table-cell office:value-type="float" office:value="12.82" table:style-name="ce1">
            <text:p>12,82</text:p>
          </table:table-cell>
          <table:table-cell office:value-type="float" office:value="5.37" table:style-name="ce1">
            <text:p>5,37</text:p>
          </table:table-cell>
          <table:table-cell office:value-type="float" office:value="2.06" table:style-name="ce1">
            <text:p>2,06</text:p>
          </table:table-cell>
          <table:table-cell office:value-type="float" office:value="0.31" table:style-name="ce1">
            <text:p>0,31</text:p>
          </table:table-cell>
          <table:table-cell office:value-type="float" office:value="5.39" table:style-name="ce1">
            <text:p>5,39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12.01" table:style-name="ce1">
            <text:p>12,01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9.75" table:style-name="ce1">
            <text:p>19,75</text:p>
          </table:table-cell>
          <table:table-cell office:value-type="float" office:value="19.82" table:style-name="ce1">
            <text:p>19,82</text:p>
          </table:table-cell>
          <table:table-cell office:value-type="float" office:value="12.9" table:style-name="ce1">
            <text:p>12,9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1.48" table:style-name="ce1">
            <text:p>1,48</text:p>
          </table:table-cell>
          <table:table-cell office:value-type="float" office:value="5.97" table:style-name="ce1">
            <text:p>5,97</text:p>
          </table:table-cell>
          <table:table-cell office:value-type="float" office:value="3.5100000000000002" table:style-name="ce1">
            <text:p>3,51</text:p>
          </table:table-cell>
          <table:table-cell office:value-type="float" office:value="6.83" table:style-name="ce1">
            <text:p>6,83</text:p>
          </table:table-cell>
          <table:table-cell office:value-type="float" office:value="12.86" table:style-name="ce1">
            <text:p>12,86</text:p>
          </table:table-cell>
          <table:table-cell office:value-type="float" office:value="22.19" table:style-name="ce1">
            <text:p>22,19</text:p>
          </table:table-cell>
          <table:table-cell office:value-type="float" office:value="25.05" table:style-name="ce1">
            <text:p>25,05</text:p>
          </table:table-cell>
          <table:table-cell office:value-type="float" office:value="17.55" table:style-name="ce1">
            <text:p>17,55</text:p>
          </table:table-cell>
          <table:table-cell office:value-type="float" office:value="5.78" table:style-name="ce1">
            <text:p>5,78</text:p>
          </table:table-cell>
          <table:table-cell office:value-type="float" office:value="0.26" table:style-name="ce1">
            <text:p>0,26</text:p>
          </table:table-cell>
          <table:table-cell office:value-type="float" office:value="4.92" table:style-name="ce1">
            <text:p>4,92</text:p>
          </table:table-cell>
          <table:table-cell office:value-type="float" office:value="3.85" table:style-name="ce1">
            <text:p>3,85</text:p>
          </table:table-cell>
          <table:table-cell office:value-type="float" office:value="7.9" table:style-name="ce1">
            <text:p>7,9</text:p>
          </table:table-cell>
          <table:table-cell office:value-type="float" office:value="12.84" table:style-name="ce1">
            <text:p>12,84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15.73" table:style-name="ce1">
            <text:p>15,73</text:p>
          </table:table-cell>
          <table:table-cell office:value-type="float" office:value="11.33" table:style-name="ce1">
            <text:p>11,33</text:p>
          </table:table-cell>
          <table:table-cell office:value-type="float" office:value="4.58" table:style-name="ce1">
            <text:p>4,58</text:p>
          </table:table-cell>
          <table:table-cell office:value-type="float" office:value="1.67" table:style-name="ce1">
            <text:p>1,67</text:p>
          </table:table-cell>
          <table:table-cell office:value-type="float" office:value="0" table:style-name="ce1">
            <text:p>0</text:p>
          </table:table-cell>
          <table:table-cell office:value-type="float" office:value="14.59" table:style-name="ce1">
            <text:p>14,59</text:p>
          </table:table-cell>
          <table:table-cell office:value-type="float" office:value="12.89" table:style-name="ce1">
            <text:p>12,89</text:p>
          </table:table-cell>
          <table:table-cell office:value-type="float" office:value="15.19" table:style-name="ce1">
            <text:p>15,19</text:p>
          </table:table-cell>
          <table:table-cell office:value-type="float" office:value="23.43" table:style-name="ce1">
            <text:p>23,43</text:p>
          </table:table-cell>
          <table:table-cell office:value-type="float" office:value="13.76" table:style-name="ce1">
            <text:p>13,76</text:p>
          </table:table-cell>
          <table:table-cell office:value-type="float" office:value="12.21" table:style-name="ce1">
            <text:p>12,21</text:p>
          </table:table-cell>
          <table:table-cell office:value-type="float" office:value="7.04" table:style-name="ce1">
            <text:p>7,04</text:p>
          </table:table-cell>
          <table:table-cell office:value-type="float" office:value="0.88" table:style-name="ce1">
            <text:p>0,88</text:p>
          </table:table-cell>
          <table:table-cell office:value-type="float" office:value="0" table:style-name="ce1">
            <text:p>0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10.14" table:style-name="ce1">
            <text:p>10,14</text:p>
          </table:table-cell>
          <table:table-cell office:value-type="float" office:value="20.07" table:style-name="ce1">
            <text:p>20,07</text:p>
          </table:table-cell>
          <table:table-cell office:value-type="float" office:value="22.91" table:style-name="ce1">
            <text:p>22,91</text:p>
          </table:table-cell>
          <table:table-cell office:value-type="float" office:value="12.06" table:style-name="ce1">
            <text:p>12,06</text:p>
          </table:table-cell>
          <table:table-cell office:value-type="float" office:value="12.11" table:style-name="ce1">
            <text:p>12,11</text:p>
          </table:table-cell>
          <table:table-cell office:value-type="float" office:value="5.84" table:style-name="ce1">
            <text:p>5,84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0" table:style-name="ce1">
            <text:p>0</text:p>
          </table:table-cell>
          <table:table-cell office:value-type="float" office:value="0.57000000000000006" table:style-name="ce1">
            <text:p>0,57</text:p>
          </table:table-cell>
          <table:table-cell office:value-type="float" office:value="0" table:style-name="ce1">
            <text:p>0</text:p>
          </table:table-cell>
          <table:table-cell office:value-type="float" office:value="6.18" table:style-name="ce1">
            <text:p>6,18</text:p>
          </table:table-cell>
          <table:table-cell office:value-type="float" office:value="3.73" table:style-name="ce1">
            <text:p>3,73</text:p>
          </table:table-cell>
          <table:table-cell office:value-type="float" office:value="7.03" table:style-name="ce1">
            <text:p>7,03</text:p>
          </table:table-cell>
          <table:table-cell office:value-type="float" office:value="13.11" table:style-name="ce1">
            <text:p>13,11</text:p>
          </table:table-cell>
          <table:table-cell office:value-type="float" office:value="21.990000000000002" table:style-name="ce1">
            <text:p>21,99</text:p>
          </table:table-cell>
          <table:table-cell office:value-type="float" office:value="24.740000000000002" table:style-name="ce1">
            <text:p>24,74</text:p>
          </table:table-cell>
          <table:table-cell office:value-type="float" office:value="17.3" table:style-name="ce1">
            <text:p>17,3</text:p>
          </table:table-cell>
          <table:table-cell office:value-type="float" office:value="5.66" table:style-name="ce1">
            <text:p>5,66</text:p>
          </table:table-cell>
          <table:table-cell office:value-type="float" office:value="0.25" table:style-name="ce1">
            <text:p>0,25</text:p>
          </table:table-cell>
          <table:table-cell office:value-type="float" office:value="5.14" table:style-name="ce1">
            <text:p>5,14</text:p>
          </table:table-cell>
          <table:table-cell office:value-type="float" office:value="4" table:style-name="ce1">
            <text:p>4</text:p>
          </table:table-cell>
          <table:table-cell office:value-type="float" office:value="8.19" table:style-name="ce1">
            <text:p>8,19</text:p>
          </table:table-cell>
          <table:table-cell office:value-type="float" office:value="13.08" table:style-name="ce1">
            <text:p>13,08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8.77" table:style-name="ce1">
            <text:p>18,77</text:p>
          </table:table-cell>
          <table:table-cell office:value-type="float" office:value="15.49" table:style-name="ce1">
            <text:p>15,49</text:p>
          </table:table-cell>
          <table:table-cell office:value-type="float" office:value="11.11" table:style-name="ce1">
            <text:p>11,11</text:p>
          </table:table-cell>
          <table:table-cell office:value-type="float" office:value="4.47" table:style-name="ce1">
            <text:p>4,47</text:p>
          </table:table-cell>
          <table:table-cell office:value-type="float" office:value="1.6500000000000001" table:style-name="ce1">
            <text:p>1,6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72.4" table:style-name="ce1">
            <text:p>772,4</text:p>
          </table:table-cell>
          <table:table-cell office:value-type="float" office:value="771.7" table:style-name="ce1">
            <text:p>771,7</text:p>
          </table:table-cell>
          <table:table-cell office:value-type="float" office:value="240.58" table:style-name="ce1">
            <text:p>240,58</text:p>
          </table:table-cell>
          <table:table-cell office:value-type="float" office:value="250.45000000000002" table:style-name="ce1">
            <text:p>250,45</text:p>
          </table:table-cell>
          <table:table-cell office:value-type="float" office:value="288.61" table:style-name="ce1">
            <text:p>288,61</text:p>
          </table:table-cell>
          <table:table-cell office:value-type="float" office:value="291.98" table:style-name="ce1">
            <text:p>291,98</text:p>
          </table:table-cell>
          <table:table-cell office:value-type="float" office:value="282.18" table:style-name="ce1">
            <text:p>282,18</text:p>
          </table:table-cell>
          <table:table-cell office:value-type="float" office:value="282.98" table:style-name="ce1">
            <text:p>282,98</text:p>
          </table:table-cell>
          <table:table-cell office:value-type="float" office:value="314.39" table:style-name="ce1">
            <text:p>314,39</text:p>
          </table:table-cell>
          <table:table-cell office:value-type="float" office:value="322.15000000000003" table:style-name="ce1">
            <text:p>322,15</text:p>
          </table:table-cell>
          <table:table-cell office:value-type="float" office:value="289.95999999999998" table:style-name="ce1">
            <text:p>289,96</text:p>
          </table:table-cell>
          <table:table-cell office:value-type="float" office:value="288.73" table:style-name="ce1">
            <text:p>288,73</text:p>
          </table:table-cell>
          <table:table-cell office:value-type="float" office:value="313.94" table:style-name="ce1">
            <text:p>313,94</text:p>
          </table:table-cell>
          <table:table-cell office:value-type="float" office:value="321.53000000000003" table:style-name="ce1">
            <text:p>321,53</text:p>
          </table:table-cell>
          <table:table-cell office:value-type="float" office:value="1.1500000000000001" table:style-name="ce1">
            <text:p>1,15</text:p>
          </table:table-cell>
          <table:table-cell office:value-type="float" office:value="1.3800000000000001" table:style-name="ce1">
            <text:p>1,38</text:p>
          </table:table-cell>
          <table:table-cell office:value-type="float" office:value="2.1" table:style-name="ce1">
            <text:p>2,1</text:p>
          </table:table-cell>
          <table:table-cell office:value-type="float" office:value="7.75" table:style-name="ce1">
            <text:p>7,75</text:p>
          </table:table-cell>
          <table:table-cell office:value-type="float" office:value="13.73" table:style-name="ce1">
            <text:p>13,73</text:p>
          </table:table-cell>
          <table:table-cell office:value-type="float" office:value="24.09" table:style-name="ce1">
            <text:p>24,09</text:p>
          </table:table-cell>
          <table:table-cell office:value-type="float" office:value="24.5" table:style-name="ce1">
            <text:p>24,5</text:p>
          </table:table-cell>
          <table:table-cell office:value-type="float" office:value="15.57" table:style-name="ce1">
            <text:p>15,57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1.4000000000000001" table:style-name="ce1">
            <text:p>1,4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2.92" table:style-name="ce1">
            <text:p>2,92</text:p>
          </table:table-cell>
          <table:table-cell office:value-type="float" office:value="7.5" table:style-name="ce1">
            <text:p>7,5</text:p>
          </table:table-cell>
          <table:table-cell office:value-type="float" office:value="18.330000000000002" table:style-name="ce1">
            <text:p>18,33</text:p>
          </table:table-cell>
          <table:table-cell office:value-type="float" office:value="22.62" table:style-name="ce1">
            <text:p>22,62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15.07" table:style-name="ce1">
            <text:p>15,07</text:p>
          </table:table-cell>
          <table:table-cell office:value-type="float" office:value="12.69" table:style-name="ce1">
            <text:p>12,69</text:p>
          </table:table-cell>
          <table:table-cell office:value-type="float" office:value="0.99" table:style-name="ce1">
            <text:p>0,99</text:p>
          </table:table-cell>
          <table:table-cell office:value-type="float" office:value="2.0300000000000002" table:style-name="ce1">
            <text:p>2,03</text:p>
          </table:table-cell>
          <table:table-cell office:value-type="float" office:value="5.29" table:style-name="ce1">
            <text:p>5,29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16" table:style-name="ce1">
            <text:p>16</text:p>
          </table:table-cell>
          <table:table-cell office:value-type="float" office:value="21.54" table:style-name="ce1">
            <text:p>21,54</text:p>
          </table:table-cell>
          <table:table-cell office:value-type="float" office:value="21.47" table:style-name="ce1">
            <text:p>21,47</text:p>
          </table:table-cell>
          <table:table-cell office:value-type="float" office:value="13.84" table:style-name="ce1">
            <text:p>13,84</text:p>
          </table:table-cell>
          <table:table-cell office:value-type="float" office:value="7.23" table:style-name="ce1">
            <text:p>7,23</text:p>
          </table:table-cell>
          <table:table-cell office:value-type="float" office:value="1.56" table:style-name="ce1">
            <text:p>1,56</text:p>
          </table:table-cell>
          <table:table-cell office:value-type="float" office:value="0.43" table:style-name="ce1">
            <text:p>0,43</text:p>
          </table:table-cell>
          <table:table-cell office:value-type="float" office:value="0.81" table:style-name="ce1">
            <text:p>0,81</text:p>
          </table:table-cell>
          <table:table-cell office:value-type="float" office:value="3.98" table:style-name="ce1">
            <text:p>3,98</text:p>
          </table:table-cell>
          <table:table-cell office:value-type="float" office:value="8.75" table:style-name="ce1">
            <text:p>8,75</text:p>
          </table:table-cell>
          <table:table-cell office:value-type="float" office:value="15.49" table:style-name="ce1">
            <text:p>15,49</text:p>
          </table:table-cell>
          <table:table-cell office:value-type="float" office:value="18.8" table:style-name="ce1">
            <text:p>18,8</text:p>
          </table:table-cell>
          <table:table-cell office:value-type="float" office:value="20.03" table:style-name="ce1">
            <text:p>20,03</text:p>
          </table:table-cell>
          <table:table-cell office:value-type="float" office:value="17.96" table:style-name="ce1">
            <text:p>17,96</text:p>
          </table:table-cell>
          <table:table-cell office:value-type="float" office:value="9.81" table:style-name="ce1">
            <text:p>9,81</text:p>
          </table:table-cell>
          <table:table-cell office:value-type="float" office:value="3.87" table:style-name="ce1">
            <text:p>3,87</text:p>
          </table:table-cell>
          <table:table-cell office:value-type="float" office:value="0.06" table:style-name="ce1">
            <text:p>0,06</text:p>
          </table:table-cell>
          <table:table-cell office:value-type="float" office:value="5.58" table:style-name="ce1">
            <text:p>5,58</text:p>
          </table:table-cell>
          <table:table-cell office:value-type="float" office:value="4.41" table:style-name="ce1">
            <text:p>4,41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14.72" table:style-name="ce1">
            <text:p>14,72</text:p>
          </table:table-cell>
          <table:table-cell office:value-type="float" office:value="20.79" table:style-name="ce1">
            <text:p>20,79</text:p>
          </table:table-cell>
          <table:table-cell office:value-type="float" office:value="22.92" table:style-name="ce1">
            <text:p>22,92</text:p>
          </table:table-cell>
          <table:table-cell office:value-type="float" office:value="16.21" table:style-name="ce1">
            <text:p>16,21</text:p>
          </table:table-cell>
          <table:table-cell office:value-type="float" office:value="6.36" table:style-name="ce1">
            <text:p>6,36</text:p>
          </table:table-cell>
          <table:table-cell office:value-type="float" office:value="0.23" table:style-name="ce1">
            <text:p>0,2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5.21" table:style-name="ce1">
            <text:p>5,21</text:p>
          </table:table-cell>
          <table:table-cell office:value-type="float" office:value="9.25" table:style-name="ce1">
            <text:p>9,25</text:p>
          </table:table-cell>
          <table:table-cell office:value-type="float" office:value="14.19" table:style-name="ce1">
            <text:p>14,19</text:p>
          </table:table-cell>
          <table:table-cell office:value-type="float" office:value="20.68" table:style-name="ce1">
            <text:p>20,68</text:p>
          </table:table-cell>
          <table:table-cell office:value-type="float" office:value="21.48" table:style-name="ce1">
            <text:p>21,48</text:p>
          </table:table-cell>
          <table:table-cell office:value-type="float" office:value="14.51" table:style-name="ce1">
            <text:p>14,51</text:p>
          </table:table-cell>
          <table:table-cell office:value-type="float" office:value="7.18" table:style-name="ce1">
            <text:p>7,18</text:p>
          </table:table-cell>
          <table:table-cell office:value-type="float" office:value="3.39" table:style-name="ce1">
            <text:p>3,39</text:p>
          </table:table-cell>
          <table:table-cell office:value-type="float" office:value="0" table:style-name="ce1">
            <text:p>0</text:p>
          </table:table-cell>
          <table:table-cell office:value-type="float" office:value="6.03" table:style-name="ce1">
            <text:p>6,03</text:p>
          </table:table-cell>
          <table:table-cell office:value-type="float" office:value="7.45" table:style-name="ce1">
            <text:p>7,45</text:p>
          </table:table-cell>
          <table:table-cell office:value-type="float" office:value="13.67" table:style-name="ce1">
            <text:p>13,67</text:p>
          </table:table-cell>
          <table:table-cell office:value-type="float" office:value="15.63" table:style-name="ce1">
            <text:p>15,63</text:p>
          </table:table-cell>
          <table:table-cell office:value-type="float" office:value="18.63" table:style-name="ce1">
            <text:p>18,63</text:p>
          </table:table-cell>
          <table:table-cell office:value-type="float" office:value="18.02" table:style-name="ce1">
            <text:p>18,02</text:p>
          </table:table-cell>
          <table:table-cell office:value-type="float" office:value="12.51" table:style-name="ce1">
            <text:p>12,51</text:p>
          </table:table-cell>
          <table:table-cell office:value-type="float" office:value="5.16" table:style-name="ce1">
            <text:p>5,16</text:p>
          </table:table-cell>
          <table:table-cell office:value-type="float" office:value="2.35" table:style-name="ce1">
            <text:p>2,35</text:p>
          </table:table-cell>
          <table:table-cell office:value-type="float" office:value="0.54" table:style-name="ce1">
            <text:p>0,54</text:p>
          </table:table-cell>
          <table:table-cell office:value-type="float" office:value="5.66" table:style-name="ce1">
            <text:p>5,66</text:p>
          </table:table-cell>
          <table:table-cell office:value-type="float" office:value="7.16" table:style-name="ce1">
            <text:p>7,16</text:p>
          </table:table-cell>
          <table:table-cell office:value-type="float" office:value="12.01" table:style-name="ce1">
            <text:p>12,01</text:p>
          </table:table-cell>
          <table:table-cell office:value-type="float" office:value="17.03" table:style-name="ce1">
            <text:p>17,03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19.43" table:style-name="ce1">
            <text:p>19,43</text:p>
          </table:table-cell>
          <table:table-cell office:value-type="float" office:value="13.22" table:style-name="ce1">
            <text:p>13,22</text:p>
          </table:table-cell>
          <table:table-cell office:value-type="float" office:value="5.3" table:style-name="ce1">
            <text:p>5,3</text:p>
          </table:table-cell>
          <table:table-cell office:value-type="float" office:value="1.5" table:style-name="ce1">
            <text:p>1,5</text:p>
          </table:table-cell>
          <table:table-cell office:value-type="float" office:value="6.6400000000000006" table:style-name="ce1">
            <text:p>6,64</text:p>
          </table:table-cell>
          <table:table-cell office:value-type="float" office:value="3.83" table:style-name="ce1">
            <text:p>3,83</text:p>
          </table:table-cell>
          <table:table-cell office:value-type="float" office:value="7.03" table:style-name="ce1">
            <text:p>7,03</text:p>
          </table:table-cell>
          <table:table-cell office:value-type="float" office:value="12.96" table:style-name="ce1">
            <text:p>12,96</text:p>
          </table:table-cell>
          <table:table-cell office:value-type="float" office:value="21.240000000000002" table:style-name="ce1">
            <text:p>21,24</text:p>
          </table:table-cell>
          <table:table-cell office:value-type="float" office:value="25.07" table:style-name="ce1">
            <text:p>25,07</text:p>
          </table:table-cell>
          <table:table-cell office:value-type="float" office:value="17.75" table:style-name="ce1">
            <text:p>17,75</text:p>
          </table:table-cell>
          <table:table-cell office:value-type="float" office:value="5.29" table:style-name="ce1">
            <text:p>5,29</text:p>
          </table:table-cell>
          <table:table-cell office:value-type="float" office:value="0.2" table:style-name="ce1">
            <text:p>0,2</text:p>
          </table:table-cell>
          <table:table-cell office:value-type="float" office:value="5.99" table:style-name="ce1">
            <text:p>5,99</text:p>
          </table:table-cell>
          <table:table-cell office:value-type="float" office:value="4.3" table:style-name="ce1">
            <text:p>4,3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13.16" table:style-name="ce1">
            <text:p>13,16</text:p>
          </table:table-cell>
          <table:table-cell office:value-type="float" office:value="17.28" table:style-name="ce1">
            <text:p>17,28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5.4" table:style-name="ce1">
            <text:p>15,4</text:p>
          </table:table-cell>
          <table:table-cell office:value-type="float" office:value="10.38" table:style-name="ce1">
            <text:p>10,38</text:p>
          </table:table-cell>
          <table:table-cell office:value-type="float" office:value="5.12" table:style-name="ce1">
            <text:p>5,12</text:p>
          </table:table-cell>
          <table:table-cell office:value-type="float" office:value="1.93" table:style-name="ce1">
            <text:p>1,93</text:p>
          </table:table-cell>
          <table:table-cell office:value-type="float" office:value="0" table:style-name="ce1">
            <text:p>0</text:p>
          </table:table-cell>
          <table:table-cell office:value-type="float" office:value="11.56" table:style-name="ce1">
            <text:p>11,56</text:p>
          </table:table-cell>
          <table:table-cell office:value-type="float" office:value="11.26" table:style-name="ce1">
            <text:p>11,26</text:p>
          </table:table-cell>
          <table:table-cell office:value-type="float" office:value="13.47" table:style-name="ce1">
            <text:p>13,47</text:p>
          </table:table-cell>
          <table:table-cell office:value-type="float" office:value="21.150000000000002" table:style-name="ce1">
            <text:p>21,15</text:p>
          </table:table-cell>
          <table:table-cell office:value-type="float" office:value="14.540000000000001" table:style-name="ce1">
            <text:p>14,54</text:p>
          </table:table-cell>
          <table:table-cell office:value-type="float" office:value="16.47" table:style-name="ce1">
            <text:p>16,47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2.27" table:style-name="ce1">
            <text:p>2,27</text:p>
          </table:table-cell>
          <table:table-cell office:value-type="float" office:value="0" table:style-name="ce1">
            <text:p>0</text:p>
          </table:table-cell>
          <table:table-cell office:value-type="float" office:value="12.450000000000001" table:style-name="ce1">
            <text:p>12,45</text:p>
          </table:table-cell>
          <table:table-cell office:value-type="float" office:value="9.07" table:style-name="ce1">
            <text:p>9,07</text:p>
          </table:table-cell>
          <table:table-cell office:value-type="float" office:value="18.21" table:style-name="ce1">
            <text:p>18,21</text:p>
          </table:table-cell>
          <table:table-cell office:value-type="float" office:value="21.87" table:style-name="ce1">
            <text:p>21,87</text:p>
          </table:table-cell>
          <table:table-cell office:value-type="float" office:value="13.41" table:style-name="ce1">
            <text:p>13,41</text:p>
          </table:table-cell>
          <table:table-cell office:value-type="float" office:value="12.44" table:style-name="ce1">
            <text:p>12,44</text:p>
          </table:table-cell>
          <table:table-cell office:value-type="float" office:value="6.9" table:style-name="ce1">
            <text:p>6,9</text:p>
          </table:table-cell>
          <table:table-cell office:value-type="float" office:value="3.91" table:style-name="ce1">
            <text:p>3,91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.19" table:style-name="ce1">
            <text:p>1,19</text:p>
          </table:table-cell>
          <table:table-cell office:value-type="float" office:value="0" table:style-name="ce1">
            <text:p>0</text:p>
          </table:table-cell>
          <table:table-cell office:value-type="float" office:value="6.73" table:style-name="ce1">
            <text:p>6,73</text:p>
          </table:table-cell>
          <table:table-cell office:value-type="float" office:value="3.96" table:style-name="ce1">
            <text:p>3,96</text:p>
          </table:table-cell>
          <table:table-cell office:value-type="float" office:value="7.15" table:style-name="ce1">
            <text:p>7,15</text:p>
          </table:table-cell>
          <table:table-cell office:value-type="float" office:value="13.11" table:style-name="ce1">
            <text:p>13,11</text:p>
          </table:table-cell>
          <table:table-cell office:value-type="float" office:value="21.12" table:style-name="ce1">
            <text:p>21,12</text:p>
          </table:table-cell>
          <table:table-cell office:value-type="float" office:value="24.91" table:style-name="ce1">
            <text:p>24,91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5.23" table:style-name="ce1">
            <text:p>5,23</text:p>
          </table:table-cell>
          <table:table-cell office:value-type="float" office:value="0.2" table:style-name="ce1">
            <text:p>0,2</text:p>
          </table:table-cell>
          <table:table-cell office:value-type="float" office:value="6.11" table:style-name="ce1">
            <text:p>6,11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13.32" table:style-name="ce1">
            <text:p>13,32</text:p>
          </table:table-cell>
          <table:table-cell office:value-type="float" office:value="17.21" table:style-name="ce1">
            <text:p>17,21</text:p>
          </table:table-cell>
          <table:table-cell office:value-type="float" office:value="17.82" table:style-name="ce1">
            <text:p>17,82</text:p>
          </table:table-cell>
          <table:table-cell office:value-type="float" office:value="15.24" table:style-name="ce1">
            <text:p>15,24</text:p>
          </table:table-cell>
          <table:table-cell office:value-type="float" office:value="10.26" table:style-name="ce1">
            <text:p>10,26</text:p>
          </table:table-cell>
          <table:table-cell office:value-type="float" office:value="5.04" table:style-name="ce1">
            <text:p>5,04</text:p>
          </table:table-cell>
          <table:table-cell office:value-type="float" office:value="1.9100000000000001" table:style-name="ce1">
            <text:p>1,91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77.18000000000006" table:style-name="ce1">
            <text:p>777,18</text:p>
          </table:table-cell>
          <table:table-cell office:value-type="float" office:value="777.4" table:style-name="ce1">
            <text:p>777,4</text:p>
          </table:table-cell>
          <table:table-cell office:value-type="float" office:value="238.86" table:style-name="ce1">
            <text:p>238,86</text:p>
          </table:table-cell>
          <table:table-cell office:value-type="float" office:value="248.15" table:style-name="ce1">
            <text:p>248,15</text:p>
          </table:table-cell>
          <table:table-cell office:value-type="float" office:value="287.09000000000003" table:style-name="ce1">
            <text:p>287,09</text:p>
          </table:table-cell>
          <table:table-cell office:value-type="float" office:value="289.62" table:style-name="ce1">
            <text:p>289,62</text:p>
          </table:table-cell>
          <table:table-cell office:value-type="float" office:value="284.04000000000002" table:style-name="ce1">
            <text:p>284,04</text:p>
          </table:table-cell>
          <table:table-cell office:value-type="float" office:value="282.63" table:style-name="ce1">
            <text:p>282,63</text:p>
          </table:table-cell>
          <table:table-cell office:value-type="float" office:value="312.41000000000003" table:style-name="ce1">
            <text:p>312,41</text:p>
          </table:table-cell>
          <table:table-cell office:value-type="float" office:value="318.75" table:style-name="ce1">
            <text:p>318,75</text:p>
          </table:table-cell>
          <table:table-cell office:value-type="float" office:value="316.42" table:style-name="ce1">
            <text:p>316,42</text:p>
          </table:table-cell>
          <table:table-cell office:value-type="float" office:value="309.15000000000003" table:style-name="ce1">
            <text:p>309,15</text:p>
          </table:table-cell>
          <table:table-cell office:value-type="float" office:value="312.45999999999998" table:style-name="ce1">
            <text:p>312,46</text:p>
          </table:table-cell>
          <table:table-cell office:value-type="float" office:value="318.64" table:style-name="ce1">
            <text:p>318,64</text:p>
          </table:table-cell>
          <table:table-cell office:value-type="float" office:value="1.17" table:style-name="ce1">
            <text:p>1,17</text:p>
          </table:table-cell>
          <table:table-cell office:value-type="float" office:value="0.9" table:style-name="ce1">
            <text:p>0,9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.49" table:style-name="ce1">
            <text:p>4,49</text:p>
          </table:table-cell>
          <table:table-cell office:value-type="float" office:value="11.07" table:style-name="ce1">
            <text:p>11,07</text:p>
          </table:table-cell>
          <table:table-cell office:value-type="float" office:value="24.330000000000002" table:style-name="ce1">
            <text:p>24,33</text:p>
          </table:table-cell>
          <table:table-cell office:value-type="float" office:value="27.2" table:style-name="ce1">
            <text:p>27,2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1.06" table:style-name="ce1">
            <text:p>11,06</text:p>
          </table:table-cell>
          <table:table-cell office:value-type="float" office:value="0.38" table:style-name="ce1">
            <text:p>0,38</text:p>
          </table:table-cell>
          <table:table-cell office:value-type="float" office:value="1.08" table:style-name="ce1">
            <text:p>1,08</text:p>
          </table:table-cell>
          <table:table-cell office:value-type="float" office:value="2.56" table:style-name="ce1">
            <text:p>2,56</text:p>
          </table:table-cell>
          <table:table-cell office:value-type="float" office:value="6.58" table:style-name="ce1">
            <text:p>6,58</text:p>
          </table:table-cell>
          <table:table-cell office:value-type="float" office:value="12.77" table:style-name="ce1">
            <text:p>12,77</text:p>
          </table:table-cell>
          <table:table-cell office:value-type="float" office:value="22.37" table:style-name="ce1">
            <text:p>22,37</text:p>
          </table:table-cell>
          <table:table-cell office:value-type="float" office:value="22.66" table:style-name="ce1">
            <text:p>22,66</text:p>
          </table:table-cell>
          <table:table-cell office:value-type="float" office:value="19.32" table:style-name="ce1">
            <text:p>19,32</text:p>
          </table:table-cell>
          <table:table-cell office:value-type="float" office:value="12.280000000000001" table:style-name="ce1">
            <text:p>12,28</text:p>
          </table:table-cell>
          <table:table-cell office:value-type="float" office:value="1.08" table:style-name="ce1">
            <text:p>1,08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6.66" table:style-name="ce1">
            <text:p>6,66</text:p>
          </table:table-cell>
          <table:table-cell office:value-type="float" office:value="9.42" table:style-name="ce1">
            <text:p>9,42</text:p>
          </table:table-cell>
          <table:table-cell office:value-type="float" office:value="18.12" table:style-name="ce1">
            <text:p>18,12</text:p>
          </table:table-cell>
          <table:table-cell office:value-type="float" office:value="19.7" table:style-name="ce1">
            <text:p>19,7</text:p>
          </table:table-cell>
          <table:table-cell office:value-type="float" office:value="19.830000000000002" table:style-name="ce1">
            <text:p>19,83</text:p>
          </table:table-cell>
          <table:table-cell office:value-type="float" office:value="14.17" table:style-name="ce1">
            <text:p>14,17</text:p>
          </table:table-cell>
          <table:table-cell office:value-type="float" office:value="6.88" table:style-name="ce1">
            <text:p>6,88</text:p>
          </table:table-cell>
          <table:table-cell office:value-type="float" office:value="1.8900000000000001" table:style-name="ce1">
            <text:p>1,89</text:p>
          </table:table-cell>
          <table:table-cell office:value-type="float" office:value="0.66" table:style-name="ce1">
            <text:p>0,66</text:p>
          </table:table-cell>
          <table:table-cell office:value-type="float" office:value="1.01" table:style-name="ce1">
            <text:p>1,01</text:p>
          </table:table-cell>
          <table:table-cell office:value-type="float" office:value="5.0200000000000005" table:style-name="ce1">
            <text:p>5,02</text:p>
          </table:table-cell>
          <table:table-cell office:value-type="float" office:value="9.52" table:style-name="ce1">
            <text:p>9,52</text:p>
          </table:table-cell>
          <table:table-cell office:value-type="float" office:value="16.22" table:style-name="ce1">
            <text:p>16,22</text:p>
          </table:table-cell>
          <table:table-cell office:value-type="float" office:value="17.57" table:style-name="ce1">
            <text:p>17,57</text:p>
          </table:table-cell>
          <table:table-cell office:value-type="float" office:value="18.940000000000001" table:style-name="ce1">
            <text:p>18,94</text:p>
          </table:table-cell>
          <table:table-cell office:value-type="float" office:value="17.84" table:style-name="ce1">
            <text:p>17,84</text:p>
          </table:table-cell>
          <table:table-cell office:value-type="float" office:value="9.19" table:style-name="ce1">
            <text:p>9,19</text:p>
          </table:table-cell>
          <table:table-cell office:value-type="float" office:value="3.98" table:style-name="ce1">
            <text:p>3,98</text:p>
          </table:table-cell>
          <table:table-cell office:value-type="float" office:value="0.06" table:style-name="ce1">
            <text:p>0,06</text:p>
          </table:table-cell>
          <table:table-cell office:value-type="float" office:value="6.38" table:style-name="ce1">
            <text:p>6,38</text:p>
          </table:table-cell>
          <table:table-cell office:value-type="float" office:value="4.45" table:style-name="ce1">
            <text:p>4,45</text:p>
          </table:table-cell>
          <table:table-cell office:value-type="float" office:value="8.93" table:style-name="ce1">
            <text:p>8,93</text:p>
          </table:table-cell>
          <table:table-cell office:value-type="float" office:value="15.43" table:style-name="ce1">
            <text:p>15,43</text:p>
          </table:table-cell>
          <table:table-cell office:value-type="float" office:value="20.29" table:style-name="ce1">
            <text:p>20,29</text:p>
          </table:table-cell>
          <table:table-cell office:value-type="float" office:value="22.64" table:style-name="ce1">
            <text:p>22,64</text:p>
          </table:table-cell>
          <table:table-cell office:value-type="float" office:value="15.09" table:style-name="ce1">
            <text:p>15,09</text:p>
          </table:table-cell>
          <table:table-cell office:value-type="float" office:value="6.5600000000000005" table:style-name="ce1">
            <text:p>6,56</text:p>
          </table:table-cell>
          <table:table-cell office:value-type="float" office:value="0.23" table:style-name="ce1">
            <text:p>0,23</text:p>
          </table:table-cell>
          <table:table-cell office:value-type="float" office:value="4.6000000000000005" table:style-name="ce1">
            <text:p>4,6</text:p>
          </table:table-cell>
          <table:table-cell office:value-type="float" office:value="6.3" table:style-name="ce1">
            <text:p>6,3</text:p>
          </table:table-cell>
          <table:table-cell office:value-type="float" office:value="9.89" table:style-name="ce1">
            <text:p>9,89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9.72" table:style-name="ce1">
            <text:p>19,72</text:p>
          </table:table-cell>
          <table:table-cell office:value-type="float" office:value="21.150000000000002" table:style-name="ce1">
            <text:p>21,15</text:p>
          </table:table-cell>
          <table:table-cell office:value-type="float" office:value="13.23" table:style-name="ce1">
            <text:p>13,23</text:p>
          </table:table-cell>
          <table:table-cell office:value-type="float" office:value="7.03" table:style-name="ce1">
            <text:p>7,03</text:p>
          </table:table-cell>
          <table:table-cell office:value-type="float" office:value="3.62" table:style-name="ce1">
            <text:p>3,62</text:p>
          </table:table-cell>
          <table:table-cell office:value-type="float" office:value="0" table:style-name="ce1">
            <text:p>0</text:p>
          </table:table-cell>
          <table:table-cell office:value-type="float" office:value="4.53" table:style-name="ce1">
            <text:p>4,53</text:p>
          </table:table-cell>
          <table:table-cell office:value-type="float" office:value="6.8" table:style-name="ce1">
            <text:p>6,8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18.46" table:style-name="ce1">
            <text:p>18,46</text:p>
          </table:table-cell>
          <table:table-cell office:value-type="float" office:value="17.87" table:style-name="ce1">
            <text:p>17,87</text:p>
          </table:table-cell>
          <table:table-cell office:value-type="float" office:value="12.02" table:style-name="ce1">
            <text:p>12,02</text:p>
          </table:table-cell>
          <table:table-cell office:value-type="float" office:value="4.84" table:style-name="ce1">
            <text:p>4,84</text:p>
          </table:table-cell>
          <table:table-cell office:value-type="float" office:value="2.81" table:style-name="ce1">
            <text:p>2,81</text:p>
          </table:table-cell>
          <table:table-cell office:value-type="float" office:value="0.89" table:style-name="ce1">
            <text:p>0,89</text:p>
          </table:table-cell>
          <table:table-cell office:value-type="float" office:value="6.09" table:style-name="ce1">
            <text:p>6,09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12" table:style-name="ce1">
            <text:p>12</text:p>
          </table:table-cell>
          <table:table-cell office:value-type="float" office:value="16.96" table:style-name="ce1">
            <text:p>16,96</text:p>
          </table:table-cell>
          <table:table-cell office:value-type="float" office:value="16.990000000000002" table:style-name="ce1">
            <text:p>16,99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13.74" table:style-name="ce1">
            <text:p>13,74</text:p>
          </table:table-cell>
          <table:table-cell office:value-type="float" office:value="5.83" table:style-name="ce1">
            <text:p>5,83</text:p>
          </table:table-cell>
          <table:table-cell office:value-type="float" office:value="1.53" table:style-name="ce1">
            <text:p>1,53</text:p>
          </table:table-cell>
          <table:table-cell office:value-type="float" office:value="7.54" table:style-name="ce1">
            <text:p>7,54</text:p>
          </table:table-cell>
          <table:table-cell office:value-type="float" office:value="4.26" table:style-name="ce1">
            <text:p>4,26</text:p>
          </table:table-cell>
          <table:table-cell office:value-type="float" office:value="7.28" table:style-name="ce1">
            <text:p>7,28</text:p>
          </table:table-cell>
          <table:table-cell office:value-type="float" office:value="13.08" table:style-name="ce1">
            <text:p>13,08</text:p>
          </table:table-cell>
          <table:table-cell office:value-type="float" office:value="19.95" table:style-name="ce1">
            <text:p>19,95</text:p>
          </table:table-cell>
          <table:table-cell office:value-type="float" office:value="25.1" table:style-name="ce1">
            <text:p>25,1</text:p>
          </table:table-cell>
          <table:table-cell office:value-type="float" office:value="18.04" table:style-name="ce1">
            <text:p>18,04</text:p>
          </table:table-cell>
          <table:table-cell office:value-type="float" office:value="4.62" table:style-name="ce1">
            <text:p>4,62</text:p>
          </table:table-cell>
          <table:table-cell office:value-type="float" office:value="0.12" table:style-name="ce1">
            <text:p>0,12</text:p>
          </table:table-cell>
          <table:table-cell office:value-type="float" office:value="7.45" table:style-name="ce1">
            <text:p>7,4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9.370000000000001" table:style-name="ce1">
            <text:p>9,37</text:p>
          </table:table-cell>
          <table:table-cell office:value-type="float" office:value="13.57" table:style-name="ce1">
            <text:p>13,57</text:p>
          </table:table-cell>
          <table:table-cell office:value-type="float" office:value="15.97" table:style-name="ce1">
            <text:p>15,97</text:p>
          </table:table-cell>
          <table:table-cell office:value-type="float" office:value="16.54" table:style-name="ce1">
            <text:p>16,54</text:p>
          </table:table-cell>
          <table:table-cell office:value-type="float" office:value="14.96" table:style-name="ce1">
            <text:p>14,96</text:p>
          </table:table-cell>
          <table:table-cell office:value-type="float" office:value="9.09" table:style-name="ce1">
            <text:p>9,09</text:p>
          </table:table-cell>
          <table:table-cell office:value-type="float" office:value="5.86" table:style-name="ce1">
            <text:p>5,86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0" table:style-name="ce1">
            <text:p>0</text:p>
          </table:table-cell>
          <table:table-cell office:value-type="float" office:value="2.85" table:style-name="ce1">
            <text:p>2,85</text:p>
          </table:table-cell>
          <table:table-cell office:value-type="float" office:value="6.59" table:style-name="ce1">
            <text:p>6,59</text:p>
          </table:table-cell>
          <table:table-cell office:value-type="float" office:value="8.52" table:style-name="ce1">
            <text:p>8,52</text:p>
          </table:table-cell>
          <table:table-cell office:value-type="float" office:value="14.58" table:style-name="ce1">
            <text:p>14,58</text:p>
          </table:table-cell>
          <table:table-cell office:value-type="float" office:value="16.77" table:style-name="ce1">
            <text:p>16,77</text:p>
          </table:table-cell>
          <table:table-cell office:value-type="float" office:value="28.71" table:style-name="ce1">
            <text:p>28,71</text:p>
          </table:table-cell>
          <table:table-cell office:value-type="float" office:value="15.72" table:style-name="ce1">
            <text:p>15,72</text:p>
          </table:table-cell>
          <table:table-cell office:value-type="float" office:value="6.26" table:style-name="ce1">
            <text:p>6,26</text:p>
          </table:table-cell>
          <table:table-cell office:value-type="float" office:value="0" table:style-name="ce1">
            <text:p>0</text:p>
          </table:table-cell>
          <table:table-cell office:value-type="float" office:value="7.63" table:style-name="ce1">
            <text:p>7,63</text:p>
          </table:table-cell>
          <table:table-cell office:value-type="float" office:value="6.0200000000000005" table:style-name="ce1">
            <text:p>6,02</text:p>
          </table:table-cell>
          <table:table-cell office:value-type="float" office:value="12.85" table:style-name="ce1">
            <text:p>12,85</text:p>
          </table:table-cell>
          <table:table-cell office:value-type="float" office:value="18.89" table:style-name="ce1">
            <text:p>18,89</text:p>
          </table:table-cell>
          <table:table-cell office:value-type="float" office:value="17.29" table:style-name="ce1">
            <text:p>17,29</text:p>
          </table:table-cell>
          <table:table-cell office:value-type="float" office:value="13.41" table:style-name="ce1">
            <text:p>13,41</text:p>
          </table:table-cell>
          <table:table-cell office:value-type="float" office:value="9.9500000000000011" table:style-name="ce1">
            <text:p>9,95</text:p>
          </table:table-cell>
          <table:table-cell office:value-type="float" office:value="8.86" table:style-name="ce1">
            <text:p>8,86</text:p>
          </table:table-cell>
          <table:table-cell office:value-type="float" office:value="2.12" table:style-name="ce1">
            <text:p>2,12</text:p>
          </table:table-cell>
          <table:table-cell office:value-type="float" office:value="2.98" table:style-name="ce1">
            <text:p>2,98</text:p>
          </table:table-cell>
          <table:table-cell office:value-type="float" office:value="0" table:style-name="ce1">
            <text:p>0</text:p>
          </table:table-cell>
          <table:table-cell office:value-type="float" office:value="7.49" table:style-name="ce1">
            <text:p>7,49</text:p>
          </table:table-cell>
          <table:table-cell office:value-type="float" office:value="4.29" table:style-name="ce1">
            <text:p>4,29</text:p>
          </table:table-cell>
          <table:table-cell office:value-type="float" office:value="7.29" table:style-name="ce1">
            <text:p>7,29</text:p>
          </table:table-cell>
          <table:table-cell office:value-type="float" office:value="13.1" table:style-name="ce1">
            <text:p>13,1</text:p>
          </table:table-cell>
          <table:table-cell office:value-type="float" office:value="19.91" table:style-name="ce1">
            <text:p>19,91</text:p>
          </table:table-cell>
          <table:table-cell office:value-type="float" office:value="25.14" table:style-name="ce1">
            <text:p>25,14</text:p>
          </table:table-cell>
          <table:table-cell office:value-type="float" office:value="18.02" table:style-name="ce1">
            <text:p>18,02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0.12" table:style-name="ce1">
            <text:p>0,12</text:p>
          </table:table-cell>
          <table:table-cell office:value-type="float" office:value="7.45" table:style-name="ce1">
            <text:p>7,45</text:p>
          </table:table-cell>
          <table:table-cell office:value-type="float" office:value="4.92" table:style-name="ce1">
            <text:p>4,92</text:p>
          </table:table-cell>
          <table:table-cell office:value-type="float" office:value="9.41" table:style-name="ce1">
            <text:p>9,41</text:p>
          </table:table-cell>
          <table:table-cell office:value-type="float" office:value="13.64" table:style-name="ce1">
            <text:p>13,64</text:p>
          </table:table-cell>
          <table:table-cell office:value-type="float" office:value="15.99" table:style-name="ce1">
            <text:p>15,99</text:p>
          </table:table-cell>
          <table:table-cell office:value-type="float" office:value="16.5" table:style-name="ce1">
            <text:p>16,5</text:p>
          </table:table-cell>
          <table:table-cell office:value-type="float" office:value="14.9" table:style-name="ce1">
            <text:p>14,9</text:p>
          </table:table-cell>
          <table:table-cell office:value-type="float" office:value="9.09" table:style-name="ce1">
            <text:p>9,09</text:p>
          </table:table-cell>
          <table:table-cell office:value-type="float" office:value="5.8100000000000005" table:style-name="ce1">
            <text:p>5,81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69.84" table:style-name="ce1">
            <text:p>769,84</text:p>
          </table:table-cell>
          <table:table-cell office:value-type="float" office:value="768.57" table:style-name="ce1">
            <text:p>768,57</text:p>
          </table:table-cell>
          <table:table-cell office:value-type="float" office:value="241.76" table:style-name="ce1">
            <text:p>241,76</text:p>
          </table:table-cell>
          <table:table-cell office:value-type="float" office:value="252.13" table:style-name="ce1">
            <text:p>252,13</text:p>
          </table:table-cell>
          <table:table-cell office:value-type="float" office:value="289.92" table:style-name="ce1">
            <text:p>289,92</text:p>
          </table:table-cell>
          <table:table-cell office:value-type="float" office:value="293.86" table:style-name="ce1">
            <text:p>293,86</text:p>
          </table:table-cell>
          <table:table-cell office:value-type="float" office:value="281.40000000000003" table:style-name="ce1">
            <text:p>281,4</text:p>
          </table:table-cell>
          <table:table-cell office:value-type="float" office:value="283.38" table:style-name="ce1">
            <text:p>283,38</text:p>
          </table:table-cell>
          <table:table-cell office:value-type="float" office:value="315.98" table:style-name="ce1">
            <text:p>315,98</text:p>
          </table:table-cell>
          <table:table-cell office:value-type="float" office:value="324.86" table:style-name="ce1">
            <text:p>324,86</text:p>
          </table:table-cell>
          <table:table-cell office:value-type="float" office:value="298.63" table:style-name="ce1">
            <text:p>298,63</text:p>
          </table:table-cell>
          <table:table-cell office:value-type="float" office:value="301.12" table:style-name="ce1">
            <text:p>301,12</text:p>
          </table:table-cell>
          <table:table-cell office:value-type="float" office:value="315.8" table:style-name="ce1">
            <text:p>315,8</text:p>
          </table:table-cell>
          <table:table-cell office:value-type="float" office:value="324.62" table:style-name="ce1">
            <text:p>324,62</text:p>
          </table:table-cell>
          <table:table-cell office:value-type="float" office:value="1.1400000000000001" table:style-name="ce1">
            <text:p>1,14</text:p>
          </table:table-cell>
          <table:table-cell office:value-type="float" office:value="1.6500000000000001" table:style-name="ce1">
            <text:p>1,65</text:p>
          </table:table-cell>
          <table:table-cell office:value-type="float" office:value="2.0300000000000002" table:style-name="ce1">
            <text:p>2,03</text:p>
          </table:table-cell>
          <table:table-cell office:value-type="float" office:value="9.4500000000000011" table:style-name="ce1">
            <text:p>9,45</text:p>
          </table:table-cell>
          <table:table-cell office:value-type="float" office:value="15.19" table:style-name="ce1">
            <text:p>15,19</text:p>
          </table:table-cell>
          <table:table-cell office:value-type="float" office:value="24.03" table:style-name="ce1">
            <text:p>24,03</text:p>
          </table:table-cell>
          <table:table-cell office:value-type="float" office:value="23.13" table:style-name="ce1">
            <text:p>23,13</text:p>
          </table:table-cell>
          <table:table-cell office:value-type="float" office:value="14.41" table:style-name="ce1">
            <text:p>14,41</text:p>
          </table:table-cell>
          <table:table-cell office:value-type="float" office:value="8.98" table:style-name="ce1">
            <text:p>8,98</text:p>
          </table:table-cell>
          <table:table-cell office:value-type="float" office:value="1.98" table:style-name="ce1">
            <text:p>1,98</text:p>
          </table:table-cell>
          <table:table-cell office:value-type="float" office:value="0.86" table:style-name="ce1">
            <text:p>0,86</text:p>
          </table:table-cell>
          <table:table-cell office:value-type="float" office:value="3.09" table:style-name="ce1">
            <text:p>3,09</text:p>
          </table:table-cell>
          <table:table-cell office:value-type="float" office:value="7.98" table:style-name="ce1">
            <text:p>7,98</text:p>
          </table:table-cell>
          <table:table-cell office:value-type="float" office:value="21.400000000000002" table:style-name="ce1">
            <text:p>21,4</text:p>
          </table:table-cell>
          <table:table-cell office:value-type="float" office:value="22.73" table:style-name="ce1">
            <text:p>22,73</text:p>
          </table:table-cell>
          <table:table-cell office:value-type="float" office:value="16.32" table:style-name="ce1">
            <text:p>16,32</text:p>
          </table:table-cell>
          <table:table-cell office:value-type="float" office:value="12.82" table:style-name="ce1">
            <text:p>12,82</text:p>
          </table:table-cell>
          <table:table-cell office:value-type="float" office:value="12.82" table:style-name="ce1">
            <text:p>12,82</text:p>
          </table:table-cell>
          <table:table-cell office:value-type="float" office:value="0.92" table:style-name="ce1">
            <text:p>0,92</text:p>
          </table:table-cell>
          <table:table-cell office:value-type="float" office:value="1.87" table:style-name="ce1">
            <text:p>1,87</text:p>
          </table:table-cell>
          <table:table-cell office:value-type="float" office:value="4.47" table:style-name="ce1">
            <text:p>4,47</text:p>
          </table:table-cell>
          <table:table-cell office:value-type="float" office:value="10.35" table:style-name="ce1">
            <text:p>10,35</text:p>
          </table:table-cell>
          <table:table-cell office:value-type="float" office:value="14.700000000000001" table:style-name="ce1">
            <text:p>14,7</text:p>
          </table:table-cell>
          <table:table-cell office:value-type="float" office:value="22.63" table:style-name="ce1">
            <text:p>22,63</text:p>
          </table:table-cell>
          <table:table-cell office:value-type="float" office:value="22.53" table:style-name="ce1">
            <text:p>22,53</text:p>
          </table:table-cell>
          <table:table-cell office:value-type="float" office:value="13.66" table:style-name="ce1">
            <text:p>13,66</text:p>
          </table:table-cell>
          <table:table-cell office:value-type="float" office:value="7.48" table:style-name="ce1">
            <text:p>7,48</text:p>
          </table:table-cell>
          <table:table-cell office:value-type="float" office:value="1.3800000000000001" table:style-name="ce1">
            <text:p>1,38</text:p>
          </table:table-cell>
          <table:table-cell office:value-type="float" office:value="0.3" table:style-name="ce1">
            <text:p>0,3</text:p>
          </table:table-cell>
          <table:table-cell office:value-type="float" office:value="0.67" table:style-name="ce1">
            <text:p>0,67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8.16" table:style-name="ce1">
            <text:p>8,16</text:p>
          </table:table-cell>
          <table:table-cell office:value-type="float" office:value="15.040000000000001" table:style-name="ce1">
            <text:p>15,04</text:p>
          </table:table-cell>
          <table:table-cell office:value-type="float" office:value="19.52" table:style-name="ce1">
            <text:p>19,52</text:p>
          </table:table-cell>
          <table:table-cell office:value-type="float" office:value="20.67" table:style-name="ce1">
            <text:p>20,67</text:p>
          </table:table-cell>
          <table:table-cell office:value-type="float" office:value="18.18" table:style-name="ce1">
            <text:p>18,18</text:p>
          </table:table-cell>
          <table:table-cell office:value-type="float" office:value="10.26" table:style-name="ce1">
            <text:p>10,26</text:p>
          </table:table-cell>
          <table:table-cell office:value-type="float" office:value="3.83" table:style-name="ce1">
            <text:p>3,8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4.96" table:style-name="ce1">
            <text:p>4,96</text:p>
          </table:table-cell>
          <table:table-cell office:value-type="float" office:value="4.3100000000000005" table:style-name="ce1">
            <text:p>4,31</text:p>
          </table:table-cell>
          <table:table-cell office:value-type="float" office:value="8.61" table:style-name="ce1">
            <text:p>8,61</text:p>
          </table:table-cell>
          <table:table-cell office:value-type="float" office:value="14.24" table:style-name="ce1">
            <text:p>14,24</text:p>
          </table:table-cell>
          <table:table-cell office:value-type="float" office:value="21.12" table:style-name="ce1">
            <text:p>21,12</text:p>
          </table:table-cell>
          <table:table-cell office:value-type="float" office:value="23.19" table:style-name="ce1">
            <text:p>23,19</text:p>
          </table:table-cell>
          <table:table-cell office:value-type="float" office:value="17.04" table:style-name="ce1">
            <text:p>17,04</text:p>
          </table:table-cell>
          <table:table-cell office:value-type="float" office:value="6.29" table:style-name="ce1">
            <text:p>6,29</text:p>
          </table:table-cell>
          <table:table-cell office:value-type="float" office:value="0.23" table:style-name="ce1">
            <text:p>0,23</text:p>
          </table:table-cell>
          <table:table-cell office:value-type="float" office:value="3.68" table:style-name="ce1">
            <text:p>3,68</text:p>
          </table:table-cell>
          <table:table-cell office:value-type="float" office:value="4.45" table:style-name="ce1">
            <text:p>4,45</text:p>
          </table:table-cell>
          <table:table-cell office:value-type="float" office:value="8.75" table:style-name="ce1">
            <text:p>8,75</text:p>
          </table:table-cell>
          <table:table-cell office:value-type="float" office:value="14" table:style-name="ce1">
            <text:p>14</text:p>
          </table:table-cell>
          <table:table-cell office:value-type="float" office:value="21.31" table:style-name="ce1">
            <text:p>21,31</text:p>
          </table:table-cell>
          <table:table-cell office:value-type="float" office:value="21.75" table:style-name="ce1">
            <text:p>21,75</text:p>
          </table:table-cell>
          <table:table-cell office:value-type="float" office:value="15.43" table:style-name="ce1">
            <text:p>15,43</text:p>
          </table:table-cell>
          <table:table-cell office:value-type="float" office:value="7.34" table:style-name="ce1">
            <text:p>7,34</text:p>
          </table:table-cell>
          <table:table-cell office:value-type="float" office:value="3.2800000000000002" table:style-name="ce1">
            <text:p>3,28</text:p>
          </table:table-cell>
          <table:table-cell office:value-type="float" office:value="0" table:style-name="ce1">
            <text:p>0</text:p>
          </table:table-cell>
          <table:table-cell office:value-type="float" office:value="6.8" table:style-name="ce1">
            <text:p>6,8</text:p>
          </table:table-cell>
          <table:table-cell office:value-type="float" office:value="7.83" table:style-name="ce1">
            <text:p>7,83</text:p>
          </table:table-cell>
          <table:table-cell office:value-type="float" office:value="13.120000000000001" table:style-name="ce1">
            <text:p>13,12</text:p>
          </table:table-cell>
          <table:table-cell office:value-type="float" office:value="14.540000000000001" table:style-name="ce1">
            <text:p>14,54</text:p>
          </table:table-cell>
          <table:table-cell office:value-type="float" office:value="18.78" table:style-name="ce1">
            <text:p>18,78</text:p>
          </table:table-cell>
          <table:table-cell office:value-type="float" office:value="18.22" table:style-name="ce1">
            <text:p>18,22</text:p>
          </table:table-cell>
          <table:table-cell office:value-type="float" office:value="12.9" table:style-name="ce1">
            <text:p>12,9</text:p>
          </table:table-cell>
          <table:table-cell office:value-type="float" office:value="5.42" table:style-name="ce1">
            <text:p>5,42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0.32" table:style-name="ce1">
            <text:p>0,32</text:p>
          </table:table-cell>
          <table:table-cell office:value-type="float" office:value="5.36" table:style-name="ce1">
            <text:p>5,36</text:p>
          </table:table-cell>
          <table:table-cell office:value-type="float" office:value="6.54" table:style-name="ce1">
            <text:p>6,54</text:p>
          </table:table-cell>
          <table:table-cell office:value-type="float" office:value="11.96" table:style-name="ce1">
            <text:p>11,96</text:p>
          </table:table-cell>
          <table:table-cell office:value-type="float" office:value="17.080000000000002" table:style-name="ce1">
            <text:p>17,08</text:p>
          </table:table-cell>
          <table:table-cell office:value-type="float" office:value="19.77" table:style-name="ce1">
            <text:p>19,77</text:p>
          </table:table-cell>
          <table:table-cell office:value-type="float" office:value="19.84" table:style-name="ce1">
            <text:p>19,84</text:p>
          </table:table-cell>
          <table:table-cell office:value-type="float" office:value="12.94" table:style-name="ce1">
            <text:p>12,94</text:p>
          </table:table-cell>
          <table:table-cell office:value-type="float" office:value="5.01" table:style-name="ce1">
            <text:p>5,01</text:p>
          </table:table-cell>
          <table:table-cell office:value-type="float" office:value="1.5" table:style-name="ce1">
            <text:p>1,5</text:p>
          </table:table-cell>
          <table:table-cell office:value-type="float" office:value="5.91" table:style-name="ce1">
            <text:p>5,91</text:p>
          </table:table-cell>
          <table:table-cell office:value-type="float" office:value="3.47" table:style-name="ce1">
            <text:p>3,47</text:p>
          </table:table-cell>
          <table:table-cell office:value-type="float" office:value="6.82" table:style-name="ce1">
            <text:p>6,82</text:p>
          </table:table-cell>
          <table:table-cell office:value-type="float" office:value="12.86" table:style-name="ce1">
            <text:p>12,86</text:p>
          </table:table-cell>
          <table:table-cell office:value-type="float" office:value="22.22" table:style-name="ce1">
            <text:p>22,22</text:p>
          </table:table-cell>
          <table:table-cell office:value-type="float" office:value="25.080000000000002" table:style-name="ce1">
            <text:p>25,08</text:p>
          </table:table-cell>
          <table:table-cell office:value-type="float" office:value="17.61" table:style-name="ce1">
            <text:p>17,61</text:p>
          </table:table-cell>
          <table:table-cell office:value-type="float" office:value="5.7700000000000005" table:style-name="ce1">
            <text:p>5,77</text:p>
          </table:table-cell>
          <table:table-cell office:value-type="float" office:value="0.26" table:style-name="ce1">
            <text:p>0,26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3.8200000000000003" table:style-name="ce1">
            <text:p>3,82</text:p>
          </table:table-cell>
          <table:table-cell office:value-type="float" office:value="7.88" table:style-name="ce1">
            <text:p>7,88</text:p>
          </table:table-cell>
          <table:table-cell office:value-type="float" office:value="12.82" table:style-name="ce1">
            <text:p>12,82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8.91" table:style-name="ce1">
            <text:p>18,91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11.36" table:style-name="ce1">
            <text:p>11,36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1.69" table:style-name="ce1">
            <text:p>1,69</text:p>
          </table:table-cell>
          <table:table-cell office:value-type="float" office:value="0" table:style-name="ce1">
            <text:p>0</text:p>
          </table:table-cell>
          <table:table-cell office:value-type="float" office:value="11.96" table:style-name="ce1">
            <text:p>11,96</text:p>
          </table:table-cell>
          <table:table-cell office:value-type="float" office:value="2.7800000000000002" table:style-name="ce1">
            <text:p>2,78</text:p>
          </table:table-cell>
          <table:table-cell office:value-type="float" office:value="9.65" table:style-name="ce1">
            <text:p>9,65</text:p>
          </table:table-cell>
          <table:table-cell office:value-type="float" office:value="26.85" table:style-name="ce1">
            <text:p>26,85</text:p>
          </table:table-cell>
          <table:table-cell office:value-type="float" office:value="14.73" table:style-name="ce1">
            <text:p>14,73</text:p>
          </table:table-cell>
          <table:table-cell office:value-type="float" office:value="17.41" table:style-name="ce1">
            <text:p>17,41</text:p>
          </table:table-cell>
          <table:table-cell office:value-type="float" office:value="15.11" table:style-name="ce1">
            <text:p>15,11</text:p>
          </table:table-cell>
          <table:table-cell office:value-type="float" office:value="1.5" table:style-name="ce1">
            <text:p>1,5</text:p>
          </table:table-cell>
          <table:table-cell office:value-type="float" office:value="0" table:style-name="ce1">
            <text:p>0</text:p>
          </table:table-cell>
          <table:table-cell office:value-type="float" office:value="4.88" table:style-name="ce1">
            <text:p>4,88</text:p>
          </table:table-cell>
          <table:table-cell office:value-type="float" office:value="5.5200000000000005" table:style-name="ce1">
            <text:p>5,52</text:p>
          </table:table-cell>
          <table:table-cell office:value-type="float" office:value="24.76" table:style-name="ce1">
            <text:p>24,76</text:p>
          </table:table-cell>
          <table:table-cell office:value-type="float" office:value="20.080000000000002" table:style-name="ce1">
            <text:p>20,08</text:p>
          </table:table-cell>
          <table:table-cell office:value-type="float" office:value="9.5400000000000009" table:style-name="ce1">
            <text:p>9,54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10.23" table:style-name="ce1">
            <text:p>10,23</text:p>
          </table:table-cell>
          <table:table-cell office:value-type="float" office:value="4.49" table:style-name="ce1">
            <text:p>4,49</text:p>
          </table:table-cell>
          <table:table-cell office:value-type="float" office:value="0" table:style-name="ce1">
            <text:p>0</text:p>
          </table:table-cell>
          <table:table-cell office:value-type="float" office:value="1.36" table:style-name="ce1">
            <text:p>1,36</text:p>
          </table:table-cell>
          <table:table-cell office:value-type="float" office:value="0" table:style-name="ce1">
            <text:p>0</text:p>
          </table:table-cell>
          <table:table-cell office:value-type="float" office:value="5.98" table:style-name="ce1">
            <text:p>5,98</text:p>
          </table:table-cell>
          <table:table-cell office:value-type="float" office:value="3.46" table:style-name="ce1">
            <text:p>3,46</text:p>
          </table:table-cell>
          <table:table-cell office:value-type="float" office:value="6.8500000000000005" table:style-name="ce1">
            <text:p>6,85</text:p>
          </table:table-cell>
          <table:table-cell office:value-type="float" office:value="13" table:style-name="ce1">
            <text:p>13</text:p>
          </table:table-cell>
          <table:table-cell office:value-type="float" office:value="22.14" table:style-name="ce1">
            <text:p>22,14</text:p>
          </table:table-cell>
          <table:table-cell office:value-type="float" office:value="25" table:style-name="ce1">
            <text:p>25</text:p>
          </table:table-cell>
          <table:table-cell office:value-type="float" office:value="17.59" table:style-name="ce1">
            <text:p>17,59</text:p>
          </table:table-cell>
          <table:table-cell office:value-type="float" office:value="5.72" table:style-name="ce1">
            <text:p>5,72</text:p>
          </table:table-cell>
          <table:table-cell office:value-type="float" office:value="0.26" table:style-name="ce1">
            <text:p>0,26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3.84" table:style-name="ce1">
            <text:p>3,84</text:p>
          </table:table-cell>
          <table:table-cell office:value-type="float" office:value="8.06" table:style-name="ce1">
            <text:p>8,06</text:p>
          </table:table-cell>
          <table:table-cell office:value-type="float" office:value="12.9" table:style-name="ce1">
            <text:p>12,9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18.91" table:style-name="ce1">
            <text:p>18,91</text:p>
          </table:table-cell>
          <table:table-cell office:value-type="float" office:value="15.73" table:style-name="ce1">
            <text:p>15,73</text:p>
          </table:table-cell>
          <table:table-cell office:value-type="float" office:value="11.290000000000001" table:style-name="ce1">
            <text:p>11,29</text:p>
          </table:table-cell>
          <table:table-cell office:value-type="float" office:value="4.5600000000000005" table:style-name="ce1">
            <text:p>4,56</text:p>
          </table:table-cell>
          <table:table-cell office:value-type="float" office:value="1.69" table:style-name="ce1">
            <text:p>1,6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72.43000000000006" table:style-name="ce1">
            <text:p>772,43</text:p>
          </table:table-cell>
          <table:table-cell office:value-type="float" office:value="771.68000000000006" table:style-name="ce1">
            <text:p>771,68</text:p>
          </table:table-cell>
          <table:table-cell office:value-type="float" office:value="240.68" table:style-name="ce1">
            <text:p>240,68</text:p>
          </table:table-cell>
          <table:table-cell office:value-type="float" office:value="250.65" table:style-name="ce1">
            <text:p>250,65</text:p>
          </table:table-cell>
          <table:table-cell office:value-type="float" office:value="288.83" table:style-name="ce1">
            <text:p>288,83</text:p>
          </table:table-cell>
          <table:table-cell office:value-type="float" office:value="292.22000000000003" table:style-name="ce1">
            <text:p>292,22</text:p>
          </table:table-cell>
          <table:table-cell office:value-type="float" office:value="282.42" table:style-name="ce1">
            <text:p>282,42</text:p>
          </table:table-cell>
          <table:table-cell office:value-type="float" office:value="283.09000000000003" table:style-name="ce1">
            <text:p>283,09</text:p>
          </table:table-cell>
          <table:table-cell office:value-type="float" office:value="314.45999999999998" table:style-name="ce1">
            <text:p>314,46</text:p>
          </table:table-cell>
          <table:table-cell office:value-type="float" office:value="322.25" table:style-name="ce1">
            <text:p>322,25</text:p>
          </table:table-cell>
          <table:table-cell office:value-type="float" office:value="306.69" table:style-name="ce1">
            <text:p>306,69</text:p>
          </table:table-cell>
          <table:table-cell office:value-type="float" office:value="304.76" table:style-name="ce1">
            <text:p>304,76</text:p>
          </table:table-cell>
          <table:table-cell office:value-type="float" office:value="314.37" table:style-name="ce1">
            <text:p>314,37</text:p>
          </table:table-cell>
          <table:table-cell office:value-type="float" office:value="322.07" table:style-name="ce1">
            <text:p>322,07</text:p>
          </table:table-cell>
          <table:table-cell office:value-type="float" office:value="1.1500000000000001" table:style-name="ce1">
            <text:p>1,15</text:p>
          </table:table-cell>
          <table:table-cell office:value-type="float" office:value="1.3900000000000001" table:style-name="ce1">
            <text:p>1,39</text:p>
          </table:table-cell>
          <table:table-cell office:value-type="float" office:value="2.09" table:style-name="ce1">
            <text:p>2,09</text:p>
          </table:table-cell>
          <table:table-cell office:value-type="float" office:value="7.7" table:style-name="ce1">
            <text:p>7,7</text:p>
          </table:table-cell>
          <table:table-cell office:value-type="float" office:value="13.74" table:style-name="ce1">
            <text:p>13,74</text:p>
          </table:table-cell>
          <table:table-cell office:value-type="float" office:value="24.13" table:style-name="ce1">
            <text:p>24,13</text:p>
          </table:table-cell>
          <table:table-cell office:value-type="float" office:value="24.57" table:style-name="ce1">
            <text:p>24,57</text:p>
          </table:table-cell>
          <table:table-cell office:value-type="float" office:value="15.530000000000001" table:style-name="ce1">
            <text:p>15,53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1.42" table:style-name="ce1">
            <text:p>1,42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2.91" table:style-name="ce1">
            <text:p>2,91</text:p>
          </table:table-cell>
          <table:table-cell office:value-type="float" office:value="7.49" table:style-name="ce1">
            <text:p>7,49</text:p>
          </table:table-cell>
          <table:table-cell office:value-type="float" office:value="18.350000000000001" table:style-name="ce1">
            <text:p>18,35</text:p>
          </table:table-cell>
          <table:table-cell office:value-type="float" office:value="22.6" table:style-name="ce1">
            <text:p>22,6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5.11" table:style-name="ce1">
            <text:p>15,11</text:p>
          </table:table-cell>
          <table:table-cell office:value-type="float" office:value="12.63" table:style-name="ce1">
            <text:p>12,63</text:p>
          </table:table-cell>
          <table:table-cell office:value-type="float" office:value="0.98" table:style-name="ce1">
            <text:p>0,98</text:p>
          </table:table-cell>
          <table:table-cell office:value-type="float" office:value="2.0100000000000002" table:style-name="ce1">
            <text:p>2,01</text:p>
          </table:table-cell>
          <table:table-cell office:value-type="float" office:value="5.29" table:style-name="ce1">
            <text:p>5,29</text:p>
          </table:table-cell>
          <table:table-cell office:value-type="float" office:value="10.01" table:style-name="ce1">
            <text:p>10,01</text:p>
          </table:table-cell>
          <table:table-cell office:value-type="float" office:value="15.97" table:style-name="ce1">
            <text:p>15,97</text:p>
          </table:table-cell>
          <table:table-cell office:value-type="float" office:value="21.54" table:style-name="ce1">
            <text:p>21,54</text:p>
          </table:table-cell>
          <table:table-cell office:value-type="float" office:value="21.52" table:style-name="ce1">
            <text:p>21,52</text:p>
          </table:table-cell>
          <table:table-cell office:value-type="float" office:value="13.85" table:style-name="ce1">
            <text:p>13,85</text:p>
          </table:table-cell>
          <table:table-cell office:value-type="float" office:value="7.26" table:style-name="ce1">
            <text:p>7,26</text:p>
          </table:table-cell>
          <table:table-cell office:value-type="float" office:value="1.57" table:style-name="ce1">
            <text:p>1,57</text:p>
          </table:table-cell>
          <table:table-cell office:value-type="float" office:value="0.43" table:style-name="ce1">
            <text:p>0,43</text:p>
          </table:table-cell>
          <table:table-cell office:value-type="float" office:value="0.79" table:style-name="ce1">
            <text:p>0,79</text:p>
          </table:table-cell>
          <table:table-cell office:value-type="float" office:value="3.94" table:style-name="ce1">
            <text:p>3,94</text:p>
          </table:table-cell>
          <table:table-cell office:value-type="float" office:value="8.66" table:style-name="ce1">
            <text:p>8,66</text:p>
          </table:table-cell>
          <table:table-cell office:value-type="float" office:value="15.48" table:style-name="ce1">
            <text:p>15,48</text:p>
          </table:table-cell>
          <table:table-cell office:value-type="float" office:value="18.79" table:style-name="ce1">
            <text:p>18,79</text:p>
          </table:table-cell>
          <table:table-cell office:value-type="float" office:value="20.03" table:style-name="ce1">
            <text:p>20,03</text:p>
          </table:table-cell>
          <table:table-cell office:value-type="float" office:value="18.05" table:style-name="ce1">
            <text:p>18,05</text:p>
          </table:table-cell>
          <table:table-cell office:value-type="float" office:value="9.86" table:style-name="ce1">
            <text:p>9,86</text:p>
          </table:table-cell>
          <table:table-cell office:value-type="float" office:value="3.89" table:style-name="ce1">
            <text:p>3,8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5.51" table:style-name="ce1">
            <text:p>5,51</text:p>
          </table:table-cell>
          <table:table-cell office:value-type="float" office:value="4.37" table:style-name="ce1">
            <text:p>4,37</text:p>
          </table:table-cell>
          <table:table-cell office:value-type="float" office:value="8.73" table:style-name="ce1">
            <text:p>8,73</text:p>
          </table:table-cell>
          <table:table-cell office:value-type="float" office:value="14.700000000000001" table:style-name="ce1">
            <text:p>14,7</text:p>
          </table:table-cell>
          <table:table-cell office:value-type="float" office:value="20.8" table:style-name="ce1">
            <text:p>20,8</text:p>
          </table:table-cell>
          <table:table-cell office:value-type="float" office:value="22.98" table:style-name="ce1">
            <text:p>22,98</text:p>
          </table:table-cell>
          <table:table-cell office:value-type="float" office:value="16.29" table:style-name="ce1">
            <text:p>16,29</text:p>
          </table:table-cell>
          <table:table-cell office:value-type="float" office:value="6.4" table:style-name="ce1">
            <text:p>6,4</text:p>
          </table:table-cell>
          <table:table-cell office:value-type="float" office:value="0.23" table:style-name="ce1">
            <text:p>0,23</text:p>
          </table:table-cell>
          <table:table-cell office:value-type="float" office:value="4.04" table:style-name="ce1">
            <text:p>4,04</text:p>
          </table:table-cell>
          <table:table-cell office:value-type="float" office:value="5.17" table:style-name="ce1">
            <text:p>5,17</text:p>
          </table:table-cell>
          <table:table-cell office:value-type="float" office:value="9.19" table:style-name="ce1">
            <text:p>9,19</text:p>
          </table:table-cell>
          <table:table-cell office:value-type="float" office:value="14.17" table:style-name="ce1">
            <text:p>14,17</text:p>
          </table:table-cell>
          <table:table-cell office:value-type="float" office:value="20.7" table:style-name="ce1">
            <text:p>20,7</text:p>
          </table:table-cell>
          <table:table-cell office:value-type="float" office:value="21.52" table:style-name="ce1">
            <text:p>21,52</text:p>
          </table:table-cell>
          <table:table-cell office:value-type="float" office:value="14.58" table:style-name="ce1">
            <text:p>14,58</text:p>
          </table:table-cell>
          <table:table-cell office:value-type="float" office:value="7.22" table:style-name="ce1">
            <text:p>7,22</text:p>
          </table:table-cell>
          <table:table-cell office:value-type="float" office:value="3.41" table:style-name="ce1">
            <text:p>3,41</text:p>
          </table:table-cell>
          <table:table-cell office:value-type="float" office:value="0" table:style-name="ce1">
            <text:p>0</text:p>
          </table:table-cell>
          <table:table-cell office:value-type="float" office:value="5.92" table:style-name="ce1">
            <text:p>5,92</text:p>
          </table:table-cell>
          <table:table-cell office:value-type="float" office:value="7.43" table:style-name="ce1">
            <text:p>7,43</text:p>
          </table:table-cell>
          <table:table-cell office:value-type="float" office:value="13.63" table:style-name="ce1">
            <text:p>13,63</text:p>
          </table:table-cell>
          <table:table-cell office:value-type="float" office:value="15.620000000000001" table:style-name="ce1">
            <text:p>15,62</text:p>
          </table:table-cell>
          <table:table-cell office:value-type="float" office:value="18.650000000000002" table:style-name="ce1">
            <text:p>18,65</text:p>
          </table:table-cell>
          <table:table-cell office:value-type="float" office:value="18.080000000000002" table:style-name="ce1">
            <text:p>18,08</text:p>
          </table:table-cell>
          <table:table-cell office:value-type="float" office:value="12.56" table:style-name="ce1">
            <text:p>12,56</text:p>
          </table:table-cell>
          <table:table-cell office:value-type="float" office:value="5.2" table:style-name="ce1">
            <text:p>5,2</text:p>
          </table:table-cell>
          <table:table-cell office:value-type="float" office:value="2.36" table:style-name="ce1">
            <text:p>2,36</text:p>
          </table:table-cell>
          <table:table-cell office:value-type="float" office:value="0.54" table:style-name="ce1">
            <text:p>0,54</text:p>
          </table:table-cell>
          <table:table-cell office:value-type="float" office:value="5.64" table:style-name="ce1">
            <text:p>5,64</text:p>
          </table:table-cell>
          <table:table-cell office:value-type="float" office:value="7.12" table:style-name="ce1">
            <text:p>7,12</text:p>
          </table:table-cell>
          <table:table-cell office:value-type="float" office:value="11.98" table:style-name="ce1">
            <text:p>11,98</text:p>
          </table:table-cell>
          <table:table-cell office:value-type="float" office:value="17.04" table:style-name="ce1">
            <text:p>17,04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3.25" table:style-name="ce1">
            <text:p>13,25</text:p>
          </table:table-cell>
          <table:table-cell office:value-type="float" office:value="5.33" table:style-name="ce1">
            <text:p>5,33</text:p>
          </table:table-cell>
          <table:table-cell office:value-type="float" office:value="1.51" table:style-name="ce1">
            <text:p>1,51</text:p>
          </table:table-cell>
          <table:table-cell office:value-type="float" office:value="6.61" table:style-name="ce1">
            <text:p>6,61</text:p>
          </table:table-cell>
          <table:table-cell office:value-type="float" office:value="3.81" table:style-name="ce1">
            <text:p>3,81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12.950000000000001" table:style-name="ce1">
            <text:p>12,95</text:p>
          </table:table-cell>
          <table:table-cell office:value-type="float" office:value="21.25" table:style-name="ce1">
            <text:p>21,25</text:p>
          </table:table-cell>
          <table:table-cell office:value-type="float" office:value="25.09" table:style-name="ce1">
            <text:p>25,09</text:p>
          </table:table-cell>
          <table:table-cell office:value-type="float" office:value="17.8" table:style-name="ce1">
            <text:p>17,8</text:p>
          </table:table-cell>
          <table:table-cell office:value-type="float" office:value="5.28" table:style-name="ce1">
            <text:p>5,28</text:p>
          </table:table-cell>
          <table:table-cell office:value-type="float" office:value="0.2" table:style-name="ce1">
            <text:p>0,2</text:p>
          </table:table-cell>
          <table:table-cell office:value-type="float" office:value="5.97" table:style-name="ce1">
            <text:p>5,97</text:p>
          </table:table-cell>
          <table:table-cell office:value-type="float" office:value="4.28" table:style-name="ce1">
            <text:p>4,28</text:p>
          </table:table-cell>
          <table:table-cell office:value-type="float" office:value="8.52" table:style-name="ce1">
            <text:p>8,52</text:p>
          </table:table-cell>
          <table:table-cell office:value-type="float" office:value="13.14" table:style-name="ce1">
            <text:p>13,14</text:p>
          </table:table-cell>
          <table:table-cell office:value-type="float" office:value="17.28" table:style-name="ce1">
            <text:p>17,28</text:p>
          </table:table-cell>
          <table:table-cell office:value-type="float" office:value="17.900000000000002" table:style-name="ce1">
            <text:p>17,9</text:p>
          </table:table-cell>
          <table:table-cell office:value-type="float" office:value="15.44" table:style-name="ce1">
            <text:p>15,44</text:p>
          </table:table-cell>
          <table:table-cell office:value-type="float" office:value="10.39" table:style-name="ce1">
            <text:p>10,39</text:p>
          </table:table-cell>
          <table:table-cell office:value-type="float" office:value="5.14" table:style-name="ce1">
            <text:p>5,14</text:p>
          </table:table-cell>
          <table:table-cell office:value-type="float" office:value="1.94" table:style-name="ce1">
            <text:p>1,94</text:p>
          </table:table-cell>
          <table:table-cell office:value-type="float" office:value="0" table:style-name="ce1">
            <text:p>0</text:p>
          </table:table-cell>
          <table:table-cell office:value-type="float" office:value="7.83" table:style-name="ce1">
            <text:p>7,83</text:p>
          </table:table-cell>
          <table:table-cell office:value-type="float" office:value="4.51" table:style-name="ce1">
            <text:p>4,51</text:p>
          </table:table-cell>
          <table:table-cell office:value-type="float" office:value="9.14" table:style-name="ce1">
            <text:p>9,14</text:p>
          </table:table-cell>
          <table:table-cell office:value-type="float" office:value="21.29" table:style-name="ce1">
            <text:p>21,29</text:p>
          </table:table-cell>
          <table:table-cell office:value-type="float" office:value="15.66" table:style-name="ce1">
            <text:p>15,66</text:p>
          </table:table-cell>
          <table:table-cell office:value-type="float" office:value="22.53" table:style-name="ce1">
            <text:p>22,53</text:p>
          </table:table-cell>
          <table:table-cell office:value-type="float" office:value="15.38" table:style-name="ce1">
            <text:p>15,38</text:p>
          </table:table-cell>
          <table:table-cell office:value-type="float" office:value="3.66" table:style-name="ce1">
            <text:p>3,66</text:p>
          </table:table-cell>
          <table:table-cell office:value-type="float" office:value="0" table:style-name="ce1">
            <text:p>0</text:p>
          </table:table-cell>
          <table:table-cell office:value-type="float" office:value="6.13" table:style-name="ce1">
            <text:p>6,13</text:p>
          </table:table-cell>
          <table:table-cell office:value-type="float" office:value="5.75" table:style-name="ce1">
            <text:p>5,75</text:p>
          </table:table-cell>
          <table:table-cell office:value-type="float" office:value="19.36" table:style-name="ce1">
            <text:p>19,36</text:p>
          </table:table-cell>
          <table:table-cell office:value-type="float" office:value="19.54" table:style-name="ce1">
            <text:p>19,54</text:p>
          </table:table-cell>
          <table:table-cell office:value-type="float" office:value="13.05" table:style-name="ce1">
            <text:p>13,05</text:p>
          </table:table-cell>
          <table:table-cell office:value-type="float" office:value="16.55" table:style-name="ce1">
            <text:p>16,55</text:p>
          </table:table-cell>
          <table:table-cell office:value-type="float" office:value="10.1" table:style-name="ce1">
            <text:p>10,1</text:p>
          </table:table-cell>
          <table:table-cell office:value-type="float" office:value="6.47" table:style-name="ce1">
            <text:p>6,47</text:p>
          </table:table-cell>
          <table:table-cell office:value-type="float" office:value="0.96" table:style-name="ce1">
            <text:p>0,96</text:p>
          </table:table-cell>
          <table:table-cell office:value-type="float" office:value="2.09" table:style-name="ce1">
            <text:p>2,09</text:p>
          </table:table-cell>
          <table:table-cell office:value-type="float" office:value="0" table:style-name="ce1">
            <text:p>0</text:p>
          </table:table-cell>
          <table:table-cell office:value-type="float" office:value="6.62" table:style-name="ce1">
            <text:p>6,62</text:p>
          </table:table-cell>
          <table:table-cell office:value-type="float" office:value="3.81" table:style-name="ce1">
            <text:p>3,81</text:p>
          </table:table-cell>
          <table:table-cell office:value-type="float" office:value="7.04" table:style-name="ce1">
            <text:p>7,04</text:p>
          </table:table-cell>
          <table:table-cell office:value-type="float" office:value="13.040000000000001" table:style-name="ce1">
            <text:p>13,04</text:p>
          </table:table-cell>
          <table:table-cell office:value-type="float" office:value="21.19" table:style-name="ce1">
            <text:p>21,19</text:p>
          </table:table-cell>
          <table:table-cell office:value-type="float" office:value="25.060000000000002" table:style-name="ce1">
            <text:p>25,06</text:p>
          </table:table-cell>
          <table:table-cell office:value-type="float" office:value="17.77" table:style-name="ce1">
            <text:p>17,77</text:p>
          </table:table-cell>
          <table:table-cell office:value-type="float" office:value="5.26" table:style-name="ce1">
            <text:p>5,26</text:p>
          </table:table-cell>
          <table:table-cell office:value-type="float" office:value="0.2" table:style-name="ce1">
            <text:p>0,2</text:p>
          </table:table-cell>
          <table:table-cell office:value-type="float" office:value="5.97" table:style-name="ce1">
            <text:p>5,97</text:p>
          </table:table-cell>
          <table:table-cell office:value-type="float" office:value="4.3" table:style-name="ce1">
            <text:p>4,3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13.21" table:style-name="ce1">
            <text:p>13,21</text:p>
          </table:table-cell>
          <table:table-cell office:value-type="float" office:value="17.240000000000002" table:style-name="ce1">
            <text:p>17,24</text:p>
          </table:table-cell>
          <table:table-cell office:value-type="float" office:value="17.89" table:style-name="ce1">
            <text:p>17,89</text:p>
          </table:table-cell>
          <table:table-cell office:value-type="float" office:value="15.38" table:style-name="ce1">
            <text:p>15,38</text:p>
          </table:table-cell>
          <table:table-cell office:value-type="float" office:value="10.35" table:style-name="ce1">
            <text:p>10,35</text:p>
          </table:table-cell>
          <table:table-cell office:value-type="float" office:value="5.09" table:style-name="ce1">
            <text:p>5,09</text:p>
          </table:table-cell>
          <table:table-cell office:value-type="float" office:value="1.94" table:style-name="ce1">
            <text:p>1,9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10.02" table:style-name="ce1">
            <text:p>710,02</text:p>
          </table:table-cell>
          <table:table-cell office:value-type="float" office:value="729.4" table:style-name="ce1">
            <text:p>729,4</text:p>
          </table:table-cell>
          <table:table-cell office:value-type="float" office:value="191.05" table:style-name="ce1">
            <text:p>191,05</text:p>
          </table:table-cell>
          <table:table-cell office:value-type="float" office:value="197.93" table:style-name="ce1">
            <text:p>197,93</text:p>
          </table:table-cell>
          <table:table-cell office:value-type="float" office:value="241.16" table:style-name="ce1">
            <text:p>241,16</text:p>
          </table:table-cell>
          <table:table-cell office:value-type="float" office:value="237.69" table:style-name="ce1">
            <text:p>237,69</text:p>
          </table:table-cell>
          <table:table-cell office:value-type="float" office:value="227.74" table:style-name="ce1">
            <text:p>227,74</text:p>
          </table:table-cell>
          <table:table-cell office:value-type="float" office:value="223.70000000000002" table:style-name="ce1">
            <text:p>223,7</text:p>
          </table:table-cell>
          <table:table-cell office:value-type="float" office:value="249.08" table:style-name="ce1">
            <text:p>249,08</text:p>
          </table:table-cell>
          <table:table-cell office:value-type="float" office:value="242.77" table:style-name="ce1">
            <text:p>242,77</text:p>
          </table:table-cell>
          <table:table-cell office:value-type="float" office:value="257.75" table:style-name="ce1">
            <text:p>257,75</text:p>
          </table:table-cell>
          <table:table-cell office:value-type="float" office:value="253.03" table:style-name="ce1">
            <text:p>253,03</text:p>
          </table:table-cell>
          <table:table-cell office:value-type="float" office:value="249.49" table:style-name="ce1">
            <text:p>249,49</text:p>
          </table:table-cell>
          <table:table-cell office:value-type="float" office:value="243.26" table:style-name="ce1">
            <text:p>243,26</text:p>
          </table:table-cell>
          <table:table-cell office:value-type="float" office:value="20.88" table:style-name="ce1">
            <text:p>20,88</text:p>
          </table:table-cell>
          <table:table-cell office:value-type="float" office:value="11.96" table:style-name="ce1">
            <text:p>11,96</text:p>
          </table:table-cell>
          <table:table-cell office:value-type="float" office:value="10.57" table:style-name="ce1">
            <text:p>10,57</text:p>
          </table:table-cell>
          <table:table-cell office:value-type="float" office:value="11.540000000000001" table:style-name="ce1">
            <text:p>11,54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2.23" table:style-name="ce1">
            <text:p>12,23</text:p>
          </table:table-cell>
          <table:table-cell office:value-type="float" office:value="10.09" table:style-name="ce1">
            <text:p>10,09</text:p>
          </table:table-cell>
          <table:table-cell office:value-type="float" office:value="3.66" table:style-name="ce1">
            <text:p>3,66</text:p>
          </table:table-cell>
          <table:table-cell office:value-type="float" office:value="2.0100000000000002" table:style-name="ce1">
            <text:p>2,01</text:p>
          </table:table-cell>
          <table:table-cell office:value-type="float" office:value="7.3900000000000006" table:style-name="ce1">
            <text:p>7,39</text:p>
          </table:table-cell>
          <table:table-cell office:value-type="float" office:value="8.83" table:style-name="ce1">
            <text:p>8,83</text:p>
          </table:table-cell>
          <table:table-cell office:value-type="float" office:value="14.23" table:style-name="ce1">
            <text:p>14,23</text:p>
          </table:table-cell>
          <table:table-cell office:value-type="float" office:value="20.77" table:style-name="ce1">
            <text:p>20,77</text:p>
          </table:table-cell>
          <table:table-cell office:value-type="float" office:value="16.52" table:style-name="ce1">
            <text:p>16,52</text:p>
          </table:table-cell>
          <table:table-cell office:value-type="float" office:value="10.88" table:style-name="ce1">
            <text:p>10,88</text:p>
          </table:table-cell>
          <table:table-cell office:value-type="float" office:value="8.77" table:style-name="ce1">
            <text:p>8,77</text:p>
          </table:table-cell>
          <table:table-cell office:value-type="float" office:value="6.07" table:style-name="ce1">
            <text:p>6,07</text:p>
          </table:table-cell>
          <table:table-cell office:value-type="float" office:value="6.55" table:style-name="ce1">
            <text:p>6,55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14.55" table:style-name="ce1">
            <text:p>14,55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8.09" table:style-name="ce1">
            <text:p>18,09</text:p>
          </table:table-cell>
          <table:table-cell office:value-type="float" office:value="16.75" table:style-name="ce1">
            <text:p>16,75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7.5600000000000005" table:style-name="ce1">
            <text:p>7,56</text:p>
          </table:table-cell>
          <table:table-cell office:value-type="float" office:value="3.16" table:style-name="ce1">
            <text:p>3,16</text:p>
          </table:table-cell>
          <table:table-cell office:value-type="float" office:value="1.47" table:style-name="ce1">
            <text:p>1,47</text:p>
          </table:table-cell>
          <table:table-cell office:value-type="float" office:value="0.15" table:style-name="ce1">
            <text:p>0,15</text:p>
          </table:table-cell>
          <table:table-cell office:value-type="float" office:value="2.98" table:style-name="ce1">
            <text:p>2,98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19.12" table:style-name="ce1">
            <text:p>19,12</text:p>
          </table:table-cell>
          <table:table-cell office:value-type="float" office:value="22.96" table:style-name="ce1">
            <text:p>22,96</text:p>
          </table:table-cell>
          <table:table-cell office:value-type="float" office:value="19.27" table:style-name="ce1">
            <text:p>19,27</text:p>
          </table:table-cell>
          <table:table-cell office:value-type="float" office:value="13.040000000000001" table:style-name="ce1">
            <text:p>13,04</text:p>
          </table:table-cell>
          <table:table-cell office:value-type="float" office:value="7.84" table:style-name="ce1">
            <text:p>7,84</text:p>
          </table:table-cell>
          <table:table-cell office:value-type="float" office:value="3.47" table:style-name="ce1">
            <text:p>3,47</text:p>
          </table:table-cell>
          <table:table-cell office:value-type="float" office:value="1.07" table:style-name="ce1">
            <text:p>1,07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" table:style-name="ce1">
            <text:p>0</text:p>
          </table:table-cell>
          <table:table-cell office:value-type="float" office:value="19.400000000000002" table:style-name="ce1">
            <text:p>19,4</text:p>
          </table:table-cell>
          <table:table-cell office:value-type="float" office:value="17.73" table:style-name="ce1">
            <text:p>17,73</text:p>
          </table:table-cell>
          <table:table-cell office:value-type="float" office:value="20.25" table:style-name="ce1">
            <text:p>20,25</text:p>
          </table:table-cell>
          <table:table-cell office:value-type="float" office:value="18.37" table:style-name="ce1">
            <text:p>18,37</text:p>
          </table:table-cell>
          <table:table-cell office:value-type="float" office:value="13.870000000000001" table:style-name="ce1">
            <text:p>13,87</text:p>
          </table:table-cell>
          <table:table-cell office:value-type="float" office:value="7.3900000000000006" table:style-name="ce1">
            <text:p>7,39</text:p>
          </table:table-cell>
          <table:table-cell office:value-type="float" office:value="2.56" table:style-name="ce1">
            <text:p>2,56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.02" table:style-name="ce1">
            <text:p>0,02</text:p>
          </table:table-cell>
          <table:table-cell office:value-type="float" office:value="21.62" table:style-name="ce1">
            <text:p>21,62</text:p>
          </table:table-cell>
          <table:table-cell office:value-type="float" office:value="19.350000000000001" table:style-name="ce1">
            <text:p>19,35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2.75" table:style-name="ce1">
            <text:p>12,75</text:p>
          </table:table-cell>
          <table:table-cell office:value-type="float" office:value="6.19" table:style-name="ce1">
            <text:p>6,19</text:p>
          </table:table-cell>
          <table:table-cell office:value-type="float" office:value="2.02" table:style-name="ce1">
            <text:p>2,02</text:p>
          </table:table-cell>
          <table:table-cell office:value-type="float" office:value="0.5" table:style-name="ce1">
            <text:p>0,5</text:p>
          </table:table-cell>
          <table:table-cell office:value-type="float" office:value="0.16" table:style-name="ce1">
            <text:p>0,16</text:p>
          </table:table-cell>
          <table:table-cell office:value-type="float" office:value="0" table:style-name="ce1">
            <text:p>0</text:p>
          </table:table-cell>
          <table:table-cell office:value-type="float" office:value="26.51" table:style-name="ce1">
            <text:p>26,51</text:p>
          </table:table-cell>
          <table:table-cell office:value-type="float" office:value="24.18" table:style-name="ce1">
            <text:p>24,18</text:p>
          </table:table-cell>
          <table:table-cell office:value-type="float" office:value="20.27" table:style-name="ce1">
            <text:p>20,27</text:p>
          </table:table-cell>
          <table:table-cell office:value-type="float" office:value="15.1" table:style-name="ce1">
            <text:p>15,1</text:p>
          </table:table-cell>
          <table:table-cell office:value-type="float" office:value="8.76" table:style-name="ce1">
            <text:p>8,76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0.66" table:style-name="ce1">
            <text:p>0,66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35.67" table:style-name="ce1">
            <text:p>35,67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13.67" table:style-name="ce1">
            <text:p>13,67</text:p>
          </table:table-cell>
          <table:table-cell office:value-type="float" office:value="7.42" table:style-name="ce1">
            <text:p>7,42</text:p>
          </table:table-cell>
          <table:table-cell office:value-type="float" office:value="5.41" table:style-name="ce1">
            <text:p>5,41</text:p>
          </table:table-cell>
          <table:table-cell office:value-type="float" office:value="0.97" table:style-name="ce1">
            <text:p>0,97</text:p>
          </table:table-cell>
          <table:table-cell office:value-type="float" office:value="0.22" table:style-name="ce1">
            <text:p>0,22</text:p>
          </table:table-cell>
          <table:table-cell office:value-type="float" office:value="0.18" table:style-name="ce1">
            <text:p>0,18</text:p>
          </table:table-cell>
          <table:table-cell office:value-type="float" office:value="33.71" table:style-name="ce1">
            <text:p>33,71</text:p>
          </table:table-cell>
          <table:table-cell office:value-type="float" office:value="17.57" table:style-name="ce1">
            <text:p>17,57</text:p>
          </table:table-cell>
          <table:table-cell office:value-type="float" office:value="18.98" table:style-name="ce1">
            <text:p>18,98</text:p>
          </table:table-cell>
          <table:table-cell office:value-type="float" office:value="15.99" table:style-name="ce1">
            <text:p>15,99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3.54" table:style-name="ce1">
            <text:p>3,54</text:p>
          </table:table-cell>
          <table:table-cell office:value-type="float" office:value="1.1400000000000001" table:style-name="ce1">
            <text:p>1,1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4" table:style-name="ce1">
            <text:p>0,04</text:p>
          </table:table-cell>
          <table:table-cell office:value-type="float" office:value="36.230000000000004" table:style-name="ce1">
            <text:p>36,23</text:p>
          </table:table-cell>
          <table:table-cell office:value-type="float" office:value="20.09" table:style-name="ce1">
            <text:p>20,09</text:p>
          </table:table-cell>
          <table:table-cell office:value-type="float" office:value="19.57" table:style-name="ce1">
            <text:p>19,57</text:p>
          </table:table-cell>
          <table:table-cell office:value-type="float" office:value="13.55" table:style-name="ce1">
            <text:p>13,55</text:p>
          </table:table-cell>
          <table:table-cell office:value-type="float" office:value="6.78" table:style-name="ce1">
            <text:p>6,78</text:p>
          </table:table-cell>
          <table:table-cell office:value-type="float" office:value="3.15" table:style-name="ce1">
            <text:p>3,15</text:p>
          </table:table-cell>
          <table:table-cell office:value-type="float" office:value="0.39" table:style-name="ce1">
            <text:p>0,39</text:p>
          </table:table-cell>
          <table:table-cell office:value-type="float" office:value="0.24" table:style-name="ce1">
            <text:p>0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19" table:style-name="ce1">
            <text:p>27,19</text:p>
          </table:table-cell>
          <table:table-cell office:value-type="float" office:value="13.38" table:style-name="ce1">
            <text:p>13,38</text:p>
          </table:table-cell>
          <table:table-cell office:value-type="float" office:value="25.98" table:style-name="ce1">
            <text:p>25,98</text:p>
          </table:table-cell>
          <table:table-cell office:value-type="float" office:value="15.17" table:style-name="ce1">
            <text:p>15,17</text:p>
          </table:table-cell>
          <table:table-cell office:value-type="float" office:value="13.81" table:style-name="ce1">
            <text:p>13,81</text:p>
          </table:table-cell>
          <table:table-cell office:value-type="float" office:value="2.34" table:style-name="ce1">
            <text:p>2,34</text:p>
          </table:table-cell>
          <table:table-cell office:value-type="float" office:value="2.14" table:style-name="ce1">
            <text:p>2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5" table:style-name="ce1">
            <text:p>24,5</text:p>
          </table:table-cell>
          <table:table-cell office:value-type="float" office:value="20.55" table:style-name="ce1">
            <text:p>20,55</text:p>
          </table:table-cell>
          <table:table-cell office:value-type="float" office:value="23.87" table:style-name="ce1">
            <text:p>23,87</text:p>
          </table:table-cell>
          <table:table-cell office:value-type="float" office:value="20.87" table:style-name="ce1">
            <text:p>20,87</text:p>
          </table:table-cell>
          <table:table-cell office:value-type="float" office:value="3.75" table:style-name="ce1">
            <text:p>3,75</text:p>
          </table:table-cell>
          <table:table-cell office:value-type="float" office:value="4.13" table:style-name="ce1">
            <text:p>4,13</text:p>
          </table:table-cell>
          <table:table-cell office:value-type="float" office:value="2.34" table:style-name="ce1">
            <text:p>2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4" table:style-name="ce1">
            <text:p>33,4</text:p>
          </table:table-cell>
          <table:table-cell office:value-type="float" office:value="17.37" table:style-name="ce1">
            <text:p>17,37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15.950000000000001" table:style-name="ce1">
            <text:p>15,95</text:p>
          </table:table-cell>
          <table:table-cell office:value-type="float" office:value="9.19" table:style-name="ce1">
            <text:p>9,19</text:p>
          </table:table-cell>
          <table:table-cell office:value-type="float" office:value="3.48" table:style-name="ce1">
            <text:p>3,48</text:p>
          </table:table-cell>
          <table:table-cell office:value-type="float" office:value="1.19" table:style-name="ce1">
            <text:p>1,1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4" table:style-name="ce1">
            <text:p>0,04</text:p>
          </table:table-cell>
          <table:table-cell office:value-type="float" office:value="35.67" table:style-name="ce1">
            <text:p>35,67</text:p>
          </table:table-cell>
          <table:table-cell office:value-type="float" office:value="20.11" table:style-name="ce1">
            <text:p>20,11</text:p>
          </table:table-cell>
          <table:table-cell office:value-type="float" office:value="19.77" table:style-name="ce1">
            <text:p>19,77</text:p>
          </table:table-cell>
          <table:table-cell office:value-type="float" office:value="13.9" table:style-name="ce1">
            <text:p>13,9</text:p>
          </table:table-cell>
          <table:table-cell office:value-type="float" office:value="6.6400000000000006" table:style-name="ce1">
            <text:p>6,64</text:p>
          </table:table-cell>
          <table:table-cell office:value-type="float" office:value="3.2" table:style-name="ce1">
            <text:p>3,2</text:p>
          </table:table-cell>
          <table:table-cell office:value-type="float" office:value="0.48" table:style-name="ce1">
            <text:p>0,48</text:p>
          </table:table-cell>
          <table:table-cell office:value-type="float" office:value="0.23" table:style-name="ce1">
            <text:p>0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08.31000000000006" table:style-name="ce1">
            <text:p>708,31</text:p>
          </table:table-cell>
          <table:table-cell office:value-type="float" office:value="727.32" table:style-name="ce1">
            <text:p>727,32</text:p>
          </table:table-cell>
          <table:table-cell office:value-type="float" office:value="181.36" table:style-name="ce1">
            <text:p>181,36</text:p>
          </table:table-cell>
          <table:table-cell office:value-type="float" office:value="192.89000000000001" table:style-name="ce1">
            <text:p>192,89</text:p>
          </table:table-cell>
          <table:table-cell office:value-type="float" office:value="234.69" table:style-name="ce1">
            <text:p>234,69</text:p>
          </table:table-cell>
          <table:table-cell office:value-type="float" office:value="234.6" table:style-name="ce1">
            <text:p>234,6</text:p>
          </table:table-cell>
          <table:table-cell office:value-type="float" office:value="226.42000000000002" table:style-name="ce1">
            <text:p>226,42</text:p>
          </table:table-cell>
          <table:table-cell office:value-type="float" office:value="225.43" table:style-name="ce1">
            <text:p>225,43</text:p>
          </table:table-cell>
          <table:table-cell office:value-type="float" office:value="248.14000000000001" table:style-name="ce1">
            <text:p>248,14</text:p>
          </table:table-cell>
          <table:table-cell office:value-type="float" office:value="243.58" table:style-name="ce1">
            <text:p>243,58</text:p>
          </table:table-cell>
          <table:table-cell office:value-type="float" office:value="278.33" table:style-name="ce1">
            <text:p>278,33</text:p>
          </table:table-cell>
          <table:table-cell office:value-type="float" office:value="279.03000000000003" table:style-name="ce1">
            <text:p>279,03</text:p>
          </table:table-cell>
          <table:table-cell office:value-type="float" office:value="251.05" table:style-name="ce1">
            <text:p>251,05</text:p>
          </table:table-cell>
          <table:table-cell office:value-type="float" office:value="246.99" table:style-name="ce1">
            <text:p>246,99</text:p>
          </table:table-cell>
          <table:table-cell office:value-type="float" office:value="24.21" table:style-name="ce1">
            <text:p>24,21</text:p>
          </table:table-cell>
          <table:table-cell office:value-type="float" office:value="8.77" table:style-name="ce1">
            <text:p>8,77</text:p>
          </table:table-cell>
          <table:table-cell office:value-type="float" office:value="11.11" table:style-name="ce1">
            <text:p>11,11</text:p>
          </table:table-cell>
          <table:table-cell office:value-type="float" office:value="11.53" table:style-name="ce1">
            <text:p>11,53</text:p>
          </table:table-cell>
          <table:table-cell office:value-type="float" office:value="15.25" table:style-name="ce1">
            <text:p>15,25</text:p>
          </table:table-cell>
          <table:table-cell office:value-type="float" office:value="13.66" table:style-name="ce1">
            <text:p>13,66</text:p>
          </table:table-cell>
          <table:table-cell office:value-type="float" office:value="9.11" table:style-name="ce1">
            <text:p>9,11</text:p>
          </table:table-cell>
          <table:table-cell office:value-type="float" office:value="5.04" table:style-name="ce1">
            <text:p>5,04</text:p>
          </table:table-cell>
          <table:table-cell office:value-type="float" office:value="1.32" table:style-name="ce1">
            <text:p>1,32</text:p>
          </table:table-cell>
          <table:table-cell office:value-type="float" office:value="9.9500000000000011" table:style-name="ce1">
            <text:p>9,95</text:p>
          </table:table-cell>
          <table:table-cell office:value-type="float" office:value="8.89" table:style-name="ce1">
            <text:p>8,89</text:p>
          </table:table-cell>
          <table:table-cell office:value-type="float" office:value="13.200000000000001" table:style-name="ce1">
            <text:p>13,2</text:p>
          </table:table-cell>
          <table:table-cell office:value-type="float" office:value="14.33" table:style-name="ce1">
            <text:p>14,33</text:p>
          </table:table-cell>
          <table:table-cell office:value-type="float" office:value="16.080000000000002" table:style-name="ce1">
            <text:p>16,08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6.18" table:style-name="ce1">
            <text:p>6,18</text:p>
          </table:table-cell>
          <table:table-cell office:value-type="float" office:value="3.83" table:style-name="ce1">
            <text:p>3,83</text:p>
          </table:table-cell>
          <table:table-cell office:value-type="float" office:value="12.99" table:style-name="ce1">
            <text:p>12,99</text:p>
          </table:table-cell>
          <table:table-cell office:value-type="float" office:value="19.38" table:style-name="ce1">
            <text:p>19,38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5.68" table:style-name="ce1">
            <text:p>15,68</text:p>
          </table:table-cell>
          <table:table-cell office:value-type="float" office:value="13.39" table:style-name="ce1">
            <text:p>13,39</text:p>
          </table:table-cell>
          <table:table-cell office:value-type="float" office:value="10" table:style-name="ce1">
            <text:p>10</text:p>
          </table:table-cell>
          <table:table-cell office:value-type="float" office:value="6.26" table:style-name="ce1">
            <text:p>6,26</text:p>
          </table:table-cell>
          <table:table-cell office:value-type="float" office:value="3.0100000000000002" table:style-name="ce1">
            <text:p>3,01</text:p>
          </table:table-cell>
          <table:table-cell office:value-type="float" office:value="1.31" table:style-name="ce1">
            <text:p>1,31</text:p>
          </table:table-cell>
          <table:table-cell office:value-type="float" office:value="0.21" table:style-name="ce1">
            <text:p>0,21</text:p>
          </table:table-cell>
          <table:table-cell office:value-type="float" office:value="4.33" table:style-name="ce1">
            <text:p>4,33</text:p>
          </table:table-cell>
          <table:table-cell office:value-type="float" office:value="14.09" table:style-name="ce1">
            <text:p>14,09</text:p>
          </table:table-cell>
          <table:table-cell office:value-type="float" office:value="21.3" table:style-name="ce1">
            <text:p>21,3</text:p>
          </table:table-cell>
          <table:table-cell office:value-type="float" office:value="20.82" table:style-name="ce1">
            <text:p>20,82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1.15" table:style-name="ce1">
            <text:p>11,15</text:p>
          </table:table-cell>
          <table:table-cell office:value-type="float" office:value="6.68" table:style-name="ce1">
            <text:p>6,68</text:p>
          </table:table-cell>
          <table:table-cell office:value-type="float" office:value="3.41" table:style-name="ce1">
            <text:p>3,41</text:p>
          </table:table-cell>
          <table:table-cell office:value-type="float" office:value="1.48" table:style-name="ce1">
            <text:p>1,48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0.02" table:style-name="ce1">
            <text:p>0,02</text:p>
          </table:table-cell>
          <table:table-cell office:value-type="float" office:value="26.11" table:style-name="ce1">
            <text:p>26,11</text:p>
          </table:table-cell>
          <table:table-cell office:value-type="float" office:value="17.95" table:style-name="ce1">
            <text:p>17,95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6" table:style-name="ce1">
            <text:p>16</text:p>
          </table:table-cell>
          <table:table-cell office:value-type="float" office:value="11.75" table:style-name="ce1">
            <text:p>11,75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2.64" table:style-name="ce1">
            <text:p>2,64</text:p>
          </table:table-cell>
          <table:table-cell office:value-type="float" office:value="0.68" table:style-name="ce1">
            <text:p>0,68</text:p>
          </table:table-cell>
          <table:table-cell office:value-type="float" office:value="0.02" table:style-name="ce1">
            <text:p>0,02</text:p>
          </table:table-cell>
          <table:table-cell office:value-type="float" office:value="26.400000000000002" table:style-name="ce1">
            <text:p>26,4</text:p>
          </table:table-cell>
          <table:table-cell office:value-type="float" office:value="17.61" table:style-name="ce1">
            <text:p>17,61</text:p>
          </table:table-cell>
          <table:table-cell office:value-type="float" office:value="18.48" table:style-name="ce1">
            <text:p>18,48</text:p>
          </table:table-cell>
          <table:table-cell office:value-type="float" office:value="16.11" table:style-name="ce1">
            <text:p>16,11</text:p>
          </table:table-cell>
          <table:table-cell office:value-type="float" office:value="11.81" table:style-name="ce1">
            <text:p>11,81</text:p>
          </table:table-cell>
          <table:table-cell office:value-type="float" office:value="6.12" table:style-name="ce1">
            <text:p>6,12</text:p>
          </table:table-cell>
          <table:table-cell office:value-type="float" office:value="2.29" table:style-name="ce1">
            <text:p>2,29</text:p>
          </table:table-cell>
          <table:table-cell office:value-type="float" office:value="0.84" table:style-name="ce1">
            <text:p>0,84</text:p>
          </table:table-cell>
          <table:table-cell office:value-type="float" office:value="0.33" table:style-name="ce1">
            <text:p>0,33</text:p>
          </table:table-cell>
          <table:table-cell office:value-type="float" office:value="0" table:style-name="ce1">
            <text:p>0</text:p>
          </table:table-cell>
          <table:table-cell office:value-type="float" office:value="30.61" table:style-name="ce1">
            <text:p>30,61</text:p>
          </table:table-cell>
          <table:table-cell office:value-type="float" office:value="21.240000000000002" table:style-name="ce1">
            <text:p>21,24</text:p>
          </table:table-cell>
          <table:table-cell office:value-type="float" office:value="19.84" table:style-name="ce1">
            <text:p>19,84</text:p>
          </table:table-cell>
          <table:table-cell office:value-type="float" office:value="14.16" table:style-name="ce1">
            <text:p>14,16</text:p>
          </table:table-cell>
          <table:table-cell office:value-type="float" office:value="8.41" table:style-name="ce1">
            <text:p>8,41</text:p>
          </table:table-cell>
          <table:table-cell office:value-type="float" office:value="3.9" table:style-name="ce1">
            <text:p>3,9</text:p>
          </table:table-cell>
          <table:table-cell office:value-type="float" office:value="1.3900000000000001" table:style-name="ce1">
            <text:p>1,39</text:p>
          </table:table-cell>
          <table:table-cell office:value-type="float" office:value="0.38" table:style-name="ce1">
            <text:p>0,38</text:p>
          </table:table-cell>
          <table:table-cell office:value-type="float" office:value="0.06" table:style-name="ce1">
            <text:p>0,06</text:p>
          </table:table-cell>
          <table:table-cell office:value-type="float" office:value="0.01" table:style-name="ce1">
            <text:p>0,01</text:p>
          </table:table-cell>
          <table:table-cell office:value-type="float" office:value="32.82" table:style-name="ce1">
            <text:p>32,82</text:p>
          </table:table-cell>
          <table:table-cell office:value-type="float" office:value="19.73" table:style-name="ce1">
            <text:p>19,73</text:p>
          </table:table-cell>
          <table:table-cell office:value-type="float" office:value="18.13" table:style-name="ce1">
            <text:p>18,13</text:p>
          </table:table-cell>
          <table:table-cell office:value-type="float" office:value="13.700000000000001" table:style-name="ce1">
            <text:p>13,7</text:p>
          </table:table-cell>
          <table:table-cell office:value-type="float" office:value="8.81" table:style-name="ce1">
            <text:p>8,81</text:p>
          </table:table-cell>
          <table:table-cell office:value-type="float" office:value="4.59" table:style-name="ce1">
            <text:p>4,59</text:p>
          </table:table-cell>
          <table:table-cell office:value-type="float" office:value="1.6600000000000001" table:style-name="ce1">
            <text:p>1,66</text:p>
          </table:table-cell>
          <table:table-cell office:value-type="float" office:value="0.47000000000000003" table:style-name="ce1">
            <text:p>0,47</text:p>
          </table:table-cell>
          <table:table-cell office:value-type="float" office:value="0.09" table:style-name="ce1">
            <text:p>0,09</text:p>
          </table:table-cell>
          <table:table-cell office:value-type="float" office:value="34.71" table:style-name="ce1">
            <text:p>34,71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17.5" table:style-name="ce1">
            <text:p>17,5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8.77" table:style-name="ce1">
            <text:p>8,77</text:p>
          </table:table-cell>
          <table:table-cell office:value-type="float" office:value="4.34" table:style-name="ce1">
            <text:p>4,34</text:p>
          </table:table-cell>
          <table:table-cell office:value-type="float" office:value="1.48" table:style-name="ce1">
            <text:p>1,48</text:p>
          </table:table-cell>
          <table:table-cell office:value-type="float" office:value="0.27" table:style-name="ce1">
            <text:p>0,27</text:p>
          </table:table-cell>
          <table:table-cell office:value-type="float" office:value="0.01" table:style-name="ce1">
            <text:p>0,01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18.72" table:style-name="ce1">
            <text:p>18,72</text:p>
          </table:table-cell>
          <table:table-cell office:value-type="float" office:value="17.38" table:style-name="ce1">
            <text:p>17,38</text:p>
          </table:table-cell>
          <table:table-cell office:value-type="float" office:value="13.15" table:style-name="ce1">
            <text:p>13,15</text:p>
          </table:table-cell>
          <table:table-cell office:value-type="float" office:value="7.32" table:style-name="ce1">
            <text:p>7,32</text:p>
          </table:table-cell>
          <table:table-cell office:value-type="float" office:value="3.39" table:style-name="ce1">
            <text:p>3,39</text:p>
          </table:table-cell>
          <table:table-cell office:value-type="float" office:value="1.33" table:style-name="ce1">
            <text:p>1,33</text:p>
          </table:table-cell>
          <table:table-cell office:value-type="float" office:value="0.43" table:style-name="ce1">
            <text:p>0,43</text:p>
          </table:table-cell>
          <table:table-cell office:value-type="float" office:value="0.13" table:style-name="ce1">
            <text:p>0,13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4.27" table:style-name="ce1">
            <text:p>14,27</text:p>
          </table:table-cell>
          <table:table-cell office:value-type="float" office:value="12.02" table:style-name="ce1">
            <text:p>12,02</text:p>
          </table:table-cell>
          <table:table-cell office:value-type="float" office:value="18.71" table:style-name="ce1">
            <text:p>18,71</text:p>
          </table:table-cell>
          <table:table-cell office:value-type="float" office:value="21.42" table:style-name="ce1">
            <text:p>21,42</text:p>
          </table:table-cell>
          <table:table-cell office:value-type="float" office:value="17.04" table:style-name="ce1">
            <text:p>17,04</text:p>
          </table:table-cell>
          <table:table-cell office:value-type="float" office:value="10.84" table:style-name="ce1">
            <text:p>10,84</text:p>
          </table:table-cell>
          <table:table-cell office:value-type="float" office:value="3.8200000000000003" table:style-name="ce1">
            <text:p>3,82</text:p>
          </table:table-cell>
          <table:table-cell office:value-type="float" office:value="1.87" table:style-name="ce1">
            <text:p>1,87</text:p>
          </table:table-cell>
          <table:table-cell office:value-type="float" office:value="0" table:style-name="ce1">
            <text:p>0</text:p>
          </table:table-cell>
          <table:table-cell office:value-type="float" office:value="13.49" table:style-name="ce1">
            <text:p>13,49</text:p>
          </table:table-cell>
          <table:table-cell office:value-type="float" office:value="12.43" table:style-name="ce1">
            <text:p>12,43</text:p>
          </table:table-cell>
          <table:table-cell office:value-type="float" office:value="17.62" table:style-name="ce1">
            <text:p>17,62</text:p>
          </table:table-cell>
          <table:table-cell office:value-type="float" office:value="24.29" table:style-name="ce1">
            <text:p>24,29</text:p>
          </table:table-cell>
          <table:table-cell office:value-type="float" office:value="15.59" table:style-name="ce1">
            <text:p>15,59</text:p>
          </table:table-cell>
          <table:table-cell office:value-type="float" office:value="10.77" table:style-name="ce1">
            <text:p>10,77</text:p>
          </table:table-cell>
          <table:table-cell office:value-type="float" office:value="4.46" table:style-name="ce1">
            <text:p>4,46</text:p>
          </table:table-cell>
          <table:table-cell office:value-type="float" office:value="1.08" table:style-name="ce1">
            <text:p>1,08</text:p>
          </table:table-cell>
          <table:table-cell office:value-type="float" office:value="0.25" table:style-name="ce1">
            <text:p>0,25</text:p>
          </table:table-cell>
          <table:table-cell office:value-type="float" office:value="0.02" table:style-name="ce1">
            <text:p>0,02</text:p>
          </table:table-cell>
          <table:table-cell office:value-type="float" office:value="0" table:style-name="ce1">
            <text:p>0</text:p>
          </table:table-cell>
          <table:table-cell office:value-type="float" office:value="32.74" table:style-name="ce1">
            <text:p>32,74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17.62" table:style-name="ce1">
            <text:p>17,62</text:p>
          </table:table-cell>
          <table:table-cell office:value-type="float" office:value="14.82" table:style-name="ce1">
            <text:p>14,82</text:p>
          </table:table-cell>
          <table:table-cell office:value-type="float" office:value="9.56" table:style-name="ce1">
            <text:p>9,56</text:p>
          </table:table-cell>
          <table:table-cell office:value-type="float" office:value="4.97" table:style-name="ce1">
            <text:p>4,97</text:p>
          </table:table-cell>
          <table:table-cell office:value-type="float" office:value="1.71" table:style-name="ce1">
            <text:p>1,71</text:p>
          </table:table-cell>
          <table:table-cell office:value-type="float" office:value="0.42" table:style-name="ce1">
            <text:p>0,42</text:p>
          </table:table-cell>
          <table:table-cell office:value-type="float" office:value="0.01" table:style-name="ce1">
            <text:p>0,01</text:p>
          </table:table-cell>
          <table:table-cell office:value-type="float" office:value="35.72" table:style-name="ce1">
            <text:p>35,72</text:p>
          </table:table-cell>
          <table:table-cell office:value-type="float" office:value="18.12" table:style-name="ce1">
            <text:p>18,12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4.22" table:style-name="ce1">
            <text:p>14,22</text:p>
          </table:table-cell>
          <table:table-cell office:value-type="float" office:value="8.120000000000001" table:style-name="ce1">
            <text:p>8,1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0.49" table:style-name="ce1">
            <text:p>0,4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04" table:style-name="ce1">
            <text:p>0,0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08.37" table:style-name="ce1">
            <text:p>708,37</text:p>
          </table:table-cell>
          <table:table-cell office:value-type="float" office:value="727.4" table:style-name="ce1">
            <text:p>727,4</text:p>
          </table:table-cell>
          <table:table-cell office:value-type="float" office:value="181.68" table:style-name="ce1">
            <text:p>181,68</text:p>
          </table:table-cell>
          <table:table-cell office:value-type="float" office:value="193.06" table:style-name="ce1">
            <text:p>193,06</text:p>
          </table:table-cell>
          <table:table-cell office:value-type="float" office:value="234.87" table:style-name="ce1">
            <text:p>234,87</text:p>
          </table:table-cell>
          <table:table-cell office:value-type="float" office:value="234.68" table:style-name="ce1">
            <text:p>234,68</text:p>
          </table:table-cell>
          <table:table-cell office:value-type="float" office:value="226.45000000000002" table:style-name="ce1">
            <text:p>226,45</text:p>
          </table:table-cell>
          <table:table-cell office:value-type="float" office:value="225.38" table:style-name="ce1">
            <text:p>225,38</text:p>
          </table:table-cell>
          <table:table-cell office:value-type="float" office:value="248.17000000000002" table:style-name="ce1">
            <text:p>248,17</text:p>
          </table:table-cell>
          <table:table-cell office:value-type="float" office:value="243.55" table:style-name="ce1">
            <text:p>243,55</text:p>
          </table:table-cell>
          <table:table-cell office:value-type="float" office:value="278.01" table:style-name="ce1">
            <text:p>278,01</text:p>
          </table:table-cell>
          <table:table-cell office:value-type="float" office:value="278.62" table:style-name="ce1">
            <text:p>278,62</text:p>
          </table:table-cell>
          <table:table-cell office:value-type="float" office:value="251" table:style-name="ce1">
            <text:p>251</text:p>
          </table:table-cell>
          <table:table-cell office:value-type="float" office:value="246.87" table:style-name="ce1">
            <text:p>246,87</text:p>
          </table:table-cell>
          <table:table-cell office:value-type="float" office:value="24.080000000000002" table:style-name="ce1">
            <text:p>24,08</text:p>
          </table:table-cell>
          <table:table-cell office:value-type="float" office:value="8.89" table:style-name="ce1">
            <text:p>8,89</text:p>
          </table:table-cell>
          <table:table-cell office:value-type="float" office:value="11.09" table:style-name="ce1">
            <text:p>11,09</text:p>
          </table:table-cell>
          <table:table-cell office:value-type="float" office:value="11.53" table:style-name="ce1">
            <text:p>11,53</text:p>
          </table:table-cell>
          <table:table-cell office:value-type="float" office:value="15.32" table:style-name="ce1">
            <text:p>15,32</text:p>
          </table:table-cell>
          <table:table-cell office:value-type="float" office:value="13.6" table:style-name="ce1">
            <text:p>13,6</text:p>
          </table:table-cell>
          <table:table-cell office:value-type="float" office:value="9.15" table:style-name="ce1">
            <text:p>9,15</text:p>
          </table:table-cell>
          <table:table-cell office:value-type="float" office:value="4.99" table:style-name="ce1">
            <text:p>4,99</text:p>
          </table:table-cell>
          <table:table-cell office:value-type="float" office:value="1.34" table:style-name="ce1">
            <text:p>1,34</text:p>
          </table:table-cell>
          <table:table-cell office:value-type="float" office:value="9.85" table:style-name="ce1">
            <text:p>9,85</text:p>
          </table:table-cell>
          <table:table-cell office:value-type="float" office:value="8.89" table:style-name="ce1">
            <text:p>8,89</text:p>
          </table:table-cell>
          <table:table-cell office:value-type="float" office:value="13.24" table:style-name="ce1">
            <text:p>13,24</text:p>
          </table:table-cell>
          <table:table-cell office:value-type="float" office:value="14.59" table:style-name="ce1">
            <text:p>14,59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7.150000000000002" table:style-name="ce1">
            <text:p>17,15</text:p>
          </table:table-cell>
          <table:table-cell office:value-type="float" office:value="10.08" table:style-name="ce1">
            <text:p>10,08</text:p>
          </table:table-cell>
          <table:table-cell office:value-type="float" office:value="6.18" table:style-name="ce1">
            <text:p>6,18</text:p>
          </table:table-cell>
          <table:table-cell office:value-type="float" office:value="3.93" table:style-name="ce1">
            <text:p>3,93</text:p>
          </table:table-cell>
          <table:table-cell office:value-type="float" office:value="12.83" table:style-name="ce1">
            <text:p>12,83</text:p>
          </table:table-cell>
          <table:table-cell office:value-type="float" office:value="19.22" table:style-name="ce1">
            <text:p>19,22</text:p>
          </table:table-cell>
          <table:table-cell office:value-type="float" office:value="17.75" table:style-name="ce1">
            <text:p>17,75</text:p>
          </table:table-cell>
          <table:table-cell office:value-type="float" office:value="15.76" table:style-name="ce1">
            <text:p>15,76</text:p>
          </table:table-cell>
          <table:table-cell office:value-type="float" office:value="13.5" table:style-name="ce1">
            <text:p>13,5</text:p>
          </table:table-cell>
          <table:table-cell office:value-type="float" office:value="10.09" table:style-name="ce1">
            <text:p>10,09</text:p>
          </table:table-cell>
          <table:table-cell office:value-type="float" office:value="6.3" table:style-name="ce1">
            <text:p>6,3</text:p>
          </table:table-cell>
          <table:table-cell office:value-type="float" office:value="3.02" table:style-name="ce1">
            <text:p>3,02</text:p>
          </table:table-cell>
          <table:table-cell office:value-type="float" office:value="1.31" table:style-name="ce1">
            <text:p>1,31</text:p>
          </table:table-cell>
          <table:table-cell office:value-type="float" office:value="0.21" table:style-name="ce1">
            <text:p>0,21</text:p>
          </table:table-cell>
          <table:table-cell office:value-type="float" office:value="4.28" table:style-name="ce1">
            <text:p>4,28</text:p>
          </table:table-cell>
          <table:table-cell office:value-type="float" office:value="13.96" table:style-name="ce1">
            <text:p>13,96</text:p>
          </table:table-cell>
          <table:table-cell office:value-type="float" office:value="21.23" table:style-name="ce1">
            <text:p>21,23</text:p>
          </table:table-cell>
          <table:table-cell office:value-type="float" office:value="20.900000000000002" table:style-name="ce1">
            <text:p>20,9</text:p>
          </table:table-cell>
          <table:table-cell office:value-type="float" office:value="16.12" table:style-name="ce1">
            <text:p>16,12</text:p>
          </table:table-cell>
          <table:table-cell office:value-type="float" office:value="11.21" table:style-name="ce1">
            <text:p>11,21</text:p>
          </table:table-cell>
          <table:table-cell office:value-type="float" office:value="6.72" table:style-name="ce1">
            <text:p>6,72</text:p>
          </table:table-cell>
          <table:table-cell office:value-type="float" office:value="3.41" table:style-name="ce1">
            <text:p>3,41</text:p>
          </table:table-cell>
          <table:table-cell office:value-type="float" office:value="1.47" table:style-name="ce1">
            <text:p>1,47</text:p>
          </table:table-cell>
          <table:table-cell office:value-type="float" office:value="0.68" table:style-name="ce1">
            <text:p>0,68</text:p>
          </table:table-cell>
          <table:table-cell office:value-type="float" office:value="0.02" table:style-name="ce1">
            <text:p>0,02</text:p>
          </table:table-cell>
          <table:table-cell office:value-type="float" office:value="25.93" table:style-name="ce1">
            <text:p>25,93</text:p>
          </table:table-cell>
          <table:table-cell office:value-type="float" office:value="17.95" table:style-name="ce1">
            <text:p>17,95</text:p>
          </table:table-cell>
          <table:table-cell office:value-type="float" office:value="18.29" table:style-name="ce1">
            <text:p>18,29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11.81" table:style-name="ce1">
            <text:p>11,81</text:p>
          </table:table-cell>
          <table:table-cell office:value-type="float" office:value="6.62" table:style-name="ce1">
            <text:p>6,62</text:p>
          </table:table-cell>
          <table:table-cell office:value-type="float" office:value="2.64" table:style-name="ce1">
            <text:p>2,64</text:p>
          </table:table-cell>
          <table:table-cell office:value-type="float" office:value="0.68" table:style-name="ce1">
            <text:p>0,68</text:p>
          </table:table-cell>
          <table:table-cell office:value-type="float" office:value="0.02" table:style-name="ce1">
            <text:p>0,02</text:p>
          </table:table-cell>
          <table:table-cell office:value-type="float" office:value="26.27" table:style-name="ce1">
            <text:p>26,27</text:p>
          </table:table-cell>
          <table:table-cell office:value-type="float" office:value="17.66" table:style-name="ce1">
            <text:p>17,66</text:p>
          </table:table-cell>
          <table:table-cell office:value-type="float" office:value="18.52" table:style-name="ce1">
            <text:p>18,52</text:p>
          </table:table-cell>
          <table:table-cell office:value-type="float" office:value="16.14" table:style-name="ce1">
            <text:p>16,14</text:p>
          </table:table-cell>
          <table:table-cell office:value-type="float" office:value="11.84" table:style-name="ce1">
            <text:p>11,84</text:p>
          </table:table-cell>
          <table:table-cell office:value-type="float" office:value="6.12" table:style-name="ce1">
            <text:p>6,12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.33" table:style-name="ce1">
            <text:p>0,33</text:p>
          </table:table-cell>
          <table:table-cell office:value-type="float" office:value="0" table:style-name="ce1">
            <text:p>0</text:p>
          </table:table-cell>
          <table:table-cell office:value-type="float" office:value="30.5" table:style-name="ce1">
            <text:p>30,5</text:p>
          </table:table-cell>
          <table:table-cell office:value-type="float" office:value="21.32" table:style-name="ce1">
            <text:p>21,32</text:p>
          </table:table-cell>
          <table:table-cell office:value-type="float" office:value="19.850000000000001" table:style-name="ce1">
            <text:p>19,85</text:p>
          </table:table-cell>
          <table:table-cell office:value-type="float" office:value="14.18" table:style-name="ce1">
            <text:p>14,18</text:p>
          </table:table-cell>
          <table:table-cell office:value-type="float" office:value="8.42" table:style-name="ce1">
            <text:p>8,42</text:p>
          </table:table-cell>
          <table:table-cell office:value-type="float" office:value="3.92" table:style-name="ce1">
            <text:p>3,92</text:p>
          </table:table-cell>
          <table:table-cell office:value-type="float" office:value="1.37" table:style-name="ce1">
            <text:p>1,37</text:p>
          </table:table-cell>
          <table:table-cell office:value-type="float" office:value="0.37" table:style-name="ce1">
            <text:p>0,37</text:p>
          </table:table-cell>
          <table:table-cell office:value-type="float" office:value="0.06" table:style-name="ce1">
            <text:p>0,06</text:p>
          </table:table-cell>
          <table:table-cell office:value-type="float" office:value="0.01" table:style-name="ce1">
            <text:p>0,01</text:p>
          </table:table-cell>
          <table:table-cell office:value-type="float" office:value="32.89" table:style-name="ce1">
            <text:p>32,89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13.700000000000001" table:style-name="ce1">
            <text:p>13,7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1.6400000000000001" table:style-name="ce1">
            <text:p>1,64</text:p>
          </table:table-cell>
          <table:table-cell office:value-type="float" office:value="0.46" table:style-name="ce1">
            <text:p>0,46</text:p>
          </table:table-cell>
          <table:table-cell office:value-type="float" office:value="0.1" table:style-name="ce1">
            <text:p>0,1</text:p>
          </table:table-cell>
          <table:table-cell office:value-type="float" office:value="34.68" table:style-name="ce1">
            <text:p>34,68</text:p>
          </table:table-cell>
          <table:table-cell office:value-type="float" office:value="18.77" table:style-name="ce1">
            <text:p>18,77</text:p>
          </table:table-cell>
          <table:table-cell office:value-type="float" office:value="17.55" table:style-name="ce1">
            <text:p>17,55</text:p>
          </table:table-cell>
          <table:table-cell office:value-type="float" office:value="14.18" table:style-name="ce1">
            <text:p>14,18</text:p>
          </table:table-cell>
          <table:table-cell office:value-type="float" office:value="8.77" table:style-name="ce1">
            <text:p>8,77</text:p>
          </table:table-cell>
          <table:table-cell office:value-type="float" office:value="4.32" table:style-name="ce1">
            <text:p>4,32</text:p>
          </table:table-cell>
          <table:table-cell office:value-type="float" office:value="1.47" table:style-name="ce1">
            <text:p>1,47</text:p>
          </table:table-cell>
          <table:table-cell office:value-type="float" office:value="0.26" table:style-name="ce1">
            <text:p>0,26</text:p>
          </table:table-cell>
          <table:table-cell office:value-type="float" office:value="0.01" table:style-name="ce1">
            <text:p>0,01</text:p>
          </table:table-cell>
          <table:table-cell office:value-type="float" office:value="38.03" table:style-name="ce1">
            <text:p>38,03</text:p>
          </table:table-cell>
          <table:table-cell office:value-type="float" office:value="18.77" table:style-name="ce1">
            <text:p>18,77</text:p>
          </table:table-cell>
          <table:table-cell office:value-type="float" office:value="17.45" table:style-name="ce1">
            <text:p>17,45</text:p>
          </table:table-cell>
          <table:table-cell office:value-type="float" office:value="13.17" table:style-name="ce1">
            <text:p>13,17</text:p>
          </table:table-cell>
          <table:table-cell office:value-type="float" office:value="7.3" table:style-name="ce1">
            <text:p>7,3</text:p>
          </table:table-cell>
          <table:table-cell office:value-type="float" office:value="3.39" table:style-name="ce1">
            <text:p>3,39</text:p>
          </table:table-cell>
          <table:table-cell office:value-type="float" office:value="1.3" table:style-name="ce1">
            <text:p>1,3</text:p>
          </table:table-cell>
          <table:table-cell office:value-type="float" office:value="0.42" table:style-name="ce1">
            <text:p>0,42</text:p>
          </table:table-cell>
          <table:table-cell office:value-type="float" office:value="0.13" table:style-name="ce1">
            <text:p>0,13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4.47" table:style-name="ce1">
            <text:p>14,47</text:p>
          </table:table-cell>
          <table:table-cell office:value-type="float" office:value="12.05" table:style-name="ce1">
            <text:p>12,05</text:p>
          </table:table-cell>
          <table:table-cell office:value-type="float" office:value="18.82" table:style-name="ce1">
            <text:p>18,82</text:p>
          </table:table-cell>
          <table:table-cell office:value-type="float" office:value="21.32" table:style-name="ce1">
            <text:p>21,32</text:p>
          </table:table-cell>
          <table:table-cell office:value-type="float" office:value="16.990000000000002" table:style-name="ce1">
            <text:p>16,99</text:p>
          </table:table-cell>
          <table:table-cell office:value-type="float" office:value="10.71" table:style-name="ce1">
            <text:p>10,71</text:p>
          </table:table-cell>
          <table:table-cell office:value-type="float" office:value="3.8000000000000003" table:style-name="ce1">
            <text:p>3,8</text:p>
          </table:table-cell>
          <table:table-cell office:value-type="float" office:value="1.84" table:style-name="ce1">
            <text:p>1,84</text:p>
          </table:table-cell>
          <table:table-cell office:value-type="float" office:value="0" table:style-name="ce1">
            <text:p>0</text:p>
          </table:table-cell>
          <table:table-cell office:value-type="float" office:value="13.66" table:style-name="ce1">
            <text:p>13,66</text:p>
          </table:table-cell>
          <table:table-cell office:value-type="float" office:value="12.55" table:style-name="ce1">
            <text:p>12,55</text:p>
          </table:table-cell>
          <table:table-cell office:value-type="float" office:value="17.72" table:style-name="ce1">
            <text:p>17,72</text:p>
          </table:table-cell>
          <table:table-cell office:value-type="float" office:value="24.240000000000002" table:style-name="ce1">
            <text:p>24,24</text:p>
          </table:table-cell>
          <table:table-cell office:value-type="float" office:value="15.41" table:style-name="ce1">
            <text:p>15,41</text:p>
          </table:table-cell>
          <table:table-cell office:value-type="float" office:value="10.67" table:style-name="ce1">
            <text:p>10,67</text:p>
          </table:table-cell>
          <table:table-cell office:value-type="float" office:value="4.43" table:style-name="ce1">
            <text:p>4,43</text:p>
          </table:table-cell>
          <table:table-cell office:value-type="float" office:value="1.07" table:style-name="ce1">
            <text:p>1,07</text:p>
          </table:table-cell>
          <table:table-cell office:value-type="float" office:value="0.24" table:style-name="ce1">
            <text:p>0,24</text:p>
          </table:table-cell>
          <table:table-cell office:value-type="float" office:value="0.02" table:style-name="ce1">
            <text:p>0,02</text:p>
          </table:table-cell>
          <table:table-cell office:value-type="float" office:value="0" table:style-name="ce1">
            <text:p>0</text:p>
          </table:table-cell>
          <table:table-cell office:value-type="float" office:value="32.76" table:style-name="ce1">
            <text:p>32,76</text:p>
          </table:table-cell>
          <table:table-cell office:value-type="float" office:value="18.13" table:style-name="ce1">
            <text:p>18,13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4.85" table:style-name="ce1">
            <text:p>14,85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4.92" table:style-name="ce1">
            <text:p>4,92</text:p>
          </table:table-cell>
          <table:table-cell office:value-type="float" office:value="1.69" table:style-name="ce1">
            <text:p>1,69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.01" table:style-name="ce1">
            <text:p>0,01</text:p>
          </table:table-cell>
          <table:table-cell office:value-type="float" office:value="35.72" table:style-name="ce1">
            <text:p>35,72</text:p>
          </table:table-cell>
          <table:table-cell office:value-type="float" office:value="18.18" table:style-name="ce1">
            <text:p>18,18</text:p>
          </table:table-cell>
          <table:table-cell office:value-type="float" office:value="17.48" table:style-name="ce1">
            <text:p>17,48</text:p>
          </table:table-cell>
          <table:table-cell office:value-type="float" office:value="14.21" table:style-name="ce1">
            <text:p>14,21</text:p>
          </table:table-cell>
          <table:table-cell office:value-type="float" office:value="8.07" table:style-name="ce1">
            <text:p>8,07</text:p>
          </table:table-cell>
          <table:table-cell office:value-type="float" office:value="4.08" table:style-name="ce1">
            <text:p>4,08</text:p>
          </table:table-cell>
          <table:table-cell office:value-type="float" office:value="1.6" table:style-name="ce1">
            <text:p>1,6</text:p>
          </table:table-cell>
          <table:table-cell office:value-type="float" office:value="0.48" table:style-name="ce1">
            <text:p>0,4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04" table:style-name="ce1">
            <text:p>0,0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14.55000000000007" table:style-name="ce1">
            <text:p>714,55</text:p>
          </table:table-cell>
          <table:table-cell office:value-type="float" office:value="736.47" table:style-name="ce1">
            <text:p>736,47</text:p>
          </table:table-cell>
          <table:table-cell office:value-type="float" office:value="204.06" table:style-name="ce1">
            <text:p>204,06</text:p>
          </table:table-cell>
          <table:table-cell office:value-type="float" office:value="211.54" table:style-name="ce1">
            <text:p>211,54</text:p>
          </table:table-cell>
          <table:table-cell office:value-type="float" office:value="255.77" table:style-name="ce1">
            <text:p>255,77</text:p>
          </table:table-cell>
          <table:table-cell office:value-type="float" office:value="250.70000000000002" table:style-name="ce1">
            <text:p>250,7</text:p>
          </table:table-cell>
          <table:table-cell office:value-type="float" office:value="240.23000000000002" table:style-name="ce1">
            <text:p>240,23</text:p>
          </table:table-cell>
          <table:table-cell office:value-type="float" office:value="243.43" table:style-name="ce1">
            <text:p>243,43</text:p>
          </table:table-cell>
          <table:table-cell office:value-type="float" office:value="271.7" table:style-name="ce1">
            <text:p>271,7</text:p>
          </table:table-cell>
          <table:table-cell office:value-type="float" office:value="261.64999999999998" table:style-name="ce1">
            <text:p>261,65</text:p>
          </table:table-cell>
          <table:table-cell office:value-type="float" office:value="299.13" table:style-name="ce1">
            <text:p>299,13</text:p>
          </table:table-cell>
          <table:table-cell office:value-type="float" office:value="293.90000000000003" table:style-name="ce1">
            <text:p>293,9</text:p>
          </table:table-cell>
          <table:table-cell office:value-type="float" office:value="273.69" table:style-name="ce1">
            <text:p>273,69</text:p>
          </table:table-cell>
          <table:table-cell office:value-type="float" office:value="264" table:style-name="ce1">
            <text:p>264</text:p>
          </table:table-cell>
          <table:table-cell office:value-type="float" office:value="16.95" table:style-name="ce1">
            <text:p>16,95</text:p>
          </table:table-cell>
          <table:table-cell office:value-type="float" office:value="11.52" table:style-name="ce1">
            <text:p>11,52</text:p>
          </table:table-cell>
          <table:table-cell office:value-type="float" office:value="12.81" table:style-name="ce1">
            <text:p>12,81</text:p>
          </table:table-cell>
          <table:table-cell office:value-type="float" office:value="13.540000000000001" table:style-name="ce1">
            <text:p>13,54</text:p>
          </table:table-cell>
          <table:table-cell office:value-type="float" office:value="14.71" table:style-name="ce1">
            <text:p>14,71</text:p>
          </table:table-cell>
          <table:table-cell office:value-type="float" office:value="13.56" table:style-name="ce1">
            <text:p>13,56</text:p>
          </table:table-cell>
          <table:table-cell office:value-type="float" office:value="10.63" table:style-name="ce1">
            <text:p>10,63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9000000000000001" table:style-name="ce1">
            <text:p>1,9</text:p>
          </table:table-cell>
          <table:table-cell office:value-type="float" office:value="4.49" table:style-name="ce1">
            <text:p>4,49</text:p>
          </table:table-cell>
          <table:table-cell office:value-type="float" office:value="7.4" table:style-name="ce1">
            <text:p>7,4</text:p>
          </table:table-cell>
          <table:table-cell office:value-type="float" office:value="12.58" table:style-name="ce1">
            <text:p>12,58</text:p>
          </table:table-cell>
          <table:table-cell office:value-type="float" office:value="17.61" table:style-name="ce1">
            <text:p>17,61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16.11" table:style-name="ce1">
            <text:p>16,11</text:p>
          </table:table-cell>
          <table:table-cell office:value-type="float" office:value="12.41" table:style-name="ce1">
            <text:p>12,41</text:p>
          </table:table-cell>
          <table:table-cell office:value-type="float" office:value="8.69" table:style-name="ce1">
            <text:p>8,69</text:p>
          </table:table-cell>
          <table:table-cell office:value-type="float" office:value="2.7800000000000002" table:style-name="ce1">
            <text:p>2,78</text:p>
          </table:table-cell>
          <table:table-cell office:value-type="float" office:value="5.8" table:style-name="ce1">
            <text:p>5,8</text:p>
          </table:table-cell>
          <table:table-cell office:value-type="float" office:value="10.41" table:style-name="ce1">
            <text:p>10,41</text:p>
          </table:table-cell>
          <table:table-cell office:value-type="float" office:value="13.64" table:style-name="ce1">
            <text:p>13,64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8.12" table:style-name="ce1">
            <text:p>18,12</text:p>
          </table:table-cell>
          <table:table-cell office:value-type="float" office:value="16.22" table:style-name="ce1">
            <text:p>16,22</text:p>
          </table:table-cell>
          <table:table-cell office:value-type="float" office:value="11.22" table:style-name="ce1">
            <text:p>11,22</text:p>
          </table:table-cell>
          <table:table-cell office:value-type="float" office:value="5.39" table:style-name="ce1">
            <text:p>5,39</text:p>
          </table:table-cell>
          <table:table-cell office:value-type="float" office:value="2.27" table:style-name="ce1">
            <text:p>2,27</text:p>
          </table:table-cell>
          <table:table-cell office:value-type="float" office:value="0.25" table:style-name="ce1">
            <text:p>0,25</text:p>
          </table:table-cell>
          <table:table-cell office:value-type="float" office:value="1.95" table:style-name="ce1">
            <text:p>1,95</text:p>
          </table:table-cell>
          <table:table-cell office:value-type="float" office:value="6.5200000000000005" table:style-name="ce1">
            <text:p>6,52</text:p>
          </table:table-cell>
          <table:table-cell office:value-type="float" office:value="13.63" table:style-name="ce1">
            <text:p>13,63</text:p>
          </table:table-cell>
          <table:table-cell office:value-type="float" office:value="19.350000000000001" table:style-name="ce1">
            <text:p>19,35</text:p>
          </table:table-cell>
          <table:table-cell office:value-type="float" office:value="20.85" table:style-name="ce1">
            <text:p>20,85</text:p>
          </table:table-cell>
          <table:table-cell office:value-type="float" office:value="17.48" table:style-name="ce1">
            <text:p>17,48</text:p>
          </table:table-cell>
          <table:table-cell office:value-type="float" office:value="11.58" table:style-name="ce1">
            <text:p>11,58</text:p>
          </table:table-cell>
          <table:table-cell office:value-type="float" office:value="5.83" table:style-name="ce1">
            <text:p>5,83</text:p>
          </table:table-cell>
          <table:table-cell office:value-type="float" office:value="2.16" table:style-name="ce1">
            <text:p>2,16</text:p>
          </table:table-cell>
          <table:table-cell office:value-type="float" office:value="0.64" table:style-name="ce1">
            <text:p>0,64</text:p>
          </table:table-cell>
          <table:table-cell office:value-type="float" office:value="0.02" table:style-name="ce1">
            <text:p>0,02</text:p>
          </table:table-cell>
          <table:table-cell office:value-type="float" office:value="14.25" table:style-name="ce1">
            <text:p>14,25</text:p>
          </table:table-cell>
          <table:table-cell office:value-type="float" office:value="12.72" table:style-name="ce1">
            <text:p>12,72</text:p>
          </table:table-cell>
          <table:table-cell office:value-type="float" office:value="16.490000000000002" table:style-name="ce1">
            <text:p>16,49</text:p>
          </table:table-cell>
          <table:table-cell office:value-type="float" office:value="19.29" table:style-name="ce1">
            <text:p>19,29</text:p>
          </table:table-cell>
          <table:table-cell office:value-type="float" office:value="17.89" table:style-name="ce1">
            <text:p>17,89</text:p>
          </table:table-cell>
          <table:table-cell office:value-type="float" office:value="12.4" table:style-name="ce1">
            <text:p>12,4</text:p>
          </table:table-cell>
          <table:table-cell office:value-type="float" office:value="5.51" table:style-name="ce1">
            <text:p>5,51</text:p>
          </table:table-cell>
          <table:table-cell office:value-type="float" office:value="1.43" table:style-name="ce1">
            <text:p>1,43</text:p>
          </table:table-cell>
          <table:table-cell office:value-type="float" office:value="0.03" table:style-name="ce1">
            <text:p>0,03</text:p>
          </table:table-cell>
          <table:table-cell office:value-type="float" office:value="14.98" table:style-name="ce1">
            <text:p>14,98</text:p>
          </table:table-cell>
          <table:table-cell office:value-type="float" office:value="14.56" table:style-name="ce1">
            <text:p>14,56</text:p>
          </table:table-cell>
          <table:table-cell office:value-type="float" office:value="18.64" table:style-name="ce1">
            <text:p>18,64</text:p>
          </table:table-cell>
          <table:table-cell office:value-type="float" office:value="19.77" table:style-name="ce1">
            <text:p>19,7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0.01" table:style-name="ce1">
            <text:p>10,01</text:p>
          </table:table-cell>
          <table:table-cell office:value-type="float" office:value="3.2800000000000002" table:style-name="ce1">
            <text:p>3,28</text:p>
          </table:table-cell>
          <table:table-cell office:value-type="float" office:value="0.91" table:style-name="ce1">
            <text:p>0,91</text:p>
          </table:table-cell>
          <table:table-cell office:value-type="float" office:value="0.26" table:style-name="ce1">
            <text:p>0,26</text:p>
          </table:table-cell>
          <table:table-cell office:value-type="float" office:value="0" table:style-name="ce1">
            <text:p>0</text:p>
          </table:table-cell>
          <table:table-cell office:value-type="float" office:value="19.91" table:style-name="ce1">
            <text:p>19,91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19.45" table:style-name="ce1">
            <text:p>19,45</text:p>
          </table:table-cell>
          <table:table-cell office:value-type="float" office:value="12.25" table:style-name="ce1">
            <text:p>12,25</text:p>
          </table:table-cell>
          <table:table-cell office:value-type="float" office:value="6.2" table:style-name="ce1">
            <text:p>6,2</text:p>
          </table:table-cell>
          <table:table-cell office:value-type="float" office:value="2.41" table:style-name="ce1">
            <text:p>2,41</text:p>
          </table:table-cell>
          <table:table-cell office:value-type="float" office:value="0.79" table:style-name="ce1">
            <text:p>0,79</text:p>
          </table:table-cell>
          <table:table-cell office:value-type="float" office:value="0.23" table:style-name="ce1">
            <text:p>0,23</text:p>
          </table:table-cell>
          <table:table-cell office:value-type="float" office:value="0.02" table:style-name="ce1">
            <text:p>0,02</text:p>
          </table:table-cell>
          <table:table-cell office:value-type="float" office:value="19.38" table:style-name="ce1">
            <text:p>19,38</text:p>
          </table:table-cell>
          <table:table-cell office:value-type="float" office:value="16.240000000000002" table:style-name="ce1">
            <text:p>16,24</text:p>
          </table:table-cell>
          <table:table-cell office:value-type="float" office:value="19.940000000000001" table:style-name="ce1">
            <text:p>19,94</text:p>
          </table:table-cell>
          <table:table-cell office:value-type="float" office:value="18.86" table:style-name="ce1">
            <text:p>18,86</text:p>
          </table:table-cell>
          <table:table-cell office:value-type="float" office:value="14.02" table:style-name="ce1">
            <text:p>14,02</text:p>
          </table:table-cell>
          <table:table-cell office:value-type="float" office:value="7.5" table:style-name="ce1">
            <text:p>7,5</text:p>
          </table:table-cell>
          <table:table-cell office:value-type="float" office:value="2.92" table:style-name="ce1">
            <text:p>2,92</text:p>
          </table:table-cell>
          <table:table-cell office:value-type="float" office:value="0.95000000000000007" table:style-name="ce1">
            <text:p>0,95</text:p>
          </table:table-cell>
          <table:table-cell office:value-type="float" office:value="0.19" table:style-name="ce1">
            <text:p>0,19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3.61" table:style-name="ce1">
            <text:p>13,61</text:p>
          </table:table-cell>
          <table:table-cell office:value-type="float" office:value="17.2" table:style-name="ce1">
            <text:p>17,2</text:p>
          </table:table-cell>
          <table:table-cell office:value-type="float" office:value="18.66" table:style-name="ce1">
            <text:p>18,66</text:p>
          </table:table-cell>
          <table:table-cell office:value-type="float" office:value="16.38" table:style-name="ce1">
            <text:p>16,38</text:p>
          </table:table-cell>
          <table:table-cell office:value-type="float" office:value="10.23" table:style-name="ce1">
            <text:p>10,23</text:p>
          </table:table-cell>
          <table:table-cell office:value-type="float" office:value="3.79" table:style-name="ce1">
            <text:p>3,79</text:p>
          </table:table-cell>
          <table:table-cell office:value-type="float" office:value="0.67" table:style-name="ce1">
            <text:p>0,67</text:p>
          </table:table-cell>
          <table:table-cell office:value-type="float" office:value="0.02" table:style-name="ce1">
            <text:p>0,02</text:p>
          </table:table-cell>
          <table:table-cell office:value-type="float" office:value="23.85" table:style-name="ce1">
            <text:p>23,85</text:p>
          </table:table-cell>
          <table:table-cell office:value-type="float" office:value="16.32" table:style-name="ce1">
            <text:p>16,32</text:p>
          </table:table-cell>
          <table:table-cell office:value-type="float" office:value="19.490000000000002" table:style-name="ce1">
            <text:p>19,49</text:p>
          </table:table-cell>
          <table:table-cell office:value-type="float" office:value="18.740000000000002" table:style-name="ce1">
            <text:p>18,74</text:p>
          </table:table-cell>
          <table:table-cell office:value-type="float" office:value="12.11" table:style-name="ce1">
            <text:p>12,11</text:p>
          </table:table-cell>
          <table:table-cell office:value-type="float" office:value="6.28" table:style-name="ce1">
            <text:p>6,28</text:p>
          </table:table-cell>
          <table:table-cell office:value-type="float" office:value="2.31" table:style-name="ce1">
            <text:p>2,31</text:p>
          </table:table-cell>
          <table:table-cell office:value-type="float" office:value="0.68" table:style-name="ce1">
            <text:p>0,68</text:p>
          </table:table-cell>
          <table:table-cell office:value-type="float" office:value="0.19" table:style-name="ce1">
            <text:p>0,19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9.17" table:style-name="ce1">
            <text:p>9,17</text:p>
          </table:table-cell>
          <table:table-cell office:value-type="float" office:value="7.05" table:style-name="ce1">
            <text:p>7,05</text:p>
          </table:table-cell>
          <table:table-cell office:value-type="float" office:value="11.36" table:style-name="ce1">
            <text:p>11,36</text:p>
          </table:table-cell>
          <table:table-cell office:value-type="float" office:value="16.53" table:style-name="ce1">
            <text:p>16,53</text:p>
          </table:table-cell>
          <table:table-cell office:value-type="float" office:value="22.580000000000002" table:style-name="ce1">
            <text:p>22,58</text:p>
          </table:table-cell>
          <table:table-cell office:value-type="float" office:value="20.63" table:style-name="ce1">
            <text:p>20,63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2.58" table:style-name="ce1">
            <text:p>2,5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.51" table:style-name="ce1">
            <text:p>10,51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14.83" table:style-name="ce1">
            <text:p>14,83</text:p>
          </table:table-cell>
          <table:table-cell office:value-type="float" office:value="19.72" table:style-name="ce1">
            <text:p>19,72</text:p>
          </table:table-cell>
          <table:table-cell office:value-type="float" office:value="18.36" table:style-name="ce1">
            <text:p>18,36</text:p>
          </table:table-cell>
          <table:table-cell office:value-type="float" office:value="14.81" table:style-name="ce1">
            <text:p>14,81</text:p>
          </table:table-cell>
          <table:table-cell office:value-type="float" office:value="8.27" table:style-name="ce1">
            <text:p>8,27</text:p>
          </table:table-cell>
          <table:table-cell office:value-type="float" office:value="3.2800000000000002" table:style-name="ce1">
            <text:p>3,28</text:p>
          </table:table-cell>
          <table:table-cell office:value-type="float" office:value="1.3800000000000001" table:style-name="ce1">
            <text:p>1,38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18.7" table:style-name="ce1">
            <text:p>18,7</text:p>
          </table:table-cell>
          <table:table-cell office:value-type="float" office:value="13.13" table:style-name="ce1">
            <text:p>13,13</text:p>
          </table:table-cell>
          <table:table-cell office:value-type="float" office:value="16.78" table:style-name="ce1">
            <text:p>16,78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16.830000000000002" table:style-name="ce1">
            <text:p>16,83</text:p>
          </table:table-cell>
          <table:table-cell office:value-type="float" office:value="10.98" table:style-name="ce1">
            <text:p>10,98</text:p>
          </table:table-cell>
          <table:table-cell office:value-type="float" office:value="4.25" table:style-name="ce1">
            <text:p>4,25</text:p>
          </table:table-cell>
          <table:table-cell office:value-type="float" office:value="0.81" table:style-name="ce1">
            <text:p>0,81</text:p>
          </table:table-cell>
          <table:table-cell office:value-type="float" office:value="0.02" table:style-name="ce1">
            <text:p>0,02</text:p>
          </table:table-cell>
          <table:table-cell office:value-type="float" office:value="22.88" table:style-name="ce1">
            <text:p>22,88</text:p>
          </table:table-cell>
          <table:table-cell office:value-type="float" office:value="15.75" table:style-name="ce1">
            <text:p>15,75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12.57" table:style-name="ce1">
            <text:p>12,57</text:p>
          </table:table-cell>
          <table:table-cell office:value-type="float" office:value="6.9" table:style-name="ce1">
            <text:p>6,9</text:p>
          </table:table-cell>
          <table:table-cell office:value-type="float" office:value="2.75" table:style-name="ce1">
            <text:p>2,75</text:p>
          </table:table-cell>
          <table:table-cell office:value-type="float" office:value="0.86" table:style-name="ce1">
            <text:p>0,86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15.86" table:style-name="ce1">
            <text:p>715,86</text:p>
          </table:table-cell>
          <table:table-cell office:value-type="float" office:value="734.56000000000006" table:style-name="ce1">
            <text:p>734,56</text:p>
          </table:table-cell>
          <table:table-cell office:value-type="float" office:value="200.77" table:style-name="ce1">
            <text:p>200,77</text:p>
          </table:table-cell>
          <table:table-cell office:value-type="float" office:value="209.67000000000002" table:style-name="ce1">
            <text:p>209,67</text:p>
          </table:table-cell>
          <table:table-cell office:value-type="float" office:value="251.72" table:style-name="ce1">
            <text:p>251,72</text:p>
          </table:table-cell>
          <table:table-cell office:value-type="float" office:value="249.73000000000002" table:style-name="ce1">
            <text:p>249,73</text:p>
          </table:table-cell>
          <table:table-cell office:value-type="float" office:value="237.17000000000002" table:style-name="ce1">
            <text:p>237,17</text:p>
          </table:table-cell>
          <table:table-cell office:value-type="float" office:value="240.67000000000002" table:style-name="ce1">
            <text:p>240,67</text:p>
          </table:table-cell>
          <table:table-cell office:value-type="float" office:value="267.67" table:style-name="ce1">
            <text:p>267,67</text:p>
          </table:table-cell>
          <table:table-cell office:value-type="float" office:value="261.45999999999998" table:style-name="ce1">
            <text:p>261,46</text:p>
          </table:table-cell>
          <table:table-cell office:value-type="float" office:value="292.38" table:style-name="ce1">
            <text:p>292,38</text:p>
          </table:table-cell>
          <table:table-cell office:value-type="float" office:value="288.8" table:style-name="ce1">
            <text:p>288,8</text:p>
          </table:table-cell>
          <table:table-cell office:value-type="float" office:value="269.34000000000003" table:style-name="ce1">
            <text:p>269,34</text:p>
          </table:table-cell>
          <table:table-cell office:value-type="float" office:value="263.31" table:style-name="ce1">
            <text:p>263,31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10.700000000000001" table:style-name="ce1">
            <text:p>10,7</text:p>
          </table:table-cell>
          <table:table-cell office:value-type="float" office:value="11.76" table:style-name="ce1">
            <text:p>11,76</text:p>
          </table:table-cell>
          <table:table-cell office:value-type="float" office:value="14.43" table:style-name="ce1">
            <text:p>14,43</text:p>
          </table:table-cell>
          <table:table-cell office:value-type="float" office:value="14.1" table:style-name="ce1">
            <text:p>14,1</text:p>
          </table:table-cell>
          <table:table-cell office:value-type="float" office:value="13.18" table:style-name="ce1">
            <text:p>13,18</text:p>
          </table:table-cell>
          <table:table-cell office:value-type="float" office:value="11.07" table:style-name="ce1">
            <text:p>11,07</text:p>
          </table:table-cell>
          <table:table-cell office:value-type="float" office:value="5.94" table:style-name="ce1">
            <text:p>5,94</text:p>
          </table:table-cell>
          <table:table-cell office:value-type="float" office:value="1.5" table:style-name="ce1">
            <text:p>1,5</text:p>
          </table:table-cell>
          <table:table-cell office:value-type="float" office:value="5.09" table:style-name="ce1">
            <text:p>5,09</text:p>
          </table:table-cell>
          <table:table-cell office:value-type="float" office:value="9.17" table:style-name="ce1">
            <text:p>9,17</text:p>
          </table:table-cell>
          <table:table-cell office:value-type="float" office:value="11.92" table:style-name="ce1">
            <text:p>11,92</text:p>
          </table:table-cell>
          <table:table-cell office:value-type="float" office:value="16.43" table:style-name="ce1">
            <text:p>16,43</text:p>
          </table:table-cell>
          <table:table-cell office:value-type="float" office:value="18.18" table:style-name="ce1">
            <text:p>18,18</text:p>
          </table:table-cell>
          <table:table-cell office:value-type="float" office:value="17.07" table:style-name="ce1">
            <text:p>17,07</text:p>
          </table:table-cell>
          <table:table-cell office:value-type="float" office:value="11.61" table:style-name="ce1">
            <text:p>11,61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3.94" table:style-name="ce1">
            <text:p>3,94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11.99" table:style-name="ce1">
            <text:p>11,99</text:p>
          </table:table-cell>
          <table:table-cell office:value-type="float" office:value="14.36" table:style-name="ce1">
            <text:p>14,36</text:p>
          </table:table-cell>
          <table:table-cell office:value-type="float" office:value="16.45" table:style-name="ce1">
            <text:p>16,45</text:p>
          </table:table-cell>
          <table:table-cell office:value-type="float" office:value="17.04" table:style-name="ce1">
            <text:p>17,04</text:p>
          </table:table-cell>
          <table:table-cell office:value-type="float" office:value="15.040000000000001" table:style-name="ce1">
            <text:p>15,04</text:p>
          </table:table-cell>
          <table:table-cell office:value-type="float" office:value="10.34" table:style-name="ce1">
            <text:p>10,34</text:p>
          </table:table-cell>
          <table:table-cell office:value-type="float" office:value="5.23" table:style-name="ce1">
            <text:p>5,23</text:p>
          </table:table-cell>
          <table:table-cell office:value-type="float" office:value="2.36" table:style-name="ce1">
            <text:p>2,36</text:p>
          </table:table-cell>
          <table:table-cell office:value-type="float" office:value="0.31" table:style-name="ce1">
            <text:p>0,31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7.94" table:style-name="ce1">
            <text:p>7,94</text:p>
          </table:table-cell>
          <table:table-cell office:value-type="float" office:value="15.040000000000001" table:style-name="ce1">
            <text:p>15,04</text:p>
          </table:table-cell>
          <table:table-cell office:value-type="float" office:value="19.23" table:style-name="ce1">
            <text:p>19,23</text:p>
          </table:table-cell>
          <table:table-cell office:value-type="float" office:value="19.11" table:style-name="ce1">
            <text:p>19,11</text:p>
          </table:table-cell>
          <table:table-cell office:value-type="float" office:value="15.98" table:style-name="ce1">
            <text:p>15,98</text:p>
          </table:table-cell>
          <table:table-cell office:value-type="float" office:value="10.97" table:style-name="ce1">
            <text:p>10,97</text:p>
          </table:table-cell>
          <table:table-cell office:value-type="float" office:value="6.01" table:style-name="ce1">
            <text:p>6,01</text:p>
          </table:table-cell>
          <table:table-cell office:value-type="float" office:value="2.5" table:style-name="ce1">
            <text:p>2,5</text:p>
          </table:table-cell>
          <table:table-cell office:value-type="float" office:value="0.92" table:style-name="ce1">
            <text:p>0,92</text:p>
          </table:table-cell>
          <table:table-cell office:value-type="float" office:value="0.03" table:style-name="ce1">
            <text:p>0,03</text:p>
          </table:table-cell>
          <table:table-cell office:value-type="float" office:value="16.72" table:style-name="ce1">
            <text:p>16,72</text:p>
          </table:table-cell>
          <table:table-cell office:value-type="float" office:value="13.64" table:style-name="ce1">
            <text:p>13,64</text:p>
          </table:table-cell>
          <table:table-cell office:value-type="float" office:value="16.97" table:style-name="ce1">
            <text:p>16,97</text:p>
          </table:table-cell>
          <table:table-cell office:value-type="float" office:value="18.400000000000002" table:style-name="ce1">
            <text:p>18,4</text:p>
          </table:table-cell>
          <table:table-cell office:value-type="float" office:value="16.48" table:style-name="ce1">
            <text:p>16,48</text:p>
          </table:table-cell>
          <table:table-cell office:value-type="float" office:value="11.27" table:style-name="ce1">
            <text:p>11,27</text:p>
          </table:table-cell>
          <table:table-cell office:value-type="float" office:value="5.13" table:style-name="ce1">
            <text:p>5,13</text:p>
          </table:table-cell>
          <table:table-cell office:value-type="float" office:value="1.36" table:style-name="ce1">
            <text:p>1,36</text:p>
          </table:table-cell>
          <table:table-cell office:value-type="float" office:value="0.03" table:style-name="ce1">
            <text:p>0,03</text:p>
          </table:table-cell>
          <table:table-cell office:value-type="float" office:value="16.93" table:style-name="ce1">
            <text:p>16,93</text:p>
          </table:table-cell>
          <table:table-cell office:value-type="float" office:value="14.42" table:style-name="ce1">
            <text:p>14,42</text:p>
          </table:table-cell>
          <table:table-cell office:value-type="float" office:value="17.77" table:style-name="ce1">
            <text:p>17,7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6.82" table:style-name="ce1">
            <text:p>16,82</text:p>
          </table:table-cell>
          <table:table-cell office:value-type="float" office:value="10.09" table:style-name="ce1">
            <text:p>10,09</text:p>
          </table:table-cell>
          <table:table-cell office:value-type="float" office:value="3.7600000000000002" table:style-name="ce1">
            <text:p>3,76</text:p>
          </table:table-cell>
          <table:table-cell office:value-type="float" office:value="1.17" table:style-name="ce1">
            <text:p>1,17</text:p>
          </table:table-cell>
          <table:table-cell office:value-type="float" office:value="0.37" table:style-name="ce1">
            <text:p>0,37</text:p>
          </table:table-cell>
          <table:table-cell office:value-type="float" office:value="0" table:style-name="ce1">
            <text:p>0</text:p>
          </table:table-cell>
          <table:table-cell office:value-type="float" office:value="22.86" table:style-name="ce1">
            <text:p>22,86</text:p>
          </table:table-cell>
          <table:table-cell office:value-type="float" office:value="19.330000000000002" table:style-name="ce1">
            <text:p>19,33</text:p>
          </table:table-cell>
          <table:table-cell office:value-type="float" office:value="20.22" table:style-name="ce1">
            <text:p>20,22</text:p>
          </table:table-cell>
          <table:table-cell office:value-type="float" office:value="16.97" table:style-name="ce1">
            <text:p>16,97</text:p>
          </table:table-cell>
          <table:table-cell office:value-type="float" office:value="11.14" table:style-name="ce1">
            <text:p>11,14</text:p>
          </table:table-cell>
          <table:table-cell office:value-type="float" office:value="6" table:style-name="ce1">
            <text:p>6</text:p>
          </table:table-cell>
          <table:table-cell office:value-type="float" office:value="2.57" table:style-name="ce1">
            <text:p>2,57</text:p>
          </table:table-cell>
          <table:table-cell office:value-type="float" office:value="0.73" table:style-name="ce1">
            <text:p>0,7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03" table:style-name="ce1">
            <text:p>0,03</text:p>
          </table:table-cell>
          <table:table-cell office:value-type="float" office:value="22.37" table:style-name="ce1">
            <text:p>22,37</text:p>
          </table:table-cell>
          <table:table-cell office:value-type="float" office:value="17.04" table:style-name="ce1">
            <text:p>17,04</text:p>
          </table:table-cell>
          <table:table-cell office:value-type="float" office:value="18.57" table:style-name="ce1">
            <text:p>18,57</text:p>
          </table:table-cell>
          <table:table-cell office:value-type="float" office:value="16.89" table:style-name="ce1">
            <text:p>16,89</text:p>
          </table:table-cell>
          <table:table-cell office:value-type="float" office:value="13.030000000000001" table:style-name="ce1">
            <text:p>13,03</text:p>
          </table:table-cell>
          <table:table-cell office:value-type="float" office:value="7.72" table:style-name="ce1">
            <text:p>7,72</text:p>
          </table:table-cell>
          <table:table-cell office:value-type="float" office:value="3.2" table:style-name="ce1">
            <text:p>3,2</text:p>
          </table:table-cell>
          <table:table-cell office:value-type="float" office:value="0.98" table:style-name="ce1">
            <text:p>0,98</text:p>
          </table:table-cell>
          <table:table-cell office:value-type="float" office:value="0.2" table:style-name="ce1">
            <text:p>0,2</text:p>
          </table:table-cell>
          <table:table-cell office:value-type="float" office:value="21.72" table:style-name="ce1">
            <text:p>21,72</text:p>
          </table:table-cell>
          <table:table-cell office:value-type="float" office:value="14.74" table:style-name="ce1">
            <text:p>14,74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8.02" table:style-name="ce1">
            <text:p>18,02</text:p>
          </table:table-cell>
          <table:table-cell office:value-type="float" office:value="14.88" table:style-name="ce1">
            <text:p>14,88</text:p>
          </table:table-cell>
          <table:table-cell office:value-type="float" office:value="9.01" table:style-name="ce1">
            <text:p>9,01</text:p>
          </table:table-cell>
          <table:table-cell office:value-type="float" office:value="3.36" table:style-name="ce1">
            <text:p>3,36</text:p>
          </table:table-cell>
          <table:table-cell office:value-type="float" office:value="0.6" table:style-name="ce1">
            <text:p>0,6</text:p>
          </table:table-cell>
          <table:table-cell office:value-type="float" office:value="0.02" table:style-name="ce1">
            <text:p>0,02</text:p>
          </table:table-cell>
          <table:table-cell office:value-type="float" office:value="24.810000000000002" table:style-name="ce1">
            <text:p>24,81</text:p>
          </table:table-cell>
          <table:table-cell office:value-type="float" office:value="16.21" table:style-name="ce1">
            <text:p>16,21</text:p>
          </table:table-cell>
          <table:table-cell office:value-type="float" office:value="18.71" table:style-name="ce1">
            <text:p>18,71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2.120000000000001" table:style-name="ce1">
            <text:p>12,12</text:p>
          </table:table-cell>
          <table:table-cell office:value-type="float" office:value="6.58" table:style-name="ce1">
            <text:p>6,58</text:p>
          </table:table-cell>
          <table:table-cell office:value-type="float" office:value="2.59" table:style-name="ce1">
            <text:p>2,59</text:p>
          </table:table-cell>
          <table:table-cell office:value-type="float" office:value="0.8" table:style-name="ce1">
            <text:p>0,8</text:p>
          </table:table-cell>
          <table:table-cell office:value-type="float" office:value="0.2" table:style-name="ce1">
            <text:p>0,2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1.26" table:style-name="ce1">
            <text:p>11,26</text:p>
          </table:table-cell>
          <table:table-cell office:value-type="float" office:value="9.01" table:style-name="ce1">
            <text:p>9,01</text:p>
          </table:table-cell>
          <table:table-cell office:value-type="float" office:value="13.36" table:style-name="ce1">
            <text:p>13,36</text:p>
          </table:table-cell>
          <table:table-cell office:value-type="float" office:value="17.59" table:style-name="ce1">
            <text:p>17,59</text:p>
          </table:table-cell>
          <table:table-cell office:value-type="float" office:value="19.78" table:style-name="ce1">
            <text:p>19,78</text:p>
          </table:table-cell>
          <table:table-cell office:value-type="float" office:value="17.96" table:style-name="ce1">
            <text:p>17,96</text:p>
          </table:table-cell>
          <table:table-cell office:value-type="float" office:value="8.81" table:style-name="ce1">
            <text:p>8,81</text:p>
          </table:table-cell>
          <table:table-cell office:value-type="float" office:value="2.17" table:style-name="ce1">
            <text:p>2,17</text:p>
          </table:table-cell>
          <table:table-cell office:value-type="float" office:value="0.06" table:style-name="ce1">
            <text:p>0,06</text:p>
          </table:table-cell>
          <table:table-cell office:value-type="float" office:value="12.55" table:style-name="ce1">
            <text:p>12,55</text:p>
          </table:table-cell>
          <table:table-cell office:value-type="float" office:value="10.540000000000001" table:style-name="ce1">
            <text:p>10,54</text:p>
          </table:table-cell>
          <table:table-cell office:value-type="float" office:value="15.15" table:style-name="ce1">
            <text:p>15,15</text:p>
          </table:table-cell>
          <table:table-cell office:value-type="float" office:value="19.07" table:style-name="ce1">
            <text:p>19,07</text:p>
          </table:table-cell>
          <table:table-cell office:value-type="float" office:value="17.11" table:style-name="ce1">
            <text:p>17,11</text:p>
          </table:table-cell>
          <table:table-cell office:value-type="float" office:value="13.52" table:style-name="ce1">
            <text:p>13,52</text:p>
          </table:table-cell>
          <table:table-cell office:value-type="float" office:value="7.6000000000000005" table:style-name="ce1">
            <text:p>7,6</text:p>
          </table:table-cell>
          <table:table-cell office:value-type="float" office:value="3.17" table:style-name="ce1">
            <text:p>3,17</text:p>
          </table:table-cell>
          <table:table-cell office:value-type="float" office:value="1.08" table:style-name="ce1">
            <text:p>1,08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21.01" table:style-name="ce1">
            <text:p>21,01</text:p>
          </table:table-cell>
          <table:table-cell office:value-type="float" office:value="14.35" table:style-name="ce1">
            <text:p>14,35</text:p>
          </table:table-cell>
          <table:table-cell office:value-type="float" office:value="17.38" table:style-name="ce1">
            <text:p>17,38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5.21" table:style-name="ce1">
            <text:p>15,21</text:p>
          </table:table-cell>
          <table:table-cell office:value-type="float" office:value="9.61" table:style-name="ce1">
            <text:p>9,61</text:p>
          </table:table-cell>
          <table:table-cell office:value-type="float" office:value="3.73" table:style-name="ce1">
            <text:p>3,73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0.02" table:style-name="ce1">
            <text:p>0,02</text:p>
          </table:table-cell>
          <table:table-cell office:value-type="float" office:value="23.98" table:style-name="ce1">
            <text:p>23,98</text:p>
          </table:table-cell>
          <table:table-cell office:value-type="float" office:value="15.83" table:style-name="ce1">
            <text:p>15,83</text:p>
          </table:table-cell>
          <table:table-cell office:value-type="float" office:value="18.47" table:style-name="ce1">
            <text:p>18,47</text:p>
          </table:table-cell>
          <table:table-cell office:value-type="float" office:value="18" table:style-name="ce1">
            <text:p>18</text:p>
          </table:table-cell>
          <table:table-cell office:value-type="float" office:value="12.46" table:style-name="ce1">
            <text:p>12,46</text:p>
          </table:table-cell>
          <table:table-cell office:value-type="float" office:value="7.05" table:style-name="ce1">
            <text:p>7,05</text:p>
          </table:table-cell>
          <table:table-cell office:value-type="float" office:value="2.93" table:style-name="ce1">
            <text:p>2,93</text:p>
          </table:table-cell>
          <table:table-cell office:value-type="float" office:value="0.96" table:style-name="ce1">
            <text:p>0,96</text:p>
          </table:table-cell>
          <table:table-cell office:value-type="float" office:value="0.26" table:style-name="ce1">
            <text:p>0,26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15.61" table:style-name="ce1">
            <text:p>715,61</text:p>
          </table:table-cell>
          <table:table-cell office:value-type="float" office:value="734.94" table:style-name="ce1">
            <text:p>734,94</text:p>
          </table:table-cell>
          <table:table-cell office:value-type="float" office:value="201.4" table:style-name="ce1">
            <text:p>201,4</text:p>
          </table:table-cell>
          <table:table-cell office:value-type="float" office:value="210.03" table:style-name="ce1">
            <text:p>210,03</text:p>
          </table:table-cell>
          <table:table-cell office:value-type="float" office:value="252.48000000000002" table:style-name="ce1">
            <text:p>252,48</text:p>
          </table:table-cell>
          <table:table-cell office:value-type="float" office:value="249.91" table:style-name="ce1">
            <text:p>249,91</text:p>
          </table:table-cell>
          <table:table-cell office:value-type="float" office:value="237.74" table:style-name="ce1">
            <text:p>237,74</text:p>
          </table:table-cell>
          <table:table-cell office:value-type="float" office:value="241.18" table:style-name="ce1">
            <text:p>241,18</text:p>
          </table:table-cell>
          <table:table-cell office:value-type="float" office:value="268.52" table:style-name="ce1">
            <text:p>268,52</text:p>
          </table:table-cell>
          <table:table-cell office:value-type="float" office:value="261.5" table:style-name="ce1">
            <text:p>261,5</text:p>
          </table:table-cell>
          <table:table-cell office:value-type="float" office:value="293.89" table:style-name="ce1">
            <text:p>293,89</text:p>
          </table:table-cell>
          <table:table-cell office:value-type="float" office:value="289.94" table:style-name="ce1">
            <text:p>289,94</text:p>
          </table:table-cell>
          <table:table-cell office:value-type="float" office:value="270.26" table:style-name="ce1">
            <text:p>270,26</text:p>
          </table:table-cell>
          <table:table-cell office:value-type="float" office:value="263.45" table:style-name="ce1">
            <text:p>263,45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0.86" table:style-name="ce1">
            <text:p>10,86</text:p>
          </table:table-cell>
          <table:table-cell office:value-type="float" office:value="11.96" table:style-name="ce1">
            <text:p>11,96</text:p>
          </table:table-cell>
          <table:table-cell office:value-type="float" office:value="14.25" table:style-name="ce1">
            <text:p>14,25</text:p>
          </table:table-cell>
          <table:table-cell office:value-type="float" office:value="14.22" table:style-name="ce1">
            <text:p>14,22</text:p>
          </table:table-cell>
          <table:table-cell office:value-type="float" office:value="13.25" table:style-name="ce1">
            <text:p>13,25</text:p>
          </table:table-cell>
          <table:table-cell office:value-type="float" office:value="10.98" table:style-name="ce1">
            <text:p>10,98</text:p>
          </table:table-cell>
          <table:table-cell office:value-type="float" office:value="5.64" table:style-name="ce1">
            <text:p>5,64</text:p>
          </table:table-cell>
          <table:table-cell office:value-type="float" office:value="1.58" table:style-name="ce1">
            <text:p>1,58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8.82" table:style-name="ce1">
            <text:p>8,82</text:p>
          </table:table-cell>
          <table:table-cell office:value-type="float" office:value="12.040000000000001" table:style-name="ce1">
            <text:p>12,04</text:p>
          </table:table-cell>
          <table:table-cell office:value-type="float" office:value="16.66" table:style-name="ce1">
            <text:p>16,66</text:p>
          </table:table-cell>
          <table:table-cell office:value-type="float" office:value="18.13" table:style-name="ce1">
            <text:p>18,13</text:p>
          </table:table-cell>
          <table:table-cell office:value-type="float" office:value="16.88" table:style-name="ce1">
            <text:p>16,88</text:p>
          </table:table-cell>
          <table:table-cell office:value-type="float" office:value="11.76" table:style-name="ce1">
            <text:p>11,76</text:p>
          </table:table-cell>
          <table:table-cell office:value-type="float" office:value="7.01" table:style-name="ce1">
            <text:p>7,01</text:p>
          </table:table-cell>
          <table:table-cell office:value-type="float" office:value="3.72" table:style-name="ce1">
            <text:p>3,72</text:p>
          </table:table-cell>
          <table:table-cell office:value-type="float" office:value="6.68" table:style-name="ce1">
            <text:p>6,68</text:p>
          </table:table-cell>
          <table:table-cell office:value-type="float" office:value="11.69" table:style-name="ce1">
            <text:p>11,69</text:p>
          </table:table-cell>
          <table:table-cell office:value-type="float" office:value="14.22" table:style-name="ce1">
            <text:p>14,22</text:p>
          </table:table-cell>
          <table:table-cell office:value-type="float" office:value="16.490000000000002" table:style-name="ce1">
            <text:p>16,49</text:p>
          </table:table-cell>
          <table:table-cell office:value-type="float" office:value="17.25" table:style-name="ce1">
            <text:p>17,25</text:p>
          </table:table-cell>
          <table:table-cell office:value-type="float" office:value="15.26" table:style-name="ce1">
            <text:p>15,26</text:p>
          </table:table-cell>
          <table:table-cell office:value-type="float" office:value="10.51" table:style-name="ce1">
            <text:p>10,51</text:p>
          </table:table-cell>
          <table:table-cell office:value-type="float" office:value="5.26" table:style-name="ce1">
            <text:p>5,26</text:p>
          </table:table-cell>
          <table:table-cell office:value-type="float" office:value="2.34" table:style-name="ce1">
            <text:p>2,34</text:p>
          </table:table-cell>
          <table:table-cell office:value-type="float" office:value="0.3" table:style-name="ce1">
            <text:p>0,3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7.67" table:style-name="ce1">
            <text:p>7,67</text:p>
          </table:table-cell>
          <table:table-cell office:value-type="float" office:value="14.77" table:style-name="ce1">
            <text:p>14,77</text:p>
          </table:table-cell>
          <table:table-cell office:value-type="float" office:value="19.25" table:style-name="ce1">
            <text:p>19,25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1.09" table:style-name="ce1">
            <text:p>11,09</text:p>
          </table:table-cell>
          <table:table-cell office:value-type="float" office:value="5.98" table:style-name="ce1">
            <text:p>5,98</text:p>
          </table:table-cell>
          <table:table-cell office:value-type="float" office:value="2.44" table:style-name="ce1">
            <text:p>2,44</text:p>
          </table:table-cell>
          <table:table-cell office:value-type="float" office:value="0.86" table:style-name="ce1">
            <text:p>0,86</text:p>
          </table:table-cell>
          <table:table-cell office:value-type="float" office:value="0.03" table:style-name="ce1">
            <text:p>0,03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3.46" table:style-name="ce1">
            <text:p>13,46</text:p>
          </table:table-cell>
          <table:table-cell office:value-type="float" office:value="16.88" table:style-name="ce1">
            <text:p>16,88</text:p>
          </table:table-cell>
          <table:table-cell office:value-type="float" office:value="18.57" table:style-name="ce1">
            <text:p>18,57</text:p>
          </table:table-cell>
          <table:table-cell office:value-type="float" office:value="16.740000000000002" table:style-name="ce1">
            <text:p>16,74</text:p>
          </table:table-cell>
          <table:table-cell office:value-type="float" office:value="11.48" table:style-name="ce1">
            <text:p>11,48</text:p>
          </table:table-cell>
          <table:table-cell office:value-type="float" office:value="5.2" table:style-name="ce1">
            <text:p>5,2</text:p>
          </table:table-cell>
          <table:table-cell office:value-type="float" office:value="1.37" table:style-name="ce1">
            <text:p>1,37</text:p>
          </table:table-cell>
          <table:table-cell office:value-type="float" office:value="0.03" table:style-name="ce1">
            <text:p>0,03</text:p>
          </table:table-cell>
          <table:table-cell office:value-type="float" office:value="16.559999999999999" table:style-name="ce1">
            <text:p>16,56</text:p>
          </table:table-cell>
          <table:table-cell office:value-type="float" office:value="14.44" table:style-name="ce1">
            <text:p>14,44</text:p>
          </table:table-cell>
          <table:table-cell office:value-type="float" office:value="17.93" table:style-name="ce1">
            <text:p>17,93</text:p>
          </table:table-cell>
          <table:table-cell office:value-type="float" office:value="18.88" table:style-name="ce1">
            <text:p>18,88</text:p>
          </table:table-cell>
          <table:table-cell office:value-type="float" office:value="16.97" table:style-name="ce1">
            <text:p>16,97</text:p>
          </table:table-cell>
          <table:table-cell office:value-type="float" office:value="10.07" table:style-name="ce1">
            <text:p>10,07</text:p>
          </table:table-cell>
          <table:table-cell office:value-type="float" office:value="3.67" table:style-name="ce1">
            <text:p>3,67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22.31" table:style-name="ce1">
            <text:p>22,31</text:p>
          </table:table-cell>
          <table:table-cell office:value-type="float" office:value="19.23" table:style-name="ce1">
            <text:p>19,23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1.35" table:style-name="ce1">
            <text:p>11,35</text:p>
          </table:table-cell>
          <table:table-cell office:value-type="float" office:value="6.04" table:style-name="ce1">
            <text:p>6,04</text:p>
          </table:table-cell>
          <table:table-cell office:value-type="float" office:value="2.54" table:style-name="ce1">
            <text:p>2,54</text:p>
          </table:table-cell>
          <table:table-cell office:value-type="float" office:value="0.74" table:style-name="ce1">
            <text:p>0,74</text:p>
          </table:table-cell>
          <table:table-cell office:value-type="float" office:value="0.16" table:style-name="ce1">
            <text:p>0,16</text:p>
          </table:table-cell>
          <table:table-cell office:value-type="float" office:value="0.02" table:style-name="ce1">
            <text:p>0,02</text:p>
          </table:table-cell>
          <table:table-cell office:value-type="float" office:value="21.81" table:style-name="ce1">
            <text:p>21,81</text:p>
          </table:table-cell>
          <table:table-cell office:value-type="float" office:value="16.89" table:style-name="ce1">
            <text:p>16,89</text:p>
          </table:table-cell>
          <table:table-cell office:value-type="float" office:value="18.830000000000002" table:style-name="ce1">
            <text:p>18,83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3.21" table:style-name="ce1">
            <text:p>13,21</text:p>
          </table:table-cell>
          <table:table-cell office:value-type="float" office:value="7.68" table:style-name="ce1">
            <text:p>7,68</text:p>
          </table:table-cell>
          <table:table-cell office:value-type="float" office:value="3.15" table:style-name="ce1">
            <text:p>3,15</text:p>
          </table:table-cell>
          <table:table-cell office:value-type="float" office:value="0.97" table:style-name="ce1">
            <text:p>0,97</text:p>
          </table:table-cell>
          <table:table-cell office:value-type="float" office:value="0.2" table:style-name="ce1">
            <text:p>0,2</text:p>
          </table:table-cell>
          <table:table-cell office:value-type="float" office:value="21.240000000000002" table:style-name="ce1">
            <text:p>21,24</text:p>
          </table:table-cell>
          <table:table-cell office:value-type="float" office:value="14.5" table:style-name="ce1">
            <text:p>14,5</text:p>
          </table:table-cell>
          <table:table-cell office:value-type="float" office:value="17.57" table:style-name="ce1">
            <text:p>17,57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15.19" table:style-name="ce1">
            <text:p>15,19</text:p>
          </table:table-cell>
          <table:table-cell office:value-type="float" office:value="9.26" table:style-name="ce1">
            <text:p>9,26</text:p>
          </table:table-cell>
          <table:table-cell office:value-type="float" office:value="3.45" table:style-name="ce1">
            <text:p>3,45</text:p>
          </table:table-cell>
          <table:table-cell office:value-type="float" office:value="0.61" table:style-name="ce1">
            <text:p>0,61</text:p>
          </table:table-cell>
          <table:table-cell office:value-type="float" office:value="0.02" table:style-name="ce1">
            <text:p>0,02</text:p>
          </table:table-cell>
          <table:table-cell office:value-type="float" office:value="24.61" table:style-name="ce1">
            <text:p>24,61</text:p>
          </table:table-cell>
          <table:table-cell office:value-type="float" office:value="16.23" table:style-name="ce1">
            <text:p>16,23</text:p>
          </table:table-cell>
          <table:table-cell office:value-type="float" office:value="18.87" table:style-name="ce1">
            <text:p>18,87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2.120000000000001" table:style-name="ce1">
            <text:p>12,12</text:p>
          </table:table-cell>
          <table:table-cell office:value-type="float" office:value="6.51" table:style-name="ce1">
            <text:p>6,51</text:p>
          </table:table-cell>
          <table:table-cell office:value-type="float" office:value="2.54" table:style-name="ce1">
            <text:p>2,54</text:p>
          </table:table-cell>
          <table:table-cell office:value-type="float" office:value="0.78" table:style-name="ce1">
            <text:p>0,78</text:p>
          </table:table-cell>
          <table:table-cell office:value-type="float" office:value="0.2" table:style-name="ce1">
            <text:p>0,2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0.790000000000001" table:style-name="ce1">
            <text:p>10,79</text:p>
          </table:table-cell>
          <table:table-cell office:value-type="float" office:value="8.57" table:style-name="ce1">
            <text:p>8,57</text:p>
          </table:table-cell>
          <table:table-cell office:value-type="float" office:value="12.91" table:style-name="ce1">
            <text:p>12,91</text:p>
          </table:table-cell>
          <table:table-cell office:value-type="float" office:value="17.36" table:style-name="ce1">
            <text:p>17,36</text:p>
          </table:table-cell>
          <table:table-cell office:value-type="float" office:value="20.41" table:style-name="ce1">
            <text:p>20,41</text:p>
          </table:table-cell>
          <table:table-cell office:value-type="float" office:value="18.55" table:style-name="ce1">
            <text:p>18,55</text:p>
          </table:table-cell>
          <table:table-cell office:value-type="float" office:value="9.08" table:style-name="ce1">
            <text:p>9,08</text:p>
          </table:table-cell>
          <table:table-cell office:value-type="float" office:value="2.2600000000000002" table:style-name="ce1">
            <text:p>2,26</text:p>
          </table:table-cell>
          <table:table-cell office:value-type="float" office:value="0.06" table:style-name="ce1">
            <text:p>0,06</text:p>
          </table:table-cell>
          <table:table-cell office:value-type="float" office:value="12.09" table:style-name="ce1">
            <text:p>12,09</text:p>
          </table:table-cell>
          <table:table-cell office:value-type="float" office:value="10.09" table:style-name="ce1">
            <text:p>10,09</text:p>
          </table:table-cell>
          <table:table-cell office:value-type="float" office:value="15.08" table:style-name="ce1">
            <text:p>15,08</text:p>
          </table:table-cell>
          <table:table-cell office:value-type="float" office:value="19.22" table:style-name="ce1">
            <text:p>19,22</text:p>
          </table:table-cell>
          <table:table-cell office:value-type="float" office:value="17.39" table:style-name="ce1">
            <text:p>17,39</text:p>
          </table:table-cell>
          <table:table-cell office:value-type="float" office:value="13.81" table:style-name="ce1">
            <text:p>13,81</text:p>
          </table:table-cell>
          <table:table-cell office:value-type="float" office:value="7.75" table:style-name="ce1">
            <text:p>7,75</text:p>
          </table:table-cell>
          <table:table-cell office:value-type="float" office:value="3.2" table:style-name="ce1">
            <text:p>3,2</text:p>
          </table:table-cell>
          <table:table-cell office:value-type="float" office:value="1.1400000000000001" table:style-name="ce1">
            <text:p>1,14</text:p>
          </table:table-cell>
          <table:table-cell office:value-type="float" office:value="0.23" table:style-name="ce1">
            <text:p>0,23</text:p>
          </table:table-cell>
          <table:table-cell office:value-type="float" office:value="0" table:style-name="ce1">
            <text:p>0</text:p>
          </table:table-cell>
          <table:table-cell office:value-type="float" office:value="20.52" table:style-name="ce1">
            <text:p>20,52</text:p>
          </table:table-cell>
          <table:table-cell office:value-type="float" office:value="14.09" table:style-name="ce1">
            <text:p>14,09</text:p>
          </table:table-cell>
          <table:table-cell office:value-type="float" office:value="17.25" table:style-name="ce1">
            <text:p>17,25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5.55" table:style-name="ce1">
            <text:p>15,55</text:p>
          </table:table-cell>
          <table:table-cell office:value-type="float" office:value="9.9" table:style-name="ce1">
            <text:p>9,9</text:p>
          </table:table-cell>
          <table:table-cell office:value-type="float" office:value="3.84" table:style-name="ce1">
            <text:p>3,84</text:p>
          </table:table-cell>
          <table:table-cell office:value-type="float" office:value="0.72" table:style-name="ce1">
            <text:p>0,72</text:p>
          </table:table-cell>
          <table:table-cell office:value-type="float" office:value="0.02" table:style-name="ce1">
            <text:p>0,02</text:p>
          </table:table-cell>
          <table:table-cell office:value-type="float" office:value="23.75" table:style-name="ce1">
            <text:p>23,75</text:p>
          </table:table-cell>
          <table:table-cell office:value-type="float" office:value="15.81" table:style-name="ce1">
            <text:p>15,81</text:p>
          </table:table-cell>
          <table:table-cell office:value-type="float" office:value="18.61" table:style-name="ce1">
            <text:p>18,61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12.48" table:style-name="ce1">
            <text:p>12,48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2.89" table:style-name="ce1">
            <text:p>2,89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0.26" table:style-name="ce1">
            <text:p>0,26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14.65" table:style-name="ce1">
            <text:p>714,65</text:p>
          </table:table-cell>
          <table:table-cell office:value-type="float" office:value="736.61" table:style-name="ce1">
            <text:p>736,61</text:p>
          </table:table-cell>
          <table:table-cell office:value-type="float" office:value="204.35" table:style-name="ce1">
            <text:p>204,35</text:p>
          </table:table-cell>
          <table:table-cell office:value-type="float" office:value="211.84" table:style-name="ce1">
            <text:p>211,84</text:p>
          </table:table-cell>
          <table:table-cell office:value-type="float" office:value="256.01" table:style-name="ce1">
            <text:p>256,01</text:p>
          </table:table-cell>
          <table:table-cell office:value-type="float" office:value="250.92000000000002" table:style-name="ce1">
            <text:p>250,92</text:p>
          </table:table-cell>
          <table:table-cell office:value-type="float" office:value="240.43" table:style-name="ce1">
            <text:p>240,43</text:p>
          </table:table-cell>
          <table:table-cell office:value-type="float" office:value="243.76" table:style-name="ce1">
            <text:p>243,76</text:p>
          </table:table-cell>
          <table:table-cell office:value-type="float" office:value="271.88" table:style-name="ce1">
            <text:p>271,88</text:p>
          </table:table-cell>
          <table:table-cell office:value-type="float" office:value="261.81" table:style-name="ce1">
            <text:p>261,81</text:p>
          </table:table-cell>
          <table:table-cell office:value-type="float" office:value="299.35000000000002" table:style-name="ce1">
            <text:p>299,35</text:p>
          </table:table-cell>
          <table:table-cell office:value-type="float" office:value="294.11" table:style-name="ce1">
            <text:p>294,11</text:p>
          </table:table-cell>
          <table:table-cell office:value-type="float" office:value="273.88" table:style-name="ce1">
            <text:p>273,88</text:p>
          </table:table-cell>
          <table:table-cell office:value-type="float" office:value="264.16000000000003" table:style-name="ce1">
            <text:p>264,16</text:p>
          </table:table-cell>
          <table:table-cell office:value-type="float" office:value="16.87" table:style-name="ce1">
            <text:p>16,87</text:p>
          </table:table-cell>
          <table:table-cell office:value-type="float" office:value="11.51" table:style-name="ce1">
            <text:p>11,51</text:p>
          </table:table-cell>
          <table:table-cell office:value-type="float" office:value="12.85" table:style-name="ce1">
            <text:p>12,85</text:p>
          </table:table-cell>
          <table:table-cell office:value-type="float" office:value="13.58" table:style-name="ce1">
            <text:p>13,58</text:p>
          </table:table-cell>
          <table:table-cell office:value-type="float" office:value="14.66" table:style-name="ce1">
            <text:p>14,66</text:p>
          </table:table-cell>
          <table:table-cell office:value-type="float" office:value="13.58" table:style-name="ce1">
            <text:p>13,58</text:p>
          </table:table-cell>
          <table:table-cell office:value-type="float" office:value="10.64" table:style-name="ce1">
            <text:p>10,64</text:p>
          </table:table-cell>
          <table:table-cell office:value-type="float" office:value="4.41" table:style-name="ce1">
            <text:p>4,41</text:p>
          </table:table-cell>
          <table:table-cell office:value-type="float" office:value="1.8900000000000001" table:style-name="ce1">
            <text:p>1,89</text:p>
          </table:table-cell>
          <table:table-cell office:value-type="float" office:value="4.43" table:style-name="ce1">
            <text:p>4,43</text:p>
          </table:table-cell>
          <table:table-cell office:value-type="float" office:value="7.37" table:style-name="ce1">
            <text:p>7,37</text:p>
          </table:table-cell>
          <table:table-cell office:value-type="float" office:value="12.540000000000001" table:style-name="ce1">
            <text:p>12,54</text:p>
          </table:table-cell>
          <table:table-cell office:value-type="float" office:value="17.54" table:style-name="ce1">
            <text:p>17,54</text:p>
          </table:table-cell>
          <table:table-cell office:value-type="float" office:value="17.96" table:style-name="ce1">
            <text:p>17,96</text:p>
          </table:table-cell>
          <table:table-cell office:value-type="float" office:value="16.21" table:style-name="ce1">
            <text:p>16,21</text:p>
          </table:table-cell>
          <table:table-cell office:value-type="float" office:value="12.48" table:style-name="ce1">
            <text:p>12,48</text:p>
          </table:table-cell>
          <table:table-cell office:value-type="float" office:value="8.75" table:style-name="ce1">
            <text:p>8,75</text:p>
          </table:table-cell>
          <table:table-cell office:value-type="float" office:value="2.7" table:style-name="ce1">
            <text:p>2,7</text:p>
          </table:table-cell>
          <table:table-cell office:value-type="float" office:value="5.74" table:style-name="ce1">
            <text:p>5,74</text:p>
          </table:table-cell>
          <table:table-cell office:value-type="float" office:value="10.32" table:style-name="ce1">
            <text:p>10,32</text:p>
          </table:table-cell>
          <table:table-cell office:value-type="float" office:value="13.56" table:style-name="ce1">
            <text:p>13,56</text:p>
          </table:table-cell>
          <table:table-cell office:value-type="float" office:value="16.64" table:style-name="ce1">
            <text:p>16,64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16.29" table:style-name="ce1">
            <text:p>16,29</text:p>
          </table:table-cell>
          <table:table-cell office:value-type="float" office:value="11.3" table:style-name="ce1">
            <text:p>11,3</text:p>
          </table:table-cell>
          <table:table-cell office:value-type="float" office:value="5.44" table:style-name="ce1">
            <text:p>5,44</text:p>
          </table:table-cell>
          <table:table-cell office:value-type="float" office:value="2.29" table:style-name="ce1">
            <text:p>2,29</text:p>
          </table:table-cell>
          <table:table-cell office:value-type="float" office:value="0.25" table:style-name="ce1">
            <text:p>0,25</text:p>
          </table:table-cell>
          <table:table-cell office:value-type="float" office:value="1.93" table:style-name="ce1">
            <text:p>1,93</text:p>
          </table:table-cell>
          <table:table-cell office:value-type="float" office:value="6.45" table:style-name="ce1">
            <text:p>6,45</text:p>
          </table:table-cell>
          <table:table-cell office:value-type="float" office:value="13.51" table:style-name="ce1">
            <text:p>13,51</text:p>
          </table:table-cell>
          <table:table-cell office:value-type="float" office:value="19.27" table:style-name="ce1">
            <text:p>19,27</text:p>
          </table:table-cell>
          <table:table-cell office:value-type="float" office:value="20.88" table:style-name="ce1">
            <text:p>20,88</text:p>
          </table:table-cell>
          <table:table-cell office:value-type="float" office:value="17.57" table:style-name="ce1">
            <text:p>17,57</text:p>
          </table:table-cell>
          <table:table-cell office:value-type="float" office:value="11.66" table:style-name="ce1">
            <text:p>11,66</text:p>
          </table:table-cell>
          <table:table-cell office:value-type="float" office:value="5.88" table:style-name="ce1">
            <text:p>5,88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0.65" table:style-name="ce1">
            <text:p>0,65</text:p>
          </table:table-cell>
          <table:table-cell office:value-type="float" office:value="0.02" table:style-name="ce1">
            <text:p>0,02</text:p>
          </table:table-cell>
          <table:table-cell office:value-type="float" office:value="14.16" table:style-name="ce1">
            <text:p>14,16</text:p>
          </table:table-cell>
          <table:table-cell office:value-type="float" office:value="12.64" table:style-name="ce1">
            <text:p>12,64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9.3" table:style-name="ce1">
            <text:p>19,3</text:p>
          </table:table-cell>
          <table:table-cell office:value-type="float" office:value="17.95" table:style-name="ce1">
            <text:p>17,95</text:p>
          </table:table-cell>
          <table:table-cell office:value-type="float" office:value="12.49" table:style-name="ce1">
            <text:p>12,49</text:p>
          </table:table-cell>
          <table:table-cell office:value-type="float" office:value="5.55" table:style-name="ce1">
            <text:p>5,55</text:p>
          </table:table-cell>
          <table:table-cell office:value-type="float" office:value="1.45" table:style-name="ce1">
            <text:p>1,45</text:p>
          </table:table-cell>
          <table:table-cell office:value-type="float" office:value="0.03" table:style-name="ce1">
            <text:p>0,03</text:p>
          </table:table-cell>
          <table:table-cell office:value-type="float" office:value="14.870000000000001" table:style-name="ce1">
            <text:p>14,87</text:p>
          </table:table-cell>
          <table:table-cell office:value-type="float" office:value="14.48" table:style-name="ce1">
            <text:p>14,48</text:p>
          </table:table-cell>
          <table:table-cell office:value-type="float" office:value="18.62" table:style-name="ce1">
            <text:p>18,62</text:p>
          </table:table-cell>
          <table:table-cell office:value-type="float" office:value="19.8" table:style-name="ce1">
            <text:p>19,8</text:p>
          </table:table-cell>
          <table:table-cell office:value-type="float" office:value="17.68" table:style-name="ce1">
            <text:p>17,68</text:p>
          </table:table-cell>
          <table:table-cell office:value-type="float" office:value="10.07" table:style-name="ce1">
            <text:p>10,07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0.92" table:style-name="ce1">
            <text:p>0,92</text:p>
          </table:table-cell>
          <table:table-cell office:value-type="float" office:value="0.26" table:style-name="ce1">
            <text:p>0,26</text:p>
          </table:table-cell>
          <table:table-cell office:value-type="float" office:value="0" table:style-name="ce1">
            <text:p>0</text:p>
          </table:table-cell>
          <table:table-cell office:value-type="float" office:value="19.8" table:style-name="ce1">
            <text:p>19,8</text:p>
          </table:table-cell>
          <table:table-cell office:value-type="float" office:value="18.72" table:style-name="ce1">
            <text:p>18,72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19.52" table:style-name="ce1">
            <text:p>19,52</text:p>
          </table:table-cell>
          <table:table-cell office:value-type="float" office:value="12.31" table:style-name="ce1">
            <text:p>12,31</text:p>
          </table:table-cell>
          <table:table-cell office:value-type="float" office:value="6.23" table:style-name="ce1">
            <text:p>6,23</text:p>
          </table:table-cell>
          <table:table-cell office:value-type="float" office:value="2.44" table:style-name="ce1">
            <text:p>2,44</text:p>
          </table:table-cell>
          <table:table-cell office:value-type="float" office:value="0.8" table:style-name="ce1">
            <text:p>0,8</text:p>
          </table:table-cell>
          <table:table-cell office:value-type="float" office:value="0.23" table:style-name="ce1">
            <text:p>0,23</text:p>
          </table:table-cell>
          <table:table-cell office:value-type="float" office:value="0.02" table:style-name="ce1">
            <text:p>0,02</text:p>
          </table:table-cell>
          <table:table-cell office:value-type="float" office:value="19.11" table:style-name="ce1">
            <text:p>19,11</text:p>
          </table:table-cell>
          <table:table-cell office:value-type="float" office:value="16.22" table:style-name="ce1">
            <text:p>16,22</text:p>
          </table:table-cell>
          <table:table-cell office:value-type="float" office:value="19.95" table:style-name="ce1">
            <text:p>19,95</text:p>
          </table:table-cell>
          <table:table-cell office:value-type="float" office:value="18.95" table:style-name="ce1">
            <text:p>18,95</text:p>
          </table:table-cell>
          <table:table-cell office:value-type="float" office:value="14.120000000000001" table:style-name="ce1">
            <text:p>14,12</text:p>
          </table:table-cell>
          <table:table-cell office:value-type="float" office:value="7.54" table:style-name="ce1">
            <text:p>7,54</text:p>
          </table:table-cell>
          <table:table-cell office:value-type="float" office:value="2.95" table:style-name="ce1">
            <text:p>2,95</text:p>
          </table:table-cell>
          <table:table-cell office:value-type="float" office:value="0.96" table:style-name="ce1">
            <text:p>0,96</text:p>
          </table:table-cell>
          <table:table-cell office:value-type="float" office:value="0.19" table:style-name="ce1">
            <text:p>0,19</text:p>
          </table:table-cell>
          <table:table-cell office:value-type="float" office:value="19.330000000000002" table:style-name="ce1">
            <text:p>19,33</text:p>
          </table:table-cell>
          <table:table-cell office:value-type="float" office:value="13.57" table:style-name="ce1">
            <text:p>13,57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18.68" table:style-name="ce1">
            <text:p>18,68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10.28" table:style-name="ce1">
            <text:p>10,28</text:p>
          </table:table-cell>
          <table:table-cell office:value-type="float" office:value="3.8200000000000003" table:style-name="ce1">
            <text:p>3,82</text:p>
          </table:table-cell>
          <table:table-cell office:value-type="float" office:value="0.67" table:style-name="ce1">
            <text:p>0,67</text:p>
          </table:table-cell>
          <table:table-cell office:value-type="float" office:value="0.02" table:style-name="ce1">
            <text:p>0,02</text:p>
          </table:table-cell>
          <table:table-cell office:value-type="float" office:value="23.75" table:style-name="ce1">
            <text:p>23,75</text:p>
          </table:table-cell>
          <table:table-cell office:value-type="float" office:value="16.28" table:style-name="ce1">
            <text:p>16,28</text:p>
          </table:table-cell>
          <table:table-cell office:value-type="float" office:value="19.490000000000002" table:style-name="ce1">
            <text:p>19,49</text:p>
          </table:table-cell>
          <table:table-cell office:value-type="float" office:value="18.78" table:style-name="ce1">
            <text:p>18,78</text:p>
          </table:table-cell>
          <table:table-cell office:value-type="float" office:value="12.15" table:style-name="ce1">
            <text:p>12,15</text:p>
          </table:table-cell>
          <table:table-cell office:value-type="float" office:value="6.3100000000000005" table:style-name="ce1">
            <text:p>6,31</text:p>
          </table:table-cell>
          <table:table-cell office:value-type="float" office:value="2.33" table:style-name="ce1">
            <text:p>2,33</text:p>
          </table:table-cell>
          <table:table-cell office:value-type="float" office:value="0.68" table:style-name="ce1">
            <text:p>0,68</text:p>
          </table:table-cell>
          <table:table-cell office:value-type="float" office:value="0.19" table:style-name="ce1">
            <text:p>0,19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9.08" table:style-name="ce1">
            <text:p>9,08</text:p>
          </table:table-cell>
          <table:table-cell office:value-type="float" office:value="7.0200000000000005" table:style-name="ce1">
            <text:p>7,02</text:p>
          </table:table-cell>
          <table:table-cell office:value-type="float" office:value="11.28" table:style-name="ce1">
            <text:p>11,28</text:p>
          </table:table-cell>
          <table:table-cell office:value-type="float" office:value="16.54" table:style-name="ce1">
            <text:p>16,54</text:p>
          </table:table-cell>
          <table:table-cell office:value-type="float" office:value="22.62" table:style-name="ce1">
            <text:p>22,62</text:p>
          </table:table-cell>
          <table:table-cell office:value-type="float" office:value="20.72" table:style-name="ce1">
            <text:p>20,72</text:p>
          </table:table-cell>
          <table:table-cell office:value-type="float" office:value="10.07" table:style-name="ce1">
            <text:p>10,07</text:p>
          </table:table-cell>
          <table:table-cell office:value-type="float" office:value="2.6" table:style-name="ce1">
            <text:p>2,6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0.44" table:style-name="ce1">
            <text:p>10,44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14.790000000000001" table:style-name="ce1">
            <text:p>14,79</text:p>
          </table:table-cell>
          <table:table-cell office:value-type="float" office:value="19.71" table:style-name="ce1">
            <text:p>19,71</text:p>
          </table:table-cell>
          <table:table-cell office:value-type="float" office:value="18.440000000000001" table:style-name="ce1">
            <text:p>18,44</text:p>
          </table:table-cell>
          <table:table-cell office:value-type="float" office:value="14.870000000000001" table:style-name="ce1">
            <text:p>14,87</text:p>
          </table:table-cell>
          <table:table-cell office:value-type="float" office:value="8.31" table:style-name="ce1">
            <text:p>8,31</text:p>
          </table:table-cell>
          <table:table-cell office:value-type="float" office:value="3.3000000000000003" table:style-name="ce1">
            <text:p>3,3</text:p>
          </table:table-cell>
          <table:table-cell office:value-type="float" office:value="1.3900000000000001" table:style-name="ce1">
            <text:p>1,39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13.1" table:style-name="ce1">
            <text:p>13,1</text:p>
          </table:table-cell>
          <table:table-cell office:value-type="float" office:value="16.760000000000002" table:style-name="ce1">
            <text:p>16,76</text:p>
          </table:table-cell>
          <table:table-cell office:value-type="float" office:value="18.53" table:style-name="ce1">
            <text:p>18,53</text:p>
          </table:table-cell>
          <table:table-cell office:value-type="float" office:value="16.89" table:style-name="ce1">
            <text:p>16,89</text:p>
          </table:table-cell>
          <table:table-cell office:value-type="float" office:value="11.040000000000001" table:style-name="ce1">
            <text:p>11,04</text:p>
          </table:table-cell>
          <table:table-cell office:value-type="float" office:value="4.2700000000000005" table:style-name="ce1">
            <text:p>4,27</text:p>
          </table:table-cell>
          <table:table-cell office:value-type="float" office:value="0.81" table:style-name="ce1">
            <text:p>0,81</text:p>
          </table:table-cell>
          <table:table-cell office:value-type="float" office:value="0.02" table:style-name="ce1">
            <text:p>0,02</text:p>
          </table:table-cell>
          <table:table-cell office:value-type="float" office:value="22.78" table:style-name="ce1">
            <text:p>22,78</text:p>
          </table:table-cell>
          <table:table-cell office:value-type="float" office:value="15.71" table:style-name="ce1">
            <text:p>15,71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2.61" table:style-name="ce1">
            <text:p>12,61</text:p>
          </table:table-cell>
          <table:table-cell office:value-type="float" office:value="6.93" table:style-name="ce1">
            <text:p>6,93</text:p>
          </table:table-cell>
          <table:table-cell office:value-type="float" office:value="2.7600000000000002" table:style-name="ce1">
            <text:p>2,76</text:p>
          </table:table-cell>
          <table:table-cell office:value-type="float" office:value="0.87" table:style-name="ce1">
            <text:p>0,87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16.91" table:style-name="ce1">
            <text:p>716,91</text:p>
          </table:table-cell>
          <table:table-cell office:value-type="float" office:value="735.56000000000006" table:style-name="ce1">
            <text:p>735,56</text:p>
          </table:table-cell>
          <table:table-cell office:value-type="float" office:value="204.18" table:style-name="ce1">
            <text:p>204,18</text:p>
          </table:table-cell>
          <table:table-cell office:value-type="float" office:value="212.62" table:style-name="ce1">
            <text:p>212,62</text:p>
          </table:table-cell>
          <table:table-cell office:value-type="float" office:value="254.44" table:style-name="ce1">
            <text:p>254,44</text:p>
          </table:table-cell>
          <table:table-cell office:value-type="float" office:value="252.15" table:style-name="ce1">
            <text:p>252,15</text:p>
          </table:table-cell>
          <table:table-cell office:value-type="float" office:value="238.91" table:style-name="ce1">
            <text:p>238,91</text:p>
          </table:table-cell>
          <table:table-cell office:value-type="float" office:value="243.14000000000001" table:style-name="ce1">
            <text:p>243,14</text:p>
          </table:table-cell>
          <table:table-cell office:value-type="float" office:value="268.99" table:style-name="ce1">
            <text:p>268,99</text:p>
          </table:table-cell>
          <table:table-cell office:value-type="float" office:value="262.67" table:style-name="ce1">
            <text:p>262,67</text:p>
          </table:table-cell>
          <table:table-cell office:value-type="float" office:value="293.83" table:style-name="ce1">
            <text:p>293,83</text:p>
          </table:table-cell>
          <table:table-cell office:value-type="float" office:value="289.8" table:style-name="ce1">
            <text:p>289,8</text:p>
          </table:table-cell>
          <table:table-cell office:value-type="float" office:value="270.62" table:style-name="ce1">
            <text:p>270,62</text:p>
          </table:table-cell>
          <table:table-cell office:value-type="float" office:value="264.45" table:style-name="ce1">
            <text:p>264,45</text:p>
          </table:table-cell>
          <table:table-cell office:value-type="float" office:value="16.38" table:style-name="ce1">
            <text:p>16,38</text:p>
          </table:table-cell>
          <table:table-cell office:value-type="float" office:value="10.96" table:style-name="ce1">
            <text:p>10,96</text:p>
          </table:table-cell>
          <table:table-cell office:value-type="float" office:value="11.85" table:style-name="ce1">
            <text:p>11,85</text:p>
          </table:table-cell>
          <table:table-cell office:value-type="float" office:value="14.83" table:style-name="ce1">
            <text:p>14,83</text:p>
          </table:table-cell>
          <table:table-cell office:value-type="float" office:value="13.94" table:style-name="ce1">
            <text:p>13,94</text:p>
          </table:table-cell>
          <table:table-cell office:value-type="float" office:value="13.11" table:style-name="ce1">
            <text:p>13,11</text:p>
          </table:table-cell>
          <table:table-cell office:value-type="float" office:value="11.34" table:style-name="ce1">
            <text:p>11,34</text:p>
          </table:table-cell>
          <table:table-cell office:value-type="float" office:value="6.0600000000000005" table:style-name="ce1">
            <text:p>6,06</text:p>
          </table:table-cell>
          <table:table-cell office:value-type="float" office:value="1.53" table:style-name="ce1">
            <text:p>1,53</text:p>
          </table:table-cell>
          <table:table-cell office:value-type="float" office:value="4.42" table:style-name="ce1">
            <text:p>4,42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11.74" table:style-name="ce1">
            <text:p>11,74</text:p>
          </table:table-cell>
          <table:table-cell office:value-type="float" office:value="16.72" table:style-name="ce1">
            <text:p>16,72</text:p>
          </table:table-cell>
          <table:table-cell office:value-type="float" office:value="18.47" table:style-name="ce1">
            <text:p>18,47</text:p>
          </table:table-cell>
          <table:table-cell office:value-type="float" office:value="17.02" table:style-name="ce1">
            <text:p>17,02</text:p>
          </table:table-cell>
          <table:table-cell office:value-type="float" office:value="11.81" table:style-name="ce1">
            <text:p>11,81</text:p>
          </table:table-cell>
          <table:table-cell office:value-type="float" office:value="6.65" table:style-name="ce1">
            <text:p>6,65</text:p>
          </table:table-cell>
          <table:table-cell office:value-type="float" office:value="3.96" table:style-name="ce1">
            <text:p>3,96</text:p>
          </table:table-cell>
          <table:table-cell office:value-type="float" office:value="5.82" table:style-name="ce1">
            <text:p>5,82</text:p>
          </table:table-cell>
          <table:table-cell office:value-type="float" office:value="10.69" table:style-name="ce1">
            <text:p>10,69</text:p>
          </table:table-cell>
          <table:table-cell office:value-type="float" office:value="13.76" table:style-name="ce1">
            <text:p>13,76</text:p>
          </table:table-cell>
          <table:table-cell office:value-type="float" office:value="16.580000000000002" table:style-name="ce1">
            <text:p>16,58</text:p>
          </table:table-cell>
          <table:table-cell office:value-type="float" office:value="17.68" table:style-name="ce1">
            <text:p>17,68</text:p>
          </table:table-cell>
          <table:table-cell office:value-type="float" office:value="15.92" table:style-name="ce1">
            <text:p>15,92</text:p>
          </table:table-cell>
          <table:table-cell office:value-type="float" office:value="11.06" table:style-name="ce1">
            <text:p>11,06</text:p>
          </table:table-cell>
          <table:table-cell office:value-type="float" office:value="5.62" table:style-name="ce1">
            <text:p>5,62</text:p>
          </table:table-cell>
          <table:table-cell office:value-type="float" office:value="2.54" table:style-name="ce1">
            <text:p>2,54</text:p>
          </table:table-cell>
          <table:table-cell office:value-type="float" office:value="0.32" table:style-name="ce1">
            <text:p>0,32</text:p>
          </table:table-cell>
          <table:table-cell office:value-type="float" office:value="1.92" table:style-name="ce1">
            <text:p>1,92</text:p>
          </table:table-cell>
          <table:table-cell office:value-type="float" office:value="6.8500000000000005" table:style-name="ce1">
            <text:p>6,85</text:p>
          </table:table-cell>
          <table:table-cell office:value-type="float" office:value="13.93" table:style-name="ce1">
            <text:p>13,93</text:p>
          </table:table-cell>
          <table:table-cell office:value-type="float" office:value="18.95" table:style-name="ce1">
            <text:p>18,95</text:p>
          </table:table-cell>
          <table:table-cell office:value-type="float" office:value="19.650000000000002" table:style-name="ce1">
            <text:p>19,65</text:p>
          </table:table-cell>
          <table:table-cell office:value-type="float" office:value="16.830000000000002" table:style-name="ce1">
            <text:p>16,83</text:p>
          </table:table-cell>
          <table:table-cell office:value-type="float" office:value="11.72" table:style-name="ce1">
            <text:p>11,72</text:p>
          </table:table-cell>
          <table:table-cell office:value-type="float" office:value="6.47" table:style-name="ce1">
            <text:p>6,47</text:p>
          </table:table-cell>
          <table:table-cell office:value-type="float" office:value="2.68" table:style-name="ce1">
            <text:p>2,68</text:p>
          </table:table-cell>
          <table:table-cell office:value-type="float" office:value="0.96" table:style-name="ce1">
            <text:p>0,96</text:p>
          </table:table-cell>
          <table:table-cell office:value-type="float" office:value="0.03" table:style-name="ce1">
            <text:p>0,03</text:p>
          </table:table-cell>
          <table:table-cell office:value-type="float" office:value="15.22" table:style-name="ce1">
            <text:p>15,22</text:p>
          </table:table-cell>
          <table:table-cell office:value-type="float" office:value="12.950000000000001" table:style-name="ce1">
            <text:p>12,95</text:p>
          </table:table-cell>
          <table:table-cell office:value-type="float" office:value="16.77" table:style-name="ce1">
            <text:p>16,77</text:p>
          </table:table-cell>
          <table:table-cell office:value-type="float" office:value="18.79" table:style-name="ce1">
            <text:p>18,79</text:p>
          </table:table-cell>
          <table:table-cell office:value-type="float" office:value="17.23" table:style-name="ce1">
            <text:p>17,23</text:p>
          </table:table-cell>
          <table:table-cell office:value-type="float" office:value="12.01" table:style-name="ce1">
            <text:p>12,01</text:p>
          </table:table-cell>
          <table:table-cell office:value-type="float" office:value="5.53" table:style-name="ce1">
            <text:p>5,53</text:p>
          </table:table-cell>
          <table:table-cell office:value-type="float" office:value="1.47" table:style-name="ce1">
            <text:p>1,47</text:p>
          </table:table-cell>
          <table:table-cell office:value-type="float" office:value="0.03" table:style-name="ce1">
            <text:p>0,03</text:p>
          </table:table-cell>
          <table:table-cell office:value-type="float" office:value="15.42" table:style-name="ce1">
            <text:p>15,42</text:p>
          </table:table-cell>
          <table:table-cell office:value-type="float" office:value="13.91" table:style-name="ce1">
            <text:p>13,91</text:p>
          </table:table-cell>
          <table:table-cell office:value-type="float" office:value="17.66" table:style-name="ce1">
            <text:p>17,66</text:p>
          </table:table-cell>
          <table:table-cell office:value-type="float" office:value="19.080000000000002" table:style-name="ce1">
            <text:p>19,08</text:p>
          </table:table-cell>
          <table:table-cell office:value-type="float" office:value="17.62" table:style-name="ce1">
            <text:p>17,62</text:p>
          </table:table-cell>
          <table:table-cell office:value-type="float" office:value="10.72" table:style-name="ce1">
            <text:p>10,72</text:p>
          </table:table-cell>
          <table:table-cell office:value-type="float" office:value="3.99" table:style-name="ce1">
            <text:p>3,99</text:p>
          </table:table-cell>
          <table:table-cell office:value-type="float" office:value="1.22" table:style-name="ce1">
            <text:p>1,22</text:p>
          </table:table-cell>
          <table:table-cell office:value-type="float" office:value="0.38" table:style-name="ce1">
            <text:p>0,38</text:p>
          </table:table-cell>
          <table:table-cell office:value-type="float" office:value="0" table:style-name="ce1">
            <text:p>0</text:p>
          </table:table-cell>
          <table:table-cell office:value-type="float" office:value="21.6" table:style-name="ce1">
            <text:p>21,6</text:p>
          </table:table-cell>
          <table:table-cell office:value-type="float" office:value="19.02" table:style-name="ce1">
            <text:p>19,02</text:p>
          </table:table-cell>
          <table:table-cell office:value-type="float" office:value="20.29" table:style-name="ce1">
            <text:p>20,29</text:p>
          </table:table-cell>
          <table:table-cell office:value-type="float" office:value="17.43" table:style-name="ce1">
            <text:p>17,43</text:p>
          </table:table-cell>
          <table:table-cell office:value-type="float" office:value="11.59" table:style-name="ce1">
            <text:p>11,59</text:p>
          </table:table-cell>
          <table:table-cell office:value-type="float" office:value="6.34" table:style-name="ce1">
            <text:p>6,34</text:p>
          </table:table-cell>
          <table:table-cell office:value-type="float" office:value="2.77" table:style-name="ce1">
            <text:p>2,77</text:p>
          </table:table-cell>
          <table:table-cell office:value-type="float" office:value="0.79" table:style-name="ce1">
            <text:p>0,79</text:p>
          </table:table-cell>
          <table:table-cell office:value-type="float" office:value="0.15" table:style-name="ce1">
            <text:p>0,15</text:p>
          </table:table-cell>
          <table:table-cell office:value-type="float" office:value="0.03" table:style-name="ce1">
            <text:p>0,03</text:p>
          </table:table-cell>
          <table:table-cell office:value-type="float" office:value="20.68" table:style-name="ce1">
            <text:p>20,68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8.650000000000002" table:style-name="ce1">
            <text:p>18,65</text:p>
          </table:table-cell>
          <table:table-cell office:value-type="float" office:value="17.41" table:style-name="ce1">
            <text:p>17,41</text:p>
          </table:table-cell>
          <table:table-cell office:value-type="float" office:value="13.71" table:style-name="ce1">
            <text:p>13,71</text:p>
          </table:table-cell>
          <table:table-cell office:value-type="float" office:value="8.23" table:style-name="ce1">
            <text:p>8,23</text:p>
          </table:table-cell>
          <table:table-cell office:value-type="float" office:value="3.45" table:style-name="ce1">
            <text:p>3,45</text:p>
          </table:table-cell>
          <table:table-cell office:value-type="float" office:value="1.06" table:style-name="ce1">
            <text:p>1,06</text:p>
          </table:table-cell>
          <table:table-cell office:value-type="float" office:value="0.22" table:style-name="ce1">
            <text:p>0,22</text:p>
          </table:table-cell>
          <table:table-cell office:value-type="float" office:value="20.84" table:style-name="ce1">
            <text:p>20,84</text:p>
          </table:table-cell>
          <table:table-cell office:value-type="float" office:value="14.46" table:style-name="ce1">
            <text:p>14,46</text:p>
          </table:table-cell>
          <table:table-cell office:value-type="float" office:value="17.68" table:style-name="ce1">
            <text:p>17,68</text:p>
          </table:table-cell>
          <table:table-cell office:value-type="float" office:value="18.28" table:style-name="ce1">
            <text:p>18,28</text:p>
          </table:table-cell>
          <table:table-cell office:value-type="float" office:value="15.290000000000001" table:style-name="ce1">
            <text:p>15,29</text:p>
          </table:table-cell>
          <table:table-cell office:value-type="float" office:value="9.32" table:style-name="ce1">
            <text:p>9,32</text:p>
          </table:table-cell>
          <table:table-cell office:value-type="float" office:value="3.49" table:style-name="ce1">
            <text:p>3,49</text:p>
          </table:table-cell>
          <table:table-cell office:value-type="float" office:value="0.62" table:style-name="ce1">
            <text:p>0,62</text:p>
          </table:table-cell>
          <table:table-cell office:value-type="float" office:value="0.02" table:style-name="ce1">
            <text:p>0,02</text:p>
          </table:table-cell>
          <table:table-cell office:value-type="float" office:value="23.91" table:style-name="ce1">
            <text:p>23,91</text:p>
          </table:table-cell>
          <table:table-cell office:value-type="float" office:value="16.04" table:style-name="ce1">
            <text:p>16,04</text:p>
          </table:table-cell>
          <table:table-cell office:value-type="float" office:value="18.8" table:style-name="ce1">
            <text:p>18,8</text:p>
          </table:table-cell>
          <table:table-cell office:value-type="float" office:value="18.25" table:style-name="ce1">
            <text:p>18,25</text:p>
          </table:table-cell>
          <table:table-cell office:value-type="float" office:value="12.450000000000001" table:style-name="ce1">
            <text:p>12,45</text:p>
          </table:table-cell>
          <table:table-cell office:value-type="float" office:value="6.79" table:style-name="ce1">
            <text:p>6,79</text:p>
          </table:table-cell>
          <table:table-cell office:value-type="float" office:value="2.68" table:style-name="ce1">
            <text:p>2,68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.21" table:style-name="ce1">
            <text:p>0,21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0.950000000000001" table:style-name="ce1">
            <text:p>10,95</text:p>
          </table:table-cell>
          <table:table-cell office:value-type="float" office:value="8.7000000000000011" table:style-name="ce1">
            <text:p>8,7</text:p>
          </table:table-cell>
          <table:table-cell office:value-type="float" office:value="12.81" table:style-name="ce1">
            <text:p>12,81</text:p>
          </table:table-cell>
          <table:table-cell office:value-type="float" office:value="17.2" table:style-name="ce1">
            <text:p>17,2</text:p>
          </table:table-cell>
          <table:table-cell office:value-type="float" office:value="20.059999999999999" table:style-name="ce1">
            <text:p>20,06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9.32" table:style-name="ce1">
            <text:p>9,32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0.06" table:style-name="ce1">
            <text:p>0,06</text:p>
          </table:table-cell>
          <table:table-cell office:value-type="float" office:value="12.450000000000001" table:style-name="ce1">
            <text:p>12,45</text:p>
          </table:table-cell>
          <table:table-cell office:value-type="float" office:value="10.34" table:style-name="ce1">
            <text:p>10,34</text:p>
          </table:table-cell>
          <table:table-cell office:value-type="float" office:value="14.89" table:style-name="ce1">
            <text:p>14,89</text:p>
          </table:table-cell>
          <table:table-cell office:value-type="float" office:value="18.54" table:style-name="ce1">
            <text:p>18,54</text:p>
          </table:table-cell>
          <table:table-cell office:value-type="float" office:value="17.27" table:style-name="ce1">
            <text:p>17,27</text:p>
          </table:table-cell>
          <table:table-cell office:value-type="float" office:value="13.8" table:style-name="ce1">
            <text:p>13,8</text:p>
          </table:table-cell>
          <table:table-cell office:value-type="float" office:value="7.92" table:style-name="ce1">
            <text:p>7,92</text:p>
          </table:table-cell>
          <table:table-cell office:value-type="float" office:value="3.39" table:style-name="ce1">
            <text:p>3,39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23" table:style-name="ce1">
            <text:p>0,23</text:p>
          </table:table-cell>
          <table:table-cell office:value-type="float" office:value="0" table:style-name="ce1">
            <text:p>0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14.08" table:style-name="ce1">
            <text:p>14,08</text:p>
          </table:table-cell>
          <table:table-cell office:value-type="float" office:value="17.36" table:style-name="ce1">
            <text:p>17,36</text:p>
          </table:table-cell>
          <table:table-cell office:value-type="float" office:value="18.21" table:style-name="ce1">
            <text:p>18,21</text:p>
          </table:table-cell>
          <table:table-cell office:value-type="float" office:value="15.6" table:style-name="ce1">
            <text:p>15,6</text:p>
          </table:table-cell>
          <table:table-cell office:value-type="float" office:value="9.94" table:style-name="ce1">
            <text:p>9,94</text:p>
          </table:table-cell>
          <table:table-cell office:value-type="float" office:value="3.87" table:style-name="ce1">
            <text:p>3,87</text:p>
          </table:table-cell>
          <table:table-cell office:value-type="float" office:value="0.72" table:style-name="ce1">
            <text:p>0,72</text:p>
          </table:table-cell>
          <table:table-cell office:value-type="float" office:value="0.02" table:style-name="ce1">
            <text:p>0,02</text:p>
          </table:table-cell>
          <table:table-cell office:value-type="float" office:value="23.16" table:style-name="ce1">
            <text:p>23,16</text:p>
          </table:table-cell>
          <table:table-cell office:value-type="float" office:value="15.67" table:style-name="ce1">
            <text:p>15,67</text:p>
          </table:table-cell>
          <table:table-cell office:value-type="float" office:value="18.54" table:style-name="ce1">
            <text:p>18,54</text:p>
          </table:table-cell>
          <table:table-cell office:value-type="float" office:value="18.27" table:style-name="ce1">
            <text:p>18,27</text:p>
          </table:table-cell>
          <table:table-cell office:value-type="float" office:value="12.76" table:style-name="ce1">
            <text:p>12,76</text:p>
          </table:table-cell>
          <table:table-cell office:value-type="float" office:value="7.25" table:style-name="ce1">
            <text:p>7,25</text:p>
          </table:table-cell>
          <table:table-cell office:value-type="float" office:value="3.02" table:style-name="ce1">
            <text:p>3,02</text:p>
          </table:table-cell>
          <table:table-cell office:value-type="float" office:value="1" table:style-name="ce1">
            <text:p>1</text:p>
          </table:table-cell>
          <table:table-cell office:value-type="float" office:value="0.27" table:style-name="ce1">
            <text:p>0,27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16.42" table:style-name="ce1">
            <text:p>716,42</text:p>
          </table:table-cell>
          <table:table-cell office:value-type="float" office:value="735.79" table:style-name="ce1">
            <text:p>735,79</text:p>
          </table:table-cell>
          <table:table-cell office:value-type="float" office:value="204.22" table:style-name="ce1">
            <text:p>204,22</text:p>
          </table:table-cell>
          <table:table-cell office:value-type="float" office:value="212.45000000000002" table:style-name="ce1">
            <text:p>212,45</text:p>
          </table:table-cell>
          <table:table-cell office:value-type="float" office:value="254.77" table:style-name="ce1">
            <text:p>254,77</text:p>
          </table:table-cell>
          <table:table-cell office:value-type="float" office:value="251.89000000000001" table:style-name="ce1">
            <text:p>251,89</text:p>
          </table:table-cell>
          <table:table-cell office:value-type="float" office:value="239.23000000000002" table:style-name="ce1">
            <text:p>239,23</text:p>
          </table:table-cell>
          <table:table-cell office:value-type="float" office:value="243.27" table:style-name="ce1">
            <text:p>243,27</text:p>
          </table:table-cell>
          <table:table-cell office:value-type="float" office:value="269.63" table:style-name="ce1">
            <text:p>269,63</text:p>
          </table:table-cell>
          <table:table-cell office:value-type="float" office:value="262.48" table:style-name="ce1">
            <text:p>262,48</text:p>
          </table:table-cell>
          <table:table-cell office:value-type="float" office:value="295.15000000000003" table:style-name="ce1">
            <text:p>295,15</text:p>
          </table:table-cell>
          <table:table-cell office:value-type="float" office:value="290.84000000000003" table:style-name="ce1">
            <text:p>290,84</text:p>
          </table:table-cell>
          <table:table-cell office:value-type="float" office:value="271.34000000000003" table:style-name="ce1">
            <text:p>271,34</text:p>
          </table:table-cell>
          <table:table-cell office:value-type="float" office:value="264.39" table:style-name="ce1">
            <text:p>264,39</text:p>
          </table:table-cell>
          <table:table-cell office:value-type="float" office:value="16.490000000000002" table:style-name="ce1">
            <text:p>16,49</text:p>
          </table:table-cell>
          <table:table-cell office:value-type="float" office:value="11.08" table:style-name="ce1">
            <text:p>11,08</text:p>
          </table:table-cell>
          <table:table-cell office:value-type="float" office:value="12.06" table:style-name="ce1">
            <text:p>12,06</text:p>
          </table:table-cell>
          <table:table-cell office:value-type="float" office:value="14.56" table:style-name="ce1">
            <text:p>14,56</text:p>
          </table:table-cell>
          <table:table-cell office:value-type="float" office:value="14.09" table:style-name="ce1">
            <text:p>14,09</text:p>
          </table:table-cell>
          <table:table-cell office:value-type="float" office:value="13.22" table:style-name="ce1">
            <text:p>13,22</text:p>
          </table:table-cell>
          <table:table-cell office:value-type="float" office:value="11.19" table:style-name="ce1">
            <text:p>11,19</text:p>
          </table:table-cell>
          <table:table-cell office:value-type="float" office:value="5.71" table:style-name="ce1">
            <text:p>5,71</text:p>
          </table:table-cell>
          <table:table-cell office:value-type="float" office:value="1.6" table:style-name="ce1">
            <text:p>1,6</text:p>
          </table:table-cell>
          <table:table-cell office:value-type="float" office:value="4.43" table:style-name="ce1">
            <text:p>4,43</text:p>
          </table:table-cell>
          <table:table-cell office:value-type="float" office:value="8.81" table:style-name="ce1">
            <text:p>8,81</text:p>
          </table:table-cell>
          <table:table-cell office:value-type="float" office:value="11.91" table:style-name="ce1">
            <text:p>11,91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8.36" table:style-name="ce1">
            <text:p>18,36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1.950000000000001" table:style-name="ce1">
            <text:p>11,95</text:p>
          </table:table-cell>
          <table:table-cell office:value-type="float" office:value="7.1000000000000005" table:style-name="ce1">
            <text:p>7,1</text:p>
          </table:table-cell>
          <table:table-cell office:value-type="float" office:value="3.69" table:style-name="ce1">
            <text:p>3,69</text:p>
          </table:table-cell>
          <table:table-cell office:value-type="float" office:value="5.8" table:style-name="ce1">
            <text:p>5,8</text:p>
          </table:table-cell>
          <table:table-cell office:value-type="float" office:value="10.61" table:style-name="ce1">
            <text:p>10,61</text:p>
          </table:table-cell>
          <table:table-cell office:value-type="float" office:value="13.71" table:style-name="ce1">
            <text:p>13,71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7.78" table:style-name="ce1">
            <text:p>17,78</text:p>
          </table:table-cell>
          <table:table-cell office:value-type="float" office:value="16" table:style-name="ce1">
            <text:p>16</text:p>
          </table:table-cell>
          <table:table-cell office:value-type="float" office:value="11.11" table:style-name="ce1">
            <text:p>11,11</text:p>
          </table:table-cell>
          <table:table-cell office:value-type="float" office:value="5.58" table:style-name="ce1">
            <text:p>5,58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0.31" table:style-name="ce1">
            <text:p>0,31</text:p>
          </table:table-cell>
          <table:table-cell office:value-type="float" office:value="1.92" table:style-name="ce1">
            <text:p>1,92</text:p>
          </table:table-cell>
          <table:table-cell office:value-type="float" office:value="6.7700000000000005" table:style-name="ce1">
            <text:p>6,77</text:p>
          </table:table-cell>
          <table:table-cell office:value-type="float" office:value="13.84" table:style-name="ce1">
            <text:p>13,84</text:p>
          </table:table-cell>
          <table:table-cell office:value-type="float" office:value="19.02" table:style-name="ce1">
            <text:p>19,02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16.990000000000002" table:style-name="ce1">
            <text:p>16,99</text:p>
          </table:table-cell>
          <table:table-cell office:value-type="float" office:value="11.71" table:style-name="ce1">
            <text:p>11,71</text:p>
          </table:table-cell>
          <table:table-cell office:value-type="float" office:value="6.34" table:style-name="ce1">
            <text:p>6,34</text:p>
          </table:table-cell>
          <table:table-cell office:value-type="float" office:value="2.58" table:style-name="ce1">
            <text:p>2,58</text:p>
          </table:table-cell>
          <table:table-cell office:value-type="float" office:value="0.89" table:style-name="ce1">
            <text:p>0,89</text:p>
          </table:table-cell>
          <table:table-cell office:value-type="float" office:value="0.03" table:style-name="ce1">
            <text:p>0,03</text:p>
          </table:table-cell>
          <table:table-cell office:value-type="float" office:value="15" table:style-name="ce1">
            <text:p>15</text:p>
          </table:table-cell>
          <table:table-cell office:value-type="float" office:value="12.88" table:style-name="ce1">
            <text:p>12,88</text:p>
          </table:table-cell>
          <table:table-cell office:value-type="float" office:value="16.7" table:style-name="ce1">
            <text:p>16,7</text:p>
          </table:table-cell>
          <table:table-cell office:value-type="float" office:value="18.89" table:style-name="ce1">
            <text:p>18,89</text:p>
          </table:table-cell>
          <table:table-cell office:value-type="float" office:value="17.38" table:style-name="ce1">
            <text:p>17,38</text:p>
          </table:table-cell>
          <table:table-cell office:value-type="float" office:value="12.11" table:style-name="ce1">
            <text:p>12,11</text:p>
          </table:table-cell>
          <table:table-cell office:value-type="float" office:value="5.54" table:style-name="ce1">
            <text:p>5,54</text:p>
          </table:table-cell>
          <table:table-cell office:value-type="float" office:value="1.46" table:style-name="ce1">
            <text:p>1,46</text:p>
          </table:table-cell>
          <table:table-cell office:value-type="float" office:value="0.03" table:style-name="ce1">
            <text:p>0,03</text:p>
          </table:table-cell>
          <table:table-cell office:value-type="float" office:value="15.3" table:style-name="ce1">
            <text:p>15,3</text:p>
          </table:table-cell>
          <table:table-cell office:value-type="float" office:value="14.030000000000001" table:style-name="ce1">
            <text:p>14,03</text:p>
          </table:table-cell>
          <table:table-cell office:value-type="float" office:value="17.86" table:style-name="ce1">
            <text:p>17,86</text:p>
          </table:table-cell>
          <table:table-cell office:value-type="float" office:value="19.23" table:style-name="ce1">
            <text:p>19,23</text:p>
          </table:table-cell>
          <table:table-cell office:value-type="float" office:value="17.64" table:style-name="ce1">
            <text:p>17,64</text:p>
          </table:table-cell>
          <table:table-cell office:value-type="float" office:value="10.58" table:style-name="ce1">
            <text:p>10,58</text:p>
          </table:table-cell>
          <table:table-cell office:value-type="float" office:value="3.85" table:style-name="ce1">
            <text:p>3,8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36" table:style-name="ce1">
            <text:p>0,36</text:p>
          </table:table-cell>
          <table:table-cell office:value-type="float" office:value="0" table:style-name="ce1">
            <text:p>0</text:p>
          </table:table-cell>
          <table:table-cell office:value-type="float" office:value="21.23" table:style-name="ce1">
            <text:p>21,23</text:p>
          </table:table-cell>
          <table:table-cell office:value-type="float" office:value="18.96" table:style-name="ce1">
            <text:p>18,96</text:p>
          </table:table-cell>
          <table:table-cell office:value-type="float" office:value="20.21" table:style-name="ce1">
            <text:p>20,21</text:p>
          </table:table-cell>
          <table:table-cell office:value-type="float" office:value="17.87" table:style-name="ce1">
            <text:p>17,87</text:p>
          </table:table-cell>
          <table:table-cell office:value-type="float" office:value="11.74" table:style-name="ce1">
            <text:p>11,74</text:p>
          </table:table-cell>
          <table:table-cell office:value-type="float" office:value="6.32" table:style-name="ce1">
            <text:p>6,32</text:p>
          </table:table-cell>
          <table:table-cell office:value-type="float" office:value="2.7" table:style-name="ce1">
            <text:p>2,7</text:p>
          </table:table-cell>
          <table:table-cell office:value-type="float" office:value="0.79" table:style-name="ce1">
            <text:p>0,79</text:p>
          </table:table-cell>
          <table:table-cell office:value-type="float" office:value="0.17" table:style-name="ce1">
            <text:p>0,17</text:p>
          </table:table-cell>
          <table:table-cell office:value-type="float" office:value="0.03" table:style-name="ce1">
            <text:p>0,03</text:p>
          </table:table-cell>
          <table:table-cell office:value-type="float" office:value="20.350000000000001" table:style-name="ce1">
            <text:p>20,35</text:p>
          </table:table-cell>
          <table:table-cell office:value-type="float" office:value="16.52" table:style-name="ce1">
            <text:p>16,52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17.73" table:style-name="ce1">
            <text:p>17,73</text:p>
          </table:table-cell>
          <table:table-cell office:value-type="float" office:value="13.790000000000001" table:style-name="ce1">
            <text:p>13,79</text:p>
          </table:table-cell>
          <table:table-cell office:value-type="float" office:value="8.08" table:style-name="ce1">
            <text:p>8,08</text:p>
          </table:table-cell>
          <table:table-cell office:value-type="float" office:value="3.35" table:style-name="ce1">
            <text:p>3,35</text:p>
          </table:table-cell>
          <table:table-cell office:value-type="float" office:value="1.04" table:style-name="ce1">
            <text:p>1,04</text:p>
          </table:table-cell>
          <table:table-cell office:value-type="float" office:value="0.21" table:style-name="ce1">
            <text:p>0,21</text:p>
          </table:table-cell>
          <table:table-cell office:value-type="float" office:value="20.51" table:style-name="ce1">
            <text:p>20,51</text:p>
          </table:table-cell>
          <table:table-cell office:value-type="float" office:value="14.27" table:style-name="ce1">
            <text:p>14,27</text:p>
          </table:table-cell>
          <table:table-cell office:value-type="float" office:value="17.57" table:style-name="ce1">
            <text:p>17,57</text:p>
          </table:table-cell>
          <table:table-cell office:value-type="float" office:value="18.37" table:style-name="ce1">
            <text:p>18,37</text:p>
          </table:table-cell>
          <table:table-cell office:value-type="float" office:value="15.540000000000001" table:style-name="ce1">
            <text:p>15,54</text:p>
          </table:table-cell>
          <table:table-cell office:value-type="float" office:value="9.5299999999999994" table:style-name="ce1">
            <text:p>9,53</text:p>
          </table:table-cell>
          <table:table-cell office:value-type="float" office:value="3.56" table:style-name="ce1">
            <text:p>3,56</text:p>
          </table:table-cell>
          <table:table-cell office:value-type="float" office:value="0.63" table:style-name="ce1">
            <text:p>0,63</text:p>
          </table:table-cell>
          <table:table-cell office:value-type="float" office:value="0.02" table:style-name="ce1">
            <text:p>0,02</text:p>
          </table:table-cell>
          <table:table-cell office:value-type="float" office:value="23.87" table:style-name="ce1">
            <text:p>23,87</text:p>
          </table:table-cell>
          <table:table-cell office:value-type="float" office:value="16.09" table:style-name="ce1">
            <text:p>16,09</text:p>
          </table:table-cell>
          <table:table-cell office:value-type="float" office:value="18.95" table:style-name="ce1">
            <text:p>18,95</text:p>
          </table:table-cell>
          <table:table-cell office:value-type="float" office:value="18.37" table:style-name="ce1">
            <text:p>18,37</text:p>
          </table:table-cell>
          <table:table-cell office:value-type="float" office:value="12.38" table:style-name="ce1">
            <text:p>12,38</text:p>
          </table:table-cell>
          <table:table-cell office:value-type="float" office:value="6.69" table:style-name="ce1">
            <text:p>6,69</text:p>
          </table:table-cell>
          <table:table-cell office:value-type="float" office:value="2.6" table:style-name="ce1">
            <text:p>2,6</text:p>
          </table:table-cell>
          <table:table-cell office:value-type="float" office:value="0.8" table:style-name="ce1">
            <text:p>0,8</text:p>
          </table:table-cell>
          <table:table-cell office:value-type="float" office:value="0.2" table:style-name="ce1">
            <text:p>0,2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0.5" table:style-name="ce1">
            <text:p>10,5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2.44" table:style-name="ce1">
            <text:p>12,44</text:p>
          </table:table-cell>
          <table:table-cell office:value-type="float" office:value="17.04" table:style-name="ce1">
            <text:p>17,04</text:p>
          </table:table-cell>
          <table:table-cell office:value-type="float" office:value="20.68" table:style-name="ce1">
            <text:p>20,68</text:p>
          </table:table-cell>
          <table:table-cell office:value-type="float" office:value="19.18" table:style-name="ce1">
            <text:p>19,18</text:p>
          </table:table-cell>
          <table:table-cell office:value-type="float" office:value="9.5" table:style-name="ce1">
            <text:p>9,5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1.97" table:style-name="ce1">
            <text:p>11,97</text:p>
          </table:table-cell>
          <table:table-cell office:value-type="float" office:value="9.89" table:style-name="ce1">
            <text:p>9,89</text:p>
          </table:table-cell>
          <table:table-cell office:value-type="float" office:value="14.870000000000001" table:style-name="ce1">
            <text:p>14,87</text:p>
          </table:table-cell>
          <table:table-cell office:value-type="float" office:value="18.82" table:style-name="ce1">
            <text:p>18,82</text:p>
          </table:table-cell>
          <table:table-cell office:value-type="float" office:value="17.55" table:style-name="ce1">
            <text:p>17,55</text:p>
          </table:table-cell>
          <table:table-cell office:value-type="float" office:value="14.06" table:style-name="ce1">
            <text:p>14,06</text:p>
          </table:table-cell>
          <table:table-cell office:value-type="float" office:value="8.02" table:style-name="ce1">
            <text:p>8,02</text:p>
          </table:table-cell>
          <table:table-cell office:value-type="float" office:value="3.37" table:style-name="ce1">
            <text:p>3,37</text:p>
          </table:table-cell>
          <table:table-cell office:value-type="float" office:value="1.22" table:style-name="ce1">
            <text:p>1,22</text:p>
          </table:table-cell>
          <table:table-cell office:value-type="float" office:value="0.25" table:style-name="ce1">
            <text:p>0,25</text:p>
          </table:table-cell>
          <table:table-cell office:value-type="float" office:value="0" table:style-name="ce1">
            <text:p>0</text:p>
          </table:table-cell>
          <table:table-cell office:value-type="float" office:value="19.830000000000002" table:style-name="ce1">
            <text:p>19,83</text:p>
          </table:table-cell>
          <table:table-cell office:value-type="float" office:value="13.870000000000001" table:style-name="ce1">
            <text:p>13,87</text:p>
          </table:table-cell>
          <table:table-cell office:value-type="float" office:value="17.23" table:style-name="ce1">
            <text:p>17,23</text:p>
          </table:table-cell>
          <table:table-cell office:value-type="float" office:value="18.28" table:style-name="ce1">
            <text:p>18,28</text:p>
          </table:table-cell>
          <table:table-cell office:value-type="float" office:value="15.89" table:style-name="ce1">
            <text:p>15,89</text:p>
          </table:table-cell>
          <table:table-cell office:value-type="float" office:value="10.18" table:style-name="ce1">
            <text:p>10,18</text:p>
          </table:table-cell>
          <table:table-cell office:value-type="float" office:value="3.96" table:style-name="ce1">
            <text:p>3,96</text:p>
          </table:table-cell>
          <table:table-cell office:value-type="float" office:value="0.74" table:style-name="ce1">
            <text:p>0,74</text:p>
          </table:table-cell>
          <table:table-cell office:value-type="float" office:value="0.02" table:style-name="ce1">
            <text:p>0,02</text:p>
          </table:table-cell>
          <table:table-cell office:value-type="float" office:value="23.07" table:style-name="ce1">
            <text:p>23,07</text:p>
          </table:table-cell>
          <table:table-cell office:value-type="float" office:value="15.68" table:style-name="ce1">
            <text:p>15,68</text:p>
          </table:table-cell>
          <table:table-cell office:value-type="float" office:value="18.68" table:style-name="ce1">
            <text:p>18,68</text:p>
          </table:table-cell>
          <table:table-cell office:value-type="float" office:value="18.400000000000002" table:style-name="ce1">
            <text:p>18,4</text:p>
          </table:table-cell>
          <table:table-cell office:value-type="float" office:value="12.73" table:style-name="ce1">
            <text:p>12,73</text:p>
          </table:table-cell>
          <table:table-cell office:value-type="float" office:value="7.18" table:style-name="ce1">
            <text:p>7,18</text:p>
          </table:table-cell>
          <table:table-cell office:value-type="float" office:value="2.97" table:style-name="ce1">
            <text:p>2,97</text:p>
          </table:table-cell>
          <table:table-cell office:value-type="float" office:value="0.97" table:style-name="ce1">
            <text:p>0,97</text:p>
          </table:table-cell>
          <table:table-cell office:value-type="float" office:value="0.27" table:style-name="ce1">
            <text:p>0,27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10.02" table:style-name="ce1">
            <text:p>710,02</text:p>
          </table:table-cell>
          <table:table-cell office:value-type="float" office:value="729.4" table:style-name="ce1">
            <text:p>729,4</text:p>
          </table:table-cell>
          <table:table-cell office:value-type="float" office:value="191.05" table:style-name="ce1">
            <text:p>191,05</text:p>
          </table:table-cell>
          <table:table-cell office:value-type="float" office:value="197.93" table:style-name="ce1">
            <text:p>197,93</text:p>
          </table:table-cell>
          <table:table-cell office:value-type="float" office:value="241.16" table:style-name="ce1">
            <text:p>241,16</text:p>
          </table:table-cell>
          <table:table-cell office:value-type="float" office:value="237.69" table:style-name="ce1">
            <text:p>237,69</text:p>
          </table:table-cell>
          <table:table-cell office:value-type="float" office:value="227.74" table:style-name="ce1">
            <text:p>227,74</text:p>
          </table:table-cell>
          <table:table-cell office:value-type="float" office:value="223.70000000000002" table:style-name="ce1">
            <text:p>223,7</text:p>
          </table:table-cell>
          <table:table-cell office:value-type="float" office:value="249.08" table:style-name="ce1">
            <text:p>249,08</text:p>
          </table:table-cell>
          <table:table-cell office:value-type="float" office:value="242.77" table:style-name="ce1">
            <text:p>242,77</text:p>
          </table:table-cell>
          <table:table-cell office:value-type="float" office:value="271.41000000000003" table:style-name="ce1">
            <text:p>271,41</text:p>
          </table:table-cell>
          <table:table-cell office:value-type="float" office:value="265.41000000000003" table:style-name="ce1">
            <text:p>265,41</text:p>
          </table:table-cell>
          <table:table-cell office:value-type="float" office:value="251.55" table:style-name="ce1">
            <text:p>251,55</text:p>
          </table:table-cell>
          <table:table-cell office:value-type="float" office:value="245.28" table:style-name="ce1">
            <text:p>245,28</text:p>
          </table:table-cell>
          <table:table-cell office:value-type="float" office:value="20.88" table:style-name="ce1">
            <text:p>20,88</text:p>
          </table:table-cell>
          <table:table-cell office:value-type="float" office:value="11.96" table:style-name="ce1">
            <text:p>11,96</text:p>
          </table:table-cell>
          <table:table-cell office:value-type="float" office:value="10.57" table:style-name="ce1">
            <text:p>10,57</text:p>
          </table:table-cell>
          <table:table-cell office:value-type="float" office:value="11.540000000000001" table:style-name="ce1">
            <text:p>11,54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2.23" table:style-name="ce1">
            <text:p>12,23</text:p>
          </table:table-cell>
          <table:table-cell office:value-type="float" office:value="10.09" table:style-name="ce1">
            <text:p>10,09</text:p>
          </table:table-cell>
          <table:table-cell office:value-type="float" office:value="3.66" table:style-name="ce1">
            <text:p>3,66</text:p>
          </table:table-cell>
          <table:table-cell office:value-type="float" office:value="2.0100000000000002" table:style-name="ce1">
            <text:p>2,01</text:p>
          </table:table-cell>
          <table:table-cell office:value-type="float" office:value="7.3900000000000006" table:style-name="ce1">
            <text:p>7,39</text:p>
          </table:table-cell>
          <table:table-cell office:value-type="float" office:value="8.83" table:style-name="ce1">
            <text:p>8,83</text:p>
          </table:table-cell>
          <table:table-cell office:value-type="float" office:value="14.23" table:style-name="ce1">
            <text:p>14,23</text:p>
          </table:table-cell>
          <table:table-cell office:value-type="float" office:value="20.77" table:style-name="ce1">
            <text:p>20,77</text:p>
          </table:table-cell>
          <table:table-cell office:value-type="float" office:value="16.52" table:style-name="ce1">
            <text:p>16,52</text:p>
          </table:table-cell>
          <table:table-cell office:value-type="float" office:value="10.88" table:style-name="ce1">
            <text:p>10,88</text:p>
          </table:table-cell>
          <table:table-cell office:value-type="float" office:value="8.77" table:style-name="ce1">
            <text:p>8,77</text:p>
          </table:table-cell>
          <table:table-cell office:value-type="float" office:value="6.07" table:style-name="ce1">
            <text:p>6,07</text:p>
          </table:table-cell>
          <table:table-cell office:value-type="float" office:value="6.55" table:style-name="ce1">
            <text:p>6,55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14.55" table:style-name="ce1">
            <text:p>14,55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8.09" table:style-name="ce1">
            <text:p>18,09</text:p>
          </table:table-cell>
          <table:table-cell office:value-type="float" office:value="16.75" table:style-name="ce1">
            <text:p>16,75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7.5600000000000005" table:style-name="ce1">
            <text:p>7,56</text:p>
          </table:table-cell>
          <table:table-cell office:value-type="float" office:value="3.16" table:style-name="ce1">
            <text:p>3,16</text:p>
          </table:table-cell>
          <table:table-cell office:value-type="float" office:value="1.47" table:style-name="ce1">
            <text:p>1,47</text:p>
          </table:table-cell>
          <table:table-cell office:value-type="float" office:value="0.15" table:style-name="ce1">
            <text:p>0,15</text:p>
          </table:table-cell>
          <table:table-cell office:value-type="float" office:value="2.98" table:style-name="ce1">
            <text:p>2,98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19.12" table:style-name="ce1">
            <text:p>19,12</text:p>
          </table:table-cell>
          <table:table-cell office:value-type="float" office:value="22.96" table:style-name="ce1">
            <text:p>22,96</text:p>
          </table:table-cell>
          <table:table-cell office:value-type="float" office:value="19.27" table:style-name="ce1">
            <text:p>19,27</text:p>
          </table:table-cell>
          <table:table-cell office:value-type="float" office:value="13.040000000000001" table:style-name="ce1">
            <text:p>13,04</text:p>
          </table:table-cell>
          <table:table-cell office:value-type="float" office:value="7.84" table:style-name="ce1">
            <text:p>7,84</text:p>
          </table:table-cell>
          <table:table-cell office:value-type="float" office:value="3.47" table:style-name="ce1">
            <text:p>3,47</text:p>
          </table:table-cell>
          <table:table-cell office:value-type="float" office:value="1.07" table:style-name="ce1">
            <text:p>1,07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" table:style-name="ce1">
            <text:p>0</text:p>
          </table:table-cell>
          <table:table-cell office:value-type="float" office:value="19.400000000000002" table:style-name="ce1">
            <text:p>19,4</text:p>
          </table:table-cell>
          <table:table-cell office:value-type="float" office:value="17.73" table:style-name="ce1">
            <text:p>17,73</text:p>
          </table:table-cell>
          <table:table-cell office:value-type="float" office:value="20.25" table:style-name="ce1">
            <text:p>20,25</text:p>
          </table:table-cell>
          <table:table-cell office:value-type="float" office:value="18.37" table:style-name="ce1">
            <text:p>18,37</text:p>
          </table:table-cell>
          <table:table-cell office:value-type="float" office:value="13.870000000000001" table:style-name="ce1">
            <text:p>13,87</text:p>
          </table:table-cell>
          <table:table-cell office:value-type="float" office:value="7.3900000000000006" table:style-name="ce1">
            <text:p>7,39</text:p>
          </table:table-cell>
          <table:table-cell office:value-type="float" office:value="2.56" table:style-name="ce1">
            <text:p>2,56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.02" table:style-name="ce1">
            <text:p>0,02</text:p>
          </table:table-cell>
          <table:table-cell office:value-type="float" office:value="21.62" table:style-name="ce1">
            <text:p>21,62</text:p>
          </table:table-cell>
          <table:table-cell office:value-type="float" office:value="19.350000000000001" table:style-name="ce1">
            <text:p>19,35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2.75" table:style-name="ce1">
            <text:p>12,75</text:p>
          </table:table-cell>
          <table:table-cell office:value-type="float" office:value="6.19" table:style-name="ce1">
            <text:p>6,19</text:p>
          </table:table-cell>
          <table:table-cell office:value-type="float" office:value="2.02" table:style-name="ce1">
            <text:p>2,02</text:p>
          </table:table-cell>
          <table:table-cell office:value-type="float" office:value="0.5" table:style-name="ce1">
            <text:p>0,5</text:p>
          </table:table-cell>
          <table:table-cell office:value-type="float" office:value="0.16" table:style-name="ce1">
            <text:p>0,16</text:p>
          </table:table-cell>
          <table:table-cell office:value-type="float" office:value="0" table:style-name="ce1">
            <text:p>0</text:p>
          </table:table-cell>
          <table:table-cell office:value-type="float" office:value="26.51" table:style-name="ce1">
            <text:p>26,51</text:p>
          </table:table-cell>
          <table:table-cell office:value-type="float" office:value="24.18" table:style-name="ce1">
            <text:p>24,18</text:p>
          </table:table-cell>
          <table:table-cell office:value-type="float" office:value="20.27" table:style-name="ce1">
            <text:p>20,27</text:p>
          </table:table-cell>
          <table:table-cell office:value-type="float" office:value="15.1" table:style-name="ce1">
            <text:p>15,1</text:p>
          </table:table-cell>
          <table:table-cell office:value-type="float" office:value="8.76" table:style-name="ce1">
            <text:p>8,76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0.66" table:style-name="ce1">
            <text:p>0,66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35.67" table:style-name="ce1">
            <text:p>35,67</text:p>
          </table:table-cell>
          <table:table-cell office:value-type="float" office:value="17.309999999999999" table:style-name="ce1">
            <text:p>17,31</text:p>
          </table:table-cell>
          <table:table-cell office:value-type="float" office:value="19.150000000000002" table:style-name="ce1">
            <text:p>19,15</text:p>
          </table:table-cell>
          <table:table-cell office:value-type="float" office:value="13.67" table:style-name="ce1">
            <text:p>13,67</text:p>
          </table:table-cell>
          <table:table-cell office:value-type="float" office:value="7.42" table:style-name="ce1">
            <text:p>7,42</text:p>
          </table:table-cell>
          <table:table-cell office:value-type="float" office:value="5.41" table:style-name="ce1">
            <text:p>5,41</text:p>
          </table:table-cell>
          <table:table-cell office:value-type="float" office:value="0.97" table:style-name="ce1">
            <text:p>0,97</text:p>
          </table:table-cell>
          <table:table-cell office:value-type="float" office:value="0.22" table:style-name="ce1">
            <text:p>0,22</text:p>
          </table:table-cell>
          <table:table-cell office:value-type="float" office:value="0.18" table:style-name="ce1">
            <text:p>0,18</text:p>
          </table:table-cell>
          <table:table-cell office:value-type="float" office:value="33.71" table:style-name="ce1">
            <text:p>33,71</text:p>
          </table:table-cell>
          <table:table-cell office:value-type="float" office:value="17.57" table:style-name="ce1">
            <text:p>17,57</text:p>
          </table:table-cell>
          <table:table-cell office:value-type="float" office:value="18.98" table:style-name="ce1">
            <text:p>18,98</text:p>
          </table:table-cell>
          <table:table-cell office:value-type="float" office:value="15.99" table:style-name="ce1">
            <text:p>15,99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3.54" table:style-name="ce1">
            <text:p>3,54</text:p>
          </table:table-cell>
          <table:table-cell office:value-type="float" office:value="1.1400000000000001" table:style-name="ce1">
            <text:p>1,1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4" table:style-name="ce1">
            <text:p>0,04</text:p>
          </table:table-cell>
          <table:table-cell office:value-type="float" office:value="36.230000000000004" table:style-name="ce1">
            <text:p>36,23</text:p>
          </table:table-cell>
          <table:table-cell office:value-type="float" office:value="20.09" table:style-name="ce1">
            <text:p>20,09</text:p>
          </table:table-cell>
          <table:table-cell office:value-type="float" office:value="19.57" table:style-name="ce1">
            <text:p>19,57</text:p>
          </table:table-cell>
          <table:table-cell office:value-type="float" office:value="13.55" table:style-name="ce1">
            <text:p>13,55</text:p>
          </table:table-cell>
          <table:table-cell office:value-type="float" office:value="6.78" table:style-name="ce1">
            <text:p>6,78</text:p>
          </table:table-cell>
          <table:table-cell office:value-type="float" office:value="3.15" table:style-name="ce1">
            <text:p>3,15</text:p>
          </table:table-cell>
          <table:table-cell office:value-type="float" office:value="0.39" table:style-name="ce1">
            <text:p>0,39</text:p>
          </table:table-cell>
          <table:table-cell office:value-type="float" office:value="0.24" table:style-name="ce1">
            <text:p>0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3.99" table:style-name="ce1">
            <text:p>13,99</text:p>
          </table:table-cell>
          <table:table-cell office:value-type="float" office:value="21.830000000000002" table:style-name="ce1">
            <text:p>21,83</text:p>
          </table:table-cell>
          <table:table-cell office:value-type="float" office:value="12.59" table:style-name="ce1">
            <text:p>12,59</text:p>
          </table:table-cell>
          <table:table-cell office:value-type="float" office:value="22.66" table:style-name="ce1">
            <text:p>22,66</text:p>
          </table:table-cell>
          <table:table-cell office:value-type="float" office:value="8.75" table:style-name="ce1">
            <text:p>8,75</text:p>
          </table:table-cell>
          <table:table-cell office:value-type="float" office:value="1.95" table:style-name="ce1">
            <text:p>1,95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21.8" table:style-name="ce1">
            <text:p>21,8</text:p>
          </table:table-cell>
          <table:table-cell office:value-type="float" office:value="12.07" table:style-name="ce1">
            <text:p>12,07</text:p>
          </table:table-cell>
          <table:table-cell office:value-type="float" office:value="20.27" table:style-name="ce1">
            <text:p>20,27</text:p>
          </table:table-cell>
          <table:table-cell office:value-type="float" office:value="22.45" table:style-name="ce1">
            <text:p>22,45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5.73" table:style-name="ce1">
            <text:p>5,73</text:p>
          </table:table-cell>
          <table:table-cell office:value-type="float" office:value="1.61" table:style-name="ce1">
            <text:p>1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96" table:style-name="ce1">
            <text:p>31,96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9.29" table:style-name="ce1">
            <text:p>19,29</text:p>
          </table:table-cell>
          <table:table-cell office:value-type="float" office:value="15.620000000000001" table:style-name="ce1">
            <text:p>15,62</text:p>
          </table:table-cell>
          <table:table-cell office:value-type="float" office:value="10.48" table:style-name="ce1">
            <text:p>10,48</text:p>
          </table:table-cell>
          <table:table-cell office:value-type="float" office:value="4.12" table:style-name="ce1">
            <text:p>4,12</text:p>
          </table:table-cell>
          <table:table-cell office:value-type="float" office:value="1.23" table:style-name="ce1">
            <text:p>1,23</text:p>
          </table:table-cell>
          <table:table-cell office:value-type="float" office:value="0.09" table:style-name="ce1">
            <text:p>0,09</text:p>
          </table:table-cell>
          <table:table-cell office:value-type="float" office:value="0.04" table:style-name="ce1">
            <text:p>0,04</text:p>
          </table:table-cell>
          <table:table-cell office:value-type="float" office:value="34.630000000000003" table:style-name="ce1">
            <text:p>34,63</text:p>
          </table:table-cell>
          <table:table-cell office:value-type="float" office:value="19.2" table:style-name="ce1">
            <text:p>19,2</text:p>
          </table:table-cell>
          <table:table-cell office:value-type="float" office:value="19.650000000000002" table:style-name="ce1">
            <text:p>19,65</text:p>
          </table:table-cell>
          <table:table-cell office:value-type="float" office:value="14.540000000000001" table:style-name="ce1">
            <text:p>14,54</text:p>
          </table:table-cell>
          <table:table-cell office:value-type="float" office:value="7.8100000000000005" table:style-name="ce1">
            <text:p>7,81</text:p>
          </table:table-cell>
          <table:table-cell office:value-type="float" office:value="3.44" table:style-name="ce1">
            <text:p>3,44</text:p>
          </table:table-cell>
          <table:table-cell office:value-type="float" office:value="0.52" table:style-name="ce1">
            <text:p>0,52</text:p>
          </table:table-cell>
          <table:table-cell office:value-type="float" office:value="0.21" table:style-name="ce1">
            <text:p>0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08.31000000000006" table:style-name="ce1">
            <text:p>708,31</text:p>
          </table:table-cell>
          <table:table-cell office:value-type="float" office:value="727.32" table:style-name="ce1">
            <text:p>727,32</text:p>
          </table:table-cell>
          <table:table-cell office:value-type="float" office:value="181.37" table:style-name="ce1">
            <text:p>181,37</text:p>
          </table:table-cell>
          <table:table-cell office:value-type="float" office:value="192.9" table:style-name="ce1">
            <text:p>192,9</text:p>
          </table:table-cell>
          <table:table-cell office:value-type="float" office:value="234.70000000000002" table:style-name="ce1">
            <text:p>234,7</text:p>
          </table:table-cell>
          <table:table-cell office:value-type="float" office:value="234.6" table:style-name="ce1">
            <text:p>234,6</text:p>
          </table:table-cell>
          <table:table-cell office:value-type="float" office:value="226.42000000000002" table:style-name="ce1">
            <text:p>226,42</text:p>
          </table:table-cell>
          <table:table-cell office:value-type="float" office:value="225.43" table:style-name="ce1">
            <text:p>225,43</text:p>
          </table:table-cell>
          <table:table-cell office:value-type="float" office:value="248.15" table:style-name="ce1">
            <text:p>248,15</text:p>
          </table:table-cell>
          <table:table-cell office:value-type="float" office:value="243.59" table:style-name="ce1">
            <text:p>243,59</text:p>
          </table:table-cell>
          <table:table-cell office:value-type="float" office:value="290.15000000000003" table:style-name="ce1">
            <text:p>290,15</text:p>
          </table:table-cell>
          <table:table-cell office:value-type="float" office:value="290.97000000000003" table:style-name="ce1">
            <text:p>290,97</text:p>
          </table:table-cell>
          <table:table-cell office:value-type="float" office:value="254.22" table:style-name="ce1">
            <text:p>254,22</text:p>
          </table:table-cell>
          <table:table-cell office:value-type="float" office:value="250.43" table:style-name="ce1">
            <text:p>250,43</text:p>
          </table:table-cell>
          <table:table-cell office:value-type="float" office:value="24.21" table:style-name="ce1">
            <text:p>24,21</text:p>
          </table:table-cell>
          <table:table-cell office:value-type="float" office:value="8.77" table:style-name="ce1">
            <text:p>8,77</text:p>
          </table:table-cell>
          <table:table-cell office:value-type="float" office:value="11.11" table:style-name="ce1">
            <text:p>11,11</text:p>
          </table:table-cell>
          <table:table-cell office:value-type="float" office:value="11.53" table:style-name="ce1">
            <text:p>11,53</text:p>
          </table:table-cell>
          <table:table-cell office:value-type="float" office:value="15.25" table:style-name="ce1">
            <text:p>15,25</text:p>
          </table:table-cell>
          <table:table-cell office:value-type="float" office:value="13.66" table:style-name="ce1">
            <text:p>13,66</text:p>
          </table:table-cell>
          <table:table-cell office:value-type="float" office:value="9.11" table:style-name="ce1">
            <text:p>9,11</text:p>
          </table:table-cell>
          <table:table-cell office:value-type="float" office:value="5.05" table:style-name="ce1">
            <text:p>5,05</text:p>
          </table:table-cell>
          <table:table-cell office:value-type="float" office:value="1.32" table:style-name="ce1">
            <text:p>1,32</text:p>
          </table:table-cell>
          <table:table-cell office:value-type="float" office:value="9.9500000000000011" table:style-name="ce1">
            <text:p>9,95</text:p>
          </table:table-cell>
          <table:table-cell office:value-type="float" office:value="8.9" table:style-name="ce1">
            <text:p>8,9</text:p>
          </table:table-cell>
          <table:table-cell office:value-type="float" office:value="13.200000000000001" table:style-name="ce1">
            <text:p>13,2</text:p>
          </table:table-cell>
          <table:table-cell office:value-type="float" office:value="14.33" table:style-name="ce1">
            <text:p>14,33</text:p>
          </table:table-cell>
          <table:table-cell office:value-type="float" office:value="16.080000000000002" table:style-name="ce1">
            <text:p>16,08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6.18" table:style-name="ce1">
            <text:p>6,18</text:p>
          </table:table-cell>
          <table:table-cell office:value-type="float" office:value="3.83" table:style-name="ce1">
            <text:p>3,83</text:p>
          </table:table-cell>
          <table:table-cell office:value-type="float" office:value="12.99" table:style-name="ce1">
            <text:p>12,99</text:p>
          </table:table-cell>
          <table:table-cell office:value-type="float" office:value="19.38" table:style-name="ce1">
            <text:p>19,38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5.68" table:style-name="ce1">
            <text:p>15,68</text:p>
          </table:table-cell>
          <table:table-cell office:value-type="float" office:value="13.39" table:style-name="ce1">
            <text:p>13,39</text:p>
          </table:table-cell>
          <table:table-cell office:value-type="float" office:value="10" table:style-name="ce1">
            <text:p>10</text:p>
          </table:table-cell>
          <table:table-cell office:value-type="float" office:value="6.26" table:style-name="ce1">
            <text:p>6,26</text:p>
          </table:table-cell>
          <table:table-cell office:value-type="float" office:value="3.02" table:style-name="ce1">
            <text:p>3,02</text:p>
          </table:table-cell>
          <table:table-cell office:value-type="float" office:value="1.31" table:style-name="ce1">
            <text:p>1,31</text:p>
          </table:table-cell>
          <table:table-cell office:value-type="float" office:value="0.21" table:style-name="ce1">
            <text:p>0,21</text:p>
          </table:table-cell>
          <table:table-cell office:value-type="float" office:value="4.33" table:style-name="ce1">
            <text:p>4,33</text:p>
          </table:table-cell>
          <table:table-cell office:value-type="float" office:value="14.09" table:style-name="ce1">
            <text:p>14,09</text:p>
          </table:table-cell>
          <table:table-cell office:value-type="float" office:value="21.3" table:style-name="ce1">
            <text:p>21,3</text:p>
          </table:table-cell>
          <table:table-cell office:value-type="float" office:value="20.82" table:style-name="ce1">
            <text:p>20,82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1.15" table:style-name="ce1">
            <text:p>11,15</text:p>
          </table:table-cell>
          <table:table-cell office:value-type="float" office:value="6.68" table:style-name="ce1">
            <text:p>6,68</text:p>
          </table:table-cell>
          <table:table-cell office:value-type="float" office:value="3.41" table:style-name="ce1">
            <text:p>3,41</text:p>
          </table:table-cell>
          <table:table-cell office:value-type="float" office:value="1.48" table:style-name="ce1">
            <text:p>1,48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0.02" table:style-name="ce1">
            <text:p>0,02</text:p>
          </table:table-cell>
          <table:table-cell office:value-type="float" office:value="26.11" table:style-name="ce1">
            <text:p>26,11</text:p>
          </table:table-cell>
          <table:table-cell office:value-type="float" office:value="17.95" table:style-name="ce1">
            <text:p>17,95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6" table:style-name="ce1">
            <text:p>16</text:p>
          </table:table-cell>
          <table:table-cell office:value-type="float" office:value="11.75" table:style-name="ce1">
            <text:p>11,75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2.64" table:style-name="ce1">
            <text:p>2,64</text:p>
          </table:table-cell>
          <table:table-cell office:value-type="float" office:value="0.68" table:style-name="ce1">
            <text:p>0,68</text:p>
          </table:table-cell>
          <table:table-cell office:value-type="float" office:value="0.02" table:style-name="ce1">
            <text:p>0,02</text:p>
          </table:table-cell>
          <table:table-cell office:value-type="float" office:value="26.400000000000002" table:style-name="ce1">
            <text:p>26,4</text:p>
          </table:table-cell>
          <table:table-cell office:value-type="float" office:value="17.61" table:style-name="ce1">
            <text:p>17,61</text:p>
          </table:table-cell>
          <table:table-cell office:value-type="float" office:value="18.48" table:style-name="ce1">
            <text:p>18,48</text:p>
          </table:table-cell>
          <table:table-cell office:value-type="float" office:value="16.11" table:style-name="ce1">
            <text:p>16,11</text:p>
          </table:table-cell>
          <table:table-cell office:value-type="float" office:value="11.81" table:style-name="ce1">
            <text:p>11,81</text:p>
          </table:table-cell>
          <table:table-cell office:value-type="float" office:value="6.12" table:style-name="ce1">
            <text:p>6,12</text:p>
          </table:table-cell>
          <table:table-cell office:value-type="float" office:value="2.29" table:style-name="ce1">
            <text:p>2,29</text:p>
          </table:table-cell>
          <table:table-cell office:value-type="float" office:value="0.84" table:style-name="ce1">
            <text:p>0,84</text:p>
          </table:table-cell>
          <table:table-cell office:value-type="float" office:value="0.33" table:style-name="ce1">
            <text:p>0,33</text:p>
          </table:table-cell>
          <table:table-cell office:value-type="float" office:value="0" table:style-name="ce1">
            <text:p>0</text:p>
          </table:table-cell>
          <table:table-cell office:value-type="float" office:value="30.61" table:style-name="ce1">
            <text:p>30,61</text:p>
          </table:table-cell>
          <table:table-cell office:value-type="float" office:value="21.240000000000002" table:style-name="ce1">
            <text:p>21,24</text:p>
          </table:table-cell>
          <table:table-cell office:value-type="float" office:value="19.84" table:style-name="ce1">
            <text:p>19,84</text:p>
          </table:table-cell>
          <table:table-cell office:value-type="float" office:value="14.16" table:style-name="ce1">
            <text:p>14,16</text:p>
          </table:table-cell>
          <table:table-cell office:value-type="float" office:value="8.41" table:style-name="ce1">
            <text:p>8,41</text:p>
          </table:table-cell>
          <table:table-cell office:value-type="float" office:value="3.9" table:style-name="ce1">
            <text:p>3,9</text:p>
          </table:table-cell>
          <table:table-cell office:value-type="float" office:value="1.3900000000000001" table:style-name="ce1">
            <text:p>1,39</text:p>
          </table:table-cell>
          <table:table-cell office:value-type="float" office:value="0.38" table:style-name="ce1">
            <text:p>0,38</text:p>
          </table:table-cell>
          <table:table-cell office:value-type="float" office:value="0.06" table:style-name="ce1">
            <text:p>0,06</text:p>
          </table:table-cell>
          <table:table-cell office:value-type="float" office:value="0.01" table:style-name="ce1">
            <text:p>0,01</text:p>
          </table:table-cell>
          <table:table-cell office:value-type="float" office:value="32.82" table:style-name="ce1">
            <text:p>32,82</text:p>
          </table:table-cell>
          <table:table-cell office:value-type="float" office:value="19.73" table:style-name="ce1">
            <text:p>19,73</text:p>
          </table:table-cell>
          <table:table-cell office:value-type="float" office:value="18.13" table:style-name="ce1">
            <text:p>18,13</text:p>
          </table:table-cell>
          <table:table-cell office:value-type="float" office:value="13.700000000000001" table:style-name="ce1">
            <text:p>13,7</text:p>
          </table:table-cell>
          <table:table-cell office:value-type="float" office:value="8.81" table:style-name="ce1">
            <text:p>8,81</text:p>
          </table:table-cell>
          <table:table-cell office:value-type="float" office:value="4.59" table:style-name="ce1">
            <text:p>4,59</text:p>
          </table:table-cell>
          <table:table-cell office:value-type="float" office:value="1.6600000000000001" table:style-name="ce1">
            <text:p>1,66</text:p>
          </table:table-cell>
          <table:table-cell office:value-type="float" office:value="0.47000000000000003" table:style-name="ce1">
            <text:p>0,47</text:p>
          </table:table-cell>
          <table:table-cell office:value-type="float" office:value="0.09" table:style-name="ce1">
            <text:p>0,09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18.8" table:style-name="ce1">
            <text:p>18,8</text:p>
          </table:table-cell>
          <table:table-cell office:value-type="float" office:value="17.5" table:style-name="ce1">
            <text:p>17,5</text:p>
          </table:table-cell>
          <table:table-cell office:value-type="float" office:value="14.13" table:style-name="ce1">
            <text:p>14,13</text:p>
          </table:table-cell>
          <table:table-cell office:value-type="float" office:value="8.77" table:style-name="ce1">
            <text:p>8,77</text:p>
          </table:table-cell>
          <table:table-cell office:value-type="float" office:value="4.34" table:style-name="ce1">
            <text:p>4,34</text:p>
          </table:table-cell>
          <table:table-cell office:value-type="float" office:value="1.48" table:style-name="ce1">
            <text:p>1,48</text:p>
          </table:table-cell>
          <table:table-cell office:value-type="float" office:value="0.27" table:style-name="ce1">
            <text:p>0,27</text:p>
          </table:table-cell>
          <table:table-cell office:value-type="float" office:value="0.01" table:style-name="ce1">
            <text:p>0,01</text:p>
          </table:table-cell>
          <table:table-cell office:value-type="float" office:value="38.08" table:style-name="ce1">
            <text:p>38,08</text:p>
          </table:table-cell>
          <table:table-cell office:value-type="float" office:value="18.72" table:style-name="ce1">
            <text:p>18,72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3.16" table:style-name="ce1">
            <text:p>13,16</text:p>
          </table:table-cell>
          <table:table-cell office:value-type="float" office:value="7.32" table:style-name="ce1">
            <text:p>7,32</text:p>
          </table:table-cell>
          <table:table-cell office:value-type="float" office:value="3.39" table:style-name="ce1">
            <text:p>3,39</text:p>
          </table:table-cell>
          <table:table-cell office:value-type="float" office:value="1.33" table:style-name="ce1">
            <text:p>1,33</text:p>
          </table:table-cell>
          <table:table-cell office:value-type="float" office:value="0.43" table:style-name="ce1">
            <text:p>0,43</text:p>
          </table:table-cell>
          <table:table-cell office:value-type="float" office:value="0.13" table:style-name="ce1">
            <text:p>0,13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0.76" table:style-name="ce1">
            <text:p>10,76</text:p>
          </table:table-cell>
          <table:table-cell office:value-type="float" office:value="9.43" table:style-name="ce1">
            <text:p>9,43</text:p>
          </table:table-cell>
          <table:table-cell office:value-type="float" office:value="15.280000000000001" table:style-name="ce1">
            <text:p>15,28</text:p>
          </table:table-cell>
          <table:table-cell office:value-type="float" office:value="19.59" table:style-name="ce1">
            <text:p>19,59</text:p>
          </table:table-cell>
          <table:table-cell office:value-type="float" office:value="19.080000000000002" table:style-name="ce1">
            <text:p>19,08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7.3900000000000006" table:style-name="ce1">
            <text:p>7,39</text:p>
          </table:table-cell>
          <table:table-cell office:value-type="float" office:value="2.67" table:style-name="ce1">
            <text:p>2,67</text:p>
          </table:table-cell>
          <table:table-cell office:value-type="float" office:value="0.01" table:style-name="ce1">
            <text:p>0,01</text:p>
          </table:table-cell>
          <table:table-cell office:value-type="float" office:value="10.52" table:style-name="ce1">
            <text:p>10,52</text:p>
          </table:table-cell>
          <table:table-cell office:value-type="float" office:value="10.26" table:style-name="ce1">
            <text:p>10,26</text:p>
          </table:table-cell>
          <table:table-cell office:value-type="float" office:value="14.700000000000001" table:style-name="ce1">
            <text:p>14,7</text:p>
          </table:table-cell>
          <table:table-cell office:value-type="float" office:value="21.78" table:style-name="ce1">
            <text:p>21,78</text:p>
          </table:table-cell>
          <table:table-cell office:value-type="float" office:value="17.41" table:style-name="ce1">
            <text:p>17,41</text:p>
          </table:table-cell>
          <table:table-cell office:value-type="float" office:value="13.370000000000001" table:style-name="ce1">
            <text:p>13,37</text:p>
          </table:table-cell>
          <table:table-cell office:value-type="float" office:value="7.58" table:style-name="ce1">
            <text:p>7,58</text:p>
          </table:table-cell>
          <table:table-cell office:value-type="float" office:value="3.29" table:style-name="ce1">
            <text:p>3,29</text:p>
          </table:table-cell>
          <table:table-cell office:value-type="float" office:value="0.93" table:style-name="ce1">
            <text:p>0,93</text:p>
          </table:table-cell>
          <table:table-cell office:value-type="float" office:value="0.15" table:style-name="ce1">
            <text:p>0,15</text:p>
          </table:table-cell>
          <table:table-cell office:value-type="float" office:value="0" table:style-name="ce1">
            <text:p>0</text:p>
          </table:table-cell>
          <table:table-cell office:value-type="float" office:value="31.25" table:style-name="ce1">
            <text:p>31,25</text:p>
          </table:table-cell>
          <table:table-cell office:value-type="float" office:value="17.45" table:style-name="ce1">
            <text:p>17,45</text:p>
          </table:table-cell>
          <table:table-cell office:value-type="float" office:value="17.18" table:style-name="ce1">
            <text:p>17,18</text:p>
          </table:table-cell>
          <table:table-cell office:value-type="float" office:value="14.91" table:style-name="ce1">
            <text:p>14,91</text:p>
          </table:table-cell>
          <table:table-cell office:value-type="float" office:value="10.26" table:style-name="ce1">
            <text:p>10,26</text:p>
          </table:table-cell>
          <table:table-cell office:value-type="float" office:value="5.99" table:style-name="ce1">
            <text:p>5,99</text:p>
          </table:table-cell>
          <table:table-cell office:value-type="float" office:value="2.33" table:style-name="ce1">
            <text:p>2,33</text:p>
          </table:table-cell>
          <table:table-cell office:value-type="float" office:value="0.62" table:style-name="ce1">
            <text:p>0,62</text:p>
          </table:table-cell>
          <table:table-cell office:value-type="float" office:value="0.01" table:style-name="ce1">
            <text:p>0,01</text:p>
          </table:table-cell>
          <table:table-cell office:value-type="float" office:value="34.1" table:style-name="ce1">
            <text:p>34,1</text:p>
          </table:table-cell>
          <table:table-cell office:value-type="float" office:value="17.5" table:style-name="ce1">
            <text:p>17,5</text:p>
          </table:table-cell>
          <table:table-cell office:value-type="float" office:value="17.010000000000002" table:style-name="ce1">
            <text:p>17,01</text:p>
          </table:table-cell>
          <table:table-cell office:value-type="float" office:value="14.4" table:style-name="ce1">
            <text:p>14,4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4.83" table:style-name="ce1">
            <text:p>4,83</text:p>
          </table:table-cell>
          <table:table-cell office:value-type="float" office:value="2.23" table:style-name="ce1">
            <text:p>2,23</text:p>
          </table:table-cell>
          <table:table-cell office:value-type="float" office:value="0.84" table:style-name="ce1">
            <text:p>0,84</text:p>
          </table:table-cell>
          <table:table-cell office:value-type="float" office:value="0.25" table:style-name="ce1">
            <text:p>0,25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08.38" table:style-name="ce1">
            <text:p>708,38</text:p>
          </table:table-cell>
          <table:table-cell office:value-type="float" office:value="727.4" table:style-name="ce1">
            <text:p>727,4</text:p>
          </table:table-cell>
          <table:table-cell office:value-type="float" office:value="181.69" table:style-name="ce1">
            <text:p>181,69</text:p>
          </table:table-cell>
          <table:table-cell office:value-type="float" office:value="193.06" table:style-name="ce1">
            <text:p>193,06</text:p>
          </table:table-cell>
          <table:table-cell office:value-type="float" office:value="234.87" table:style-name="ce1">
            <text:p>234,87</text:p>
          </table:table-cell>
          <table:table-cell office:value-type="float" office:value="234.69" table:style-name="ce1">
            <text:p>234,69</text:p>
          </table:table-cell>
          <table:table-cell office:value-type="float" office:value="226.45000000000002" table:style-name="ce1">
            <text:p>226,45</text:p>
          </table:table-cell>
          <table:table-cell office:value-type="float" office:value="225.38" table:style-name="ce1">
            <text:p>225,38</text:p>
          </table:table-cell>
          <table:table-cell office:value-type="float" office:value="248.18" table:style-name="ce1">
            <text:p>248,18</text:p>
          </table:table-cell>
          <table:table-cell office:value-type="float" office:value="243.56" table:style-name="ce1">
            <text:p>243,56</text:p>
          </table:table-cell>
          <table:table-cell office:value-type="float" office:value="289.69" table:style-name="ce1">
            <text:p>289,69</text:p>
          </table:table-cell>
          <table:table-cell office:value-type="float" office:value="290.35000000000002" table:style-name="ce1">
            <text:p>290,35</text:p>
          </table:table-cell>
          <table:table-cell office:value-type="float" office:value="254.13" table:style-name="ce1">
            <text:p>254,13</text:p>
          </table:table-cell>
          <table:table-cell office:value-type="float" office:value="250.27" table:style-name="ce1">
            <text:p>250,27</text:p>
          </table:table-cell>
          <table:table-cell office:value-type="float" office:value="24.080000000000002" table:style-name="ce1">
            <text:p>24,08</text:p>
          </table:table-cell>
          <table:table-cell office:value-type="float" office:value="8.9" table:style-name="ce1">
            <text:p>8,9</text:p>
          </table:table-cell>
          <table:table-cell office:value-type="float" office:value="11.09" table:style-name="ce1">
            <text:p>11,09</text:p>
          </table:table-cell>
          <table:table-cell office:value-type="float" office:value="11.53" table:style-name="ce1">
            <text:p>11,53</text:p>
          </table:table-cell>
          <table:table-cell office:value-type="float" office:value="15.32" table:style-name="ce1">
            <text:p>15,32</text:p>
          </table:table-cell>
          <table:table-cell office:value-type="float" office:value="13.6" table:style-name="ce1">
            <text:p>13,6</text:p>
          </table:table-cell>
          <table:table-cell office:value-type="float" office:value="9.15" table:style-name="ce1">
            <text:p>9,15</text:p>
          </table:table-cell>
          <table:table-cell office:value-type="float" office:value="4.99" table:style-name="ce1">
            <text:p>4,99</text:p>
          </table:table-cell>
          <table:table-cell office:value-type="float" office:value="1.34" table:style-name="ce1">
            <text:p>1,34</text:p>
          </table:table-cell>
          <table:table-cell office:value-type="float" office:value="9.85" table:style-name="ce1">
            <text:p>9,85</text:p>
          </table:table-cell>
          <table:table-cell office:value-type="float" office:value="8.89" table:style-name="ce1">
            <text:p>8,89</text:p>
          </table:table-cell>
          <table:table-cell office:value-type="float" office:value="13.24" table:style-name="ce1">
            <text:p>13,24</text:p>
          </table:table-cell>
          <table:table-cell office:value-type="float" office:value="14.59" table:style-name="ce1">
            <text:p>14,59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7.150000000000002" table:style-name="ce1">
            <text:p>17,15</text:p>
          </table:table-cell>
          <table:table-cell office:value-type="float" office:value="10.08" table:style-name="ce1">
            <text:p>10,08</text:p>
          </table:table-cell>
          <table:table-cell office:value-type="float" office:value="6.18" table:style-name="ce1">
            <text:p>6,18</text:p>
          </table:table-cell>
          <table:table-cell office:value-type="float" office:value="3.93" table:style-name="ce1">
            <text:p>3,93</text:p>
          </table:table-cell>
          <table:table-cell office:value-type="float" office:value="12.83" table:style-name="ce1">
            <text:p>12,83</text:p>
          </table:table-cell>
          <table:table-cell office:value-type="float" office:value="19.22" table:style-name="ce1">
            <text:p>19,22</text:p>
          </table:table-cell>
          <table:table-cell office:value-type="float" office:value="17.75" table:style-name="ce1">
            <text:p>17,75</text:p>
          </table:table-cell>
          <table:table-cell office:value-type="float" office:value="15.76" table:style-name="ce1">
            <text:p>15,76</text:p>
          </table:table-cell>
          <table:table-cell office:value-type="float" office:value="13.5" table:style-name="ce1">
            <text:p>13,5</text:p>
          </table:table-cell>
          <table:table-cell office:value-type="float" office:value="10.09" table:style-name="ce1">
            <text:p>10,09</text:p>
          </table:table-cell>
          <table:table-cell office:value-type="float" office:value="6.3100000000000005" table:style-name="ce1">
            <text:p>6,31</text:p>
          </table:table-cell>
          <table:table-cell office:value-type="float" office:value="3.02" table:style-name="ce1">
            <text:p>3,02</text:p>
          </table:table-cell>
          <table:table-cell office:value-type="float" office:value="1.31" table:style-name="ce1">
            <text:p>1,31</text:p>
          </table:table-cell>
          <table:table-cell office:value-type="float" office:value="0.21" table:style-name="ce1">
            <text:p>0,21</text:p>
          </table:table-cell>
          <table:table-cell office:value-type="float" office:value="4.28" table:style-name="ce1">
            <text:p>4,28</text:p>
          </table:table-cell>
          <table:table-cell office:value-type="float" office:value="13.96" table:style-name="ce1">
            <text:p>13,96</text:p>
          </table:table-cell>
          <table:table-cell office:value-type="float" office:value="21.23" table:style-name="ce1">
            <text:p>21,23</text:p>
          </table:table-cell>
          <table:table-cell office:value-type="float" office:value="20.900000000000002" table:style-name="ce1">
            <text:p>20,9</text:p>
          </table:table-cell>
          <table:table-cell office:value-type="float" office:value="16.12" table:style-name="ce1">
            <text:p>16,12</text:p>
          </table:table-cell>
          <table:table-cell office:value-type="float" office:value="11.21" table:style-name="ce1">
            <text:p>11,21</text:p>
          </table:table-cell>
          <table:table-cell office:value-type="float" office:value="6.72" table:style-name="ce1">
            <text:p>6,72</text:p>
          </table:table-cell>
          <table:table-cell office:value-type="float" office:value="3.41" table:style-name="ce1">
            <text:p>3,41</text:p>
          </table:table-cell>
          <table:table-cell office:value-type="float" office:value="1.47" table:style-name="ce1">
            <text:p>1,47</text:p>
          </table:table-cell>
          <table:table-cell office:value-type="float" office:value="0.68" table:style-name="ce1">
            <text:p>0,68</text:p>
          </table:table-cell>
          <table:table-cell office:value-type="float" office:value="0.02" table:style-name="ce1">
            <text:p>0,02</text:p>
          </table:table-cell>
          <table:table-cell office:value-type="float" office:value="25.93" table:style-name="ce1">
            <text:p>25,93</text:p>
          </table:table-cell>
          <table:table-cell office:value-type="float" office:value="17.95" table:style-name="ce1">
            <text:p>17,95</text:p>
          </table:table-cell>
          <table:table-cell office:value-type="float" office:value="18.29" table:style-name="ce1">
            <text:p>18,29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11.81" table:style-name="ce1">
            <text:p>11,81</text:p>
          </table:table-cell>
          <table:table-cell office:value-type="float" office:value="6.62" table:style-name="ce1">
            <text:p>6,62</text:p>
          </table:table-cell>
          <table:table-cell office:value-type="float" office:value="2.64" table:style-name="ce1">
            <text:p>2,64</text:p>
          </table:table-cell>
          <table:table-cell office:value-type="float" office:value="0.68" table:style-name="ce1">
            <text:p>0,68</text:p>
          </table:table-cell>
          <table:table-cell office:value-type="float" office:value="0.02" table:style-name="ce1">
            <text:p>0,02</text:p>
          </table:table-cell>
          <table:table-cell office:value-type="float" office:value="26.27" table:style-name="ce1">
            <text:p>26,27</text:p>
          </table:table-cell>
          <table:table-cell office:value-type="float" office:value="17.66" table:style-name="ce1">
            <text:p>17,66</text:p>
          </table:table-cell>
          <table:table-cell office:value-type="float" office:value="18.52" table:style-name="ce1">
            <text:p>18,52</text:p>
          </table:table-cell>
          <table:table-cell office:value-type="float" office:value="16.149999999999999" table:style-name="ce1">
            <text:p>16,15</text:p>
          </table:table-cell>
          <table:table-cell office:value-type="float" office:value="11.84" table:style-name="ce1">
            <text:p>11,84</text:p>
          </table:table-cell>
          <table:table-cell office:value-type="float" office:value="6.12" table:style-name="ce1">
            <text:p>6,12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.33" table:style-name="ce1">
            <text:p>0,33</text:p>
          </table:table-cell>
          <table:table-cell office:value-type="float" office:value="0" table:style-name="ce1">
            <text:p>0</text:p>
          </table:table-cell>
          <table:table-cell office:value-type="float" office:value="30.5" table:style-name="ce1">
            <text:p>30,5</text:p>
          </table:table-cell>
          <table:table-cell office:value-type="float" office:value="21.32" table:style-name="ce1">
            <text:p>21,32</text:p>
          </table:table-cell>
          <table:table-cell office:value-type="float" office:value="19.850000000000001" table:style-name="ce1">
            <text:p>19,85</text:p>
          </table:table-cell>
          <table:table-cell office:value-type="float" office:value="14.18" table:style-name="ce1">
            <text:p>14,18</text:p>
          </table:table-cell>
          <table:table-cell office:value-type="float" office:value="8.42" table:style-name="ce1">
            <text:p>8,42</text:p>
          </table:table-cell>
          <table:table-cell office:value-type="float" office:value="3.92" table:style-name="ce1">
            <text:p>3,92</text:p>
          </table:table-cell>
          <table:table-cell office:value-type="float" office:value="1.37" table:style-name="ce1">
            <text:p>1,37</text:p>
          </table:table-cell>
          <table:table-cell office:value-type="float" office:value="0.37" table:style-name="ce1">
            <text:p>0,37</text:p>
          </table:table-cell>
          <table:table-cell office:value-type="float" office:value="0.06" table:style-name="ce1">
            <text:p>0,06</text:p>
          </table:table-cell>
          <table:table-cell office:value-type="float" office:value="0.01" table:style-name="ce1">
            <text:p>0,01</text:p>
          </table:table-cell>
          <table:table-cell office:value-type="float" office:value="32.89" table:style-name="ce1">
            <text:p>32,89</text:p>
          </table:table-cell>
          <table:table-cell office:value-type="float" office:value="19.670000000000002" table:style-name="ce1">
            <text:p>19,67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13.700000000000001" table:style-name="ce1">
            <text:p>13,7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1.6400000000000001" table:style-name="ce1">
            <text:p>1,64</text:p>
          </table:table-cell>
          <table:table-cell office:value-type="float" office:value="0.46" table:style-name="ce1">
            <text:p>0,46</text:p>
          </table:table-cell>
          <table:table-cell office:value-type="float" office:value="0.1" table:style-name="ce1">
            <text:p>0,1</text:p>
          </table:table-cell>
          <table:table-cell office:value-type="float" office:value="34.67" table:style-name="ce1">
            <text:p>34,67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17.55" table:style-name="ce1">
            <text:p>17,55</text:p>
          </table:table-cell>
          <table:table-cell office:value-type="float" office:value="14.19" table:style-name="ce1">
            <text:p>14,19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4.32" table:style-name="ce1">
            <text:p>4,32</text:p>
          </table:table-cell>
          <table:table-cell office:value-type="float" office:value="1.47" table:style-name="ce1">
            <text:p>1,47</text:p>
          </table:table-cell>
          <table:table-cell office:value-type="float" office:value="0.26" table:style-name="ce1">
            <text:p>0,26</text:p>
          </table:table-cell>
          <table:table-cell office:value-type="float" office:value="0.01" table:style-name="ce1">
            <text:p>0,01</text:p>
          </table:table-cell>
          <table:table-cell office:value-type="float" office:value="38.020000000000003" table:style-name="ce1">
            <text:p>38,02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17.47" table:style-name="ce1">
            <text:p>17,47</text:p>
          </table:table-cell>
          <table:table-cell office:value-type="float" office:value="13.17" table:style-name="ce1">
            <text:p>13,17</text:p>
          </table:table-cell>
          <table:table-cell office:value-type="float" office:value="7.3" table:style-name="ce1">
            <text:p>7,3</text:p>
          </table:table-cell>
          <table:table-cell office:value-type="float" office:value="3.38" table:style-name="ce1">
            <text:p>3,38</text:p>
          </table:table-cell>
          <table:table-cell office:value-type="float" office:value="1.3" table:style-name="ce1">
            <text:p>1,3</text:p>
          </table:table-cell>
          <table:table-cell office:value-type="float" office:value="0.42" table:style-name="ce1">
            <text:p>0,42</text:p>
          </table:table-cell>
          <table:table-cell office:value-type="float" office:value="0.13" table:style-name="ce1">
            <text:p>0,13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0.94" table:style-name="ce1">
            <text:p>10,94</text:p>
          </table:table-cell>
          <table:table-cell office:value-type="float" office:value="9.5400000000000009" table:style-name="ce1">
            <text:p>9,54</text:p>
          </table:table-cell>
          <table:table-cell office:value-type="float" office:value="15.44" table:style-name="ce1">
            <text:p>15,44</text:p>
          </table:table-cell>
          <table:table-cell office:value-type="float" office:value="19.41" table:style-name="ce1">
            <text:p>19,41</text:p>
          </table:table-cell>
          <table:table-cell office:value-type="float" office:value="19.170000000000002" table:style-name="ce1">
            <text:p>19,17</text:p>
          </table:table-cell>
          <table:table-cell office:value-type="float" office:value="15.620000000000001" table:style-name="ce1">
            <text:p>15,62</text:p>
          </table:table-cell>
          <table:table-cell office:value-type="float" office:value="7.25" table:style-name="ce1">
            <text:p>7,25</text:p>
          </table:table-cell>
          <table:table-cell office:value-type="float" office:value="2.62" table:style-name="ce1">
            <text:p>2,62</text:p>
          </table:table-cell>
          <table:table-cell office:value-type="float" office:value="0.01" table:style-name="ce1">
            <text:p>0,01</text:p>
          </table:table-cell>
          <table:table-cell office:value-type="float" office:value="10.790000000000001" table:style-name="ce1">
            <text:p>10,79</text:p>
          </table:table-cell>
          <table:table-cell office:value-type="float" office:value="10.31" table:style-name="ce1">
            <text:p>10,31</text:p>
          </table:table-cell>
          <table:table-cell office:value-type="float" office:value="14.84" table:style-name="ce1">
            <text:p>14,84</text:p>
          </table:table-cell>
          <table:table-cell office:value-type="float" office:value="21.8" table:style-name="ce1">
            <text:p>21,8</text:p>
          </table:table-cell>
          <table:table-cell office:value-type="float" office:value="17.38" table:style-name="ce1">
            <text:p>17,38</text:p>
          </table:table-cell>
          <table:table-cell office:value-type="float" office:value="13.18" table:style-name="ce1">
            <text:p>13,18</text:p>
          </table:table-cell>
          <table:table-cell office:value-type="float" office:value="7.43" table:style-name="ce1">
            <text:p>7,43</text:p>
          </table:table-cell>
          <table:table-cell office:value-type="float" office:value="3.21" table:style-name="ce1">
            <text:p>3,21</text:p>
          </table:table-cell>
          <table:table-cell office:value-type="float" office:value="0.91" table:style-name="ce1">
            <text:p>0,9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" table:style-name="ce1">
            <text:p>0</text:p>
          </table:table-cell>
          <table:table-cell office:value-type="float" office:value="31.27" table:style-name="ce1">
            <text:p>31,27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7.25" table:style-name="ce1">
            <text:p>17,25</text:p>
          </table:table-cell>
          <table:table-cell office:value-type="float" office:value="14.94" table:style-name="ce1">
            <text:p>14,94</text:p>
          </table:table-cell>
          <table:table-cell office:value-type="float" office:value="10.27" table:style-name="ce1">
            <text:p>10,27</text:p>
          </table:table-cell>
          <table:table-cell office:value-type="float" office:value="5.94" table:style-name="ce1">
            <text:p>5,94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0.6" table:style-name="ce1">
            <text:p>0,6</text:p>
          </table:table-cell>
          <table:table-cell office:value-type="float" office:value="0.01" table:style-name="ce1">
            <text:p>0,01</text:p>
          </table:table-cell>
          <table:table-cell office:value-type="float" office:value="34.119999999999997" table:style-name="ce1">
            <text:p>34,12</text:p>
          </table:table-cell>
          <table:table-cell office:value-type="float" office:value="17.55" table:style-name="ce1">
            <text:p>17,55</text:p>
          </table:table-cell>
          <table:table-cell office:value-type="float" office:value="17.09" table:style-name="ce1">
            <text:p>17,09</text:p>
          </table:table-cell>
          <table:table-cell office:value-type="float" office:value="14.4" table:style-name="ce1">
            <text:p>14,4</text:p>
          </table:table-cell>
          <table:table-cell office:value-type="float" office:value="8.75" table:style-name="ce1">
            <text:p>8,75</text:p>
          </table:table-cell>
          <table:table-cell office:value-type="float" office:value="4.79" table:style-name="ce1">
            <text:p>4,79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.24" table:style-name="ce1">
            <text:p>0,24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14.7" table:style-name="ce1">
            <text:p>714,7</text:p>
          </table:table-cell>
          <table:table-cell office:value-type="float" office:value="736.55000000000007" table:style-name="ce1">
            <text:p>736,55</text:p>
          </table:table-cell>
          <table:table-cell office:value-type="float" office:value="204.19" table:style-name="ce1">
            <text:p>204,19</text:p>
          </table:table-cell>
          <table:table-cell office:value-type="float" office:value="211.66" table:style-name="ce1">
            <text:p>211,66</text:p>
          </table:table-cell>
          <table:table-cell office:value-type="float" office:value="256.23" table:style-name="ce1">
            <text:p>256,23</text:p>
          </table:table-cell>
          <table:table-cell office:value-type="float" office:value="251.34" table:style-name="ce1">
            <text:p>251,34</text:p>
          </table:table-cell>
          <table:table-cell office:value-type="float" office:value="240.87" table:style-name="ce1">
            <text:p>240,87</text:p>
          </table:table-cell>
          <table:table-cell office:value-type="float" office:value="243.94" table:style-name="ce1">
            <text:p>243,94</text:p>
          </table:table-cell>
          <table:table-cell office:value-type="float" office:value="272.25" table:style-name="ce1">
            <text:p>272,25</text:p>
          </table:table-cell>
          <table:table-cell office:value-type="float" office:value="262.48" table:style-name="ce1">
            <text:p>262,48</text:p>
          </table:table-cell>
          <table:table-cell office:value-type="float" office:value="305.15000000000003" table:style-name="ce1">
            <text:p>305,15</text:p>
          </table:table-cell>
          <table:table-cell office:value-type="float" office:value="302.86" table:style-name="ce1">
            <text:p>302,86</text:p>
          </table:table-cell>
          <table:table-cell office:value-type="float" office:value="275.27" table:style-name="ce1">
            <text:p>275,27</text:p>
          </table:table-cell>
          <table:table-cell office:value-type="float" office:value="266.19" table:style-name="ce1">
            <text:p>266,19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11.49" table:style-name="ce1">
            <text:p>11,49</text:p>
          </table:table-cell>
          <table:table-cell office:value-type="float" office:value="12.780000000000001" table:style-name="ce1">
            <text:p>12,78</text:p>
          </table:table-cell>
          <table:table-cell office:value-type="float" office:value="13.51" table:style-name="ce1">
            <text:p>13,51</text:p>
          </table:table-cell>
          <table:table-cell office:value-type="float" office:value="14.700000000000001" table:style-name="ce1">
            <text:p>14,7</text:p>
          </table:table-cell>
          <table:table-cell office:value-type="float" office:value="13.59" table:style-name="ce1">
            <text:p>13,59</text:p>
          </table:table-cell>
          <table:table-cell office:value-type="float" office:value="10.67" table:style-name="ce1">
            <text:p>10,67</text:p>
          </table:table-cell>
          <table:table-cell office:value-type="float" office:value="4.43" table:style-name="ce1">
            <text:p>4,43</text:p>
          </table:table-cell>
          <table:table-cell office:value-type="float" office:value="1.9100000000000001" table:style-name="ce1">
            <text:p>1,91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7.3900000000000006" table:style-name="ce1">
            <text:p>7,39</text:p>
          </table:table-cell>
          <table:table-cell office:value-type="float" office:value="12.56" table:style-name="ce1">
            <text:p>12,56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6.13" table:style-name="ce1">
            <text:p>16,13</text:p>
          </table:table-cell>
          <table:table-cell office:value-type="float" office:value="12.46" table:style-name="ce1">
            <text:p>12,46</text:p>
          </table:table-cell>
          <table:table-cell office:value-type="float" office:value="8.7000000000000011" table:style-name="ce1">
            <text:p>8,7</text:p>
          </table:table-cell>
          <table:table-cell office:value-type="float" office:value="2.7800000000000002" table:style-name="ce1">
            <text:p>2,78</text:p>
          </table:table-cell>
          <table:table-cell office:value-type="float" office:value="5.78" table:style-name="ce1">
            <text:p>5,78</text:p>
          </table:table-cell>
          <table:table-cell office:value-type="float" office:value="10.39" table:style-name="ce1">
            <text:p>10,39</text:p>
          </table:table-cell>
          <table:table-cell office:value-type="float" office:value="13.61" table:style-name="ce1">
            <text:p>13,61</text:p>
          </table:table-cell>
          <table:table-cell office:value-type="float" office:value="16.649999999999999" table:style-name="ce1">
            <text:p>16,65</text:p>
          </table:table-cell>
          <table:table-cell office:value-type="float" office:value="18.11" table:style-name="ce1">
            <text:p>18,11</text:p>
          </table:table-cell>
          <table:table-cell office:value-type="float" office:value="16.23" table:style-name="ce1">
            <text:p>16,23</text:p>
          </table:table-cell>
          <table:table-cell office:value-type="float" office:value="11.24" table:style-name="ce1">
            <text:p>11,24</text:p>
          </table:table-cell>
          <table:table-cell office:value-type="float" office:value="5.44" table:style-name="ce1">
            <text:p>5,44</text:p>
          </table:table-cell>
          <table:table-cell office:value-type="float" office:value="2.29" table:style-name="ce1">
            <text:p>2,29</text:p>
          </table:table-cell>
          <table:table-cell office:value-type="float" office:value="0.26" table:style-name="ce1">
            <text:p>0,26</text:p>
          </table:table-cell>
          <table:table-cell office:value-type="float" office:value="1.95" table:style-name="ce1">
            <text:p>1,95</text:p>
          </table:table-cell>
          <table:table-cell office:value-type="float" office:value="6.51" table:style-name="ce1">
            <text:p>6,51</text:p>
          </table:table-cell>
          <table:table-cell office:value-type="float" office:value="13.6" table:style-name="ce1">
            <text:p>13,6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20.830000000000002" table:style-name="ce1">
            <text:p>20,83</text:p>
          </table:table-cell>
          <table:table-cell office:value-type="float" office:value="17.47" table:style-name="ce1">
            <text:p>17,47</text:p>
          </table:table-cell>
          <table:table-cell office:value-type="float" office:value="11.620000000000001" table:style-name="ce1">
            <text:p>11,62</text:p>
          </table:table-cell>
          <table:table-cell office:value-type="float" office:value="5.87" table:style-name="ce1">
            <text:p>5,87</text:p>
          </table:table-cell>
          <table:table-cell office:value-type="float" office:value="2.17" table:style-name="ce1">
            <text:p>2,17</text:p>
          </table:table-cell>
          <table:table-cell office:value-type="float" office:value="0.65" table:style-name="ce1">
            <text:p>0,65</text:p>
          </table:table-cell>
          <table:table-cell office:value-type="float" office:value="0.02" table:style-name="ce1">
            <text:p>0,02</text:p>
          </table:table-cell>
          <table:table-cell office:value-type="float" office:value="14.15" table:style-name="ce1">
            <text:p>14,15</text:p>
          </table:table-cell>
          <table:table-cell office:value-type="float" office:value="12.64" table:style-name="ce1">
            <text:p>12,64</text:p>
          </table:table-cell>
          <table:table-cell office:value-type="float" office:value="16.39" table:style-name="ce1">
            <text:p>16,39</text:p>
          </table:table-cell>
          <table:table-cell office:value-type="float" office:value="19.190000000000001" table:style-name="ce1">
            <text:p>19,19</text:p>
          </table:table-cell>
          <table:table-cell office:value-type="float" office:value="17.88" table:style-name="ce1">
            <text:p>17,88</text:p>
          </table:table-cell>
          <table:table-cell office:value-type="float" office:value="12.5" table:style-name="ce1">
            <text:p>12,5</text:p>
          </table:table-cell>
          <table:table-cell office:value-type="float" office:value="5.67" table:style-name="ce1">
            <text:p>5,67</text:p>
          </table:table-cell>
          <table:table-cell office:value-type="float" office:value="1.54" table:style-name="ce1">
            <text:p>1,54</text:p>
          </table:table-cell>
          <table:table-cell office:value-type="float" office:value="0.04" table:style-name="ce1">
            <text:p>0,04</text:p>
          </table:table-cell>
          <table:table-cell office:value-type="float" office:value="14.86" table:style-name="ce1">
            <text:p>14,86</text:p>
          </table:table-cell>
          <table:table-cell office:value-type="float" office:value="14.46" table:style-name="ce1">
            <text:p>14,46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19.66" table:style-name="ce1">
            <text:p>19,66</text:p>
          </table:table-cell>
          <table:table-cell office:value-type="float" office:value="17.57" table:style-name="ce1">
            <text:p>17,57</text:p>
          </table:table-cell>
          <table:table-cell office:value-type="float" office:value="10.08" table:style-name="ce1">
            <text:p>10,08</text:p>
          </table:table-cell>
          <table:table-cell office:value-type="float" office:value="3.41" table:style-name="ce1">
            <text:p>3,41</text:p>
          </table:table-cell>
          <table:table-cell office:value-type="float" office:value="1.06" table:style-name="ce1">
            <text:p>1,06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19.77" table:style-name="ce1">
            <text:p>19,77</text:p>
          </table:table-cell>
          <table:table-cell office:value-type="float" office:value="18.66" table:style-name="ce1">
            <text:p>18,66</text:p>
          </table:table-cell>
          <table:table-cell office:value-type="float" office:value="19.79" table:style-name="ce1">
            <text:p>19,79</text:p>
          </table:table-cell>
          <table:table-cell office:value-type="float" office:value="19.38" table:style-name="ce1">
            <text:p>19,38</text:p>
          </table:table-cell>
          <table:table-cell office:value-type="float" office:value="12.25" table:style-name="ce1">
            <text:p>12,25</text:p>
          </table:table-cell>
          <table:table-cell office:value-type="float" office:value="6.38" table:style-name="ce1">
            <text:p>6,38</text:p>
          </table:table-cell>
          <table:table-cell office:value-type="float" office:value="2.52" table:style-name="ce1">
            <text:p>2,52</text:p>
          </table:table-cell>
          <table:table-cell office:value-type="float" office:value="0.92" table:style-name="ce1">
            <text:p>0,92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04" table:style-name="ce1">
            <text:p>0,04</text:p>
          </table:table-cell>
          <table:table-cell office:value-type="float" office:value="19.23" table:style-name="ce1">
            <text:p>19,23</text:p>
          </table:table-cell>
          <table:table-cell office:value-type="float" office:value="16.13" table:style-name="ce1">
            <text:p>16,13</text:p>
          </table:table-cell>
          <table:table-cell office:value-type="float" office:value="19.86" table:style-name="ce1">
            <text:p>19,86</text:p>
          </table:table-cell>
          <table:table-cell office:value-type="float" office:value="18.79" table:style-name="ce1">
            <text:p>18,79</text:p>
          </table:table-cell>
          <table:table-cell office:value-type="float" office:value="14.06" table:style-name="ce1">
            <text:p>14,06</text:p>
          </table:table-cell>
          <table:table-cell office:value-type="float" office:value="7.67" table:style-name="ce1">
            <text:p>7,67</text:p>
          </table:table-cell>
          <table:table-cell office:value-type="float" office:value="3.02" table:style-name="ce1">
            <text:p>3,02</text:p>
          </table:table-cell>
          <table:table-cell office:value-type="float" office:value="1.01" table:style-name="ce1">
            <text:p>1,01</text:p>
          </table:table-cell>
          <table:table-cell office:value-type="float" office:value="0.24" table:style-name="ce1">
            <text:p>0,24</text:p>
          </table:table-cell>
          <table:table-cell office:value-type="float" office:value="19.309999999999999" table:style-name="ce1">
            <text:p>19,31</text:p>
          </table:table-cell>
          <table:table-cell office:value-type="float" office:value="13.49" table:style-name="ce1">
            <text:p>13,49</text:p>
          </table:table-cell>
          <table:table-cell office:value-type="float" office:value="17.080000000000002" table:style-name="ce1">
            <text:p>17,08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6.36" table:style-name="ce1">
            <text:p>16,36</text:p>
          </table:table-cell>
          <table:table-cell office:value-type="float" office:value="10.370000000000001" table:style-name="ce1">
            <text:p>10,37</text:p>
          </table:table-cell>
          <table:table-cell office:value-type="float" office:value="3.99" table:style-name="ce1">
            <text:p>3,99</text:p>
          </table:table-cell>
          <table:table-cell office:value-type="float" office:value="0.8" table:style-name="ce1">
            <text:p>0,8</text:p>
          </table:table-cell>
          <table:table-cell office:value-type="float" office:value="0.02" table:style-name="ce1">
            <text:p>0,02</text:p>
          </table:table-cell>
          <table:table-cell office:value-type="float" office:value="23.67" table:style-name="ce1">
            <text:p>23,67</text:p>
          </table:table-cell>
          <table:table-cell office:value-type="float" office:value="16.18" table:style-name="ce1">
            <text:p>16,18</text:p>
          </table:table-cell>
          <table:table-cell office:value-type="float" office:value="19.350000000000001" table:style-name="ce1">
            <text:p>19,35</text:p>
          </table:table-cell>
          <table:table-cell office:value-type="float" office:value="18.63" table:style-name="ce1">
            <text:p>18,63</text:p>
          </table:table-cell>
          <table:table-cell office:value-type="float" office:value="12.120000000000001" table:style-name="ce1">
            <text:p>12,12</text:p>
          </table:table-cell>
          <table:table-cell office:value-type="float" office:value="6.34" table:style-name="ce1">
            <text:p>6,34</text:p>
          </table:table-cell>
          <table:table-cell office:value-type="float" office:value="2.48" table:style-name="ce1">
            <text:p>2,48</text:p>
          </table:table-cell>
          <table:table-cell office:value-type="float" office:value="0.8" table:style-name="ce1">
            <text:p>0,8</text:p>
          </table:table-cell>
          <table:table-cell office:value-type="float" office:value="0.32" table:style-name="ce1">
            <text:p>0,32</text:p>
          </table:table-cell>
          <table:table-cell office:value-type="float" office:value="0.11" table:style-name="ce1">
            <text:p>0,11</text:p>
          </table:table-cell>
          <table:table-cell office:value-type="float" office:value="0" table:style-name="ce1">
            <text:p>0</text:p>
          </table:table-cell>
          <table:table-cell office:value-type="float" office:value="7.88" table:style-name="ce1">
            <text:p>7,88</text:p>
          </table:table-cell>
          <table:table-cell office:value-type="float" office:value="6.08" table:style-name="ce1">
            <text:p>6,08</text:p>
          </table:table-cell>
          <table:table-cell office:value-type="float" office:value="10.040000000000001" table:style-name="ce1">
            <text:p>10,04</text:p>
          </table:table-cell>
          <table:table-cell office:value-type="float" office:value="14.74" table:style-name="ce1">
            <text:p>14,74</text:p>
          </table:table-cell>
          <table:table-cell office:value-type="float" office:value="22.21" table:style-name="ce1">
            <text:p>22,21</text:p>
          </table:table-cell>
          <table:table-cell office:value-type="float" office:value="22.48" table:style-name="ce1">
            <text:p>22,48</text:p>
          </table:table-cell>
          <table:table-cell office:value-type="float" office:value="12.89" table:style-name="ce1">
            <text:p>12,89</text:p>
          </table:table-cell>
          <table:table-cell office:value-type="float" office:value="3.56" table:style-name="ce1">
            <text:p>3,56</text:p>
          </table:table-cell>
          <table:table-cell office:value-type="float" office:value="0.11" table:style-name="ce1">
            <text:p>0,11</text:p>
          </table:table-cell>
          <table:table-cell office:value-type="float" office:value="8.89" table:style-name="ce1">
            <text:p>8,89</text:p>
          </table:table-cell>
          <table:table-cell office:value-type="float" office:value="7.86" table:style-name="ce1">
            <text:p>7,86</text:p>
          </table:table-cell>
          <table:table-cell office:value-type="float" office:value="13.14" table:style-name="ce1">
            <text:p>13,14</text:p>
          </table:table-cell>
          <table:table-cell office:value-type="float" office:value="16.830000000000002" table:style-name="ce1">
            <text:p>16,83</text:p>
          </table:table-cell>
          <table:table-cell office:value-type="float" office:value="18.080000000000002" table:style-name="ce1">
            <text:p>18,08</text:p>
          </table:table-cell>
          <table:table-cell office:value-type="float" office:value="15.97" table:style-name="ce1">
            <text:p>15,97</text:p>
          </table:table-cell>
          <table:table-cell office:value-type="float" office:value="9.94" table:style-name="ce1">
            <text:p>9,94</text:p>
          </table:table-cell>
          <table:table-cell office:value-type="float" office:value="5.49" table:style-name="ce1">
            <text:p>5,49</text:p>
          </table:table-cell>
          <table:table-cell office:value-type="float" office:value="2.99" table:style-name="ce1">
            <text:p>2,99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" table:style-name="ce1">
            <text:p>0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2.81" table:style-name="ce1">
            <text:p>12,81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18.21" table:style-name="ce1">
            <text:p>18,21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1.49" table:style-name="ce1">
            <text:p>11,49</text:p>
          </table:table-cell>
          <table:table-cell office:value-type="float" office:value="4.8100000000000005" table:style-name="ce1">
            <text:p>4,81</text:p>
          </table:table-cell>
          <table:table-cell office:value-type="float" office:value="1.06" table:style-name="ce1">
            <text:p>1,06</text:p>
          </table:table-cell>
          <table:table-cell office:value-type="float" office:value="0.03" table:style-name="ce1">
            <text:p>0,03</text:p>
          </table:table-cell>
          <table:table-cell office:value-type="float" office:value="22.31" table:style-name="ce1">
            <text:p>22,31</text:p>
          </table:table-cell>
          <table:table-cell office:value-type="float" office:value="15.41" table:style-name="ce1">
            <text:p>15,41</text:p>
          </table:table-cell>
          <table:table-cell office:value-type="float" office:value="18.78" table:style-name="ce1">
            <text:p>18,78</text:p>
          </table:table-cell>
          <table:table-cell office:value-type="float" office:value="18.46" table:style-name="ce1">
            <text:p>18,46</text:p>
          </table:table-cell>
          <table:table-cell office:value-type="float" office:value="12.66" table:style-name="ce1">
            <text:p>12,66</text:p>
          </table:table-cell>
          <table:table-cell office:value-type="float" office:value="7.23" table:style-name="ce1">
            <text:p>7,23</text:p>
          </table:table-cell>
          <table:table-cell office:value-type="float" office:value="3.16" table:style-name="ce1">
            <text:p>3,16</text:p>
          </table:table-cell>
          <table:table-cell office:value-type="float" office:value="1.24" table:style-name="ce1">
            <text:p>1,24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18" table:style-name="ce1">
            <text:p>0,1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15.87" table:style-name="ce1">
            <text:p>715,87</text:p>
          </table:table-cell>
          <table:table-cell office:value-type="float" office:value="734.57" table:style-name="ce1">
            <text:p>734,57</text:p>
          </table:table-cell>
          <table:table-cell office:value-type="float" office:value="200.77" table:style-name="ce1">
            <text:p>200,77</text:p>
          </table:table-cell>
          <table:table-cell office:value-type="float" office:value="209.67000000000002" table:style-name="ce1">
            <text:p>209,67</text:p>
          </table:table-cell>
          <table:table-cell office:value-type="float" office:value="251.73000000000002" table:style-name="ce1">
            <text:p>251,73</text:p>
          </table:table-cell>
          <table:table-cell office:value-type="float" office:value="249.75" table:style-name="ce1">
            <text:p>249,75</text:p>
          </table:table-cell>
          <table:table-cell office:value-type="float" office:value="237.18" table:style-name="ce1">
            <text:p>237,18</text:p>
          </table:table-cell>
          <table:table-cell office:value-type="float" office:value="240.68" table:style-name="ce1">
            <text:p>240,68</text:p>
          </table:table-cell>
          <table:table-cell office:value-type="float" office:value="267.7" table:style-name="ce1">
            <text:p>267,7</text:p>
          </table:table-cell>
          <table:table-cell office:value-type="float" office:value="261.51" table:style-name="ce1">
            <text:p>261,51</text:p>
          </table:table-cell>
          <table:table-cell office:value-type="float" office:value="300.44" table:style-name="ce1">
            <text:p>300,44</text:p>
          </table:table-cell>
          <table:table-cell office:value-type="float" office:value="298.73" table:style-name="ce1">
            <text:p>298,73</text:p>
          </table:table-cell>
          <table:table-cell office:value-type="float" office:value="270.69" table:style-name="ce1">
            <text:p>270,69</text:p>
          </table:table-cell>
          <table:table-cell office:value-type="float" office:value="264.91000000000003" table:style-name="ce1">
            <text:p>264,91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10.700000000000001" table:style-name="ce1">
            <text:p>10,7</text:p>
          </table:table-cell>
          <table:table-cell office:value-type="float" office:value="11.76" table:style-name="ce1">
            <text:p>11,76</text:p>
          </table:table-cell>
          <table:table-cell office:value-type="float" office:value="14.43" table:style-name="ce1">
            <text:p>14,43</text:p>
          </table:table-cell>
          <table:table-cell office:value-type="float" office:value="14.1" table:style-name="ce1">
            <text:p>14,1</text:p>
          </table:table-cell>
          <table:table-cell office:value-type="float" office:value="13.18" table:style-name="ce1">
            <text:p>13,18</text:p>
          </table:table-cell>
          <table:table-cell office:value-type="float" office:value="11.07" table:style-name="ce1">
            <text:p>11,07</text:p>
          </table:table-cell>
          <table:table-cell office:value-type="float" office:value="5.94" table:style-name="ce1">
            <text:p>5,94</text:p>
          </table:table-cell>
          <table:table-cell office:value-type="float" office:value="1.5" table:style-name="ce1">
            <text:p>1,5</text:p>
          </table:table-cell>
          <table:table-cell office:value-type="float" office:value="5.09" table:style-name="ce1">
            <text:p>5,09</text:p>
          </table:table-cell>
          <table:table-cell office:value-type="float" office:value="9.17" table:style-name="ce1">
            <text:p>9,17</text:p>
          </table:table-cell>
          <table:table-cell office:value-type="float" office:value="11.91" table:style-name="ce1">
            <text:p>11,91</text:p>
          </table:table-cell>
          <table:table-cell office:value-type="float" office:value="16.43" table:style-name="ce1">
            <text:p>16,43</text:p>
          </table:table-cell>
          <table:table-cell office:value-type="float" office:value="18.18" table:style-name="ce1">
            <text:p>18,18</text:p>
          </table:table-cell>
          <table:table-cell office:value-type="float" office:value="17.07" table:style-name="ce1">
            <text:p>17,07</text:p>
          </table:table-cell>
          <table:table-cell office:value-type="float" office:value="11.61" table:style-name="ce1">
            <text:p>11,61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3.94" table:style-name="ce1">
            <text:p>3,94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11.99" table:style-name="ce1">
            <text:p>11,99</text:p>
          </table:table-cell>
          <table:table-cell office:value-type="float" office:value="14.36" table:style-name="ce1">
            <text:p>14,36</text:p>
          </table:table-cell>
          <table:table-cell office:value-type="float" office:value="16.45" table:style-name="ce1">
            <text:p>16,45</text:p>
          </table:table-cell>
          <table:table-cell office:value-type="float" office:value="17.04" table:style-name="ce1">
            <text:p>17,04</text:p>
          </table:table-cell>
          <table:table-cell office:value-type="float" office:value="15.040000000000001" table:style-name="ce1">
            <text:p>15,04</text:p>
          </table:table-cell>
          <table:table-cell office:value-type="float" office:value="10.34" table:style-name="ce1">
            <text:p>10,34</text:p>
          </table:table-cell>
          <table:table-cell office:value-type="float" office:value="5.23" table:style-name="ce1">
            <text:p>5,23</text:p>
          </table:table-cell>
          <table:table-cell office:value-type="float" office:value="2.36" table:style-name="ce1">
            <text:p>2,36</text:p>
          </table:table-cell>
          <table:table-cell office:value-type="float" office:value="0.31" table:style-name="ce1">
            <text:p>0,31</text:p>
          </table:table-cell>
          <table:table-cell office:value-type="float" office:value="2.2800000000000002" table:style-name="ce1">
            <text:p>2,28</text:p>
          </table:table-cell>
          <table:table-cell office:value-type="float" office:value="7.94" table:style-name="ce1">
            <text:p>7,94</text:p>
          </table:table-cell>
          <table:table-cell office:value-type="float" office:value="15.040000000000001" table:style-name="ce1">
            <text:p>15,04</text:p>
          </table:table-cell>
          <table:table-cell office:value-type="float" office:value="19.23" table:style-name="ce1">
            <text:p>19,23</text:p>
          </table:table-cell>
          <table:table-cell office:value-type="float" office:value="19.11" table:style-name="ce1">
            <text:p>19,11</text:p>
          </table:table-cell>
          <table:table-cell office:value-type="float" office:value="15.98" table:style-name="ce1">
            <text:p>15,98</text:p>
          </table:table-cell>
          <table:table-cell office:value-type="float" office:value="10.97" table:style-name="ce1">
            <text:p>10,97</text:p>
          </table:table-cell>
          <table:table-cell office:value-type="float" office:value="6.01" table:style-name="ce1">
            <text:p>6,01</text:p>
          </table:table-cell>
          <table:table-cell office:value-type="float" office:value="2.5" table:style-name="ce1">
            <text:p>2,5</text:p>
          </table:table-cell>
          <table:table-cell office:value-type="float" office:value="0.92" table:style-name="ce1">
            <text:p>0,92</text:p>
          </table:table-cell>
          <table:table-cell office:value-type="float" office:value="0.03" table:style-name="ce1">
            <text:p>0,03</text:p>
          </table:table-cell>
          <table:table-cell office:value-type="float" office:value="16.72" table:style-name="ce1">
            <text:p>16,72</text:p>
          </table:table-cell>
          <table:table-cell office:value-type="float" office:value="13.63" table:style-name="ce1">
            <text:p>13,63</text:p>
          </table:table-cell>
          <table:table-cell office:value-type="float" office:value="16.97" table:style-name="ce1">
            <text:p>16,97</text:p>
          </table:table-cell>
          <table:table-cell office:value-type="float" office:value="18.400000000000002" table:style-name="ce1">
            <text:p>18,4</text:p>
          </table:table-cell>
          <table:table-cell office:value-type="float" office:value="16.48" table:style-name="ce1">
            <text:p>16,48</text:p>
          </table:table-cell>
          <table:table-cell office:value-type="float" office:value="11.27" table:style-name="ce1">
            <text:p>11,27</text:p>
          </table:table-cell>
          <table:table-cell office:value-type="float" office:value="5.14" table:style-name="ce1">
            <text:p>5,14</text:p>
          </table:table-cell>
          <table:table-cell office:value-type="float" office:value="1.36" table:style-name="ce1">
            <text:p>1,36</text:p>
          </table:table-cell>
          <table:table-cell office:value-type="float" office:value="0.03" table:style-name="ce1">
            <text:p>0,03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14.41" table:style-name="ce1">
            <text:p>14,41</text:p>
          </table:table-cell>
          <table:table-cell office:value-type="float" office:value="17.77" table:style-name="ce1">
            <text:p>17,77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6.82" table:style-name="ce1">
            <text:p>16,82</text:p>
          </table:table-cell>
          <table:table-cell office:value-type="float" office:value="10.09" table:style-name="ce1">
            <text:p>10,09</text:p>
          </table:table-cell>
          <table:table-cell office:value-type="float" office:value="3.7600000000000002" table:style-name="ce1">
            <text:p>3,76</text:p>
          </table:table-cell>
          <table:table-cell office:value-type="float" office:value="1.17" table:style-name="ce1">
            <text:p>1,17</text:p>
          </table:table-cell>
          <table:table-cell office:value-type="float" office:value="0.38" table:style-name="ce1">
            <text:p>0,38</text:p>
          </table:table-cell>
          <table:table-cell office:value-type="float" office:value="0" table:style-name="ce1">
            <text:p>0</text:p>
          </table:table-cell>
          <table:table-cell office:value-type="float" office:value="22.85" table:style-name="ce1">
            <text:p>22,85</text:p>
          </table:table-cell>
          <table:table-cell office:value-type="float" office:value="19.330000000000002" table:style-name="ce1">
            <text:p>19,33</text:p>
          </table:table-cell>
          <table:table-cell office:value-type="float" office:value="20.22" table:style-name="ce1">
            <text:p>20,22</text:p>
          </table:table-cell>
          <table:table-cell office:value-type="float" office:value="16.97" table:style-name="ce1">
            <text:p>16,97</text:p>
          </table:table-cell>
          <table:table-cell office:value-type="float" office:value="11.14" table:style-name="ce1">
            <text:p>11,14</text:p>
          </table:table-cell>
          <table:table-cell office:value-type="float" office:value="6" table:style-name="ce1">
            <text:p>6</text:p>
          </table:table-cell>
          <table:table-cell office:value-type="float" office:value="2.58" table:style-name="ce1">
            <text:p>2,58</text:p>
          </table:table-cell>
          <table:table-cell office:value-type="float" office:value="0.73" table:style-name="ce1">
            <text:p>0,73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03" table:style-name="ce1">
            <text:p>0,03</text:p>
          </table:table-cell>
          <table:table-cell office:value-type="float" office:value="22.37" table:style-name="ce1">
            <text:p>22,37</text:p>
          </table:table-cell>
          <table:table-cell office:value-type="float" office:value="17.04" table:style-name="ce1">
            <text:p>17,04</text:p>
          </table:table-cell>
          <table:table-cell office:value-type="float" office:value="18.57" table:style-name="ce1">
            <text:p>18,57</text:p>
          </table:table-cell>
          <table:table-cell office:value-type="float" office:value="16.89" table:style-name="ce1">
            <text:p>16,89</text:p>
          </table:table-cell>
          <table:table-cell office:value-type="float" office:value="13.030000000000001" table:style-name="ce1">
            <text:p>13,03</text:p>
          </table:table-cell>
          <table:table-cell office:value-type="float" office:value="7.72" table:style-name="ce1">
            <text:p>7,72</text:p>
          </table:table-cell>
          <table:table-cell office:value-type="float" office:value="3.21" table:style-name="ce1">
            <text:p>3,21</text:p>
          </table:table-cell>
          <table:table-cell office:value-type="float" office:value="0.98" table:style-name="ce1">
            <text:p>0,98</text:p>
          </table:table-cell>
          <table:table-cell office:value-type="float" office:value="0.2" table:style-name="ce1">
            <text:p>0,2</text:p>
          </table:table-cell>
          <table:table-cell office:value-type="float" office:value="21.71" table:style-name="ce1">
            <text:p>21,71</text:p>
          </table:table-cell>
          <table:table-cell office:value-type="float" office:value="14.73" table:style-name="ce1">
            <text:p>14,73</text:p>
          </table:table-cell>
          <table:table-cell office:value-type="float" office:value="17.66" table:style-name="ce1">
            <text:p>17,66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4.88" table:style-name="ce1">
            <text:p>14,88</text:p>
          </table:table-cell>
          <table:table-cell office:value-type="float" office:value="9.02" table:style-name="ce1">
            <text:p>9,02</text:p>
          </table:table-cell>
          <table:table-cell office:value-type="float" office:value="3.38" table:style-name="ce1">
            <text:p>3,38</text:p>
          </table:table-cell>
          <table:table-cell office:value-type="float" office:value="0.6" table:style-name="ce1">
            <text:p>0,6</text:p>
          </table:table-cell>
          <table:table-cell office:value-type="float" office:value="0.02" table:style-name="ce1">
            <text:p>0,02</text:p>
          </table:table-cell>
          <table:table-cell office:value-type="float" office:value="24.8" table:style-name="ce1">
            <text:p>24,8</text:p>
          </table:table-cell>
          <table:table-cell office:value-type="float" office:value="16.2" table:style-name="ce1">
            <text:p>16,2</text:p>
          </table:table-cell>
          <table:table-cell office:value-type="float" office:value="18.7" table:style-name="ce1">
            <text:p>18,7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2.120000000000001" table:style-name="ce1">
            <text:p>12,12</text:p>
          </table:table-cell>
          <table:table-cell office:value-type="float" office:value="6.58" table:style-name="ce1">
            <text:p>6,58</text:p>
          </table:table-cell>
          <table:table-cell office:value-type="float" office:value="2.6" table:style-name="ce1">
            <text:p>2,6</text:p>
          </table:table-cell>
          <table:table-cell office:value-type="float" office:value="0.81" table:style-name="ce1">
            <text:p>0,81</text:p>
          </table:table-cell>
          <table:table-cell office:value-type="float" office:value="0.21" table:style-name="ce1">
            <text:p>0,21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7.36" table:style-name="ce1">
            <text:p>7,36</text:p>
          </table:table-cell>
          <table:table-cell office:value-type="float" office:value="11.700000000000001" table:style-name="ce1">
            <text:p>11,7</text:p>
          </table:table-cell>
          <table:table-cell office:value-type="float" office:value="16.21" table:style-name="ce1">
            <text:p>16,21</text:p>
          </table:table-cell>
          <table:table-cell office:value-type="float" office:value="20.34" table:style-name="ce1">
            <text:p>20,34</text:p>
          </table:table-cell>
          <table:table-cell office:value-type="float" office:value="20.48" table:style-name="ce1">
            <text:p>20,48</text:p>
          </table:table-cell>
          <table:table-cell office:value-type="float" office:value="11.55" table:style-name="ce1">
            <text:p>11,55</text:p>
          </table:table-cell>
          <table:table-cell office:value-type="float" office:value="3.31" table:style-name="ce1">
            <text:p>3,31</text:p>
          </table:table-cell>
          <table:table-cell office:value-type="float" office:value="0.16" table:style-name="ce1">
            <text:p>0,16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8.76" table:style-name="ce1">
            <text:p>8,76</text:p>
          </table:table-cell>
          <table:table-cell office:value-type="float" office:value="13.18" table:style-name="ce1">
            <text:p>13,18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5.46" table:style-name="ce1">
            <text:p>15,46</text:p>
          </table:table-cell>
          <table:table-cell office:value-type="float" office:value="10.34" table:style-name="ce1">
            <text:p>10,34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1.8" table:style-name="ce1">
            <text:p>1,8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20.54" table:style-name="ce1">
            <text:p>20,54</text:p>
          </table:table-cell>
          <table:table-cell office:value-type="float" office:value="14.06" table:style-name="ce1">
            <text:p>14,06</text:p>
          </table:table-cell>
          <table:table-cell office:value-type="float" office:value="17.12" table:style-name="ce1">
            <text:p>17,12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5.370000000000001" table:style-name="ce1">
            <text:p>15,37</text:p>
          </table:table-cell>
          <table:table-cell office:value-type="float" office:value="10.06" table:style-name="ce1">
            <text:p>10,06</text:p>
          </table:table-cell>
          <table:table-cell office:value-type="float" office:value="4.12" table:style-name="ce1">
            <text:p>4,12</text:p>
          </table:table-cell>
          <table:table-cell office:value-type="float" office:value="0.85" table:style-name="ce1">
            <text:p>0,85</text:p>
          </table:table-cell>
          <table:table-cell office:value-type="float" office:value="0.03" table:style-name="ce1">
            <text:p>0,03</text:p>
          </table:table-cell>
          <table:table-cell office:value-type="float" office:value="23.45" table:style-name="ce1">
            <text:p>23,45</text:p>
          </table:table-cell>
          <table:table-cell office:value-type="float" office:value="15.52" table:style-name="ce1">
            <text:p>15,52</text:p>
          </table:table-cell>
          <table:table-cell office:value-type="float" office:value="18.2" table:style-name="ce1">
            <text:p>18,2</text:p>
          </table:table-cell>
          <table:table-cell office:value-type="float" office:value="17.88" table:style-name="ce1">
            <text:p>17,88</text:p>
          </table:table-cell>
          <table:table-cell office:value-type="float" office:value="12.6" table:style-name="ce1">
            <text:p>12,6</text:p>
          </table:table-cell>
          <table:table-cell office:value-type="float" office:value="7.3900000000000006" table:style-name="ce1">
            <text:p>7,39</text:p>
          </table:table-cell>
          <table:table-cell office:value-type="float" office:value="3.31" table:style-name="ce1">
            <text:p>3,31</text:p>
          </table:table-cell>
          <table:table-cell office:value-type="float" office:value="1.19" table:style-name="ce1">
            <text:p>1,19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15.64" table:style-name="ce1">
            <text:p>715,64</text:p>
          </table:table-cell>
          <table:table-cell office:value-type="float" office:value="734.96" table:style-name="ce1">
            <text:p>734,96</text:p>
          </table:table-cell>
          <table:table-cell office:value-type="float" office:value="201.43" table:style-name="ce1">
            <text:p>201,43</text:p>
          </table:table-cell>
          <table:table-cell office:value-type="float" office:value="210.05" table:style-name="ce1">
            <text:p>210,05</text:p>
          </table:table-cell>
          <table:table-cell office:value-type="float" office:value="252.58" table:style-name="ce1">
            <text:p>252,58</text:p>
          </table:table-cell>
          <table:table-cell office:value-type="float" office:value="250.05" table:style-name="ce1">
            <text:p>250,05</text:p>
          </table:table-cell>
          <table:table-cell office:value-type="float" office:value="237.88" table:style-name="ce1">
            <text:p>237,88</text:p>
          </table:table-cell>
          <table:table-cell office:value-type="float" office:value="241.3" table:style-name="ce1">
            <text:p>241,3</text:p>
          </table:table-cell>
          <table:table-cell office:value-type="float" office:value="268.67" table:style-name="ce1">
            <text:p>268,67</text:p>
          </table:table-cell>
          <table:table-cell office:value-type="float" office:value="261.72000000000003" table:style-name="ce1">
            <text:p>261,72</text:p>
          </table:table-cell>
          <table:table-cell office:value-type="float" office:value="301.45" table:style-name="ce1">
            <text:p>301,45</text:p>
          </table:table-cell>
          <table:table-cell office:value-type="float" office:value="299.61" table:style-name="ce1">
            <text:p>299,61</text:p>
          </table:table-cell>
          <table:table-cell office:value-type="float" office:value="271.66000000000003" table:style-name="ce1">
            <text:p>271,66</text:p>
          </table:table-cell>
          <table:table-cell office:value-type="float" office:value="265.18" table:style-name="ce1">
            <text:p>265,18</text:p>
          </table:table-cell>
          <table:table-cell office:value-type="float" office:value="17.25" table:style-name="ce1">
            <text:p>17,25</text:p>
          </table:table-cell>
          <table:table-cell office:value-type="float" office:value="10.85" table:style-name="ce1">
            <text:p>10,85</text:p>
          </table:table-cell>
          <table:table-cell office:value-type="float" office:value="11.96" table:style-name="ce1">
            <text:p>11,96</text:p>
          </table:table-cell>
          <table:table-cell office:value-type="float" office:value="14.25" table:style-name="ce1">
            <text:p>14,25</text:p>
          </table:table-cell>
          <table:table-cell office:value-type="float" office:value="14.22" table:style-name="ce1">
            <text:p>14,22</text:p>
          </table:table-cell>
          <table:table-cell office:value-type="float" office:value="13.26" table:style-name="ce1">
            <text:p>13,26</text:p>
          </table:table-cell>
          <table:table-cell office:value-type="float" office:value="10.99" table:style-name="ce1">
            <text:p>10,99</text:p>
          </table:table-cell>
          <table:table-cell office:value-type="float" office:value="5.64" table:style-name="ce1">
            <text:p>5,64</text:p>
          </table:table-cell>
          <table:table-cell office:value-type="float" office:value="1.58" table:style-name="ce1">
            <text:p>1,58</text:p>
          </table:table-cell>
          <table:table-cell office:value-type="float" office:value="4.97" table:style-name="ce1">
            <text:p>4,97</text:p>
          </table:table-cell>
          <table:table-cell office:value-type="float" office:value="8.82" table:style-name="ce1">
            <text:p>8,82</text:p>
          </table:table-cell>
          <table:table-cell office:value-type="float" office:value="12.040000000000001" table:style-name="ce1">
            <text:p>12,04</text:p>
          </table:table-cell>
          <table:table-cell office:value-type="float" office:value="16.66" table:style-name="ce1">
            <text:p>16,66</text:p>
          </table:table-cell>
          <table:table-cell office:value-type="float" office:value="18.13" table:style-name="ce1">
            <text:p>18,13</text:p>
          </table:table-cell>
          <table:table-cell office:value-type="float" office:value="16.88" table:style-name="ce1">
            <text:p>16,88</text:p>
          </table:table-cell>
          <table:table-cell office:value-type="float" office:value="11.77" table:style-name="ce1">
            <text:p>11,77</text:p>
          </table:table-cell>
          <table:table-cell office:value-type="float" office:value="7.01" table:style-name="ce1">
            <text:p>7,01</text:p>
          </table:table-cell>
          <table:table-cell office:value-type="float" office:value="3.72" table:style-name="ce1">
            <text:p>3,72</text:p>
          </table:table-cell>
          <table:table-cell office:value-type="float" office:value="6.68" table:style-name="ce1">
            <text:p>6,68</text:p>
          </table:table-cell>
          <table:table-cell office:value-type="float" office:value="11.69" table:style-name="ce1">
            <text:p>11,69</text:p>
          </table:table-cell>
          <table:table-cell office:value-type="float" office:value="14.21" table:style-name="ce1">
            <text:p>14,21</text:p>
          </table:table-cell>
          <table:table-cell office:value-type="float" office:value="16.490000000000002" table:style-name="ce1">
            <text:p>16,49</text:p>
          </table:table-cell>
          <table:table-cell office:value-type="float" office:value="17.25" table:style-name="ce1">
            <text:p>17,25</text:p>
          </table:table-cell>
          <table:table-cell office:value-type="float" office:value="15.27" table:style-name="ce1">
            <text:p>15,27</text:p>
          </table:table-cell>
          <table:table-cell office:value-type="float" office:value="10.51" table:style-name="ce1">
            <text:p>10,51</text:p>
          </table:table-cell>
          <table:table-cell office:value-type="float" office:value="5.2700000000000005" table:style-name="ce1">
            <text:p>5,27</text:p>
          </table:table-cell>
          <table:table-cell office:value-type="float" office:value="2.34" table:style-name="ce1">
            <text:p>2,34</text:p>
          </table:table-cell>
          <table:table-cell office:value-type="float" office:value="0.3" table:style-name="ce1">
            <text:p>0,3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7.66" table:style-name="ce1">
            <text:p>7,66</text:p>
          </table:table-cell>
          <table:table-cell office:value-type="float" office:value="14.76" table:style-name="ce1">
            <text:p>14,76</text:p>
          </table:table-cell>
          <table:table-cell office:value-type="float" office:value="19.240000000000002" table:style-name="ce1">
            <text:p>19,24</text:p>
          </table:table-cell>
          <table:table-cell office:value-type="float" office:value="19.440000000000001" table:style-name="ce1">
            <text:p>19,44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1.1" table:style-name="ce1">
            <text:p>11,1</text:p>
          </table:table-cell>
          <table:table-cell office:value-type="float" office:value="5.98" table:style-name="ce1">
            <text:p>5,98</text:p>
          </table:table-cell>
          <table:table-cell office:value-type="float" office:value="2.44" table:style-name="ce1">
            <text:p>2,44</text:p>
          </table:table-cell>
          <table:table-cell office:value-type="float" office:value="0.87" table:style-name="ce1">
            <text:p>0,87</text:p>
          </table:table-cell>
          <table:table-cell office:value-type="float" office:value="0.03" table:style-name="ce1">
            <text:p>0,03</text:p>
          </table:table-cell>
          <table:table-cell office:value-type="float" office:value="16.23" table:style-name="ce1">
            <text:p>16,23</text:p>
          </table:table-cell>
          <table:table-cell office:value-type="float" office:value="13.450000000000001" table:style-name="ce1">
            <text:p>13,45</text:p>
          </table:table-cell>
          <table:table-cell office:value-type="float" office:value="16.86" table:style-name="ce1">
            <text:p>16,86</text:p>
          </table:table-cell>
          <table:table-cell office:value-type="float" office:value="18.55" table:style-name="ce1">
            <text:p>18,55</text:p>
          </table:table-cell>
          <table:table-cell office:value-type="float" office:value="16.740000000000002" table:style-name="ce1">
            <text:p>16,74</text:p>
          </table:table-cell>
          <table:table-cell office:value-type="float" office:value="11.5" table:style-name="ce1">
            <text:p>11,5</text:p>
          </table:table-cell>
          <table:table-cell office:value-type="float" office:value="5.24" table:style-name="ce1">
            <text:p>5,24</text:p>
          </table:table-cell>
          <table:table-cell office:value-type="float" office:value="1.4000000000000001" table:style-name="ce1">
            <text:p>1,4</text:p>
          </table:table-cell>
          <table:table-cell office:value-type="float" office:value="0.03" table:style-name="ce1">
            <text:p>0,03</text:p>
          </table:table-cell>
          <table:table-cell office:value-type="float" office:value="16.53" table:style-name="ce1">
            <text:p>16,53</text:p>
          </table:table-cell>
          <table:table-cell office:value-type="float" office:value="14.42" table:style-name="ce1">
            <text:p>14,42</text:p>
          </table:table-cell>
          <table:table-cell office:value-type="float" office:value="17.91" table:style-name="ce1">
            <text:p>17,91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6.96" table:style-name="ce1">
            <text:p>16,96</text:p>
          </table:table-cell>
          <table:table-cell office:value-type="float" office:value="10.09" table:style-name="ce1">
            <text:p>10,09</text:p>
          </table:table-cell>
          <table:table-cell office:value-type="float" office:value="3.7" table:style-name="ce1">
            <text:p>3,7</text:p>
          </table:table-cell>
          <table:table-cell office:value-type="float" office:value="1.1500000000000001" table:style-name="ce1">
            <text:p>1,15</text:p>
          </table:table-cell>
          <table:table-cell office:value-type="float" office:value="0.38" table:style-name="ce1">
            <text:p>0,38</text:p>
          </table:table-cell>
          <table:table-cell office:value-type="float" office:value="0" table:style-name="ce1">
            <text:p>0</text:p>
          </table:table-cell>
          <table:table-cell office:value-type="float" office:value="22.27" table:style-name="ce1">
            <text:p>22,27</text:p>
          </table:table-cell>
          <table:table-cell office:value-type="float" office:value="19.2" table:style-name="ce1">
            <text:p>19,2</text:p>
          </table:table-cell>
          <table:table-cell office:value-type="float" office:value="20.14" table:style-name="ce1">
            <text:p>20,14</text:p>
          </table:table-cell>
          <table:table-cell office:value-type="float" office:value="17.43" table:style-name="ce1">
            <text:p>17,43</text:p>
          </table:table-cell>
          <table:table-cell office:value-type="float" office:value="11.35" table:style-name="ce1">
            <text:p>11,35</text:p>
          </table:table-cell>
          <table:table-cell office:value-type="float" office:value="6.07" table:style-name="ce1">
            <text:p>6,07</text:p>
          </table:table-cell>
          <table:table-cell office:value-type="float" office:value="2.57" table:style-name="ce1">
            <text:p>2,57</text:p>
          </table:table-cell>
          <table:table-cell office:value-type="float" office:value="0.77" table:style-name="ce1">
            <text:p>0,77</text:p>
          </table:table-cell>
          <table:table-cell office:value-type="float" office:value="0.17" table:style-name="ce1">
            <text:p>0,17</text:p>
          </table:table-cell>
          <table:table-cell office:value-type="float" office:value="0.03" table:style-name="ce1">
            <text:p>0,03</text:p>
          </table:table-cell>
          <table:table-cell office:value-type="float" office:value="21.78" table:style-name="ce1">
            <text:p>21,78</text:p>
          </table:table-cell>
          <table:table-cell office:value-type="float" office:value="16.87" table:style-name="ce1">
            <text:p>16,87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17.25" table:style-name="ce1">
            <text:p>17,25</text:p>
          </table:table-cell>
          <table:table-cell office:value-type="float" office:value="13.22" table:style-name="ce1">
            <text:p>13,22</text:p>
          </table:table-cell>
          <table:table-cell office:value-type="float" office:value="7.71" table:style-name="ce1">
            <text:p>7,71</text:p>
          </table:table-cell>
          <table:table-cell office:value-type="float" office:value="3.17" table:style-name="ce1">
            <text:p>3,17</text:p>
          </table:table-cell>
          <table:table-cell office:value-type="float" office:value="0.99" table:style-name="ce1">
            <text:p>0,99</text:p>
          </table:table-cell>
          <table:table-cell office:value-type="float" office:value="0.21" table:style-name="ce1">
            <text:p>0,21</text:p>
          </table:table-cell>
          <table:table-cell office:value-type="float" office:value="21.2" table:style-name="ce1">
            <text:p>21,2</text:p>
          </table:table-cell>
          <table:table-cell office:value-type="float" office:value="14.47" table:style-name="ce1">
            <text:p>14,47</text:p>
          </table:table-cell>
          <table:table-cell office:value-type="float" office:value="17.54" table:style-name="ce1">
            <text:p>17,54</text:p>
          </table:table-cell>
          <table:table-cell office:value-type="float" office:value="18.13" table:style-name="ce1">
            <text:p>18,13</text:p>
          </table:table-cell>
          <table:table-cell office:value-type="float" office:value="15.19" table:style-name="ce1">
            <text:p>15,19</text:p>
          </table:table-cell>
          <table:table-cell office:value-type="float" office:value="9.31" table:style-name="ce1">
            <text:p>9,31</text:p>
          </table:table-cell>
          <table:table-cell office:value-type="float" office:value="3.5100000000000002" table:style-name="ce1">
            <text:p>3,51</text:p>
          </table:table-cell>
          <table:table-cell office:value-type="float" office:value="0.64" table:style-name="ce1">
            <text:p>0,64</text:p>
          </table:table-cell>
          <table:table-cell office:value-type="float" office:value="0.02" table:style-name="ce1">
            <text:p>0,02</text:p>
          </table:table-cell>
          <table:table-cell office:value-type="float" office:value="24.560000000000002" table:style-name="ce1">
            <text:p>24,56</text:p>
          </table:table-cell>
          <table:table-cell office:value-type="float" office:value="16.2" table:style-name="ce1">
            <text:p>16,2</text:p>
          </table:table-cell>
          <table:table-cell office:value-type="float" office:value="18.84" table:style-name="ce1">
            <text:p>18,84</text:p>
          </table:table-cell>
          <table:table-cell office:value-type="float" office:value="18.07" table:style-name="ce1">
            <text:p>18,07</text:p>
          </table:table-cell>
          <table:table-cell office:value-type="float" office:value="12.120000000000001" table:style-name="ce1">
            <text:p>12,12</text:p>
          </table:table-cell>
          <table:table-cell office:value-type="float" office:value="6.53" table:style-name="ce1">
            <text:p>6,53</text:p>
          </table:table-cell>
          <table:table-cell office:value-type="float" office:value="2.58" table:style-name="ce1">
            <text:p>2,58</text:p>
          </table:table-cell>
          <table:table-cell office:value-type="float" office:value="0.81" table:style-name="ce1">
            <text:p>0,81</text:p>
          </table:table-cell>
          <table:table-cell office:value-type="float" office:value="0.23" table:style-name="ce1">
            <text:p>0,2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8.67" table:style-name="ce1">
            <text:p>8,67</text:p>
          </table:table-cell>
          <table:table-cell office:value-type="float" office:value="7.08" table:style-name="ce1">
            <text:p>7,08</text:p>
          </table:table-cell>
          <table:table-cell office:value-type="float" office:value="11.35" table:style-name="ce1">
            <text:p>11,35</text:p>
          </table:table-cell>
          <table:table-cell office:value-type="float" office:value="15.9" table:style-name="ce1">
            <text:p>15,9</text:p>
          </table:table-cell>
          <table:table-cell office:value-type="float" office:value="20.740000000000002" table:style-name="ce1">
            <text:p>20,74</text:p>
          </table:table-cell>
          <table:table-cell office:value-type="float" office:value="20.900000000000002" table:style-name="ce1">
            <text:p>20,9</text:p>
          </table:table-cell>
          <table:table-cell office:value-type="float" office:value="11.84" table:style-name="ce1">
            <text:p>11,84</text:p>
          </table:table-cell>
          <table:table-cell office:value-type="float" office:value="3.37" table:style-name="ce1">
            <text:p>3,37</text:p>
          </table:table-cell>
          <table:table-cell office:value-type="float" office:value="0.15" table:style-name="ce1">
            <text:p>0,15</text:p>
          </table:table-cell>
          <table:table-cell office:value-type="float" office:value="9.7900000000000009" table:style-name="ce1">
            <text:p>9,79</text:p>
          </table:table-cell>
          <table:table-cell office:value-type="float" office:value="8.57" table:style-name="ce1">
            <text:p>8,57</text:p>
          </table:table-cell>
          <table:table-cell office:value-type="float" office:value="13.17" table:style-name="ce1">
            <text:p>13,17</text:p>
          </table:table-cell>
          <table:table-cell office:value-type="float" office:value="17.400000000000002" table:style-name="ce1">
            <text:p>17,4</text:p>
          </table:table-cell>
          <table:table-cell office:value-type="float" office:value="17.57" table:style-name="ce1">
            <text:p>17,57</text:p>
          </table:table-cell>
          <table:table-cell office:value-type="float" office:value="15.57" table:style-name="ce1">
            <text:p>15,57</text:p>
          </table:table-cell>
          <table:table-cell office:value-type="float" office:value="10.25" table:style-name="ce1">
            <text:p>10,25</text:p>
          </table:table-cell>
          <table:table-cell office:value-type="float" office:value="5.05" table:style-name="ce1">
            <text:p>5,05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0.57000000000000006" table:style-name="ce1">
            <text:p>0,57</text:p>
          </table:table-cell>
          <table:table-cell office:value-type="float" office:value="0" table:style-name="ce1">
            <text:p>0</text:p>
          </table:table-cell>
          <table:table-cell office:value-type="float" office:value="20.059999999999999" table:style-name="ce1">
            <text:p>20,06</text:p>
          </table:table-cell>
          <table:table-cell office:value-type="float" office:value="13.790000000000001" table:style-name="ce1">
            <text:p>13,79</text:p>
          </table:table-cell>
          <table:table-cell office:value-type="float" office:value="16.98" table:style-name="ce1">
            <text:p>16,98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5.700000000000001" table:style-name="ce1">
            <text:p>15,7</text:p>
          </table:table-cell>
          <table:table-cell office:value-type="float" office:value="10.36" table:style-name="ce1">
            <text:p>10,36</text:p>
          </table:table-cell>
          <table:table-cell office:value-type="float" office:value="4.2700000000000005" table:style-name="ce1">
            <text:p>4,27</text:p>
          </table:table-cell>
          <table:table-cell office:value-type="float" office:value="0.89" table:style-name="ce1">
            <text:p>0,89</text:p>
          </table:table-cell>
          <table:table-cell office:value-type="float" office:value="0.03" table:style-name="ce1">
            <text:p>0,03</text:p>
          </table:table-cell>
          <table:table-cell office:value-type="float" office:value="23.21" table:style-name="ce1">
            <text:p>23,21</text:p>
          </table:table-cell>
          <table:table-cell office:value-type="float" office:value="15.5" table:style-name="ce1">
            <text:p>15,5</text:p>
          </table:table-cell>
          <table:table-cell office:value-type="float" office:value="18.32" table:style-name="ce1">
            <text:p>18,32</text:p>
          </table:table-cell>
          <table:table-cell office:value-type="float" office:value="18.010000000000002" table:style-name="ce1">
            <text:p>18,01</text:p>
          </table:table-cell>
          <table:table-cell office:value-type="float" office:value="12.620000000000001" table:style-name="ce1">
            <text:p>12,62</text:p>
          </table:table-cell>
          <table:table-cell office:value-type="float" office:value="7.36" table:style-name="ce1">
            <text:p>7,36</text:p>
          </table:table-cell>
          <table:table-cell office:value-type="float" office:value="3.2800000000000002" table:style-name="ce1">
            <text:p>3,28</text:p>
          </table:table-cell>
          <table:table-cell office:value-type="float" office:value="1.2" table:style-name="ce1">
            <text:p>1,2</text:p>
          </table:table-cell>
          <table:table-cell office:value-type="float" office:value="0.4" table:style-name="ce1">
            <text:p>0,4</text:p>
          </table:table-cell>
          <table:table-cell office:value-type="float" office:value="0.11" table:style-name="ce1">
            <text:p>0,11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14.80000000000007" table:style-name="ce1">
            <text:p>714,8</text:p>
          </table:table-cell>
          <table:table-cell office:value-type="float" office:value="736.7" table:style-name="ce1">
            <text:p>736,7</text:p>
          </table:table-cell>
          <table:table-cell office:value-type="float" office:value="204.48000000000002" table:style-name="ce1">
            <text:p>204,48</text:p>
          </table:table-cell>
          <table:table-cell office:value-type="float" office:value="211.97" table:style-name="ce1">
            <text:p>211,97</text:p>
          </table:table-cell>
          <table:table-cell office:value-type="float" office:value="256.48" table:style-name="ce1">
            <text:p>256,48</text:p>
          </table:table-cell>
          <table:table-cell office:value-type="float" office:value="251.56" table:style-name="ce1">
            <text:p>251,56</text:p>
          </table:table-cell>
          <table:table-cell office:value-type="float" office:value="241.09" table:style-name="ce1">
            <text:p>241,09</text:p>
          </table:table-cell>
          <table:table-cell office:value-type="float" office:value="244.27" table:style-name="ce1">
            <text:p>244,27</text:p>
          </table:table-cell>
          <table:table-cell office:value-type="float" office:value="272.44" table:style-name="ce1">
            <text:p>272,44</text:p>
          </table:table-cell>
          <table:table-cell office:value-type="float" office:value="262.64" table:style-name="ce1">
            <text:p>262,64</text:p>
          </table:table-cell>
          <table:table-cell office:value-type="float" office:value="305.48" table:style-name="ce1">
            <text:p>305,48</text:p>
          </table:table-cell>
          <table:table-cell office:value-type="float" office:value="303.23" table:style-name="ce1">
            <text:p>303,23</text:p>
          </table:table-cell>
          <table:table-cell office:value-type="float" office:value="275.47000000000003" table:style-name="ce1">
            <text:p>275,47</text:p>
          </table:table-cell>
          <table:table-cell office:value-type="float" office:value="266.36" table:style-name="ce1">
            <text:p>266,36</text:p>
          </table:table-cell>
          <table:table-cell office:value-type="float" office:value="16.84" table:style-name="ce1">
            <text:p>16,84</text:p>
          </table:table-cell>
          <table:table-cell office:value-type="float" office:value="11.48" table:style-name="ce1">
            <text:p>11,48</text:p>
          </table:table-cell>
          <table:table-cell office:value-type="float" office:value="12.83" table:style-name="ce1">
            <text:p>12,83</text:p>
          </table:table-cell>
          <table:table-cell office:value-type="float" office:value="13.55" table:style-name="ce1">
            <text:p>13,55</text:p>
          </table:table-cell>
          <table:table-cell office:value-type="float" office:value="14.66" table:style-name="ce1">
            <text:p>14,66</text:p>
          </table:table-cell>
          <table:table-cell office:value-type="float" office:value="13.620000000000001" table:style-name="ce1">
            <text:p>13,62</text:p>
          </table:table-cell>
          <table:table-cell office:value-type="float" office:value="10.68" table:style-name="ce1">
            <text:p>10,68</text:p>
          </table:table-cell>
          <table:table-cell office:value-type="float" office:value="4.45" table:style-name="ce1">
            <text:p>4,45</text:p>
          </table:table-cell>
          <table:table-cell office:value-type="float" office:value="1.9100000000000001" table:style-name="ce1">
            <text:p>1,91</text:p>
          </table:table-cell>
          <table:table-cell office:value-type="float" office:value="4.42" table:style-name="ce1">
            <text:p>4,42</text:p>
          </table:table-cell>
          <table:table-cell office:value-type="float" office:value="7.36" table:style-name="ce1">
            <text:p>7,36</text:p>
          </table:table-cell>
          <table:table-cell office:value-type="float" office:value="12.52" table:style-name="ce1">
            <text:p>12,52</text:p>
          </table:table-cell>
          <table:table-cell office:value-type="float" office:value="17.52" table:style-name="ce1">
            <text:p>17,52</text:p>
          </table:table-cell>
          <table:table-cell office:value-type="float" office:value="17.95" table:style-name="ce1">
            <text:p>17,95</text:p>
          </table:table-cell>
          <table:table-cell office:value-type="float" office:value="16.23" table:style-name="ce1">
            <text:p>16,23</text:p>
          </table:table-cell>
          <table:table-cell office:value-type="float" office:value="12.540000000000001" table:style-name="ce1">
            <text:p>12,54</text:p>
          </table:table-cell>
          <table:table-cell office:value-type="float" office:value="8.76" table:style-name="ce1">
            <text:p>8,76</text:p>
          </table:table-cell>
          <table:table-cell office:value-type="float" office:value="2.71" table:style-name="ce1">
            <text:p>2,71</text:p>
          </table:table-cell>
          <table:table-cell office:value-type="float" office:value="5.73" table:style-name="ce1">
            <text:p>5,73</text:p>
          </table:table-cell>
          <table:table-cell office:value-type="float" office:value="10.3" table:style-name="ce1">
            <text:p>10,3</text:p>
          </table:table-cell>
          <table:table-cell office:value-type="float" office:value="13.530000000000001" table:style-name="ce1">
            <text:p>13,53</text:p>
          </table:table-cell>
          <table:table-cell office:value-type="float" office:value="16.62" table:style-name="ce1">
            <text:p>16,62</text:p>
          </table:table-cell>
          <table:table-cell office:value-type="float" office:value="18.14" table:style-name="ce1">
            <text:p>18,14</text:p>
          </table:table-cell>
          <table:table-cell office:value-type="float" office:value="16.309999999999999" table:style-name="ce1">
            <text:p>16,31</text:p>
          </table:table-cell>
          <table:table-cell office:value-type="float" office:value="11.32" table:style-name="ce1">
            <text:p>11,32</text:p>
          </table:table-cell>
          <table:table-cell office:value-type="float" office:value="5.49" table:style-name="ce1">
            <text:p>5,49</text:p>
          </table:table-cell>
          <table:table-cell office:value-type="float" office:value="2.31" table:style-name="ce1">
            <text:p>2,31</text:p>
          </table:table-cell>
          <table:table-cell office:value-type="float" office:value="0.26" table:style-name="ce1">
            <text:p>0,26</text:p>
          </table:table-cell>
          <table:table-cell office:value-type="float" office:value="1.93" table:style-name="ce1">
            <text:p>1,93</text:p>
          </table:table-cell>
          <table:table-cell office:value-type="float" office:value="6.43" table:style-name="ce1">
            <text:p>6,43</text:p>
          </table:table-cell>
          <table:table-cell office:value-type="float" office:value="13.48" table:style-name="ce1">
            <text:p>13,48</text:p>
          </table:table-cell>
          <table:table-cell office:value-type="float" office:value="19.23" table:style-name="ce1">
            <text:p>19,23</text:p>
          </table:table-cell>
          <table:table-cell office:value-type="float" office:value="20.86" table:style-name="ce1">
            <text:p>20,86</text:p>
          </table:table-cell>
          <table:table-cell office:value-type="float" office:value="17.57" table:style-name="ce1">
            <text:p>17,57</text:p>
          </table:table-cell>
          <table:table-cell office:value-type="float" office:value="11.71" table:style-name="ce1">
            <text:p>11,71</text:p>
          </table:table-cell>
          <table:table-cell office:value-type="float" office:value="5.92" table:style-name="ce1">
            <text:p>5,92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0.66" table:style-name="ce1">
            <text:p>0,66</text:p>
          </table:table-cell>
          <table:table-cell office:value-type="float" office:value="0.02" table:style-name="ce1">
            <text:p>0,02</text:p>
          </table:table-cell>
          <table:table-cell office:value-type="float" office:value="14.07" table:style-name="ce1">
            <text:p>14,07</text:p>
          </table:table-cell>
          <table:table-cell office:value-type="float" office:value="12.55" table:style-name="ce1">
            <text:p>12,55</text:p>
          </table:table-cell>
          <table:table-cell office:value-type="float" office:value="16.32" table:style-name="ce1">
            <text:p>16,32</text:p>
          </table:table-cell>
          <table:table-cell office:value-type="float" office:value="19.21" table:style-name="ce1">
            <text:p>19,21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12.59" table:style-name="ce1">
            <text:p>12,59</text:p>
          </table:table-cell>
          <table:table-cell office:value-type="float" office:value="5.73" table:style-name="ce1">
            <text:p>5,73</text:p>
          </table:table-cell>
          <table:table-cell office:value-type="float" office:value="1.56" table:style-name="ce1">
            <text:p>1,56</text:p>
          </table:table-cell>
          <table:table-cell office:value-type="float" office:value="0.04" table:style-name="ce1">
            <text:p>0,04</text:p>
          </table:table-cell>
          <table:table-cell office:value-type="float" office:value="14.75" table:style-name="ce1">
            <text:p>14,75</text:p>
          </table:table-cell>
          <table:table-cell office:value-type="float" office:value="14.38" table:style-name="ce1">
            <text:p>14,38</text:p>
          </table:table-cell>
          <table:table-cell office:value-type="float" office:value="18.490000000000002" table:style-name="ce1">
            <text:p>18,49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17.650000000000002" table:style-name="ce1">
            <text:p>17,65</text:p>
          </table:table-cell>
          <table:table-cell office:value-type="float" office:value="10.14" table:style-name="ce1">
            <text:p>10,14</text:p>
          </table:table-cell>
          <table:table-cell office:value-type="float" office:value="3.43" table:style-name="ce1">
            <text:p>3,43</text:p>
          </table:table-cell>
          <table:table-cell office:value-type="float" office:value="1.07" table:style-name="ce1">
            <text:p>1,07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19.66" table:style-name="ce1">
            <text:p>19,66</text:p>
          </table:table-cell>
          <table:table-cell office:value-type="float" office:value="18.57" table:style-name="ce1">
            <text:p>18,57</text:p>
          </table:table-cell>
          <table:table-cell office:value-type="float" office:value="19.79" table:style-name="ce1">
            <text:p>19,79</text:p>
          </table:table-cell>
          <table:table-cell office:value-type="float" office:value="19.45" table:style-name="ce1">
            <text:p>19,45</text:p>
          </table:table-cell>
          <table:table-cell office:value-type="float" office:value="12.31" table:style-name="ce1">
            <text:p>12,31</text:p>
          </table:table-cell>
          <table:table-cell office:value-type="float" office:value="6.41" table:style-name="ce1">
            <text:p>6,41</text:p>
          </table:table-cell>
          <table:table-cell office:value-type="float" office:value="2.5500000000000003" table:style-name="ce1">
            <text:p>2,55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0.04" table:style-name="ce1">
            <text:p>0,04</text:p>
          </table:table-cell>
          <table:table-cell office:value-type="float" office:value="18.96" table:style-name="ce1">
            <text:p>18,96</text:p>
          </table:table-cell>
          <table:table-cell office:value-type="float" office:value="16.11" table:style-name="ce1">
            <text:p>16,11</text:p>
          </table:table-cell>
          <table:table-cell office:value-type="float" office:value="19.87" table:style-name="ce1">
            <text:p>19,87</text:p>
          </table:table-cell>
          <table:table-cell office:value-type="float" office:value="18.87" table:style-name="ce1">
            <text:p>18,87</text:p>
          </table:table-cell>
          <table:table-cell office:value-type="float" office:value="14.17" table:style-name="ce1">
            <text:p>14,17</text:p>
          </table:table-cell>
          <table:table-cell office:value-type="float" office:value="7.71" table:style-name="ce1">
            <text:p>7,71</text:p>
          </table:table-cell>
          <table:table-cell office:value-type="float" office:value="3.0500000000000003" table:style-name="ce1">
            <text:p>3,05</text:p>
          </table:table-cell>
          <table:table-cell office:value-type="float" office:value="1.02" table:style-name="ce1">
            <text:p>1,02</text:p>
          </table:table-cell>
          <table:table-cell office:value-type="float" office:value="0.24" table:style-name="ce1">
            <text:p>0,24</text:p>
          </table:table-cell>
          <table:table-cell office:value-type="float" office:value="19.2" table:style-name="ce1">
            <text:p>19,2</text:p>
          </table:table-cell>
          <table:table-cell office:value-type="float" office:value="13.46" table:style-name="ce1">
            <text:p>13,46</text:p>
          </table:table-cell>
          <table:table-cell office:value-type="float" office:value="17.07" table:style-name="ce1">
            <text:p>17,07</text:p>
          </table:table-cell>
          <table:table-cell office:value-type="float" office:value="18.580000000000002" table:style-name="ce1">
            <text:p>18,58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0.43" table:style-name="ce1">
            <text:p>10,43</text:p>
          </table:table-cell>
          <table:table-cell office:value-type="float" office:value="4.01" table:style-name="ce1">
            <text:p>4,01</text:p>
          </table:table-cell>
          <table:table-cell office:value-type="float" office:value="0.81" table:style-name="ce1">
            <text:p>0,81</text:p>
          </table:table-cell>
          <table:table-cell office:value-type="float" office:value="0.02" table:style-name="ce1">
            <text:p>0,02</text:p>
          </table:table-cell>
          <table:table-cell office:value-type="float" office:value="23.57" table:style-name="ce1">
            <text:p>23,57</text:p>
          </table:table-cell>
          <table:table-cell office:value-type="float" office:value="16.149999999999999" table:style-name="ce1">
            <text:p>16,15</text:p>
          </table:table-cell>
          <table:table-cell office:value-type="float" office:value="19.350000000000001" table:style-name="ce1">
            <text:p>19,35</text:p>
          </table:table-cell>
          <table:table-cell office:value-type="float" office:value="18.670000000000002" table:style-name="ce1">
            <text:p>18,67</text:p>
          </table:table-cell>
          <table:table-cell office:value-type="float" office:value="12.16" table:style-name="ce1">
            <text:p>12,16</text:p>
          </table:table-cell>
          <table:table-cell office:value-type="float" office:value="6.37" table:style-name="ce1">
            <text:p>6,37</text:p>
          </table:table-cell>
          <table:table-cell office:value-type="float" office:value="2.5" table:style-name="ce1">
            <text:p>2,5</text:p>
          </table:table-cell>
          <table:table-cell office:value-type="float" office:value="0.81" table:style-name="ce1">
            <text:p>0,81</text:p>
          </table:table-cell>
          <table:table-cell office:value-type="float" office:value="0.32" table:style-name="ce1">
            <text:p>0,32</text:p>
          </table:table-cell>
          <table:table-cell office:value-type="float" office:value="0.11" table:style-name="ce1">
            <text:p>0,11</text:p>
          </table:table-cell>
          <table:table-cell office:value-type="float" office:value="0" table:style-name="ce1">
            <text:p>0</text:p>
          </table:table-cell>
          <table:table-cell office:value-type="float" office:value="7.78" table:style-name="ce1">
            <text:p>7,78</text:p>
          </table:table-cell>
          <table:table-cell office:value-type="float" office:value="6.01" table:style-name="ce1">
            <text:p>6,01</text:p>
          </table:table-cell>
          <table:table-cell office:value-type="float" office:value="9.92" table:style-name="ce1">
            <text:p>9,92</text:p>
          </table:table-cell>
          <table:table-cell office:value-type="float" office:value="14.77" table:style-name="ce1">
            <text:p>14,77</text:p>
          </table:table-cell>
          <table:table-cell office:value-type="float" office:value="22.2" table:style-name="ce1">
            <text:p>22,2</text:p>
          </table:table-cell>
          <table:table-cell office:value-type="float" office:value="22.62" table:style-name="ce1">
            <text:p>22,62</text:p>
          </table:table-cell>
          <table:table-cell office:value-type="float" office:value="13" table:style-name="ce1">
            <text:p>13</text:p>
          </table:table-cell>
          <table:table-cell office:value-type="float" office:value="3.6" table:style-name="ce1">
            <text:p>3,6</text:p>
          </table:table-cell>
          <table:table-cell office:value-type="float" office:value="0.11" table:style-name="ce1">
            <text:p>0,11</text:p>
          </table:table-cell>
          <table:table-cell office:value-type="float" office:value="8.76" table:style-name="ce1">
            <text:p>8,76</text:p>
          </table:table-cell>
          <table:table-cell office:value-type="float" office:value="7.8100000000000005" table:style-name="ce1">
            <text:p>7,81</text:p>
          </table:table-cell>
          <table:table-cell office:value-type="float" office:value="13.07" table:style-name="ce1">
            <text:p>13,07</text:p>
          </table:table-cell>
          <table:table-cell office:value-type="float" office:value="16.77" table:style-name="ce1">
            <text:p>16,77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6.07" table:style-name="ce1">
            <text:p>16,07</text:p>
          </table:table-cell>
          <table:table-cell office:value-type="float" office:value="10.02" table:style-name="ce1">
            <text:p>10,02</text:p>
          </table:table-cell>
          <table:table-cell office:value-type="float" office:value="5.55" table:style-name="ce1">
            <text:p>5,55</text:p>
          </table:table-cell>
          <table:table-cell office:value-type="float" office:value="3.02" table:style-name="ce1">
            <text:p>3,02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" table:style-name="ce1">
            <text:p>0</text:p>
          </table:table-cell>
          <table:table-cell office:value-type="float" office:value="18.150000000000002" table:style-name="ce1">
            <text:p>18,15</text:p>
          </table:table-cell>
          <table:table-cell office:value-type="float" office:value="12.780000000000001" table:style-name="ce1">
            <text:p>12,78</text:p>
          </table:table-cell>
          <table:table-cell office:value-type="float" office:value="16.41" table:style-name="ce1">
            <text:p>16,41</text:p>
          </table:table-cell>
          <table:table-cell office:value-type="float" office:value="18.23" table:style-name="ce1">
            <text:p>18,23</text:p>
          </table:table-cell>
          <table:table-cell office:value-type="float" office:value="16.95" table:style-name="ce1">
            <text:p>16,95</text:p>
          </table:table-cell>
          <table:table-cell office:value-type="float" office:value="11.55" table:style-name="ce1">
            <text:p>11,55</text:p>
          </table:table-cell>
          <table:table-cell office:value-type="float" office:value="4.84" table:style-name="ce1">
            <text:p>4,84</text:p>
          </table:table-cell>
          <table:table-cell office:value-type="float" office:value="1.06" table:style-name="ce1">
            <text:p>1,06</text:p>
          </table:table-cell>
          <table:table-cell office:value-type="float" office:value="0.03" table:style-name="ce1">
            <text:p>0,03</text:p>
          </table:table-cell>
          <table:table-cell office:value-type="float" office:value="22.21" table:style-name="ce1">
            <text:p>22,21</text:p>
          </table:table-cell>
          <table:table-cell office:value-type="float" office:value="15.38" table:style-name="ce1">
            <text:p>15,38</text:p>
          </table:table-cell>
          <table:table-cell office:value-type="float" office:value="18.77" table:style-name="ce1">
            <text:p>18,77</text:p>
          </table:table-cell>
          <table:table-cell office:value-type="float" office:value="18.490000000000002" table:style-name="ce1">
            <text:p>18,49</text:p>
          </table:table-cell>
          <table:table-cell office:value-type="float" office:value="12.700000000000001" table:style-name="ce1">
            <text:p>12,7</text:p>
          </table:table-cell>
          <table:table-cell office:value-type="float" office:value="7.26" table:style-name="ce1">
            <text:p>7,26</text:p>
          </table:table-cell>
          <table:table-cell office:value-type="float" office:value="3.19" table:style-name="ce1">
            <text:p>3,19</text:p>
          </table:table-cell>
          <table:table-cell office:value-type="float" office:value="1.24" table:style-name="ce1">
            <text:p>1,24</text:p>
          </table:table-cell>
          <table:table-cell office:value-type="float" office:value="0.57000000000000006" table:style-name="ce1">
            <text:p>0,57</text:p>
          </table:table-cell>
          <table:table-cell office:value-type="float" office:value="0.18" table:style-name="ce1">
            <text:p>0,18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16.91" table:style-name="ce1">
            <text:p>716,91</text:p>
          </table:table-cell>
          <table:table-cell office:value-type="float" office:value="735.56000000000006" table:style-name="ce1">
            <text:p>735,56</text:p>
          </table:table-cell>
          <table:table-cell office:value-type="float" office:value="204.19" table:style-name="ce1">
            <text:p>204,19</text:p>
          </table:table-cell>
          <table:table-cell office:value-type="float" office:value="212.62" table:style-name="ce1">
            <text:p>212,62</text:p>
          </table:table-cell>
          <table:table-cell office:value-type="float" office:value="254.45000000000002" table:style-name="ce1">
            <text:p>254,45</text:p>
          </table:table-cell>
          <table:table-cell office:value-type="float" office:value="252.16" table:style-name="ce1">
            <text:p>252,16</text:p>
          </table:table-cell>
          <table:table-cell office:value-type="float" office:value="238.93" table:style-name="ce1">
            <text:p>238,93</text:p>
          </table:table-cell>
          <table:table-cell office:value-type="float" office:value="243.16" table:style-name="ce1">
            <text:p>243,16</text:p>
          </table:table-cell>
          <table:table-cell office:value-type="float" office:value="269.03000000000003" table:style-name="ce1">
            <text:p>269,03</text:p>
          </table:table-cell>
          <table:table-cell office:value-type="float" office:value="262.73" table:style-name="ce1">
            <text:p>262,73</text:p>
          </table:table-cell>
          <table:table-cell office:value-type="float" office:value="301.67" table:style-name="ce1">
            <text:p>301,67</text:p>
          </table:table-cell>
          <table:table-cell office:value-type="float" office:value="299.66000000000003" table:style-name="ce1">
            <text:p>299,66</text:p>
          </table:table-cell>
          <table:table-cell office:value-type="float" office:value="271.88" table:style-name="ce1">
            <text:p>271,88</text:p>
          </table:table-cell>
          <table:table-cell office:value-type="float" office:value="265.95999999999998" table:style-name="ce1">
            <text:p>265,96</text:p>
          </table:table-cell>
          <table:table-cell office:value-type="float" office:value="16.38" table:style-name="ce1">
            <text:p>16,38</text:p>
          </table:table-cell>
          <table:table-cell office:value-type="float" office:value="10.96" table:style-name="ce1">
            <text:p>10,96</text:p>
          </table:table-cell>
          <table:table-cell office:value-type="float" office:value="11.85" table:style-name="ce1">
            <text:p>11,85</text:p>
          </table:table-cell>
          <table:table-cell office:value-type="float" office:value="14.83" table:style-name="ce1">
            <text:p>14,83</text:p>
          </table:table-cell>
          <table:table-cell office:value-type="float" office:value="13.94" table:style-name="ce1">
            <text:p>13,94</text:p>
          </table:table-cell>
          <table:table-cell office:value-type="float" office:value="13.11" table:style-name="ce1">
            <text:p>13,11</text:p>
          </table:table-cell>
          <table:table-cell office:value-type="float" office:value="11.34" table:style-name="ce1">
            <text:p>11,34</text:p>
          </table:table-cell>
          <table:table-cell office:value-type="float" office:value="6.0600000000000005" table:style-name="ce1">
            <text:p>6,06</text:p>
          </table:table-cell>
          <table:table-cell office:value-type="float" office:value="1.53" table:style-name="ce1">
            <text:p>1,53</text:p>
          </table:table-cell>
          <table:table-cell office:value-type="float" office:value="4.42" table:style-name="ce1">
            <text:p>4,42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11.74" table:style-name="ce1">
            <text:p>11,74</text:p>
          </table:table-cell>
          <table:table-cell office:value-type="float" office:value="16.72" table:style-name="ce1">
            <text:p>16,72</text:p>
          </table:table-cell>
          <table:table-cell office:value-type="float" office:value="18.46" table:style-name="ce1">
            <text:p>18,46</text:p>
          </table:table-cell>
          <table:table-cell office:value-type="float" office:value="17.02" table:style-name="ce1">
            <text:p>17,02</text:p>
          </table:table-cell>
          <table:table-cell office:value-type="float" office:value="11.81" table:style-name="ce1">
            <text:p>11,81</text:p>
          </table:table-cell>
          <table:table-cell office:value-type="float" office:value="6.66" table:style-name="ce1">
            <text:p>6,66</text:p>
          </table:table-cell>
          <table:table-cell office:value-type="float" office:value="3.96" table:style-name="ce1">
            <text:p>3,96</text:p>
          </table:table-cell>
          <table:table-cell office:value-type="float" office:value="5.82" table:style-name="ce1">
            <text:p>5,82</text:p>
          </table:table-cell>
          <table:table-cell office:value-type="float" office:value="10.69" table:style-name="ce1">
            <text:p>10,69</text:p>
          </table:table-cell>
          <table:table-cell office:value-type="float" office:value="13.76" table:style-name="ce1">
            <text:p>13,76</text:p>
          </table:table-cell>
          <table:table-cell office:value-type="float" office:value="16.580000000000002" table:style-name="ce1">
            <text:p>16,58</text:p>
          </table:table-cell>
          <table:table-cell office:value-type="float" office:value="17.68" table:style-name="ce1">
            <text:p>17,68</text:p>
          </table:table-cell>
          <table:table-cell office:value-type="float" office:value="15.92" table:style-name="ce1">
            <text:p>15,92</text:p>
          </table:table-cell>
          <table:table-cell office:value-type="float" office:value="11.06" table:style-name="ce1">
            <text:p>11,06</text:p>
          </table:table-cell>
          <table:table-cell office:value-type="float" office:value="5.62" table:style-name="ce1">
            <text:p>5,62</text:p>
          </table:table-cell>
          <table:table-cell office:value-type="float" office:value="2.54" table:style-name="ce1">
            <text:p>2,54</text:p>
          </table:table-cell>
          <table:table-cell office:value-type="float" office:value="0.32" table:style-name="ce1">
            <text:p>0,32</text:p>
          </table:table-cell>
          <table:table-cell office:value-type="float" office:value="1.92" table:style-name="ce1">
            <text:p>1,92</text:p>
          </table:table-cell>
          <table:table-cell office:value-type="float" office:value="6.8500000000000005" table:style-name="ce1">
            <text:p>6,85</text:p>
          </table:table-cell>
          <table:table-cell office:value-type="float" office:value="13.93" table:style-name="ce1">
            <text:p>13,93</text:p>
          </table:table-cell>
          <table:table-cell office:value-type="float" office:value="18.95" table:style-name="ce1">
            <text:p>18,95</text:p>
          </table:table-cell>
          <table:table-cell office:value-type="float" office:value="19.66" table:style-name="ce1">
            <text:p>19,66</text:p>
          </table:table-cell>
          <table:table-cell office:value-type="float" office:value="16.830000000000002" table:style-name="ce1">
            <text:p>16,83</text:p>
          </table:table-cell>
          <table:table-cell office:value-type="float" office:value="11.72" table:style-name="ce1">
            <text:p>11,72</text:p>
          </table:table-cell>
          <table:table-cell office:value-type="float" office:value="6.47" table:style-name="ce1">
            <text:p>6,47</text:p>
          </table:table-cell>
          <table:table-cell office:value-type="float" office:value="2.68" table:style-name="ce1">
            <text:p>2,68</text:p>
          </table:table-cell>
          <table:table-cell office:value-type="float" office:value="0.96" table:style-name="ce1">
            <text:p>0,96</text:p>
          </table:table-cell>
          <table:table-cell office:value-type="float" office:value="0.03" table:style-name="ce1">
            <text:p>0,03</text:p>
          </table:table-cell>
          <table:table-cell office:value-type="float" office:value="15.22" table:style-name="ce1">
            <text:p>15,22</text:p>
          </table:table-cell>
          <table:table-cell office:value-type="float" office:value="12.94" table:style-name="ce1">
            <text:p>12,94</text:p>
          </table:table-cell>
          <table:table-cell office:value-type="float" office:value="16.760000000000002" table:style-name="ce1">
            <text:p>16,76</text:p>
          </table:table-cell>
          <table:table-cell office:value-type="float" office:value="18.78" table:style-name="ce1">
            <text:p>18,78</text:p>
          </table:table-cell>
          <table:table-cell office:value-type="float" office:value="17.23" table:style-name="ce1">
            <text:p>17,23</text:p>
          </table:table-cell>
          <table:table-cell office:value-type="float" office:value="12.02" table:style-name="ce1">
            <text:p>12,02</text:p>
          </table:table-cell>
          <table:table-cell office:value-type="float" office:value="5.54" table:style-name="ce1">
            <text:p>5,54</text:p>
          </table:table-cell>
          <table:table-cell office:value-type="float" office:value="1.47" table:style-name="ce1">
            <text:p>1,47</text:p>
          </table:table-cell>
          <table:table-cell office:value-type="float" office:value="0.04" table:style-name="ce1">
            <text:p>0,04</text:p>
          </table:table-cell>
          <table:table-cell office:value-type="float" office:value="15.41" table:style-name="ce1">
            <text:p>15,41</text:p>
          </table:table-cell>
          <table:table-cell office:value-type="float" office:value="13.9" table:style-name="ce1">
            <text:p>13,9</text:p>
          </table:table-cell>
          <table:table-cell office:value-type="float" office:value="17.650000000000002" table:style-name="ce1">
            <text:p>17,65</text:p>
          </table:table-cell>
          <table:table-cell office:value-type="float" office:value="19.080000000000002" table:style-name="ce1">
            <text:p>19,08</text:p>
          </table:table-cell>
          <table:table-cell office:value-type="float" office:value="17.62" table:style-name="ce1">
            <text:p>17,62</text:p>
          </table:table-cell>
          <table:table-cell office:value-type="float" office:value="10.72" table:style-name="ce1">
            <text:p>10,72</text:p>
          </table:table-cell>
          <table:table-cell office:value-type="float" office:value="4" table:style-name="ce1">
            <text:p>4</text:p>
          </table:table-cell>
          <table:table-cell office:value-type="float" office:value="1.23" table:style-name="ce1">
            <text:p>1,23</text:p>
          </table:table-cell>
          <table:table-cell office:value-type="float" office:value="0.38" table:style-name="ce1">
            <text:p>0,38</text:p>
          </table:table-cell>
          <table:table-cell office:value-type="float" office:value="0" table:style-name="ce1">
            <text:p>0</text:p>
          </table:table-cell>
          <table:table-cell office:value-type="float" office:value="21.59" table:style-name="ce1">
            <text:p>21,59</text:p>
          </table:table-cell>
          <table:table-cell office:value-type="float" office:value="19.02" table:style-name="ce1">
            <text:p>19,02</text:p>
          </table:table-cell>
          <table:table-cell office:value-type="float" office:value="20.28" table:style-name="ce1">
            <text:p>20,28</text:p>
          </table:table-cell>
          <table:table-cell office:value-type="float" office:value="17.43" table:style-name="ce1">
            <text:p>17,43</text:p>
          </table:table-cell>
          <table:table-cell office:value-type="float" office:value="11.59" table:style-name="ce1">
            <text:p>11,59</text:p>
          </table:table-cell>
          <table:table-cell office:value-type="float" office:value="6.34" table:style-name="ce1">
            <text:p>6,34</text:p>
          </table:table-cell>
          <table:table-cell office:value-type="float" office:value="2.77" table:style-name="ce1">
            <text:p>2,77</text:p>
          </table:table-cell>
          <table:table-cell office:value-type="float" office:value="0.79" table:style-name="ce1">
            <text:p>0,79</text:p>
          </table:table-cell>
          <table:table-cell office:value-type="float" office:value="0.15" table:style-name="ce1">
            <text:p>0,15</text:p>
          </table:table-cell>
          <table:table-cell office:value-type="float" office:value="0.03" table:style-name="ce1">
            <text:p>0,03</text:p>
          </table:table-cell>
          <table:table-cell office:value-type="float" office:value="20.67" table:style-name="ce1">
            <text:p>20,67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8.64" table:style-name="ce1">
            <text:p>18,64</text:p>
          </table:table-cell>
          <table:table-cell office:value-type="float" office:value="17.41" table:style-name="ce1">
            <text:p>17,41</text:p>
          </table:table-cell>
          <table:table-cell office:value-type="float" office:value="13.71" table:style-name="ce1">
            <text:p>13,71</text:p>
          </table:table-cell>
          <table:table-cell office:value-type="float" office:value="8.23" table:style-name="ce1">
            <text:p>8,23</text:p>
          </table:table-cell>
          <table:table-cell office:value-type="float" office:value="3.46" table:style-name="ce1">
            <text:p>3,46</text:p>
          </table:table-cell>
          <table:table-cell office:value-type="float" office:value="1.06" table:style-name="ce1">
            <text:p>1,06</text:p>
          </table:table-cell>
          <table:table-cell office:value-type="float" office:value="0.22" table:style-name="ce1">
            <text:p>0,22</text:p>
          </table:table-cell>
          <table:table-cell office:value-type="float" office:value="20.830000000000002" table:style-name="ce1">
            <text:p>20,83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8.28" table:style-name="ce1">
            <text:p>18,28</text:p>
          </table:table-cell>
          <table:table-cell office:value-type="float" office:value="15.290000000000001" table:style-name="ce1">
            <text:p>15,29</text:p>
          </table:table-cell>
          <table:table-cell office:value-type="float" office:value="9.33" table:style-name="ce1">
            <text:p>9,33</text:p>
          </table:table-cell>
          <table:table-cell office:value-type="float" office:value="3.5" table:style-name="ce1">
            <text:p>3,5</text:p>
          </table:table-cell>
          <table:table-cell office:value-type="float" office:value="0.62" table:style-name="ce1">
            <text:p>0,62</text:p>
          </table:table-cell>
          <table:table-cell office:value-type="float" office:value="0.02" table:style-name="ce1">
            <text:p>0,02</text:p>
          </table:table-cell>
          <table:table-cell office:value-type="float" office:value="23.900000000000002" table:style-name="ce1">
            <text:p>23,9</text:p>
          </table:table-cell>
          <table:table-cell office:value-type="float" office:value="16.03" table:style-name="ce1">
            <text:p>16,03</text:p>
          </table:table-cell>
          <table:table-cell office:value-type="float" office:value="18.79" table:style-name="ce1">
            <text:p>18,79</text:p>
          </table:table-cell>
          <table:table-cell office:value-type="float" office:value="18.240000000000002" table:style-name="ce1">
            <text:p>18,24</text:p>
          </table:table-cell>
          <table:table-cell office:value-type="float" office:value="12.450000000000001" table:style-name="ce1">
            <text:p>12,45</text:p>
          </table:table-cell>
          <table:table-cell office:value-type="float" office:value="6.8" table:style-name="ce1">
            <text:p>6,8</text:p>
          </table:table-cell>
          <table:table-cell office:value-type="float" office:value="2.69" table:style-name="ce1">
            <text:p>2,69</text:p>
          </table:table-cell>
          <table:table-cell office:value-type="float" office:value="0.84" table:style-name="ce1">
            <text:p>0,84</text:p>
          </table:table-cell>
          <table:table-cell office:value-type="float" office:value="0.21" table:style-name="ce1">
            <text:p>0,21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8.66" table:style-name="ce1">
            <text:p>8,66</text:p>
          </table:table-cell>
          <table:table-cell office:value-type="float" office:value="7.11" table:style-name="ce1">
            <text:p>7,11</text:p>
          </table:table-cell>
          <table:table-cell office:value-type="float" office:value="11.28" table:style-name="ce1">
            <text:p>11,28</text:p>
          </table:table-cell>
          <table:table-cell office:value-type="float" office:value="15.81" table:style-name="ce1">
            <text:p>15,81</text:p>
          </table:table-cell>
          <table:table-cell office:value-type="float" office:value="20.490000000000002" table:style-name="ce1">
            <text:p>20,49</text:p>
          </table:table-cell>
          <table:table-cell office:value-type="float" office:value="21.04" table:style-name="ce1">
            <text:p>21,04</text:p>
          </table:table-cell>
          <table:table-cell office:value-type="float" office:value="12.05" table:style-name="ce1">
            <text:p>12,05</text:p>
          </table:table-cell>
          <table:table-cell office:value-type="float" office:value="3.39" table:style-name="ce1">
            <text:p>3,39</text:p>
          </table:table-cell>
          <table:table-cell office:value-type="float" office:value="0.18" table:style-name="ce1">
            <text:p>0,18</text:p>
          </table:table-cell>
          <table:table-cell office:value-type="float" office:value="9.98" table:style-name="ce1">
            <text:p>9,98</text:p>
          </table:table-cell>
          <table:table-cell office:value-type="float" office:value="8.58" table:style-name="ce1">
            <text:p>8,58</text:p>
          </table:table-cell>
          <table:table-cell office:value-type="float" office:value="13" table:style-name="ce1">
            <text:p>13</text:p>
          </table:table-cell>
          <table:table-cell office:value-type="float" office:value="17.05" table:style-name="ce1">
            <text:p>17,05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5.71" table:style-name="ce1">
            <text:p>15,71</text:p>
          </table:table-cell>
          <table:table-cell office:value-type="float" office:value="10.67" table:style-name="ce1">
            <text:p>10,67</text:p>
          </table:table-cell>
          <table:table-cell office:value-type="float" office:value="5.13" table:style-name="ce1">
            <text:p>5,13</text:p>
          </table:table-cell>
          <table:table-cell office:value-type="float" office:value="1.9000000000000001" table:style-name="ce1">
            <text:p>1,9</text:p>
          </table:table-cell>
          <table:table-cell office:value-type="float" office:value="0.54" table:style-name="ce1">
            <text:p>0,54</text:p>
          </table:table-cell>
          <table:table-cell office:value-type="float" office:value="0" table:style-name="ce1">
            <text:p>0</text:p>
          </table:table-cell>
          <table:table-cell office:value-type="float" office:value="19.760000000000002" table:style-name="ce1">
            <text:p>19,76</text:p>
          </table:table-cell>
          <table:table-cell office:value-type="float" office:value="13.81" table:style-name="ce1">
            <text:p>13,81</text:p>
          </table:table-cell>
          <table:table-cell office:value-type="float" office:value="17.12" table:style-name="ce1">
            <text:p>17,12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15.75" table:style-name="ce1">
            <text:p>15,75</text:p>
          </table:table-cell>
          <table:table-cell office:value-type="float" office:value="10.36" table:style-name="ce1">
            <text:p>10,36</text:p>
          </table:table-cell>
          <table:table-cell office:value-type="float" office:value="4.25" table:style-name="ce1">
            <text:p>4,25</text:p>
          </table:table-cell>
          <table:table-cell office:value-type="float" office:value="0.86" table:style-name="ce1">
            <text:p>0,86</text:p>
          </table:table-cell>
          <table:table-cell office:value-type="float" office:value="0.03" table:style-name="ce1">
            <text:p>0,03</text:p>
          </table:table-cell>
          <table:table-cell office:value-type="float" office:value="22.68" table:style-name="ce1">
            <text:p>22,68</text:p>
          </table:table-cell>
          <table:table-cell office:value-type="float" office:value="15.38" table:style-name="ce1">
            <text:p>15,38</text:p>
          </table:table-cell>
          <table:table-cell office:value-type="float" office:value="18.28" table:style-name="ce1">
            <text:p>18,28</text:p>
          </table:table-cell>
          <table:table-cell office:value-type="float" office:value="18.14" table:style-name="ce1">
            <text:p>18,14</text:p>
          </table:table-cell>
          <table:table-cell office:value-type="float" office:value="12.88" table:style-name="ce1">
            <text:p>12,88</text:p>
          </table:table-cell>
          <table:table-cell office:value-type="float" office:value="7.58" table:style-name="ce1">
            <text:p>7,58</text:p>
          </table:table-cell>
          <table:table-cell office:value-type="float" office:value="3.39" table:style-name="ce1">
            <text:p>3,39</text:p>
          </table:table-cell>
          <table:table-cell office:value-type="float" office:value="1.21" table:style-name="ce1">
            <text:p>1,21</text:p>
          </table:table-cell>
          <table:table-cell office:value-type="float" office:value="0.36" table:style-name="ce1">
            <text:p>0,36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 e Municipal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16.46" table:style-name="ce1">
            <text:p>716,46</text:p>
          </table:table-cell>
          <table:table-cell office:value-type="float" office:value="735.81000000000006" table:style-name="ce1">
            <text:p>735,81</text:p>
          </table:table-cell>
          <table:table-cell office:value-type="float" office:value="204.25" table:style-name="ce1">
            <text:p>204,25</text:p>
          </table:table-cell>
          <table:table-cell office:value-type="float" office:value="212.48000000000002" table:style-name="ce1">
            <text:p>212,48</text:p>
          </table:table-cell>
          <table:table-cell office:value-type="float" office:value="254.88" table:style-name="ce1">
            <text:p>254,88</text:p>
          </table:table-cell>
          <table:table-cell office:value-type="float" office:value="252.04" table:style-name="ce1">
            <text:p>252,04</text:p>
          </table:table-cell>
          <table:table-cell office:value-type="float" office:value="239.38" table:style-name="ce1">
            <text:p>239,38</text:p>
          </table:table-cell>
          <table:table-cell office:value-type="float" office:value="243.39000000000001" table:style-name="ce1">
            <text:p>243,39</text:p>
          </table:table-cell>
          <table:table-cell office:value-type="float" office:value="269.79000000000002" table:style-name="ce1">
            <text:p>269,79</text:p>
          </table:table-cell>
          <table:table-cell office:value-type="float" office:value="262.70999999999998" table:style-name="ce1">
            <text:p>262,71</text:p>
          </table:table-cell>
          <table:table-cell office:value-type="float" office:value="302.55" table:style-name="ce1">
            <text:p>302,55</text:p>
          </table:table-cell>
          <table:table-cell office:value-type="float" office:value="300.49" table:style-name="ce1">
            <text:p>300,49</text:p>
          </table:table-cell>
          <table:table-cell office:value-type="float" office:value="272.68" table:style-name="ce1">
            <text:p>272,68</text:p>
          </table:table-cell>
          <table:table-cell office:value-type="float" office:value="266.05" table:style-name="ce1">
            <text:p>266,05</text:p>
          </table:table-cell>
          <table:table-cell office:value-type="float" office:value="16.48" table:style-name="ce1">
            <text:p>16,48</text:p>
          </table:table-cell>
          <table:table-cell office:value-type="float" office:value="11.07" table:style-name="ce1">
            <text:p>11,07</text:p>
          </table:table-cell>
          <table:table-cell office:value-type="float" office:value="12.06" table:style-name="ce1">
            <text:p>12,06</text:p>
          </table:table-cell>
          <table:table-cell office:value-type="float" office:value="14.55" table:style-name="ce1">
            <text:p>14,55</text:p>
          </table:table-cell>
          <table:table-cell office:value-type="float" office:value="14.09" table:style-name="ce1">
            <text:p>14,09</text:p>
          </table:table-cell>
          <table:table-cell office:value-type="float" office:value="13.22" table:style-name="ce1">
            <text:p>13,22</text:p>
          </table:table-cell>
          <table:table-cell office:value-type="float" office:value="11.200000000000001" table:style-name="ce1">
            <text:p>11,2</text:p>
          </table:table-cell>
          <table:table-cell office:value-type="float" office:value="5.72" table:style-name="ce1">
            <text:p>5,72</text:p>
          </table:table-cell>
          <table:table-cell office:value-type="float" office:value="1.61" table:style-name="ce1">
            <text:p>1,61</text:p>
          </table:table-cell>
          <table:table-cell office:value-type="float" office:value="4.42" table:style-name="ce1">
            <text:p>4,42</text:p>
          </table:table-cell>
          <table:table-cell office:value-type="float" office:value="8.81" table:style-name="ce1">
            <text:p>8,81</text:p>
          </table:table-cell>
          <table:table-cell office:value-type="float" office:value="11.91" table:style-name="ce1">
            <text:p>11,91</text:p>
          </table:table-cell>
          <table:table-cell office:value-type="float" office:value="16.89" table:style-name="ce1">
            <text:p>16,89</text:p>
          </table:table-cell>
          <table:table-cell office:value-type="float" office:value="18.350000000000001" table:style-name="ce1">
            <text:p>18,35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1.97" table:style-name="ce1">
            <text:p>11,97</text:p>
          </table:table-cell>
          <table:table-cell office:value-type="float" office:value="7.1000000000000005" table:style-name="ce1">
            <text:p>7,1</text:p>
          </table:table-cell>
          <table:table-cell office:value-type="float" office:value="3.69" table:style-name="ce1">
            <text:p>3,69</text:p>
          </table:table-cell>
          <table:table-cell office:value-type="float" office:value="5.8" table:style-name="ce1">
            <text:p>5,8</text:p>
          </table:table-cell>
          <table:table-cell office:value-type="float" office:value="10.61" table:style-name="ce1">
            <text:p>10,61</text:p>
          </table:table-cell>
          <table:table-cell office:value-type="float" office:value="13.71" table:style-name="ce1">
            <text:p>13,71</text:p>
          </table:table-cell>
          <table:table-cell office:value-type="float" office:value="16.59" table:style-name="ce1">
            <text:p>16,59</text:p>
          </table:table-cell>
          <table:table-cell office:value-type="float" office:value="17.78" table:style-name="ce1">
            <text:p>17,78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1.120000000000001" table:style-name="ce1">
            <text:p>11,12</text:p>
          </table:table-cell>
          <table:table-cell office:value-type="float" office:value="5.59" table:style-name="ce1">
            <text:p>5,59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0.31" table:style-name="ce1">
            <text:p>0,31</text:p>
          </table:table-cell>
          <table:table-cell office:value-type="float" office:value="1.92" table:style-name="ce1">
            <text:p>1,92</text:p>
          </table:table-cell>
          <table:table-cell office:value-type="float" office:value="6.76" table:style-name="ce1">
            <text:p>6,76</text:p>
          </table:table-cell>
          <table:table-cell office:value-type="float" office:value="13.84" table:style-name="ce1">
            <text:p>13,84</text:p>
          </table:table-cell>
          <table:table-cell office:value-type="float" office:value="19.010000000000002" table:style-name="ce1">
            <text:p>19,01</text:p>
          </table:table-cell>
          <table:table-cell office:value-type="float" office:value="19.91" table:style-name="ce1">
            <text:p>19,91</text:p>
          </table:table-cell>
          <table:table-cell office:value-type="float" office:value="16.990000000000002" table:style-name="ce1">
            <text:p>16,99</text:p>
          </table:table-cell>
          <table:table-cell office:value-type="float" office:value="11.72" table:style-name="ce1">
            <text:p>11,72</text:p>
          </table:table-cell>
          <table:table-cell office:value-type="float" office:value="6.3500000000000005" table:style-name="ce1">
            <text:p>6,35</text:p>
          </table:table-cell>
          <table:table-cell office:value-type="float" office:value="2.58" table:style-name="ce1">
            <text:p>2,58</text:p>
          </table:table-cell>
          <table:table-cell office:value-type="float" office:value="0.89" table:style-name="ce1">
            <text:p>0,89</text:p>
          </table:table-cell>
          <table:table-cell office:value-type="float" office:value="0.03" table:style-name="ce1">
            <text:p>0,03</text:p>
          </table:table-cell>
          <table:table-cell office:value-type="float" office:value="14.98" table:style-name="ce1">
            <text:p>14,98</text:p>
          </table:table-cell>
          <table:table-cell office:value-type="float" office:value="12.86" table:style-name="ce1">
            <text:p>12,86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8.87" table:style-name="ce1">
            <text:p>18,87</text:p>
          </table:table-cell>
          <table:table-cell office:value-type="float" office:value="17.38" table:style-name="ce1">
            <text:p>17,38</text:p>
          </table:table-cell>
          <table:table-cell office:value-type="float" office:value="12.14" table:style-name="ce1">
            <text:p>12,14</text:p>
          </table:table-cell>
          <table:table-cell office:value-type="float" office:value="5.58" table:style-name="ce1">
            <text:p>5,58</text:p>
          </table:table-cell>
          <table:table-cell office:value-type="float" office:value="1.49" table:style-name="ce1">
            <text:p>1,49</text:p>
          </table:table-cell>
          <table:table-cell office:value-type="float" office:value="0.04" table:style-name="ce1">
            <text:p>0,04</text:p>
          </table:table-cell>
          <table:table-cell office:value-type="float" office:value="15.27" table:style-name="ce1">
            <text:p>15,27</text:p>
          </table:table-cell>
          <table:table-cell office:value-type="float" office:value="14" table:style-name="ce1">
            <text:p>14</text:p>
          </table:table-cell>
          <table:table-cell office:value-type="float" office:value="17.830000000000002" table:style-name="ce1">
            <text:p>17,83</text:p>
          </table:table-cell>
          <table:table-cell office:value-type="float" office:value="19.21" table:style-name="ce1">
            <text:p>19,21</text:p>
          </table:table-cell>
          <table:table-cell office:value-type="float" office:value="17.63" table:style-name="ce1">
            <text:p>17,63</text:p>
          </table:table-cell>
          <table:table-cell office:value-type="float" office:value="10.6" table:style-name="ce1">
            <text:p>10,6</text:p>
          </table:table-cell>
          <table:table-cell office:value-type="float" office:value="3.88" table:style-name="ce1">
            <text:p>3,88</text:p>
          </table:table-cell>
          <table:table-cell office:value-type="float" office:value="1.19" table:style-name="ce1">
            <text:p>1,19</text:p>
          </table:table-cell>
          <table:table-cell office:value-type="float" office:value="0.39" table:style-name="ce1">
            <text:p>0,39</text:p>
          </table:table-cell>
          <table:table-cell office:value-type="float" office:value="0" table:style-name="ce1">
            <text:p>0</text:p>
          </table:table-cell>
          <table:table-cell office:value-type="float" office:value="21.19" table:style-name="ce1">
            <text:p>21,19</text:p>
          </table:table-cell>
          <table:table-cell office:value-type="float" office:value="18.93" table:style-name="ce1">
            <text:p>18,93</text:p>
          </table:table-cell>
          <table:table-cell office:value-type="float" office:value="20.18" table:style-name="ce1">
            <text:p>20,18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1.74" table:style-name="ce1">
            <text:p>11,74</text:p>
          </table:table-cell>
          <table:table-cell office:value-type="float" office:value="6.36" table:style-name="ce1">
            <text:p>6,36</text:p>
          </table:table-cell>
          <table:table-cell office:value-type="float" office:value="2.72" table:style-name="ce1">
            <text:p>2,72</text:p>
          </table:table-cell>
          <table:table-cell office:value-type="float" office:value="0.82000000000000006" table:style-name="ce1">
            <text:p>0,82</text:p>
          </table:table-cell>
          <table:table-cell office:value-type="float" office:value="0.18" table:style-name="ce1">
            <text:p>0,18</text:p>
          </table:table-cell>
          <table:table-cell office:value-type="float" office:value="0.03" table:style-name="ce1">
            <text:p>0,03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16.5" table:style-name="ce1">
            <text:p>16,5</text:p>
          </table:table-cell>
          <table:table-cell office:value-type="float" office:value="18.900000000000002" table:style-name="ce1">
            <text:p>18,9</text:p>
          </table:table-cell>
          <table:table-cell office:value-type="float" office:value="17.72" table:style-name="ce1">
            <text:p>17,72</text:p>
          </table:table-cell>
          <table:table-cell office:value-type="float" office:value="13.81" table:style-name="ce1">
            <text:p>13,81</text:p>
          </table:table-cell>
          <table:table-cell office:value-type="float" office:value="8.120000000000001" table:style-name="ce1">
            <text:p>8,12</text:p>
          </table:table-cell>
          <table:table-cell office:value-type="float" office:value="3.37" table:style-name="ce1">
            <text:p>3,37</text:p>
          </table:table-cell>
          <table:table-cell office:value-type="float" office:value="1.05" table:style-name="ce1">
            <text:p>1,05</text:p>
          </table:table-cell>
          <table:table-cell office:value-type="float" office:value="0.22" table:style-name="ce1">
            <text:p>0,22</text:p>
          </table:table-cell>
          <table:table-cell office:value-type="float" office:value="20.47" table:style-name="ce1">
            <text:p>20,47</text:p>
          </table:table-cell>
          <table:table-cell office:value-type="float" office:value="14.23" table:style-name="ce1">
            <text:p>14,23</text:p>
          </table:table-cell>
          <table:table-cell office:value-type="float" office:value="17.54" table:style-name="ce1">
            <text:p>17,54</text:p>
          </table:table-cell>
          <table:table-cell office:value-type="float" office:value="18.34" table:style-name="ce1">
            <text:p>18,34</text:p>
          </table:table-cell>
          <table:table-cell office:value-type="float" office:value="15.540000000000001" table:style-name="ce1">
            <text:p>15,54</text:p>
          </table:table-cell>
          <table:table-cell office:value-type="float" office:value="9.58" table:style-name="ce1">
            <text:p>9,58</text:p>
          </table:table-cell>
          <table:table-cell office:value-type="float" office:value="3.62" table:style-name="ce1">
            <text:p>3,62</text:p>
          </table:table-cell>
          <table:table-cell office:value-type="float" office:value="0.66" table:style-name="ce1">
            <text:p>0,66</text:p>
          </table:table-cell>
          <table:table-cell office:value-type="float" office:value="0.02" table:style-name="ce1">
            <text:p>0,02</text:p>
          </table:table-cell>
          <table:table-cell office:value-type="float" office:value="23.82" table:style-name="ce1">
            <text:p>23,82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18.91" table:style-name="ce1">
            <text:p>18,91</text:p>
          </table:table-cell>
          <table:table-cell office:value-type="float" office:value="18.34" table:style-name="ce1">
            <text:p>18,34</text:p>
          </table:table-cell>
          <table:table-cell office:value-type="float" office:value="12.38" table:style-name="ce1">
            <text:p>12,38</text:p>
          </table:table-cell>
          <table:table-cell office:value-type="float" office:value="6.7" table:style-name="ce1">
            <text:p>6,7</text:p>
          </table:table-cell>
          <table:table-cell office:value-type="float" office:value="2.65" table:style-name="ce1">
            <text:p>2,65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.24" table:style-name="ce1">
            <text:p>0,24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6.8500000000000005" table:style-name="ce1">
            <text:p>6,85</text:p>
          </table:table-cell>
          <table:table-cell office:value-type="float" office:value="10.96" table:style-name="ce1">
            <text:p>10,96</text:p>
          </table:table-cell>
          <table:table-cell office:value-type="float" office:value="15.57" table:style-name="ce1">
            <text:p>15,57</text:p>
          </table:table-cell>
          <table:table-cell office:value-type="float" office:value="20.89" table:style-name="ce1">
            <text:p>20,89</text:p>
          </table:table-cell>
          <table:table-cell office:value-type="float" office:value="21.400000000000002" table:style-name="ce1">
            <text:p>21,4</text:p>
          </table:table-cell>
          <table:table-cell office:value-type="float" office:value="12.27" table:style-name="ce1">
            <text:p>12,27</text:p>
          </table:table-cell>
          <table:table-cell office:value-type="float" office:value="3.44" table:style-name="ce1">
            <text:p>3,44</text:p>
          </table:table-cell>
          <table:table-cell office:value-type="float" office:value="0.16" table:style-name="ce1">
            <text:p>0,16</text:p>
          </table:table-cell>
          <table:table-cell office:value-type="float" office:value="9.69" table:style-name="ce1">
            <text:p>9,69</text:p>
          </table:table-cell>
          <table:table-cell office:value-type="float" office:value="8.4" table:style-name="ce1">
            <text:p>8,4</text:p>
          </table:table-cell>
          <table:table-cell office:value-type="float" office:value="13.01" table:style-name="ce1">
            <text:p>13,01</text:p>
          </table:table-cell>
          <table:table-cell office:value-type="float" office:value="16.990000000000002" table:style-name="ce1">
            <text:p>16,99</text:p>
          </table:table-cell>
          <table:table-cell office:value-type="float" office:value="17.59" table:style-name="ce1">
            <text:p>17,59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10.52" table:style-name="ce1">
            <text:p>10,52</text:p>
          </table:table-cell>
          <table:table-cell office:value-type="float" office:value="5.23" table:style-name="ce1">
            <text:p>5,23</text:p>
          </table:table-cell>
          <table:table-cell office:value-type="float" office:value="2.16" table:style-name="ce1">
            <text:p>2,16</text:p>
          </table:table-cell>
          <table:table-cell office:value-type="float" office:value="0.61" table:style-name="ce1">
            <text:p>0,61</text:p>
          </table:table-cell>
          <table:table-cell office:value-type="float" office:value="0" table:style-name="ce1">
            <text:p>0</text:p>
          </table:table-cell>
          <table:table-cell office:value-type="float" office:value="19.41" table:style-name="ce1">
            <text:p>19,41</text:p>
          </table:table-cell>
          <table:table-cell office:value-type="float" office:value="13.58" table:style-name="ce1">
            <text:p>13,58</text:p>
          </table:table-cell>
          <table:table-cell office:value-type="float" office:value="16.96" table:style-name="ce1">
            <text:p>16,9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0.620000000000001" table:style-name="ce1">
            <text:p>10,62</text:p>
          </table:table-cell>
          <table:table-cell office:value-type="float" office:value="4.38" table:style-name="ce1">
            <text:p>4,38</text:p>
          </table:table-cell>
          <table:table-cell office:value-type="float" office:value="0.91" table:style-name="ce1">
            <text:p>0,91</text:p>
          </table:table-cell>
          <table:table-cell office:value-type="float" office:value="0.03" table:style-name="ce1">
            <text:p>0,03</text:p>
          </table:table-cell>
          <table:table-cell office:value-type="float" office:value="22.580000000000002" table:style-name="ce1">
            <text:p>22,58</text:p>
          </table:table-cell>
          <table:table-cell office:value-type="float" office:value="15.38" table:style-name="ce1">
            <text:p>15,38</text:p>
          </table:table-cell>
          <table:table-cell office:value-type="float" office:value="18.39" table:style-name="ce1">
            <text:p>18,39</text:p>
          </table:table-cell>
          <table:table-cell office:value-type="float" office:value="18.22" table:style-name="ce1">
            <text:p>18,22</text:p>
          </table:table-cell>
          <table:table-cell office:value-type="float" office:value="12.84" table:style-name="ce1">
            <text:p>12,84</text:p>
          </table:table-cell>
          <table:table-cell office:value-type="float" office:value="7.51" table:style-name="ce1">
            <text:p>7,51</text:p>
          </table:table-cell>
          <table:table-cell office:value-type="float" office:value="3.34" table:style-name="ce1">
            <text:p>3,34</text:p>
          </table:table-cell>
          <table:table-cell office:value-type="float" office:value="1.22" table:style-name="ce1">
            <text:p>1,22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0.11" table:style-name="ce1">
            <text:p>0,11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Capital</text:p>
          </table:table-cell>
          <table:table-cell office:value-type="float" office:value="711.30000000000007" table:style-name="ce1">
            <text:p>711,3</text:p>
          </table:table-cell>
          <table:table-cell office:value-type="float" office:value="731.15" table:style-name="ce1">
            <text:p>731,15</text:p>
          </table:table-cell>
          <table:table-cell office:value-type="float" office:value="191.92000000000002" table:style-name="ce1">
            <text:p>191,92</text:p>
          </table:table-cell>
          <table:table-cell office:value-type="float" office:value="198.72" table:style-name="ce1">
            <text:p>198,72</text:p>
          </table:table-cell>
          <table:table-cell office:value-type="float" office:value="242.77" table:style-name="ce1">
            <text:p>242,77</text:p>
          </table:table-cell>
          <table:table-cell office:value-type="float" office:value="239.13" table:style-name="ce1">
            <text:p>239,13</text:p>
          </table:table-cell>
          <table:table-cell office:value-type="float" office:value="229.55" table:style-name="ce1">
            <text:p>229,55</text:p>
          </table:table-cell>
          <table:table-cell office:value-type="float" office:value="225.72" table:style-name="ce1">
            <text:p>225,72</text:p>
          </table:table-cell>
          <table:table-cell office:value-type="float" office:value="251.29" table:style-name="ce1">
            <text:p>251,29</text:p>
          </table:table-cell>
          <table:table-cell office:value-type="float" office:value="245.19" table:style-name="ce1">
            <text:p>245,19</text:p>
          </table:table-cell>
          <table:table-cell office:value-type="float" office:value="271.41000000000003" table:style-name="ce1">
            <text:p>271,41</text:p>
          </table:table-cell>
          <table:table-cell office:value-type="float" office:value="265.41000000000003" table:style-name="ce1">
            <text:p>265,41</text:p>
          </table:table-cell>
          <table:table-cell office:value-type="float" office:value="253.44" table:style-name="ce1">
            <text:p>253,44</text:p>
          </table:table-cell>
          <table:table-cell office:value-type="float" office:value="247.36" table:style-name="ce1">
            <text:p>247,36</text:p>
          </table:table-cell>
          <table:table-cell office:value-type="float" office:value="20.150000000000002" table:style-name="ce1">
            <text:p>20,15</text:p>
          </table:table-cell>
          <table:table-cell office:value-type="float" office:value="11.790000000000001" table:style-name="ce1">
            <text:p>11,79</text:p>
          </table:table-cell>
          <table:table-cell office:value-type="float" office:value="10.4" table:style-name="ce1">
            <text:p>10,4</text:p>
          </table:table-cell>
          <table:table-cell office:value-type="float" office:value="11.82" table:style-name="ce1">
            <text:p>11,82</text:p>
          </table:table-cell>
          <table:table-cell office:value-type="float" office:value="17.12" table:style-name="ce1">
            <text:p>17,12</text:p>
          </table:table-cell>
          <table:table-cell office:value-type="float" office:value="12.6" table:style-name="ce1">
            <text:p>12,6</text:p>
          </table:table-cell>
          <table:table-cell office:value-type="float" office:value="10.200000000000001" table:style-name="ce1">
            <text:p>10,2</text:p>
          </table:table-cell>
          <table:table-cell office:value-type="float" office:value="3.96" table:style-name="ce1">
            <text:p>3,96</text:p>
          </table:table-cell>
          <table:table-cell office:value-type="float" office:value="1.97" table:style-name="ce1">
            <text:p>1,97</text:p>
          </table:table-cell>
          <table:table-cell office:value-type="float" office:value="7.12" table:style-name="ce1">
            <text:p>7,12</text:p>
          </table:table-cell>
          <table:table-cell office:value-type="float" office:value="8.5299999999999994" table:style-name="ce1">
            <text:p>8,53</text:p>
          </table:table-cell>
          <table:table-cell office:value-type="float" office:value="13.98" table:style-name="ce1">
            <text:p>13,98</text:p>
          </table:table-cell>
          <table:table-cell office:value-type="float" office:value="20.28" table:style-name="ce1">
            <text:p>20,28</text:p>
          </table:table-cell>
          <table:table-cell office:value-type="float" office:value="16.48" table:style-name="ce1">
            <text:p>16,48</text:p>
          </table:table-cell>
          <table:table-cell office:value-type="float" office:value="11.23" table:style-name="ce1">
            <text:p>11,23</text:p>
          </table:table-cell>
          <table:table-cell office:value-type="float" office:value="8.9500000000000011" table:style-name="ce1">
            <text:p>8,95</text:p>
          </table:table-cell>
          <table:table-cell office:value-type="float" office:value="6.44" table:style-name="ce1">
            <text:p>6,44</text:p>
          </table:table-cell>
          <table:table-cell office:value-type="float" office:value="7" table:style-name="ce1">
            <text:p>7</text:p>
          </table:table-cell>
          <table:table-cell office:value-type="float" office:value="7.99" table:style-name="ce1">
            <text:p>7,99</text:p>
          </table:table-cell>
          <table:table-cell office:value-type="float" office:value="14.27" table:style-name="ce1">
            <text:p>14,27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7.93" table:style-name="ce1">
            <text:p>17,93</text:p>
          </table:table-cell>
          <table:table-cell office:value-type="float" office:value="17.05" table:style-name="ce1">
            <text:p>17,05</text:p>
          </table:table-cell>
          <table:table-cell office:value-type="float" office:value="12.780000000000001" table:style-name="ce1">
            <text:p>12,78</text:p>
          </table:table-cell>
          <table:table-cell office:value-type="float" office:value="7.8" table:style-name="ce1">
            <text:p>7,8</text:p>
          </table:table-cell>
          <table:table-cell office:value-type="float" office:value="3.38" table:style-name="ce1">
            <text:p>3,38</text:p>
          </table:table-cell>
          <table:table-cell office:value-type="float" office:value="1.49" table:style-name="ce1">
            <text:p>1,49</text:p>
          </table:table-cell>
          <table:table-cell office:value-type="float" office:value="0.15" table:style-name="ce1">
            <text:p>0,15</text:p>
          </table:table-cell>
          <table:table-cell office:value-type="float" office:value="2.98" table:style-name="ce1">
            <text:p>2,98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8.66" table:style-name="ce1">
            <text:p>18,66</text:p>
          </table:table-cell>
          <table:table-cell office:value-type="float" office:value="22.81" table:style-name="ce1">
            <text:p>22,81</text:p>
          </table:table-cell>
          <table:table-cell office:value-type="float" office:value="19.580000000000002" table:style-name="ce1">
            <text:p>19,58</text:p>
          </table:table-cell>
          <table:table-cell office:value-type="float" office:value="13.13" table:style-name="ce1">
            <text:p>13,13</text:p>
          </table:table-cell>
          <table:table-cell office:value-type="float" office:value="7.9" table:style-name="ce1">
            <text:p>7,9</text:p>
          </table:table-cell>
          <table:table-cell office:value-type="float" office:value="3.63" table:style-name="ce1">
            <text:p>3,63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office:value-type="float" office:value="18.87" table:style-name="ce1">
            <text:p>18,87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9.98" table:style-name="ce1">
            <text:p>19,98</text:p>
          </table:table-cell>
          <table:table-cell office:value-type="float" office:value="18" table:style-name="ce1">
            <text:p>18</text:p>
          </table:table-cell>
          <table:table-cell office:value-type="float" office:value="14.66" table:style-name="ce1">
            <text:p>14,66</text:p>
          </table:table-cell>
          <table:table-cell office:value-type="float" office:value="7.9300000000000006" table:style-name="ce1">
            <text:p>7,93</text:p>
          </table:table-cell>
          <table:table-cell office:value-type="float" office:value="2.84" table:style-name="ce1">
            <text:p>2,84</text:p>
          </table:table-cell>
          <table:table-cell office:value-type="float" office:value="0.51" table:style-name="ce1">
            <text:p>0,51</text:p>
          </table:table-cell>
          <table:table-cell office:value-type="float" office:value="0.03" table:style-name="ce1">
            <text:p>0,03</text:p>
          </table:table-cell>
          <table:table-cell office:value-type="float" office:value="20.94" table:style-name="ce1">
            <text:p>20,94</text:p>
          </table:table-cell>
          <table:table-cell office:value-type="float" office:value="19.02" table:style-name="ce1">
            <text:p>19,02</text:p>
          </table:table-cell>
          <table:table-cell office:value-type="float" office:value="19.52" table:style-name="ce1">
            <text:p>19,52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3.06" table:style-name="ce1">
            <text:p>13,06</text:p>
          </table:table-cell>
          <table:table-cell office:value-type="float" office:value="6.67" table:style-name="ce1">
            <text:p>6,67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25.73" table:style-name="ce1">
            <text:p>25,73</text:p>
          </table:table-cell>
          <table:table-cell office:value-type="float" office:value="23.54" table:style-name="ce1">
            <text:p>23,54</text:p>
          </table:table-cell>
          <table:table-cell office:value-type="float" office:value="20.010000000000002" table:style-name="ce1">
            <text:p>20,01</text:p>
          </table:table-cell>
          <table:table-cell office:value-type="float" office:value="15.46" table:style-name="ce1">
            <text:p>15,46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4.87" table:style-name="ce1">
            <text:p>4,87</text:p>
          </table:table-cell>
          <table:table-cell office:value-type="float" office:value="1.03" table:style-name="ce1">
            <text:p>1,03</text:p>
          </table:table-cell>
          <table:table-cell office:value-type="float" office:value="0.05" table:style-name="ce1">
            <text:p>0,05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3" table:style-name="ce1">
            <text:p>0,03</text:p>
          </table:table-cell>
          <table:table-cell office:value-type="float" office:value="34.64" table:style-name="ce1">
            <text:p>34,64</text:p>
          </table:table-cell>
          <table:table-cell office:value-type="float" office:value="16.91" table:style-name="ce1">
            <text:p>16,91</text:p>
          </table:table-cell>
          <table:table-cell office:value-type="float" office:value="18.66" table:style-name="ce1">
            <text:p>18,66</text:p>
          </table:table-cell>
          <table:table-cell office:value-type="float" office:value="14.02" table:style-name="ce1">
            <text:p>14,02</text:p>
          </table:table-cell>
          <table:table-cell office:value-type="float" office:value="8.0400000000000009" table:style-name="ce1">
            <text:p>8,04</text:p>
          </table:table-cell>
          <table:table-cell office:value-type="float" office:value="5.96" table:style-name="ce1">
            <text:p>5,96</text:p>
          </table:table-cell>
          <table:table-cell office:value-type="float" office:value="1.23" table:style-name="ce1">
            <text:p>1,23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.17" table:style-name="ce1">
            <text:p>0,17</text:p>
          </table:table-cell>
          <table:table-cell office:value-type="float" office:value="32.46" table:style-name="ce1">
            <text:p>32,46</text:p>
          </table:table-cell>
          <table:table-cell office:value-type="float" office:value="17.05" table:style-name="ce1">
            <text:p>17,05</text:p>
          </table:table-cell>
          <table:table-cell office:value-type="float" office:value="18.71" table:style-name="ce1">
            <text:p>18,71</text:p>
          </table:table-cell>
          <table:table-cell office:value-type="float" office:value="16.54" table:style-name="ce1">
            <text:p>16,54</text:p>
          </table:table-cell>
          <table:table-cell office:value-type="float" office:value="9.36" table:style-name="ce1">
            <text:p>9,36</text:p>
          </table:table-cell>
          <table:table-cell office:value-type="float" office:value="4.17" table:style-name="ce1">
            <text:p>4,17</text:p>
          </table:table-cell>
          <table:table-cell office:value-type="float" office:value="1.47" table:style-name="ce1">
            <text:p>1,47</text:p>
          </table:table-cell>
          <table:table-cell office:value-type="float" office:value="0.2" table:style-name="ce1">
            <text:p>0,2</text:p>
          </table:table-cell>
          <table:table-cell office:value-type="float" office:value="0.04" table:style-name="ce1">
            <text:p>0,04</text:p>
          </table:table-cell>
          <table:table-cell office:value-type="float" office:value="35.01" table:style-name="ce1">
            <text:p>35,01</text:p>
          </table:table-cell>
          <table:table-cell office:value-type="float" office:value="19.45" table:style-name="ce1">
            <text:p>19,45</text:p>
          </table:table-cell>
          <table:table-cell office:value-type="float" office:value="19.32" table:style-name="ce1">
            <text:p>19,32</text:p>
          </table:table-cell>
          <table:table-cell office:value-type="float" office:value="14.06" table:style-name="ce1">
            <text:p>14,06</text:p>
          </table:table-cell>
          <table:table-cell office:value-type="float" office:value="7.2" table:style-name="ce1">
            <text:p>7,2</text:p>
          </table:table-cell>
          <table:table-cell office:value-type="float" office:value="3.7800000000000002" table:style-name="ce1">
            <text:p>3,78</text:p>
          </table:table-cell>
          <table:table-cell office:value-type="float" office:value="0.84" table:style-name="ce1">
            <text:p>0,84</text:p>
          </table:table-cell>
          <table:table-cell office:value-type="float" office:value="0.23" table:style-name="ce1">
            <text:p>0,23</text:p>
          </table:table-cell>
          <table:table-cell office:value-type="float" office:value="0.11" table:style-name="ce1">
            <text:p>0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3.99" table:style-name="ce1">
            <text:p>13,99</text:p>
          </table:table-cell>
          <table:table-cell office:value-type="float" office:value="21.830000000000002" table:style-name="ce1">
            <text:p>21,83</text:p>
          </table:table-cell>
          <table:table-cell office:value-type="float" office:value="12.59" table:style-name="ce1">
            <text:p>12,59</text:p>
          </table:table-cell>
          <table:table-cell office:value-type="float" office:value="22.66" table:style-name="ce1">
            <text:p>22,66</text:p>
          </table:table-cell>
          <table:table-cell office:value-type="float" office:value="8.75" table:style-name="ce1">
            <text:p>8,75</text:p>
          </table:table-cell>
          <table:table-cell office:value-type="float" office:value="1.95" table:style-name="ce1">
            <text:p>1,95</text:p>
          </table:table-cell>
          <table:table-cell office:value-type="float" office:value="0.3" table:style-name="ce1">
            <text:p>0,3</text:p>
          </table:table-cell>
          <table:table-cell office:value-type="float" office:value="0" table:style-name="ce1">
            <text:p>0</text:p>
          </table:table-cell>
          <table:table-cell office:value-type="float" office:value="21.8" table:style-name="ce1">
            <text:p>21,8</text:p>
          </table:table-cell>
          <table:table-cell office:value-type="float" office:value="12.07" table:style-name="ce1">
            <text:p>12,07</text:p>
          </table:table-cell>
          <table:table-cell office:value-type="float" office:value="20.27" table:style-name="ce1">
            <text:p>20,27</text:p>
          </table:table-cell>
          <table:table-cell office:value-type="float" office:value="22.45" table:style-name="ce1">
            <text:p>22,45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5.73" table:style-name="ce1">
            <text:p>5,73</text:p>
          </table:table-cell>
          <table:table-cell office:value-type="float" office:value="1.61" table:style-name="ce1">
            <text:p>1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900000000000002" table:style-name="ce1">
            <text:p>30,9</text:p>
          </table:table-cell>
          <table:table-cell office:value-type="float" office:value="16.72" table:style-name="ce1">
            <text:p>16,72</text:p>
          </table:table-cell>
          <table:table-cell office:value-type="float" office:value="19.04" table:style-name="ce1">
            <text:p>19,04</text:p>
          </table:table-cell>
          <table:table-cell office:value-type="float" office:value="16.12" table:style-name="ce1">
            <text:p>16,12</text:p>
          </table:table-cell>
          <table:table-cell office:value-type="float" office:value="10.790000000000001" table:style-name="ce1">
            <text:p>10,79</text:p>
          </table:table-cell>
          <table:table-cell office:value-type="float" office:value="4.66" table:style-name="ce1">
            <text:p>4,66</text:p>
          </table:table-cell>
          <table:table-cell office:value-type="float" office:value="1.52" table:style-name="ce1">
            <text:p>1,52</text:p>
          </table:table-cell>
          <table:table-cell office:value-type="float" office:value="0.21" table:style-name="ce1">
            <text:p>0,21</text:p>
          </table:table-cell>
          <table:table-cell office:value-type="float" office:value="0.03" table:style-name="ce1">
            <text:p>0,03</text:p>
          </table:table-cell>
          <table:table-cell office:value-type="float" office:value="33.6" table:style-name="ce1">
            <text:p>33,6</text:p>
          </table:table-cell>
          <table:table-cell office:value-type="float" office:value="18.66" table:style-name="ce1">
            <text:p>18,66</text:p>
          </table:table-cell>
          <table:table-cell office:value-type="float" office:value="19.420000000000002" table:style-name="ce1">
            <text:p>19,42</text:p>
          </table:table-cell>
          <table:table-cell office:value-type="float" office:value="14.96" table:style-name="ce1">
            <text:p>14,96</text:p>
          </table:table-cell>
          <table:table-cell office:value-type="float" office:value="8.15" table:style-name="ce1">
            <text:p>8,15</text:p>
          </table:table-cell>
          <table:table-cell office:value-type="float" office:value="3.99" table:style-name="ce1">
            <text:p>3,99</text:p>
          </table:table-cell>
          <table:table-cell office:value-type="float" office:value="0.92" table:style-name="ce1">
            <text:p>0,92</text:p>
          </table:table-cell>
          <table:table-cell office:value-type="float" office:value="0.21" table:style-name="ce1">
            <text:p>0,21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Interior</text:p>
          </table:table-cell>
          <table:table-cell office:value-type="float" office:value="709.38" table:style-name="ce1">
            <text:p>709,38</text:p>
          </table:table-cell>
          <table:table-cell office:value-type="float" office:value="728.1" table:style-name="ce1">
            <text:p>728,1</text:p>
          </table:table-cell>
          <table:table-cell office:value-type="float" office:value="181.95000000000002" table:style-name="ce1">
            <text:p>181,95</text:p>
          </table:table-cell>
          <table:table-cell office:value-type="float" office:value="193.3" table:style-name="ce1">
            <text:p>193,3</text:p>
          </table:table-cell>
          <table:table-cell office:value-type="float" office:value="234.96" table:style-name="ce1">
            <text:p>234,96</text:p>
          </table:table-cell>
          <table:table-cell office:value-type="float" office:value="234.89000000000001" table:style-name="ce1">
            <text:p>234,89</text:p>
          </table:table-cell>
          <table:table-cell office:value-type="float" office:value="226.65" table:style-name="ce1">
            <text:p>226,65</text:p>
          </table:table-cell>
          <table:table-cell office:value-type="float" office:value="225.72" table:style-name="ce1">
            <text:p>225,72</text:p>
          </table:table-cell>
          <table:table-cell office:value-type="float" office:value="249.09" table:style-name="ce1">
            <text:p>249,09</text:p>
          </table:table-cell>
          <table:table-cell office:value-type="float" office:value="244.63" table:style-name="ce1">
            <text:p>244,63</text:p>
          </table:table-cell>
          <table:table-cell office:value-type="float" office:value="287.31" table:style-name="ce1">
            <text:p>287,31</text:p>
          </table:table-cell>
          <table:table-cell office:value-type="float" office:value="287.99" table:style-name="ce1">
            <text:p>287,99</text:p>
          </table:table-cell>
          <table:table-cell office:value-type="float" office:value="255.19" table:style-name="ce1">
            <text:p>255,19</text:p>
          </table:table-cell>
          <table:table-cell office:value-type="float" office:value="251.55" table:style-name="ce1">
            <text:p>251,55</text:p>
          </table:table-cell>
          <table:table-cell office:value-type="float" office:value="23.830000000000002" table:style-name="ce1">
            <text:p>23,83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10.97" table:style-name="ce1">
            <text:p>10,97</text:p>
          </table:table-cell>
          <table:table-cell office:value-type="float" office:value="11.56" table:style-name="ce1">
            <text:p>11,56</text:p>
          </table:table-cell>
          <table:table-cell office:value-type="float" office:value="15.200000000000001" table:style-name="ce1">
            <text:p>15,2</text:p>
          </table:table-cell>
          <table:table-cell office:value-type="float" office:value="13.75" table:style-name="ce1">
            <text:p>13,75</text:p>
          </table:table-cell>
          <table:table-cell office:value-type="float" office:value="9.26" table:style-name="ce1">
            <text:p>9,26</text:p>
          </table:table-cell>
          <table:table-cell office:value-type="float" office:value="5.32" table:style-name="ce1">
            <text:p>5,32</text:p>
          </table:table-cell>
          <table:table-cell office:value-type="float" office:value="1.47" table:style-name="ce1">
            <text:p>1,47</text:p>
          </table:table-cell>
          <table:table-cell office:value-type="float" office:value="9.7799999999999994" table:style-name="ce1">
            <text:p>9,78</text:p>
          </table:table-cell>
          <table:table-cell office:value-type="float" office:value="8.77" table:style-name="ce1">
            <text:p>8,77</text:p>
          </table:table-cell>
          <table:table-cell office:value-type="float" office:value="13.06" table:style-name="ce1">
            <text:p>13,06</text:p>
          </table:table-cell>
          <table:table-cell office:value-type="float" office:value="14.24" table:style-name="ce1">
            <text:p>14,24</text:p>
          </table:table-cell>
          <table:table-cell office:value-type="float" office:value="16.080000000000002" table:style-name="ce1">
            <text:p>16,08</text:p>
          </table:table-cell>
          <table:table-cell office:value-type="float" office:value="17.54" table:style-name="ce1">
            <text:p>17,54</text:p>
          </table:table-cell>
          <table:table-cell office:value-type="float" office:value="10.18" table:style-name="ce1">
            <text:p>10,18</text:p>
          </table:table-cell>
          <table:table-cell office:value-type="float" office:value="6.24" table:style-name="ce1">
            <text:p>6,24</text:p>
          </table:table-cell>
          <table:table-cell office:value-type="float" office:value="4.12" table:style-name="ce1">
            <text:p>4,12</text:p>
          </table:table-cell>
          <table:table-cell office:value-type="float" office:value="12.85" table:style-name="ce1">
            <text:p>12,85</text:p>
          </table:table-cell>
          <table:table-cell office:value-type="float" office:value="19.2" table:style-name="ce1">
            <text:p>19,2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5.69" table:style-name="ce1">
            <text:p>15,69</text:p>
          </table:table-cell>
          <table:table-cell office:value-type="float" office:value="13.46" table:style-name="ce1">
            <text:p>13,46</text:p>
          </table:table-cell>
          <table:table-cell office:value-type="float" office:value="10.15" table:style-name="ce1">
            <text:p>10,15</text:p>
          </table:table-cell>
          <table:table-cell office:value-type="float" office:value="6.36" table:style-name="ce1">
            <text:p>6,36</text:p>
          </table:table-cell>
          <table:table-cell office:value-type="float" office:value="3.13" table:style-name="ce1">
            <text:p>3,13</text:p>
          </table:table-cell>
          <table:table-cell office:value-type="float" office:value="1.35" table:style-name="ce1">
            <text:p>1,35</text:p>
          </table:table-cell>
          <table:table-cell office:value-type="float" office:value="0.21" table:style-name="ce1">
            <text:p>0,21</text:p>
          </table:table-cell>
          <table:table-cell office:value-type="float" office:value="4.28" table:style-name="ce1">
            <text:p>4,28</text:p>
          </table:table-cell>
          <table:table-cell office:value-type="float" office:value="13.950000000000001" table:style-name="ce1">
            <text:p>13,95</text:p>
          </table:table-cell>
          <table:table-cell office:value-type="float" office:value="21.150000000000002" table:style-name="ce1">
            <text:p>21,15</text:p>
          </table:table-cell>
          <table:table-cell office:value-type="float" office:value="20.82" table:style-name="ce1">
            <text:p>20,82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1.25" table:style-name="ce1">
            <text:p>11,25</text:p>
          </table:table-cell>
          <table:table-cell office:value-type="float" office:value="6.86" table:style-name="ce1">
            <text:p>6,86</text:p>
          </table:table-cell>
          <table:table-cell office:value-type="float" office:value="3.45" table:style-name="ce1">
            <text:p>3,45</text:p>
          </table:table-cell>
          <table:table-cell office:value-type="float" office:value="1.5" table:style-name="ce1">
            <text:p>1,5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0.02" table:style-name="ce1">
            <text:p>0,02</text:p>
          </table:table-cell>
          <table:table-cell office:value-type="float" office:value="25.990000000000002" table:style-name="ce1">
            <text:p>25,99</text:p>
          </table:table-cell>
          <table:table-cell office:value-type="float" office:value="17.87" table:style-name="ce1">
            <text:p>17,87</text:p>
          </table:table-cell>
          <table:table-cell office:value-type="float" office:value="18.21" table:style-name="ce1">
            <text:p>18,21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1.83" table:style-name="ce1">
            <text:p>11,83</text:p>
          </table:table-cell>
          <table:table-cell office:value-type="float" office:value="6.69" table:style-name="ce1">
            <text:p>6,69</text:p>
          </table:table-cell>
          <table:table-cell office:value-type="float" office:value="2.68" table:style-name="ce1">
            <text:p>2,68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0.02" table:style-name="ce1">
            <text:p>0,02</text:p>
          </table:table-cell>
          <table:table-cell office:value-type="float" office:value="26.26" table:style-name="ce1">
            <text:p>26,26</text:p>
          </table:table-cell>
          <table:table-cell office:value-type="float" office:value="17.54" table:style-name="ce1">
            <text:p>17,54</text:p>
          </table:table-cell>
          <table:table-cell office:value-type="float" office:value="18.47" table:style-name="ce1">
            <text:p>18,47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1.88" table:style-name="ce1">
            <text:p>11,88</text:p>
          </table:table-cell>
          <table:table-cell office:value-type="float" office:value="6.24" table:style-name="ce1">
            <text:p>6,24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.86" table:style-name="ce1">
            <text:p>0,86</text:p>
          </table:table-cell>
          <table:table-cell office:value-type="float" office:value="0.33" table:style-name="ce1">
            <text:p>0,33</text:p>
          </table:table-cell>
          <table:table-cell office:value-type="float" office:value="0" table:style-name="ce1">
            <text:p>0</text:p>
          </table:table-cell>
          <table:table-cell office:value-type="float" office:value="30.52" table:style-name="ce1">
            <text:p>30,52</text:p>
          </table:table-cell>
          <table:table-cell office:value-type="float" office:value="21.13" table:style-name="ce1">
            <text:p>21,13</text:p>
          </table:table-cell>
          <table:table-cell office:value-type="float" office:value="19.84" table:style-name="ce1">
            <text:p>19,84</text:p>
          </table:table-cell>
          <table:table-cell office:value-type="float" office:value="14.18" table:style-name="ce1">
            <text:p>14,18</text:p>
          </table:table-cell>
          <table:table-cell office:value-type="float" office:value="8.49" table:style-name="ce1">
            <text:p>8,49</text:p>
          </table:table-cell>
          <table:table-cell office:value-type="float" office:value="3.96" table:style-name="ce1">
            <text:p>3,96</text:p>
          </table:table-cell>
          <table:table-cell office:value-type="float" office:value="1.42" table:style-name="ce1">
            <text:p>1,42</text:p>
          </table:table-cell>
          <table:table-cell office:value-type="float" office:value="0.39" table:style-name="ce1">
            <text:p>0,3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1" table:style-name="ce1">
            <text:p>0,01</text:p>
          </table:table-cell>
          <table:table-cell office:value-type="float" office:value="32.630000000000003" table:style-name="ce1">
            <text:p>32,63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18.12" table:style-name="ce1">
            <text:p>18,12</text:p>
          </table:table-cell>
          <table:table-cell office:value-type="float" office:value="13.71" table:style-name="ce1">
            <text:p>13,71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1.71" table:style-name="ce1">
            <text:p>1,71</text:p>
          </table:table-cell>
          <table:table-cell office:value-type="float" office:value="0.47000000000000003" table:style-name="ce1">
            <text:p>0,47</text:p>
          </table:table-cell>
          <table:table-cell office:value-type="float" office:value="0.09" table:style-name="ce1">
            <text:p>0,09</text:p>
          </table:table-cell>
          <table:table-cell office:value-type="float" office:value="34.32" table:style-name="ce1">
            <text:p>34,32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7.350000000000001" table:style-name="ce1">
            <text:p>17,35</text:p>
          </table:table-cell>
          <table:table-cell office:value-type="float" office:value="14.11" table:style-name="ce1">
            <text:p>14,11</text:p>
          </table:table-cell>
          <table:table-cell office:value-type="float" office:value="8.9500000000000011" table:style-name="ce1">
            <text:p>8,95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0.38" table:style-name="ce1">
            <text:p>0,38</text:p>
          </table:table-cell>
          <table:table-cell office:value-type="float" office:value="0.02" table:style-name="ce1">
            <text:p>0,02</text:p>
          </table:table-cell>
          <table:table-cell office:value-type="float" office:value="37.61" table:style-name="ce1">
            <text:p>37,61</text:p>
          </table:table-cell>
          <table:table-cell office:value-type="float" office:value="18.53" table:style-name="ce1">
            <text:p>18,53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3.17" table:style-name="ce1">
            <text:p>13,17</text:p>
          </table:table-cell>
          <table:table-cell office:value-type="float" office:value="7.47" table:style-name="ce1">
            <text:p>7,47</text:p>
          </table:table-cell>
          <table:table-cell office:value-type="float" office:value="3.69" table:style-name="ce1">
            <text:p>3,69</text:p>
          </table:table-cell>
          <table:table-cell office:value-type="float" office:value="1.47" table:style-name="ce1">
            <text:p>1,47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17" table:style-name="ce1">
            <text:p>0,17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1.49" table:style-name="ce1">
            <text:p>11,49</text:p>
          </table:table-cell>
          <table:table-cell office:value-type="float" office:value="10.8" table:style-name="ce1">
            <text:p>10,8</text:p>
          </table:table-cell>
          <table:table-cell office:value-type="float" office:value="15.780000000000001" table:style-name="ce1">
            <text:p>15,78</text:p>
          </table:table-cell>
          <table:table-cell office:value-type="float" office:value="19.760000000000002" table:style-name="ce1">
            <text:p>19,76</text:p>
          </table:table-cell>
          <table:table-cell office:value-type="float" office:value="18.32" table:style-name="ce1">
            <text:p>18,32</text:p>
          </table:table-cell>
          <table:table-cell office:value-type="float" office:value="14.86" table:style-name="ce1">
            <text:p>14,86</text:p>
          </table:table-cell>
          <table:table-cell office:value-type="float" office:value="6.6000000000000005" table:style-name="ce1">
            <text:p>6,6</text:p>
          </table:table-cell>
          <table:table-cell office:value-type="float" office:value="2.39" table:style-name="ce1">
            <text:p>2,39</text:p>
          </table:table-cell>
          <table:table-cell office:value-type="float" office:value="0.01" table:style-name="ce1">
            <text:p>0,01</text:p>
          </table:table-cell>
          <table:table-cell office:value-type="float" office:value="11.83" table:style-name="ce1">
            <text:p>11,83</text:p>
          </table:table-cell>
          <table:table-cell office:value-type="float" office:value="10.67" table:style-name="ce1">
            <text:p>10,67</text:p>
          </table:table-cell>
          <table:table-cell office:value-type="float" office:value="14.950000000000001" table:style-name="ce1">
            <text:p>14,95</text:p>
          </table:table-cell>
          <table:table-cell office:value-type="float" office:value="22.18" table:style-name="ce1">
            <text:p>22,18</text:p>
          </table:table-cell>
          <table:table-cell office:value-type="float" office:value="16.97" table:style-name="ce1">
            <text:p>16,97</text:p>
          </table:table-cell>
          <table:table-cell office:value-type="float" office:value="12.56" table:style-name="ce1">
            <text:p>12,56</text:p>
          </table:table-cell>
          <table:table-cell office:value-type="float" office:value="6.95" table:style-name="ce1">
            <text:p>6,95</text:p>
          </table:table-cell>
          <table:table-cell office:value-type="float" office:value="2.94" table:style-name="ce1">
            <text:p>2,94</text:p>
          </table:table-cell>
          <table:table-cell office:value-type="float" office:value="0.81" table:style-name="ce1">
            <text:p>0,81</text:p>
          </table:table-cell>
          <table:table-cell office:value-type="float" office:value="0.13" table:style-name="ce1">
            <text:p>0,13</text:p>
          </table:table-cell>
          <table:table-cell office:value-type="float" office:value="0" table:style-name="ce1">
            <text:p>0</text:p>
          </table:table-cell>
          <table:table-cell office:value-type="float" office:value="30.67" table:style-name="ce1">
            <text:p>30,67</text:p>
          </table:table-cell>
          <table:table-cell office:value-type="float" office:value="17.36" table:style-name="ce1">
            <text:p>17,36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5.01" table:style-name="ce1">
            <text:p>15,01</text:p>
          </table:table-cell>
          <table:table-cell office:value-type="float" office:value="10.450000000000001" table:style-name="ce1">
            <text:p>10,45</text:p>
          </table:table-cell>
          <table:table-cell office:value-type="float" office:value="6.28" table:style-name="ce1">
            <text:p>6,28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0.70000000000000007" table:style-name="ce1">
            <text:p>0,7</text:p>
          </table:table-cell>
          <table:table-cell office:value-type="float" office:value="0.02" table:style-name="ce1">
            <text:p>0,02</text:p>
          </table:table-cell>
          <table:table-cell office:value-type="float" office:value="33.49" table:style-name="ce1">
            <text:p>33,49</text:p>
          </table:table-cell>
          <table:table-cell office:value-type="float" office:value="17.27" table:style-name="ce1">
            <text:p>17,27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4.61" table:style-name="ce1">
            <text:p>14,61</text:p>
          </table:table-cell>
          <table:table-cell office:value-type="float" office:value="8.99" table:style-name="ce1">
            <text:p>8,99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2.35" table:style-name="ce1">
            <text:p>2,35</text:p>
          </table:table-cell>
          <table:table-cell office:value-type="float" office:value="0.94000000000000006" table:style-name="ce1">
            <text:p>0,94</text:p>
          </table:table-cell>
          <table:table-cell office:value-type="float" office:value="0.27" table:style-name="ce1">
            <text:p>0,27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Total</text:p>
          </table:table-cell>
          <table:table-cell office:value-type="float" office:value="709.45" table:style-name="ce1">
            <text:p>709,45</text:p>
          </table:table-cell>
          <table:table-cell office:value-type="float" office:value="728.22" table:style-name="ce1">
            <text:p>728,22</text:p>
          </table:table-cell>
          <table:table-cell office:value-type="float" office:value="182.29" table:style-name="ce1">
            <text:p>182,29</text:p>
          </table:table-cell>
          <table:table-cell office:value-type="float" office:value="193.48000000000002" table:style-name="ce1">
            <text:p>193,48</text:p>
          </table:table-cell>
          <table:table-cell office:value-type="float" office:value="235.18" table:style-name="ce1">
            <text:p>235,18</text:p>
          </table:table-cell>
          <table:table-cell office:value-type="float" office:value="235" table:style-name="ce1">
            <text:p>235</text:p>
          </table:table-cell>
          <table:table-cell office:value-type="float" office:value="226.72" table:style-name="ce1">
            <text:p>226,72</text:p>
          </table:table-cell>
          <table:table-cell office:value-type="float" office:value="225.72" table:style-name="ce1">
            <text:p>225,72</text:p>
          </table:table-cell>
          <table:table-cell office:value-type="float" office:value="249.16" table:style-name="ce1">
            <text:p>249,16</text:p>
          </table:table-cell>
          <table:table-cell office:value-type="float" office:value="244.65" table:style-name="ce1">
            <text:p>244,65</text:p>
          </table:table-cell>
          <table:table-cell office:value-type="float" office:value="286.97000000000003" table:style-name="ce1">
            <text:p>286,97</text:p>
          </table:table-cell>
          <table:table-cell office:value-type="float" office:value="287.51" table:style-name="ce1">
            <text:p>287,51</text:p>
          </table:table-cell>
          <table:table-cell office:value-type="float" office:value="255.13" table:style-name="ce1">
            <text:p>255,13</text:p>
          </table:table-cell>
          <table:table-cell office:value-type="float" office:value="251.42000000000002" table:style-name="ce1">
            <text:p>251,42</text:p>
          </table:table-cell>
          <table:table-cell office:value-type="float" office:value="23.68" table:style-name="ce1">
            <text:p>23,68</text:p>
          </table:table-cell>
          <table:table-cell office:value-type="float" office:value="8.76" table:style-name="ce1">
            <text:p>8,76</text:p>
          </table:table-cell>
          <table:table-cell office:value-type="float" office:value="10.950000000000001" table:style-name="ce1">
            <text:p>10,95</text:p>
          </table:table-cell>
          <table:table-cell office:value-type="float" office:value="11.57" table:style-name="ce1">
            <text:p>11,57</text:p>
          </table:table-cell>
          <table:table-cell office:value-type="float" office:value="15.27" table:style-name="ce1">
            <text:p>15,27</text:p>
          </table:table-cell>
          <table:table-cell office:value-type="float" office:value="13.71" table:style-name="ce1">
            <text:p>13,71</text:p>
          </table:table-cell>
          <table:table-cell office:value-type="float" office:value="9.2900000000000009" table:style-name="ce1">
            <text:p>9,29</text:p>
          </table:table-cell>
          <table:table-cell office:value-type="float" office:value="5.2700000000000005" table:style-name="ce1">
            <text:p>5,27</text:p>
          </table:table-cell>
          <table:table-cell office:value-type="float" office:value="1.49" table:style-name="ce1">
            <text:p>1,49</text:p>
          </table:table-cell>
          <table:table-cell office:value-type="float" office:value="9.67" table:style-name="ce1">
            <text:p>9,67</text:p>
          </table:table-cell>
          <table:table-cell office:value-type="float" office:value="8.76" table:style-name="ce1">
            <text:p>8,76</text:p>
          </table:table-cell>
          <table:table-cell office:value-type="float" office:value="13.09" table:style-name="ce1">
            <text:p>13,09</text:p>
          </table:table-cell>
          <table:table-cell office:value-type="float" office:value="14.48" table:style-name="ce1">
            <text:p>14,48</text:p>
          </table:table-cell>
          <table:table-cell office:value-type="float" office:value="16.09" table:style-name="ce1">
            <text:p>16,09</text:p>
          </table:table-cell>
          <table:table-cell office:value-type="float" office:value="17.28" table:style-name="ce1">
            <text:p>17,28</text:p>
          </table:table-cell>
          <table:table-cell office:value-type="float" office:value="10.14" table:style-name="ce1">
            <text:p>10,14</text:p>
          </table:table-cell>
          <table:table-cell office:value-type="float" office:value="6.25" table:style-name="ce1">
            <text:p>6,25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12.68" table:style-name="ce1">
            <text:p>12,68</text:p>
          </table:table-cell>
          <table:table-cell office:value-type="float" office:value="19.03" table:style-name="ce1">
            <text:p>19,03</text:p>
          </table:table-cell>
          <table:table-cell office:value-type="float" office:value="17.59" table:style-name="ce1">
            <text:p>17,59</text:p>
          </table:table-cell>
          <table:table-cell office:value-type="float" office:value="15.76" table:style-name="ce1">
            <text:p>15,76</text:p>
          </table:table-cell>
          <table:table-cell office:value-type="float" office:value="13.58" table:style-name="ce1">
            <text:p>13,58</text:p>
          </table:table-cell>
          <table:table-cell office:value-type="float" office:value="10.24" table:style-name="ce1">
            <text:p>10,24</text:p>
          </table:table-cell>
          <table:table-cell office:value-type="float" office:value="6.41" table:style-name="ce1">
            <text:p>6,41</text:p>
          </table:table-cell>
          <table:table-cell office:value-type="float" office:value="3.14" table:style-name="ce1">
            <text:p>3,14</text:p>
          </table:table-cell>
          <table:table-cell office:value-type="float" office:value="1.35" table:style-name="ce1">
            <text:p>1,35</text:p>
          </table:table-cell>
          <table:table-cell office:value-type="float" office:value="0.21" table:style-name="ce1">
            <text:p>0,21</text:p>
          </table:table-cell>
          <table:table-cell office:value-type="float" office:value="4.24" table:style-name="ce1">
            <text:p>4,24</text:p>
          </table:table-cell>
          <table:table-cell office:value-type="float" office:value="13.81" table:style-name="ce1">
            <text:p>13,81</text:p>
          </table:table-cell>
          <table:table-cell office:value-type="float" office:value="21.07" table:style-name="ce1">
            <text:p>21,07</text:p>
          </table:table-cell>
          <table:table-cell office:value-type="float" office:value="20.88" table:style-name="ce1">
            <text:p>20,88</text:p>
          </table:table-cell>
          <table:table-cell office:value-type="float" office:value="16.13" table:style-name="ce1">
            <text:p>16,13</text:p>
          </table:table-cell>
          <table:table-cell office:value-type="float" office:value="11.31" table:style-name="ce1">
            <text:p>11,31</text:p>
          </table:table-cell>
          <table:table-cell office:value-type="float" office:value="6.8900000000000006" table:style-name="ce1">
            <text:p>6,89</text:p>
          </table:table-cell>
          <table:table-cell office:value-type="float" office:value="3.46" table:style-name="ce1">
            <text:p>3,46</text:p>
          </table:table-cell>
          <table:table-cell office:value-type="float" office:value="1.49" table:style-name="ce1">
            <text:p>1,49</text:p>
          </table:table-cell>
          <table:table-cell office:value-type="float" office:value="0.69000000000000006" table:style-name="ce1">
            <text:p>0,69</text:p>
          </table:table-cell>
          <table:table-cell office:value-type="float" office:value="0.02" table:style-name="ce1">
            <text:p>0,02</text:p>
          </table:table-cell>
          <table:table-cell office:value-type="float" office:value="25.8" table:style-name="ce1">
            <text:p>25,8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16.07" table:style-name="ce1">
            <text:p>16,07</text:p>
          </table:table-cell>
          <table:table-cell office:value-type="float" office:value="11.91" table:style-name="ce1">
            <text:p>11,91</text:p>
          </table:table-cell>
          <table:table-cell office:value-type="float" office:value="6.73" table:style-name="ce1">
            <text:p>6,73</text:p>
          </table:table-cell>
          <table:table-cell office:value-type="float" office:value="2.69" table:style-name="ce1">
            <text:p>2,69</text:p>
          </table:table-cell>
          <table:table-cell office:value-type="float" office:value="0.68" table:style-name="ce1">
            <text:p>0,68</text:p>
          </table:table-cell>
          <table:table-cell office:value-type="float" office:value="0.02" table:style-name="ce1">
            <text:p>0,02</text:p>
          </table:table-cell>
          <table:table-cell office:value-type="float" office:value="26.11" table:style-name="ce1">
            <text:p>26,11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8.5" table:style-name="ce1">
            <text:p>18,5</text:p>
          </table:table-cell>
          <table:table-cell office:value-type="float" office:value="16.149999999999999" table:style-name="ce1">
            <text:p>16,15</text:p>
          </table:table-cell>
          <table:table-cell office:value-type="float" office:value="11.91" table:style-name="ce1">
            <text:p>11,91</text:p>
          </table:table-cell>
          <table:table-cell office:value-type="float" office:value="6.25" table:style-name="ce1">
            <text:p>6,25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0.85" table:style-name="ce1">
            <text:p>0,85</text:p>
          </table:table-cell>
          <table:table-cell office:value-type="float" office:value="0.33" table:style-name="ce1">
            <text:p>0,33</text:p>
          </table:table-cell>
          <table:table-cell office:value-type="float" office:value="0" table:style-name="ce1">
            <text:p>0</text:p>
          </table:table-cell>
          <table:table-cell office:value-type="float" office:value="30.39" table:style-name="ce1">
            <text:p>30,39</text:p>
          </table:table-cell>
          <table:table-cell office:value-type="float" office:value="21.19" table:style-name="ce1">
            <text:p>21,19</text:p>
          </table:table-cell>
          <table:table-cell office:value-type="float" office:value="19.84" table:style-name="ce1">
            <text:p>19,84</text:p>
          </table:table-cell>
          <table:table-cell office:value-type="float" office:value="14.21" table:style-name="ce1">
            <text:p>14,21</text:p>
          </table:table-cell>
          <table:table-cell office:value-type="float" office:value="8.51" table:style-name="ce1">
            <text:p>8,51</text:p>
          </table:table-cell>
          <table:table-cell office:value-type="float" office:value="3.99" table:style-name="ce1">
            <text:p>3,99</text:p>
          </table:table-cell>
          <table:table-cell office:value-type="float" office:value="1.41" table:style-name="ce1">
            <text:p>1,41</text:p>
          </table:table-cell>
          <table:table-cell office:value-type="float" office:value="0.38" table:style-name="ce1">
            <text:p>0,3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.01" table:style-name="ce1">
            <text:p>0,01</text:p>
          </table:table-cell>
          <table:table-cell office:value-type="float" office:value="32.69" table:style-name="ce1">
            <text:p>32,69</text:p>
          </table:table-cell>
          <table:table-cell office:value-type="float" office:value="19.61" table:style-name="ce1">
            <text:p>19,61</text:p>
          </table:table-cell>
          <table:table-cell office:value-type="float" office:value="18.14" table:style-name="ce1">
            <text:p>18,14</text:p>
          </table:table-cell>
          <table:table-cell office:value-type="float" office:value="13.72" table:style-name="ce1">
            <text:p>13,72</text:p>
          </table:table-cell>
          <table:table-cell office:value-type="float" office:value="8.86" table:style-name="ce1">
            <text:p>8,86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1.69" table:style-name="ce1">
            <text:p>1,69</text:p>
          </table:table-cell>
          <table:table-cell office:value-type="float" office:value="0.47000000000000003" table:style-name="ce1">
            <text:p>0,47</text:p>
          </table:table-cell>
          <table:table-cell office:value-type="float" office:value="0.1" table:style-name="ce1">
            <text:p>0,1</text:p>
          </table:table-cell>
          <table:table-cell office:value-type="float" office:value="34.26" table:style-name="ce1">
            <text:p>34,26</text:p>
          </table:table-cell>
          <table:table-cell office:value-type="float" office:value="18.55" table:style-name="ce1">
            <text:p>18,55</text:p>
          </table:table-cell>
          <table:table-cell office:value-type="float" office:value="17.39" table:style-name="ce1">
            <text:p>17,39</text:p>
          </table:table-cell>
          <table:table-cell office:value-type="float" office:value="14.19" table:style-name="ce1">
            <text:p>14,19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4.63" table:style-name="ce1">
            <text:p>4,63</text:p>
          </table:table-cell>
          <table:table-cell office:value-type="float" office:value="1.6300000000000001" table:style-name="ce1">
            <text:p>1,63</text:p>
          </table:table-cell>
          <table:table-cell office:value-type="float" office:value="0.37" table:style-name="ce1">
            <text:p>0,37</text:p>
          </table:table-cell>
          <table:table-cell office:value-type="float" office:value="0.02" table:style-name="ce1">
            <text:p>0,02</text:p>
          </table:table-cell>
          <table:table-cell office:value-type="float" office:value="37.520000000000003" table:style-name="ce1">
            <text:p>37,52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13.200000000000001" table:style-name="ce1">
            <text:p>13,2</text:p>
          </table:table-cell>
          <table:table-cell office:value-type="float" office:value="7.47" table:style-name="ce1">
            <text:p>7,47</text:p>
          </table:table-cell>
          <table:table-cell office:value-type="float" office:value="3.7" table:style-name="ce1">
            <text:p>3,7</text:p>
          </table:table-cell>
          <table:table-cell office:value-type="float" office:value="1.45" table:style-name="ce1">
            <text:p>1,45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17" table:style-name="ce1">
            <text:p>0,17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1.63" table:style-name="ce1">
            <text:p>11,63</text:p>
          </table:table-cell>
          <table:table-cell office:value-type="float" office:value="10.870000000000001" table:style-name="ce1">
            <text:p>10,87</text:p>
          </table:table-cell>
          <table:table-cell office:value-type="float" office:value="15.9" table:style-name="ce1">
            <text:p>15,9</text:p>
          </table:table-cell>
          <table:table-cell office:value-type="float" office:value="19.61" table:style-name="ce1">
            <text:p>19,61</text:p>
          </table:table-cell>
          <table:table-cell office:value-type="float" office:value="18.41" table:style-name="ce1">
            <text:p>18,41</text:p>
          </table:table-cell>
          <table:table-cell office:value-type="float" office:value="14.73" table:style-name="ce1">
            <text:p>14,73</text:p>
          </table:table-cell>
          <table:table-cell office:value-type="float" office:value="6.5" table:style-name="ce1">
            <text:p>6,5</text:p>
          </table:table-cell>
          <table:table-cell office:value-type="float" office:value="2.34" table:style-name="ce1">
            <text:p>2,34</text:p>
          </table:table-cell>
          <table:table-cell office:value-type="float" office:value="0.01" table:style-name="ce1">
            <text:p>0,01</text:p>
          </table:table-cell>
          <table:table-cell office:value-type="float" office:value="12.040000000000001" table:style-name="ce1">
            <text:p>12,04</text:p>
          </table:table-cell>
          <table:table-cell office:value-type="float" office:value="10.700000000000001" table:style-name="ce1">
            <text:p>10,7</text:p>
          </table:table-cell>
          <table:table-cell office:value-type="float" office:value="15.07" table:style-name="ce1">
            <text:p>15,07</text:p>
          </table:table-cell>
          <table:table-cell office:value-type="float" office:value="22.19" table:style-name="ce1">
            <text:p>22,19</text:p>
          </table:table-cell>
          <table:table-cell office:value-type="float" office:value="16.95" table:style-name="ce1">
            <text:p>16,95</text:p>
          </table:table-cell>
          <table:table-cell office:value-type="float" office:value="12.42" table:style-name="ce1">
            <text:p>12,42</text:p>
          </table:table-cell>
          <table:table-cell office:value-type="float" office:value="6.84" table:style-name="ce1">
            <text:p>6,84</text:p>
          </table:table-cell>
          <table:table-cell office:value-type="float" office:value="2.87" table:style-name="ce1">
            <text:p>2,87</text:p>
          </table:table-cell>
          <table:table-cell office:value-type="float" office:value="0.8" table:style-name="ce1">
            <text:p>0,8</text:p>
          </table:table-cell>
          <table:table-cell office:value-type="float" office:value="0.13" table:style-name="ce1">
            <text:p>0,13</text:p>
          </table:table-cell>
          <table:table-cell office:value-type="float" office:value="0" table:style-name="ce1">
            <text:p>0</text:p>
          </table:table-cell>
          <table:table-cell office:value-type="float" office:value="30.68" table:style-name="ce1">
            <text:p>30,68</text:p>
          </table:table-cell>
          <table:table-cell office:value-type="float" office:value="17.34" table:style-name="ce1">
            <text:p>17,34</text:p>
          </table:table-cell>
          <table:table-cell office:value-type="float" office:value="17.16" table:style-name="ce1">
            <text:p>17,16</text:p>
          </table:table-cell>
          <table:table-cell office:value-type="float" office:value="15.040000000000001" table:style-name="ce1">
            <text:p>15,04</text:p>
          </table:table-cell>
          <table:table-cell office:value-type="float" office:value="10.46" table:style-name="ce1">
            <text:p>10,46</text:p>
          </table:table-cell>
          <table:table-cell office:value-type="float" office:value="6.22" table:style-name="ce1">
            <text:p>6,22</text:p>
          </table:table-cell>
          <table:table-cell office:value-type="float" office:value="2.4" table:style-name="ce1">
            <text:p>2,4</text:p>
          </table:table-cell>
          <table:table-cell office:value-type="float" office:value="0.68" table:style-name="ce1">
            <text:p>0,68</text:p>
          </table:table-cell>
          <table:table-cell office:value-type="float" office:value="0.02" table:style-name="ce1">
            <text:p>0,02</text:p>
          </table:table-cell>
          <table:table-cell office:value-type="float" office:value="33.5" table:style-name="ce1">
            <text:p>33,5</text:p>
          </table:table-cell>
          <table:table-cell office:value-type="float" office:value="17.32" table:style-name="ce1">
            <text:p>17,32</text:p>
          </table:table-cell>
          <table:table-cell office:value-type="float" office:value="16.98" table:style-name="ce1">
            <text:p>16,98</text:p>
          </table:table-cell>
          <table:table-cell office:value-type="float" office:value="14.620000000000001" table:style-name="ce1">
            <text:p>14,62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5.07" table:style-name="ce1">
            <text:p>5,07</text:p>
          </table:table-cell>
          <table:table-cell office:value-type="float" office:value="2.3000000000000003" table:style-name="ce1">
            <text:p>2,3</text:p>
          </table:table-cell>
          <table:table-cell office:value-type="float" office:value="0.92" table:style-name="ce1">
            <text:p>0,92</text:p>
          </table:table-cell>
          <table:table-cell office:value-type="float" office:value="0.27" table:style-name="ce1">
            <text:p>0,27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apital</text:p>
          </table:table-cell>
          <table:table-cell office:value-type="float" office:value="732.32" table:style-name="ce1">
            <text:p>732,32</text:p>
          </table:table-cell>
          <table:table-cell office:value-type="float" office:value="748.08" table:style-name="ce1">
            <text:p>748,08</text:p>
          </table:table-cell>
          <table:table-cell office:value-type="float" office:value="214.03" table:style-name="ce1">
            <text:p>214,03</text:p>
          </table:table-cell>
          <table:table-cell office:value-type="float" office:value="222.01" table:style-name="ce1">
            <text:p>222,01</text:p>
          </table:table-cell>
          <table:table-cell office:value-type="float" office:value="264.29000000000002" table:style-name="ce1">
            <text:p>264,29</text:p>
          </table:table-cell>
          <table:table-cell office:value-type="float" office:value="261.33" table:style-name="ce1">
            <text:p>261,33</text:p>
          </table:table-cell>
          <table:table-cell office:value-type="float" office:value="252.17000000000002" table:style-name="ce1">
            <text:p>252,17</text:p>
          </table:table-cell>
          <table:table-cell office:value-type="float" office:value="254.06" table:style-name="ce1">
            <text:p>254,06</text:p>
          </table:table-cell>
          <table:table-cell office:value-type="float" office:value="281.56" table:style-name="ce1">
            <text:p>281,56</text:p>
          </table:table-cell>
          <table:table-cell office:value-type="float" office:value="275.53000000000003" table:style-name="ce1">
            <text:p>275,53</text:p>
          </table:table-cell>
          <table:table-cell office:value-type="float" office:value="305.52" table:style-name="ce1">
            <text:p>305,52</text:p>
          </table:table-cell>
          <table:table-cell office:value-type="float" office:value="303.07" table:style-name="ce1">
            <text:p>303,07</text:p>
          </table:table-cell>
          <table:table-cell office:value-type="float" office:value="283.35000000000002" table:style-name="ce1">
            <text:p>283,35</text:p>
          </table:table-cell>
          <table:table-cell office:value-type="float" office:value="277.58" table:style-name="ce1">
            <text:p>277,58</text:p>
          </table:table-cell>
          <table:table-cell office:value-type="float" office:value="12.47" table:style-name="ce1">
            <text:p>12,47</text:p>
          </table:table-cell>
          <table:table-cell office:value-type="float" office:value="8.5" table:style-name="ce1">
            <text:p>8,5</text:p>
          </table:table-cell>
          <table:table-cell office:value-type="float" office:value="9.7900000000000009" table:style-name="ce1">
            <text:p>9,79</text:p>
          </table:table-cell>
          <table:table-cell office:value-type="float" office:value="10.97" table:style-name="ce1">
            <text:p>10,97</text:p>
          </table:table-cell>
          <table:table-cell office:value-type="float" office:value="13.68" table:style-name="ce1">
            <text:p>13,68</text:p>
          </table:table-cell>
          <table:table-cell office:value-type="float" office:value="16.62" table:style-name="ce1">
            <text:p>16,62</text:p>
          </table:table-cell>
          <table:table-cell office:value-type="float" office:value="15.33" table:style-name="ce1">
            <text:p>15,33</text:p>
          </table:table-cell>
          <table:table-cell office:value-type="float" office:value="8.14" table:style-name="ce1">
            <text:p>8,14</text:p>
          </table:table-cell>
          <table:table-cell office:value-type="float" office:value="4.49" table:style-name="ce1">
            <text:p>4,49</text:p>
          </table:table-cell>
          <table:table-cell office:value-type="float" office:value="3.3200000000000003" table:style-name="ce1">
            <text:p>3,32</text:p>
          </table:table-cell>
          <table:table-cell office:value-type="float" office:value="5.61" table:style-name="ce1">
            <text:p>5,61</text:p>
          </table:table-cell>
          <table:table-cell office:value-type="float" office:value="9.74" table:style-name="ce1">
            <text:p>9,74</text:p>
          </table:table-cell>
          <table:table-cell office:value-type="float" office:value="14.48" table:style-name="ce1">
            <text:p>14,48</text:p>
          </table:table-cell>
          <table:table-cell office:value-type="float" office:value="16.47" table:style-name="ce1">
            <text:p>16,47</text:p>
          </table:table-cell>
          <table:table-cell office:value-type="float" office:value="17.89" table:style-name="ce1">
            <text:p>17,89</text:p>
          </table:table-cell>
          <table:table-cell office:value-type="float" office:value="15.34" table:style-name="ce1">
            <text:p>15,34</text:p>
          </table:table-cell>
          <table:table-cell office:value-type="float" office:value="11.700000000000001" table:style-name="ce1">
            <text:p>11,7</text:p>
          </table:table-cell>
          <table:table-cell office:value-type="float" office:value="5.47" table:style-name="ce1">
            <text:p>5,47</text:p>
          </table:table-cell>
          <table:table-cell office:value-type="float" office:value="4.45" table:style-name="ce1">
            <text:p>4,45</text:p>
          </table:table-cell>
          <table:table-cell office:value-type="float" office:value="8.08" table:style-name="ce1">
            <text:p>8,08</text:p>
          </table:table-cell>
          <table:table-cell office:value-type="float" office:value="11.64" table:style-name="ce1">
            <text:p>11,64</text:p>
          </table:table-cell>
          <table:table-cell office:value-type="float" office:value="14.6" table:style-name="ce1">
            <text:p>14,6</text:p>
          </table:table-cell>
          <table:table-cell office:value-type="float" office:value="18.12" table:style-name="ce1">
            <text:p>18,12</text:p>
          </table:table-cell>
          <table:table-cell office:value-type="float" office:value="17.22" table:style-name="ce1">
            <text:p>17,22</text:p>
          </table:table-cell>
          <table:table-cell office:value-type="float" office:value="13.67" table:style-name="ce1">
            <text:p>13,67</text:p>
          </table:table-cell>
          <table:table-cell office:value-type="float" office:value="7.91" table:style-name="ce1">
            <text:p>7,91</text:p>
          </table:table-cell>
          <table:table-cell office:value-type="float" office:value="3.59" table:style-name="ce1">
            <text:p>3,59</text:p>
          </table:table-cell>
          <table:table-cell office:value-type="float" office:value="0.72" table:style-name="ce1">
            <text:p>0,72</text:p>
          </table:table-cell>
          <table:table-cell office:value-type="float" office:value="1.58" table:style-name="ce1">
            <text:p>1,58</text:p>
          </table:table-cell>
          <table:table-cell office:value-type="float" office:value="4.95" table:style-name="ce1">
            <text:p>4,95</text:p>
          </table:table-cell>
          <table:table-cell office:value-type="float" office:value="11.16" table:style-name="ce1">
            <text:p>11,16</text:p>
          </table:table-cell>
          <table:table-cell office:value-type="float" office:value="16.53" table:style-name="ce1">
            <text:p>16,53</text:p>
          </table:table-cell>
          <table:table-cell office:value-type="float" office:value="19.52" table:style-name="ce1">
            <text:p>19,52</text:p>
          </table:table-cell>
          <table:table-cell office:value-type="float" office:value="17.5" table:style-name="ce1">
            <text:p>17,5</text:p>
          </table:table-cell>
          <table:table-cell office:value-type="float" office:value="13.700000000000001" table:style-name="ce1">
            <text:p>13,7</text:p>
          </table:table-cell>
          <table:table-cell office:value-type="float" office:value="9.26" table:style-name="ce1">
            <text:p>9,26</text:p>
          </table:table-cell>
          <table:table-cell office:value-type="float" office:value="4.16" table:style-name="ce1">
            <text:p>4,16</text:p>
          </table:table-cell>
          <table:table-cell office:value-type="float" office:value="1.6" table:style-name="ce1">
            <text:p>1,6</text:p>
          </table:table-cell>
          <table:table-cell office:value-type="float" office:value="0.03" table:style-name="ce1">
            <text:p>0,03</text:p>
          </table:table-cell>
          <table:table-cell office:value-type="float" office:value="12.120000000000001" table:style-name="ce1">
            <text:p>12,12</text:p>
          </table:table-cell>
          <table:table-cell office:value-type="float" office:value="10.5" table:style-name="ce1">
            <text:p>10,5</text:p>
          </table:table-cell>
          <table:table-cell office:value-type="float" office:value="14.44" table:style-name="ce1">
            <text:p>14,44</text:p>
          </table:table-cell>
          <table:table-cell office:value-type="float" office:value="18.21" table:style-name="ce1">
            <text:p>18,21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15.15" table:style-name="ce1">
            <text:p>15,15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2.85" table:style-name="ce1">
            <text:p>2,85</text:p>
          </table:table-cell>
          <table:table-cell office:value-type="float" office:value="0.09" table:style-name="ce1">
            <text:p>0,09</text:p>
          </table:table-cell>
          <table:table-cell office:value-type="float" office:value="12.18" table:style-name="ce1">
            <text:p>12,18</text:p>
          </table:table-cell>
          <table:table-cell office:value-type="float" office:value="12.33" table:style-name="ce1">
            <text:p>12,33</text:p>
          </table:table-cell>
          <table:table-cell office:value-type="float" office:value="16.260000000000002" table:style-name="ce1">
            <text:p>16,26</text:p>
          </table:table-cell>
          <table:table-cell office:value-type="float" office:value="18.3" table:style-name="ce1">
            <text:p>18,3</text:p>
          </table:table-cell>
          <table:table-cell office:value-type="float" office:value="18.13" table:style-name="ce1">
            <text:p>18,13</text:p>
          </table:table-cell>
          <table:table-cell office:value-type="float" office:value="12.97" table:style-name="ce1">
            <text:p>12,97</text:p>
          </table:table-cell>
          <table:table-cell office:value-type="float" office:value="5.97" table:style-name="ce1">
            <text:p>5,97</text:p>
          </table:table-cell>
          <table:table-cell office:value-type="float" office:value="2.62" table:style-name="ce1">
            <text:p>2,62</text:p>
          </table:table-cell>
          <table:table-cell office:value-type="float" office:value="1.24" table:style-name="ce1">
            <text:p>1,24</text:p>
          </table:table-cell>
          <table:table-cell office:value-type="float" office:value="0" table:style-name="ce1">
            <text:p>0</text:p>
          </table:table-cell>
          <table:table-cell office:value-type="float" office:value="15.780000000000001" table:style-name="ce1">
            <text:p>15,78</text:p>
          </table:table-cell>
          <table:table-cell office:value-type="float" office:value="15.56" table:style-name="ce1">
            <text:p>15,56</text:p>
          </table:table-cell>
          <table:table-cell office:value-type="float" office:value="18.39" table:style-name="ce1">
            <text:p>18,39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3.88" table:style-name="ce1">
            <text:p>13,88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5" table:style-name="ce1">
            <text:p>5</text:p>
          </table:table-cell>
          <table:table-cell office:value-type="float" office:value="1.95" table:style-name="ce1">
            <text:p>1,95</text:p>
          </table:table-cell>
          <table:table-cell office:value-type="float" office:value="0.95000000000000007" table:style-name="ce1">
            <text:p>0,95</text:p>
          </table:table-cell>
          <table:table-cell office:value-type="float" office:value="0.26" table:style-name="ce1">
            <text:p>0,26</text:p>
          </table:table-cell>
          <table:table-cell office:value-type="float" office:value="15.790000000000001" table:style-name="ce1">
            <text:p>15,79</text:p>
          </table:table-cell>
          <table:table-cell office:value-type="float" office:value="14.01" table:style-name="ce1">
            <text:p>14,01</text:p>
          </table:table-cell>
          <table:table-cell office:value-type="float" office:value="17.8" table:style-name="ce1">
            <text:p>17,8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14.83" table:style-name="ce1">
            <text:p>14,83</text:p>
          </table:table-cell>
          <table:table-cell office:value-type="float" office:value="10.58" table:style-name="ce1">
            <text:p>10,58</text:p>
          </table:table-cell>
          <table:table-cell office:value-type="float" office:value="5.82" table:style-name="ce1">
            <text:p>5,82</text:p>
          </table:table-cell>
          <table:table-cell office:value-type="float" office:value="2.27" table:style-name="ce1">
            <text:p>2,27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6.580000000000002" table:style-name="ce1">
            <text:p>16,58</text:p>
          </table:table-cell>
          <table:table-cell office:value-type="float" office:value="11.35" table:style-name="ce1">
            <text:p>11,35</text:p>
          </table:table-cell>
          <table:table-cell office:value-type="float" office:value="14.81" table:style-name="ce1">
            <text:p>14,81</text:p>
          </table:table-cell>
          <table:table-cell office:value-type="float" office:value="17.29" table:style-name="ce1">
            <text:p>17,29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13.790000000000001" table:style-name="ce1">
            <text:p>13,79</text:p>
          </table:table-cell>
          <table:table-cell office:value-type="float" office:value="7.25" table:style-name="ce1">
            <text:p>7,25</text:p>
          </table:table-cell>
          <table:table-cell office:value-type="float" office:value="1.69" table:style-name="ce1">
            <text:p>1,69</text:p>
          </table:table-cell>
          <table:table-cell office:value-type="float" office:value="0.04" table:style-name="ce1">
            <text:p>0,04</text:p>
          </table:table-cell>
          <table:table-cell office:value-type="float" office:value="19.900000000000002" table:style-name="ce1">
            <text:p>19,9</text:p>
          </table:table-cell>
          <table:table-cell office:value-type="float" office:value="13.56" table:style-name="ce1">
            <text:p>13,56</text:p>
          </table:table-cell>
          <table:table-cell office:value-type="float" office:value="17.04" table:style-name="ce1">
            <text:p>17,04</text:p>
          </table:table-cell>
          <table:table-cell office:value-type="float" office:value="17.46" table:style-name="ce1">
            <text:p>17,46</text:p>
          </table:table-cell>
          <table:table-cell office:value-type="float" office:value="13.01" table:style-name="ce1">
            <text:p>13,01</text:p>
          </table:table-cell>
          <table:table-cell office:value-type="float" office:value="8.7100000000000009" table:style-name="ce1">
            <text:p>8,71</text:p>
          </table:table-cell>
          <table:table-cell office:value-type="float" office:value="5.37" table:style-name="ce1">
            <text:p>5,37</text:p>
          </table:table-cell>
          <table:table-cell office:value-type="float" office:value="2.73" table:style-name="ce1">
            <text:p>2,73</text:p>
          </table:table-cell>
          <table:table-cell office:value-type="float" office:value="1.6" table:style-name="ce1">
            <text:p>1,6</text:p>
          </table:table-cell>
          <table:table-cell office:value-type="float" office:value="0.61" table:style-name="ce1">
            <text:p>0,61</text:p>
          </table:table-cell>
          <table:table-cell office:value-type="float" office:value="0" table:style-name="ce1">
            <text:p>0</text:p>
          </table:table-cell>
          <table:table-cell office:value-type="float" office:value="7.72" table:style-name="ce1">
            <text:p>7,72</text:p>
          </table:table-cell>
          <table:table-cell office:value-type="float" office:value="6.1000000000000005" table:style-name="ce1">
            <text:p>6,1</text:p>
          </table:table-cell>
          <table:table-cell office:value-type="float" office:value="9.99" table:style-name="ce1">
            <text:p>9,99</text:p>
          </table:table-cell>
          <table:table-cell office:value-type="float" office:value="14.74" table:style-name="ce1">
            <text:p>14,74</text:p>
          </table:table-cell>
          <table:table-cell office:value-type="float" office:value="22.03" table:style-name="ce1">
            <text:p>22,03</text:p>
          </table:table-cell>
          <table:table-cell office:value-type="float" office:value="22.69" table:style-name="ce1">
            <text:p>22,69</text:p>
          </table:table-cell>
          <table:table-cell office:value-type="float" office:value="12.98" table:style-name="ce1">
            <text:p>12,98</text:p>
          </table:table-cell>
          <table:table-cell office:value-type="float" office:value="3.65" table:style-name="ce1">
            <text:p>3,65</text:p>
          </table:table-cell>
          <table:table-cell office:value-type="float" office:value="0.1" table:style-name="ce1">
            <text:p>0,1</text:p>
          </table:table-cell>
          <table:table-cell office:value-type="float" office:value="8.84" table:style-name="ce1">
            <text:p>8,84</text:p>
          </table:table-cell>
          <table:table-cell office:value-type="float" office:value="7.8" table:style-name="ce1">
            <text:p>7,8</text:p>
          </table:table-cell>
          <table:table-cell office:value-type="float" office:value="13.13" table:style-name="ce1">
            <text:p>13,13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8.05" table:style-name="ce1">
            <text:p>18,05</text:p>
          </table:table-cell>
          <table:table-cell office:value-type="float" office:value="15.88" table:style-name="ce1">
            <text:p>15,88</text:p>
          </table:table-cell>
          <table:table-cell office:value-type="float" office:value="9.94" table:style-name="ce1">
            <text:p>9,94</text:p>
          </table:table-cell>
          <table:table-cell office:value-type="float" office:value="5.61" table:style-name="ce1">
            <text:p>5,61</text:p>
          </table:table-cell>
          <table:table-cell office:value-type="float" office:value="2.96" table:style-name="ce1">
            <text:p>2,96</text:p>
          </table:table-cell>
          <table:table-cell office:value-type="float" office:value="0.9" table:style-name="ce1">
            <text:p>0,9</text:p>
          </table:table-cell>
          <table:table-cell office:value-type="float" office:value="0" table:style-name="ce1">
            <text:p>0</text:p>
          </table:table-cell>
          <table:table-cell office:value-type="float" office:value="15.92" table:style-name="ce1">
            <text:p>15,92</text:p>
          </table:table-cell>
          <table:table-cell office:value-type="float" office:value="10.96" table:style-name="ce1">
            <text:p>10,96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7.55" table:style-name="ce1">
            <text:p>17,55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7.68" table:style-name="ce1">
            <text:p>7,68</text:p>
          </table:table-cell>
          <table:table-cell office:value-type="float" office:value="1.83" table:style-name="ce1">
            <text:p>1,83</text:p>
          </table:table-cell>
          <table:table-cell office:value-type="float" office:value="0.05" table:style-name="ce1">
            <text:p>0,05</text:p>
          </table:table-cell>
          <table:table-cell office:value-type="float" office:value="19.080000000000002" table:style-name="ce1">
            <text:p>19,08</text:p>
          </table:table-cell>
          <table:table-cell office:value-type="float" office:value="13.13" table:style-name="ce1">
            <text:p>13,13</text:p>
          </table:table-cell>
          <table:table-cell office:value-type="float" office:value="16.740000000000002" table:style-name="ce1">
            <text:p>16,74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13.39" table:style-name="ce1">
            <text:p>13,39</text:p>
          </table:table-cell>
          <table:table-cell office:value-type="float" office:value="9.24" table:style-name="ce1">
            <text:p>9,24</text:p>
          </table:table-cell>
          <table:table-cell office:value-type="float" office:value="5.71" table:style-name="ce1">
            <text:p>5,71</text:p>
          </table:table-cell>
          <table:table-cell office:value-type="float" office:value="2.94" table:style-name="ce1">
            <text:p>2,94</text:p>
          </table:table-cell>
          <table:table-cell office:value-type="float" office:value="1.7" table:style-name="ce1">
            <text:p>1,7</text:p>
          </table:table-cell>
          <table:table-cell office:value-type="float" office:value="0.64" table:style-name="ce1">
            <text:p>0,6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Interior</text:p>
          </table:table-cell>
          <table:table-cell office:value-type="float" office:value="724.04" table:style-name="ce1">
            <text:p>724,04</text:p>
          </table:table-cell>
          <table:table-cell office:value-type="float" office:value="739.72" table:style-name="ce1">
            <text:p>739,72</text:p>
          </table:table-cell>
          <table:table-cell office:value-type="float" office:value="206.4" table:style-name="ce1">
            <text:p>206,4</text:p>
          </table:table-cell>
          <table:table-cell office:value-type="float" office:value="215.47" table:style-name="ce1">
            <text:p>215,47</text:p>
          </table:table-cell>
          <table:table-cell office:value-type="float" office:value="256.14999999999998" table:style-name="ce1">
            <text:p>256,15</text:p>
          </table:table-cell>
          <table:table-cell office:value-type="float" office:value="254.85" table:style-name="ce1">
            <text:p>254,85</text:p>
          </table:table-cell>
          <table:table-cell office:value-type="float" office:value="242.29" table:style-name="ce1">
            <text:p>242,29</text:p>
          </table:table-cell>
          <table:table-cell office:value-type="float" office:value="245.63" table:style-name="ce1">
            <text:p>245,63</text:p>
          </table:table-cell>
          <table:table-cell office:value-type="float" office:value="272.49" table:style-name="ce1">
            <text:p>272,49</text:p>
          </table:table-cell>
          <table:table-cell office:value-type="float" office:value="267.79000000000002" table:style-name="ce1">
            <text:p>267,79</text:p>
          </table:table-cell>
          <table:table-cell office:value-type="float" office:value="299.93" table:style-name="ce1">
            <text:p>299,93</text:p>
          </table:table-cell>
          <table:table-cell office:value-type="float" office:value="298.28000000000003" table:style-name="ce1">
            <text:p>298,28</text:p>
          </table:table-cell>
          <table:table-cell office:value-type="float" office:value="274.82" table:style-name="ce1">
            <text:p>274,82</text:p>
          </table:table-cell>
          <table:table-cell office:value-type="float" office:value="270.38" table:style-name="ce1">
            <text:p>270,38</text:p>
          </table:table-cell>
          <table:table-cell office:value-type="float" office:value="14.88" table:style-name="ce1">
            <text:p>14,88</text:p>
          </table:table-cell>
          <table:table-cell office:value-type="float" office:value="9.32" table:style-name="ce1">
            <text:p>9,32</text:p>
          </table:table-cell>
          <table:table-cell office:value-type="float" office:value="10.290000000000001" table:style-name="ce1">
            <text:p>10,29</text:p>
          </table:table-cell>
          <table:table-cell office:value-type="float" office:value="13.68" table:style-name="ce1">
            <text:p>13,68</text:p>
          </table:table-cell>
          <table:table-cell office:value-type="float" office:value="14.26" table:style-name="ce1">
            <text:p>14,26</text:p>
          </table:table-cell>
          <table:table-cell office:value-type="float" office:value="14.81" table:style-name="ce1">
            <text:p>14,81</text:p>
          </table:table-cell>
          <table:table-cell office:value-type="float" office:value="12.89" table:style-name="ce1">
            <text:p>12,89</text:p>
          </table:table-cell>
          <table:table-cell office:value-type="float" office:value="7.23" table:style-name="ce1">
            <text:p>7,23</text:p>
          </table:table-cell>
          <table:table-cell office:value-type="float" office:value="2.64" table:style-name="ce1">
            <text:p>2,64</text:p>
          </table:table-cell>
          <table:table-cell office:value-type="float" office:value="4.62" table:style-name="ce1">
            <text:p>4,62</text:p>
          </table:table-cell>
          <table:table-cell office:value-type="float" office:value="7.91" table:style-name="ce1">
            <text:p>7,91</text:p>
          </table:table-cell>
          <table:table-cell office:value-type="float" office:value="10.58" table:style-name="ce1">
            <text:p>10,58</text:p>
          </table:table-cell>
          <table:table-cell office:value-type="float" office:value="15.15" table:style-name="ce1">
            <text:p>15,15</text:p>
          </table:table-cell>
          <table:table-cell office:value-type="float" office:value="18.650000000000002" table:style-name="ce1">
            <text:p>18,65</text:p>
          </table:table-cell>
          <table:table-cell office:value-type="float" office:value="17.93" table:style-name="ce1">
            <text:p>17,93</text:p>
          </table:table-cell>
          <table:table-cell office:value-type="float" office:value="12.31" table:style-name="ce1">
            <text:p>12,31</text:p>
          </table:table-cell>
          <table:table-cell office:value-type="float" office:value="7.53" table:style-name="ce1">
            <text:p>7,53</text:p>
          </table:table-cell>
          <table:table-cell office:value-type="float" office:value="5.3" table:style-name="ce1">
            <text:p>5,3</text:p>
          </table:table-cell>
          <table:table-cell office:value-type="float" office:value="6.07" table:style-name="ce1">
            <text:p>6,07</text:p>
          </table:table-cell>
          <table:table-cell office:value-type="float" office:value="10.6" table:style-name="ce1">
            <text:p>10,6</text:p>
          </table:table-cell>
          <table:table-cell office:value-type="float" office:value="13" table:style-name="ce1">
            <text:p>13</text:p>
          </table:table-cell>
          <table:table-cell office:value-type="float" office:value="15.620000000000001" table:style-name="ce1">
            <text:p>15,62</text:p>
          </table:table-cell>
          <table:table-cell office:value-type="float" office:value="16.73" table:style-name="ce1">
            <text:p>16,73</text:p>
          </table:table-cell>
          <table:table-cell office:value-type="float" office:value="16.080000000000002" table:style-name="ce1">
            <text:p>16,08</text:p>
          </table:table-cell>
          <table:table-cell office:value-type="float" office:value="12.01" table:style-name="ce1">
            <text:p>12,01</text:p>
          </table:table-cell>
          <table:table-cell office:value-type="float" office:value="6.3900000000000006" table:style-name="ce1">
            <text:p>6,39</text:p>
          </table:table-cell>
          <table:table-cell office:value-type="float" office:value="3.06" table:style-name="ce1">
            <text:p>3,06</text:p>
          </table:table-cell>
          <table:table-cell office:value-type="float" office:value="0.45" table:style-name="ce1">
            <text:p>0,45</text:p>
          </table:table-cell>
          <table:table-cell office:value-type="float" office:value="2.0100000000000002" table:style-name="ce1">
            <text:p>2,01</text:p>
          </table:table-cell>
          <table:table-cell office:value-type="float" office:value="6.94" table:style-name="ce1">
            <text:p>6,94</text:p>
          </table:table-cell>
          <table:table-cell office:value-type="float" office:value="13.43" table:style-name="ce1">
            <text:p>13,43</text:p>
          </table:table-cell>
          <table:table-cell office:value-type="float" office:value="17.72" table:style-name="ce1">
            <text:p>17,72</text:p>
          </table:table-cell>
          <table:table-cell office:value-type="float" office:value="18.55" table:style-name="ce1">
            <text:p>18,55</text:p>
          </table:table-cell>
          <table:table-cell office:value-type="float" office:value="16.47" table:style-name="ce1">
            <text:p>16,47</text:p>
          </table:table-cell>
          <table:table-cell office:value-type="float" office:value="12.31" table:style-name="ce1">
            <text:p>12,31</text:p>
          </table:table-cell>
          <table:table-cell office:value-type="float" office:value="7.67" table:style-name="ce1">
            <text:p>7,67</text:p>
          </table:table-cell>
          <table:table-cell office:value-type="float" office:value="3.56" table:style-name="ce1">
            <text:p>3,56</text:p>
          </table:table-cell>
          <table:table-cell office:value-type="float" office:value="1.31" table:style-name="ce1">
            <text:p>1,31</text:p>
          </table:table-cell>
          <table:table-cell office:value-type="float" office:value="0.04" table:style-name="ce1">
            <text:p>0,04</text:p>
          </table:table-cell>
          <table:table-cell office:value-type="float" office:value="15.36" table:style-name="ce1">
            <text:p>15,36</text:p>
          </table:table-cell>
          <table:table-cell office:value-type="float" office:value="12.55" table:style-name="ce1">
            <text:p>12,55</text:p>
          </table:table-cell>
          <table:table-cell office:value-type="float" office:value="16" table:style-name="ce1">
            <text:p>16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7.02" table:style-name="ce1">
            <text:p>17,02</text:p>
          </table:table-cell>
          <table:table-cell office:value-type="float" office:value="12.65" table:style-name="ce1">
            <text:p>12,65</text:p>
          </table:table-cell>
          <table:table-cell office:value-type="float" office:value="6.51" table:style-name="ce1">
            <text:p>6,51</text:p>
          </table:table-cell>
          <table:table-cell office:value-type="float" office:value="1.93" table:style-name="ce1">
            <text:p>1,93</text:p>
          </table:table-cell>
          <table:table-cell office:value-type="float" office:value="0.06" table:style-name="ce1">
            <text:p>0,06</text:p>
          </table:table-cell>
          <table:table-cell office:value-type="float" office:value="15.39" table:style-name="ce1">
            <text:p>15,39</text:p>
          </table:table-cell>
          <table:table-cell office:value-type="float" office:value="13.26" table:style-name="ce1">
            <text:p>13,26</text:p>
          </table:table-cell>
          <table:table-cell office:value-type="float" office:value="16.73" table:style-name="ce1">
            <text:p>16,73</text:p>
          </table:table-cell>
          <table:table-cell office:value-type="float" office:value="18.12" table:style-name="ce1">
            <text:p>18,12</text:p>
          </table:table-cell>
          <table:table-cell office:value-type="float" office:value="17.34" table:style-name="ce1">
            <text:p>17,34</text:p>
          </table:table-cell>
          <table:table-cell office:value-type="float" office:value="11.44" table:style-name="ce1">
            <text:p>11,44</text:p>
          </table:table-cell>
          <table:table-cell office:value-type="float" office:value="5.1100000000000003" table:style-name="ce1">
            <text:p>5,11</text:p>
          </table:table-cell>
          <table:table-cell office:value-type="float" office:value="1.8900000000000001" table:style-name="ce1">
            <text:p>1,89</text:p>
          </table:table-cell>
          <table:table-cell office:value-type="float" office:value="0.71" table:style-name="ce1">
            <text:p>0,71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9.400000000000002" table:style-name="ce1">
            <text:p>19,4</text:p>
          </table:table-cell>
          <table:table-cell office:value-type="float" office:value="16.690000000000001" table:style-name="ce1">
            <text:p>16,69</text:p>
          </table:table-cell>
          <table:table-cell office:value-type="float" office:value="12.030000000000001" table:style-name="ce1">
            <text:p>12,03</text:p>
          </table:table-cell>
          <table:table-cell office:value-type="float" office:value="7.42" table:style-name="ce1">
            <text:p>7,42</text:p>
          </table:table-cell>
          <table:table-cell office:value-type="float" office:value="3.77" table:style-name="ce1">
            <text:p>3,77</text:p>
          </table:table-cell>
          <table:table-cell office:value-type="float" office:value="1.27" table:style-name="ce1">
            <text:p>1,27</text:p>
          </table:table-cell>
          <table:table-cell office:value-type="float" office:value="0.36" table:style-name="ce1">
            <text:p>0,36</text:p>
          </table:table-cell>
          <table:table-cell office:value-type="float" office:value="0.06" table:style-name="ce1">
            <text:p>0,06</text:p>
          </table:table-cell>
          <table:table-cell office:value-type="float" office:value="20.39" table:style-name="ce1">
            <text:p>20,39</text:p>
          </table:table-cell>
          <table:table-cell office:value-type="float" office:value="15.82" table:style-name="ce1">
            <text:p>15,82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6.91" table:style-name="ce1">
            <text:p>16,91</text:p>
          </table:table-cell>
          <table:table-cell office:value-type="float" office:value="13.81" table:style-name="ce1">
            <text:p>13,81</text:p>
          </table:table-cell>
          <table:table-cell office:value-type="float" office:value="9.1300000000000008" table:style-name="ce1">
            <text:p>9,13</text:p>
          </table:table-cell>
          <table:table-cell office:value-type="float" office:value="4.33" table:style-name="ce1">
            <text:p>4,33</text:p>
          </table:table-cell>
          <table:table-cell office:value-type="float" office:value="1.44" table:style-name="ce1">
            <text:p>1,44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20.150000000000002" table:style-name="ce1">
            <text:p>20,15</text:p>
          </table:table-cell>
          <table:table-cell office:value-type="float" office:value="13.61" table:style-name="ce1">
            <text:p>13,61</text:p>
          </table:table-cell>
          <table:table-cell office:value-type="float" office:value="16.59" table:style-name="ce1">
            <text:p>16,59</text:p>
          </table:table-cell>
          <table:table-cell office:value-type="float" office:value="17.5" table:style-name="ce1">
            <text:p>17,5</text:p>
          </table:table-cell>
          <table:table-cell office:value-type="float" office:value="15.6" table:style-name="ce1">
            <text:p>15,6</text:p>
          </table:table-cell>
          <table:table-cell office:value-type="float" office:value="10.61" table:style-name="ce1">
            <text:p>10,61</text:p>
          </table:table-cell>
          <table:table-cell office:value-type="float" office:value="4.78" table:style-name="ce1">
            <text:p>4,78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0.04" table:style-name="ce1">
            <text:p>0,04</text:p>
          </table:table-cell>
          <table:table-cell office:value-type="float" office:value="22.82" table:style-name="ce1">
            <text:p>22,82</text:p>
          </table:table-cell>
          <table:table-cell office:value-type="float" office:value="14.98" table:style-name="ce1">
            <text:p>14,98</text:p>
          </table:table-cell>
          <table:table-cell office:value-type="float" office:value="17.63" table:style-name="ce1">
            <text:p>17,63</text:p>
          </table:table-cell>
          <table:table-cell office:value-type="float" office:value="17.41" table:style-name="ce1">
            <text:p>17,41</text:p>
          </table:table-cell>
          <table:table-cell office:value-type="float" office:value="12.73" table:style-name="ce1">
            <text:p>12,73</text:p>
          </table:table-cell>
          <table:table-cell office:value-type="float" office:value="7.8100000000000005" table:style-name="ce1">
            <text:p>7,81</text:p>
          </table:table-cell>
          <table:table-cell office:value-type="float" office:value="3.91" table:style-name="ce1">
            <text:p>3,91</text:p>
          </table:table-cell>
          <table:table-cell office:value-type="float" office:value="1.86" table:style-name="ce1">
            <text:p>1,86</text:p>
          </table:table-cell>
          <table:table-cell office:value-type="float" office:value="0.64" table:style-name="ce1">
            <text:p>0,64</text:p>
          </table:table-cell>
          <table:table-cell office:value-type="float" office:value="0.21" table:style-name="ce1">
            <text:p>0,21</text:p>
          </table:table-cell>
          <table:table-cell office:value-type="float" office:value="0" table:style-name="ce1">
            <text:p>0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7.5" table:style-name="ce1">
            <text:p>7,5</text:p>
          </table:table-cell>
          <table:table-cell office:value-type="float" office:value="11.8" table:style-name="ce1">
            <text:p>11,8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20.260000000000002" table:style-name="ce1">
            <text:p>20,26</text:p>
          </table:table-cell>
          <table:table-cell office:value-type="float" office:value="11.43" table:style-name="ce1">
            <text:p>11,43</text:p>
          </table:table-cell>
          <table:table-cell office:value-type="float" office:value="3.25" table:style-name="ce1">
            <text:p>3,25</text:p>
          </table:table-cell>
          <table:table-cell office:value-type="float" office:value="0.15" table:style-name="ce1">
            <text:p>0,15</text:p>
          </table:table-cell>
          <table:table-cell office:value-type="float" office:value="10.14" table:style-name="ce1">
            <text:p>10,14</text:p>
          </table:table-cell>
          <table:table-cell office:value-type="float" office:value="8.7900000000000009" table:style-name="ce1">
            <text:p>8,79</text:p>
          </table:table-cell>
          <table:table-cell office:value-type="float" office:value="13.36" table:style-name="ce1">
            <text:p>13,36</text:p>
          </table:table-cell>
          <table:table-cell office:value-type="float" office:value="17.7" table:style-name="ce1">
            <text:p>17,7</text:p>
          </table:table-cell>
          <table:table-cell office:value-type="float" office:value="17.3" table:style-name="ce1">
            <text:p>17,3</text:p>
          </table:table-cell>
          <table:table-cell office:value-type="float" office:value="15.370000000000001" table:style-name="ce1">
            <text:p>15,37</text:p>
          </table:table-cell>
          <table:table-cell office:value-type="float" office:value="10.220000000000001" table:style-name="ce1">
            <text:p>10,22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1.75" table:style-name="ce1">
            <text:p>1,75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19.2" table:style-name="ce1">
            <text:p>19,2</text:p>
          </table:table-cell>
          <table:table-cell office:value-type="float" office:value="13.09" table:style-name="ce1">
            <text:p>13,09</text:p>
          </table:table-cell>
          <table:table-cell office:value-type="float" office:value="16.18" table:style-name="ce1">
            <text:p>16,18</text:p>
          </table:table-cell>
          <table:table-cell office:value-type="float" office:value="17.41" table:style-name="ce1">
            <text:p>17,41</text:p>
          </table:table-cell>
          <table:table-cell office:value-type="float" office:value="15.99" table:style-name="ce1">
            <text:p>15,99</text:p>
          </table:table-cell>
          <table:table-cell office:value-type="float" office:value="11.43" table:style-name="ce1">
            <text:p>11,43</text:p>
          </table:table-cell>
          <table:table-cell office:value-type="float" office:value="5.3500000000000005" table:style-name="ce1">
            <text:p>5,35</text:p>
          </table:table-cell>
          <table:table-cell office:value-type="float" office:value="1.3" table:style-name="ce1">
            <text:p>1,3</text:p>
          </table:table-cell>
          <table:table-cell office:value-type="float" office:value="0.05" table:style-name="ce1">
            <text:p>0,05</text:p>
          </table:table-cell>
          <table:table-cell office:value-type="float" office:value="21.75" table:style-name="ce1">
            <text:p>21,75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7.27" table:style-name="ce1">
            <text:p>17,27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3.120000000000001" table:style-name="ce1">
            <text:p>13,12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2.11" table:style-name="ce1">
            <text:p>2,11</text:p>
          </table:table-cell>
          <table:table-cell office:value-type="float" office:value="0.74" table:style-name="ce1">
            <text:p>0,74</text:p>
          </table:table-cell>
          <table:table-cell office:value-type="float" office:value="0.24" table:style-name="ce1">
            <text:p>0,2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float" office:value="725.9" table:style-name="ce1">
            <text:p>725,9</text:p>
          </table:table-cell>
          <table:table-cell office:value-type="float" office:value="741.6" table:style-name="ce1">
            <text:p>741,6</text:p>
          </table:table-cell>
          <table:table-cell office:value-type="float" office:value="208.09" table:style-name="ce1">
            <text:p>208,09</text:p>
          </table:table-cell>
          <table:table-cell office:value-type="float" office:value="216.92000000000002" table:style-name="ce1">
            <text:p>216,92</text:p>
          </table:table-cell>
          <table:table-cell office:value-type="float" office:value="257.92" table:style-name="ce1">
            <text:p>257,92</text:p>
          </table:table-cell>
          <table:table-cell office:value-type="float" office:value="256.26" table:style-name="ce1">
            <text:p>256,26</text:p>
          </table:table-cell>
          <table:table-cell office:value-type="float" office:value="244.44" table:style-name="ce1">
            <text:p>244,44</text:p>
          </table:table-cell>
          <table:table-cell office:value-type="float" office:value="247.46" table:style-name="ce1">
            <text:p>247,46</text:p>
          </table:table-cell>
          <table:table-cell office:value-type="float" office:value="274.67" table:style-name="ce1">
            <text:p>274,67</text:p>
          </table:table-cell>
          <table:table-cell office:value-type="float" office:value="269.64999999999998" table:style-name="ce1">
            <text:p>269,65</text:p>
          </table:table-cell>
          <table:table-cell office:value-type="float" office:value="301.13" table:style-name="ce1">
            <text:p>301,13</text:p>
          </table:table-cell>
          <table:table-cell office:value-type="float" office:value="299.31" table:style-name="ce1">
            <text:p>299,31</text:p>
          </table:table-cell>
          <table:table-cell office:value-type="float" office:value="276.85000000000002" table:style-name="ce1">
            <text:p>276,85</text:p>
          </table:table-cell>
          <table:table-cell office:value-type="float" office:value="272.09000000000003" table:style-name="ce1">
            <text:p>272,09</text:p>
          </table:table-cell>
          <table:table-cell office:value-type="float" office:value="14.34" table:style-name="ce1">
            <text:p>14,34</text:p>
          </table:table-cell>
          <table:table-cell office:value-type="float" office:value="9.14" table:style-name="ce1">
            <text:p>9,14</text:p>
          </table:table-cell>
          <table:table-cell office:value-type="float" office:value="10.18" table:style-name="ce1">
            <text:p>10,18</text:p>
          </table:table-cell>
          <table:table-cell office:value-type="float" office:value="13.07" table:style-name="ce1">
            <text:p>13,07</text:p>
          </table:table-cell>
          <table:table-cell office:value-type="float" office:value="14.13" table:style-name="ce1">
            <text:p>14,13</text:p>
          </table:table-cell>
          <table:table-cell office:value-type="float" office:value="15.22" table:style-name="ce1">
            <text:p>15,22</text:p>
          </table:table-cell>
          <table:table-cell office:value-type="float" office:value="13.43" table:style-name="ce1">
            <text:p>13,43</text:p>
          </table:table-cell>
          <table:table-cell office:value-type="float" office:value="7.44" table:style-name="ce1">
            <text:p>7,44</text:p>
          </table:table-cell>
          <table:table-cell office:value-type="float" office:value="3.0500000000000003" table:style-name="ce1">
            <text:p>3,05</text:p>
          </table:table-cell>
          <table:table-cell office:value-type="float" office:value="4.33" table:style-name="ce1">
            <text:p>4,33</text:p>
          </table:table-cell>
          <table:table-cell office:value-type="float" office:value="7.3900000000000006" table:style-name="ce1">
            <text:p>7,39</text:p>
          </table:table-cell>
          <table:table-cell office:value-type="float" office:value="10.39" table:style-name="ce1">
            <text:p>10,39</text:p>
          </table:table-cell>
          <table:table-cell office:value-type="float" office:value="15" table:style-name="ce1">
            <text:p>15</text:p>
          </table:table-cell>
          <table:table-cell office:value-type="float" office:value="18.16" table:style-name="ce1">
            <text:p>18,16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2.99" table:style-name="ce1">
            <text:p>12,99</text:p>
          </table:table-cell>
          <table:table-cell office:value-type="float" office:value="8.4700000000000006" table:style-name="ce1">
            <text:p>8,47</text:p>
          </table:table-cell>
          <table:table-cell office:value-type="float" office:value="5.34" table:style-name="ce1">
            <text:p>5,34</text:p>
          </table:table-cell>
          <table:table-cell office:value-type="float" office:value="5.71" table:style-name="ce1">
            <text:p>5,71</text:p>
          </table:table-cell>
          <table:table-cell office:value-type="float" office:value="10.040000000000001" table:style-name="ce1">
            <text:p>10,04</text:p>
          </table:table-cell>
          <table:table-cell office:value-type="float" office:value="12.69" table:style-name="ce1">
            <text:p>12,69</text:p>
          </table:table-cell>
          <table:table-cell office:value-type="float" office:value="15.39" table:style-name="ce1">
            <text:p>15,39</text:p>
          </table:table-cell>
          <table:table-cell office:value-type="float" office:value="17.04" table:style-name="ce1">
            <text:p>17,04</text:p>
          </table:table-cell>
          <table:table-cell office:value-type="float" office:value="16.330000000000002" table:style-name="ce1">
            <text:p>16,33</text:p>
          </table:table-cell>
          <table:table-cell office:value-type="float" office:value="12.38" table:style-name="ce1">
            <text:p>12,38</text:p>
          </table:table-cell>
          <table:table-cell office:value-type="float" office:value="6.73" table:style-name="ce1">
            <text:p>6,73</text:p>
          </table:table-cell>
          <table:table-cell office:value-type="float" office:value="3.18" table:style-name="ce1">
            <text:p>3,18</text:p>
          </table:table-cell>
          <table:table-cell office:value-type="float" office:value="0.51" table:style-name="ce1">
            <text:p>0,51</text:p>
          </table:table-cell>
          <table:table-cell office:value-type="float" office:value="1.9100000000000001" table:style-name="ce1">
            <text:p>1,91</text:p>
          </table:table-cell>
          <table:table-cell office:value-type="float" office:value="6.5" table:style-name="ce1">
            <text:p>6,5</text:p>
          </table:table-cell>
          <table:table-cell office:value-type="float" office:value="12.93" table:style-name="ce1">
            <text:p>12,93</text:p>
          </table:table-cell>
          <table:table-cell office:value-type="float" office:value="17.46" table:style-name="ce1">
            <text:p>17,46</text:p>
          </table:table-cell>
          <table:table-cell office:value-type="float" office:value="18.77" table:style-name="ce1">
            <text:p>18,77</text:p>
          </table:table-cell>
          <table:table-cell office:value-type="float" office:value="16.690000000000001" table:style-name="ce1">
            <text:p>16,69</text:p>
          </table:table-cell>
          <table:table-cell office:value-type="float" office:value="12.61" table:style-name="ce1">
            <text:p>12,61</text:p>
          </table:table-cell>
          <table:table-cell office:value-type="float" office:value="8.02" table:style-name="ce1">
            <text:p>8,02</text:p>
          </table:table-cell>
          <table:table-cell office:value-type="float" office:value="3.69" table:style-name="ce1">
            <text:p>3,69</text:p>
          </table:table-cell>
          <table:table-cell office:value-type="float" office:value="1.3800000000000001" table:style-name="ce1">
            <text:p>1,38</text:p>
          </table:table-cell>
          <table:table-cell office:value-type="float" office:value="0.03" table:style-name="ce1">
            <text:p>0,03</text:p>
          </table:table-cell>
          <table:table-cell office:value-type="float" office:value="14.66" table:style-name="ce1">
            <text:p>14,66</text:p>
          </table:table-cell>
          <table:table-cell office:value-type="float" office:value="12.11" table:style-name="ce1">
            <text:p>12,11</text:p>
          </table:table-cell>
          <table:table-cell office:value-type="float" office:value="15.66" table:style-name="ce1">
            <text:p>15,66</text:p>
          </table:table-cell>
          <table:table-cell office:value-type="float" office:value="17.98" table:style-name="ce1">
            <text:p>17,98</text:p>
          </table:table-cell>
          <table:table-cell office:value-type="float" office:value="17.34" table:style-name="ce1">
            <text:p>17,34</text:p>
          </table:table-cell>
          <table:table-cell office:value-type="float" office:value="13.19" table:style-name="ce1">
            <text:p>13,19</text:p>
          </table:table-cell>
          <table:table-cell office:value-type="float" office:value="6.87" table:style-name="ce1">
            <text:p>6,87</text:p>
          </table:table-cell>
          <table:table-cell office:value-type="float" office:value="2.13" table:style-name="ce1">
            <text:p>2,13</text:p>
          </table:table-cell>
          <table:table-cell office:value-type="float" office:value="0.06" table:style-name="ce1">
            <text:p>0,06</text:p>
          </table:table-cell>
          <table:table-cell office:value-type="float" office:value="14.69" table:style-name="ce1">
            <text:p>14,69</text:p>
          </table:table-cell>
          <table:table-cell office:value-type="float" office:value="13.06" table:style-name="ce1">
            <text:p>13,06</text:p>
          </table:table-cell>
          <table:table-cell office:value-type="float" office:value="16.63" table:style-name="ce1">
            <text:p>16,63</text:p>
          </table:table-cell>
          <table:table-cell office:value-type="float" office:value="18.16" table:style-name="ce1">
            <text:p>18,16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1.77" table:style-name="ce1">
            <text:p>11,77</text:p>
          </table:table-cell>
          <table:table-cell office:value-type="float" office:value="5.3" table:style-name="ce1">
            <text:p>5,3</text:p>
          </table:table-cell>
          <table:table-cell office:value-type="float" office:value="2.04" table:style-name="ce1">
            <text:p>2,04</text:p>
          </table:table-cell>
          <table:table-cell office:value-type="float" office:value="0.83000000000000007" table:style-name="ce1">
            <text:p>0,83</text:p>
          </table:table-cell>
          <table:table-cell office:value-type="float" office:value="0" table:style-name="ce1">
            <text:p>0</text:p>
          </table:table-cell>
          <table:table-cell office:value-type="float" office:value="19.87" table:style-name="ce1">
            <text:p>19,87</text:p>
          </table:table-cell>
          <table:table-cell office:value-type="float" office:value="17.46" table:style-name="ce1">
            <text:p>17,46</text:p>
          </table:table-cell>
          <table:table-cell office:value-type="float" office:value="19.18" table:style-name="ce1">
            <text:p>19,18</text:p>
          </table:table-cell>
          <table:table-cell office:value-type="float" office:value="17.16" table:style-name="ce1">
            <text:p>17,16</text:p>
          </table:table-cell>
          <table:table-cell office:value-type="float" office:value="12.43" table:style-name="ce1">
            <text:p>12,43</text:p>
          </table:table-cell>
          <table:table-cell office:value-type="float" office:value="7.84" table:style-name="ce1">
            <text:p>7,84</text:p>
          </table:table-cell>
          <table:table-cell office:value-type="float" office:value="4.04" table:style-name="ce1">
            <text:p>4,04</text:p>
          </table:table-cell>
          <table:table-cell office:value-type="float" office:value="1.42" table:style-name="ce1">
            <text:p>1,42</text:p>
          </table:table-cell>
          <table:table-cell office:value-type="float" office:value="0.49" table:style-name="ce1">
            <text:p>0,49</text:p>
          </table:table-cell>
          <table:table-cell office:value-type="float" office:value="0.1" table:style-name="ce1">
            <text:p>0,1</text:p>
          </table:table-cell>
          <table:table-cell office:value-type="float" office:value="19.39" table:style-name="ce1">
            <text:p>19,39</text:p>
          </table:table-cell>
          <table:table-cell office:value-type="float" office:value="15.43" table:style-name="ce1">
            <text:p>15,43</text:p>
          </table:table-cell>
          <table:table-cell office:value-type="float" office:value="17.809999999999999" table:style-name="ce1">
            <text:p>17,81</text:p>
          </table:table-cell>
          <table:table-cell office:value-type="float" office:value="17.22" table:style-name="ce1">
            <text:p>17,22</text:p>
          </table:table-cell>
          <table:table-cell office:value-type="float" office:value="14.030000000000001" table:style-name="ce1">
            <text:p>14,03</text:p>
          </table:table-cell>
          <table:table-cell office:value-type="float" office:value="9.44" table:style-name="ce1">
            <text:p>9,44</text:p>
          </table:table-cell>
          <table:table-cell office:value-type="float" office:value="4.66" table:style-name="ce1">
            <text:p>4,66</text:p>
          </table:table-cell>
          <table:table-cell office:value-type="float" office:value="1.62" table:style-name="ce1">
            <text:p>1,62</text:p>
          </table:table-cell>
          <table:table-cell office:value-type="float" office:value="0.4" table:style-name="ce1">
            <text:p>0,4</text:p>
          </table:table-cell>
          <table:table-cell office:value-type="float" office:value="19.29" table:style-name="ce1">
            <text:p>19,29</text:p>
          </table:table-cell>
          <table:table-cell office:value-type="float" office:value="13.07" table:style-name="ce1">
            <text:p>13,07</text:p>
          </table:table-cell>
          <table:table-cell office:value-type="float" office:value="16.16" table:style-name="ce1">
            <text:p>16,16</text:p>
          </table:table-cell>
          <table:table-cell office:value-type="float" office:value="17.45" table:style-name="ce1">
            <text:p>17,45</text:p>
          </table:table-cell>
          <table:table-cell office:value-type="float" office:value="15.98" table:style-name="ce1">
            <text:p>15,98</text:p>
          </table:table-cell>
          <table:table-cell office:value-type="float" office:value="11.370000000000001" table:style-name="ce1">
            <text:p>11,37</text:p>
          </table:table-cell>
          <table:table-cell office:value-type="float" office:value="5.38" table:style-name="ce1">
            <text:p>5,38</text:p>
          </table:table-cell>
          <table:table-cell office:value-type="float" office:value="1.25" table:style-name="ce1">
            <text:p>1,25</text:p>
          </table:table-cell>
          <table:table-cell office:value-type="float" office:value="0.04" table:style-name="ce1">
            <text:p>0,04</text:p>
          </table:table-cell>
          <table:table-cell office:value-type="float" office:value="22.12" table:style-name="ce1">
            <text:p>22,12</text:p>
          </table:table-cell>
          <table:table-cell office:value-type="float" office:value="14.64" table:style-name="ce1">
            <text:p>14,64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7.420000000000002" table:style-name="ce1">
            <text:p>17,42</text:p>
          </table:table-cell>
          <table:table-cell office:value-type="float" office:value="12.8" table:style-name="ce1">
            <text:p>12,8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4.26" table:style-name="ce1">
            <text:p>4,26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0.87" table:style-name="ce1">
            <text:p>0,87</text:p>
          </table:table-cell>
          <table:table-cell office:value-type="float" office:value="0.31" table:style-name="ce1">
            <text:p>0,31</text:p>
          </table:table-cell>
          <table:table-cell office:value-type="float" office:value="0" table:style-name="ce1">
            <text:p>0</text:p>
          </table:table-cell>
          <table:table-cell office:value-type="float" office:value="8.75" table:style-name="ce1">
            <text:p>8,75</text:p>
          </table:table-cell>
          <table:table-cell office:value-type="float" office:value="7.2" table:style-name="ce1">
            <text:p>7,2</text:p>
          </table:table-cell>
          <table:table-cell office:value-type="float" office:value="11.41" table:style-name="ce1">
            <text:p>11,41</text:p>
          </table:table-cell>
          <table:table-cell office:value-type="float" office:value="16.05" table:style-name="ce1">
            <text:p>16,05</text:p>
          </table:table-cell>
          <table:table-cell office:value-type="float" office:value="20.57" table:style-name="ce1">
            <text:p>20,57</text:p>
          </table:table-cell>
          <table:table-cell office:value-type="float" office:value="20.78" table:style-name="ce1">
            <text:p>20,78</text:p>
          </table:table-cell>
          <table:table-cell office:value-type="float" office:value="11.77" table:style-name="ce1">
            <text:p>11,77</text:p>
          </table:table-cell>
          <table:table-cell office:value-type="float" office:value="3.34" table:style-name="ce1">
            <text:p>3,34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9.86" table:style-name="ce1">
            <text:p>9,86</text:p>
          </table:table-cell>
          <table:table-cell office:value-type="float" office:value="8.58" table:style-name="ce1">
            <text:p>8,58</text:p>
          </table:table-cell>
          <table:table-cell office:value-type="float" office:value="13.31" table:style-name="ce1">
            <text:p>13,31</text:p>
          </table:table-cell>
          <table:table-cell office:value-type="float" office:value="17.52" table:style-name="ce1">
            <text:p>17,52</text:p>
          </table:table-cell>
          <table:table-cell office:value-type="float" office:value="17.46" table:style-name="ce1">
            <text:p>17,46</text:p>
          </table:table-cell>
          <table:table-cell office:value-type="float" office:value="15.48" table:style-name="ce1">
            <text:p>15,48</text:p>
          </table:table-cell>
          <table:table-cell office:value-type="float" office:value="10.16" table:style-name="ce1">
            <text:p>10,16</text:p>
          </table:table-cell>
          <table:table-cell office:value-type="float" office:value="5.0200000000000005" table:style-name="ce1">
            <text:p>5,02</text:p>
          </table:table-cell>
          <table:table-cell office:value-type="float" office:value="2.0100000000000002" table:style-name="ce1">
            <text:p>2,01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0" table:style-name="ce1">
            <text:p>0</text:p>
          </table:table-cell>
          <table:table-cell office:value-type="float" office:value="18.420000000000002" table:style-name="ce1">
            <text:p>18,42</text:p>
          </table:table-cell>
          <table:table-cell office:value-type="float" office:value="12.59" table:style-name="ce1">
            <text:p>12,59</text:p>
          </table:table-cell>
          <table:table-cell office:value-type="float" office:value="15.77" table:style-name="ce1">
            <text:p>15,77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16.36" table:style-name="ce1">
            <text:p>16,36</text:p>
          </table:table-cell>
          <table:table-cell office:value-type="float" office:value="12.15" table:style-name="ce1">
            <text:p>12,15</text:p>
          </table:table-cell>
          <table:table-cell office:value-type="float" office:value="5.9" table:style-name="ce1">
            <text:p>5,9</text:p>
          </table:table-cell>
          <table:table-cell office:value-type="float" office:value="1.42" table:style-name="ce1">
            <text:p>1,42</text:p>
          </table:table-cell>
          <table:table-cell office:value-type="float" office:value="0.05" table:style-name="ce1">
            <text:p>0,05</text:p>
          </table:table-cell>
          <table:table-cell office:value-type="float" office:value="21.11" table:style-name="ce1">
            <text:p>21,11</text:p>
          </table:table-cell>
          <table:table-cell office:value-type="float" office:value="14.14" table:style-name="ce1">
            <text:p>14,14</text:p>
          </table:table-cell>
          <table:table-cell office:value-type="float" office:value="17.14" table:style-name="ce1">
            <text:p>17,14</text:p>
          </table:table-cell>
          <table:table-cell office:value-type="float" office:value="17.43" table:style-name="ce1">
            <text:p>17,43</text:p>
          </table:table-cell>
          <table:table-cell office:value-type="float" office:value="13.18" table:style-name="ce1">
            <text:p>13,18</text:p>
          </table:table-cell>
          <table:table-cell office:value-type="float" office:value="8.64" table:style-name="ce1">
            <text:p>8,64</text:p>
          </table:table-cell>
          <table:table-cell office:value-type="float" office:value="4.75" table:style-name="ce1">
            <text:p>4,75</text:p>
          </table:table-cell>
          <table:table-cell office:value-type="float" office:value="2.31" table:style-name="ce1">
            <text:p>2,31</text:p>
          </table:table-cell>
          <table:table-cell office:value-type="float" office:value="0.97" table:style-name="ce1">
            <text:p>0,97</text:p>
          </table:table-cell>
          <table:table-cell office:value-type="float" office:value="0.33" table:style-name="ce1">
            <text:p>0,33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Capital</text:p>
          </table:table-cell>
          <table:table-cell office:value-type="float" office:value="732.65" table:style-name="ce1">
            <text:p>732,65</text:p>
          </table:table-cell>
          <table:table-cell office:value-type="float" office:value="748.34" table:style-name="ce1">
            <text:p>748,34</text:p>
          </table:table-cell>
          <table:table-cell office:value-type="float" office:value="214.38" table:style-name="ce1">
            <text:p>214,38</text:p>
          </table:table-cell>
          <table:table-cell office:value-type="float" office:value="222.39000000000001" table:style-name="ce1">
            <text:p>222,39</text:p>
          </table:table-cell>
          <table:table-cell office:value-type="float" office:value="264.57" table:style-name="ce1">
            <text:p>264,57</text:p>
          </table:table-cell>
          <table:table-cell office:value-type="float" office:value="261.62" table:style-name="ce1">
            <text:p>261,62</text:p>
          </table:table-cell>
          <table:table-cell office:value-type="float" office:value="252.45000000000002" table:style-name="ce1">
            <text:p>252,45</text:p>
          </table:table-cell>
          <table:table-cell office:value-type="float" office:value="254.42000000000002" table:style-name="ce1">
            <text:p>254,42</text:p>
          </table:table-cell>
          <table:table-cell office:value-type="float" office:value="281.76" table:style-name="ce1">
            <text:p>281,76</text:p>
          </table:table-cell>
          <table:table-cell office:value-type="float" office:value="275.73" table:style-name="ce1">
            <text:p>275,73</text:p>
          </table:table-cell>
          <table:table-cell office:value-type="float" office:value="305.85000000000002" table:style-name="ce1">
            <text:p>305,85</text:p>
          </table:table-cell>
          <table:table-cell office:value-type="float" office:value="303.43" table:style-name="ce1">
            <text:p>303,43</text:p>
          </table:table-cell>
          <table:table-cell office:value-type="float" office:value="283.55" table:style-name="ce1">
            <text:p>283,55</text:p>
          </table:table-cell>
          <table:table-cell office:value-type="float" office:value="277.78000000000003" table:style-name="ce1">
            <text:p>277,78</text:p>
          </table:table-cell>
          <table:table-cell office:value-type="float" office:value="12.35" table:style-name="ce1">
            <text:p>12,35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9.7900000000000009" table:style-name="ce1">
            <text:p>9,79</text:p>
          </table:table-cell>
          <table:table-cell office:value-type="float" office:value="10.96" table:style-name="ce1">
            <text:p>10,96</text:p>
          </table:table-cell>
          <table:table-cell office:value-type="float" office:value="13.63" table:style-name="ce1">
            <text:p>13,63</text:p>
          </table:table-cell>
          <table:table-cell office:value-type="float" office:value="16.68" table:style-name="ce1">
            <text:p>16,68</text:p>
          </table:table-cell>
          <table:table-cell office:value-type="float" office:value="15.41" table:style-name="ce1">
            <text:p>15,41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4.53" table:style-name="ce1">
            <text:p>4,53</text:p>
          </table:table-cell>
          <table:table-cell office:value-type="float" office:value="3.27" table:style-name="ce1">
            <text:p>3,27</text:p>
          </table:table-cell>
          <table:table-cell office:value-type="float" office:value="5.5600000000000005" table:style-name="ce1">
            <text:p>5,56</text:p>
          </table:table-cell>
          <table:table-cell office:value-type="float" office:value="9.67" table:style-name="ce1">
            <text:p>9,67</text:p>
          </table:table-cell>
          <table:table-cell office:value-type="float" office:value="14.39" table:style-name="ce1">
            <text:p>14,39</text:p>
          </table:table-cell>
          <table:table-cell office:value-type="float" office:value="16.47" table:style-name="ce1">
            <text:p>16,47</text:p>
          </table:table-cell>
          <table:table-cell office:value-type="float" office:value="17.990000000000002" table:style-name="ce1">
            <text:p>17,99</text:p>
          </table:table-cell>
          <table:table-cell office:value-type="float" office:value="15.43" table:style-name="ce1">
            <text:p>15,43</text:p>
          </table:table-cell>
          <table:table-cell office:value-type="float" office:value="11.78" table:style-name="ce1">
            <text:p>11,78</text:p>
          </table:table-cell>
          <table:table-cell office:value-type="float" office:value="5.44" table:style-name="ce1">
            <text:p>5,44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7.98" table:style-name="ce1">
            <text:p>7,98</text:p>
          </table:table-cell>
          <table:table-cell office:value-type="float" office:value="11.55" table:style-name="ce1">
            <text:p>11,55</text:p>
          </table:table-cell>
          <table:table-cell office:value-type="float" office:value="14.540000000000001" table:style-name="ce1">
            <text:p>14,54</text:p>
          </table:table-cell>
          <table:table-cell office:value-type="float" office:value="18.14" table:style-name="ce1">
            <text:p>18,14</text:p>
          </table:table-cell>
          <table:table-cell office:value-type="float" office:value="17.29" table:style-name="ce1">
            <text:p>17,29</text:p>
          </table:table-cell>
          <table:table-cell office:value-type="float" office:value="13.77" table:style-name="ce1">
            <text:p>13,77</text:p>
          </table:table-cell>
          <table:table-cell office:value-type="float" office:value="7.99" table:style-name="ce1">
            <text:p>7,99</text:p>
          </table:table-cell>
          <table:table-cell office:value-type="float" office:value="3.63" table:style-name="ce1">
            <text:p>3,63</text:p>
          </table:table-cell>
          <table:table-cell office:value-type="float" office:value="0.73" table:style-name="ce1">
            <text:p>0,73</text:p>
          </table:table-cell>
          <table:table-cell office:value-type="float" office:value="1.56" table:style-name="ce1">
            <text:p>1,56</text:p>
          </table:table-cell>
          <table:table-cell office:value-type="float" office:value="4.87" table:style-name="ce1">
            <text:p>4,87</text:p>
          </table:table-cell>
          <table:table-cell office:value-type="float" office:value="11.040000000000001" table:style-name="ce1">
            <text:p>11,04</text:p>
          </table:table-cell>
          <table:table-cell office:value-type="float" office:value="16.43" table:style-name="ce1">
            <text:p>16,43</text:p>
          </table:table-cell>
          <table:table-cell office:value-type="float" office:value="19.52" table:style-name="ce1">
            <text:p>19,52</text:p>
          </table:table-cell>
          <table:table-cell office:value-type="float" office:value="17.57" table:style-name="ce1">
            <text:p>17,57</text:p>
          </table:table-cell>
          <table:table-cell office:value-type="float" office:value="13.790000000000001" table:style-name="ce1">
            <text:p>13,79</text:p>
          </table:table-cell>
          <table:table-cell office:value-type="float" office:value="9.36" table:style-name="ce1">
            <text:p>9,36</text:p>
          </table:table-cell>
          <table:table-cell office:value-type="float" office:value="4.21" table:style-name="ce1">
            <text:p>4,21</text:p>
          </table:table-cell>
          <table:table-cell office:value-type="float" office:value="1.62" table:style-name="ce1">
            <text:p>1,62</text:p>
          </table:table-cell>
          <table:table-cell office:value-type="float" office:value="0.03" table:style-name="ce1">
            <text:p>0,03</text:p>
          </table:table-cell>
          <table:table-cell office:value-type="float" office:value="12.030000000000001" table:style-name="ce1">
            <text:p>12,03</text:p>
          </table:table-cell>
          <table:table-cell office:value-type="float" office:value="10.41" table:style-name="ce1">
            <text:p>10,41</text:p>
          </table:table-cell>
          <table:table-cell office:value-type="float" office:value="14.370000000000001" table:style-name="ce1">
            <text:p>14,37</text:p>
          </table:table-cell>
          <table:table-cell office:value-type="float" office:value="18.21" table:style-name="ce1">
            <text:p>18,21</text:p>
          </table:table-cell>
          <table:table-cell office:value-type="float" office:value="18.559999999999999" table:style-name="ce1">
            <text:p>18,56</text:p>
          </table:table-cell>
          <table:table-cell office:value-type="float" office:value="15.24" table:style-name="ce1">
            <text:p>15,24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.88" table:style-name="ce1">
            <text:p>2,88</text:p>
          </table:table-cell>
          <table:table-cell office:value-type="float" office:value="0.09" table:style-name="ce1">
            <text:p>0,09</text:p>
          </table:table-cell>
          <table:table-cell office:value-type="float" office:value="12.07" table:style-name="ce1">
            <text:p>12,07</text:p>
          </table:table-cell>
          <table:table-cell office:value-type="float" office:value="12.24" table:style-name="ce1">
            <text:p>12,24</text:p>
          </table:table-cell>
          <table:table-cell office:value-type="float" office:value="16.21" table:style-name="ce1">
            <text:p>16,21</text:p>
          </table:table-cell>
          <table:table-cell office:value-type="float" office:value="18.309999999999999" table:style-name="ce1">
            <text:p>18,31</text:p>
          </table:table-cell>
          <table:table-cell office:value-type="float" office:value="18.2" table:style-name="ce1">
            <text:p>18,2</text:p>
          </table:table-cell>
          <table:table-cell office:value-type="float" office:value="13.05" table:style-name="ce1">
            <text:p>13,05</text:p>
          </table:table-cell>
          <table:table-cell office:value-type="float" office:value="6.0200000000000005" table:style-name="ce1">
            <text:p>6,02</text:p>
          </table:table-cell>
          <table:table-cell office:value-type="float" office:value="2.64" table:style-name="ce1">
            <text:p>2,64</text:p>
          </table:table-cell>
          <table:table-cell office:value-type="float" office:value="1.25" table:style-name="ce1">
            <text:p>1,25</text:p>
          </table:table-cell>
          <table:table-cell office:value-type="float" office:value="0" table:style-name="ce1">
            <text:p>0</text:p>
          </table:table-cell>
          <table:table-cell office:value-type="float" office:value="15.66" table:style-name="ce1">
            <text:p>15,66</text:p>
          </table:table-cell>
          <table:table-cell office:value-type="float" office:value="15.46" table:style-name="ce1">
            <text:p>15,46</text:p>
          </table:table-cell>
          <table:table-cell office:value-type="float" office:value="18.37" table:style-name="ce1">
            <text:p>18,37</text:p>
          </table:table-cell>
          <table:table-cell office:value-type="float" office:value="18.89" table:style-name="ce1">
            <text:p>18,89</text:p>
          </table:table-cell>
          <table:table-cell office:value-type="float" office:value="13.93" table:style-name="ce1">
            <text:p>13,93</text:p>
          </table:table-cell>
          <table:table-cell office:value-type="float" office:value="9.44" table:style-name="ce1">
            <text:p>9,44</text:p>
          </table:table-cell>
          <table:table-cell office:value-type="float" office:value="5.05" table:style-name="ce1">
            <text:p>5,05</text:p>
          </table:table-cell>
          <table:table-cell office:value-type="float" office:value="1.97" table:style-name="ce1">
            <text:p>1,97</text:p>
          </table:table-cell>
          <table:table-cell office:value-type="float" office:value="0.96" table:style-name="ce1">
            <text:p>0,96</text:p>
          </table:table-cell>
          <table:table-cell office:value-type="float" office:value="0.27" table:style-name="ce1">
            <text:p>0,27</text:p>
          </table:table-cell>
          <table:table-cell office:value-type="float" office:value="15.55" table:style-name="ce1">
            <text:p>15,55</text:p>
          </table:table-cell>
          <table:table-cell office:value-type="float" office:value="13.97" table:style-name="ce1">
            <text:p>13,97</text:p>
          </table:table-cell>
          <table:table-cell office:value-type="float" office:value="17.79" table:style-name="ce1">
            <text:p>17,79</text:p>
          </table:table-cell>
          <table:table-cell office:value-type="float" office:value="18.37" table:style-name="ce1">
            <text:p>18,37</text:p>
          </table:table-cell>
          <table:table-cell office:value-type="float" office:value="14.92" table:style-name="ce1">
            <text:p>14,92</text:p>
          </table:table-cell>
          <table:table-cell office:value-type="float" office:value="10.64" table:style-name="ce1">
            <text:p>10,64</text:p>
          </table:table-cell>
          <table:table-cell office:value-type="float" office:value="5.88" table:style-name="ce1">
            <text:p>5,88</text:p>
          </table:table-cell>
          <table:table-cell office:value-type="float" office:value="2.29" table:style-name="ce1">
            <text:p>2,29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6.48" table:style-name="ce1">
            <text:p>16,48</text:p>
          </table:table-cell>
          <table:table-cell office:value-type="float" office:value="11.32" table:style-name="ce1">
            <text:p>11,32</text:p>
          </table:table-cell>
          <table:table-cell office:value-type="float" office:value="14.790000000000001" table:style-name="ce1">
            <text:p>14,79</text:p>
          </table:table-cell>
          <table:table-cell office:value-type="float" office:value="17.3" table:style-name="ce1">
            <text:p>17,3</text:p>
          </table:table-cell>
          <table:table-cell office:value-type="float" office:value="17.240000000000002" table:style-name="ce1">
            <text:p>17,24</text:p>
          </table:table-cell>
          <table:table-cell office:value-type="float" office:value="13.85" table:style-name="ce1">
            <text:p>13,85</text:p>
          </table:table-cell>
          <table:table-cell office:value-type="float" office:value="7.29" table:style-name="ce1">
            <text:p>7,29</text:p>
          </table:table-cell>
          <table:table-cell office:value-type="float" office:value="1.7" table:style-name="ce1">
            <text:p>1,7</text:p>
          </table:table-cell>
          <table:table-cell office:value-type="float" office:value="0.04" table:style-name="ce1">
            <text:p>0,04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13.530000000000001" table:style-name="ce1">
            <text:p>13,53</text:p>
          </table:table-cell>
          <table:table-cell office:value-type="float" office:value="17.02" table:style-name="ce1">
            <text:p>17,02</text:p>
          </table:table-cell>
          <table:table-cell office:value-type="float" office:value="17.48" table:style-name="ce1">
            <text:p>17,48</text:p>
          </table:table-cell>
          <table:table-cell office:value-type="float" office:value="13.05" table:style-name="ce1">
            <text:p>13,05</text:p>
          </table:table-cell>
          <table:table-cell office:value-type="float" office:value="8.74" table:style-name="ce1">
            <text:p>8,74</text:p>
          </table:table-cell>
          <table:table-cell office:value-type="float" office:value="5.4" table:style-name="ce1">
            <text:p>5,4</text:p>
          </table:table-cell>
          <table:table-cell office:value-type="float" office:value="2.74" table:style-name="ce1">
            <text:p>2,74</text:p>
          </table:table-cell>
          <table:table-cell office:value-type="float" office:value="1.61" table:style-name="ce1">
            <text:p>1,61</text:p>
          </table:table-cell>
          <table:table-cell office:value-type="float" office:value="0.62" table:style-name="ce1">
            <text:p>0,62</text:p>
          </table:table-cell>
          <table:table-cell office:value-type="float" office:value="0" table:style-name="ce1">
            <text:p>0</text:p>
          </table:table-cell>
          <table:table-cell office:value-type="float" office:value="7.62" table:style-name="ce1">
            <text:p>7,62</text:p>
          </table:table-cell>
          <table:table-cell office:value-type="float" office:value="6.03" table:style-name="ce1">
            <text:p>6,03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14.76" table:style-name="ce1">
            <text:p>14,76</text:p>
          </table:table-cell>
          <table:table-cell office:value-type="float" office:value="22.02" table:style-name="ce1">
            <text:p>22,02</text:p>
          </table:table-cell>
          <table:table-cell office:value-type="float" office:value="22.82" table:style-name="ce1">
            <text:p>22,82</text:p>
          </table:table-cell>
          <table:table-cell office:value-type="float" office:value="13.09" table:style-name="ce1">
            <text:p>13,09</text:p>
          </table:table-cell>
          <table:table-cell office:value-type="float" office:value="3.68" table:style-name="ce1">
            <text:p>3,68</text:p>
          </table:table-cell>
          <table:table-cell office:value-type="float" office:value="0.11" table:style-name="ce1">
            <text:p>0,11</text:p>
          </table:table-cell>
          <table:table-cell office:value-type="float" office:value="8.7200000000000006" table:style-name="ce1">
            <text:p>8,72</text:p>
          </table:table-cell>
          <table:table-cell office:value-type="float" office:value="7.75" table:style-name="ce1">
            <text:p>7,75</text:p>
          </table:table-cell>
          <table:table-cell office:value-type="float" office:value="13.06" table:style-name="ce1">
            <text:p>13,06</text:p>
          </table:table-cell>
          <table:table-cell office:value-type="float" office:value="16.84" table:style-name="ce1">
            <text:p>16,84</text:p>
          </table:table-cell>
          <table:table-cell office:value-type="float" office:value="18.07" table:style-name="ce1">
            <text:p>18,07</text:p>
          </table:table-cell>
          <table:table-cell office:value-type="float" office:value="15.98" table:style-name="ce1">
            <text:p>15,98</text:p>
          </table:table-cell>
          <table:table-cell office:value-type="float" office:value="10.02" table:style-name="ce1">
            <text:p>10,02</text:p>
          </table:table-cell>
          <table:table-cell office:value-type="float" office:value="5.66" table:style-name="ce1">
            <text:p>5,66</text:p>
          </table:table-cell>
          <table:table-cell office:value-type="float" office:value="2.99" table:style-name="ce1">
            <text:p>2,99</text:p>
          </table:table-cell>
          <table:table-cell office:value-type="float" office:value="0.91" table:style-name="ce1">
            <text:p>0,91</text:p>
          </table:table-cell>
          <table:table-cell office:value-type="float" office:value="0" table:style-name="ce1">
            <text:p>0</text:p>
          </table:table-cell>
          <table:table-cell office:value-type="float" office:value="15.82" table:style-name="ce1">
            <text:p>15,82</text:p>
          </table:table-cell>
          <table:table-cell office:value-type="float" office:value="10.92" table:style-name="ce1">
            <text:p>10,92</text:p>
          </table:table-cell>
          <table:table-cell office:value-type="float" office:value="14.42" table:style-name="ce1">
            <text:p>14,42</text:p>
          </table:table-cell>
          <table:table-cell office:value-type="float" office:value="17.11" table:style-name="ce1">
            <text:p>17,11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4.52" table:style-name="ce1">
            <text:p>14,52</text:p>
          </table:table-cell>
          <table:table-cell office:value-type="float" office:value="7.72" table:style-name="ce1">
            <text:p>7,72</text:p>
          </table:table-cell>
          <table:table-cell office:value-type="float" office:value="1.85" table:style-name="ce1">
            <text:p>1,85</text:p>
          </table:table-cell>
          <table:table-cell office:value-type="float" office:value="0.05" table:style-name="ce1">
            <text:p>0,05</text:p>
          </table:table-cell>
          <table:table-cell office:value-type="float" office:value="18.990000000000002" table:style-name="ce1">
            <text:p>18,99</text:p>
          </table:table-cell>
          <table:table-cell office:value-type="float" office:value="13.1" table:style-name="ce1">
            <text:p>13,1</text:p>
          </table:table-cell>
          <table:table-cell office:value-type="float" office:value="16.73" table:style-name="ce1">
            <text:p>16,73</text:p>
          </table:table-cell>
          <table:table-cell office:value-type="float" office:value="17.43" table:style-name="ce1">
            <text:p>17,43</text:p>
          </table:table-cell>
          <table:table-cell office:value-type="float" office:value="13.42" table:style-name="ce1">
            <text:p>13,42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5.75" table:style-name="ce1">
            <text:p>5,75</text:p>
          </table:table-cell>
          <table:table-cell office:value-type="float" office:value="2.96" table:style-name="ce1">
            <text:p>2,96</text:p>
          </table:table-cell>
          <table:table-cell office:value-type="float" office:value="1.72" table:style-name="ce1">
            <text:p>1,72</text:p>
          </table:table-cell>
          <table:table-cell office:value-type="float" office:value="0.64" table:style-name="ce1">
            <text:p>0,64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Interior</text:p>
          </table:table-cell>
          <table:table-cell office:value-type="float" office:value="725.75" table:style-name="ce1">
            <text:p>725,75</text:p>
          </table:table-cell>
          <table:table-cell office:value-type="float" office:value="741.08" table:style-name="ce1">
            <text:p>741,08</text:p>
          </table:table-cell>
          <table:table-cell office:value-type="float" office:value="210.07" table:style-name="ce1">
            <text:p>210,07</text:p>
          </table:table-cell>
          <table:table-cell office:value-type="float" office:value="218.8" table:style-name="ce1">
            <text:p>218,8</text:p>
          </table:table-cell>
          <table:table-cell office:value-type="float" office:value="259.12" table:style-name="ce1">
            <text:p>259,12</text:p>
          </table:table-cell>
          <table:table-cell office:value-type="float" office:value="257.64999999999998" table:style-name="ce1">
            <text:p>257,65</text:p>
          </table:table-cell>
          <table:table-cell office:value-type="float" office:value="244.52" table:style-name="ce1">
            <text:p>244,52</text:p>
          </table:table-cell>
          <table:table-cell office:value-type="float" office:value="248.45000000000002" table:style-name="ce1">
            <text:p>248,45</text:p>
          </table:table-cell>
          <table:table-cell office:value-type="float" office:value="273.94" table:style-name="ce1">
            <text:p>273,94</text:p>
          </table:table-cell>
          <table:table-cell office:value-type="float" office:value="269.22000000000003" table:style-name="ce1">
            <text:p>269,22</text:p>
          </table:table-cell>
          <table:table-cell office:value-type="float" office:value="301.64" table:style-name="ce1">
            <text:p>301,64</text:p>
          </table:table-cell>
          <table:table-cell office:value-type="float" office:value="299.68" table:style-name="ce1">
            <text:p>299,68</text:p>
          </table:table-cell>
          <table:table-cell office:value-type="float" office:value="276.15000000000003" table:style-name="ce1">
            <text:p>276,15</text:p>
          </table:table-cell>
          <table:table-cell office:value-type="float" office:value="271.64999999999998" table:style-name="ce1">
            <text:p>271,65</text:p>
          </table:table-cell>
          <table:table-cell office:value-type="float" office:value="13.84" table:style-name="ce1">
            <text:p>13,84</text:p>
          </table:table-cell>
          <table:table-cell office:value-type="float" office:value="9.41" table:style-name="ce1">
            <text:p>9,41</text:p>
          </table:table-cell>
          <table:table-cell office:value-type="float" office:value="10.210000000000001" table:style-name="ce1">
            <text:p>10,21</text:p>
          </table:table-cell>
          <table:table-cell office:value-type="float" office:value="13.93" table:style-name="ce1">
            <text:p>13,93</text:p>
          </table:table-cell>
          <table:table-cell office:value-type="float" office:value="14.15" table:style-name="ce1">
            <text:p>14,15</text:p>
          </table:table-cell>
          <table:table-cell office:value-type="float" office:value="14.94" table:style-name="ce1">
            <text:p>14,94</text:p>
          </table:table-cell>
          <table:table-cell office:value-type="float" office:value="13.31" table:style-name="ce1">
            <text:p>13,31</text:p>
          </table:table-cell>
          <table:table-cell office:value-type="float" office:value="7.46" table:style-name="ce1">
            <text:p>7,46</text:p>
          </table:table-cell>
          <table:table-cell office:value-type="float" office:value="2.77" table:style-name="ce1">
            <text:p>2,77</text:p>
          </table:table-cell>
          <table:table-cell office:value-type="float" office:value="4.0200000000000005" table:style-name="ce1">
            <text:p>4,02</text:p>
          </table:table-cell>
          <table:table-cell office:value-type="float" office:value="7.8100000000000005" table:style-name="ce1">
            <text:p>7,81</text:p>
          </table:table-cell>
          <table:table-cell office:value-type="float" office:value="10.290000000000001" table:style-name="ce1">
            <text:p>10,29</text:p>
          </table:table-cell>
          <table:table-cell office:value-type="float" office:value="15.26" table:style-name="ce1">
            <text:p>15,26</text:p>
          </table:table-cell>
          <table:table-cell office:value-type="float" office:value="18.95" table:style-name="ce1">
            <text:p>18,95</text:p>
          </table:table-cell>
          <table:table-cell office:value-type="float" office:value="17.98" table:style-name="ce1">
            <text:p>17,98</text:p>
          </table:table-cell>
          <table:table-cell office:value-type="float" office:value="12.56" table:style-name="ce1">
            <text:p>12,56</text:p>
          </table:table-cell>
          <table:table-cell office:value-type="float" office:value="7.68" table:style-name="ce1">
            <text:p>7,68</text:p>
          </table:table-cell>
          <table:table-cell office:value-type="float" office:value="5.44" table:style-name="ce1">
            <text:p>5,44</text:p>
          </table:table-cell>
          <table:table-cell office:value-type="float" office:value="5.05" table:style-name="ce1">
            <text:p>5,05</text:p>
          </table:table-cell>
          <table:table-cell office:value-type="float" office:value="9.31" table:style-name="ce1">
            <text:p>9,31</text:p>
          </table:table-cell>
          <table:table-cell office:value-type="float" office:value="12.3" table:style-name="ce1">
            <text:p>12,3</text:p>
          </table:table-cell>
          <table:table-cell office:value-type="float" office:value="15.610000000000001" table:style-name="ce1">
            <text:p>15,61</text:p>
          </table:table-cell>
          <table:table-cell office:value-type="float" office:value="17.22" table:style-name="ce1">
            <text:p>17,22</text:p>
          </table:table-cell>
          <table:table-cell office:value-type="float" office:value="16.97" table:style-name="ce1">
            <text:p>16,97</text:p>
          </table:table-cell>
          <table:table-cell office:value-type="float" office:value="12.86" table:style-name="ce1">
            <text:p>12,86</text:p>
          </table:table-cell>
          <table:table-cell office:value-type="float" office:value="6.88" table:style-name="ce1">
            <text:p>6,88</text:p>
          </table:table-cell>
          <table:table-cell office:value-type="float" office:value="3.31" table:style-name="ce1">
            <text:p>3,31</text:p>
          </table:table-cell>
          <table:table-cell office:value-type="float" office:value="0.49" table:style-name="ce1">
            <text:p>0,49</text:p>
          </table:table-cell>
          <table:table-cell office:value-type="float" office:value="1.67" table:style-name="ce1">
            <text:p>1,67</text:p>
          </table:table-cell>
          <table:table-cell office:value-type="float" office:value="5.88" table:style-name="ce1">
            <text:p>5,88</text:p>
          </table:table-cell>
          <table:table-cell office:value-type="float" office:value="12.27" table:style-name="ce1">
            <text:p>12,27</text:p>
          </table:table-cell>
          <table:table-cell office:value-type="float" office:value="17.260000000000002" table:style-name="ce1">
            <text:p>17,26</text:p>
          </table:table-cell>
          <table:table-cell office:value-type="float" office:value="18.93" table:style-name="ce1">
            <text:p>18,93</text:p>
          </table:table-cell>
          <table:table-cell office:value-type="float" office:value="17.25" table:style-name="ce1">
            <text:p>17,25</text:p>
          </table:table-cell>
          <table:table-cell office:value-type="float" office:value="13.13" table:style-name="ce1">
            <text:p>13,13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3.87" table:style-name="ce1">
            <text:p>3,87</text:p>
          </table:table-cell>
          <table:table-cell office:value-type="float" office:value="1.41" table:style-name="ce1">
            <text:p>1,41</text:p>
          </table:table-cell>
          <table:table-cell office:value-type="float" office:value="0.04" table:style-name="ce1">
            <text:p>0,04</text:p>
          </table:table-cell>
          <table:table-cell office:value-type="float" office:value="13.870000000000001" table:style-name="ce1">
            <text:p>13,87</text:p>
          </table:table-cell>
          <table:table-cell office:value-type="float" office:value="11.81" table:style-name="ce1">
            <text:p>11,81</text:p>
          </table:table-cell>
          <table:table-cell office:value-type="float" office:value="15.69" table:style-name="ce1">
            <text:p>15,69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7.740000000000002" table:style-name="ce1">
            <text:p>17,74</text:p>
          </table:table-cell>
          <table:table-cell office:value-type="float" office:value="13.48" table:style-name="ce1">
            <text:p>13,48</text:p>
          </table:table-cell>
          <table:table-cell office:value-type="float" office:value="7.05" table:style-name="ce1">
            <text:p>7,05</text:p>
          </table:table-cell>
          <table:table-cell office:value-type="float" office:value="2.1" table:style-name="ce1">
            <text:p>2,1</text:p>
          </table:table-cell>
          <table:table-cell office:value-type="float" office:value="0.06" table:style-name="ce1">
            <text:p>0,06</text:p>
          </table:table-cell>
          <table:table-cell office:value-type="float" office:value="13.870000000000001" table:style-name="ce1">
            <text:p>13,87</text:p>
          </table:table-cell>
          <table:table-cell office:value-type="float" office:value="12.66" table:style-name="ce1">
            <text:p>12,66</text:p>
          </table:table-cell>
          <table:table-cell office:value-type="float" office:value="16.48" table:style-name="ce1">
            <text:p>16,48</text:p>
          </table:table-cell>
          <table:table-cell office:value-type="float" office:value="18.41" table:style-name="ce1">
            <text:p>18,41</text:p>
          </table:table-cell>
          <table:table-cell office:value-type="float" office:value="18.11" table:style-name="ce1">
            <text:p>18,11</text:p>
          </table:table-cell>
          <table:table-cell office:value-type="float" office:value="12.17" table:style-name="ce1">
            <text:p>12,17</text:p>
          </table:table-cell>
          <table:table-cell office:value-type="float" office:value="5.5" table:style-name="ce1">
            <text:p>5,5</text:p>
          </table:table-cell>
          <table:table-cell office:value-type="float" office:value="2.0300000000000002" table:style-name="ce1">
            <text:p>2,03</text:p>
          </table:table-cell>
          <table:table-cell office:value-type="float" office:value="0.77" table:style-name="ce1">
            <text:p>0,77</text:p>
          </table:table-cell>
          <table:table-cell office:value-type="float" office:value="0" table:style-name="ce1">
            <text:p>0</text:p>
          </table:table-cell>
          <table:table-cell office:value-type="float" office:value="19.650000000000002" table:style-name="ce1">
            <text:p>19,65</text:p>
          </table:table-cell>
          <table:table-cell office:value-type="float" office:value="17.55" table:style-name="ce1">
            <text:p>17,55</text:p>
          </table:table-cell>
          <table:table-cell office:value-type="float" office:value="19.34" table:style-name="ce1">
            <text:p>19,34</text:p>
          </table:table-cell>
          <table:table-cell office:value-type="float" office:value="17.05" table:style-name="ce1">
            <text:p>17,05</text:p>
          </table:table-cell>
          <table:table-cell office:value-type="float" office:value="12.530000000000001" table:style-name="ce1">
            <text:p>12,53</text:p>
          </table:table-cell>
          <table:table-cell office:value-type="float" office:value="7.91" table:style-name="ce1">
            <text:p>7,91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.4000000000000001" table:style-name="ce1">
            <text:p>1,4</text:p>
          </table:table-cell>
          <table:table-cell office:value-type="float" office:value="0.41000000000000003" table:style-name="ce1">
            <text:p>0,41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8.66" table:style-name="ce1">
            <text:p>18,66</text:p>
          </table:table-cell>
          <table:table-cell office:value-type="float" office:value="15.27" table:style-name="ce1">
            <text:p>15,27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7.37" table:style-name="ce1">
            <text:p>17,37</text:p>
          </table:table-cell>
          <table:table-cell office:value-type="float" office:value="14.51" table:style-name="ce1">
            <text:p>14,51</text:p>
          </table:table-cell>
          <table:table-cell office:value-type="float" office:value="9.76" table:style-name="ce1">
            <text:p>9,76</text:p>
          </table:table-cell>
          <table:table-cell office:value-type="float" office:value="4.71" table:style-name="ce1">
            <text:p>4,71</text:p>
          </table:table-cell>
          <table:table-cell office:value-type="float" office:value="1.58" table:style-name="ce1">
            <text:p>1,58</text:p>
          </table:table-cell>
          <table:table-cell office:value-type="float" office:value="0.39" table:style-name="ce1">
            <text:p>0,39</text:p>
          </table:table-cell>
          <table:table-cell office:value-type="float" office:value="19.27" table:style-name="ce1">
            <text:p>19,27</text:p>
          </table:table-cell>
          <table:table-cell office:value-type="float" office:value="13.31" table:style-name="ce1">
            <text:p>13,31</text:p>
          </table:table-cell>
          <table:table-cell office:value-type="float" office:value="16.54" table:style-name="ce1">
            <text:p>16,54</text:p>
          </table:table-cell>
          <table:table-cell office:value-type="float" office:value="17.71" table:style-name="ce1">
            <text:p>17,71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0.98" table:style-name="ce1">
            <text:p>10,98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04" table:style-name="ce1">
            <text:p>0,04</text:p>
          </table:table-cell>
          <table:table-cell office:value-type="float" office:value="21.91" table:style-name="ce1">
            <text:p>21,91</text:p>
          </table:table-cell>
          <table:table-cell office:value-type="float" office:value="14.76" table:style-name="ce1">
            <text:p>14,76</text:p>
          </table:table-cell>
          <table:table-cell office:value-type="float" office:value="17.650000000000002" table:style-name="ce1">
            <text:p>17,65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3.05" table:style-name="ce1">
            <text:p>13,05</text:p>
          </table:table-cell>
          <table:table-cell office:value-type="float" office:value="8.06" table:style-name="ce1">
            <text:p>8,06</text:p>
          </table:table-cell>
          <table:table-cell office:value-type="float" office:value="4.0600000000000005" table:style-name="ce1">
            <text:p>4,06</text:p>
          </table:table-cell>
          <table:table-cell office:value-type="float" office:value="1.94" table:style-name="ce1">
            <text:p>1,94</text:p>
          </table:table-cell>
          <table:table-cell office:value-type="float" office:value="0.67" table:style-name="ce1">
            <text:p>0,67</text:p>
          </table:table-cell>
          <table:table-cell office:value-type="float" office:value="0.22" table:style-name="ce1">
            <text:p>0,22</text:p>
          </table:table-cell>
          <table:table-cell office:value-type="float" office:value="0" table:style-name="ce1">
            <text:p>0</text:p>
          </table:table-cell>
          <table:table-cell office:value-type="float" office:value="8.7000000000000011" table:style-name="ce1">
            <text:p>8,7</text:p>
          </table:table-cell>
          <table:table-cell office:value-type="float" office:value="7.05" table:style-name="ce1">
            <text:p>7,05</text:p>
          </table:table-cell>
          <table:table-cell office:value-type="float" office:value="11.26" table:style-name="ce1">
            <text:p>11,26</text:p>
          </table:table-cell>
          <table:table-cell office:value-type="float" office:value="15.950000000000001" table:style-name="ce1">
            <text:p>15,95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20.990000000000002" table:style-name="ce1">
            <text:p>20,99</text:p>
          </table:table-cell>
          <table:table-cell office:value-type="float" office:value="12.09" table:style-name="ce1">
            <text:p>12,09</text:p>
          </table:table-cell>
          <table:table-cell office:value-type="float" office:value="3.37" table:style-name="ce1">
            <text:p>3,37</text:p>
          </table:table-cell>
          <table:table-cell office:value-type="float" office:value="0.17" table:style-name="ce1">
            <text:p>0,17</text:p>
          </table:table-cell>
          <table:table-cell office:value-type="float" office:value="9.91" table:style-name="ce1">
            <text:p>9,91</text:p>
          </table:table-cell>
          <table:table-cell office:value-type="float" office:value="8.5400000000000009" table:style-name="ce1">
            <text:p>8,54</text:p>
          </table:table-cell>
          <table:table-cell office:value-type="float" office:value="13.15" table:style-name="ce1">
            <text:p>13,15</text:p>
          </table:table-cell>
          <table:table-cell office:value-type="float" office:value="17.09" table:style-name="ce1">
            <text:p>17,09</text:p>
          </table:table-cell>
          <table:table-cell office:value-type="float" office:value="17.34" table:style-name="ce1">
            <text:p>17,34</text:p>
          </table:table-cell>
          <table:table-cell office:value-type="float" office:value="15.75" table:style-name="ce1">
            <text:p>15,75</text:p>
          </table:table-cell>
          <table:table-cell office:value-type="float" office:value="10.66" table:style-name="ce1">
            <text:p>10,66</text:p>
          </table:table-cell>
          <table:table-cell office:value-type="float" office:value="5.12" table:style-name="ce1">
            <text:p>5,12</text:p>
          </table:table-cell>
          <table:table-cell office:value-type="float" office:value="1.8800000000000001" table:style-name="ce1">
            <text:p>1,88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" table:style-name="ce1">
            <text:p>0</text:p>
          </table:table-cell>
          <table:table-cell office:value-type="float" office:value="18.43" table:style-name="ce1">
            <text:p>18,43</text:p>
          </table:table-cell>
          <table:table-cell office:value-type="float" office:value="12.81" table:style-name="ce1">
            <text:p>12,81</text:p>
          </table:table-cell>
          <table:table-cell office:value-type="float" office:value="16.12" table:style-name="ce1">
            <text:p>16,12</text:p>
          </table:table-cell>
          <table:table-cell office:value-type="float" office:value="17.57" table:style-name="ce1">
            <text:p>17,57</text:p>
          </table:table-cell>
          <table:table-cell office:value-type="float" office:value="16.37" table:style-name="ce1">
            <text:p>16,37</text:p>
          </table:table-cell>
          <table:table-cell office:value-type="float" office:value="11.78" table:style-name="ce1">
            <text:p>11,78</text:p>
          </table:table-cell>
          <table:table-cell office:value-type="float" office:value="5.55" table:style-name="ce1">
            <text:p>5,55</text:p>
          </table:table-cell>
          <table:table-cell office:value-type="float" office:value="1.34" table:style-name="ce1">
            <text:p>1,34</text:p>
          </table:table-cell>
          <table:table-cell office:value-type="float" office:value="0.05" table:style-name="ce1">
            <text:p>0,05</text:p>
          </table:table-cell>
          <table:table-cell office:value-type="float" office:value="20.95" table:style-name="ce1">
            <text:p>20,95</text:p>
          </table:table-cell>
          <table:table-cell office:value-type="float" office:value="14.26" table:style-name="ce1">
            <text:p>14,26</text:p>
          </table:table-cell>
          <table:table-cell office:value-type="float" office:value="17.29" table:style-name="ce1">
            <text:p>17,29</text:p>
          </table:table-cell>
          <table:table-cell office:value-type="float" office:value="17.63" table:style-name="ce1">
            <text:p>17,63</text:p>
          </table:table-cell>
          <table:table-cell office:value-type="float" office:value="13.4" table:style-name="ce1">
            <text:p>13,4</text:p>
          </table:table-cell>
          <table:table-cell office:value-type="float" office:value="8.68" table:style-name="ce1">
            <text:p>8,68</text:p>
          </table:table-cell>
          <table:table-cell office:value-type="float" office:value="4.59" table:style-name="ce1">
            <text:p>4,59</text:p>
          </table:table-cell>
          <table:table-cell office:value-type="float" office:value="2.19" table:style-name="ce1">
            <text:p>2,19</text:p>
          </table:table-cell>
          <table:table-cell office:value-type="float" office:value="0.77" table:style-name="ce1">
            <text:p>0,77</text:p>
          </table:table-cell>
          <table:table-cell office:value-type="float" office:value="0.25" table:style-name="ce1">
            <text:p>0,2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style-name="ro1">
          <table:table-cell office:value-type="string" table:style-name="ce1">
            <text:p>Brasil</text:p>
          </table:table-cell>
          <table:table-cell office:value-type="string" table:style-name="ce1">
            <text:p>Total - Federal, Estadual, Municipal e Privada</text:p>
          </table:table-cell>
          <table:table-cell office:value-type="string" table:style-name="ce1">
            <text:p>Urbana</text:p>
          </table:table-cell>
          <table:table-cell office:value-type="string" table:style-name="ce1">
            <text:p>Total</text:p>
          </table:table-cell>
          <table:table-cell office:value-type="float" office:value="727.41" table:style-name="ce1">
            <text:p>727,41</text:p>
          </table:table-cell>
          <table:table-cell office:value-type="float" office:value="742.83" table:style-name="ce1">
            <text:p>742,83</text:p>
          </table:table-cell>
          <table:table-cell office:value-type="float" office:value="211.12" table:style-name="ce1">
            <text:p>211,12</text:p>
          </table:table-cell>
          <table:table-cell office:value-type="float" office:value="219.68" table:style-name="ce1">
            <text:p>219,68</text:p>
          </table:table-cell>
          <table:table-cell office:value-type="float" office:value="260.41000000000003" table:style-name="ce1">
            <text:p>260,41</text:p>
          </table:table-cell>
          <table:table-cell office:value-type="float" office:value="258.59000000000003" table:style-name="ce1">
            <text:p>258,59</text:p>
          </table:table-cell>
          <table:table-cell office:value-type="float" office:value="246.41" table:style-name="ce1">
            <text:p>246,41</text:p>
          </table:table-cell>
          <table:table-cell office:value-type="float" office:value="249.88" table:style-name="ce1">
            <text:p>249,88</text:p>
          </table:table-cell>
          <table:table-cell office:value-type="float" office:value="275.89" table:style-name="ce1">
            <text:p>275,89</text:p>
          </table:table-cell>
          <table:table-cell office:value-type="float" office:value="270.85000000000002" table:style-name="ce1">
            <text:p>270,85</text:p>
          </table:table-cell>
          <table:table-cell office:value-type="float" office:value="302.63" table:style-name="ce1">
            <text:p>302,63</text:p>
          </table:table-cell>
          <table:table-cell office:value-type="float" office:value="300.56" table:style-name="ce1">
            <text:p>300,56</text:p>
          </table:table-cell>
          <table:table-cell office:value-type="float" office:value="277.99" table:style-name="ce1">
            <text:p>277,99</text:p>
          </table:table-cell>
          <table:table-cell office:value-type="float" office:value="273.18" table:style-name="ce1">
            <text:p>273,18</text:p>
          </table:table-cell>
          <table:table-cell office:value-type="float" office:value="13.48" table:style-name="ce1">
            <text:p>13,48</text:p>
          </table:table-cell>
          <table:table-cell office:value-type="float" office:value="9.18" table:style-name="ce1">
            <text:p>9,18</text:p>
          </table:table-cell>
          <table:table-cell office:value-type="float" office:value="10.11" table:style-name="ce1">
            <text:p>10,11</text:p>
          </table:table-cell>
          <table:table-cell office:value-type="float" office:value="13.21" table:style-name="ce1">
            <text:p>13,21</text:p>
          </table:table-cell>
          <table:table-cell office:value-type="float" office:value="14.02" table:style-name="ce1">
            <text:p>14,02</text:p>
          </table:table-cell>
          <table:table-cell office:value-type="float" office:value="15.36" table:style-name="ce1">
            <text:p>15,36</text:p>
          </table:table-cell>
          <table:table-cell office:value-type="float" office:value="13.82" table:style-name="ce1">
            <text:p>13,82</text:p>
          </table:table-cell>
          <table:table-cell office:value-type="float" office:value="7.6400000000000006" table:style-name="ce1">
            <text:p>7,64</text:p>
          </table:table-cell>
          <table:table-cell office:value-type="float" office:value="3.19" table:style-name="ce1">
            <text:p>3,19</text:p>
          </table:table-cell>
          <table:table-cell office:value-type="float" office:value="3.84" table:style-name="ce1">
            <text:p>3,84</text:p>
          </table:table-cell>
          <table:table-cell office:value-type="float" office:value="7.2700000000000005" table:style-name="ce1">
            <text:p>7,27</text:p>
          </table:table-cell>
          <table:table-cell office:value-type="float" office:value="10.14" table:style-name="ce1">
            <text:p>10,14</text:p>
          </table:table-cell>
          <table:table-cell office:value-type="float" office:value="15.05" table:style-name="ce1">
            <text:p>15,05</text:p>
          </table:table-cell>
          <table:table-cell office:value-type="float" office:value="18.350000000000001" table:style-name="ce1">
            <text:p>18,35</text:p>
          </table:table-cell>
          <table:table-cell office:value-type="float" office:value="17.98" table:style-name="ce1">
            <text:p>17,98</text:p>
          </table:table-cell>
          <table:table-cell office:value-type="float" office:value="13.26" table:style-name="ce1">
            <text:p>13,26</text:p>
          </table:table-cell>
          <table:table-cell office:value-type="float" office:value="8.67" table:style-name="ce1">
            <text:p>8,67</text:p>
          </table:table-cell>
          <table:table-cell office:value-type="float" office:value="5.44" table:style-name="ce1">
            <text:p>5,44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8.99" table:style-name="ce1">
            <text:p>8,99</text:p>
          </table:table-cell>
          <table:table-cell office:value-type="float" office:value="12.120000000000001" table:style-name="ce1">
            <text:p>12,12</text:p>
          </table:table-cell>
          <table:table-cell office:value-type="float" office:value="15.35" table:style-name="ce1">
            <text:p>15,35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17.05" table:style-name="ce1">
            <text:p>17,05</text:p>
          </table:table-cell>
          <table:table-cell office:value-type="float" office:value="13.08" table:style-name="ce1">
            <text:p>13,08</text:p>
          </table:table-cell>
          <table:table-cell office:value-type="float" office:value="7.15" table:style-name="ce1">
            <text:p>7,15</text:p>
          </table:table-cell>
          <table:table-cell office:value-type="float" office:value="3.39" table:style-name="ce1">
            <text:p>3,39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.6400000000000001" table:style-name="ce1">
            <text:p>1,64</text:p>
          </table:table-cell>
          <table:table-cell office:value-type="float" office:value="5.64" table:style-name="ce1">
            <text:p>5,64</text:p>
          </table:table-cell>
          <table:table-cell office:value-type="float" office:value="11.97" table:style-name="ce1">
            <text:p>11,97</text:p>
          </table:table-cell>
          <table:table-cell office:value-type="float" office:value="17.059999999999999" table:style-name="ce1">
            <text:p>17,06</text:p>
          </table:table-cell>
          <table:table-cell office:value-type="float" office:value="19.080000000000002" table:style-name="ce1">
            <text:p>19,08</text:p>
          </table:table-cell>
          <table:table-cell office:value-type="float" office:value="17.330000000000002" table:style-name="ce1">
            <text:p>17,33</text:p>
          </table:table-cell>
          <table:table-cell office:value-type="float" office:value="13.290000000000001" table:style-name="ce1">
            <text:p>13,29</text:p>
          </table:table-cell>
          <table:table-cell office:value-type="float" office:value="8.56" table:style-name="ce1">
            <text:p>8,56</text:p>
          </table:table-cell>
          <table:table-cell office:value-type="float" office:value="3.95" table:style-name="ce1">
            <text:p>3,95</text:p>
          </table:table-cell>
          <table:table-cell office:value-type="float" office:value="1.46" table:style-name="ce1">
            <text:p>1,46</text:p>
          </table:table-cell>
          <table:table-cell office:value-type="float" office:value="0.04" table:style-name="ce1">
            <text:p>0,04</text:p>
          </table:table-cell>
          <table:table-cell office:value-type="float" office:value="13.43" table:style-name="ce1">
            <text:p>13,43</text:p>
          </table:table-cell>
          <table:table-cell office:value-type="float" office:value="11.48" table:style-name="ce1">
            <text:p>11,48</text:p>
          </table:table-cell>
          <table:table-cell office:value-type="float" office:value="15.38" table:style-name="ce1">
            <text:p>15,38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7.940000000000001" table:style-name="ce1">
            <text:p>17,94</text:p>
          </table:table-cell>
          <table:table-cell office:value-type="float" office:value="13.9" table:style-name="ce1">
            <text:p>13,9</text:p>
          </table:table-cell>
          <table:table-cell office:value-type="float" office:value="7.32" table:style-name="ce1">
            <text:p>7,32</text:p>
          </table:table-cell>
          <table:table-cell office:value-type="float" office:value="2.29" table:style-name="ce1">
            <text:p>2,29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3.44" table:style-name="ce1">
            <text:p>13,44</text:p>
          </table:table-cell>
          <table:table-cell office:value-type="float" office:value="12.56" table:style-name="ce1">
            <text:p>12,56</text:p>
          </table:table-cell>
          <table:table-cell office:value-type="float" office:value="16.420000000000002" table:style-name="ce1">
            <text:p>16,42</text:p>
          </table:table-cell>
          <table:table-cell office:value-type="float" office:value="18.38" table:style-name="ce1">
            <text:p>18,38</text:p>
          </table:table-cell>
          <table:table-cell office:value-type="float" office:value="18.13" table:style-name="ce1">
            <text:p>18,13</text:p>
          </table:table-cell>
          <table:table-cell office:value-type="float" office:value="12.38" table:style-name="ce1">
            <text:p>12,38</text:p>
          </table:table-cell>
          <table:table-cell office:value-type="float" office:value="5.63" table:style-name="ce1">
            <text:p>5,63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0.88" table:style-name="ce1">
            <text:p>0,88</text:p>
          </table:table-cell>
          <table:table-cell office:value-type="float" office:value="0" table:style-name="ce1">
            <text:p>0</text:p>
          </table:table-cell>
          <table:table-cell office:value-type="float" office:value="18.690000000000001" table:style-name="ce1">
            <text:p>18,69</text:p>
          </table:table-cell>
          <table:table-cell office:value-type="float" office:value="17.05" table:style-name="ce1">
            <text:p>17,05</text:p>
          </table:table-cell>
          <table:table-cell office:value-type="float" office:value="19.11" table:style-name="ce1">
            <text:p>19,11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2.870000000000001" table:style-name="ce1">
            <text:p>12,87</text:p>
          </table:table-cell>
          <table:table-cell office:value-type="float" office:value="8.27" table:style-name="ce1">
            <text:p>8,27</text:p>
          </table:table-cell>
          <table:table-cell office:value-type="float" office:value="4.33" table:style-name="ce1">
            <text:p>4,33</text:p>
          </table:table-cell>
          <table:table-cell office:value-type="float" office:value="1.54" table:style-name="ce1">
            <text:p>1,54</text:p>
          </table:table-cell>
          <table:table-cell office:value-type="float" office:value="0.54" table:style-name="ce1">
            <text:p>0,54</text:p>
          </table:table-cell>
          <table:table-cell office:value-type="float" office:value="0.12" table:style-name="ce1">
            <text:p>0,12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4.96" table:style-name="ce1">
            <text:p>14,96</text:p>
          </table:table-cell>
          <table:table-cell office:value-type="float" office:value="17.77" table:style-name="ce1">
            <text:p>17,77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14.61" table:style-name="ce1">
            <text:p>14,61</text:p>
          </table:table-cell>
          <table:table-cell office:value-type="float" office:value="9.9700000000000006" table:style-name="ce1">
            <text:p>9,97</text:p>
          </table:table-cell>
          <table:table-cell office:value-type="float" office:value="4.99" table:style-name="ce1">
            <text:p>4,99</text:p>
          </table:table-cell>
          <table:table-cell office:value-type="float" office:value="1.75" table:style-name="ce1">
            <text:p>1,75</text:p>
          </table:table-cell>
          <table:table-cell office:value-type="float" office:value="0.43" table:style-name="ce1">
            <text:p>0,43</text:p>
          </table:table-cell>
          <table:table-cell office:value-type="float" office:value="18.57" table:style-name="ce1">
            <text:p>18,57</text:p>
          </table:table-cell>
          <table:table-cell office:value-type="float" office:value="12.81" table:style-name="ce1">
            <text:p>12,81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7.61" table:style-name="ce1">
            <text:p>17,61</text:p>
          </table:table-cell>
          <table:table-cell office:value-type="float" office:value="16.32" table:style-name="ce1">
            <text:p>16,32</text:p>
          </table:table-cell>
          <table:table-cell office:value-type="float" office:value="11.700000000000001" table:style-name="ce1">
            <text:p>11,7</text:p>
          </table:table-cell>
          <table:table-cell office:value-type="float" office:value="5.55" table:style-name="ce1">
            <text:p>5,55</text:p>
          </table:table-cell>
          <table:table-cell office:value-type="float" office:value="1.29" table:style-name="ce1">
            <text:p>1,29</text:p>
          </table:table-cell>
          <table:table-cell office:value-type="float" office:value="0.04" table:style-name="ce1">
            <text:p>0,04</text:p>
          </table:table-cell>
          <table:table-cell office:value-type="float" office:value="21.38" table:style-name="ce1">
            <text:p>21,38</text:p>
          </table:table-cell>
          <table:table-cell office:value-type="float" office:value="14.450000000000001" table:style-name="ce1">
            <text:p>14,45</text:p>
          </table:table-cell>
          <table:table-cell office:value-type="float" office:value="17.490000000000002" table:style-name="ce1">
            <text:p>17,49</text:p>
          </table:table-cell>
          <table:table-cell office:value-type="float" office:value="17.63" table:style-name="ce1">
            <text:p>17,63</text:p>
          </table:table-cell>
          <table:table-cell office:value-type="float" office:value="13.05" table:style-name="ce1">
            <text:p>13,05</text:p>
          </table:table-cell>
          <table:table-cell office:value-type="float" office:value="8.23" table:style-name="ce1">
            <text:p>8,23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2.14" table:style-name="ce1">
            <text:p>2,14</text:p>
          </table:table-cell>
          <table:table-cell office:value-type="float" office:value="0.91" table:style-name="ce1">
            <text:p>0,91</text:p>
          </table:table-cell>
          <table:table-cell office:value-type="float" office:value="0.32" table:style-name="ce1">
            <text:p>0,32</text:p>
          </table:table-cell>
          <table:table-cell office:value-type="float" office:value="0" table:style-name="ce1">
            <text:p>0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6.8100000000000005" table:style-name="ce1">
            <text:p>6,81</text:p>
          </table:table-cell>
          <table:table-cell office:value-type="float" office:value="10.93" table:style-name="ce1">
            <text:p>10,93</text:p>
          </table:table-cell>
          <table:table-cell office:value-type="float" office:value="15.67" table:style-name="ce1">
            <text:p>15,67</text:p>
          </table:table-cell>
          <table:table-cell office:value-type="float" office:value="20.8" table:style-name="ce1">
            <text:p>20,8</text:p>
          </table:table-cell>
          <table:table-cell office:value-type="float" office:value="21.42" table:style-name="ce1">
            <text:p>21,42</text:p>
          </table:table-cell>
          <table:table-cell office:value-type="float" office:value="12.32" table:style-name="ce1">
            <text:p>12,32</text:p>
          </table:table-cell>
          <table:table-cell office:value-type="float" office:value="3.44" table:style-name="ce1">
            <text:p>3,44</text:p>
          </table:table-cell>
          <table:table-cell office:value-type="float" office:value="0.16" table:style-name="ce1">
            <text:p>0,16</text:p>
          </table:table-cell>
          <table:table-cell office:value-type="float" office:value="9.6300000000000008" table:style-name="ce1">
            <text:p>9,63</text:p>
          </table:table-cell>
          <table:table-cell office:value-type="float" office:value="8.36" table:style-name="ce1">
            <text:p>8,36</text:p>
          </table:table-cell>
          <table:table-cell office:value-type="float" office:value="13.13" table:style-name="ce1">
            <text:p>13,13</text:p>
          </table:table-cell>
          <table:table-cell office:value-type="float" office:value="17.03" table:style-name="ce1">
            <text:p>17,03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5.81" table:style-name="ce1">
            <text:p>15,81</text:p>
          </table:table-cell>
          <table:table-cell office:value-type="float" office:value="10.51" table:style-name="ce1">
            <text:p>10,51</text:p>
          </table:table-cell>
          <table:table-cell office:value-type="float" office:value="5.25" table:style-name="ce1">
            <text:p>5,25</text:p>
          </table:table-cell>
          <table:table-cell office:value-type="float" office:value="2.14" table:style-name="ce1">
            <text:p>2,14</text:p>
          </table:table-cell>
          <table:table-cell office:value-type="float" office:value="0.63" table:style-name="ce1">
            <text:p>0,63</text:p>
          </table:table-cell>
          <table:table-cell office:value-type="float" office:value="0" table:style-name="ce1">
            <text:p>0</text:p>
          </table:table-cell>
          <table:table-cell office:value-type="float" office:value="17.78" table:style-name="ce1">
            <text:p>17,78</text:p>
          </table:table-cell>
          <table:table-cell office:value-type="float" office:value="12.34" table:style-name="ce1">
            <text:p>12,34</text:p>
          </table:table-cell>
          <table:table-cell office:value-type="float" office:value="15.700000000000001" table:style-name="ce1">
            <text:p>15,7</text:p>
          </table:table-cell>
          <table:table-cell office:value-type="float" office:value="17.45" table:style-name="ce1">
            <text:p>17,45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12.46" table:style-name="ce1">
            <text:p>12,46</text:p>
          </table:table-cell>
          <table:table-cell office:value-type="float" office:value="6.09" table:style-name="ce1">
            <text:p>6,09</text:p>
          </table:table-cell>
          <table:table-cell office:value-type="float" office:value="1.46" table:style-name="ce1">
            <text:p>1,46</text:p>
          </table:table-cell>
          <table:table-cell office:value-type="float" office:value="0.05" table:style-name="ce1">
            <text:p>0,05</text:p>
          </table:table-cell>
          <table:table-cell office:value-type="float" office:value="20.46" table:style-name="ce1">
            <text:p>20,46</text:p>
          </table:table-cell>
          <table:table-cell office:value-type="float" office:value="13.97" table:style-name="ce1">
            <text:p>13,97</text:p>
          </table:table-cell>
          <table:table-cell office:value-type="float" office:value="17.150000000000002" table:style-name="ce1">
            <text:p>17,15</text:p>
          </table:table-cell>
          <table:table-cell office:value-type="float" office:value="17.580000000000002" table:style-name="ce1">
            <text:p>17,58</text:p>
          </table:table-cell>
          <table:table-cell office:value-type="float" office:value="13.4" table:style-name="ce1">
            <text:p>13,4</text:p>
          </table:table-cell>
          <table:table-cell office:value-type="float" office:value="8.83" table:style-name="ce1">
            <text:p>8,83</text:p>
          </table:table-cell>
          <table:table-cell office:value-type="float" office:value="4.87" table:style-name="ce1">
            <text:p>4,87</text:p>
          </table:table-cell>
          <table:table-cell office:value-type="float" office:value="2.38" table:style-name="ce1">
            <text:p>2,38</text:p>
          </table:table-cell>
          <table:table-cell office:value-type="float" office:value="1" table:style-name="ce1">
            <text:p>1</text:p>
          </table:table-cell>
          <table:table-cell office:value-type="float" office:value="0.35000000000000003" table:style-name="ce1">
            <text:p>0,35</text:p>
          </table:table-cell>
          <table:table-cell office:value-type="float" office:value="0" table:style-name="ce1">
            <text:p>0</text:p>
          </table:table-cell>
          <table:table-cell table:number-columns-repeated="16229"/>
        </table:table-row>
        <table:table-row table:number-rows-repeated="1048512" table:style-name="ro1">
          <table:table-cell table:number-columns-repeated="16384"/>
        </table:table-row>
      </table:table>
      <table:named-expressions>
        <table:named-range table:name="Brasil" table:cell-range-address="Brasil.$A$1:Brasil.$EY$64" table:base-cell-address="Brasil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s user</meta:initial-creator>
    <dc:creator>Johanes Severo dos Santos</dc:creator>
    <meta:creation-date>2011-02-11T15:45:55Z</meta:creation-date>
    <dc:date>2022-12-19T14:48:11Z</dc:date>
  </office:meta>
</office:document-meta>
</file>